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2.2335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4508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2.1799in"/>
    </style:style>
    <style:style style:name="co10" style:family="table-column">
      <style:table-column-properties fo:break-before="auto" style:column-width="2.0291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1.9437in"/>
    </style:style>
    <style:style style:name="co14" style:family="table-column">
      <style:table-column-properties fo:break-before="auto" style:column-width="1.8791in"/>
    </style:style>
    <style:style style:name="co15" style:family="table-column">
      <style:table-column-properties fo:break-before="auto" style:column-width="2.6083in"/>
    </style:style>
    <style:style style:name="co16" style:family="table-column">
      <style:table-column-properties fo:break-before="auto" style:column-width="2.458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6327in"/>
    </style:style>
    <style:style style:name="co19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AccuracyPerMeasure_Bagging_LS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std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std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std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std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std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std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std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std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std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std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std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std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std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std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std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std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ineQualityRed_5vs6</text:p>
          </table:table-cell>
          <table:table-cell office:value-type="float" office:value="0.756633125144576" calcext:value-type="float">
            <text:p>0.756633125144576</text:p>
          </table:table-cell>
          <table:table-cell office:value-type="float" office:value="0.0364988409758004" calcext:value-type="float">
            <text:p>0.0364988409758004</text:p>
          </table:table-cell>
          <table:table-cell office:value-type="float" office:value="0.765752949340736" calcext:value-type="float">
            <text:p>0.765752949340736</text:p>
          </table:table-cell>
          <table:table-cell office:value-type="float" office:value="0.0310647733151335" calcext:value-type="float">
            <text:p>0.0310647733151335</text:p>
          </table:table-cell>
          <table:table-cell office:value-type="float" office:value="0.765758732361786" calcext:value-type="float">
            <text:p>0.765758732361786</text:p>
          </table:table-cell>
          <table:table-cell office:value-type="float" office:value="0.028901778742054" calcext:value-type="float">
            <text:p>0.028901778742054</text:p>
          </table:table-cell>
          <table:table-cell office:value-type="float" office:value="0.77176729123294" calcext:value-type="float">
            <text:p>0.77176729123294</text:p>
          </table:table-cell>
          <table:table-cell office:value-type="float" office:value="0.038262581357252" calcext:value-type="float">
            <text:p>0.038262581357252</text:p>
          </table:table-cell>
          <table:table-cell office:value-type="float" office:value="0.777874161461948" calcext:value-type="float">
            <text:p>0.777874161461948</text:p>
          </table:table-cell>
          <table:table-cell office:value-type="float" office:value="0.0277995943292313" calcext:value-type="float">
            <text:p>0.0277995943292313</text:p>
          </table:table-cell>
          <table:table-cell office:value-type="float" office:value="0.777081887578071" calcext:value-type="float">
            <text:p>0.777081887578071</text:p>
          </table:table-cell>
          <table:table-cell office:value-type="float" office:value="0.0267570557967397" calcext:value-type="float">
            <text:p>0.0267570557967397</text:p>
          </table:table-cell>
          <table:table-cell office:value-type="float" office:value="0.79381216747629" calcext:value-type="float">
            <text:p>0.79381216747629</text:p>
          </table:table-cell>
          <table:table-cell office:value-type="float" office:value="0.0437298219862914" calcext:value-type="float">
            <text:p>0.0437298219862914</text:p>
          </table:table-cell>
          <table:table-cell office:value-type="float" office:value="0.779366180892898" calcext:value-type="float">
            <text:p>0.779366180892898</text:p>
          </table:table-cell>
          <table:table-cell office:value-type="float" office:value="0.0394335494176558" calcext:value-type="float">
            <text:p>0.0394335494176558</text:p>
          </table:table-cell>
          <table:table-cell office:value-type="float" office:value="0.783159842701827" calcext:value-type="float">
            <text:p>0.783159842701827</text:p>
          </table:table-cell>
          <table:table-cell office:value-type="float" office:value="0.026375101688173" calcext:value-type="float">
            <text:p>0.026375101688173</text:p>
          </table:table-cell>
          <table:table-cell office:value-type="float" office:value="0.771790423317141" calcext:value-type="float">
            <text:p>0.771790423317141</text:p>
          </table:table-cell>
          <table:table-cell office:value-type="float" office:value="0.0363650702368256" calcext:value-type="float">
            <text:p>0.0363650702368256</text:p>
          </table:table-cell>
          <table:table-cell office:value-type="float" office:value="0.785444136016655" calcext:value-type="float">
            <text:p>0.785444136016655</text:p>
          </table:table-cell>
          <table:table-cell office:value-type="float" office:value="0.0335024855864362" calcext:value-type="float">
            <text:p>0.0335024855864362</text:p>
          </table:table-cell>
          <table:table-cell office:value-type="float" office:value="0.78088133240805" calcext:value-type="float">
            <text:p>0.78088133240805</text:p>
          </table:table-cell>
          <table:table-cell office:value-type="float" office:value="0.0374508054262577" calcext:value-type="float">
            <text:p>0.0374508054262577</text:p>
          </table:table-cell>
          <table:table-cell office:value-type="float" office:value="0.772565348137867" calcext:value-type="float">
            <text:p>0.772565348137867</text:p>
          </table:table-cell>
          <table:table-cell office:value-type="float" office:value="0.0246372202107603" calcext:value-type="float">
            <text:p>0.0246372202107603</text:p>
          </table:table-cell>
          <table:table-cell office:value-type="float" office:value="0.778637520240574" calcext:value-type="float">
            <text:p>0.778637520240574</text:p>
          </table:table-cell>
          <table:table-cell office:value-type="float" office:value="0.0290530520844858" calcext:value-type="float">
            <text:p>0.0290530520844858</text:p>
          </table:table-cell>
          <table:table-cell office:value-type="float" office:value="0.78470390932223" calcext:value-type="float">
            <text:p>0.78470390932223</text:p>
          </table:table-cell>
          <table:table-cell office:value-type="float" office:value="0.0368665306452714" calcext:value-type="float">
            <text:p>0.0368665306452714</text:p>
          </table:table-cell>
          <table:table-cell office:value-type="float" office:value="0.784674994216979" calcext:value-type="float">
            <text:p>0.784674994216979</text:p>
          </table:table-cell>
          <table:table-cell office:value-type="float" office:value="0.023578344421172" calcext:value-type="float">
            <text:p>0.0235783444211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ineQualityRed_5vs6</text:p>
          </table:table-cell>
          <table:table-cell office:value-type="float" office:value="0.768019893592413" calcext:value-type="float">
            <text:p>0.768019893592413</text:p>
          </table:table-cell>
          <table:table-cell office:value-type="float" office:value="0.0316745260033528" calcext:value-type="float">
            <text:p>0.0316745260033528</text:p>
          </table:table-cell>
          <table:table-cell office:value-type="float" office:value="0.794546611149664" calcext:value-type="float">
            <text:p>0.794546611149664</text:p>
          </table:table-cell>
          <table:table-cell office:value-type="float" office:value="0.0277201895308232" calcext:value-type="float">
            <text:p>0.0277201895308232</text:p>
          </table:table-cell>
          <table:table-cell office:value-type="float" office:value="0.799849641452695" calcext:value-type="float">
            <text:p>0.799849641452695</text:p>
          </table:table-cell>
          <table:table-cell office:value-type="float" office:value="0.0348335381734304" calcext:value-type="float">
            <text:p>0.0348335381734304</text:p>
          </table:table-cell>
          <table:table-cell office:value-type="float" office:value="0.792227619708536" calcext:value-type="float">
            <text:p>0.792227619708536</text:p>
          </table:table-cell>
          <table:table-cell office:value-type="float" office:value="0.0369314689646037" calcext:value-type="float">
            <text:p>0.0369314689646037</text:p>
          </table:table-cell>
          <table:table-cell office:value-type="float" office:value="0.797559565116817" calcext:value-type="float">
            <text:p>0.797559565116817</text:p>
          </table:table-cell>
          <table:table-cell office:value-type="float" office:value="0.0339890384449902" calcext:value-type="float">
            <text:p>0.0339890384449902</text:p>
          </table:table-cell>
          <table:table-cell office:value-type="float" office:value="0.795315752949341" calcext:value-type="float">
            <text:p>0.795315752949341</text:p>
          </table:table-cell>
          <table:table-cell office:value-type="float" office:value="0.0284504156664817" calcext:value-type="float">
            <text:p>0.0284504156664817</text:p>
          </table:table-cell>
          <table:table-cell office:value-type="float" office:value="0.799849641452695" calcext:value-type="float">
            <text:p>0.799849641452695</text:p>
          </table:table-cell>
          <table:table-cell office:value-type="float" office:value="0.0239934438972485" calcext:value-type="float">
            <text:p>0.0239934438972485</text:p>
          </table:table-cell>
          <table:table-cell office:value-type="float" office:value="0.790735600277585" calcext:value-type="float">
            <text:p>0.790735600277585</text:p>
          </table:table-cell>
          <table:table-cell office:value-type="float" office:value="0.0306739126748246" calcext:value-type="float">
            <text:p>0.0306739126748246</text:p>
          </table:table-cell>
          <table:table-cell office:value-type="float" office:value="0.80440666204025" calcext:value-type="float">
            <text:p>0.80440666204025</text:p>
          </table:table-cell>
          <table:table-cell office:value-type="float" office:value="0.0310278083024593" calcext:value-type="float">
            <text:p>0.0310278083024593</text:p>
          </table:table-cell>
          <table:table-cell office:value-type="float" office:value="0.79530996992829" calcext:value-type="float">
            <text:p>0.79530996992829</text:p>
          </table:table-cell>
          <table:table-cell office:value-type="float" office:value="0.0377328348900658" calcext:value-type="float">
            <text:p>0.0377328348900658</text:p>
          </table:table-cell>
          <table:table-cell office:value-type="float" office:value="0.793031459634513" calcext:value-type="float">
            <text:p>0.793031459634513</text:p>
          </table:table-cell>
          <table:table-cell office:value-type="float" office:value="0.0330817161901252" calcext:value-type="float">
            <text:p>0.0330817161901252</text:p>
          </table:table-cell>
          <table:table-cell office:value-type="float" office:value="0.80058986814712" calcext:value-type="float">
            <text:p>0.80058986814712</text:p>
          </table:table-cell>
          <table:table-cell office:value-type="float" office:value="0.0306523974240053" calcext:value-type="float">
            <text:p>0.0306523974240053</text:p>
          </table:table-cell>
          <table:table-cell office:value-type="float" office:value="0.803649086282674" calcext:value-type="float">
            <text:p>0.803649086282674</text:p>
          </table:table-cell>
          <table:table-cell office:value-type="float" office:value="0.0337132111978795" calcext:value-type="float">
            <text:p>0.0337132111978795</text:p>
          </table:table-cell>
          <table:table-cell office:value-type="float" office:value="0.785444136016655" calcext:value-type="float">
            <text:p>0.785444136016655</text:p>
          </table:table-cell>
          <table:table-cell office:value-type="float" office:value="0.0298805644036851" calcext:value-type="float">
            <text:p>0.0298805644036851</text:p>
          </table:table-cell>
          <table:table-cell office:value-type="float" office:value="0.797582697201018" calcext:value-type="float">
            <text:p>0.797582697201018</text:p>
          </table:table-cell>
          <table:table-cell office:value-type="float" office:value="0.0314881799535971" calcext:value-type="float">
            <text:p>0.0314881799535971</text:p>
          </table:table-cell>
          <table:table-cell office:value-type="float" office:value="0.791493176035161" calcext:value-type="float">
            <text:p>0.791493176035161</text:p>
          </table:table-cell>
          <table:table-cell office:value-type="float" office:value="0.0328954478240239" calcext:value-type="float">
            <text:p>0.03289544782402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ineQualityRed_5vs6</text:p>
          </table:table-cell>
          <table:table-cell office:value-type="float" office:value="0.763468656025908" calcext:value-type="float">
            <text:p>0.763468656025908</text:p>
          </table:table-cell>
          <table:table-cell office:value-type="float" office:value="0.0376821546115611" calcext:value-type="float">
            <text:p>0.0376821546115611</text:p>
          </table:table-cell>
          <table:table-cell office:value-type="float" office:value="0.793031459634513" calcext:value-type="float">
            <text:p>0.793031459634513</text:p>
          </table:table-cell>
          <table:table-cell office:value-type="float" office:value="0.0296240668263152" calcext:value-type="float">
            <text:p>0.0296240668263152</text:p>
          </table:table-cell>
          <table:table-cell office:value-type="float" office:value="0.802885727504048" calcext:value-type="float">
            <text:p>0.802885727504048</text:p>
          </table:table-cell>
          <table:table-cell office:value-type="float" office:value="0.0310976516394118" calcext:value-type="float">
            <text:p>0.0310976516394118</text:p>
          </table:table-cell>
          <table:table-cell office:value-type="float" office:value="0.793771686328938" calcext:value-type="float">
            <text:p>0.793771686328938</text:p>
          </table:table-cell>
          <table:table-cell office:value-type="float" office:value="0.0323824674627101" calcext:value-type="float">
            <text:p>0.0323824674627101</text:p>
          </table:table-cell>
          <table:table-cell office:value-type="float" office:value="0.805904464492251" calcext:value-type="float">
            <text:p>0.805904464492251</text:p>
          </table:table-cell>
          <table:table-cell office:value-type="float" office:value="0.0304096746426404" calcext:value-type="float">
            <text:p>0.0304096746426404</text:p>
          </table:table-cell>
          <table:table-cell office:value-type="float" office:value="0.798328706916493" calcext:value-type="float">
            <text:p>0.798328706916493</text:p>
          </table:table-cell>
          <table:table-cell office:value-type="float" office:value="0.0229510750582427" calcext:value-type="float">
            <text:p>0.0229510750582427</text:p>
          </table:table-cell>
          <table:table-cell office:value-type="float" office:value="0.800618783252371" calcext:value-type="float">
            <text:p>0.800618783252371</text:p>
          </table:table-cell>
          <table:table-cell office:value-type="float" office:value="0.0256642521018895" calcext:value-type="float">
            <text:p>0.0256642521018895</text:p>
          </table:table-cell>
          <table:table-cell office:value-type="float" office:value="0.796038630580615" calcext:value-type="float">
            <text:p>0.796038630580615</text:p>
          </table:table-cell>
          <table:table-cell office:value-type="float" office:value="0.0317787802549963" calcext:value-type="float">
            <text:p>0.0317787802549963</text:p>
          </table:table-cell>
          <table:table-cell office:value-type="float" office:value="0.80970969234328" calcext:value-type="float">
            <text:p>0.80970969234328</text:p>
          </table:table-cell>
          <table:table-cell office:value-type="float" office:value="0.0295062714574009" calcext:value-type="float">
            <text:p>0.0295062714574009</text:p>
          </table:table-cell>
          <table:table-cell office:value-type="float" office:value="0.802139717788573" calcext:value-type="float">
            <text:p>0.802139717788573</text:p>
          </table:table-cell>
          <table:table-cell office:value-type="float" office:value="0.0323231527698073" calcext:value-type="float">
            <text:p>0.0323231527698073</text:p>
          </table:table-cell>
          <table:table-cell office:value-type="float" office:value="0.796819338422392" calcext:value-type="float">
            <text:p>0.796819338422392</text:p>
          </table:table-cell>
          <table:table-cell office:value-type="float" office:value="0.0278142431938875" calcext:value-type="float">
            <text:p>0.0278142431938875</text:p>
          </table:table-cell>
          <table:table-cell office:value-type="float" office:value="0.800618783252371" calcext:value-type="float">
            <text:p>0.800618783252371</text:p>
          </table:table-cell>
          <table:table-cell office:value-type="float" office:value="0.0256642521018895" calcext:value-type="float">
            <text:p>0.0256642521018895</text:p>
          </table:table-cell>
          <table:table-cell office:value-type="float" office:value="0.802879944482998" calcext:value-type="float">
            <text:p>0.802879944482998</text:p>
          </table:table-cell>
          <table:table-cell office:value-type="float" office:value="0.0362473108255508" calcext:value-type="float">
            <text:p>0.0362473108255508</text:p>
          </table:table-cell>
          <table:table-cell office:value-type="float" office:value="0.79000115660421" calcext:value-type="float">
            <text:p>0.79000115660421</text:p>
          </table:table-cell>
          <table:table-cell office:value-type="float" office:value="0.0233446782674901" calcext:value-type="float">
            <text:p>0.0233446782674901</text:p>
          </table:table-cell>
          <table:table-cell office:value-type="float" office:value="0.799080499653019" calcext:value-type="float">
            <text:p>0.799080499653019</text:p>
          </table:table-cell>
          <table:table-cell office:value-type="float" office:value="0.0289229440373194" calcext:value-type="float">
            <text:p>0.0289229440373194</text:p>
          </table:table-cell>
          <table:table-cell office:value-type="float" office:value="0.797559565116817" calcext:value-type="float">
            <text:p>0.797559565116817</text:p>
          </table:table-cell>
          <table:table-cell office:value-type="float" office:value="0.0302147732474669" calcext:value-type="float">
            <text:p>0.03021477324746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ineQualityRed_5vs6</text:p>
          </table:table-cell>
          <table:table-cell office:value-type="float" office:value="0.76648739301411" calcext:value-type="float">
            <text:p>0.76648739301411</text:p>
          </table:table-cell>
          <table:table-cell office:value-type="float" office:value="0.0389368273048574" calcext:value-type="float">
            <text:p>0.0389368273048574</text:p>
          </table:table-cell>
          <table:table-cell office:value-type="float" office:value="0.791510525098311" calcext:value-type="float">
            <text:p>0.791510525098311</text:p>
          </table:table-cell>
          <table:table-cell office:value-type="float" office:value="0.0321741477016182" calcext:value-type="float">
            <text:p>0.0321741477016182</text:p>
          </table:table-cell>
          <table:table-cell office:value-type="float" office:value="0.80060143418922" calcext:value-type="float">
            <text:p>0.80060143418922</text:p>
          </table:table-cell>
          <table:table-cell office:value-type="float" office:value="0.0311770812000478" calcext:value-type="float">
            <text:p>0.0311770812000478</text:p>
          </table:table-cell>
          <table:table-cell office:value-type="float" office:value="0.79148739301411" calcext:value-type="float">
            <text:p>0.79148739301411</text:p>
          </table:table-cell>
          <table:table-cell office:value-type="float" office:value="0.0325558712801763" calcext:value-type="float">
            <text:p>0.0325558712801763</text:p>
          </table:table-cell>
          <table:table-cell office:value-type="float" office:value="0.807431182049502" calcext:value-type="float">
            <text:p>0.807431182049502</text:p>
          </table:table-cell>
          <table:table-cell office:value-type="float" office:value="0.0281517645558418" calcext:value-type="float">
            <text:p>0.0281517645558418</text:p>
          </table:table-cell>
          <table:table-cell office:value-type="float" office:value="0.799086282674069" calcext:value-type="float">
            <text:p>0.799086282674069</text:p>
          </table:table-cell>
          <table:table-cell office:value-type="float" office:value="0.020319158330517" calcext:value-type="float">
            <text:p>0.020319158330517</text:p>
          </table:table-cell>
          <table:table-cell office:value-type="float" office:value="0.797594263243118" calcext:value-type="float">
            <text:p>0.797594263243118</text:p>
          </table:table-cell>
          <table:table-cell office:value-type="float" office:value="0.0282138076580441" calcext:value-type="float">
            <text:p>0.0282138076580441</text:p>
          </table:table-cell>
          <table:table-cell office:value-type="float" office:value="0.797553782095767" calcext:value-type="float">
            <text:p>0.797553782095767</text:p>
          </table:table-cell>
          <table:table-cell office:value-type="float" office:value="0.0344082360291685" calcext:value-type="float">
            <text:p>0.0344082360291685</text:p>
          </table:table-cell>
          <table:table-cell office:value-type="float" office:value="0.814255146888735" calcext:value-type="float">
            <text:p>0.814255146888735</text:p>
          </table:table-cell>
          <table:table-cell office:value-type="float" office:value="0.0281593401182058" calcext:value-type="float">
            <text:p>0.0281593401182058</text:p>
          </table:table-cell>
          <table:table-cell office:value-type="float" office:value="0.797571131158917" calcext:value-type="float">
            <text:p>0.797571131158917</text:p>
          </table:table-cell>
          <table:table-cell office:value-type="float" office:value="0.0294775936724981" calcext:value-type="float">
            <text:p>0.0294775936724981</text:p>
          </table:table-cell>
          <table:table-cell office:value-type="float" office:value="0.799855424473745" calcext:value-type="float">
            <text:p>0.799855424473745</text:p>
          </table:table-cell>
          <table:table-cell office:value-type="float" office:value="0.0287810583211751" calcext:value-type="float">
            <text:p>0.0287810583211751</text:p>
          </table:table-cell>
          <table:table-cell office:value-type="float" office:value="0.804395095998149" calcext:value-type="float">
            <text:p>0.804395095998149</text:p>
          </table:table-cell>
          <table:table-cell office:value-type="float" office:value="0.0225462546743252" calcext:value-type="float">
            <text:p>0.0225462546743252</text:p>
          </table:table-cell>
          <table:table-cell office:value-type="float" office:value="0.799855424473745" calcext:value-type="float">
            <text:p>0.799855424473745</text:p>
          </table:table-cell>
          <table:table-cell office:value-type="float" office:value="0.0287810583211751" calcext:value-type="float">
            <text:p>0.0287810583211751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25485990213223" calcext:value-type="float">
            <text:p>0.025485990213223</text:p>
          </table:table-cell>
          <table:table-cell office:value-type="float" office:value="0.799843858431645" calcext:value-type="float">
            <text:p>0.799843858431645</text:p>
          </table:table-cell>
          <table:table-cell office:value-type="float" office:value="0.0279705843372505" calcext:value-type="float">
            <text:p>0.0279705843372505</text:p>
          </table:table-cell>
          <table:table-cell office:value-type="float" office:value="0.796801989359241" calcext:value-type="float">
            <text:p>0.796801989359241</text:p>
          </table:table-cell>
          <table:table-cell office:value-type="float" office:value="0.0318039642380295" calcext:value-type="float">
            <text:p>0.031803964238029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ineQualityRed_5vs6</text:p>
          </table:table-cell>
          <table:table-cell office:value-type="float" office:value="0.77028105482304" calcext:value-type="float">
            <text:p>0.77028105482304</text:p>
          </table:table-cell>
          <table:table-cell office:value-type="float" office:value="0.0321421890348629" calcext:value-type="float">
            <text:p>0.0321421890348629</text:p>
          </table:table-cell>
          <table:table-cell office:value-type="float" office:value="0.799855424473745" calcext:value-type="float">
            <text:p>0.799855424473745</text:p>
          </table:table-cell>
          <table:table-cell office:value-type="float" office:value="0.0294382526652763" calcext:value-type="float">
            <text:p>0.0294382526652763</text:p>
          </table:table-cell>
          <table:table-cell office:value-type="float" office:value="0.80059565116817" calcext:value-type="float">
            <text:p>0.80059565116817</text:p>
          </table:table-cell>
          <table:table-cell office:value-type="float" office:value="0.0335837542101334" calcext:value-type="float">
            <text:p>0.0335837542101334</text:p>
          </table:table-cell>
          <table:table-cell office:value-type="float" office:value="0.793771686328938" calcext:value-type="float">
            <text:p>0.793771686328938</text:p>
          </table:table-cell>
          <table:table-cell office:value-type="float" office:value="0.0337327852897088" calcext:value-type="float">
            <text:p>0.0337327852897088</text:p>
          </table:table-cell>
          <table:table-cell office:value-type="float" office:value="0.810467268100856" calcext:value-type="float">
            <text:p>0.810467268100856</text:p>
          </table:table-cell>
          <table:table-cell office:value-type="float" office:value="0.0285324254124843" calcext:value-type="float">
            <text:p>0.0285324254124843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217021309620106" calcext:value-type="float">
            <text:p>0.0217021309620106</text:p>
          </table:table-cell>
          <table:table-cell office:value-type="float" office:value="0.807448531112653" calcext:value-type="float">
            <text:p>0.807448531112653</text:p>
          </table:table-cell>
          <table:table-cell office:value-type="float" office:value="0.0302275362641099" calcext:value-type="float">
            <text:p>0.0302275362641099</text:p>
          </table:table-cell>
          <table:table-cell office:value-type="float" office:value="0.799074716631969" calcext:value-type="float">
            <text:p>0.799074716631969</text:p>
          </table:table-cell>
          <table:table-cell office:value-type="float" office:value="0.0315050909918852" calcext:value-type="float">
            <text:p>0.0315050909918852</text:p>
          </table:table-cell>
          <table:table-cell office:value-type="float" office:value="0.808200323849179" calcext:value-type="float">
            <text:p>0.808200323849179</text:p>
          </table:table-cell>
          <table:table-cell office:value-type="float" office:value="0.0251665340881179" calcext:value-type="float">
            <text:p>0.0251665340881179</text:p>
          </table:table-cell>
          <table:table-cell office:value-type="float" office:value="0.802122368725422" calcext:value-type="float">
            <text:p>0.802122368725422</text:p>
          </table:table-cell>
          <table:table-cell office:value-type="float" office:value="0.0286697645408937" calcext:value-type="float">
            <text:p>0.0286697645408937</text:p>
          </table:table-cell>
          <table:table-cell office:value-type="float" office:value="0.799092065695119" calcext:value-type="float">
            <text:p>0.799092065695119</text:p>
          </table:table-cell>
          <table:table-cell office:value-type="float" office:value="0.030338466149336" calcext:value-type="float">
            <text:p>0.030338466149336</text:p>
          </table:table-cell>
          <table:table-cell office:value-type="float" office:value="0.807431182049502" calcext:value-type="float">
            <text:p>0.807431182049502</text:p>
          </table:table-cell>
          <table:table-cell office:value-type="float" office:value="0.02425821587599" calcext:value-type="float">
            <text:p>0.02425821587599</text:p>
          </table:table-cell>
          <table:table-cell office:value-type="float" office:value="0.801382142030997" calcext:value-type="float">
            <text:p>0.801382142030997</text:p>
          </table:table-cell>
          <table:table-cell office:value-type="float" office:value="0.0305653710564409" calcext:value-type="float">
            <text:p>0.0305653710564409</text:p>
          </table:table-cell>
          <table:table-cell office:value-type="float" office:value="0.796819338422392" calcext:value-type="float">
            <text:p>0.796819338422392</text:p>
          </table:table-cell>
          <table:table-cell office:value-type="float" office:value="0.0227718271510423" calcext:value-type="float">
            <text:p>0.0227718271510423</text:p>
          </table:table-cell>
          <table:table-cell office:value-type="float" office:value="0.799843858431645" calcext:value-type="float">
            <text:p>0.799843858431645</text:p>
          </table:table-cell>
          <table:table-cell office:value-type="float" office:value="0.0335664446322087" calcext:value-type="float">
            <text:p>0.0335664446322087</text:p>
          </table:table-cell>
          <table:table-cell office:value-type="float" office:value="0.799838075410595" calcext:value-type="float">
            <text:p>0.799838075410595</text:p>
          </table:table-cell>
          <table:table-cell office:value-type="float" office:value="0.0341726560062346" calcext:value-type="float">
            <text:p>0.03417265600623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ineQualityRed_5vs6</text:p>
          </table:table-cell>
          <table:table-cell office:value-type="float" office:value="0.764978024520009" calcext:value-type="float">
            <text:p>0.764978024520009</text:p>
          </table:table-cell>
          <table:table-cell office:value-type="float" office:value="0.0353869075860869" calcext:value-type="float">
            <text:p>0.0353869075860869</text:p>
          </table:table-cell>
          <table:table-cell office:value-type="float" office:value="0.788939393939394" calcext:value-type="float">
            <text:p>0.788939393939394</text:p>
          </table:table-cell>
          <table:table-cell office:value-type="float" office:value="0.0300042860078333" calcext:value-type="float">
            <text:p>0.0300042860078333</text:p>
          </table:table-cell>
          <table:table-cell office:value-type="float" office:value="0.793938237335184" calcext:value-type="float">
            <text:p>0.793938237335184</text:p>
          </table:table-cell>
          <table:table-cell office:value-type="float" office:value="0.0319187607930155" calcext:value-type="float">
            <text:p>0.0319187607930155</text:p>
          </table:table-cell>
          <table:table-cell office:value-type="float" office:value="0.788605135322693" calcext:value-type="float">
            <text:p>0.788605135322693</text:p>
          </table:table-cell>
          <table:table-cell office:value-type="float" office:value="0.0347730348708902" calcext:value-type="float">
            <text:p>0.0347730348708902</text:p>
          </table:table-cell>
          <table:table-cell office:value-type="float" office:value="0.799847328244275" calcext:value-type="float">
            <text:p>0.799847328244275</text:p>
          </table:table-cell>
          <table:table-cell office:value-type="float" office:value="0.0297764994770376" calcext:value-type="float">
            <text:p>0.0297764994770376</text:p>
          </table:table-cell>
          <table:table-cell office:value-type="float" office:value="0.793477908859588" calcext:value-type="float">
            <text:p>0.793477908859588</text:p>
          </table:table-cell>
          <table:table-cell office:value-type="float" office:value="0.0240359671627983" calcext:value-type="float">
            <text:p>0.0240359671627983</text:p>
          </table:table-cell>
          <table:table-cell office:value-type="float" office:value="0.799864677307425" calcext:value-type="float">
            <text:p>0.799864677307425</text:p>
          </table:table-cell>
          <table:table-cell office:value-type="float" office:value="0.0303657723815167" calcext:value-type="float">
            <text:p>0.0303657723815167</text:p>
          </table:table-cell>
          <table:table-cell office:value-type="float" office:value="0.792553782095767" calcext:value-type="float">
            <text:p>0.792553782095767</text:p>
          </table:table-cell>
          <table:table-cell office:value-type="float" office:value="0.0335599138737061" calcext:value-type="float">
            <text:p>0.0335599138737061</text:p>
          </table:table-cell>
          <table:table-cell office:value-type="float" office:value="0.803946333564654" calcext:value-type="float">
            <text:p>0.803946333564654</text:p>
          </table:table-cell>
          <table:table-cell office:value-type="float" office:value="0.0280470111308714" calcext:value-type="float">
            <text:p>0.0280470111308714</text:p>
          </table:table-cell>
          <table:table-cell office:value-type="float" office:value="0.793786722183669" calcext:value-type="float">
            <text:p>0.793786722183669</text:p>
          </table:table-cell>
          <table:table-cell office:value-type="float" office:value="0.0329136832220181" calcext:value-type="float">
            <text:p>0.0329136832220181</text:p>
          </table:table-cell>
          <table:table-cell office:value-type="float" office:value="0.794848484848485" calcext:value-type="float">
            <text:p>0.794848484848485</text:p>
          </table:table-cell>
          <table:table-cell office:value-type="float" office:value="0.030703593888192" calcext:value-type="float">
            <text:p>0.030703593888192</text:p>
          </table:table-cell>
          <table:table-cell office:value-type="float" office:value="0.798783252371039" calcext:value-type="float">
            <text:p>0.798783252371039</text:p>
          </table:table-cell>
          <table:table-cell office:value-type="float" office:value="0.0281143851004935" calcext:value-type="float">
            <text:p>0.0281143851004935</text:p>
          </table:table-cell>
          <table:table-cell office:value-type="float" office:value="0.796066389081656" calcext:value-type="float">
            <text:p>0.796066389081656</text:p>
          </table:table-cell>
          <table:table-cell office:value-type="float" office:value="0.0307888343223613" calcext:value-type="float">
            <text:p>0.0307888343223613</text:p>
          </table:table-cell>
          <table:table-cell office:value-type="float" office:value="0.78969581309276" calcext:value-type="float">
            <text:p>0.78969581309276</text:p>
          </table:table-cell>
          <table:table-cell office:value-type="float" office:value="0.0261072224239853" calcext:value-type="float">
            <text:p>0.0261072224239853</text:p>
          </table:table-cell>
          <table:table-cell office:value-type="float" office:value="0.796210964607911" calcext:value-type="float">
            <text:p>0.796210964607911</text:p>
          </table:table-cell>
          <table:table-cell office:value-type="float" office:value="0.0317629367211294" calcext:value-type="float">
            <text:p>0.0317629367211294</text:p>
          </table:table-cell>
          <table:table-cell office:value-type="float" office:value="0.794073560027759" calcext:value-type="float">
            <text:p>0.794073560027759</text:p>
          </table:table-cell>
          <table:table-cell office:value-type="float" office:value="0.0305330371473854" calcext:value-type="float">
            <text:p>0.03053303714738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76347443904696" calcext:value-type="float">
            <text:p>0.776347443904696</text:p>
          </table:table-cell>
          <table:table-cell office:value-type="float" office:value="0.0276999289947973" calcext:value-type="float">
            <text:p>0.0276999289947973</text:p>
          </table:table-cell>
          <table:table-cell office:value-type="float" office:value="0.78469234328013" calcext:value-type="float">
            <text:p>0.78469234328013</text:p>
          </table:table-cell>
          <table:table-cell office:value-type="float" office:value="0.0397565810420929" calcext:value-type="float">
            <text:p>0.0397565810420929</text:p>
          </table:table-cell>
          <table:table-cell office:value-type="float" office:value="0.786224843858432" calcext:value-type="float">
            <text:p>0.786224843858432</text:p>
          </table:table-cell>
          <table:table-cell office:value-type="float" office:value="0.0374633171543404" calcext:value-type="float">
            <text:p>0.0374633171543404</text:p>
          </table:table-cell>
          <table:table-cell office:value-type="float" office:value="0.780904464492251" calcext:value-type="float">
            <text:p>0.780904464492251</text:p>
          </table:table-cell>
          <table:table-cell office:value-type="float" office:value="0.0311492766045128" calcext:value-type="float">
            <text:p>0.0311492766045128</text:p>
          </table:table-cell>
          <table:table-cell office:value-type="float" office:value="0.783963682627805" calcext:value-type="float">
            <text:p>0.783963682627805</text:p>
          </table:table-cell>
          <table:table-cell office:value-type="float" office:value="0.0362742814396517" calcext:value-type="float">
            <text:p>0.0362742814396517</text:p>
          </table:table-cell>
          <table:table-cell office:value-type="float" office:value="0.769511913023363" calcext:value-type="float">
            <text:p>0.769511913023363</text:p>
          </table:table-cell>
          <table:table-cell office:value-type="float" office:value="0.0221928442394005" calcext:value-type="float">
            <text:p>0.0221928442394005</text:p>
          </table:table-cell>
          <table:table-cell office:value-type="float" office:value="0.784727041406431" calcext:value-type="float">
            <text:p>0.784727041406431</text:p>
          </table:table-cell>
          <table:table-cell office:value-type="float" office:value="0.0327359432626545" calcext:value-type="float">
            <text:p>0.0327359432626545</text:p>
          </table:table-cell>
          <table:table-cell office:value-type="float" office:value="0.790718251214434" calcext:value-type="float">
            <text:p>0.790718251214434</text:p>
          </table:table-cell>
          <table:table-cell office:value-type="float" office:value="0.0324549206193351" calcext:value-type="float">
            <text:p>0.0324549206193351</text:p>
          </table:table-cell>
          <table:table-cell office:value-type="float" office:value="0.778631737219524" calcext:value-type="float">
            <text:p>0.778631737219524</text:p>
          </table:table-cell>
          <table:table-cell office:value-type="float" office:value="0.0352389341880631" calcext:value-type="float">
            <text:p>0.0352389341880631</text:p>
          </table:table-cell>
          <table:table-cell office:value-type="float" office:value="0.771807772380291" calcext:value-type="float">
            <text:p>0.771807772380291</text:p>
          </table:table-cell>
          <table:table-cell office:value-type="float" office:value="0.0283507714034049" calcext:value-type="float">
            <text:p>0.0283507714034049</text:p>
          </table:table-cell>
          <table:table-cell office:value-type="float" office:value="0.789249363867685" calcext:value-type="float">
            <text:p>0.789249363867685</text:p>
          </table:table-cell>
          <table:table-cell office:value-type="float" office:value="0.0337444115323227" calcext:value-type="float">
            <text:p>0.0337444115323227</text:p>
          </table:table-cell>
          <table:table-cell office:value-type="float" office:value="0.788457089983807" calcext:value-type="float">
            <text:p>0.788457089983807</text:p>
          </table:table-cell>
          <table:table-cell office:value-type="float" office:value="0.0376607846793832" calcext:value-type="float">
            <text:p>0.0376607846793832</text:p>
          </table:table-cell>
          <table:table-cell office:value-type="float" office:value="0.779389312977099" calcext:value-type="float">
            <text:p>0.779389312977099</text:p>
          </table:table-cell>
          <table:table-cell office:value-type="float" office:value="0.0427113140301431" calcext:value-type="float">
            <text:p>0.0427113140301431</text:p>
          </table:table-cell>
          <table:table-cell office:value-type="float" office:value="0.775613000231321" calcext:value-type="float">
            <text:p>0.775613000231321</text:p>
          </table:table-cell>
          <table:table-cell office:value-type="float" office:value="0.0459205248384569" calcext:value-type="float">
            <text:p>0.0459205248384569</text:p>
          </table:table-cell>
          <table:table-cell office:value-type="float" office:value="0.766504742077261" calcext:value-type="float">
            <text:p>0.766504742077261</text:p>
          </table:table-cell>
          <table:table-cell office:value-type="float" office:value="0.037322870954102" calcext:value-type="float">
            <text:p>0.037322870954102</text:p>
          </table:table-cell>
          <table:table-cell office:value-type="float" office:value="0.788468656025908" calcext:value-type="float">
            <text:p>0.788468656025908</text:p>
          </table:table-cell>
          <table:table-cell office:value-type="float" office:value="0.020736479596982" calcext:value-type="float">
            <text:p>0.0207364795969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8351839000694" calcext:value-type="float">
            <text:p>0.798351839000694</text:p>
          </table:table-cell>
          <table:table-cell office:value-type="float" office:value="0.025896291781346" calcext:value-type="float">
            <text:p>0.025896291781346</text:p>
          </table:table-cell>
          <table:table-cell office:value-type="float" office:value="0.79912098080037" calcext:value-type="float">
            <text:p>0.79912098080037</text:p>
          </table:table-cell>
          <table:table-cell office:value-type="float" office:value="0.0307997762905074" calcext:value-type="float">
            <text:p>0.0307997762905074</text:p>
          </table:table-cell>
          <table:table-cell office:value-type="float" office:value="0.797594263243118" calcext:value-type="float">
            <text:p>0.797594263243118</text:p>
          </table:table-cell>
          <table:table-cell office:value-type="float" office:value="0.0361409873670967" calcext:value-type="float">
            <text:p>0.0361409873670967</text:p>
          </table:table-cell>
          <table:table-cell office:value-type="float" office:value="0.794569743233865" calcext:value-type="float">
            <text:p>0.794569743233865</text:p>
          </table:table-cell>
          <table:table-cell office:value-type="float" office:value="0.0306391716372918" calcext:value-type="float">
            <text:p>0.0306391716372918</text:p>
          </table:table-cell>
          <table:table-cell office:value-type="float" office:value="0.80440666204025" calcext:value-type="float">
            <text:p>0.80440666204025</text:p>
          </table:table-cell>
          <table:table-cell office:value-type="float" office:value="0.0299825930314779" calcext:value-type="float">
            <text:p>0.0299825930314779</text:p>
          </table:table-cell>
          <table:table-cell office:value-type="float" office:value="0.790770298403886" calcext:value-type="float">
            <text:p>0.790770298403886</text:p>
          </table:table-cell>
          <table:table-cell office:value-type="float" office:value="0.0293528562452692" calcext:value-type="float">
            <text:p>0.0293528562452692</text:p>
          </table:table-cell>
          <table:table-cell office:value-type="float" office:value="0.79001272264631" calcext:value-type="float">
            <text:p>0.79001272264631</text:p>
          </table:table-cell>
          <table:table-cell office:value-type="float" office:value="0.0368353317741993" calcext:value-type="float">
            <text:p>0.0368353317741993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287175564658041" calcext:value-type="float">
            <text:p>0.0287175564658041</text:p>
          </table:table-cell>
          <table:table-cell office:value-type="float" office:value="0.78999537358316" calcext:value-type="float">
            <text:p>0.78999537358316</text:p>
          </table:table-cell>
          <table:table-cell office:value-type="float" office:value="0.0353399759729212" calcext:value-type="float">
            <text:p>0.0353399759729212</text:p>
          </table:table-cell>
          <table:table-cell office:value-type="float" office:value="0.780135322692575" calcext:value-type="float">
            <text:p>0.780135322692575</text:p>
          </table:table-cell>
          <table:table-cell office:value-type="float" office:value="0.041189036679198" calcext:value-type="float">
            <text:p>0.041189036679198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232238402072784" calcext:value-type="float">
            <text:p>0.0232238402072784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355852973857286" calcext:value-type="float">
            <text:p>0.0355852973857286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324171106683753" calcext:value-type="float">
            <text:p>0.0324171106683753</text:p>
          </table:table-cell>
          <table:table-cell office:value-type="float" office:value="0.790770298403886" calcext:value-type="float">
            <text:p>0.790770298403886</text:p>
          </table:table-cell>
          <table:table-cell office:value-type="float" office:value="0.0396963852911118" calcext:value-type="float">
            <text:p>0.0396963852911118</text:p>
          </table:table-cell>
          <table:table-cell office:value-type="float" office:value="0.787734212352533" calcext:value-type="float">
            <text:p>0.787734212352533</text:p>
          </table:table-cell>
          <table:table-cell office:value-type="float" office:value="0.039193329829396" calcext:value-type="float">
            <text:p>0.039193329829396</text:p>
          </table:table-cell>
          <table:table-cell office:value-type="float" office:value="0.783159842701827" calcext:value-type="float">
            <text:p>0.783159842701827</text:p>
          </table:table-cell>
          <table:table-cell office:value-type="float" office:value="0.0328368696443361" calcext:value-type="float">
            <text:p>0.03283686964433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5315752949341" calcext:value-type="float">
            <text:p>0.795315752949341</text:p>
          </table:table-cell>
          <table:table-cell office:value-type="float" office:value="0.0279985455038366" calcext:value-type="float">
            <text:p>0.0279985455038366</text:p>
          </table:table-cell>
          <table:table-cell office:value-type="float" office:value="0.79381795049734" calcext:value-type="float">
            <text:p>0.79381795049734</text:p>
          </table:table-cell>
          <table:table-cell office:value-type="float" office:value="0.0345909217893708" calcext:value-type="float">
            <text:p>0.0345909217893708</text:p>
          </table:table-cell>
          <table:table-cell office:value-type="float" office:value="0.798351839000694" calcext:value-type="float">
            <text:p>0.798351839000694</text:p>
          </table:table-cell>
          <table:table-cell office:value-type="float" office:value="0.0433846630518264" calcext:value-type="float">
            <text:p>0.0433846630518264</text:p>
          </table:table-cell>
          <table:table-cell office:value-type="float" office:value="0.792268100855887" calcext:value-type="float">
            <text:p>0.792268100855887</text:p>
          </table:table-cell>
          <table:table-cell office:value-type="float" office:value="0.0369648450738591" calcext:value-type="float">
            <text:p>0.0369648450738591</text:p>
          </table:table-cell>
          <table:table-cell office:value-type="float" office:value="0.800607217210271" calcext:value-type="float">
            <text:p>0.800607217210271</text:p>
          </table:table-cell>
          <table:table-cell office:value-type="float" office:value="0.0257546503228283" calcext:value-type="float">
            <text:p>0.0257546503228283</text:p>
          </table:table-cell>
          <table:table-cell office:value-type="float" office:value="0.793789035392089" calcext:value-type="float">
            <text:p>0.793789035392089</text:p>
          </table:table-cell>
          <table:table-cell office:value-type="float" office:value="0.035096387730817" calcext:value-type="float">
            <text:p>0.035096387730817</text:p>
          </table:table-cell>
          <table:table-cell office:value-type="float" office:value="0.79911519777932" calcext:value-type="float">
            <text:p>0.79911519777932</text:p>
          </table:table-cell>
          <table:table-cell office:value-type="float" office:value="0.0361573424441967" calcext:value-type="float">
            <text:p>0.0361573424441967</text:p>
          </table:table-cell>
          <table:table-cell office:value-type="float" office:value="0.794517696044414" calcext:value-type="float">
            <text:p>0.794517696044414</text:p>
          </table:table-cell>
          <table:table-cell office:value-type="float" office:value="0.0326135362222723" calcext:value-type="float">
            <text:p>0.0326135362222723</text:p>
          </table:table-cell>
          <table:table-cell office:value-type="float" office:value="0.79000115660421" calcext:value-type="float">
            <text:p>0.79000115660421</text:p>
          </table:table-cell>
          <table:table-cell office:value-type="float" office:value="0.0377489900137901" calcext:value-type="float">
            <text:p>0.0377489900137901</text:p>
          </table:table-cell>
          <table:table-cell office:value-type="float" office:value="0.785444136016655" calcext:value-type="float">
            <text:p>0.785444136016655</text:p>
          </table:table-cell>
          <table:table-cell office:value-type="float" office:value="0.0369423706939409" calcext:value-type="float">
            <text:p>0.0369423706939409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373981159663576" calcext:value-type="float">
            <text:p>0.0373981159663576</text:p>
          </table:table-cell>
          <table:table-cell office:value-type="float" office:value="0.786207494795281" calcext:value-type="float">
            <text:p>0.786207494795281</text:p>
          </table:table-cell>
          <table:table-cell office:value-type="float" office:value="0.0453944310365072" calcext:value-type="float">
            <text:p>0.0453944310365072</text:p>
          </table:table-cell>
          <table:table-cell office:value-type="float" office:value="0.796055979643766" calcext:value-type="float">
            <text:p>0.796055979643766</text:p>
          </table:table-cell>
          <table:table-cell office:value-type="float" office:value="0.0248682188171125" calcext:value-type="float">
            <text:p>0.0248682188171125</text:p>
          </table:table-cell>
          <table:table-cell office:value-type="float" office:value="0.797588480222068" calcext:value-type="float">
            <text:p>0.797588480222068</text:p>
          </table:table-cell>
          <table:table-cell office:value-type="float" office:value="0.0365194556341117" calcext:value-type="float">
            <text:p>0.0365194556341117</text:p>
          </table:table-cell>
          <table:table-cell office:value-type="float" office:value="0.794563960212815" calcext:value-type="float">
            <text:p>0.794563960212815</text:p>
          </table:table-cell>
          <table:table-cell office:value-type="float" office:value="0.032875650411408" calcext:value-type="float">
            <text:p>0.032875650411408</text:p>
          </table:table-cell>
          <table:table-cell office:value-type="float" office:value="0.797571131158917" calcext:value-type="float">
            <text:p>0.797571131158917</text:p>
          </table:table-cell>
          <table:table-cell office:value-type="float" office:value="0.0319683302083791" calcext:value-type="float">
            <text:p>0.03196833020837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800613000231321" calcext:value-type="float">
            <text:p>0.800613000231321</text:p>
          </table:table-cell>
          <table:table-cell office:value-type="float" office:value="0.032499970038762" calcext:value-type="float">
            <text:p>0.032499970038762</text:p>
          </table:table-cell>
          <table:table-cell office:value-type="float" office:value="0.796073328706916" calcext:value-type="float">
            <text:p>0.796073328706916</text:p>
          </table:table-cell>
          <table:table-cell office:value-type="float" office:value="0.0344275941308929" calcext:value-type="float">
            <text:p>0.0344275941308929</text:p>
          </table:table-cell>
          <table:table-cell office:value-type="float" office:value="0.799086282674069" calcext:value-type="float">
            <text:p>0.799086282674069</text:p>
          </table:table-cell>
          <table:table-cell office:value-type="float" office:value="0.0363096136054131" calcext:value-type="float">
            <text:p>0.0363096136054131</text:p>
          </table:table-cell>
          <table:table-cell office:value-type="float" office:value="0.79529840388619" calcext:value-type="float">
            <text:p>0.79529840388619</text:p>
          </table:table-cell>
          <table:table-cell office:value-type="float" office:value="0.0315442586096993" calcext:value-type="float">
            <text:p>0.0315442586096993</text:p>
          </table:table-cell>
          <table:table-cell office:value-type="float" office:value="0.802110802683322" calcext:value-type="float">
            <text:p>0.802110802683322</text:p>
          </table:table-cell>
          <table:table-cell office:value-type="float" office:value="0.0198442644370429" calcext:value-type="float">
            <text:p>0.0198442644370429</text:p>
          </table:table-cell>
          <table:table-cell office:value-type="float" office:value="0.793789035392089" calcext:value-type="float">
            <text:p>0.793789035392089</text:p>
          </table:table-cell>
          <table:table-cell office:value-type="float" office:value="0.0343619153893011" calcext:value-type="float">
            <text:p>0.0343619153893011</text:p>
          </table:table-cell>
          <table:table-cell office:value-type="float" office:value="0.800630349294471" calcext:value-type="float">
            <text:p>0.800630349294471</text:p>
          </table:table-cell>
          <table:table-cell office:value-type="float" office:value="0.030583832429651" calcext:value-type="float">
            <text:p>0.030583832429651</text:p>
          </table:table-cell>
          <table:table-cell office:value-type="float" office:value="0.80058986814712" calcext:value-type="float">
            <text:p>0.80058986814712</text:p>
          </table:table-cell>
          <table:table-cell office:value-type="float" office:value="0.0308597353921215" calcext:value-type="float">
            <text:p>0.0308597353921215</text:p>
          </table:table-cell>
          <table:table-cell office:value-type="float" office:value="0.793037242655563" calcext:value-type="float">
            <text:p>0.793037242655563</text:p>
          </table:table-cell>
          <table:table-cell office:value-type="float" office:value="0.0318677379053524" calcext:value-type="float">
            <text:p>0.0318677379053524</text:p>
          </table:table-cell>
          <table:table-cell office:value-type="float" office:value="0.788491788110109" calcext:value-type="float">
            <text:p>0.788491788110109</text:p>
          </table:table-cell>
          <table:table-cell office:value-type="float" office:value="0.0340512215282312" calcext:value-type="float">
            <text:p>0.0340512215282312</text:p>
          </table:table-cell>
          <table:table-cell office:value-type="float" office:value="0.79529840388619" calcext:value-type="float">
            <text:p>0.79529840388619</text:p>
          </table:table-cell>
          <table:table-cell office:value-type="float" office:value="0.0364230568140963" calcext:value-type="float">
            <text:p>0.0364230568140963</text:p>
          </table:table-cell>
          <table:table-cell office:value-type="float" office:value="0.791527874161462" calcext:value-type="float">
            <text:p>0.791527874161462</text:p>
          </table:table-cell>
          <table:table-cell office:value-type="float" office:value="0.0449784100960538" calcext:value-type="float">
            <text:p>0.0449784100960538</text:p>
          </table:table-cell>
          <table:table-cell office:value-type="float" office:value="0.799097848716169" calcext:value-type="float">
            <text:p>0.799097848716169</text:p>
          </table:table-cell>
          <table:table-cell office:value-type="float" office:value="0.0298749496759344" calcext:value-type="float">
            <text:p>0.0298749496759344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34880775110501" calcext:value-type="float">
            <text:p>0.034880775110501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294011182711951" calcext:value-type="float">
            <text:p>0.0294011182711951</text:p>
          </table:table-cell>
          <table:table-cell office:value-type="float" office:value="0.800624566273421" calcext:value-type="float">
            <text:p>0.800624566273421</text:p>
          </table:table-cell>
          <table:table-cell office:value-type="float" office:value="0.0328252683651488" calcext:value-type="float">
            <text:p>0.03282526836514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8346055979644" calcext:value-type="float">
            <text:p>0.798346055979644</text:p>
          </table:table-cell>
          <table:table-cell office:value-type="float" office:value="0.0334514985698534" calcext:value-type="float">
            <text:p>0.0334514985698534</text:p>
          </table:table-cell>
          <table:table-cell office:value-type="float" office:value="0.796073328706916" calcext:value-type="float">
            <text:p>0.796073328706916</text:p>
          </table:table-cell>
          <table:table-cell office:value-type="float" office:value="0.0340551264331277" calcext:value-type="float">
            <text:p>0.0340551264331277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3232496738991" calcext:value-type="float">
            <text:p>0.03232496738991</text:p>
          </table:table-cell>
          <table:table-cell office:value-type="float" office:value="0.796050196622716" calcext:value-type="float">
            <text:p>0.796050196622716</text:p>
          </table:table-cell>
          <table:table-cell office:value-type="float" office:value="0.0316827470220089" calcext:value-type="float">
            <text:p>0.0316827470220089</text:p>
          </table:table-cell>
          <table:table-cell office:value-type="float" office:value="0.800607217210271" calcext:value-type="float">
            <text:p>0.800607217210271</text:p>
          </table:table-cell>
          <table:table-cell office:value-type="float" office:value="0.0244853631806476" calcext:value-type="float">
            <text:p>0.0244853631806476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376133451730075" calcext:value-type="float">
            <text:p>0.0376133451730075</text:p>
          </table:table-cell>
          <table:table-cell office:value-type="float" office:value="0.79911519777932" calcext:value-type="float">
            <text:p>0.79911519777932</text:p>
          </table:table-cell>
          <table:table-cell office:value-type="float" office:value="0.0350831955333516" calcext:value-type="float">
            <text:p>0.0350831955333516</text:p>
          </table:table-cell>
          <table:table-cell office:value-type="float" office:value="0.799838075410595" calcext:value-type="float">
            <text:p>0.799838075410595</text:p>
          </table:table-cell>
          <table:table-cell office:value-type="float" office:value="0.0336081688971994" calcext:value-type="float">
            <text:p>0.0336081688971994</text:p>
          </table:table-cell>
          <table:table-cell office:value-type="float" office:value="0.794552394170715" calcext:value-type="float">
            <text:p>0.794552394170715</text:p>
          </table:table-cell>
          <table:table-cell office:value-type="float" office:value="0.0331310100892877" calcext:value-type="float">
            <text:p>0.0331310100892877</text:p>
          </table:table-cell>
          <table:table-cell office:value-type="float" office:value="0.793031459634513" calcext:value-type="float">
            <text:p>0.793031459634513</text:p>
          </table:table-cell>
          <table:table-cell office:value-type="float" office:value="0.0360341609615849" calcext:value-type="float">
            <text:p>0.0360341609615849</text:p>
          </table:table-cell>
          <table:table-cell office:value-type="float" office:value="0.794540828128614" calcext:value-type="float">
            <text:p>0.794540828128614</text:p>
          </table:table-cell>
          <table:table-cell office:value-type="float" office:value="0.0352539190579749" calcext:value-type="float">
            <text:p>0.0352539190579749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461199741784735" calcext:value-type="float">
            <text:p>0.0461199741784735</text:p>
          </table:table-cell>
          <table:table-cell office:value-type="float" office:value="0.798340272958594" calcext:value-type="float">
            <text:p>0.798340272958594</text:p>
          </table:table-cell>
          <table:table-cell office:value-type="float" office:value="0.0319244348625316" calcext:value-type="float">
            <text:p>0.0319244348625316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369028993477173" calcext:value-type="float">
            <text:p>0.0369028993477173</text:p>
          </table:table-cell>
          <table:table-cell office:value-type="float" office:value="0.793043025676613" calcext:value-type="float">
            <text:p>0.793043025676613</text:p>
          </table:table-cell>
          <table:table-cell office:value-type="float" office:value="0.0297638316279043" calcext:value-type="float">
            <text:p>0.0297638316279043</text:p>
          </table:table-cell>
          <table:table-cell office:value-type="float" office:value="0.797588480222068" calcext:value-type="float">
            <text:p>0.797588480222068</text:p>
          </table:table-cell>
          <table:table-cell office:value-type="float" office:value="0.0370396009928511" calcext:value-type="float">
            <text:p>0.037039600992851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295092469777191" calcext:value-type="float">
            <text:p>0.0295092469777191</text:p>
          </table:table-cell>
          <table:table-cell office:value-type="float" office:value="0.793955586398335" calcext:value-type="float">
            <text:p>0.793955586398335</text:p>
          </table:table-cell>
          <table:table-cell office:value-type="float" office:value="0.0347259999371983" calcext:value-type="float">
            <text:p>0.0347259999371983</text:p>
          </table:table-cell>
          <table:table-cell office:value-type="float" office:value="0.795766828591256" calcext:value-type="float">
            <text:p>0.795766828591256</text:p>
          </table:table-cell>
          <table:table-cell office:value-type="float" office:value="0.0371247097137173" calcext:value-type="float">
            <text:p>0.0371247097137173</text:p>
          </table:table-cell>
          <table:table-cell office:value-type="float" office:value="0.791818181818182" calcext:value-type="float">
            <text:p>0.791818181818182</text:p>
          </table:table-cell>
          <table:table-cell office:value-type="float" office:value="0.0323960597894744" calcext:value-type="float">
            <text:p>0.0323960597894744</text:p>
          </table:table-cell>
          <table:table-cell office:value-type="float" office:value="0.798339116354384" calcext:value-type="float">
            <text:p>0.798339116354384</text:p>
          </table:table-cell>
          <table:table-cell office:value-type="float" office:value="0.0272682304823297" calcext:value-type="float">
            <text:p>0.0272682304823297</text:p>
          </table:table-cell>
          <table:table-cell office:value-type="float" office:value="0.789087439278279" calcext:value-type="float">
            <text:p>0.789087439278279</text:p>
          </table:table-cell>
          <table:table-cell office:value-type="float" office:value="0.0317234697555591" calcext:value-type="float">
            <text:p>0.0317234697555591</text:p>
          </table:table-cell>
          <table:table-cell office:value-type="float" office:value="0.794720101781171" calcext:value-type="float">
            <text:p>0.794720101781171</text:p>
          </table:table-cell>
          <table:table-cell office:value-type="float" office:value="0.0342791290888106" calcext:value-type="float">
            <text:p>0.0342791290888106</text:p>
          </table:table-cell>
          <table:table-cell office:value-type="float" office:value="0.796039787184825" calcext:value-type="float">
            <text:p>0.796039787184825</text:p>
          </table:table-cell>
          <table:table-cell office:value-type="float" office:value="0.0316507835193465" calcext:value-type="float">
            <text:p>0.0316507835193465</text:p>
          </table:table-cell>
          <table:table-cell office:value-type="float" office:value="0.789243580846634" calcext:value-type="float">
            <text:p>0.789243580846634</text:p>
          </table:table-cell>
          <table:table-cell office:value-type="float" office:value="0.0346653296338829" calcext:value-type="float">
            <text:p>0.0346653296338829</text:p>
          </table:table-cell>
          <table:table-cell office:value-type="float" office:value="0.783782095766829" calcext:value-type="float">
            <text:p>0.783782095766829</text:p>
          </table:table-cell>
          <table:table-cell office:value-type="float" office:value="0.035313512253272" calcext:value-type="float">
            <text:p>0.035313512253272</text:p>
          </table:table-cell>
          <table:table-cell office:value-type="float" office:value="0.793937080730974" calcext:value-type="float">
            <text:p>0.793937080730974</text:p>
          </table:table-cell>
          <table:table-cell office:value-type="float" office:value="0.033208668715606" calcext:value-type="float">
            <text:p>0.033208668715606</text:p>
          </table:table-cell>
          <table:table-cell office:value-type="float" office:value="0.791207494795281" calcext:value-type="float">
            <text:p>0.791207494795281</text:p>
          </table:table-cell>
          <table:table-cell office:value-type="float" office:value="0.0419477794752293" calcext:value-type="float">
            <text:p>0.0419477794752293</text:p>
          </table:table-cell>
          <table:table-cell office:value-type="float" office:value="0.793335646541753" calcext:value-type="float">
            <text:p>0.793335646541753</text:p>
          </table:table-cell>
          <table:table-cell office:value-type="float" office:value="0.0323592056108194" calcext:value-type="float">
            <text:p>0.0323592056108194</text:p>
          </table:table-cell>
          <table:table-cell office:value-type="float" office:value="0.79030996992829" calcext:value-type="float">
            <text:p>0.79030996992829</text:p>
          </table:table-cell>
          <table:table-cell office:value-type="float" office:value="0.0387840080443797" calcext:value-type="float">
            <text:p>0.0387840080443797</text:p>
          </table:table-cell>
          <table:table-cell office:value-type="float" office:value="0.787125838538052" calcext:value-type="float">
            <text:p>0.787125838538052</text:p>
          </table:table-cell>
          <table:table-cell office:value-type="float" office:value="0.0337113602188011" calcext:value-type="float">
            <text:p>0.0337113602188011</text:p>
          </table:table-cell>
          <table:table-cell office:value-type="float" office:value="0.793482535276428" calcext:value-type="float">
            <text:p>0.793482535276428</text:p>
          </table:table-cell>
          <table:table-cell office:value-type="float" office:value="0.0310813097615394" calcext:value-type="float">
            <text:p>0.03108130976153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Yeast_CYTvsNUC</text:p>
          </table:table-cell>
          <table:table-cell office:value-type="float" office:value="0.672546816479401" calcext:value-type="float">
            <text:p>0.672546816479401</text:p>
          </table:table-cell>
          <table:table-cell office:value-type="float" office:value="0.0619559368293474" calcext:value-type="float">
            <text:p>0.0619559368293474</text:p>
          </table:table-cell>
          <table:table-cell office:value-type="float" office:value="0.6412734082397" calcext:value-type="float">
            <text:p>0.6412734082397</text:p>
          </table:table-cell>
          <table:table-cell office:value-type="float" office:value="0.048305992709246" calcext:value-type="float">
            <text:p>0.048305992709246</text:p>
          </table:table-cell>
          <table:table-cell office:value-type="float" office:value="0.660287141073658" calcext:value-type="float">
            <text:p>0.660287141073658</text:p>
          </table:table-cell>
          <table:table-cell office:value-type="float" office:value="0.0398522544729749" calcext:value-type="float">
            <text:p>0.0398522544729749</text:p>
          </table:table-cell>
          <table:table-cell office:value-type="float" office:value="0.674831460674157" calcext:value-type="float">
            <text:p>0.674831460674157</text:p>
          </table:table-cell>
          <table:table-cell office:value-type="float" office:value="0.0468605036452969" calcext:value-type="float">
            <text:p>0.0468605036452969</text:p>
          </table:table-cell>
          <table:table-cell office:value-type="float" office:value="0.666991260923845" calcext:value-type="float">
            <text:p>0.666991260923845</text:p>
          </table:table-cell>
          <table:table-cell office:value-type="float" office:value="0.0427349899344018" calcext:value-type="float">
            <text:p>0.0427349899344018</text:p>
          </table:table-cell>
          <table:table-cell office:value-type="float" office:value="0.652347066167291" calcext:value-type="float">
            <text:p>0.652347066167291</text:p>
          </table:table-cell>
          <table:table-cell office:value-type="float" office:value="0.055192635998224" calcext:value-type="float">
            <text:p>0.055192635998224</text:p>
          </table:table-cell>
          <table:table-cell office:value-type="float" office:value="0.670299625468165" calcext:value-type="float">
            <text:p>0.670299625468165</text:p>
          </table:table-cell>
          <table:table-cell office:value-type="float" office:value="0.0494994810719018" calcext:value-type="float">
            <text:p>0.0494994810719018</text:p>
          </table:table-cell>
          <table:table-cell office:value-type="float" office:value="0.660212234706617" calcext:value-type="float">
            <text:p>0.660212234706617</text:p>
          </table:table-cell>
          <table:table-cell office:value-type="float" office:value="0.0453637099632516" calcext:value-type="float">
            <text:p>0.0453637099632516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447382225021306" calcext:value-type="float">
            <text:p>0.0447382225021306</text:p>
          </table:table-cell>
          <table:table-cell office:value-type="float" office:value="0.676978776529338" calcext:value-type="float">
            <text:p>0.676978776529338</text:p>
          </table:table-cell>
          <table:table-cell office:value-type="float" office:value="0.0461129437923677" calcext:value-type="float">
            <text:p>0.0461129437923677</text:p>
          </table:table-cell>
          <table:table-cell office:value-type="float" office:value="0.675967540574282" calcext:value-type="float">
            <text:p>0.675967540574282</text:p>
          </table:table-cell>
          <table:table-cell office:value-type="float" office:value="0.0421659384871994" calcext:value-type="float">
            <text:p>0.0421659384871994</text:p>
          </table:table-cell>
          <table:table-cell office:value-type="float" office:value="0.675955056179775" calcext:value-type="float">
            <text:p>0.675955056179775</text:p>
          </table:table-cell>
          <table:table-cell office:value-type="float" office:value="0.0365670451189754" calcext:value-type="float">
            <text:p>0.0365670451189754</text:p>
          </table:table-cell>
          <table:table-cell office:value-type="float" office:value="0.66585518102372" calcext:value-type="float">
            <text:p>0.66585518102372</text:p>
          </table:table-cell>
          <table:table-cell office:value-type="float" office:value="0.0421179407481044" calcext:value-type="float">
            <text:p>0.0421179407481044</text:p>
          </table:table-cell>
          <table:table-cell office:value-type="float" office:value="0.672571785268415" calcext:value-type="float">
            <text:p>0.672571785268415</text:p>
          </table:table-cell>
          <table:table-cell office:value-type="float" office:value="0.0556665277783394" calcext:value-type="float">
            <text:p>0.0556665277783394</text:p>
          </table:table-cell>
          <table:table-cell office:value-type="float" office:value="0.672559300873908" calcext:value-type="float">
            <text:p>0.672559300873908</text:p>
          </table:table-cell>
          <table:table-cell office:value-type="float" office:value="0.0429087507116403" calcext:value-type="float">
            <text:p>0.0429087507116403</text:p>
          </table:table-cell>
          <table:table-cell office:value-type="float" office:value="0.673695380774032" calcext:value-type="float">
            <text:p>0.673695380774032</text:p>
          </table:table-cell>
          <table:table-cell office:value-type="float" office:value="0.042674398526913" calcext:value-type="float">
            <text:p>0.0426743985269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Yeast_CYTvsNUC</text:p>
          </table:table-cell>
          <table:table-cell office:value-type="float" office:value="0.670337078651685" calcext:value-type="float">
            <text:p>0.670337078651685</text:p>
          </table:table-cell>
          <table:table-cell office:value-type="float" office:value="0.0533950545885602" calcext:value-type="float">
            <text:p>0.0533950545885602</text:p>
          </table:table-cell>
          <table:table-cell office:value-type="float" office:value="0.665930087390762" calcext:value-type="float">
            <text:p>0.665930087390762</text:p>
          </table:table-cell>
          <table:table-cell office:value-type="float" office:value="0.0514294577412814" calcext:value-type="float">
            <text:p>0.0514294577412814</text:p>
          </table:table-cell>
          <table:table-cell office:value-type="float" office:value="0.686042446941323" calcext:value-type="float">
            <text:p>0.686042446941323</text:p>
          </table:table-cell>
          <table:table-cell office:value-type="float" office:value="0.0468390124716432" calcext:value-type="float">
            <text:p>0.0468390124716432</text:p>
          </table:table-cell>
          <table:table-cell office:value-type="float" office:value="0.688277153558052" calcext:value-type="float">
            <text:p>0.688277153558052</text:p>
          </table:table-cell>
          <table:table-cell office:value-type="float" office:value="0.0417457132898564" calcext:value-type="float">
            <text:p>0.0417457132898564</text:p>
          </table:table-cell>
          <table:table-cell office:value-type="float" office:value="0.682684144818976" calcext:value-type="float">
            <text:p>0.682684144818976</text:p>
          </table:table-cell>
          <table:table-cell office:value-type="float" office:value="0.0550889946115456" calcext:value-type="float">
            <text:p>0.0550889946115456</text:p>
          </table:table-cell>
          <table:table-cell office:value-type="float" office:value="0.681510611735331" calcext:value-type="float">
            <text:p>0.681510611735331</text:p>
          </table:table-cell>
          <table:table-cell office:value-type="float" office:value="0.0511827846283774" calcext:value-type="float">
            <text:p>0.0511827846283774</text:p>
          </table:table-cell>
          <table:table-cell office:value-type="float" office:value="0.671398252184769" calcext:value-type="float">
            <text:p>0.671398252184769</text:p>
          </table:table-cell>
          <table:table-cell office:value-type="float" office:value="0.0634879286392964" calcext:value-type="float">
            <text:p>0.0634879286392964</text:p>
          </table:table-cell>
          <table:table-cell office:value-type="float" office:value="0.678189762796504" calcext:value-type="float">
            <text:p>0.678189762796504</text:p>
          </table:table-cell>
          <table:table-cell office:value-type="float" office:value="0.0498027048811892" calcext:value-type="float">
            <text:p>0.0498027048811892</text:p>
          </table:table-cell>
          <table:table-cell office:value-type="float" office:value="0.696142322097378" calcext:value-type="float">
            <text:p>0.696142322097378</text:p>
          </table:table-cell>
          <table:table-cell office:value-type="float" office:value="0.0421794567505569" calcext:value-type="float">
            <text:p>0.0421794567505569</text:p>
          </table:table-cell>
          <table:table-cell office:value-type="float" office:value="0.674794007490637" calcext:value-type="float">
            <text:p>0.674794007490637</text:p>
          </table:table-cell>
          <table:table-cell office:value-type="float" office:value="0.0519080129024559" calcext:value-type="float">
            <text:p>0.0519080129024559</text:p>
          </table:table-cell>
          <table:table-cell office:value-type="float" office:value="0.695006242197253" calcext:value-type="float">
            <text:p>0.695006242197253</text:p>
          </table:table-cell>
          <table:table-cell office:value-type="float" office:value="0.0471029290977787" calcext:value-type="float">
            <text:p>0.0471029290977787</text:p>
          </table:table-cell>
          <table:table-cell office:value-type="float" office:value="0.67481897627965" calcext:value-type="float">
            <text:p>0.67481897627965</text:p>
          </table:table-cell>
          <table:table-cell office:value-type="float" office:value="0.0466396828207715" calcext:value-type="float">
            <text:p>0.0466396828207715</text:p>
          </table:table-cell>
          <table:table-cell office:value-type="float" office:value="0.678202247191011" calcext:value-type="float">
            <text:p>0.678202247191011</text:p>
          </table:table-cell>
          <table:table-cell office:value-type="float" office:value="0.0525919333660681" calcext:value-type="float">
            <text:p>0.0525919333660681</text:p>
          </table:table-cell>
          <table:table-cell office:value-type="float" office:value="0.683820224719101" calcext:value-type="float">
            <text:p>0.683820224719101</text:p>
          </table:table-cell>
          <table:table-cell office:value-type="float" office:value="0.0528527725723913" calcext:value-type="float">
            <text:p>0.0528527725723913</text:p>
          </table:table-cell>
          <table:table-cell office:value-type="float" office:value="0.669200998751561" calcext:value-type="float">
            <text:p>0.669200998751561</text:p>
          </table:table-cell>
          <table:table-cell office:value-type="float" office:value="0.0468031441682081" calcext:value-type="float">
            <text:p>0.0468031441682081</text:p>
          </table:table-cell>
          <table:table-cell office:value-type="float" office:value="0.679300873907615" calcext:value-type="float">
            <text:p>0.679300873907615</text:p>
          </table:table-cell>
          <table:table-cell office:value-type="float" office:value="0.04959700762362" calcext:value-type="float">
            <text:p>0.049597007623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Yeast_CYTvsNUC</text:p>
          </table:table-cell>
          <table:table-cell office:value-type="float" office:value="0.674831460674157" calcext:value-type="float">
            <text:p>0.674831460674157</text:p>
          </table:table-cell>
          <table:table-cell office:value-type="float" office:value="0.0522334029930897" calcext:value-type="float">
            <text:p>0.0522334029930897</text:p>
          </table:table-cell>
          <table:table-cell office:value-type="float" office:value="0.650237203495631" calcext:value-type="float">
            <text:p>0.650237203495631</text:p>
          </table:table-cell>
          <table:table-cell office:value-type="float" office:value="0.037503097086616" calcext:value-type="float">
            <text:p>0.037503097086616</text:p>
          </table:table-cell>
          <table:table-cell office:value-type="float" office:value="0.6983645443196" calcext:value-type="float">
            <text:p>0.6983645443196</text:p>
          </table:table-cell>
          <table:table-cell office:value-type="float" office:value="0.0457990503575172" calcext:value-type="float">
            <text:p>0.0457990503575172</text:p>
          </table:table-cell>
          <table:table-cell office:value-type="float" office:value="0.691622971285893" calcext:value-type="float">
            <text:p>0.691622971285893</text:p>
          </table:table-cell>
          <table:table-cell office:value-type="float" office:value="0.0392429642323405" calcext:value-type="float">
            <text:p>0.0392429642323405</text:p>
          </table:table-cell>
          <table:table-cell office:value-type="float" office:value="0.678214731585518" calcext:value-type="float">
            <text:p>0.678214731585518</text:p>
          </table:table-cell>
          <table:table-cell office:value-type="float" office:value="0.0537169273431135" calcext:value-type="float">
            <text:p>0.0537169273431135</text:p>
          </table:table-cell>
          <table:table-cell office:value-type="float" office:value="0.671423220973783" calcext:value-type="float">
            <text:p>0.671423220973783</text:p>
          </table:table-cell>
          <table:table-cell office:value-type="float" office:value="0.0580855362589041" calcext:value-type="float">
            <text:p>0.0580855362589041</text:p>
          </table:table-cell>
          <table:table-cell office:value-type="float" office:value="0.69498127340824" calcext:value-type="float">
            <text:p>0.69498127340824</text:p>
          </table:table-cell>
          <table:table-cell office:value-type="float" office:value="0.0525614194550329" calcext:value-type="float">
            <text:p>0.0525614194550329</text:p>
          </table:table-cell>
          <table:table-cell office:value-type="float" office:value="0.692746566791511" calcext:value-type="float">
            <text:p>0.692746566791511</text:p>
          </table:table-cell>
          <table:table-cell office:value-type="float" office:value="0.0521212281932533" calcext:value-type="float">
            <text:p>0.0521212281932533</text:p>
          </table:table-cell>
          <table:table-cell office:value-type="float" office:value="0.677066167290886" calcext:value-type="float">
            <text:p>0.677066167290886</text:p>
          </table:table-cell>
          <table:table-cell office:value-type="float" office:value="0.0352212405332504" calcext:value-type="float">
            <text:p>0.0352212405332504</text:p>
          </table:table-cell>
          <table:table-cell office:value-type="float" office:value="0.693882646691635" calcext:value-type="float">
            <text:p>0.693882646691635</text:p>
          </table:table-cell>
          <table:table-cell office:value-type="float" office:value="0.0444313502666265" calcext:value-type="float">
            <text:p>0.0444313502666265</text:p>
          </table:table-cell>
          <table:table-cell office:value-type="float" office:value="0.692721598002497" calcext:value-type="float">
            <text:p>0.692721598002497</text:p>
          </table:table-cell>
          <table:table-cell office:value-type="float" office:value="0.0527772862009167" calcext:value-type="float">
            <text:p>0.0527772862009167</text:p>
          </table:table-cell>
          <table:table-cell office:value-type="float" office:value="0.684931335830212" calcext:value-type="float">
            <text:p>0.684931335830212</text:p>
          </table:table-cell>
          <table:table-cell office:value-type="float" office:value="0.0492494568512367" calcext:value-type="float">
            <text:p>0.0492494568512367</text:p>
          </table:table-cell>
          <table:table-cell office:value-type="float" office:value="0.688289637952559" calcext:value-type="float">
            <text:p>0.688289637952559</text:p>
          </table:table-cell>
          <table:table-cell office:value-type="float" office:value="0.0381525220431889" calcext:value-type="float">
            <text:p>0.0381525220431889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469081250311032" calcext:value-type="float">
            <text:p>0.0469081250311032</text:p>
          </table:table-cell>
          <table:table-cell office:value-type="float" office:value="0.684918851435705" calcext:value-type="float">
            <text:p>0.684918851435705</text:p>
          </table:table-cell>
          <table:table-cell office:value-type="float" office:value="0.0402366437663242" calcext:value-type="float">
            <text:p>0.0402366437663242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45881508709827" calcext:value-type="float">
            <text:p>0.04458815087098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Yeast_CYTvsNUC</text:p>
          </table:table-cell>
          <table:table-cell office:value-type="float" office:value="0.680411985018727" calcext:value-type="float">
            <text:p>0.680411985018727</text:p>
          </table:table-cell>
          <table:table-cell office:value-type="float" office:value="0.056306647634411" calcext:value-type="float">
            <text:p>0.056306647634411</text:p>
          </table:table-cell>
          <table:table-cell office:value-type="float" office:value="0.661385767790262" calcext:value-type="float">
            <text:p>0.661385767790262</text:p>
          </table:table-cell>
          <table:table-cell office:value-type="float" office:value="0.0342522710641647" calcext:value-type="float">
            <text:p>0.0342522710641647</text:p>
          </table:table-cell>
          <table:table-cell office:value-type="float" office:value="0.693870162297129" calcext:value-type="float">
            <text:p>0.693870162297129</text:p>
          </table:table-cell>
          <table:table-cell office:value-type="float" office:value="0.0526022472399993" calcext:value-type="float">
            <text:p>0.0526022472399993</text:p>
          </table:table-cell>
          <table:table-cell office:value-type="float" office:value="0.691610486891386" calcext:value-type="float">
            <text:p>0.691610486891386</text:p>
          </table:table-cell>
          <table:table-cell office:value-type="float" office:value="0.0437261568489221" calcext:value-type="float">
            <text:p>0.0437261568489221</text:p>
          </table:table-cell>
          <table:table-cell office:value-type="float" office:value="0.683795255930087" calcext:value-type="float">
            <text:p>0.683795255930087</text:p>
          </table:table-cell>
          <table:table-cell office:value-type="float" office:value="0.0527321080287152" calcext:value-type="float">
            <text:p>0.0527321080287152</text:p>
          </table:table-cell>
          <table:table-cell office:value-type="float" office:value="0.679288389513109" calcext:value-type="float">
            <text:p>0.679288389513109</text:p>
          </table:table-cell>
          <table:table-cell office:value-type="float" office:value="0.0615453622990177" calcext:value-type="float">
            <text:p>0.0615453622990177</text:p>
          </table:table-cell>
          <table:table-cell office:value-type="float" office:value="0.687153558052435" calcext:value-type="float">
            <text:p>0.687153558052435</text:p>
          </table:table-cell>
          <table:table-cell office:value-type="float" office:value="0.0547556570451865" calcext:value-type="float">
            <text:p>0.0547556570451865</text:p>
          </table:table-cell>
          <table:table-cell office:value-type="float" office:value="0.688227215980025" calcext:value-type="float">
            <text:p>0.688227215980025</text:p>
          </table:table-cell>
          <table:table-cell office:value-type="float" office:value="0.0540403039097936" calcext:value-type="float">
            <text:p>0.0540403039097936</text:p>
          </table:table-cell>
          <table:table-cell office:value-type="float" office:value="0.684956304619226" calcext:value-type="float">
            <text:p>0.684956304619226</text:p>
          </table:table-cell>
          <table:table-cell office:value-type="float" office:value="0.0312844329323212" calcext:value-type="float">
            <text:p>0.0312844329323212</text:p>
          </table:table-cell>
          <table:table-cell office:value-type="float" office:value="0.687141073657928" calcext:value-type="float">
            <text:p>0.687141073657928</text:p>
          </table:table-cell>
          <table:table-cell office:value-type="float" office:value="0.0524614004452932" calcext:value-type="float">
            <text:p>0.0524614004452932</text:p>
          </table:table-cell>
          <table:table-cell office:value-type="float" office:value="0.70059925093633" calcext:value-type="float">
            <text:p>0.70059925093633</text:p>
          </table:table-cell>
          <table:table-cell office:value-type="float" office:value="0.046636294492191" calcext:value-type="float">
            <text:p>0.046636294492191</text:p>
          </table:table-cell>
          <table:table-cell office:value-type="float" office:value="0.687166042446941" calcext:value-type="float">
            <text:p>0.687166042446941</text:p>
          </table:table-cell>
          <table:table-cell office:value-type="float" office:value="0.0523253129568396" calcext:value-type="float">
            <text:p>0.0523253129568396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526052611762853" calcext:value-type="float">
            <text:p>0.0526052611762853</text:p>
          </table:table-cell>
          <table:table-cell office:value-type="float" office:value="0.675892634207241" calcext:value-type="float">
            <text:p>0.675892634207241</text:p>
          </table:table-cell>
          <table:table-cell office:value-type="float" office:value="0.0575121200365214" calcext:value-type="float">
            <text:p>0.0575121200365214</text:p>
          </table:table-cell>
          <table:table-cell office:value-type="float" office:value="0.688277153558052" calcext:value-type="float">
            <text:p>0.688277153558052</text:p>
          </table:table-cell>
          <table:table-cell office:value-type="float" office:value="0.0407403985555251" calcext:value-type="float">
            <text:p>0.0407403985555251</text:p>
          </table:table-cell>
          <table:table-cell office:value-type="float" office:value="0.688302122347066" calcext:value-type="float">
            <text:p>0.688302122347066</text:p>
          </table:table-cell>
          <table:table-cell office:value-type="float" office:value="0.0425812847961541" calcext:value-type="float">
            <text:p>0.042581284796154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Yeast_CYTvsNUC</text:p>
          </table:table-cell>
          <table:table-cell office:value-type="float" office:value="0.679300873907615" calcext:value-type="float">
            <text:p>0.679300873907615</text:p>
          </table:table-cell>
          <table:table-cell office:value-type="float" office:value="0.0547301072162255" calcext:value-type="float">
            <text:p>0.0547301072162255</text:p>
          </table:table-cell>
          <table:table-cell office:value-type="float" office:value="0.665905118601748" calcext:value-type="float">
            <text:p>0.665905118601748</text:p>
          </table:table-cell>
          <table:table-cell office:value-type="float" office:value="0.0381745144252003" calcext:value-type="float">
            <text:p>0.0381745144252003</text:p>
          </table:table-cell>
          <table:table-cell office:value-type="float" office:value="0.688277153558052" calcext:value-type="float">
            <text:p>0.688277153558052</text:p>
          </table:table-cell>
          <table:table-cell office:value-type="float" office:value="0.051123809760481" calcext:value-type="float">
            <text:p>0.051123809760481</text:p>
          </table:table-cell>
          <table:table-cell office:value-type="float" office:value="0.690511860174782" calcext:value-type="float">
            <text:p>0.690511860174782</text:p>
          </table:table-cell>
          <table:table-cell office:value-type="float" office:value="0.0432528569704131" calcext:value-type="float">
            <text:p>0.0432528569704131</text:p>
          </table:table-cell>
          <table:table-cell office:value-type="float" office:value="0.682696629213483" calcext:value-type="float">
            <text:p>0.682696629213483</text:p>
          </table:table-cell>
          <table:table-cell office:value-type="float" office:value="0.049653345638702" calcext:value-type="float">
            <text:p>0.049653345638702</text:p>
          </table:table-cell>
          <table:table-cell office:value-type="float" office:value="0.679313358302122" calcext:value-type="float">
            <text:p>0.679313358302122</text:p>
          </table:table-cell>
          <table:table-cell office:value-type="float" office:value="0.0478042030754084" calcext:value-type="float">
            <text:p>0.0478042030754084</text:p>
          </table:table-cell>
          <table:table-cell office:value-type="float" office:value="0.688289637952559" calcext:value-type="float">
            <text:p>0.688289637952559</text:p>
          </table:table-cell>
          <table:table-cell office:value-type="float" office:value="0.0479362022757281" calcext:value-type="float">
            <text:p>0.0479362022757281</text:p>
          </table:table-cell>
          <table:table-cell office:value-type="float" office:value="0.699463171036205" calcext:value-type="float">
            <text:p>0.699463171036205</text:p>
          </table:table-cell>
          <table:table-cell office:value-type="float" office:value="0.0472481527457156" calcext:value-type="float">
            <text:p>0.0472481527457156</text:p>
          </table:table-cell>
          <table:table-cell office:value-type="float" office:value="0.679338327091136" calcext:value-type="float">
            <text:p>0.679338327091136</text:p>
          </table:table-cell>
          <table:table-cell office:value-type="float" office:value="0.0423100961726349" calcext:value-type="float">
            <text:p>0.0423100961726349</text:p>
          </table:table-cell>
          <table:table-cell office:value-type="float" office:value="0.691610486891386" calcext:value-type="float">
            <text:p>0.691610486891386</text:p>
          </table:table-cell>
          <table:table-cell office:value-type="float" office:value="0.0568434100676715" calcext:value-type="float">
            <text:p>0.0568434100676715</text:p>
          </table:table-cell>
          <table:table-cell office:value-type="float" office:value="0.6983645443196" calcext:value-type="float">
            <text:p>0.6983645443196</text:p>
          </table:table-cell>
          <table:table-cell office:value-type="float" office:value="0.0529165706116528" calcext:value-type="float">
            <text:p>0.0529165706116528</text:p>
          </table:table-cell>
          <table:table-cell office:value-type="float" office:value="0.681523096129838" calcext:value-type="float">
            <text:p>0.681523096129838</text:p>
          </table:table-cell>
          <table:table-cell office:value-type="float" office:value="0.0440384841114265" calcext:value-type="float">
            <text:p>0.0440384841114265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440612155077363" calcext:value-type="float">
            <text:p>0.0440612155077363</text:p>
          </table:table-cell>
          <table:table-cell office:value-type="float" office:value="0.681510611735331" calcext:value-type="float">
            <text:p>0.681510611735331</text:p>
          </table:table-cell>
          <table:table-cell office:value-type="float" office:value="0.0528015753270127" calcext:value-type="float">
            <text:p>0.0528015753270127</text:p>
          </table:table-cell>
          <table:table-cell office:value-type="float" office:value="0.687166042446941" calcext:value-type="float">
            <text:p>0.687166042446941</text:p>
          </table:table-cell>
          <table:table-cell office:value-type="float" office:value="0.0387753315253763" calcext:value-type="float">
            <text:p>0.0387753315253763</text:p>
          </table:table-cell>
          <table:table-cell office:value-type="float" office:value="0.681573033707865" calcext:value-type="float">
            <text:p>0.681573033707865</text:p>
          </table:table-cell>
          <table:table-cell office:value-type="float" office:value="0.039313321079306" calcext:value-type="float">
            <text:p>0.03931332107930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Yeast_CYTvsNUC</text:p>
          </table:table-cell>
          <table:table-cell office:value-type="float" office:value="0.675485642946317" calcext:value-type="float">
            <text:p>0.675485642946317</text:p>
          </table:table-cell>
          <table:table-cell office:value-type="float" office:value="0.0557242298523268" calcext:value-type="float">
            <text:p>0.0557242298523268</text:p>
          </table:table-cell>
          <table:table-cell office:value-type="float" office:value="0.65694631710362" calcext:value-type="float">
            <text:p>0.65694631710362</text:p>
          </table:table-cell>
          <table:table-cell office:value-type="float" office:value="0.0419330666053017" calcext:value-type="float">
            <text:p>0.0419330666053017</text:p>
          </table:table-cell>
          <table:table-cell office:value-type="float" office:value="0.685368289637952" calcext:value-type="float">
            <text:p>0.685368289637952</text:p>
          </table:table-cell>
          <table:table-cell office:value-type="float" office:value="0.0472432748605231" calcext:value-type="float">
            <text:p>0.0472432748605231</text:p>
          </table:table-cell>
          <table:table-cell office:value-type="float" office:value="0.687370786516854" calcext:value-type="float">
            <text:p>0.687370786516854</text:p>
          </table:table-cell>
          <table:table-cell office:value-type="float" office:value="0.0429656389973658" calcext:value-type="float">
            <text:p>0.0429656389973658</text:p>
          </table:table-cell>
          <table:table-cell office:value-type="float" office:value="0.678876404494382" calcext:value-type="float">
            <text:p>0.678876404494382</text:p>
          </table:table-cell>
          <table:table-cell office:value-type="float" office:value="0.0507852731112956" calcext:value-type="float">
            <text:p>0.0507852731112956</text:p>
          </table:table-cell>
          <table:table-cell office:value-type="float" office:value="0.672776529338327" calcext:value-type="float">
            <text:p>0.672776529338327</text:p>
          </table:table-cell>
          <table:table-cell office:value-type="float" office:value="0.0547621044519863" calcext:value-type="float">
            <text:p>0.0547621044519863</text:p>
          </table:table-cell>
          <table:table-cell office:value-type="float" office:value="0.682424469413233" calcext:value-type="float">
            <text:p>0.682424469413233</text:p>
          </table:table-cell>
          <table:table-cell office:value-type="float" office:value="0.0536481376974291" calcext:value-type="float">
            <text:p>0.0536481376974291</text:p>
          </table:table-cell>
          <table:table-cell office:value-type="float" office:value="0.683767790262172" calcext:value-type="float">
            <text:p>0.683767790262172</text:p>
          </table:table-cell>
          <table:table-cell office:value-type="float" office:value="0.0497152199386407" calcext:value-type="float">
            <text:p>0.0497152199386407</text:p>
          </table:table-cell>
          <table:table-cell office:value-type="float" office:value="0.684706616729089" calcext:value-type="float">
            <text:p>0.684706616729089</text:p>
          </table:table-cell>
          <table:table-cell office:value-type="float" office:value="0.0391466897781788" calcext:value-type="float">
            <text:p>0.0391466897781788</text:p>
          </table:table-cell>
          <table:table-cell office:value-type="float" office:value="0.684881398252185" calcext:value-type="float">
            <text:p>0.684881398252185</text:p>
          </table:table-cell>
          <table:table-cell office:value-type="float" office:value="0.050351423494883" calcext:value-type="float">
            <text:p>0.050351423494883</text:p>
          </table:table-cell>
          <table:table-cell office:value-type="float" office:value="0.692531835205992" calcext:value-type="float">
            <text:p>0.692531835205992</text:p>
          </table:table-cell>
          <table:table-cell office:value-type="float" office:value="0.0483198037779477" calcext:value-type="float">
            <text:p>0.0483198037779477</text:p>
          </table:table-cell>
          <table:table-cell office:value-type="float" office:value="0.680878901373283" calcext:value-type="float">
            <text:p>0.680878901373283</text:p>
          </table:table-cell>
          <table:table-cell office:value-type="float" office:value="0.0457639963718499" calcext:value-type="float">
            <text:p>0.0457639963718499</text:p>
          </table:table-cell>
          <table:table-cell office:value-type="float" office:value="0.679313358302122" calcext:value-type="float">
            <text:p>0.679313358302122</text:p>
          </table:table-cell>
          <table:table-cell office:value-type="float" office:value="0.0459057745682766" calcext:value-type="float">
            <text:p>0.0459057745682766</text:p>
          </table:table-cell>
          <table:table-cell office:value-type="float" office:value="0.679965043695381" calcext:value-type="float">
            <text:p>0.679965043695381</text:p>
          </table:table-cell>
          <table:table-cell office:value-type="float" office:value="0.0531482241490736" calcext:value-type="float">
            <text:p>0.0531482241490736</text:p>
          </table:table-cell>
          <table:table-cell office:value-type="float" office:value="0.680424469413233" calcext:value-type="float">
            <text:p>0.680424469413233</text:p>
          </table:table-cell>
          <table:table-cell office:value-type="float" office:value="0.0418928537454148" calcext:value-type="float">
            <text:p>0.0418928537454148</text:p>
          </table:table-cell>
          <table:table-cell office:value-type="float" office:value="0.681335830212235" calcext:value-type="float">
            <text:p>0.681335830212235</text:p>
          </table:table-cell>
          <table:table-cell office:value-type="float" office:value="0.0437508325793952" calcext:value-type="float">
            <text:p>0.04375083257939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63595505617977" calcext:value-type="float">
            <text:p>0.663595505617977</text:p>
          </table:table-cell>
          <table:table-cell office:value-type="float" office:value="0.038139737811723" calcext:value-type="float">
            <text:p>0.038139737811723</text:p>
          </table:table-cell>
          <table:table-cell office:value-type="float" office:value="0.668152309612984" calcext:value-type="float">
            <text:p>0.668152309612984</text:p>
          </table:table-cell>
          <table:table-cell office:value-type="float" office:value="0.0538110858065909" calcext:value-type="float">
            <text:p>0.0538110858065909</text:p>
          </table:table-cell>
          <table:table-cell office:value-type="float" office:value="0.666991260923845" calcext:value-type="float">
            <text:p>0.666991260923845</text:p>
          </table:table-cell>
          <table:table-cell office:value-type="float" office:value="0.0497145874404501" calcext:value-type="float">
            <text:p>0.0497145874404501</text:p>
          </table:table-cell>
          <table:table-cell office:value-type="float" office:value="0.663632958801498" calcext:value-type="float">
            <text:p>0.663632958801498</text:p>
          </table:table-cell>
          <table:table-cell office:value-type="float" office:value="0.0562445350458942" calcext:value-type="float">
            <text:p>0.0562445350458942</text:p>
          </table:table-cell>
          <table:table-cell office:value-type="float" office:value="0.667041198501873" calcext:value-type="float">
            <text:p>0.667041198501873</text:p>
          </table:table-cell>
          <table:table-cell office:value-type="float" office:value="0.0321918288723125" calcext:value-type="float">
            <text:p>0.0321918288723125</text:p>
          </table:table-cell>
          <table:table-cell office:value-type="float" office:value="0.664769038701623" calcext:value-type="float">
            <text:p>0.664769038701623</text:p>
          </table:table-cell>
          <table:table-cell office:value-type="float" office:value="0.0443439881791319" calcext:value-type="float">
            <text:p>0.0443439881791319</text:p>
          </table:table-cell>
          <table:table-cell office:value-type="float" office:value="0.669225967540574" calcext:value-type="float">
            <text:p>0.669225967540574</text:p>
          </table:table-cell>
          <table:table-cell office:value-type="float" office:value="0.0337250846108892" calcext:value-type="float">
            <text:p>0.0337250846108892</text:p>
          </table:table-cell>
          <table:table-cell office:value-type="float" office:value="0.659088639200999" calcext:value-type="float">
            <text:p>0.659088639200999</text:p>
          </table:table-cell>
          <table:table-cell office:value-type="float" office:value="0.05766240914265" calcext:value-type="float">
            <text:p>0.05766240914265</text:p>
          </table:table-cell>
          <table:table-cell office:value-type="float" office:value="0.656916354556804" calcext:value-type="float">
            <text:p>0.656916354556804</text:p>
          </table:table-cell>
          <table:table-cell office:value-type="float" office:value="0.0289904767304518" calcext:value-type="float">
            <text:p>0.0289904767304518</text:p>
          </table:table-cell>
          <table:table-cell office:value-type="float" office:value="0.648014981273408" calcext:value-type="float">
            <text:p>0.648014981273408</text:p>
          </table:table-cell>
          <table:table-cell office:value-type="float" office:value="0.043334266685533" calcext:value-type="float">
            <text:p>0.043334266685533</text:p>
          </table:table-cell>
          <table:table-cell office:value-type="float" office:value="0.668164794007491" calcext:value-type="float">
            <text:p>0.668164794007491</text:p>
          </table:table-cell>
          <table:table-cell office:value-type="float" office:value="0.0496685777450286" calcext:value-type="float">
            <text:p>0.0496685777450286</text:p>
          </table:table-cell>
          <table:table-cell office:value-type="float" office:value="0.649088639200999" calcext:value-type="float">
            <text:p>0.649088639200999</text:p>
          </table:table-cell>
          <table:table-cell office:value-type="float" office:value="0.0611599091388048" calcext:value-type="float">
            <text:p>0.0611599091388048</text:p>
          </table:table-cell>
          <table:table-cell office:value-type="float" office:value="0.684968789013733" calcext:value-type="float">
            <text:p>0.684968789013733</text:p>
          </table:table-cell>
          <table:table-cell office:value-type="float" office:value="0.0333175721503728" calcext:value-type="float">
            <text:p>0.0333175721503728</text:p>
          </table:table-cell>
          <table:table-cell office:value-type="float" office:value="0.67147315855181" calcext:value-type="float">
            <text:p>0.67147315855181</text:p>
          </table:table-cell>
          <table:table-cell office:value-type="float" office:value="0.0488578391345278" calcext:value-type="float">
            <text:p>0.0488578391345278</text:p>
          </table:table-cell>
          <table:table-cell office:value-type="float" office:value="0.678152309612984" calcext:value-type="float">
            <text:p>0.678152309612984</text:p>
          </table:table-cell>
          <table:table-cell office:value-type="float" office:value="0.045306676290411" calcext:value-type="float">
            <text:p>0.045306676290411</text:p>
          </table:table-cell>
          <table:table-cell office:value-type="float" office:value="0.661360799001248" calcext:value-type="float">
            <text:p>0.661360799001248</text:p>
          </table:table-cell>
          <table:table-cell office:value-type="float" office:value="0.0495513308606827" calcext:value-type="float">
            <text:p>0.04955133086068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421538948772877" calcext:value-type="float">
            <text:p>0.0421538948772877</text:p>
          </table:table-cell>
          <table:table-cell office:value-type="float" office:value="0.683832709113608" calcext:value-type="float">
            <text:p>0.683832709113608</text:p>
          </table:table-cell>
          <table:table-cell office:value-type="float" office:value="0.044395136074817" calcext:value-type="float">
            <text:p>0.044395136074817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447507470327775" calcext:value-type="float">
            <text:p>0.0447507470327775</text:p>
          </table:table-cell>
          <table:table-cell office:value-type="float" office:value="0.679388264669164" calcext:value-type="float">
            <text:p>0.679388264669164</text:p>
          </table:table-cell>
          <table:table-cell office:value-type="float" office:value="0.0498693683836898" calcext:value-type="float">
            <text:p>0.0498693683836898</text:p>
          </table:table-cell>
          <table:table-cell office:value-type="float" office:value="0.675942571785268" calcext:value-type="float">
            <text:p>0.675942571785268</text:p>
          </table:table-cell>
          <table:table-cell office:value-type="float" office:value="0.0455413360435621" calcext:value-type="float">
            <text:p>0.0455413360435621</text:p>
          </table:table-cell>
          <table:table-cell office:value-type="float" office:value="0.68498127340824" calcext:value-type="float">
            <text:p>0.68498127340824</text:p>
          </table:table-cell>
          <table:table-cell office:value-type="float" office:value="0.0424485752788251" calcext:value-type="float">
            <text:p>0.0424485752788251</text:p>
          </table:table-cell>
          <table:table-cell office:value-type="float" office:value="0.691647940074906" calcext:value-type="float">
            <text:p>0.691647940074906</text:p>
          </table:table-cell>
          <table:table-cell office:value-type="float" office:value="0.0390338502716747" calcext:value-type="float">
            <text:p>0.0390338502716747</text:p>
          </table:table-cell>
          <table:table-cell office:value-type="float" office:value="0.670362047440699" calcext:value-type="float">
            <text:p>0.670362047440699</text:p>
          </table:table-cell>
          <table:table-cell office:value-type="float" office:value="0.0532468231558317" calcext:value-type="float">
            <text:p>0.0532468231558317</text:p>
          </table:table-cell>
          <table:table-cell office:value-type="float" office:value="0.689425717852684" calcext:value-type="float">
            <text:p>0.689425717852684</text:p>
          </table:table-cell>
          <table:table-cell office:value-type="float" office:value="0.0470244071751715" calcext:value-type="float">
            <text:p>0.0470244071751715</text:p>
          </table:table-cell>
          <table:table-cell office:value-type="float" office:value="0.662496878901373" calcext:value-type="float">
            <text:p>0.662496878901373</text:p>
          </table:table-cell>
          <table:table-cell office:value-type="float" office:value="0.0448851052176326" calcext:value-type="float">
            <text:p>0.0448851052176326</text:p>
          </table:table-cell>
          <table:table-cell office:value-type="float" office:value="0.669188514357054" calcext:value-type="float">
            <text:p>0.669188514357054</text:p>
          </table:table-cell>
          <table:table-cell office:value-type="float" office:value="0.0637772638120722" calcext:value-type="float">
            <text:p>0.0637772638120722</text:p>
          </table:table-cell>
          <table:table-cell office:value-type="float" office:value="0.678202247191011" calcext:value-type="float">
            <text:p>0.678202247191011</text:p>
          </table:table-cell>
          <table:table-cell office:value-type="float" office:value="0.0452714664259441" calcext:value-type="float">
            <text:p>0.0452714664259441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468816839124409" calcext:value-type="float">
            <text:p>0.0468816839124409</text:p>
          </table:table-cell>
          <table:table-cell office:value-type="float" office:value="0.679288389513109" calcext:value-type="float">
            <text:p>0.679288389513109</text:p>
          </table:table-cell>
          <table:table-cell office:value-type="float" office:value="0.0488246936596213" calcext:value-type="float">
            <text:p>0.0488246936596213</text:p>
          </table:table-cell>
          <table:table-cell office:value-type="float" office:value="0.686004993757803" calcext:value-type="float">
            <text:p>0.686004993757803</text:p>
          </table:table-cell>
          <table:table-cell office:value-type="float" office:value="0.0439704576937439" calcext:value-type="float">
            <text:p>0.0439704576937439</text:p>
          </table:table-cell>
          <table:table-cell office:value-type="float" office:value="0.665917602996255" calcext:value-type="float">
            <text:p>0.665917602996255</text:p>
          </table:table-cell>
          <table:table-cell office:value-type="float" office:value="0.0539522320525171" calcext:value-type="float">
            <text:p>0.05395223205251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2684144818976" calcext:value-type="float">
            <text:p>0.682684144818976</text:p>
          </table:table-cell>
          <table:table-cell office:value-type="float" office:value="0.0468178683846295" calcext:value-type="float">
            <text:p>0.0468178683846295</text:p>
          </table:table-cell>
          <table:table-cell office:value-type="float" office:value="0.682734082397004" calcext:value-type="float">
            <text:p>0.682734082397004</text:p>
          </table:table-cell>
          <table:table-cell office:value-type="float" office:value="0.0445883062284853" calcext:value-type="float">
            <text:p>0.0445883062284853</text:p>
          </table:table-cell>
          <table:table-cell office:value-type="float" office:value="0.683832709113608" calcext:value-type="float">
            <text:p>0.683832709113608</text:p>
          </table:table-cell>
          <table:table-cell office:value-type="float" office:value="0.0434511634307489" calcext:value-type="float">
            <text:p>0.0434511634307489</text:p>
          </table:table-cell>
          <table:table-cell office:value-type="float" office:value="0.687215980024969" calcext:value-type="float">
            <text:p>0.687215980024969</text:p>
          </table:table-cell>
          <table:table-cell office:value-type="float" office:value="0.0415258394863659" calcext:value-type="float">
            <text:p>0.0415258394863659</text:p>
          </table:table-cell>
          <table:table-cell office:value-type="float" office:value="0.687215980024969" calcext:value-type="float">
            <text:p>0.687215980024969</text:p>
          </table:table-cell>
          <table:table-cell office:value-type="float" office:value="0.0564202617780902" calcext:value-type="float">
            <text:p>0.0564202617780902</text:p>
          </table:table-cell>
          <table:table-cell office:value-type="float" office:value="0.689463171036205" calcext:value-type="float">
            <text:p>0.689463171036205</text:p>
          </table:table-cell>
          <table:table-cell office:value-type="float" office:value="0.0410000896954922" calcext:value-type="float">
            <text:p>0.0410000896954922</text:p>
          </table:table-cell>
          <table:table-cell office:value-type="float" office:value="0.689413233458177" calcext:value-type="float">
            <text:p>0.689413233458177</text:p>
          </table:table-cell>
          <table:table-cell office:value-type="float" office:value="0.0396013530003923" calcext:value-type="float">
            <text:p>0.0396013530003923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96491200634506" calcext:value-type="float">
            <text:p>0.0496491200634506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393525506719378" calcext:value-type="float">
            <text:p>0.0393525506719378</text:p>
          </table:table-cell>
          <table:table-cell office:value-type="float" office:value="0.675942571785268" calcext:value-type="float">
            <text:p>0.675942571785268</text:p>
          </table:table-cell>
          <table:table-cell office:value-type="float" office:value="0.0416815961694608" calcext:value-type="float">
            <text:p>0.0416815961694608</text:p>
          </table:table-cell>
          <table:table-cell office:value-type="float" office:value="0.684943820224719" calcext:value-type="float">
            <text:p>0.684943820224719</text:p>
          </table:table-cell>
          <table:table-cell office:value-type="float" office:value="0.0386185371730942" calcext:value-type="float">
            <text:p>0.0386185371730942</text:p>
          </table:table-cell>
          <table:table-cell office:value-type="float" office:value="0.678202247191011" calcext:value-type="float">
            <text:p>0.678202247191011</text:p>
          </table:table-cell>
          <table:table-cell office:value-type="float" office:value="0.0479468368098447" calcext:value-type="float">
            <text:p>0.0479468368098447</text:p>
          </table:table-cell>
          <table:table-cell office:value-type="float" office:value="0.686042446941323" calcext:value-type="float">
            <text:p>0.686042446941323</text:p>
          </table:table-cell>
          <table:table-cell office:value-type="float" office:value="0.0424469739622731" calcext:value-type="float">
            <text:p>0.0424469739622731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48150144315052" calcext:value-type="float">
            <text:p>0.048150144315052</text:p>
          </table:table-cell>
          <table:table-cell office:value-type="float" office:value="0.693870162297129" calcext:value-type="float">
            <text:p>0.693870162297129</text:p>
          </table:table-cell>
          <table:table-cell office:value-type="float" office:value="0.0484245203818884" calcext:value-type="float">
            <text:p>0.0484245203818884</text:p>
          </table:table-cell>
          <table:table-cell office:value-type="float" office:value="0.677128589263421" calcext:value-type="float">
            <text:p>0.677128589263421</text:p>
          </table:table-cell>
          <table:table-cell office:value-type="float" office:value="0.0559932415969323" calcext:value-type="float">
            <text:p>0.0559932415969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8252184769039" calcext:value-type="float">
            <text:p>0.688252184769039</text:p>
          </table:table-cell>
          <table:table-cell office:value-type="float" office:value="0.0402165671253046" calcext:value-type="float">
            <text:p>0.0402165671253046</text:p>
          </table:table-cell>
          <table:table-cell office:value-type="float" office:value="0.678189762796504" calcext:value-type="float">
            <text:p>0.678189762796504</text:p>
          </table:table-cell>
          <table:table-cell office:value-type="float" office:value="0.0411224344733862" calcext:value-type="float">
            <text:p>0.0411224344733862</text:p>
          </table:table-cell>
          <table:table-cell office:value-type="float" office:value="0.680461922596754" calcext:value-type="float">
            <text:p>0.680461922596754</text:p>
          </table:table-cell>
          <table:table-cell office:value-type="float" office:value="0.0482347793852227" calcext:value-type="float">
            <text:p>0.0482347793852227</text:p>
          </table:table-cell>
          <table:table-cell office:value-type="float" office:value="0.685006242197253" calcext:value-type="float">
            <text:p>0.685006242197253</text:p>
          </table:table-cell>
          <table:table-cell office:value-type="float" office:value="0.0435529633180968" calcext:value-type="float">
            <text:p>0.0435529633180968</text:p>
          </table:table-cell>
          <table:table-cell office:value-type="float" office:value="0.680461922596754" calcext:value-type="float">
            <text:p>0.680461922596754</text:p>
          </table:table-cell>
          <table:table-cell office:value-type="float" office:value="0.0470439657356935" calcext:value-type="float">
            <text:p>0.0470439657356935</text:p>
          </table:table-cell>
          <table:table-cell office:value-type="float" office:value="0.688339575530587" calcext:value-type="float">
            <text:p>0.688339575530587</text:p>
          </table:table-cell>
          <table:table-cell office:value-type="float" office:value="0.0536678355708507" calcext:value-type="float">
            <text:p>0.0536678355708507</text:p>
          </table:table-cell>
          <table:table-cell office:value-type="float" office:value="0.692771535580524" calcext:value-type="float">
            <text:p>0.692771535580524</text:p>
          </table:table-cell>
          <table:table-cell office:value-type="float" office:value="0.0444212327615821" calcext:value-type="float">
            <text:p>0.0444212327615821</text:p>
          </table:table-cell>
          <table:table-cell office:value-type="float" office:value="0.693882646691635" calcext:value-type="float">
            <text:p>0.693882646691635</text:p>
          </table:table-cell>
          <table:table-cell office:value-type="float" office:value="0.0486572947358801" calcext:value-type="float">
            <text:p>0.0486572947358801</text:p>
          </table:table-cell>
          <table:table-cell office:value-type="float" office:value="0.681573033707865" calcext:value-type="float">
            <text:p>0.681573033707865</text:p>
          </table:table-cell>
          <table:table-cell office:value-type="float" office:value="0.0433842718468715" calcext:value-type="float">
            <text:p>0.0433842718468715</text:p>
          </table:table-cell>
          <table:table-cell office:value-type="float" office:value="0.674831460674157" calcext:value-type="float">
            <text:p>0.674831460674157</text:p>
          </table:table-cell>
          <table:table-cell office:value-type="float" office:value="0.0468538880459669" calcext:value-type="float">
            <text:p>0.0468538880459669</text:p>
          </table:table-cell>
          <table:table-cell office:value-type="float" office:value="0.693895131086142" calcext:value-type="float">
            <text:p>0.693895131086142</text:p>
          </table:table-cell>
          <table:table-cell office:value-type="float" office:value="0.0494406699902956" calcext:value-type="float">
            <text:p>0.0494406699902956</text:p>
          </table:table-cell>
          <table:table-cell office:value-type="float" office:value="0.6770911360799" calcext:value-type="float">
            <text:p>0.6770911360799</text:p>
          </table:table-cell>
          <table:table-cell office:value-type="float" office:value="0.0498369512584919" calcext:value-type="float">
            <text:p>0.0498369512584919</text:p>
          </table:table-cell>
          <table:table-cell office:value-type="float" office:value="0.690511860174782" calcext:value-type="float">
            <text:p>0.690511860174782</text:p>
          </table:table-cell>
          <table:table-cell office:value-type="float" office:value="0.047557514370855" calcext:value-type="float">
            <text:p>0.047557514370855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539220511387314" calcext:value-type="float">
            <text:p>0.0539220511387314</text:p>
          </table:table-cell>
          <table:table-cell office:value-type="float" office:value="0.688214731585518" calcext:value-type="float">
            <text:p>0.688214731585518</text:p>
          </table:table-cell>
          <table:table-cell office:value-type="float" office:value="0.0563750617015753" calcext:value-type="float">
            <text:p>0.0563750617015753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57096122552212" calcext:value-type="float">
            <text:p>0.0570961225522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91622971285893" calcext:value-type="float">
            <text:p>0.691622971285893</text:p>
          </table:table-cell>
          <table:table-cell office:value-type="float" office:value="0.044295287359073" calcext:value-type="float">
            <text:p>0.044295287359073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492423673970499" calcext:value-type="float">
            <text:p>0.0492423673970499</text:p>
          </table:table-cell>
          <table:table-cell office:value-type="float" office:value="0.675980024968789" calcext:value-type="float">
            <text:p>0.675980024968789</text:p>
          </table:table-cell>
          <table:table-cell office:value-type="float" office:value="0.0519202804971718" calcext:value-type="float">
            <text:p>0.0519202804971718</text:p>
          </table:table-cell>
          <table:table-cell office:value-type="float" office:value="0.686104868913858" calcext:value-type="float">
            <text:p>0.686104868913858</text:p>
          </table:table-cell>
          <table:table-cell office:value-type="float" office:value="0.0333791014047956" calcext:value-type="float">
            <text:p>0.0333791014047956</text:p>
          </table:table-cell>
          <table:table-cell office:value-type="float" office:value="0.682659176029962" calcext:value-type="float">
            <text:p>0.682659176029962</text:p>
          </table:table-cell>
          <table:table-cell office:value-type="float" office:value="0.0435795961155098" calcext:value-type="float">
            <text:p>0.0435795961155098</text:p>
          </table:table-cell>
          <table:table-cell office:value-type="float" office:value="0.689463171036205" calcext:value-type="float">
            <text:p>0.689463171036205</text:p>
          </table:table-cell>
          <table:table-cell office:value-type="float" office:value="0.0537168934921737" calcext:value-type="float">
            <text:p>0.0537168934921737</text:p>
          </table:table-cell>
          <table:table-cell office:value-type="float" office:value="0.683820224719101" calcext:value-type="float">
            <text:p>0.683820224719101</text:p>
          </table:table-cell>
          <table:table-cell office:value-type="float" office:value="0.0454379824422852" calcext:value-type="float">
            <text:p>0.0454379824422852</text:p>
          </table:table-cell>
          <table:table-cell office:value-type="float" office:value="0.68605493133583" calcext:value-type="float">
            <text:p>0.68605493133583</text:p>
          </table:table-cell>
          <table:table-cell office:value-type="float" office:value="0.0518704198155883" calcext:value-type="float">
            <text:p>0.0518704198155883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45742441815867" calcext:value-type="float">
            <text:p>0.0445742441815867</text:p>
          </table:table-cell>
          <table:table-cell office:value-type="float" office:value="0.663607990012484" calcext:value-type="float">
            <text:p>0.663607990012484</text:p>
          </table:table-cell>
          <table:table-cell office:value-type="float" office:value="0.0428988392731961" calcext:value-type="float">
            <text:p>0.0428988392731961</text:p>
          </table:table-cell>
          <table:table-cell office:value-type="float" office:value="0.682671660424469" calcext:value-type="float">
            <text:p>0.682671660424469</text:p>
          </table:table-cell>
          <table:table-cell office:value-type="float" office:value="0.0566580281494515" calcext:value-type="float">
            <text:p>0.0566580281494515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87814586906898" calcext:value-type="float">
            <text:p>0.0487814586906898</text:p>
          </table:table-cell>
          <table:table-cell office:value-type="float" office:value="0.690499375780275" calcext:value-type="float">
            <text:p>0.690499375780275</text:p>
          </table:table-cell>
          <table:table-cell office:value-type="float" office:value="0.0482380536384193" calcext:value-type="float">
            <text:p>0.0482380536384193</text:p>
          </table:table-cell>
          <table:table-cell office:value-type="float" office:value="0.688277153558052" calcext:value-type="float">
            <text:p>0.688277153558052</text:p>
          </table:table-cell>
          <table:table-cell office:value-type="float" office:value="0.0430832195672387" calcext:value-type="float">
            <text:p>0.0430832195672387</text:p>
          </table:table-cell>
          <table:table-cell office:value-type="float" office:value="0.684868913857678" calcext:value-type="float">
            <text:p>0.684868913857678</text:p>
          </table:table-cell>
          <table:table-cell office:value-type="float" office:value="0.0584249151637766" calcext:value-type="float">
            <text:p>0.0584249151637766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535288689611948" calcext:value-type="float">
            <text:p>0.05352886896119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1543071161049" calcext:value-type="float">
            <text:p>0.681543071161049</text:p>
          </table:table-cell>
          <table:table-cell office:value-type="float" office:value="0.0423246711116036" calcext:value-type="float">
            <text:p>0.0423246711116036</text:p>
          </table:table-cell>
          <table:table-cell office:value-type="float" office:value="0.679787765293383" calcext:value-type="float">
            <text:p>0.679787765293383</text:p>
          </table:table-cell>
          <table:table-cell office:value-type="float" office:value="0.0466318659960659" calcext:value-type="float">
            <text:p>0.0466318659960659</text:p>
          </table:table-cell>
          <table:table-cell office:value-type="float" office:value="0.677765293383271" calcext:value-type="float">
            <text:p>0.677765293383271</text:p>
          </table:table-cell>
          <table:table-cell office:value-type="float" office:value="0.0476143115572742" calcext:value-type="float">
            <text:p>0.0476143115572742</text:p>
          </table:table-cell>
          <table:table-cell office:value-type="float" office:value="0.680269662921348" calcext:value-type="float">
            <text:p>0.680269662921348</text:p>
          </table:table-cell>
          <table:table-cell office:value-type="float" office:value="0.0449143615277685" calcext:value-type="float">
            <text:p>0.0449143615277685</text:p>
          </table:table-cell>
          <table:table-cell office:value-type="float" office:value="0.678664169787765" calcext:value-type="float">
            <text:p>0.678664169787765</text:p>
          </table:table-cell>
          <table:table-cell office:value-type="float" office:value="0.0449553977090336" calcext:value-type="float">
            <text:p>0.0449553977090336</text:p>
          </table:table-cell>
          <table:table-cell office:value-type="float" office:value="0.683403245942572" calcext:value-type="float">
            <text:p>0.683403245942572</text:p>
          </table:table-cell>
          <table:table-cell office:value-type="float" office:value="0.0470354764432947" calcext:value-type="float">
            <text:p>0.0470354764432947</text:p>
          </table:table-cell>
          <table:table-cell office:value-type="float" office:value="0.685375780274657" calcext:value-type="float">
            <text:p>0.685375780274657</text:p>
          </table:table-cell>
          <table:table-cell office:value-type="float" office:value="0.0404439006173647" calcext:value-type="float">
            <text:p>0.0404439006173647</text:p>
          </table:table-cell>
          <table:table-cell office:value-type="float" office:value="0.678639200998752" calcext:value-type="float">
            <text:p>0.678639200998752</text:p>
          </table:table-cell>
          <table:table-cell office:value-type="float" office:value="0.0522172133826801" calcext:value-type="float">
            <text:p>0.0522172133826801</text:p>
          </table:table-cell>
          <table:table-cell office:value-type="float" office:value="0.678434456928839" calcext:value-type="float">
            <text:p>0.678434456928839</text:p>
          </table:table-cell>
          <table:table-cell office:value-type="float" office:value="0.0406651901212039" calcext:value-type="float">
            <text:p>0.0406651901212039</text:p>
          </table:table-cell>
          <table:table-cell office:value-type="float" office:value="0.664978776529338" calcext:value-type="float">
            <text:p>0.664978776529338</text:p>
          </table:table-cell>
          <table:table-cell office:value-type="float" office:value="0.0439307390783579" calcext:value-type="float">
            <text:p>0.0439307390783579</text:p>
          </table:table-cell>
          <table:table-cell office:value-type="float" office:value="0.679772784019975" calcext:value-type="float">
            <text:p>0.679772784019975</text:p>
          </table:table-cell>
          <table:table-cell office:value-type="float" office:value="0.0516326153739884" calcext:value-type="float">
            <text:p>0.0516326153739884</text:p>
          </table:table-cell>
          <table:table-cell office:value-type="float" office:value="0.673278401997503" calcext:value-type="float">
            <text:p>0.673278401997503</text:p>
          </table:table-cell>
          <table:table-cell office:value-type="float" office:value="0.0505993244647551" calcext:value-type="float">
            <text:p>0.0505993244647551</text:p>
          </table:table-cell>
          <table:table-cell office:value-type="float" office:value="0.687610486891386" calcext:value-type="float">
            <text:p>0.687610486891386</text:p>
          </table:table-cell>
          <table:table-cell office:value-type="float" office:value="0.0436883596068722" calcext:value-type="float">
            <text:p>0.0436883596068722</text:p>
          </table:table-cell>
          <table:table-cell office:value-type="float" office:value="0.681315855181024" calcext:value-type="float">
            <text:p>0.681315855181024</text:p>
          </table:table-cell>
          <table:table-cell office:value-type="float" office:value="0.0485675895630342" calcext:value-type="float">
            <text:p>0.0485675895630342</text:p>
          </table:table-cell>
          <table:table-cell office:value-type="float" office:value="0.686222222222222" calcext:value-type="float">
            <text:p>0.686222222222222</text:p>
          </table:table-cell>
          <table:table-cell office:value-type="float" office:value="0.050500326246279" calcext:value-type="float">
            <text:p>0.050500326246279</text:p>
          </table:table-cell>
          <table:table-cell office:value-type="float" office:value="0.673061173533084" calcext:value-type="float">
            <text:p>0.673061173533084</text:p>
          </table:table-cell>
          <table:table-cell office:value-type="float" office:value="0.0540243592047078" calcext:value-type="float">
            <text:p>0.0540243592047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0.820966183574879" calcext:value-type="float">
            <text:p>0.820966183574879</text:p>
          </table:table-cell>
          <table:table-cell office:value-type="float" office:value="0.0662320230460613" calcext:value-type="float">
            <text:p>0.0662320230460613</text:p>
          </table:table-cell>
          <table:table-cell office:value-type="float" office:value="0.800869565217391" calcext:value-type="float">
            <text:p>0.800869565217391</text:p>
          </table:table-cell>
          <table:table-cell office:value-type="float" office:value="0.0276914572802571" calcext:value-type="float">
            <text:p>0.0276914572802571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39655692835207" calcext:value-type="float">
            <text:p>0.039655692835207</text:p>
          </table:table-cell>
          <table:table-cell office:value-type="float" office:value="0.809806763285024" calcext:value-type="float">
            <text:p>0.809806763285024</text:p>
          </table:table-cell>
          <table:table-cell office:value-type="float" office:value="0.0529964632806221" calcext:value-type="float">
            <text:p>0.0529964632806221</text:p>
          </table:table-cell>
          <table:table-cell office:value-type="float" office:value="0.836328502415459" calcext:value-type="float">
            <text:p>0.836328502415459</text:p>
          </table:table-cell>
          <table:table-cell office:value-type="float" office:value="0.0405929993831733" calcext:value-type="float">
            <text:p>0.0405929993831733</text:p>
          </table:table-cell>
          <table:table-cell office:value-type="float" office:value="0.812028985507246" calcext:value-type="float">
            <text:p>0.812028985507246</text:p>
          </table:table-cell>
          <table:table-cell office:value-type="float" office:value="0.0579506360675193" calcext:value-type="float">
            <text:p>0.0579506360675193</text:p>
          </table:table-cell>
          <table:table-cell office:value-type="float" office:value="0.849710144927536" calcext:value-type="float">
            <text:p>0.849710144927536</text:p>
          </table:table-cell>
          <table:table-cell office:value-type="float" office:value="0.0533438974889031" calcext:value-type="float">
            <text:p>0.0533438974889031</text:p>
          </table:table-cell>
          <table:table-cell office:value-type="float" office:value="0.825458937198068" calcext:value-type="float">
            <text:p>0.825458937198068</text:p>
          </table:table-cell>
          <table:table-cell office:value-type="float" office:value="0.070300893932064" calcext:value-type="float">
            <text:p>0.070300893932064</text:p>
          </table:table-cell>
          <table:table-cell office:value-type="float" office:value="0.845314009661836" calcext:value-type="float">
            <text:p>0.845314009661836</text:p>
          </table:table-cell>
          <table:table-cell office:value-type="float" office:value="0.0566121833957943" calcext:value-type="float">
            <text:p>0.0566121833957943</text:p>
          </table:table-cell>
          <table:table-cell office:value-type="float" office:value="0.831884057971014" calcext:value-type="float">
            <text:p>0.831884057971014</text:p>
          </table:table-cell>
          <table:table-cell office:value-type="float" office:value="0.0404542702462107" calcext:value-type="float">
            <text:p>0.0404542702462107</text:p>
          </table:table-cell>
          <table:table-cell office:value-type="float" office:value="0.847584541062802" calcext:value-type="float">
            <text:p>0.847584541062802</text:p>
          </table:table-cell>
          <table:table-cell office:value-type="float" office:value="0.0555717729369432" calcext:value-type="float">
            <text:p>0.0555717729369432</text:p>
          </table:table-cell>
          <table:table-cell office:value-type="float" office:value="0.825314009661836" calcext:value-type="float">
            <text:p>0.825314009661836</text:p>
          </table:table-cell>
          <table:table-cell office:value-type="float" office:value="0.053786243899129" calcext:value-type="float">
            <text:p>0.053786243899129</text:p>
          </table:table-cell>
          <table:table-cell office:value-type="float" office:value="0.834057971014493" calcext:value-type="float">
            <text:p>0.834057971014493</text:p>
          </table:table-cell>
          <table:table-cell office:value-type="float" office:value="0.0470524953085005" calcext:value-type="float">
            <text:p>0.0470524953085005</text:p>
          </table:table-cell>
          <table:table-cell office:value-type="float" office:value="0.834009661835749" calcext:value-type="float">
            <text:p>0.834009661835749</text:p>
          </table:table-cell>
          <table:table-cell office:value-type="float" office:value="0.0383768040264668" calcext:value-type="float">
            <text:p>0.0383768040264668</text:p>
          </table:table-cell>
          <table:table-cell office:value-type="float" office:value="0.825265700483092" calcext:value-type="float">
            <text:p>0.825265700483092</text:p>
          </table:table-cell>
          <table:table-cell office:value-type="float" office:value="0.0261782957918457" calcext:value-type="float">
            <text:p>0.0261782957918457</text:p>
          </table:table-cell>
          <table:table-cell office:value-type="float" office:value="0.822898550724637" calcext:value-type="float">
            <text:p>0.822898550724637</text:p>
          </table:table-cell>
          <table:table-cell office:value-type="float" office:value="0.0535703075442372" calcext:value-type="float">
            <text:p>0.05357030754423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0.829806763285024" calcext:value-type="float">
            <text:p>0.829806763285024</text:p>
          </table:table-cell>
          <table:table-cell office:value-type="float" office:value="0.0626911984654862" calcext:value-type="float">
            <text:p>0.0626911984654862</text:p>
          </table:table-cell>
          <table:table-cell office:value-type="float" office:value="0.820869565217391" calcext:value-type="float">
            <text:p>0.820869565217391</text:p>
          </table:table-cell>
          <table:table-cell office:value-type="float" office:value="0.0407453868131713" calcext:value-type="float">
            <text:p>0.0407453868131713</text:p>
          </table:table-cell>
          <table:table-cell office:value-type="float" office:value="0.856280193236715" calcext:value-type="float">
            <text:p>0.856280193236715</text:p>
          </table:table-cell>
          <table:table-cell office:value-type="float" office:value="0.0543669674647603" calcext:value-type="float">
            <text:p>0.0543669674647603</text:p>
          </table:table-cell>
          <table:table-cell office:value-type="float" office:value="0.829806763285024" calcext:value-type="float">
            <text:p>0.829806763285024</text:p>
          </table:table-cell>
          <table:table-cell office:value-type="float" office:value="0.0677393724434376" calcext:value-type="float">
            <text:p>0.0677393724434376</text:p>
          </table:table-cell>
          <table:table-cell office:value-type="float" office:value="0.854154589371981" calcext:value-type="float">
            <text:p>0.854154589371981</text:p>
          </table:table-cell>
          <table:table-cell office:value-type="float" office:value="0.0505186883158906" calcext:value-type="float">
            <text:p>0.0505186883158906</text:p>
          </table:table-cell>
          <table:table-cell office:value-type="float" office:value="0.853961352657005" calcext:value-type="float">
            <text:p>0.853961352657005</text:p>
          </table:table-cell>
          <table:table-cell office:value-type="float" office:value="0.0407709943489778" calcext:value-type="float">
            <text:p>0.0407709943489778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542625083288111" calcext:value-type="float">
            <text:p>0.0542625083288111</text:p>
          </table:table-cell>
          <table:table-cell office:value-type="float" office:value="0.840821256038647" calcext:value-type="float">
            <text:p>0.840821256038647</text:p>
          </table:table-cell>
          <table:table-cell office:value-type="float" office:value="0.0536718865109135" calcext:value-type="float">
            <text:p>0.0536718865109135</text:p>
          </table:table-cell>
          <table:table-cell office:value-type="float" office:value="0.849613526570048" calcext:value-type="float">
            <text:p>0.849613526570048</text:p>
          </table:table-cell>
          <table:table-cell office:value-type="float" office:value="0.0528955726777364" calcext:value-type="float">
            <text:p>0.0528955726777364</text:p>
          </table:table-cell>
          <table:table-cell office:value-type="float" office:value="0.843043478260869" calcext:value-type="float">
            <text:p>0.843043478260869</text:p>
          </table:table-cell>
          <table:table-cell office:value-type="float" office:value="0.0431276193006522" calcext:value-type="float">
            <text:p>0.0431276193006522</text:p>
          </table:table-cell>
          <table:table-cell office:value-type="float" office:value="0.854009661835749" calcext:value-type="float">
            <text:p>0.854009661835749</text:p>
          </table:table-cell>
          <table:table-cell office:value-type="float" office:value="0.0418039892887074" calcext:value-type="float">
            <text:p>0.0418039892887074</text:p>
          </table:table-cell>
          <table:table-cell office:value-type="float" office:value="0.842995169082126" calcext:value-type="float">
            <text:p>0.842995169082126</text:p>
          </table:table-cell>
          <table:table-cell office:value-type="float" office:value="0.0418883884238795" calcext:value-type="float">
            <text:p>0.0418883884238795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16803675732443" calcext:value-type="float">
            <text:p>0.0416803675732443</text:p>
          </table:table-cell>
          <table:table-cell office:value-type="float" office:value="0.840579710144927" calcext:value-type="float">
            <text:p>0.840579710144927</text:p>
          </table:table-cell>
          <table:table-cell office:value-type="float" office:value="0.0364149962223048" calcext:value-type="float">
            <text:p>0.0364149962223048</text:p>
          </table:table-cell>
          <table:table-cell office:value-type="float" office:value="0.84512077294686" calcext:value-type="float">
            <text:p>0.84512077294686</text:p>
          </table:table-cell>
          <table:table-cell office:value-type="float" office:value="0.0295842612826515" calcext:value-type="float">
            <text:p>0.0295842612826515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417836696520633" calcext:value-type="float">
            <text:p>0.04178366965206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0.831980676328502" calcext:value-type="float">
            <text:p>0.831980676328502</text:p>
          </table:table-cell>
          <table:table-cell office:value-type="float" office:value="0.0516352584124111" calcext:value-type="float">
            <text:p>0.0516352584124111</text:p>
          </table:table-cell>
          <table:table-cell office:value-type="float" office:value="0.811884057971014" calcext:value-type="float">
            <text:p>0.811884057971014</text:p>
          </table:table-cell>
          <table:table-cell office:value-type="float" office:value="0.0495855016309151" calcext:value-type="float">
            <text:p>0.0495855016309151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381533444126748" calcext:value-type="float">
            <text:p>0.0381533444126748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571489621434143" calcext:value-type="float">
            <text:p>0.0571489621434143</text:p>
          </table:table-cell>
          <table:table-cell office:value-type="float" office:value="0.849661835748792" calcext:value-type="float">
            <text:p>0.849661835748792</text:p>
          </table:table-cell>
          <table:table-cell office:value-type="float" office:value="0.0482730944139828" calcext:value-type="float">
            <text:p>0.0482730944139828</text:p>
          </table:table-cell>
          <table:table-cell office:value-type="float" office:value="0.851690821256038" calcext:value-type="float">
            <text:p>0.851690821256038</text:p>
          </table:table-cell>
          <table:table-cell office:value-type="float" office:value="0.0504609355875026" calcext:value-type="float">
            <text:p>0.0504609355875026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52309321115357" calcext:value-type="float">
            <text:p>0.052309321115357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34654559252751" calcext:value-type="float">
            <text:p>0.0534654559252751</text:p>
          </table:table-cell>
          <table:table-cell office:value-type="float" office:value="0.854106280193237" calcext:value-type="float">
            <text:p>0.854106280193237</text:p>
          </table:table-cell>
          <table:table-cell office:value-type="float" office:value="0.0549999051165704" calcext:value-type="float">
            <text:p>0.0549999051165704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394458898803918" calcext:value-type="float">
            <text:p>0.0394458898803918</text:p>
          </table:table-cell>
          <table:table-cell office:value-type="float" office:value="0.853961352657005" calcext:value-type="float">
            <text:p>0.853961352657005</text:p>
          </table:table-cell>
          <table:table-cell office:value-type="float" office:value="0.0514774542998393" calcext:value-type="float">
            <text:p>0.0514774542998393</text:p>
          </table:table-cell>
          <table:table-cell office:value-type="float" office:value="0.838454106280193" calcext:value-type="float">
            <text:p>0.838454106280193</text:p>
          </table:table-cell>
          <table:table-cell office:value-type="float" office:value="0.0407297280692835" calcext:value-type="float">
            <text:p>0.0407297280692835</text:p>
          </table:table-cell>
          <table:table-cell office:value-type="float" office:value="0.840821256038647" calcext:value-type="float">
            <text:p>0.840821256038647</text:p>
          </table:table-cell>
          <table:table-cell office:value-type="float" office:value="0.0410241047808515" calcext:value-type="float">
            <text:p>0.0410241047808515</text:p>
          </table:table-cell>
          <table:table-cell office:value-type="float" office:value="0.853913043478261" calcext:value-type="float">
            <text:p>0.853913043478261</text:p>
          </table:table-cell>
          <table:table-cell office:value-type="float" office:value="0.0472301392393904" calcext:value-type="float">
            <text:p>0.0472301392393904</text:p>
          </table:table-cell>
          <table:table-cell office:value-type="float" office:value="0.84512077294686" calcext:value-type="float">
            <text:p>0.84512077294686</text:p>
          </table:table-cell>
          <table:table-cell office:value-type="float" office:value="0.0377349355456363" calcext:value-type="float">
            <text:p>0.0377349355456363</text:p>
          </table:table-cell>
          <table:table-cell office:value-type="float" office:value="0.836425120772947" calcext:value-type="float">
            <text:p>0.836425120772947</text:p>
          </table:table-cell>
          <table:table-cell office:value-type="float" office:value="0.046179127795109" calcext:value-type="float">
            <text:p>0.0461791277951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0.82975845410628" calcext:value-type="float">
            <text:p>0.82975845410628</text:p>
          </table:table-cell>
          <table:table-cell office:value-type="float" office:value="0.0556146620162604" calcext:value-type="float">
            <text:p>0.0556146620162604</text:p>
          </table:table-cell>
          <table:table-cell office:value-type="float" office:value="0.81415458937198" calcext:value-type="float">
            <text:p>0.81415458937198</text:p>
          </table:table-cell>
          <table:table-cell office:value-type="float" office:value="0.0514199967595913" calcext:value-type="float">
            <text:p>0.0514199967595913</text:p>
          </table:table-cell>
          <table:table-cell office:value-type="float" office:value="0.836328502415459" calcext:value-type="float">
            <text:p>0.836328502415459</text:p>
          </table:table-cell>
          <table:table-cell office:value-type="float" office:value="0.0444104750110915" calcext:value-type="float">
            <text:p>0.0444104750110915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65131517115947" calcext:value-type="float">
            <text:p>0.0465131517115947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6619845398008" calcext:value-type="float">
            <text:p>0.046619845398008</text:p>
          </table:table-cell>
          <table:table-cell office:value-type="float" office:value="0.849468599033816" calcext:value-type="float">
            <text:p>0.849468599033816</text:p>
          </table:table-cell>
          <table:table-cell office:value-type="float" office:value="0.0532615603004445" calcext:value-type="float">
            <text:p>0.0532615603004445</text:p>
          </table:table-cell>
          <table:table-cell office:value-type="float" office:value="0.858454106280193" calcext:value-type="float">
            <text:p>0.858454106280193</text:p>
          </table:table-cell>
          <table:table-cell office:value-type="float" office:value="0.0444887641050982" calcext:value-type="float">
            <text:p>0.0444887641050982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54349412513376" calcext:value-type="float">
            <text:p>0.054349412513376</text:p>
          </table:table-cell>
          <table:table-cell office:value-type="float" office:value="0.858454106280193" calcext:value-type="float">
            <text:p>0.858454106280193</text:p>
          </table:table-cell>
          <table:table-cell office:value-type="float" office:value="0.0523708535292491" calcext:value-type="float">
            <text:p>0.0523708535292491</text:p>
          </table:table-cell>
          <table:table-cell office:value-type="float" office:value="0.849613526570048" calcext:value-type="float">
            <text:p>0.849613526570048</text:p>
          </table:table-cell>
          <table:table-cell office:value-type="float" office:value="0.0412377002137535" calcext:value-type="float">
            <text:p>0.0412377002137535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479105669613431" calcext:value-type="float">
            <text:p>0.0479105669613431</text:p>
          </table:table-cell>
          <table:table-cell office:value-type="float" office:value="0.847342995169082" calcext:value-type="float">
            <text:p>0.847342995169082</text:p>
          </table:table-cell>
          <table:table-cell office:value-type="float" office:value="0.043691253802542" calcext:value-type="float">
            <text:p>0.043691253802542</text:p>
          </table:table-cell>
          <table:table-cell office:value-type="float" office:value="0.851835748792271" calcext:value-type="float">
            <text:p>0.851835748792271</text:p>
          </table:table-cell>
          <table:table-cell office:value-type="float" office:value="0.0429369596373307" calcext:value-type="float">
            <text:p>0.0429369596373307</text:p>
          </table:table-cell>
          <table:table-cell office:value-type="float" office:value="0.856135265700483" calcext:value-type="float">
            <text:p>0.856135265700483</text:p>
          </table:table-cell>
          <table:table-cell office:value-type="float" office:value="0.0547858178533893" calcext:value-type="float">
            <text:p>0.0547858178533893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68786865200079" calcext:value-type="float">
            <text:p>0.0468786865200079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520784996629028" calcext:value-type="float">
            <text:p>0.05207849966290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0.829710144927536" calcext:value-type="float">
            <text:p>0.829710144927536</text:p>
          </table:table-cell>
          <table:table-cell office:value-type="float" office:value="0.0529128258642643" calcext:value-type="float">
            <text:p>0.0529128258642643</text:p>
          </table:table-cell>
          <table:table-cell office:value-type="float" office:value="0.820821256038647" calcext:value-type="float">
            <text:p>0.820821256038647</text:p>
          </table:table-cell>
          <table:table-cell office:value-type="float" office:value="0.0408855699714493" calcext:value-type="float">
            <text:p>0.0408855699714493</text:p>
          </table:table-cell>
          <table:table-cell office:value-type="float" office:value="0.842995169082126" calcext:value-type="float">
            <text:p>0.842995169082126</text:p>
          </table:table-cell>
          <table:table-cell office:value-type="float" office:value="0.0445900669249249" calcext:value-type="float">
            <text:p>0.0445900669249249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6771446744316" calcext:value-type="float">
            <text:p>0.046771446744316</text:p>
          </table:table-cell>
          <table:table-cell office:value-type="float" office:value="0.856231884057971" calcext:value-type="float">
            <text:p>0.856231884057971</text:p>
          </table:table-cell>
          <table:table-cell office:value-type="float" office:value="0.0523199284790113" calcext:value-type="float">
            <text:p>0.0523199284790113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92598093607074" calcext:value-type="float">
            <text:p>0.0492598093607074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05412234740228" calcext:value-type="float">
            <text:p>0.0405412234740228</text:p>
          </table:table-cell>
          <table:table-cell office:value-type="float" office:value="0.854106280193237" calcext:value-type="float">
            <text:p>0.854106280193237</text:p>
          </table:table-cell>
          <table:table-cell office:value-type="float" office:value="0.0570843809325391" calcext:value-type="float">
            <text:p>0.0570843809325391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532417171129525" calcext:value-type="float">
            <text:p>0.0532417171129525</text:p>
          </table:table-cell>
          <table:table-cell office:value-type="float" office:value="0.851835748792271" calcext:value-type="float">
            <text:p>0.851835748792271</text:p>
          </table:table-cell>
          <table:table-cell office:value-type="float" office:value="0.0466133093643184" calcext:value-type="float">
            <text:p>0.0466133093643184</text:p>
          </table:table-cell>
          <table:table-cell office:value-type="float" office:value="0.854009661835749" calcext:value-type="float">
            <text:p>0.854009661835749</text:p>
          </table:table-cell>
          <table:table-cell office:value-type="float" office:value="0.0534707906810706" calcext:value-type="float">
            <text:p>0.0534707906810706</text:p>
          </table:table-cell>
          <table:table-cell office:value-type="float" office:value="0.856183574879227" calcext:value-type="float">
            <text:p>0.856183574879227</text:p>
          </table:table-cell>
          <table:table-cell office:value-type="float" office:value="0.0459679880467941" calcext:value-type="float">
            <text:p>0.0459679880467941</text:p>
          </table:table-cell>
          <table:table-cell office:value-type="float" office:value="0.854009661835749" calcext:value-type="float">
            <text:p>0.854009661835749</text:p>
          </table:table-cell>
          <table:table-cell office:value-type="float" office:value="0.0332868587777252" calcext:value-type="float">
            <text:p>0.0332868587777252</text:p>
          </table:table-cell>
          <table:table-cell office:value-type="float" office:value="0.854009661835749" calcext:value-type="float">
            <text:p>0.854009661835749</text:p>
          </table:table-cell>
          <table:table-cell office:value-type="float" office:value="0.0524345886515784" calcext:value-type="float">
            <text:p>0.0524345886515784</text:p>
          </table:table-cell>
          <table:table-cell office:value-type="float" office:value="0.856231884057971" calcext:value-type="float">
            <text:p>0.856231884057971</text:p>
          </table:table-cell>
          <table:table-cell office:value-type="float" office:value="0.0392988562516287" calcext:value-type="float">
            <text:p>0.0392988562516287</text:p>
          </table:table-cell>
          <table:table-cell office:value-type="float" office:value="0.84512077294686" calcext:value-type="float">
            <text:p>0.84512077294686</text:p>
          </table:table-cell>
          <table:table-cell office:value-type="float" office:value="0.0431611264522584" calcext:value-type="float">
            <text:p>0.043161126452258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0.828444444444444" calcext:value-type="float">
            <text:p>0.828444444444444</text:p>
          </table:table-cell>
          <table:table-cell office:value-type="float" office:value="0.0578171935608967" calcext:value-type="float">
            <text:p>0.0578171935608967</text:p>
          </table:table-cell>
          <table:table-cell office:value-type="float" office:value="0.813719806763285" calcext:value-type="float">
            <text:p>0.813719806763285</text:p>
          </table:table-cell>
          <table:table-cell office:value-type="float" office:value="0.0420655824910768" calcext:value-type="float">
            <text:p>0.0420655824910768</text:p>
          </table:table-cell>
          <table:table-cell office:value-type="float" office:value="0.845188405797101" calcext:value-type="float">
            <text:p>0.845188405797101</text:p>
          </table:table-cell>
          <table:table-cell office:value-type="float" office:value="0.0442353093297317" calcext:value-type="float">
            <text:p>0.0442353093297317</text:p>
          </table:table-cell>
          <table:table-cell office:value-type="float" office:value="0.837227053140097" calcext:value-type="float">
            <text:p>0.837227053140097</text:p>
          </table:table-cell>
          <table:table-cell office:value-type="float" office:value="0.0542338792646769" calcext:value-type="float">
            <text:p>0.0542338792646769</text:p>
          </table:table-cell>
          <table:table-cell office:value-type="float" office:value="0.849632850241546" calcext:value-type="float">
            <text:p>0.849632850241546</text:p>
          </table:table-cell>
          <table:table-cell office:value-type="float" office:value="0.0476649111980132" calcext:value-type="float">
            <text:p>0.0476649111980132</text:p>
          </table:table-cell>
          <table:table-cell office:value-type="float" office:value="0.843777777777778" calcext:value-type="float">
            <text:p>0.843777777777778</text:p>
          </table:table-cell>
          <table:table-cell office:value-type="float" office:value="0.0503407871330303" calcext:value-type="float">
            <text:p>0.0503407871330303</text:p>
          </table:table-cell>
          <table:table-cell office:value-type="float" office:value="0.853159420289855" calcext:value-type="float">
            <text:p>0.853159420289855</text:p>
          </table:table-cell>
          <table:table-cell office:value-type="float" office:value="0.0489891429024384" calcext:value-type="float">
            <text:p>0.0489891429024384</text:p>
          </table:table-cell>
          <table:table-cell office:value-type="float" office:value="0.844376811594203" calcext:value-type="float">
            <text:p>0.844376811594203</text:p>
          </table:table-cell>
          <table:table-cell office:value-type="float" office:value="0.0577744059628335" calcext:value-type="float">
            <text:p>0.0577744059628335</text:p>
          </table:table-cell>
          <table:table-cell office:value-type="float" office:value="0.852309178743961" calcext:value-type="float">
            <text:p>0.852309178743961</text:p>
          </table:table-cell>
          <table:table-cell office:value-type="float" office:value="0.0540240463664605" calcext:value-type="float">
            <text:p>0.0540240463664605</text:p>
          </table:table-cell>
          <table:table-cell office:value-type="float" office:value="0.844753623188406" calcext:value-type="float">
            <text:p>0.844753623188406</text:p>
          </table:table-cell>
          <table:table-cell office:value-type="float" office:value="0.0421757578010653" calcext:value-type="float">
            <text:p>0.0421757578010653</text:p>
          </table:table-cell>
          <table:table-cell office:value-type="float" office:value="0.852724637681159" calcext:value-type="float">
            <text:p>0.852724637681159</text:p>
          </table:table-cell>
          <table:table-cell office:value-type="float" office:value="0.0500469148335807" calcext:value-type="float">
            <text:p>0.0500469148335807</text:p>
          </table:table-cell>
          <table:table-cell office:value-type="float" office:value="0.842057971014493" calcext:value-type="float">
            <text:p>0.842057971014493</text:p>
          </table:table-cell>
          <table:table-cell office:value-type="float" office:value="0.0452127204483256" calcext:value-type="float">
            <text:p>0.0452127204483256</text:p>
          </table:table-cell>
          <table:table-cell office:value-type="float" office:value="0.843855072463768" calcext:value-type="float">
            <text:p>0.843855072463768</text:p>
          </table:table-cell>
          <table:table-cell office:value-type="float" office:value="0.0411961572155304" calcext:value-type="float">
            <text:p>0.0411961572155304</text:p>
          </table:table-cell>
          <table:table-cell office:value-type="float" office:value="0.847729468599034" calcext:value-type="float">
            <text:p>0.847729468599034</text:p>
          </table:table-cell>
          <table:table-cell office:value-type="float" office:value="0.0458484691986259" calcext:value-type="float">
            <text:p>0.0458484691986259</text:p>
          </table:table-cell>
          <table:table-cell office:value-type="float" office:value="0.844695652173913" calcext:value-type="float">
            <text:p>0.844695652173913</text:p>
          </table:table-cell>
          <table:table-cell office:value-type="float" office:value="0.035935007078354" calcext:value-type="float">
            <text:p>0.035935007078354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473545462213141" calcext:value-type="float">
            <text:p>0.04735454622131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534895308539846" calcext:value-type="float">
            <text:p>0.0534895308539846</text:p>
          </table:table-cell>
          <table:table-cell office:value-type="float" office:value="0.842995169082126" calcext:value-type="float">
            <text:p>0.842995169082126</text:p>
          </table:table-cell>
          <table:table-cell office:value-type="float" office:value="0.0629569909568794" calcext:value-type="float">
            <text:p>0.0629569909568794</text:p>
          </table:table-cell>
          <table:table-cell office:value-type="float" office:value="0.829710144927536" calcext:value-type="float">
            <text:p>0.829710144927536</text:p>
          </table:table-cell>
          <table:table-cell office:value-type="float" office:value="0.064381333165522" calcext:value-type="float">
            <text:p>0.064381333165522</text:p>
          </table:table-cell>
          <table:table-cell office:value-type="float" office:value="0.834251207729469" calcext:value-type="float">
            <text:p>0.834251207729469</text:p>
          </table:table-cell>
          <table:table-cell office:value-type="float" office:value="0.0565969055775851" calcext:value-type="float">
            <text:p>0.0565969055775851</text:p>
          </table:table-cell>
          <table:table-cell office:value-type="float" office:value="0.82975845410628" calcext:value-type="float">
            <text:p>0.82975845410628</text:p>
          </table:table-cell>
          <table:table-cell office:value-type="float" office:value="0.0556146620162604" calcext:value-type="float">
            <text:p>0.0556146620162604</text:p>
          </table:table-cell>
          <table:table-cell office:value-type="float" office:value="0.825217391304348" calcext:value-type="float">
            <text:p>0.825217391304348</text:p>
          </table:table-cell>
          <table:table-cell office:value-type="float" office:value="0.0506705741590276" calcext:value-type="float">
            <text:p>0.0506705741590276</text:p>
          </table:table-cell>
          <table:table-cell office:value-type="float" office:value="0.831787439613527" calcext:value-type="float">
            <text:p>0.831787439613527</text:p>
          </table:table-cell>
          <table:table-cell office:value-type="float" office:value="0.0484130927483115" calcext:value-type="float">
            <text:p>0.0484130927483115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467512893678742" calcext:value-type="float">
            <text:p>0.0467512893678742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5250342398782" calcext:value-type="float">
            <text:p>0.045250342398782</text:p>
          </table:table-cell>
          <table:table-cell office:value-type="float" office:value="0.827391304347826" calcext:value-type="float">
            <text:p>0.827391304347826</text:p>
          </table:table-cell>
          <table:table-cell office:value-type="float" office:value="0.0511297119858484" calcext:value-type="float">
            <text:p>0.0511297119858484</text:p>
          </table:table-cell>
          <table:table-cell office:value-type="float" office:value="0.831980676328502" calcext:value-type="float">
            <text:p>0.831980676328502</text:p>
          </table:table-cell>
          <table:table-cell office:value-type="float" office:value="0.0557239390864554" calcext:value-type="float">
            <text:p>0.0557239390864554</text:p>
          </table:table-cell>
          <table:table-cell office:value-type="float" office:value="0.805314009661836" calcext:value-type="float">
            <text:p>0.805314009661836</text:p>
          </table:table-cell>
          <table:table-cell office:value-type="float" office:value="0.0520729226761521" calcext:value-type="float">
            <text:p>0.0520729226761521</text:p>
          </table:table-cell>
          <table:table-cell office:value-type="float" office:value="0.832173913043478" calcext:value-type="float">
            <text:p>0.832173913043478</text:p>
          </table:table-cell>
          <table:table-cell office:value-type="float" office:value="0.054882477809265" calcext:value-type="float">
            <text:p>0.054882477809265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462069711679263" calcext:value-type="float">
            <text:p>0.0462069711679263</text:p>
          </table:table-cell>
          <table:table-cell office:value-type="float" office:value="0.822946859903382" calcext:value-type="float">
            <text:p>0.822946859903382</text:p>
          </table:table-cell>
          <table:table-cell office:value-type="float" office:value="0.0563309099969858" calcext:value-type="float">
            <text:p>0.0563309099969858</text:p>
          </table:table-cell>
          <table:table-cell office:value-type="float" office:value="0.831884057971014" calcext:value-type="float">
            <text:p>0.831884057971014</text:p>
          </table:table-cell>
          <table:table-cell office:value-type="float" office:value="0.0432456352106537" calcext:value-type="float">
            <text:p>0.04324563521065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34106280193237" calcext:value-type="float">
            <text:p>0.834106280193237</text:p>
          </table:table-cell>
          <table:table-cell office:value-type="float" office:value="0.0443557891945221" calcext:value-type="float">
            <text:p>0.0443557891945221</text:p>
          </table:table-cell>
          <table:table-cell office:value-type="float" office:value="0.847294685990338" calcext:value-type="float">
            <text:p>0.847294685990338</text:p>
          </table:table-cell>
          <table:table-cell office:value-type="float" office:value="0.0508563328882274" calcext:value-type="float">
            <text:p>0.0508563328882274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88132850161197" calcext:value-type="float">
            <text:p>0.0488132850161197</text:p>
          </table:table-cell>
          <table:table-cell office:value-type="float" office:value="0.84975845410628" calcext:value-type="float">
            <text:p>0.84975845410628</text:p>
          </table:table-cell>
          <table:table-cell office:value-type="float" office:value="0.0542288313812539" calcext:value-type="float">
            <text:p>0.0542288313812539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404491740409384" calcext:value-type="float">
            <text:p>0.0404491740409384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384885357701382" calcext:value-type="float">
            <text:p>0.0384885357701382</text:p>
          </table:table-cell>
          <table:table-cell office:value-type="float" office:value="0.838454106280193" calcext:value-type="float">
            <text:p>0.838454106280193</text:p>
          </table:table-cell>
          <table:table-cell office:value-type="float" office:value="0.0445884385866299" calcext:value-type="float">
            <text:p>0.0445884385866299</text:p>
          </table:table-cell>
          <table:table-cell office:value-type="float" office:value="0.865169082125604" calcext:value-type="float">
            <text:p>0.865169082125604</text:p>
          </table:table-cell>
          <table:table-cell office:value-type="float" office:value="0.0490435063894" calcext:value-type="float">
            <text:p>0.0490435063894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52115013758031" calcext:value-type="float">
            <text:p>0.0452115013758031</text:p>
          </table:table-cell>
          <table:table-cell office:value-type="float" office:value="0.840772946859903" calcext:value-type="float">
            <text:p>0.840772946859903</text:p>
          </table:table-cell>
          <table:table-cell office:value-type="float" office:value="0.0569002014762171" calcext:value-type="float">
            <text:p>0.0569002014762171</text:p>
          </table:table-cell>
          <table:table-cell office:value-type="float" office:value="0.827584541062802" calcext:value-type="float">
            <text:p>0.827584541062802</text:p>
          </table:table-cell>
          <table:table-cell office:value-type="float" office:value="0.0618535476597946" calcext:value-type="float">
            <text:p>0.0618535476597946</text:p>
          </table:table-cell>
          <table:table-cell office:value-type="float" office:value="0.845314009661836" calcext:value-type="float">
            <text:p>0.845314009661836</text:p>
          </table:table-cell>
          <table:table-cell office:value-type="float" office:value="0.0545096535048569" calcext:value-type="float">
            <text:p>0.0545096535048569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388980062192922" calcext:value-type="float">
            <text:p>0.0388980062192922</text:p>
          </table:table-cell>
          <table:table-cell office:value-type="float" office:value="0.836280193236715" calcext:value-type="float">
            <text:p>0.836280193236715</text:p>
          </table:table-cell>
          <table:table-cell office:value-type="float" office:value="0.0434176532304629" calcext:value-type="float">
            <text:p>0.0434176532304629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484335757475627" calcext:value-type="float">
            <text:p>0.0484335757475627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510602602162166" calcext:value-type="float">
            <text:p>0.05106026021621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63607057379803" calcext:value-type="float">
            <text:p>0.0463607057379803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01816028932961" calcext:value-type="float">
            <text:p>0.0401816028932961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57964050036392" calcext:value-type="float">
            <text:p>0.0457964050036392</text:p>
          </table:table-cell>
          <table:table-cell office:value-type="float" office:value="0.847487922705314" calcext:value-type="float">
            <text:p>0.847487922705314</text:p>
          </table:table-cell>
          <table:table-cell office:value-type="float" office:value="0.0581273834896763" calcext:value-type="float">
            <text:p>0.0581273834896763</text:p>
          </table:table-cell>
          <table:table-cell office:value-type="float" office:value="0.843043478260869" calcext:value-type="float">
            <text:p>0.843043478260869</text:p>
          </table:table-cell>
          <table:table-cell office:value-type="float" office:value="0.0532748255474837" calcext:value-type="float">
            <text:p>0.0532748255474837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53181411042774" calcext:value-type="float">
            <text:p>0.0453181411042774</text:p>
          </table:table-cell>
          <table:table-cell office:value-type="float" office:value="0.838454106280193" calcext:value-type="float">
            <text:p>0.838454106280193</text:p>
          </table:table-cell>
          <table:table-cell office:value-type="float" office:value="0.0481388300916168" calcext:value-type="float">
            <text:p>0.0481388300916168</text:p>
          </table:table-cell>
          <table:table-cell office:value-type="float" office:value="0.856280193236715" calcext:value-type="float">
            <text:p>0.856280193236715</text:p>
          </table:table-cell>
          <table:table-cell office:value-type="float" office:value="0.0429992398876213" calcext:value-type="float">
            <text:p>0.0429992398876213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366870320532141" calcext:value-type="float">
            <text:p>0.0366870320532141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39655692835207" calcext:value-type="float">
            <text:p>0.039655692835207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14178534607162" calcext:value-type="float">
            <text:p>0.0514178534607162</text:p>
          </table:table-cell>
          <table:table-cell office:value-type="float" office:value="0.834106280193237" calcext:value-type="float">
            <text:p>0.834106280193237</text:p>
          </table:table-cell>
          <table:table-cell office:value-type="float" office:value="0.0503019992215443" calcext:value-type="float">
            <text:p>0.0503019992215443</text:p>
          </table:table-cell>
          <table:table-cell office:value-type="float" office:value="0.842850241545894" calcext:value-type="float">
            <text:p>0.842850241545894</text:p>
          </table:table-cell>
          <table:table-cell office:value-type="float" office:value="0.045209207135626" calcext:value-type="float">
            <text:p>0.045209207135626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29980337632089" calcext:value-type="float">
            <text:p>0.0429980337632089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491299307347297" calcext:value-type="float">
            <text:p>0.0491299307347297</text:p>
          </table:table-cell>
          <table:table-cell office:value-type="float" office:value="0.853913043478261" calcext:value-type="float">
            <text:p>0.853913043478261</text:p>
          </table:table-cell>
          <table:table-cell office:value-type="float" office:value="0.0461049465760561" calcext:value-type="float">
            <text:p>0.04610494657605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67714467443161" calcext:value-type="float">
            <text:p>0.0467714467443161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17024164588027" calcext:value-type="float">
            <text:p>0.0417024164588027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07228834350276" calcext:value-type="float">
            <text:p>0.0407228834350276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469557044299537" calcext:value-type="float">
            <text:p>0.0469557044299537</text:p>
          </table:table-cell>
          <table:table-cell office:value-type="float" office:value="0.840821256038647" calcext:value-type="float">
            <text:p>0.840821256038647</text:p>
          </table:table-cell>
          <table:table-cell office:value-type="float" office:value="0.0515867489152313" calcext:value-type="float">
            <text:p>0.0515867489152313</text:p>
          </table:table-cell>
          <table:table-cell office:value-type="float" office:value="0.851690821256038" calcext:value-type="float">
            <text:p>0.851690821256038</text:p>
          </table:table-cell>
          <table:table-cell office:value-type="float" office:value="0.0526355789706046" calcext:value-type="float">
            <text:p>0.0526355789706046</text:p>
          </table:table-cell>
          <table:table-cell office:value-type="float" office:value="0.840676328502415" calcext:value-type="float">
            <text:p>0.840676328502415</text:p>
          </table:table-cell>
          <table:table-cell office:value-type="float" office:value="0.0522066059277494" calcext:value-type="float">
            <text:p>0.0522066059277494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48946123085911" calcext:value-type="float">
            <text:p>0.048946123085911</text:p>
          </table:table-cell>
          <table:table-cell office:value-type="float" office:value="0.854009661835749" calcext:value-type="float">
            <text:p>0.854009661835749</text:p>
          </table:table-cell>
          <table:table-cell office:value-type="float" office:value="0.044563773620254" calcext:value-type="float">
            <text:p>0.044563773620254</text:p>
          </table:table-cell>
          <table:table-cell office:value-type="float" office:value="0.84512077294686" calcext:value-type="float">
            <text:p>0.84512077294686</text:p>
          </table:table-cell>
          <table:table-cell office:value-type="float" office:value="0.0502597101645744" calcext:value-type="float">
            <text:p>0.0502597101645744</text:p>
          </table:table-cell>
          <table:table-cell office:value-type="float" office:value="0.849613526570048" calcext:value-type="float">
            <text:p>0.849613526570048</text:p>
          </table:table-cell>
          <table:table-cell office:value-type="float" office:value="0.0569766435946785" calcext:value-type="float">
            <text:p>0.0569766435946785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77622284951874" calcext:value-type="float">
            <text:p>0.0477622284951874</text:p>
          </table:table-cell>
          <table:table-cell office:value-type="float" office:value="0.845024154589372" calcext:value-type="float">
            <text:p>0.845024154589372</text:p>
          </table:table-cell>
          <table:table-cell office:value-type="float" office:value="0.0471188841481167" calcext:value-type="float">
            <text:p>0.0471188841481167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450038311204162" calcext:value-type="float">
            <text:p>0.0450038311204162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83716696890767" calcext:value-type="float">
            <text:p>0.0583716696890767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69792515931872" calcext:value-type="float">
            <text:p>0.04697925159318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3961352657005" calcext:value-type="float">
            <text:p>0.853961352657005</text:p>
          </table:table-cell>
          <table:table-cell office:value-type="float" office:value="0.0471212229851087" calcext:value-type="float">
            <text:p>0.0471212229851087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71577488103767" calcext:value-type="float">
            <text:p>0.0471577488103767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44163135319282" calcext:value-type="float">
            <text:p>0.0444163135319282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4525349714638" calcext:value-type="float">
            <text:p>0.054525349714638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538006329394742" calcext:value-type="float">
            <text:p>0.0538006329394742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521237905600348" calcext:value-type="float">
            <text:p>0.0521237905600348</text:p>
          </table:table-cell>
          <table:table-cell office:value-type="float" office:value="0.84951690821256" calcext:value-type="float">
            <text:p>0.84951690821256</text:p>
          </table:table-cell>
          <table:table-cell office:value-type="float" office:value="0.0543221147507179" calcext:value-type="float">
            <text:p>0.0543221147507179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6771446744316" calcext:value-type="float">
            <text:p>0.046771446744316</text:p>
          </table:table-cell>
          <table:table-cell office:value-type="float" office:value="0.851835748792271" calcext:value-type="float">
            <text:p>0.851835748792271</text:p>
          </table:table-cell>
          <table:table-cell office:value-type="float" office:value="0.0511053625942343" calcext:value-type="float">
            <text:p>0.0511053625942343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549337651332039" calcext:value-type="float">
            <text:p>0.0549337651332039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485309189085649" calcext:value-type="float">
            <text:p>0.0485309189085649</text:p>
          </table:table-cell>
          <table:table-cell office:value-type="float" office:value="0.847342995169082" calcext:value-type="float">
            <text:p>0.847342995169082</text:p>
          </table:table-cell>
          <table:table-cell office:value-type="float" office:value="0.0484549598579201" calcext:value-type="float">
            <text:p>0.0484549598579201</text:p>
          </table:table-cell>
          <table:table-cell office:value-type="float" office:value="0.845024154589372" calcext:value-type="float">
            <text:p>0.845024154589372</text:p>
          </table:table-cell>
          <table:table-cell office:value-type="float" office:value="0.0434852979335287" calcext:value-type="float">
            <text:p>0.0434852979335287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22480271358092" calcext:value-type="float">
            <text:p>0.0422480271358092</text:p>
          </table:table-cell>
          <table:table-cell office:value-type="float" office:value="0.838599033816425" calcext:value-type="float">
            <text:p>0.838599033816425</text:p>
          </table:table-cell>
          <table:table-cell office:value-type="float" office:value="0.0486154809116698" calcext:value-type="float">
            <text:p>0.0486154809116698</text:p>
          </table:table-cell>
          <table:table-cell office:value-type="float" office:value="0.847294685990338" calcext:value-type="float">
            <text:p>0.847294685990338</text:p>
          </table:table-cell>
          <table:table-cell office:value-type="float" office:value="0.0497657234031574" calcext:value-type="float">
            <text:p>0.049765723403157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6473429951691" calcext:value-type="float">
            <text:p>0.846473429951691</text:p>
          </table:table-cell>
          <table:table-cell office:value-type="float" office:value="0.0476197391031824" calcext:value-type="float">
            <text:p>0.0476197391031824</text:p>
          </table:table-cell>
          <table:table-cell office:value-type="float" office:value="0.844714975845411" calcext:value-type="float">
            <text:p>0.844714975845411</text:p>
          </table:table-cell>
          <table:table-cell office:value-type="float" office:value="0.0485710184015165" calcext:value-type="float">
            <text:p>0.0485710184015165</text:p>
          </table:table-cell>
          <table:table-cell office:value-type="float" office:value="0.845140096618358" calcext:value-type="float">
            <text:p>0.845140096618358</text:p>
          </table:table-cell>
          <table:table-cell office:value-type="float" office:value="0.0488260440304473" calcext:value-type="float">
            <text:p>0.0488260440304473</text:p>
          </table:table-cell>
          <table:table-cell office:value-type="float" office:value="0.84527536231884" calcext:value-type="float">
            <text:p>0.84527536231884</text:p>
          </table:table-cell>
          <table:table-cell office:value-type="float" office:value="0.0540868349186214" calcext:value-type="float">
            <text:p>0.0540868349186214</text:p>
          </table:table-cell>
          <table:table-cell office:value-type="float" office:value="0.839478260869565" calcext:value-type="float">
            <text:p>0.839478260869565</text:p>
          </table:table-cell>
          <table:table-cell office:value-type="float" office:value="0.0509452086918776" calcext:value-type="float">
            <text:p>0.0509452086918776</text:p>
          </table:table-cell>
          <table:table-cell office:value-type="float" office:value="0.843787439613526" calcext:value-type="float">
            <text:p>0.843787439613526</text:p>
          </table:table-cell>
          <table:table-cell office:value-type="float" office:value="0.0478473241128165" calcext:value-type="float">
            <text:p>0.0478473241128165</text:p>
          </table:table-cell>
          <table:table-cell office:value-type="float" office:value="0.839777777777778" calcext:value-type="float">
            <text:p>0.839777777777778</text:p>
          </table:table-cell>
          <table:table-cell office:value-type="float" office:value="0.0495338164210051" calcext:value-type="float">
            <text:p>0.0495338164210051</text:p>
          </table:table-cell>
          <table:table-cell office:value-type="float" office:value="0.856270531400966" calcext:value-type="float">
            <text:p>0.856270531400966</text:p>
          </table:table-cell>
          <table:table-cell office:value-type="float" office:value="0.0469023210950245" calcext:value-type="float">
            <text:p>0.0469023210950245</text:p>
          </table:table-cell>
          <table:table-cell office:value-type="float" office:value="0.846502415458937" calcext:value-type="float">
            <text:p>0.846502415458937</text:p>
          </table:table-cell>
          <table:table-cell office:value-type="float" office:value="0.0445636024084575" calcext:value-type="float">
            <text:p>0.0445636024084575</text:p>
          </table:table-cell>
          <table:table-cell office:value-type="float" office:value="0.839826086956522" calcext:value-type="float">
            <text:p>0.839826086956522</text:p>
          </table:table-cell>
          <table:table-cell office:value-type="float" office:value="0.0505758163190102" calcext:value-type="float">
            <text:p>0.0505758163190102</text:p>
          </table:table-cell>
          <table:table-cell office:value-type="float" office:value="0.840376811594203" calcext:value-type="float">
            <text:p>0.840376811594203</text:p>
          </table:table-cell>
          <table:table-cell office:value-type="float" office:value="0.0549005805420419" calcext:value-type="float">
            <text:p>0.0549005805420419</text:p>
          </table:table-cell>
          <table:table-cell office:value-type="float" office:value="0.834125603864734" calcext:value-type="float">
            <text:p>0.834125603864734</text:p>
          </table:table-cell>
          <table:table-cell office:value-type="float" office:value="0.0506203527511322" calcext:value-type="float">
            <text:p>0.0506203527511322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59187746491657" calcext:value-type="float">
            <text:p>0.0459187746491657</text:p>
          </table:table-cell>
          <table:table-cell office:value-type="float" office:value="0.842927536231884" calcext:value-type="float">
            <text:p>0.842927536231884</text:p>
          </table:table-cell>
          <table:table-cell office:value-type="float" office:value="0.0439749032835647" calcext:value-type="float">
            <text:p>0.0439749032835647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521763134160049" calcext:value-type="float">
            <text:p>0.0521763134160049</text:p>
          </table:table-cell>
          <table:table-cell office:value-type="float" office:value="0.84687922705314" calcext:value-type="float">
            <text:p>0.84687922705314</text:p>
          </table:table-cell>
          <table:table-cell office:value-type="float" office:value="0.0474311633998542" calcext:value-type="float">
            <text:p>0.04743116339985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ds</text:p>
          </table:table-cell>
          <table:table-cell office:value-type="float" office:value="0.687612612612613" calcext:value-type="float">
            <text:p>0.687612612612613</text:p>
          </table:table-cell>
          <table:table-cell office:value-type="float" office:value="0.0535973294556345" calcext:value-type="float">
            <text:p>0.0535973294556345</text:p>
          </table:table-cell>
          <table:table-cell office:value-type="float" office:value="0.731756756756757" calcext:value-type="float">
            <text:p>0.731756756756757</text:p>
          </table:table-cell>
          <table:table-cell office:value-type="float" office:value="0.0572050943817386" calcext:value-type="float">
            <text:p>0.0572050943817386</text:p>
          </table:table-cell>
          <table:table-cell office:value-type="float" office:value="0.712237237237237" calcext:value-type="float">
            <text:p>0.712237237237237</text:p>
          </table:table-cell>
          <table:table-cell office:value-type="float" office:value="0.0496972677017118" calcext:value-type="float">
            <text:p>0.0496972677017118</text:p>
          </table:table-cell>
          <table:table-cell office:value-type="float" office:value="0.693093093093093" calcext:value-type="float">
            <text:p>0.693093093093093</text:p>
          </table:table-cell>
          <table:table-cell office:value-type="float" office:value="0.0597587956387906" calcext:value-type="float">
            <text:p>0.0597587956387906</text:p>
          </table:table-cell>
          <table:table-cell office:value-type="float" office:value="0.682057057057057" calcext:value-type="float">
            <text:p>0.682057057057057</text:p>
          </table:table-cell>
          <table:table-cell office:value-type="float" office:value="0.0750494200409404" calcext:value-type="float">
            <text:p>0.0750494200409404</text:p>
          </table:table-cell>
          <table:table-cell office:value-type="float" office:value="0.690465465465466" calcext:value-type="float">
            <text:p>0.690465465465466</text:p>
          </table:table-cell>
          <table:table-cell office:value-type="float" office:value="0.0694597057782631" calcext:value-type="float">
            <text:p>0.0694597057782631</text:p>
          </table:table-cell>
          <table:table-cell office:value-type="float" office:value="0.687312312312312" calcext:value-type="float">
            <text:p>0.687312312312312</text:p>
          </table:table-cell>
          <table:table-cell office:value-type="float" office:value="0.0737531685435313" calcext:value-type="float">
            <text:p>0.0737531685435313</text:p>
          </table:table-cell>
          <table:table-cell office:value-type="float" office:value="0.701651651651652" calcext:value-type="float">
            <text:p>0.701651651651652</text:p>
          </table:table-cell>
          <table:table-cell office:value-type="float" office:value="0.0486454560509861" calcext:value-type="float">
            <text:p>0.0486454560509861</text:p>
          </table:table-cell>
          <table:table-cell office:value-type="float" office:value="0.687462462462462" calcext:value-type="float">
            <text:p>0.687462462462462</text:p>
          </table:table-cell>
          <table:table-cell office:value-type="float" office:value="0.0555533573679772" calcext:value-type="float">
            <text:p>0.0555533573679772</text:p>
          </table:table-cell>
          <table:table-cell office:value-type="float" office:value="0.704054054054054" calcext:value-type="float">
            <text:p>0.704054054054054</text:p>
          </table:table-cell>
          <table:table-cell office:value-type="float" office:value="0.0698389223332539" calcext:value-type="float">
            <text:p>0.0698389223332539</text:p>
          </table:table-cell>
          <table:table-cell office:value-type="float" office:value="0.701051051051051" calcext:value-type="float">
            <text:p>0.701051051051051</text:p>
          </table:table-cell>
          <table:table-cell office:value-type="float" office:value="0.0543415407685791" calcext:value-type="float">
            <text:p>0.0543415407685791</text:p>
          </table:table-cell>
          <table:table-cell office:value-type="float" office:value="0.687612612612613" calcext:value-type="float">
            <text:p>0.687612612612613</text:p>
          </table:table-cell>
          <table:table-cell office:value-type="float" office:value="0.074574112701877" calcext:value-type="float">
            <text:p>0.074574112701877</text:p>
          </table:table-cell>
          <table:table-cell office:value-type="float" office:value="0.701426426426426" calcext:value-type="float">
            <text:p>0.701426426426426</text:p>
          </table:table-cell>
          <table:table-cell office:value-type="float" office:value="0.0899461159096416" calcext:value-type="float">
            <text:p>0.0899461159096416</text:p>
          </table:table-cell>
          <table:table-cell office:value-type="float" office:value="0.692942942942943" calcext:value-type="float">
            <text:p>0.692942942942943</text:p>
          </table:table-cell>
          <table:table-cell office:value-type="float" office:value="0.0505158504872455" calcext:value-type="float">
            <text:p>0.0505158504872455</text:p>
          </table:table-cell>
          <table:table-cell office:value-type="float" office:value="0.718168168168168" calcext:value-type="float">
            <text:p>0.718168168168168</text:p>
          </table:table-cell>
          <table:table-cell office:value-type="float" office:value="0.0669261064783615" calcext:value-type="float">
            <text:p>0.0669261064783615</text:p>
          </table:table-cell>
          <table:table-cell office:value-type="float" office:value="0.687612612612613" calcext:value-type="float">
            <text:p>0.687612612612613</text:p>
          </table:table-cell>
          <table:table-cell office:value-type="float" office:value="0.0510184713211546" calcext:value-type="float">
            <text:p>0.05101847132115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ds</text:p>
          </table:table-cell>
          <table:table-cell office:value-type="float" office:value="0.695795795795796" calcext:value-type="float">
            <text:p>0.695795795795796</text:p>
          </table:table-cell>
          <table:table-cell office:value-type="float" office:value="0.0584277261629267" calcext:value-type="float">
            <text:p>0.0584277261629267</text:p>
          </table:table-cell>
          <table:table-cell office:value-type="float" office:value="0.74512012012012" calcext:value-type="float">
            <text:p>0.74512012012012</text:p>
          </table:table-cell>
          <table:table-cell office:value-type="float" office:value="0.0454936096321913" calcext:value-type="float">
            <text:p>0.0454936096321913</text:p>
          </table:table-cell>
          <table:table-cell office:value-type="float" office:value="0.71524024024024" calcext:value-type="float">
            <text:p>0.71524024024024</text:p>
          </table:table-cell>
          <table:table-cell office:value-type="float" office:value="0.0565831809026831" calcext:value-type="float">
            <text:p>0.0565831809026831</text:p>
          </table:table-cell>
          <table:table-cell office:value-type="float" office:value="0.709534534534535" calcext:value-type="float">
            <text:p>0.709534534534535</text:p>
          </table:table-cell>
          <table:table-cell office:value-type="float" office:value="0.0660171828283269" calcext:value-type="float">
            <text:p>0.0660171828283269</text:p>
          </table:table-cell>
          <table:table-cell office:value-type="float" office:value="0.742417417417417" calcext:value-type="float">
            <text:p>0.742417417417417</text:p>
          </table:table-cell>
          <table:table-cell office:value-type="float" office:value="0.054865277153" calcext:value-type="float">
            <text:p>0.054865277153</text:p>
          </table:table-cell>
          <table:table-cell office:value-type="float" office:value="0.706756756756757" calcext:value-type="float">
            <text:p>0.706756756756757</text:p>
          </table:table-cell>
          <table:table-cell office:value-type="float" office:value="0.0550552825548125" calcext:value-type="float">
            <text:p>0.0550552825548125</text:p>
          </table:table-cell>
          <table:table-cell office:value-type="float" office:value="0.706831831831832" calcext:value-type="float">
            <text:p>0.706831831831832</text:p>
          </table:table-cell>
          <table:table-cell office:value-type="float" office:value="0.0496029201653306" calcext:value-type="float">
            <text:p>0.0496029201653306</text:p>
          </table:table-cell>
          <table:table-cell office:value-type="float" office:value="0.731681681681682" calcext:value-type="float">
            <text:p>0.731681681681682</text:p>
          </table:table-cell>
          <table:table-cell office:value-type="float" office:value="0.0644482583350927" calcext:value-type="float">
            <text:p>0.0644482583350927</text:p>
          </table:table-cell>
          <table:table-cell office:value-type="float" office:value="0.731381381381381" calcext:value-type="float">
            <text:p>0.731381381381381</text:p>
          </table:table-cell>
          <table:table-cell office:value-type="float" office:value="0.0549010495013297" calcext:value-type="float">
            <text:p>0.0549010495013297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597341109405313" calcext:value-type="float">
            <text:p>0.0597341109405313</text:p>
          </table:table-cell>
          <table:table-cell office:value-type="float" office:value="0.747747747747748" calcext:value-type="float">
            <text:p>0.747747747747748</text:p>
          </table:table-cell>
          <table:table-cell office:value-type="float" office:value="0.0436498420628932" calcext:value-type="float">
            <text:p>0.0436498420628932</text:p>
          </table:table-cell>
          <table:table-cell office:value-type="float" office:value="0.704204204204204" calcext:value-type="float">
            <text:p>0.704204204204204</text:p>
          </table:table-cell>
          <table:table-cell office:value-type="float" office:value="0.0618011727276763" calcext:value-type="float">
            <text:p>0.0618011727276763</text:p>
          </table:table-cell>
          <table:table-cell office:value-type="float" office:value="0.725825825825826" calcext:value-type="float">
            <text:p>0.725825825825826</text:p>
          </table:table-cell>
          <table:table-cell office:value-type="float" office:value="0.0498014345735972" calcext:value-type="float">
            <text:p>0.0498014345735972</text:p>
          </table:table-cell>
          <table:table-cell office:value-type="float" office:value="0.725900900900901" calcext:value-type="float">
            <text:p>0.725900900900901</text:p>
          </table:table-cell>
          <table:table-cell office:value-type="float" office:value="0.0554906442022108" calcext:value-type="float">
            <text:p>0.0554906442022108</text:p>
          </table:table-cell>
          <table:table-cell office:value-type="float" office:value="0.715015015015015" calcext:value-type="float">
            <text:p>0.715015015015015</text:p>
          </table:table-cell>
          <table:table-cell office:value-type="float" office:value="0.0510745985850758" calcext:value-type="float">
            <text:p>0.0510745985850758</text:p>
          </table:table-cell>
          <table:table-cell office:value-type="float" office:value="0.701501501501501" calcext:value-type="float">
            <text:p>0.701501501501501</text:p>
          </table:table-cell>
          <table:table-cell office:value-type="float" office:value="0.0629718344851483" calcext:value-type="float">
            <text:p>0.06297183448514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ds</text:p>
          </table:table-cell>
          <table:table-cell office:value-type="float" office:value="0.704054054054054" calcext:value-type="float">
            <text:p>0.704054054054054</text:p>
          </table:table-cell>
          <table:table-cell office:value-type="float" office:value="0.0599763764685969" calcext:value-type="float">
            <text:p>0.0599763764685969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491210707977037" calcext:value-type="float">
            <text:p>0.0491210707977037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645607331001484" calcext:value-type="float">
            <text:p>0.0645607331001484</text:p>
          </table:table-cell>
          <table:table-cell office:value-type="float" office:value="0.701351351351351" calcext:value-type="float">
            <text:p>0.701351351351351</text:p>
          </table:table-cell>
          <table:table-cell office:value-type="float" office:value="0.0862509188518277" calcext:value-type="float">
            <text:p>0.0862509188518277</text:p>
          </table:table-cell>
          <table:table-cell office:value-type="float" office:value="0.742417417417417" calcext:value-type="float">
            <text:p>0.742417417417417</text:p>
          </table:table-cell>
          <table:table-cell office:value-type="float" office:value="0.0466935718167754" calcext:value-type="float">
            <text:p>0.0466935718167754</text:p>
          </table:table-cell>
          <table:table-cell office:value-type="float" office:value="0.720345345345345" calcext:value-type="float">
            <text:p>0.720345345345345</text:p>
          </table:table-cell>
          <table:table-cell office:value-type="float" office:value="0.0538570284033325" calcext:value-type="float">
            <text:p>0.0538570284033325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459881392643477" calcext:value-type="float">
            <text:p>0.0459881392643477</text:p>
          </table:table-cell>
          <table:table-cell office:value-type="float" office:value="0.734534534534535" calcext:value-type="float">
            <text:p>0.734534534534535</text:p>
          </table:table-cell>
          <table:table-cell office:value-type="float" office:value="0.0545455999116057" calcext:value-type="float">
            <text:p>0.0545455999116057</text:p>
          </table:table-cell>
          <table:table-cell office:value-type="float" office:value="0.750750750750751" calcext:value-type="float">
            <text:p>0.750750750750751</text:p>
          </table:table-cell>
          <table:table-cell office:value-type="float" office:value="0.0366904760923148" calcext:value-type="float">
            <text:p>0.0366904760923148</text:p>
          </table:table-cell>
          <table:table-cell office:value-type="float" office:value="0.73978978978979" calcext:value-type="float">
            <text:p>0.73978978978979</text:p>
          </table:table-cell>
          <table:table-cell office:value-type="float" office:value="0.0615851578759813" calcext:value-type="float">
            <text:p>0.0615851578759813</text:p>
          </table:table-cell>
          <table:table-cell office:value-type="float" office:value="0.73978978978979" calcext:value-type="float">
            <text:p>0.73978978978979</text:p>
          </table:table-cell>
          <table:table-cell office:value-type="float" office:value="0.0406827176076079" calcext:value-type="float">
            <text:p>0.0406827176076079</text:p>
          </table:table-cell>
          <table:table-cell office:value-type="float" office:value="0.723573573573574" calcext:value-type="float">
            <text:p>0.723573573573574</text:p>
          </table:table-cell>
          <table:table-cell office:value-type="float" office:value="0.0549078932267525" calcext:value-type="float">
            <text:p>0.0549078932267525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389363173345701" calcext:value-type="float">
            <text:p>0.0389363173345701</text:p>
          </table:table-cell>
          <table:table-cell office:value-type="float" office:value="0.728678678678679" calcext:value-type="float">
            <text:p>0.728678678678679</text:p>
          </table:table-cell>
          <table:table-cell office:value-type="float" office:value="0.0627386910172484" calcext:value-type="float">
            <text:p>0.0627386910172484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494594787055789" calcext:value-type="float">
            <text:p>0.0494594787055789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57338935019626" calcext:value-type="float">
            <text:p>0.0573389350196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ds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590039464776227" calcext:value-type="float">
            <text:p>0.0590039464776227</text:p>
          </table:table-cell>
          <table:table-cell office:value-type="float" office:value="0.739564564564565" calcext:value-type="float">
            <text:p>0.739564564564565</text:p>
          </table:table-cell>
          <table:table-cell office:value-type="float" office:value="0.051761830966484" calcext:value-type="float">
            <text:p>0.051761830966484</text:p>
          </table:table-cell>
          <table:table-cell office:value-type="float" office:value="0.717792792792793" calcext:value-type="float">
            <text:p>0.717792792792793</text:p>
          </table:table-cell>
          <table:table-cell office:value-type="float" office:value="0.0448087031941787" calcext:value-type="float">
            <text:p>0.0448087031941787</text:p>
          </table:table-cell>
          <table:table-cell office:value-type="float" office:value="0.718018018018018" calcext:value-type="float">
            <text:p>0.718018018018018</text:p>
          </table:table-cell>
          <table:table-cell office:value-type="float" office:value="0.0860134537740815" calcext:value-type="float">
            <text:p>0.0860134537740815</text:p>
          </table:table-cell>
          <table:table-cell office:value-type="float" office:value="0.750525525525526" calcext:value-type="float">
            <text:p>0.750525525525526</text:p>
          </table:table-cell>
          <table:table-cell office:value-type="float" office:value="0.048176975526914" calcext:value-type="float">
            <text:p>0.048176975526914</text:p>
          </table:table-cell>
          <table:table-cell office:value-type="float" office:value="0.731381381381381" calcext:value-type="float">
            <text:p>0.731381381381381</text:p>
          </table:table-cell>
          <table:table-cell office:value-type="float" office:value="0.0551502952719393" calcext:value-type="float">
            <text:p>0.0551502952719393</text:p>
          </table:table-cell>
          <table:table-cell office:value-type="float" office:value="0.734309309309309" calcext:value-type="float">
            <text:p>0.734309309309309</text:p>
          </table:table-cell>
          <table:table-cell office:value-type="float" office:value="0.0602198512497215" calcext:value-type="float">
            <text:p>0.0602198512497215</text:p>
          </table:table-cell>
          <table:table-cell office:value-type="float" office:value="0.726051051051051" calcext:value-type="float">
            <text:p>0.726051051051051</text:p>
          </table:table-cell>
          <table:table-cell office:value-type="float" office:value="0.063159762285718" calcext:value-type="float">
            <text:p>0.063159762285718</text:p>
          </table:table-cell>
          <table:table-cell office:value-type="float" office:value="0.739714714714715" calcext:value-type="float">
            <text:p>0.739714714714715</text:p>
          </table:table-cell>
          <table:table-cell office:value-type="float" office:value="0.0523986616610385" calcext:value-type="float">
            <text:p>0.0523986616610385</text:p>
          </table:table-cell>
          <table:table-cell office:value-type="float" office:value="0.750675675675676" calcext:value-type="float">
            <text:p>0.750675675675676</text:p>
          </table:table-cell>
          <table:table-cell office:value-type="float" office:value="0.0658148167102751" calcext:value-type="float">
            <text:p>0.0658148167102751</text:p>
          </table:table-cell>
          <table:table-cell office:value-type="float" office:value="0.742492492492493" calcext:value-type="float">
            <text:p>0.742492492492493</text:p>
          </table:table-cell>
          <table:table-cell office:value-type="float" office:value="0.0533825490529464" calcext:value-type="float">
            <text:p>0.0533825490529464</text:p>
          </table:table-cell>
          <table:table-cell office:value-type="float" office:value="0.731681681681682" calcext:value-type="float">
            <text:p>0.731681681681682</text:p>
          </table:table-cell>
          <table:table-cell office:value-type="float" office:value="0.048284941127061" calcext:value-type="float">
            <text:p>0.048284941127061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428680943050327" calcext:value-type="float">
            <text:p>0.0428680943050327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759495698208672" calcext:value-type="float">
            <text:p>0.0759495698208672</text:p>
          </table:table-cell>
          <table:table-cell office:value-type="float" office:value="0.731531531531531" calcext:value-type="float">
            <text:p>0.731531531531531</text:p>
          </table:table-cell>
          <table:table-cell office:value-type="float" office:value="0.0382092060492022" calcext:value-type="float">
            <text:p>0.0382092060492022</text:p>
          </table:table-cell>
          <table:table-cell office:value-type="float" office:value="0.734534534534535" calcext:value-type="float">
            <text:p>0.734534534534535</text:p>
          </table:table-cell>
          <table:table-cell office:value-type="float" office:value="0.055932134582494" calcext:value-type="float">
            <text:p>0.0559321345824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ds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691379895073949" calcext:value-type="float">
            <text:p>0.0691379895073949</text:p>
          </table:table-cell>
          <table:table-cell office:value-type="float" office:value="0.73963963963964" calcext:value-type="float">
            <text:p>0.73963963963964</text:p>
          </table:table-cell>
          <table:table-cell office:value-type="float" office:value="0.0355545635587433" calcext:value-type="float">
            <text:p>0.0355545635587433</text:p>
          </table:table-cell>
          <table:table-cell office:value-type="float" office:value="0.731456456456457" calcext:value-type="float">
            <text:p>0.731456456456457</text:p>
          </table:table-cell>
          <table:table-cell office:value-type="float" office:value="0.0428462485666067" calcext:value-type="float">
            <text:p>0.0428462485666067</text:p>
          </table:table-cell>
          <table:table-cell office:value-type="float" office:value="0.712387387387387" calcext:value-type="float">
            <text:p>0.712387387387387</text:p>
          </table:table-cell>
          <table:table-cell office:value-type="float" office:value="0.0799136863016554" calcext:value-type="float">
            <text:p>0.0799136863016554</text:p>
          </table:table-cell>
          <table:table-cell office:value-type="float" office:value="0.73963963963964" calcext:value-type="float">
            <text:p>0.73963963963964</text:p>
          </table:table-cell>
          <table:table-cell office:value-type="float" office:value="0.0610444438243114" calcext:value-type="float">
            <text:p>0.0610444438243114</text:p>
          </table:table-cell>
          <table:table-cell office:value-type="float" office:value="0.731306306306306" calcext:value-type="float">
            <text:p>0.731306306306306</text:p>
          </table:table-cell>
          <table:table-cell office:value-type="float" office:value="0.0699103087182347" calcext:value-type="float">
            <text:p>0.0699103087182347</text:p>
          </table:table-cell>
          <table:table-cell office:value-type="float" office:value="0.729054054054054" calcext:value-type="float">
            <text:p>0.729054054054054</text:p>
          </table:table-cell>
          <table:table-cell office:value-type="float" office:value="0.0622257701510822" calcext:value-type="float">
            <text:p>0.0622257701510822</text:p>
          </table:table-cell>
          <table:table-cell office:value-type="float" office:value="0.71509009009009" calcext:value-type="float">
            <text:p>0.71509009009009</text:p>
          </table:table-cell>
          <table:table-cell office:value-type="float" office:value="0.0657832181193691" calcext:value-type="float">
            <text:p>0.0657832181193691</text:p>
          </table:table-cell>
          <table:table-cell office:value-type="float" office:value="0.750600600600601" calcext:value-type="float">
            <text:p>0.750600600600601</text:p>
          </table:table-cell>
          <table:table-cell office:value-type="float" office:value="0.0556465630872821" calcext:value-type="float">
            <text:p>0.0556465630872821</text:p>
          </table:table-cell>
          <table:table-cell office:value-type="float" office:value="0.73963963963964" calcext:value-type="float">
            <text:p>0.73963963963964</text:p>
          </table:table-cell>
          <table:table-cell office:value-type="float" office:value="0.0635042245861962" calcext:value-type="float">
            <text:p>0.0635042245861962</text:p>
          </table:table-cell>
          <table:table-cell office:value-type="float" office:value="0.73963963963964" calcext:value-type="float">
            <text:p>0.73963963963964</text:p>
          </table:table-cell>
          <table:table-cell office:value-type="float" office:value="0.0508036360693434" calcext:value-type="float">
            <text:p>0.0508036360693434</text:p>
          </table:table-cell>
          <table:table-cell office:value-type="float" office:value="0.726051051051051" calcext:value-type="float">
            <text:p>0.726051051051051</text:p>
          </table:table-cell>
          <table:table-cell office:value-type="float" office:value="0.048073392235529" calcext:value-type="float">
            <text:p>0.048073392235529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494843531200137" calcext:value-type="float">
            <text:p>0.0494843531200137</text:p>
          </table:table-cell>
          <table:table-cell office:value-type="float" office:value="0.723423423423423" calcext:value-type="float">
            <text:p>0.723423423423423</text:p>
          </table:table-cell>
          <table:table-cell office:value-type="float" office:value="0.0873234971867749" calcext:value-type="float">
            <text:p>0.0873234971867749</text:p>
          </table:table-cell>
          <table:table-cell office:value-type="float" office:value="0.726126126126126" calcext:value-type="float">
            <text:p>0.726126126126126</text:p>
          </table:table-cell>
          <table:table-cell office:value-type="float" office:value="0.0400287771947183" calcext:value-type="float">
            <text:p>0.0400287771947183</text:p>
          </table:table-cell>
          <table:table-cell office:value-type="float" office:value="0.734459459459459" calcext:value-type="float">
            <text:p>0.734459459459459</text:p>
          </table:table-cell>
          <table:table-cell office:value-type="float" office:value="0.0577346906609616" calcext:value-type="float">
            <text:p>0.057734690660961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ds</text:p>
          </table:table-cell>
          <table:table-cell office:value-type="float" office:value="0.699084084084084" calcext:value-type="float">
            <text:p>0.699084084084084</text:p>
          </table:table-cell>
          <table:table-cell office:value-type="float" office:value="0.0600286736144351" calcext:value-type="float">
            <text:p>0.0600286736144351</text:p>
          </table:table-cell>
          <table:table-cell office:value-type="float" office:value="0.738048048048048" calcext:value-type="float">
            <text:p>0.738048048048048</text:p>
          </table:table-cell>
          <table:table-cell office:value-type="float" office:value="0.0478272338673722" calcext:value-type="float">
            <text:p>0.0478272338673722</text:p>
          </table:table-cell>
          <table:table-cell office:value-type="float" office:value="0.722747747747748" calcext:value-type="float">
            <text:p>0.722747747747748</text:p>
          </table:table-cell>
          <table:table-cell office:value-type="float" office:value="0.0516992266930657" calcext:value-type="float">
            <text:p>0.0516992266930657</text:p>
          </table:table-cell>
          <table:table-cell office:value-type="float" office:value="0.706876876876877" calcext:value-type="float">
            <text:p>0.706876876876877</text:p>
          </table:table-cell>
          <table:table-cell office:value-type="float" office:value="0.0755908074789364" calcext:value-type="float">
            <text:p>0.0755908074789364</text:p>
          </table:table-cell>
          <table:table-cell office:value-type="float" office:value="0.731411411411411" calcext:value-type="float">
            <text:p>0.731411411411411</text:p>
          </table:table-cell>
          <table:table-cell office:value-type="float" office:value="0.0571659376723882" calcext:value-type="float">
            <text:p>0.0571659376723882</text:p>
          </table:table-cell>
          <table:table-cell office:value-type="float" office:value="0.716051051051051" calcext:value-type="float">
            <text:p>0.716051051051051</text:p>
          </table:table-cell>
          <table:table-cell office:value-type="float" office:value="0.0606865241453164" calcext:value-type="float">
            <text:p>0.0606865241453164</text:p>
          </table:table-cell>
          <table:table-cell office:value-type="float" office:value="0.717282282282282" calcext:value-type="float">
            <text:p>0.717282282282282</text:p>
          </table:table-cell>
          <table:table-cell office:value-type="float" office:value="0.0583579698748027" calcext:value-type="float">
            <text:p>0.0583579698748027</text:p>
          </table:table-cell>
          <table:table-cell office:value-type="float" office:value="0.721801801801802" calcext:value-type="float">
            <text:p>0.721801801801802</text:p>
          </table:table-cell>
          <table:table-cell office:value-type="float" office:value="0.0593164589405543" calcext:value-type="float">
            <text:p>0.0593164589405543</text:p>
          </table:table-cell>
          <table:table-cell office:value-type="float" office:value="0.731981981981982" calcext:value-type="float">
            <text:p>0.731981981981982</text:p>
          </table:table-cell>
          <table:table-cell office:value-type="float" office:value="0.0510380215419885" calcext:value-type="float">
            <text:p>0.0510380215419885</text:p>
          </table:table-cell>
          <table:table-cell office:value-type="float" office:value="0.734204204204204" calcext:value-type="float">
            <text:p>0.734204204204204</text:p>
          </table:table-cell>
          <table:table-cell office:value-type="float" office:value="0.0640954464892476" calcext:value-type="float">
            <text:p>0.0640954464892476</text:p>
          </table:table-cell>
          <table:table-cell office:value-type="float" office:value="0.734144144144144" calcext:value-type="float">
            <text:p>0.734144144144144</text:p>
          </table:table-cell>
          <table:table-cell office:value-type="float" office:value="0.048572057112274" calcext:value-type="float">
            <text:p>0.048572057112274</text:p>
          </table:table-cell>
          <table:table-cell office:value-type="float" office:value="0.714624624624625" calcext:value-type="float">
            <text:p>0.714624624624625</text:p>
          </table:table-cell>
          <table:table-cell office:value-type="float" office:value="0.0575283024037792" calcext:value-type="float">
            <text:p>0.0575283024037792</text:p>
          </table:table-cell>
          <table:table-cell office:value-type="float" office:value="0.725480480480481" calcext:value-type="float">
            <text:p>0.725480480480481</text:p>
          </table:table-cell>
          <table:table-cell office:value-type="float" office:value="0.0542072630485711" calcext:value-type="float">
            <text:p>0.0542072630485711</text:p>
          </table:table-cell>
          <table:table-cell office:value-type="float" office:value="0.71996996996997" calcext:value-type="float">
            <text:p>0.71996996996997</text:p>
          </table:table-cell>
          <table:table-cell office:value-type="float" office:value="0.0664036505428694" calcext:value-type="float">
            <text:p>0.0664036505428694</text:p>
          </table:table-cell>
          <table:table-cell office:value-type="float" office:value="0.724984984984985" calcext:value-type="float">
            <text:p>0.724984984984985</text:p>
          </table:table-cell>
          <table:table-cell office:value-type="float" office:value="0.0491396334025873" calcext:value-type="float">
            <text:p>0.0491396334025873</text:p>
          </table:table-cell>
          <table:table-cell office:value-type="float" office:value="0.717402402402402" calcext:value-type="float">
            <text:p>0.717402402402402</text:p>
          </table:table-cell>
          <table:table-cell office:value-type="float" office:value="0.0569992132138769" calcext:value-type="float">
            <text:p>0.05699921321387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39277412561929" calcext:value-type="float">
            <text:p>0.039277412561929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793857931635646" calcext:value-type="float">
            <text:p>0.0793857931635646</text:p>
          </table:table-cell>
          <table:table-cell office:value-type="float" office:value="0.693093093093093" calcext:value-type="float">
            <text:p>0.693093093093093</text:p>
          </table:table-cell>
          <table:table-cell office:value-type="float" office:value="0.0561897358558008" calcext:value-type="float">
            <text:p>0.0561897358558008</text:p>
          </table:table-cell>
          <table:table-cell office:value-type="float" office:value="0.706756756756757" calcext:value-type="float">
            <text:p>0.706756756756757</text:p>
          </table:table-cell>
          <table:table-cell office:value-type="float" office:value="0.0676335272903421" calcext:value-type="float">
            <text:p>0.0676335272903421</text:p>
          </table:table-cell>
          <table:table-cell office:value-type="float" office:value="0.712387387387387" calcext:value-type="float">
            <text:p>0.712387387387387</text:p>
          </table:table-cell>
          <table:table-cell office:value-type="float" office:value="0.0707641602450279" calcext:value-type="float">
            <text:p>0.0707641602450279</text:p>
          </table:table-cell>
          <table:table-cell office:value-type="float" office:value="0.70960960960961" calcext:value-type="float">
            <text:p>0.70960960960961</text:p>
          </table:table-cell>
          <table:table-cell office:value-type="float" office:value="0.0680835229466539" calcext:value-type="float">
            <text:p>0.0680835229466539</text:p>
          </table:table-cell>
          <table:table-cell office:value-type="float" office:value="0.712087087087087" calcext:value-type="float">
            <text:p>0.712087087087087</text:p>
          </table:table-cell>
          <table:table-cell office:value-type="float" office:value="0.0444773621435754" calcext:value-type="float">
            <text:p>0.0444773621435754</text:p>
          </table:table-cell>
          <table:table-cell office:value-type="float" office:value="0.714864864864865" calcext:value-type="float">
            <text:p>0.714864864864865</text:p>
          </table:table-cell>
          <table:table-cell office:value-type="float" office:value="0.0644060721992121" calcext:value-type="float">
            <text:p>0.0644060721992121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519352779806246" calcext:value-type="float">
            <text:p>0.0519352779806246</text:p>
          </table:table-cell>
          <table:table-cell office:value-type="float" office:value="0.687537537537538" calcext:value-type="float">
            <text:p>0.687537537537538</text:p>
          </table:table-cell>
          <table:table-cell office:value-type="float" office:value="0.0380327692468169" calcext:value-type="float">
            <text:p>0.0380327692468169</text:p>
          </table:table-cell>
          <table:table-cell office:value-type="float" office:value="0.720345345345345" calcext:value-type="float">
            <text:p>0.720345345345345</text:p>
          </table:table-cell>
          <table:table-cell office:value-type="float" office:value="0.0811823923093012" calcext:value-type="float">
            <text:p>0.0811823923093012</text:p>
          </table:table-cell>
          <table:table-cell office:value-type="float" office:value="0.684984984984985" calcext:value-type="float">
            <text:p>0.684984984984985</text:p>
          </table:table-cell>
          <table:table-cell office:value-type="float" office:value="0.0809157783067975" calcext:value-type="float">
            <text:p>0.0809157783067975</text:p>
          </table:table-cell>
          <table:table-cell office:value-type="float" office:value="0.704129129129129" calcext:value-type="float">
            <text:p>0.704129129129129</text:p>
          </table:table-cell>
          <table:table-cell office:value-type="float" office:value="0.0846063861236564" calcext:value-type="float">
            <text:p>0.0846063861236564</text:p>
          </table:table-cell>
          <table:table-cell office:value-type="float" office:value="0.741816816816817" calcext:value-type="float">
            <text:p>0.741816816816817</text:p>
          </table:table-cell>
          <table:table-cell office:value-type="float" office:value="0.0711788876821582" calcext:value-type="float">
            <text:p>0.0711788876821582</text:p>
          </table:table-cell>
          <table:table-cell office:value-type="float" office:value="0.704054054054054" calcext:value-type="float">
            <text:p>0.704054054054054</text:p>
          </table:table-cell>
          <table:table-cell office:value-type="float" office:value="0.0565020510341027" calcext:value-type="float">
            <text:p>0.0565020510341027</text:p>
          </table:table-cell>
          <table:table-cell office:value-type="float" office:value="0.693018018018018" calcext:value-type="float">
            <text:p>0.693018018018018</text:p>
          </table:table-cell>
          <table:table-cell office:value-type="float" office:value="0.0434188871843681" calcext:value-type="float">
            <text:p>0.04341888718436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519955345938455" calcext:value-type="float">
            <text:p>0.0519955345938455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673897950551169" calcext:value-type="float">
            <text:p>0.0673897950551169</text:p>
          </table:table-cell>
          <table:table-cell office:value-type="float" office:value="0.720720720720721" calcext:value-type="float">
            <text:p>0.720720720720721</text:p>
          </table:table-cell>
          <table:table-cell office:value-type="float" office:value="0.0635182264836335" calcext:value-type="float">
            <text:p>0.0635182264836335</text:p>
          </table:table-cell>
          <table:table-cell office:value-type="float" office:value="0.728603603603604" calcext:value-type="float">
            <text:p>0.728603603603604</text:p>
          </table:table-cell>
          <table:table-cell office:value-type="float" office:value="0.0527882720566964" calcext:value-type="float">
            <text:p>0.0527882720566964</text:p>
          </table:table-cell>
          <table:table-cell office:value-type="float" office:value="0.750675675675676" calcext:value-type="float">
            <text:p>0.750675675675676</text:p>
          </table:table-cell>
          <table:table-cell office:value-type="float" office:value="0.059866272702114" calcext:value-type="float">
            <text:p>0.059866272702114</text:p>
          </table:table-cell>
          <table:table-cell office:value-type="float" office:value="0.728603603603604" calcext:value-type="float">
            <text:p>0.728603603603604</text:p>
          </table:table-cell>
          <table:table-cell office:value-type="float" office:value="0.0514947280050844" calcext:value-type="float">
            <text:p>0.0514947280050844</text:p>
          </table:table-cell>
          <table:table-cell office:value-type="float" office:value="0.723498498498498" calcext:value-type="float">
            <text:p>0.723498498498498</text:p>
          </table:table-cell>
          <table:table-cell office:value-type="float" office:value="0.0355091789919673" calcext:value-type="float">
            <text:p>0.0355091789919673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498633278731143" calcext:value-type="float">
            <text:p>0.0498633278731143</text:p>
          </table:table-cell>
          <table:table-cell office:value-type="float" office:value="0.720345345345345" calcext:value-type="float">
            <text:p>0.720345345345345</text:p>
          </table:table-cell>
          <table:table-cell office:value-type="float" office:value="0.0524156302947899" calcext:value-type="float">
            <text:p>0.0524156302947899</text:p>
          </table:table-cell>
          <table:table-cell office:value-type="float" office:value="0.715315315315315" calcext:value-type="float">
            <text:p>0.715315315315315</text:p>
          </table:table-cell>
          <table:table-cell office:value-type="float" office:value="0.0430645708206022" calcext:value-type="float">
            <text:p>0.0430645708206022</text:p>
          </table:table-cell>
          <table:table-cell office:value-type="float" office:value="0.70975975975976" calcext:value-type="float">
            <text:p>0.70975975975976</text:p>
          </table:table-cell>
          <table:table-cell office:value-type="float" office:value="0.0612864855460636" calcext:value-type="float">
            <text:p>0.0612864855460636</text:p>
          </table:table-cell>
          <table:table-cell office:value-type="float" office:value="0.704279279279279" calcext:value-type="float">
            <text:p>0.704279279279279</text:p>
          </table:table-cell>
          <table:table-cell office:value-type="float" office:value="0.0486483525697767" calcext:value-type="float">
            <text:p>0.0486483525697767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635472557958614" calcext:value-type="float">
            <text:p>0.0635472557958614</text:p>
          </table:table-cell>
          <table:table-cell office:value-type="float" office:value="0.742567567567568" calcext:value-type="float">
            <text:p>0.742567567567568</text:p>
          </table:table-cell>
          <table:table-cell office:value-type="float" office:value="0.0572230454395939" calcext:value-type="float">
            <text:p>0.0572230454395939</text:p>
          </table:table-cell>
          <table:table-cell office:value-type="float" office:value="0.717942942942943" calcext:value-type="float">
            <text:p>0.717942942942943</text:p>
          </table:table-cell>
          <table:table-cell office:value-type="float" office:value="0.0511283370509186" calcext:value-type="float">
            <text:p>0.0511283370509186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592796836843326" calcext:value-type="float">
            <text:p>0.05927968368433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508706502641113" calcext:value-type="float">
            <text:p>0.0508706502641113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488410663691774" calcext:value-type="float">
            <text:p>0.0488410663691774</text:p>
          </table:table-cell>
          <table:table-cell office:value-type="float" office:value="0.720795795795796" calcext:value-type="float">
            <text:p>0.720795795795796</text:p>
          </table:table-cell>
          <table:table-cell office:value-type="float" office:value="0.0713081051274529" calcext:value-type="float">
            <text:p>0.0713081051274529</text:p>
          </table:table-cell>
          <table:table-cell office:value-type="float" office:value="0.737312312312312" calcext:value-type="float">
            <text:p>0.737312312312312</text:p>
          </table:table-cell>
          <table:table-cell office:value-type="float" office:value="0.0481449873993498" calcext:value-type="float">
            <text:p>0.0481449873993498</text:p>
          </table:table-cell>
          <table:table-cell office:value-type="float" office:value="0.742642642642643" calcext:value-type="float">
            <text:p>0.742642642642643</text:p>
          </table:table-cell>
          <table:table-cell office:value-type="float" office:value="0.0455631421639001" calcext:value-type="float">
            <text:p>0.0455631421639001</text:p>
          </table:table-cell>
          <table:table-cell office:value-type="float" office:value="0.734009009009009" calcext:value-type="float">
            <text:p>0.734009009009009</text:p>
          </table:table-cell>
          <table:table-cell office:value-type="float" office:value="0.0464213202419646" calcext:value-type="float">
            <text:p>0.0464213202419646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349839646364672" calcext:value-type="float">
            <text:p>0.0349839646364672</text:p>
          </table:table-cell>
          <table:table-cell office:value-type="float" office:value="0.723123123123123" calcext:value-type="float">
            <text:p>0.723123123123123</text:p>
          </table:table-cell>
          <table:table-cell office:value-type="float" office:value="0.0564643538729819" calcext:value-type="float">
            <text:p>0.0564643538729819</text:p>
          </table:table-cell>
          <table:table-cell office:value-type="float" office:value="0.750675675675676" calcext:value-type="float">
            <text:p>0.750675675675676</text:p>
          </table:table-cell>
          <table:table-cell office:value-type="float" office:value="0.0351892252666659" calcext:value-type="float">
            <text:p>0.0351892252666659</text:p>
          </table:table-cell>
          <table:table-cell office:value-type="float" office:value="0.720795795795796" calcext:value-type="float">
            <text:p>0.720795795795796</text:p>
          </table:table-cell>
          <table:table-cell office:value-type="float" office:value="0.046311106036956" calcext:value-type="float">
            <text:p>0.04631110603695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48403858566386" calcext:value-type="float">
            <text:p>0.048403858566386</text:p>
          </table:table-cell>
          <table:table-cell office:value-type="float" office:value="0.725900900900901" calcext:value-type="float">
            <text:p>0.725900900900901</text:p>
          </table:table-cell>
          <table:table-cell office:value-type="float" office:value="0.0570147293077562" calcext:value-type="float">
            <text:p>0.0570147293077562</text:p>
          </table:table-cell>
          <table:table-cell office:value-type="float" office:value="0.73978978978979" calcext:value-type="float">
            <text:p>0.73978978978979</text:p>
          </table:table-cell>
          <table:table-cell office:value-type="float" office:value="0.0467736395734235" calcext:value-type="float">
            <text:p>0.0467736395734235</text:p>
          </table:table-cell>
          <table:table-cell office:value-type="float" office:value="0.745195195195195" calcext:value-type="float">
            <text:p>0.745195195195195</text:p>
          </table:table-cell>
          <table:table-cell office:value-type="float" office:value="0.038870558649692" calcext:value-type="float">
            <text:p>0.038870558649692</text:p>
          </table:table-cell>
          <table:table-cell office:value-type="float" office:value="0.726201201201201" calcext:value-type="float">
            <text:p>0.726201201201201</text:p>
          </table:table-cell>
          <table:table-cell office:value-type="float" office:value="0.0597747749843119" calcext:value-type="float">
            <text:p>0.0597747749843119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707968971006323" calcext:value-type="float">
            <text:p>0.0707968971006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542504218733698" calcext:value-type="float">
            <text:p>0.0542504218733698</text:p>
          </table:table-cell>
          <table:table-cell office:value-type="float" office:value="0.734309309309309" calcext:value-type="float">
            <text:p>0.734309309309309</text:p>
          </table:table-cell>
          <table:table-cell office:value-type="float" office:value="0.0445522060422084" calcext:value-type="float">
            <text:p>0.0445522060422084</text:p>
          </table:table-cell>
          <table:table-cell office:value-type="float" office:value="0.723423423423423" calcext:value-type="float">
            <text:p>0.723423423423423</text:p>
          </table:table-cell>
          <table:table-cell office:value-type="float" office:value="0.057563215111251" calcext:value-type="float">
            <text:p>0.057563215111251</text:p>
          </table:table-cell>
          <table:table-cell office:value-type="float" office:value="0.726276276276276" calcext:value-type="float">
            <text:p>0.726276276276276</text:p>
          </table:table-cell>
          <table:table-cell office:value-type="float" office:value="0.0405671016191423" calcext:value-type="float">
            <text:p>0.0405671016191423</text:p>
          </table:table-cell>
          <table:table-cell office:value-type="float" office:value="0.742417417417417" calcext:value-type="float">
            <text:p>0.742417417417417</text:p>
          </table:table-cell>
          <table:table-cell office:value-type="float" office:value="0.0413715209278681" calcext:value-type="float">
            <text:p>0.0413715209278681</text:p>
          </table:table-cell>
          <table:table-cell office:value-type="float" office:value="0.736786786786787" calcext:value-type="float">
            <text:p>0.736786786786787</text:p>
          </table:table-cell>
          <table:table-cell office:value-type="float" office:value="0.0500227653356609" calcext:value-type="float">
            <text:p>0.0500227653356609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307171351405056" calcext:value-type="float">
            <text:p>0.030717135140505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48403858566386" calcext:value-type="float">
            <text:p>0.04840385856638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387799079245427" calcext:value-type="float">
            <text:p>0.0387799079245427</text:p>
          </table:table-cell>
          <table:table-cell office:value-type="float" office:value="0.747972972972973" calcext:value-type="float">
            <text:p>0.747972972972973</text:p>
          </table:table-cell>
          <table:table-cell office:value-type="float" office:value="0.0334906460840468" calcext:value-type="float">
            <text:p>0.0334906460840468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497607378958637" calcext:value-type="float">
            <text:p>0.0497607378958637</text:p>
          </table:table-cell>
          <table:table-cell office:value-type="float" office:value="0.731456456456457" calcext:value-type="float">
            <text:p>0.731456456456457</text:p>
          </table:table-cell>
          <table:table-cell office:value-type="float" office:value="0.0547677117926955" calcext:value-type="float">
            <text:p>0.0547677117926955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41079247457064" calcext:value-type="float">
            <text:p>0.041079247457064</text:p>
          </table:table-cell>
          <table:table-cell office:value-type="float" office:value="0.74527027027027" calcext:value-type="float">
            <text:p>0.74527027027027</text:p>
          </table:table-cell>
          <table:table-cell office:value-type="float" office:value="0.0279408634980054" calcext:value-type="float">
            <text:p>0.0279408634980054</text:p>
          </table:table-cell>
          <table:table-cell office:value-type="float" office:value="0.731831831831832" calcext:value-type="float">
            <text:p>0.731831831831832</text:p>
          </table:table-cell>
          <table:table-cell office:value-type="float" office:value="0.0439512399287102" calcext:value-type="float">
            <text:p>0.0439512399287102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443944931401555" calcext:value-type="float">
            <text:p>0.04439449314015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50750750750751" calcext:value-type="float">
            <text:p>0.750750750750751</text:p>
          </table:table-cell>
          <table:table-cell office:value-type="float" office:value="0.0409875991806045" calcext:value-type="float">
            <text:p>0.0409875991806045</text:p>
          </table:table-cell>
          <table:table-cell office:value-type="float" office:value="0.731681681681682" calcext:value-type="float">
            <text:p>0.731681681681682</text:p>
          </table:table-cell>
          <table:table-cell office:value-type="float" office:value="0.0412361994838466" calcext:value-type="float">
            <text:p>0.0412361994838466</text:p>
          </table:table-cell>
          <table:table-cell office:value-type="float" office:value="0.728978978978979" calcext:value-type="float">
            <text:p>0.728978978978979</text:p>
          </table:table-cell>
          <table:table-cell office:value-type="float" office:value="0.0492478250402402" calcext:value-type="float">
            <text:p>0.0492478250402402</text:p>
          </table:table-cell>
          <table:table-cell office:value-type="float" office:value="0.737312312312312" calcext:value-type="float">
            <text:p>0.737312312312312</text:p>
          </table:table-cell>
          <table:table-cell office:value-type="float" office:value="0.0463300339695882" calcext:value-type="float">
            <text:p>0.0463300339695882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461680175034032" calcext:value-type="float">
            <text:p>0.0461680175034032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478315238256979" calcext:value-type="float">
            <text:p>0.0478315238256979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39746168823099" calcext:value-type="float">
            <text:p>0.039746168823099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464348088911976" calcext:value-type="float">
            <text:p>0.0464348088911976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400897464241036" calcext:value-type="float">
            <text:p>0.0400897464241036</text:p>
          </table:table-cell>
          <table:table-cell office:value-type="float" office:value="0.742642642642643" calcext:value-type="float">
            <text:p>0.742642642642643</text:p>
          </table:table-cell>
          <table:table-cell office:value-type="float" office:value="0.0397477444201528" calcext:value-type="float">
            <text:p>0.0397477444201528</text:p>
          </table:table-cell>
          <table:table-cell office:value-type="float" office:value="0.728828828828829" calcext:value-type="float">
            <text:p>0.728828828828829</text:p>
          </table:table-cell>
          <table:table-cell office:value-type="float" office:value="0.0431197956190853" calcext:value-type="float">
            <text:p>0.0431197956190853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53882545914049" calcext:value-type="float">
            <text:p>0.053882545914049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372498148971378" calcext:value-type="float">
            <text:p>0.0372498148971378</text:p>
          </table:table-cell>
          <table:table-cell office:value-type="float" office:value="0.748048048048048" calcext:value-type="float">
            <text:p>0.748048048048048</text:p>
          </table:table-cell>
          <table:table-cell office:value-type="float" office:value="0.0373136466207747" calcext:value-type="float">
            <text:p>0.0373136466207747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501268804693353" calcext:value-type="float">
            <text:p>0.0501268804693353</text:p>
          </table:table-cell>
          <table:table-cell office:value-type="float" office:value="0.723498498498498" calcext:value-type="float">
            <text:p>0.723498498498498</text:p>
          </table:table-cell>
          <table:table-cell office:value-type="float" office:value="0.0507718843524361" calcext:value-type="float">
            <text:p>0.050771884352436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2984984984985" calcext:value-type="float">
            <text:p>0.72984984984985</text:p>
          </table:table-cell>
          <table:table-cell office:value-type="float" office:value="0.047476323694772" calcext:value-type="float">
            <text:p>0.047476323694772</text:p>
          </table:table-cell>
          <table:table-cell office:value-type="float" office:value="0.730960960960961" calcext:value-type="float">
            <text:p>0.730960960960961</text:p>
          </table:table-cell>
          <table:table-cell office:value-type="float" office:value="0.0562810120227828" calcext:value-type="float">
            <text:p>0.0562810120227828</text:p>
          </table:table-cell>
          <table:table-cell office:value-type="float" office:value="0.717402402402402" calcext:value-type="float">
            <text:p>0.717402402402402</text:p>
          </table:table-cell>
          <table:table-cell office:value-type="float" office:value="0.0595654215236757" calcext:value-type="float">
            <text:p>0.0595654215236757</text:p>
          </table:table-cell>
          <table:table-cell office:value-type="float" office:value="0.727252252252252" calcext:value-type="float">
            <text:p>0.727252252252252</text:p>
          </table:table-cell>
          <table:table-cell office:value-type="float" office:value="0.0510927844670238" calcext:value-type="float">
            <text:p>0.0510927844670238</text:p>
          </table:table-cell>
          <table:table-cell office:value-type="float" office:value="0.737042042042042" calcext:value-type="float">
            <text:p>0.737042042042042</text:p>
          </table:table-cell>
          <table:table-cell office:value-type="float" office:value="0.0527466227084627" calcext:value-type="float">
            <text:p>0.0527466227084627</text:p>
          </table:table-cell>
          <table:table-cell office:value-type="float" office:value="0.729174174174174" calcext:value-type="float">
            <text:p>0.729174174174174</text:p>
          </table:table-cell>
          <table:table-cell office:value-type="float" office:value="0.0527707720710123" calcext:value-type="float">
            <text:p>0.0527707720710123</text:p>
          </table:table-cell>
          <table:table-cell office:value-type="float" office:value="0.725435435435435" calcext:value-type="float">
            <text:p>0.725435435435435</text:p>
          </table:table-cell>
          <table:table-cell office:value-type="float" office:value="0.0370867619471229" calcext:value-type="float">
            <text:p>0.0370867619471229</text:p>
          </table:table-cell>
          <table:table-cell office:value-type="float" office:value="0.725945945945946" calcext:value-type="float">
            <text:p>0.725945945945946</text:p>
          </table:table-cell>
          <table:table-cell office:value-type="float" office:value="0.0531144842805784" calcext:value-type="float">
            <text:p>0.0531144842805784</text:p>
          </table:table-cell>
          <table:table-cell office:value-type="float" office:value="0.728663663663664" calcext:value-type="float">
            <text:p>0.728663663663664</text:p>
          </table:table-cell>
          <table:table-cell office:value-type="float" office:value="0.0436819575781454" calcext:value-type="float">
            <text:p>0.0436819575781454</text:p>
          </table:table-cell>
          <table:table-cell office:value-type="float" office:value="0.722852852852853" calcext:value-type="float">
            <text:p>0.722852852852853</text:p>
          </table:table-cell>
          <table:table-cell office:value-type="float" office:value="0.040129367321715" calcext:value-type="float">
            <text:p>0.040129367321715</text:p>
          </table:table-cell>
          <table:table-cell office:value-type="float" office:value="0.724414414414414" calcext:value-type="float">
            <text:p>0.724414414414414</text:p>
          </table:table-cell>
          <table:table-cell office:value-type="float" office:value="0.05675065398734" calcext:value-type="float">
            <text:p>0.05675065398734</text:p>
          </table:table-cell>
          <table:table-cell office:value-type="float" office:value="0.716711711711712" calcext:value-type="float">
            <text:p>0.716711711711712</text:p>
          </table:table-cell>
          <table:table-cell office:value-type="float" office:value="0.059045823578215" calcext:value-type="float">
            <text:p>0.059045823578215</text:p>
          </table:table-cell>
          <table:table-cell office:value-type="float" office:value="0.727702702702703" calcext:value-type="float">
            <text:p>0.727702702702703</text:p>
          </table:table-cell>
          <table:table-cell office:value-type="float" office:value="0.0546512687694286" calcext:value-type="float">
            <text:p>0.0546512687694286</text:p>
          </table:table-cell>
          <table:table-cell office:value-type="float" office:value="0.74457957957958" calcext:value-type="float">
            <text:p>0.74457957957958</text:p>
          </table:table-cell>
          <table:table-cell office:value-type="float" office:value="0.0465054003780448" calcext:value-type="float">
            <text:p>0.0465054003780448</text:p>
          </table:table-cell>
          <table:table-cell office:value-type="float" office:value="0.721786786786787" calcext:value-type="float">
            <text:p>0.721786786786787</text:p>
          </table:table-cell>
          <table:table-cell office:value-type="float" office:value="0.0522966566934757" calcext:value-type="float">
            <text:p>0.0522966566934757</text:p>
          </table:table-cell>
          <table:table-cell office:value-type="float" office:value="0.718993993993994" calcext:value-type="float">
            <text:p>0.718993993993994</text:p>
          </table:table-cell>
          <table:table-cell office:value-type="float" office:value="0.0537323690923849" calcext:value-type="float">
            <text:p>0.05373236909238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.962086110229557" calcext:value-type="float">
            <text:p>0.962086110229557</text:p>
          </table:table-cell>
          <table:table-cell office:value-type="float" office:value="0.0274962419837223" calcext:value-type="float">
            <text:p>0.0274962419837223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096108428983089" calcext:value-type="float">
            <text:p>0.0096108428983089</text:p>
          </table:table-cell>
          <table:table-cell office:value-type="float" office:value="0.987596530202052" calcext:value-type="float">
            <text:p>0.987596530202052</text:p>
          </table:table-cell>
          <table:table-cell office:value-type="float" office:value="0.0168762800669874" calcext:value-type="float">
            <text:p>0.0168762800669874</text:p>
          </table:table-cell>
          <table:table-cell office:value-type="float" office:value="0.985412038506294" calcext:value-type="float">
            <text:p>0.985412038506294</text:p>
          </table:table-cell>
          <table:table-cell office:value-type="float" office:value="0.017204577077155" calcext:value-type="float">
            <text:p>0.017204577077155</text:p>
          </table:table-cell>
          <table:table-cell office:value-type="float" office:value="0.988321167883212" calcext:value-type="float">
            <text:p>0.988321167883212</text:p>
          </table:table-cell>
          <table:table-cell office:value-type="float" office:value="0.0192198712001279" calcext:value-type="float">
            <text:p>0.0192198712001279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085718276830853" calcext:value-type="float">
            <text:p>0.0085718276830853</text:p>
          </table:table-cell>
          <table:table-cell office:value-type="float" office:value="0.989056384216651" calcext:value-type="float">
            <text:p>0.989056384216651</text:p>
          </table:table-cell>
          <table:table-cell office:value-type="float" office:value="0.0147010379129885" calcext:value-type="float">
            <text:p>0.0147010379129885</text:p>
          </table:table-cell>
          <table:table-cell office:value-type="float" office:value="0.986871892520893" calcext:value-type="float">
            <text:p>0.986871892520893</text:p>
          </table:table-cell>
          <table:table-cell office:value-type="float" office:value="0.0171396077416552" calcext:value-type="float">
            <text:p>0.0171396077416552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8978102189781" calcext:value-type="float">
            <text:p>0.98978102189781</text:p>
          </table:table-cell>
          <table:table-cell office:value-type="float" office:value="0.015843134400097" calcext:value-type="float">
            <text:p>0.015843134400097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09094707763329" calcext:value-type="float">
            <text:p>0.0109094707763329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33497499334125" calcext:value-type="float">
            <text:p>0.013349749933412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5846398967628" calcext:value-type="float">
            <text:p>0.015846398967628</text:p>
          </table:table-cell>
          <table:table-cell office:value-type="float" office:value="0.98978102189781" calcext:value-type="float">
            <text:p>0.98978102189781</text:p>
          </table:table-cell>
          <table:table-cell office:value-type="float" office:value="0.0162124878335354" calcext:value-type="float">
            <text:p>0.0162124878335354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3787009604321" calcext:value-type="float">
            <text:p>0.013787009604321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6" calcext:value-type="float">
            <text:p>0.01467887804016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.963535385591876" calcext:value-type="float">
            <text:p>0.963535385591876</text:p>
          </table:table-cell>
          <table:table-cell office:value-type="float" office:value="0.0313646603980885" calcext:value-type="float">
            <text:p>0.0313646603980885</text:p>
          </table:table-cell>
          <table:table-cell office:value-type="float" office:value="0.993435946260446" calcext:value-type="float">
            <text:p>0.993435946260446</text:p>
          </table:table-cell>
          <table:table-cell office:value-type="float" office:value="0.0072580335530433" calcext:value-type="float">
            <text:p>0.0072580335530433</text:p>
          </table:table-cell>
          <table:table-cell office:value-type="float" office:value="0.989056384216651" calcext:value-type="float">
            <text:p>0.989056384216651</text:p>
          </table:table-cell>
          <table:table-cell office:value-type="float" office:value="0.0179632737249116" calcext:value-type="float">
            <text:p>0.0179632737249116</text:p>
          </table:table-cell>
          <table:table-cell office:value-type="float" office:value="0.983952184491696" calcext:value-type="float">
            <text:p>0.983952184491696</text:p>
          </table:table-cell>
          <table:table-cell office:value-type="float" office:value="0.023031736857104" calcext:value-type="float">
            <text:p>0.023031736857104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58645262689751" calcext:value-type="float">
            <text:p>0.0158645262689751</text:p>
          </table:table-cell>
          <table:table-cell office:value-type="float" office:value="0.991970802919708" calcext:value-type="float">
            <text:p>0.991970802919708</text:p>
          </table:table-cell>
          <table:table-cell office:value-type="float" office:value="0.0135250044863136" calcext:value-type="float">
            <text:p>0.0135250044863136</text:p>
          </table:table-cell>
          <table:table-cell office:value-type="float" office:value="0.98978631122395" calcext:value-type="float">
            <text:p>0.98978631122395</text:p>
          </table:table-cell>
          <table:table-cell office:value-type="float" office:value="0.0146805975153613" calcext:value-type="float">
            <text:p>0.0146805975153613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5042076422094" calcext:value-type="float">
            <text:p>0.0125042076422094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1308751638221" calcext:value-type="float">
            <text:p>0.011308751638221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8979688987623" calcext:value-type="float">
            <text:p>0.98979688987623</text:p>
          </table:table-cell>
          <table:table-cell office:value-type="float" office:value="0.0109863164813086" calcext:value-type="float">
            <text:p>0.0109863164813086</text:p>
          </table:table-cell>
          <table:table-cell office:value-type="float" office:value="0.993430656934307" calcext:value-type="float">
            <text:p>0.993430656934307</text:p>
          </table:table-cell>
          <table:table-cell office:value-type="float" office:value="0.0105776472599922" calcext:value-type="float">
            <text:p>0.0105776472599922</text:p>
          </table:table-cell>
          <table:table-cell office:value-type="float" office:value="0.989056384216651" calcext:value-type="float">
            <text:p>0.989056384216651</text:p>
          </table:table-cell>
          <table:table-cell office:value-type="float" office:value="0.0189261397362243" calcext:value-type="float">
            <text:p>0.0189261397362243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.962805458584576" calcext:value-type="float">
            <text:p>0.962805458584576</text:p>
          </table:table-cell>
          <table:table-cell office:value-type="float" office:value="0.0312615015592812" calcext:value-type="float">
            <text:p>0.0312615015592812</text:p>
          </table:table-cell>
          <table:table-cell office:value-type="float" office:value="0.992706019253147" calcext:value-type="float">
            <text:p>0.992706019253147</text:p>
          </table:table-cell>
          <table:table-cell office:value-type="float" office:value="0.0091038046277745" calcext:value-type="float">
            <text:p>0.0091038046277745</text:p>
          </table:table-cell>
          <table:table-cell office:value-type="float" office:value="0.989056384216651" calcext:value-type="float">
            <text:p>0.989056384216651</text:p>
          </table:table-cell>
          <table:table-cell office:value-type="float" office:value="0.0179632737249116" calcext:value-type="float">
            <text:p>0.0179632737249116</text:p>
          </table:table-cell>
          <table:table-cell office:value-type="float" office:value="0.985417327832434" calcext:value-type="float">
            <text:p>0.985417327832434</text:p>
          </table:table-cell>
          <table:table-cell office:value-type="float" office:value="0.0200659440613393" calcext:value-type="float">
            <text:p>0.0200659440613393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42728632478377" calcext:value-type="float">
            <text:p>0.0142728632478377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28996870335542" calcext:value-type="float">
            <text:p>0.0128996870335542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46196917095963" calcext:value-type="float">
            <text:p>0.0146196917095963</text:p>
          </table:table-cell>
          <table:table-cell office:value-type="float" office:value="0.98978631122395" calcext:value-type="float">
            <text:p>0.98978631122395</text:p>
          </table:table-cell>
          <table:table-cell office:value-type="float" office:value="0.0146805975153613" calcext:value-type="float">
            <text:p>0.0146805975153613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28986809074281" calcext:value-type="float">
            <text:p>0.0128986809074281</text:p>
          </table:table-cell>
          <table:table-cell office:value-type="float" office:value="0.992700729927007" calcext:value-type="float">
            <text:p>0.992700729927007</text:p>
          </table:table-cell>
          <table:table-cell office:value-type="float" office:value="0.0103227267326503" calcext:value-type="float">
            <text:p>0.0103227267326503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28996870335542" calcext:value-type="float">
            <text:p>0.0128996870335542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.962805458584576" calcext:value-type="float">
            <text:p>0.962805458584576</text:p>
          </table:table-cell>
          <table:table-cell office:value-type="float" office:value="0.0291040046089532" calcext:value-type="float">
            <text:p>0.0291040046089532</text:p>
          </table:table-cell>
          <table:table-cell office:value-type="float" office:value="0.994165873267746" calcext:value-type="float">
            <text:p>0.994165873267746</text:p>
          </table:table-cell>
          <table:table-cell office:value-type="float" office:value="0.0057562758909917" calcext:value-type="float">
            <text:p>0.0057562758909917</text:p>
          </table:table-cell>
          <table:table-cell office:value-type="float" office:value="0.989056384216651" calcext:value-type="float">
            <text:p>0.989056384216651</text:p>
          </table:table-cell>
          <table:table-cell office:value-type="float" office:value="0.0158631673419314" calcext:value-type="float">
            <text:p>0.0158631673419314</text:p>
          </table:table-cell>
          <table:table-cell office:value-type="float" office:value="0.984687400825135" calcext:value-type="float">
            <text:p>0.984687400825135</text:p>
          </table:table-cell>
          <table:table-cell office:value-type="float" office:value="0.0207768017873775" calcext:value-type="float">
            <text:p>0.0207768017873775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8978631122395" calcext:value-type="float">
            <text:p>0.98978631122395</text:p>
          </table:table-cell>
          <table:table-cell office:value-type="float" office:value="0.0146805975153613" calcext:value-type="float">
            <text:p>0.0146805975153613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28996870335542" calcext:value-type="float">
            <text:p>0.0128996870335542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8978631122395" calcext:value-type="float">
            <text:p>0.98978631122395</text:p>
          </table:table-cell>
          <table:table-cell office:value-type="float" office:value="0.0146805975153613" calcext:value-type="float">
            <text:p>0.0146805975153613</text:p>
          </table:table-cell>
          <table:table-cell office:value-type="float" office:value="0.993430656934307" calcext:value-type="float">
            <text:p>0.993430656934307</text:p>
          </table:table-cell>
          <table:table-cell office:value-type="float" office:value="0.0087388248156048" calcext:value-type="float">
            <text:p>0.0087388248156048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28996870335542" calcext:value-type="float">
            <text:p>0.0128996870335542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.962075531577277" calcext:value-type="float">
            <text:p>0.962075531577277</text:p>
          </table:table-cell>
          <table:table-cell office:value-type="float" office:value="0.0297784833940578" calcext:value-type="float">
            <text:p>0.0297784833940578</text:p>
          </table:table-cell>
          <table:table-cell office:value-type="float" office:value="0.994890510948905" calcext:value-type="float">
            <text:p>0.994890510948905</text:p>
          </table:table-cell>
          <table:table-cell office:value-type="float" office:value="0.0060092890682377" calcext:value-type="float">
            <text:p>0.0060092890682377</text:p>
          </table:table-cell>
          <table:table-cell office:value-type="float" office:value="0.986871892520893" calcext:value-type="float">
            <text:p>0.986871892520893</text:p>
          </table:table-cell>
          <table:table-cell office:value-type="float" office:value="0.0190998763958249" calcext:value-type="float">
            <text:p>0.0190998763958249</text:p>
          </table:table-cell>
          <table:table-cell office:value-type="float" office:value="0.986147254839733" calcext:value-type="float">
            <text:p>0.986147254839733</text:p>
          </table:table-cell>
          <table:table-cell office:value-type="float" office:value="0.0201976312130733" calcext:value-type="float">
            <text:p>0.0201976312130733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46196917095963" calcext:value-type="float">
            <text:p>0.0146196917095963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50191624206091" calcext:value-type="float">
            <text:p>0.0150191624206091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1970802919708" calcext:value-type="float">
            <text:p>0.991970802919708</text:p>
          </table:table-cell>
          <table:table-cell office:value-type="float" office:value="0.0135250044863136" calcext:value-type="float">
            <text:p>0.0135250044863136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33443174916601" calcext:value-type="float">
            <text:p>0.0133443174916601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28986809074281" calcext:value-type="float">
            <text:p>0.0128986809074281</text:p>
          </table:table-cell>
          <table:table-cell office:value-type="float" office:value="0.993430656934307" calcext:value-type="float">
            <text:p>0.993430656934307</text:p>
          </table:table-cell>
          <table:table-cell office:value-type="float" office:value="0.0087388248156048" calcext:value-type="float">
            <text:p>0.0087388248156048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28996870335542" calcext:value-type="float">
            <text:p>0.0128996870335542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.962661588913572" calcext:value-type="float">
            <text:p>0.962661588913572</text:p>
          </table:table-cell>
          <table:table-cell office:value-type="float" office:value="0.0298009783888206" calcext:value-type="float">
            <text:p>0.0298009783888206</text:p>
          </table:table-cell>
          <table:table-cell office:value-type="float" office:value="0.993288902993759" calcext:value-type="float">
            <text:p>0.993288902993759</text:p>
          </table:table-cell>
          <table:table-cell office:value-type="float" office:value="0.00754764920767122" calcext:value-type="float">
            <text:p>0.00754764920767122</text:p>
          </table:table-cell>
          <table:table-cell office:value-type="float" office:value="0.98832751507458" calcext:value-type="float">
            <text:p>0.98832751507458</text:p>
          </table:table-cell>
          <table:table-cell office:value-type="float" office:value="0.0175531742509134" calcext:value-type="float">
            <text:p>0.0175531742509134</text:p>
          </table:table-cell>
          <table:table-cell office:value-type="float" office:value="0.985123241299058" calcext:value-type="float">
            <text:p>0.985123241299058</text:p>
          </table:table-cell>
          <table:table-cell office:value-type="float" office:value="0.0202553381992098" calcext:value-type="float">
            <text:p>0.0202553381992098</text:p>
          </table:table-cell>
          <table:table-cell office:value-type="float" office:value="0.989787369089178" calcext:value-type="float">
            <text:p>0.989787369089178</text:p>
          </table:table-cell>
          <table:table-cell office:value-type="float" office:value="0.0154430103987161" calcext:value-type="float">
            <text:p>0.0154430103987161</text:p>
          </table:table-cell>
          <table:table-cell office:value-type="float" office:value="0.990955252300857" calcext:value-type="float">
            <text:p>0.990955252300857</text:p>
          </table:table-cell>
          <table:table-cell office:value-type="float" office:value="0.0122945436674079" calcext:value-type="float">
            <text:p>0.0122945436674079</text:p>
          </table:table-cell>
          <table:table-cell office:value-type="float" office:value="0.99037025282979" calcext:value-type="float">
            <text:p>0.99037025282979</text:p>
          </table:table-cell>
          <table:table-cell office:value-type="float" office:value="0.0140955052544065" calcext:value-type="float">
            <text:p>0.0140955052544065</text:p>
          </table:table-cell>
          <table:table-cell office:value-type="float" office:value="0.989350470750027" calcext:value-type="float">
            <text:p>0.989350470750027</text:p>
          </table:table-cell>
          <table:table-cell office:value-type="float" office:value="0.0148048345670393" calcext:value-type="float">
            <text:p>0.0148048345670393</text:p>
          </table:table-cell>
          <table:table-cell office:value-type="float" office:value="0.991101237702317" calcext:value-type="float">
            <text:p>0.991101237702317</text:p>
          </table:table-cell>
          <table:table-cell office:value-type="float" office:value="0.0131704170603455" calcext:value-type="float">
            <text:p>0.0131704170603455</text:p>
          </table:table-cell>
          <table:table-cell office:value-type="float" office:value="0.991390034909553" calcext:value-type="float">
            <text:p>0.991390034909553</text:p>
          </table:table-cell>
          <table:table-cell office:value-type="float" office:value="0.0131787180632767" calcext:value-type="float">
            <text:p>0.0131787180632767</text:p>
          </table:table-cell>
          <table:table-cell office:value-type="float" office:value="0.991392150640009" calcext:value-type="float">
            <text:p>0.991392150640009</text:p>
          </table:table-cell>
          <table:table-cell office:value-type="float" office:value="0.0117487347689053" calcext:value-type="float">
            <text:p>0.0117487347689053</text:p>
          </table:table-cell>
          <table:table-cell office:value-type="float" office:value="0.991101237702317" calcext:value-type="float">
            <text:p>0.991101237702317</text:p>
          </table:table-cell>
          <table:table-cell office:value-type="float" office:value="0.0129627884981248" calcext:value-type="float">
            <text:p>0.0129627884981248</text:p>
          </table:table-cell>
          <table:table-cell office:value-type="float" office:value="0.989789484819634" calcext:value-type="float">
            <text:p>0.989789484819634</text:p>
          </table:table-cell>
          <table:table-cell office:value-type="float" office:value="0.0134621349558308" calcext:value-type="float">
            <text:p>0.0134621349558308</text:p>
          </table:table-cell>
          <table:table-cell office:value-type="float" office:value="0.992554744525548" calcext:value-type="float">
            <text:p>0.992554744525548</text:p>
          </table:table-cell>
          <table:table-cell office:value-type="float" office:value="0.0109181022914775" calcext:value-type="float">
            <text:p>0.0109181022914775</text:p>
          </table:table-cell>
          <table:table-cell office:value-type="float" office:value="0.990228498889242" calcext:value-type="float">
            <text:p>0.990228498889242</text:p>
          </table:table-cell>
          <table:table-cell office:value-type="float" office:value="0.0142824420882416" calcext:value-type="float">
            <text:p>0.0142824420882416</text:p>
          </table:table-cell>
          <table:table-cell office:value-type="float" office:value="0.990956310166085" calcext:value-type="float">
            <text:p>0.990956310166085</text:p>
          </table:table-cell>
          <table:table-cell office:value-type="float" office:value="0.0128884858074367" calcext:value-type="float">
            <text:p>0.01288848580743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15184851648771" calcext:value-type="float">
            <text:p>0.011518485164877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2941868326608" calcext:value-type="float">
            <text:p>0.0142941868326608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9858863551783" calcext:value-type="float">
            <text:p>0.0129858863551783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5422617158574" calcext:value-type="float">
            <text:p>0.985422617158574</text:p>
          </table:table-cell>
          <table:table-cell office:value-type="float" office:value="0.0124064536916258" calcext:value-type="float">
            <text:p>0.0124064536916258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8342325187771" calcext:value-type="float">
            <text:p>0.988342325187771</text:p>
          </table:table-cell>
          <table:table-cell office:value-type="float" office:value="0.0134100894338532" calcext:value-type="float">
            <text:p>0.0134100894338532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38531256247915" calcext:value-type="float">
            <text:p>0.013853125624791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098480946236358" calcext:value-type="float">
            <text:p>0.0098480946236358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21414596869555" calcext:value-type="float">
            <text:p>0.0121414596869555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6786435082426" calcext:value-type="float">
            <text:p>0.0136786435082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04692379924729" calcext:value-type="float">
            <text:p>0.0104692379924729</text:p>
          </table:table-cell>
          <table:table-cell office:value-type="float" office:value="0.989056384216651" calcext:value-type="float">
            <text:p>0.989056384216651</text:p>
          </table:table-cell>
          <table:table-cell office:value-type="float" office:value="0.012526821027465" calcext:value-type="float">
            <text:p>0.01252682102746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2387852196714" calcext:value-type="float">
            <text:p>0.0132387852196714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987543951011" calcext:value-type="float">
            <text:p>0.012987543951011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5846398967628" calcext:value-type="float">
            <text:p>0.015846398967628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28996870335542" calcext:value-type="float">
            <text:p>0.0128996870335542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33491444974016" calcext:value-type="float">
            <text:p>0.01334914449740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37854819627572" calcext:value-type="float">
            <text:p>0.0137854819627572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38531256247915" calcext:value-type="float">
            <text:p>0.0138531256247915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19448774130802" calcext:value-type="float">
            <text:p>0.01194487741308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09925268414726" calcext:value-type="float">
            <text:p>0.0109925268414726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987543951011" calcext:value-type="float">
            <text:p>0.0129875439510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09925268414726" calcext:value-type="float">
            <text:p>0.0109925268414726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6786435082426" calcext:value-type="float">
            <text:p>0.0136786435082426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916746006559" calcext:value-type="float">
            <text:p>0.988916746006559</text:p>
          </table:table-cell>
          <table:table-cell office:value-type="float" office:value="0.0125229949868335" calcext:value-type="float">
            <text:p>0.012522994986833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33720357568901" calcext:value-type="float">
            <text:p>0.0133720357568901</text:p>
          </table:table-cell>
          <table:table-cell office:value-type="float" office:value="0.988915688141331" calcext:value-type="float">
            <text:p>0.988915688141331</text:p>
          </table:table-cell>
          <table:table-cell office:value-type="float" office:value="0.011712405491337" calcext:value-type="float">
            <text:p>0.011712405491337</text:p>
          </table:table-cell>
          <table:table-cell office:value-type="float" office:value="0.989060615677563" calcext:value-type="float">
            <text:p>0.989060615677563</text:p>
          </table:table-cell>
          <table:table-cell office:value-type="float" office:value="0.0128813266769445" calcext:value-type="float">
            <text:p>0.012881326676944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6200107442615" calcext:value-type="float">
            <text:p>0.0126200107442615</text:p>
          </table:table-cell>
          <table:table-cell office:value-type="float" office:value="0.988625833068867" calcext:value-type="float">
            <text:p>0.988625833068867</text:p>
          </table:table-cell>
          <table:table-cell office:value-type="float" office:value="0.0141633492497095" calcext:value-type="float">
            <text:p>0.0141633492497095</text:p>
          </table:table-cell>
          <table:table-cell office:value-type="float" office:value="0.988770760605099" calcext:value-type="float">
            <text:p>0.988770760605099</text:p>
          </table:table-cell>
          <table:table-cell office:value-type="float" office:value="0.0129483220895963" calcext:value-type="float">
            <text:p>0.0129483220895963</text:p>
          </table:table-cell>
          <table:table-cell office:value-type="float" office:value="0.986878239712261" calcext:value-type="float">
            <text:p>0.986878239712261</text:p>
          </table:table-cell>
          <table:table-cell office:value-type="float" office:value="0.0134635580601383" calcext:value-type="float">
            <text:p>0.0134635580601383</text:p>
          </table:table-cell>
          <table:table-cell office:value-type="float" office:value="0.988480905532635" calcext:value-type="float">
            <text:p>0.988480905532635</text:p>
          </table:table-cell>
          <table:table-cell office:value-type="float" office:value="0.0128534249475072" calcext:value-type="float">
            <text:p>0.0128534249475072</text:p>
          </table:table-cell>
          <table:table-cell office:value-type="float" office:value="0.988484079128319" calcext:value-type="float">
            <text:p>0.988484079128319</text:p>
          </table:table-cell>
          <table:table-cell office:value-type="float" office:value="0.0127800112177959" calcext:value-type="float">
            <text:p>0.0127800112177959</text:p>
          </table:table-cell>
          <table:table-cell office:value-type="float" office:value="0.988771818470327" calcext:value-type="float">
            <text:p>0.988771818470327</text:p>
          </table:table-cell>
          <table:table-cell office:value-type="float" office:value="0.0125174481321348" calcext:value-type="float">
            <text:p>0.0125174481321348</text:p>
          </table:table-cell>
          <table:table-cell office:value-type="float" office:value="0.988769702739871" calcext:value-type="float">
            <text:p>0.988769702739871</text:p>
          </table:table-cell>
          <table:table-cell office:value-type="float" office:value="0.0126923264756579" calcext:value-type="float">
            <text:p>0.0126923264756579</text:p>
          </table:table-cell>
          <table:table-cell office:value-type="float" office:value="0.988477731936951" calcext:value-type="float">
            <text:p>0.988477731936951</text:p>
          </table:table-cell>
          <table:table-cell office:value-type="float" office:value="0.0146742198983259" calcext:value-type="float">
            <text:p>0.0146742198983259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18913202754268" calcext:value-type="float">
            <text:p>0.0118913202754268</text:p>
          </table:table-cell>
          <table:table-cell office:value-type="float" office:value="0.989790542684862" calcext:value-type="float">
            <text:p>0.989790542684862</text:p>
          </table:table-cell>
          <table:table-cell office:value-type="float" office:value="0.0127902712056732" calcext:value-type="float">
            <text:p>0.0127902712056732</text:p>
          </table:table-cell>
          <table:table-cell office:value-type="float" office:value="0.987899079657252" calcext:value-type="float">
            <text:p>0.987899079657252</text:p>
          </table:table-cell>
          <table:table-cell office:value-type="float" office:value="0.0133278174819806" calcext:value-type="float">
            <text:p>0.01332781748198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0.947080745341615" calcext:value-type="float">
            <text:p>0.947080745341615</text:p>
          </table:table-cell>
          <table:table-cell office:value-type="float" office:value="0.0243001039339873" calcext:value-type="float">
            <text:p>0.0243001039339873</text:p>
          </table:table-cell>
          <table:table-cell office:value-type="float" office:value="0.952795031055901" calcext:value-type="float">
            <text:p>0.952795031055901</text:p>
          </table:table-cell>
          <table:table-cell office:value-type="float" office:value="0.0151152896467444" calcext:value-type="float">
            <text:p>0.0151152896467444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5681868852478" calcext:value-type="float">
            <text:p>0.015681868852478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80493897325593" calcext:value-type="float">
            <text:p>0.0180493897325593</text:p>
          </table:table-cell>
          <table:table-cell office:value-type="float" office:value="0.948467908902692" calcext:value-type="float">
            <text:p>0.948467908902692</text:p>
          </table:table-cell>
          <table:table-cell office:value-type="float" office:value="0.0205412170397702" calcext:value-type="float">
            <text:p>0.0205412170397702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99382214368587" calcext:value-type="float">
            <text:p>0.019938221436858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16658904729661" calcext:value-type="float">
            <text:p>0.0116658904729661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227927649813964" calcext:value-type="float">
            <text:p>0.0227927649813964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65833210472543" calcext:value-type="float">
            <text:p>0.0165833210472543</text:p>
          </table:table-cell>
          <table:table-cell office:value-type="float" office:value="0.959979296066253" calcext:value-type="float">
            <text:p>0.959979296066253</text:p>
          </table:table-cell>
          <table:table-cell office:value-type="float" office:value="0.022104685543288" calcext:value-type="float">
            <text:p>0.022104685543288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56759908768503" calcext:value-type="float">
            <text:p>0.0156759908768503</text:p>
          </table:table-cell>
          <table:table-cell office:value-type="float" office:value="0.94991718426501" calcext:value-type="float">
            <text:p>0.94991718426501</text:p>
          </table:table-cell>
          <table:table-cell office:value-type="float" office:value="0.0139329424066842" calcext:value-type="float">
            <text:p>0.0139329424066842</text:p>
          </table:table-cell>
          <table:table-cell office:value-type="float" office:value="0.952774327122153" calcext:value-type="float">
            <text:p>0.952774327122153</text:p>
          </table:table-cell>
          <table:table-cell office:value-type="float" office:value="0.0179342361220799" calcext:value-type="float">
            <text:p>0.0179342361220799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61865396699516" calcext:value-type="float">
            <text:p>0.0161865396699516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223062507784433" calcext:value-type="float">
            <text:p>0.02230625077844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0.949937888198758" calcext:value-type="float">
            <text:p>0.949937888198758</text:p>
          </table:table-cell>
          <table:table-cell office:value-type="float" office:value="0.0215384605963672" calcext:value-type="float">
            <text:p>0.0215384605963672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9979296066253" calcext:value-type="float">
            <text:p>0.959979296066253</text:p>
          </table:table-cell>
          <table:table-cell office:value-type="float" office:value="0.0187766530883153" calcext:value-type="float">
            <text:p>0.0187766530883153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55631469979296" calcext:value-type="float">
            <text:p>0.955631469979296</text:p>
          </table:table-cell>
          <table:table-cell office:value-type="float" office:value="0.0171741595171113" calcext:value-type="float">
            <text:p>0.0171741595171113</text:p>
          </table:table-cell>
          <table:table-cell office:value-type="float" office:value="0.9627950310559" calcext:value-type="float">
            <text:p>0.9627950310559</text:p>
          </table:table-cell>
          <table:table-cell office:value-type="float" office:value="0.0153835940028084" calcext:value-type="float">
            <text:p>0.0153835940028084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3" calcext:value-type="float">
            <text:p>0.0164968912918753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05521026431252" calcext:value-type="float">
            <text:p>0.0105521026431252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35758457972423" calcext:value-type="float">
            <text:p>0.013575845797242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  <table:table-cell office:value-type="float" office:value="0.9627950310559" calcext:value-type="float">
            <text:p>0.9627950310559</text:p>
          </table:table-cell>
          <table:table-cell office:value-type="float" office:value="0.0138312505045762" calcext:value-type="float">
            <text:p>0.0138312505045762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17877951792351" calcext:value-type="float">
            <text:p>0.0117877951792351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1287916831084" calcext:value-type="float">
            <text:p>0.011287916831084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65693581780538" calcext:value-type="float">
            <text:p>0.965693581780538</text:p>
          </table:table-cell>
          <table:table-cell office:value-type="float" office:value="0.0137680899972254" calcext:value-type="float">
            <text:p>0.01376808999722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0.952795031055901" calcext:value-type="float">
            <text:p>0.952795031055901</text:p>
          </table:table-cell>
          <table:table-cell office:value-type="float" office:value="0.019092574548072" calcext:value-type="float">
            <text:p>0.01909257454807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47191233626196" calcext:value-type="float">
            <text:p>0.0147191233626196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47688866957288" calcext:value-type="float">
            <text:p>0.0147688866957288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090590061520327" calcext:value-type="float">
            <text:p>0.0090590061520327</text:p>
          </table:table-cell>
          <table:table-cell office:value-type="float" office:value="0.965672877846791" calcext:value-type="float">
            <text:p>0.965672877846791</text:p>
          </table:table-cell>
          <table:table-cell office:value-type="float" office:value="0.0137828706153937" calcext:value-type="float">
            <text:p>0.0137828706153937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53315390365214" calcext:value-type="float">
            <text:p>0.0153315390365214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5728995262246" calcext:value-type="float">
            <text:p>0.015728995262246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75733594419815" calcext:value-type="float">
            <text:p>0.0175733594419815</text:p>
          </table:table-cell>
          <table:table-cell office:value-type="float" office:value="0.96424430641822" calcext:value-type="float">
            <text:p>0.96424430641822</text:p>
          </table:table-cell>
          <table:table-cell office:value-type="float" office:value="0.0121141309480426" calcext:value-type="float">
            <text:p>0.0121141309480426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12227289336511" calcext:value-type="float">
            <text:p>0.0112227289336511</text:p>
          </table:table-cell>
          <table:table-cell office:value-type="float" office:value="0.9627950310559" calcext:value-type="float">
            <text:p>0.9627950310559</text:p>
          </table:table-cell>
          <table:table-cell office:value-type="float" office:value="0.0100299821871495" calcext:value-type="float">
            <text:p>0.0100299821871495</text:p>
          </table:table-cell>
          <table:table-cell office:value-type="float" office:value="0.961345755693582" calcext:value-type="float">
            <text:p>0.961345755693582</text:p>
          </table:table-cell>
          <table:table-cell office:value-type="float" office:value="0.0152483218751423" calcext:value-type="float">
            <text:p>0.0152483218751423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35758457972423" calcext:value-type="float">
            <text:p>0.0135758457972423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24618076225118" calcext:value-type="float">
            <text:p>0.0124618076225118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53315390365214" calcext:value-type="float">
            <text:p>0.01533153903652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8798556186962" calcext:value-type="float">
            <text:p>0.01879855618696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47191233626196" calcext:value-type="float">
            <text:p>0.0147191233626196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35758457972423" calcext:value-type="float">
            <text:p>0.0135758457972423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8819522735712" calcext:value-type="float">
            <text:p>0.018819522735712</text:p>
          </table:table-cell>
          <table:table-cell office:value-type="float" office:value="0.964244306418219" calcext:value-type="float">
            <text:p>0.964244306418219</text:p>
          </table:table-cell>
          <table:table-cell office:value-type="float" office:value="0.0100697911946287" calcext:value-type="float">
            <text:p>0.0100697911946287</text:p>
          </table:table-cell>
          <table:table-cell office:value-type="float" office:value="0.965672877846791" calcext:value-type="float">
            <text:p>0.965672877846791</text:p>
          </table:table-cell>
          <table:table-cell office:value-type="float" office:value="0.0137828706153937" calcext:value-type="float">
            <text:p>0.013782870615393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3088205325449" calcext:value-type="float">
            <text:p>0.013088205325449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62318048335413" calcext:value-type="float">
            <text:p>0.0162318048335413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37733298553937" calcext:value-type="float">
            <text:p>0.0137733298553937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096747424391917" calcext:value-type="float">
            <text:p>0.0096747424391917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37733298553936" calcext:value-type="float">
            <text:p>0.0137733298553936</text:p>
          </table:table-cell>
          <table:table-cell office:value-type="float" office:value="0.9627950310559" calcext:value-type="float">
            <text:p>0.9627950310559</text:p>
          </table:table-cell>
          <table:table-cell office:value-type="float" office:value="0.0100299821871495" calcext:value-type="float">
            <text:p>0.0100299821871495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25179209181857" calcext:value-type="float">
            <text:p>0.0125179209181857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17225836207953" calcext:value-type="float">
            <text:p>0.0117225836207953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12227289336511" calcext:value-type="float">
            <text:p>0.0112227289336511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20147052141355" calcext:value-type="float">
            <text:p>0.01201470521413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8798556186962" calcext:value-type="float">
            <text:p>0.01879855618696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47191233626196" calcext:value-type="float">
            <text:p>0.0147191233626196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31441447157421" calcext:value-type="float">
            <text:p>0.0131441447157421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75733594419815" calcext:value-type="float">
            <text:p>0.0175733594419815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1287916831084" calcext:value-type="float">
            <text:p>0.011287916831084</text:p>
          </table:table-cell>
          <table:table-cell office:value-type="float" office:value="0.96424430641822" calcext:value-type="float">
            <text:p>0.96424430641822</text:p>
          </table:table-cell>
          <table:table-cell office:value-type="float" office:value="0.0154095787246806" calcext:value-type="float">
            <text:p>0.0154095787246806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31441447157421" calcext:value-type="float">
            <text:p>0.0131441447157421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17225836207953" calcext:value-type="float">
            <text:p>0.0117225836207953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099499581637147" calcext:value-type="float">
            <text:p>0.0099499581637147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17225836207953" calcext:value-type="float">
            <text:p>0.0117225836207953</text:p>
          </table:table-cell>
          <table:table-cell office:value-type="float" office:value="0.9627950310559" calcext:value-type="float">
            <text:p>0.9627950310559</text:p>
          </table:table-cell>
          <table:table-cell office:value-type="float" office:value="0.0100299821871495" calcext:value-type="float">
            <text:p>0.0100299821871495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31441447157421" calcext:value-type="float">
            <text:p>0.0131441447157421</text:p>
          </table:table-cell>
          <table:table-cell office:value-type="float" office:value="0.965693581780538" calcext:value-type="float">
            <text:p>0.965693581780538</text:p>
          </table:table-cell>
          <table:table-cell office:value-type="float" office:value="0.0137680899972254" calcext:value-type="float">
            <text:p>0.0137680899972254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12227289336511" calcext:value-type="float">
            <text:p>0.0112227289336511</text:p>
          </table:table-cell>
          <table:table-cell office:value-type="float" office:value="0.96424430641822" calcext:value-type="float">
            <text:p>0.96424430641822</text:p>
          </table:table-cell>
          <table:table-cell office:value-type="float" office:value="0.0121141309480426" calcext:value-type="float">
            <text:p>0.012114130948042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0.951652173913044" calcext:value-type="float">
            <text:p>0.951652173913044</text:p>
          </table:table-cell>
          <table:table-cell office:value-type="float" office:value="0.0205056502904701" calcext:value-type="float">
            <text:p>0.0205056502904701</text:p>
          </table:table-cell>
          <table:table-cell office:value-type="float" office:value="0.95824016563147" calcext:value-type="float">
            <text:p>0.95824016563147</text:p>
          </table:table-cell>
          <table:table-cell office:value-type="float" office:value="0.0149914068061798" calcext:value-type="float">
            <text:p>0.0149914068061798</text:p>
          </table:table-cell>
          <table:table-cell office:value-type="float" office:value="0.959954451345756" calcext:value-type="float">
            <text:p>0.959954451345756</text:p>
          </table:table-cell>
          <table:table-cell office:value-type="float" office:value="0.0151894798299013" calcext:value-type="float">
            <text:p>0.0151894798299013</text:p>
          </table:table-cell>
          <table:table-cell office:value-type="float" office:value="0.957652173913044" calcext:value-type="float">
            <text:p>0.957652173913044</text:p>
          </table:table-cell>
          <table:table-cell office:value-type="float" office:value="0.0177324621655956" calcext:value-type="float">
            <text:p>0.0177324621655956</text:p>
          </table:table-cell>
          <table:table-cell office:value-type="float" office:value="0.957643892339545" calcext:value-type="float">
            <text:p>0.957643892339545</text:p>
          </table:table-cell>
          <table:table-cell office:value-type="float" office:value="0.0136264181469254" calcext:value-type="float">
            <text:p>0.0136264181469254</text:p>
          </table:table-cell>
          <table:table-cell office:value-type="float" office:value="0.962525879917184" calcext:value-type="float">
            <text:p>0.962525879917184</text:p>
          </table:table-cell>
          <table:table-cell office:value-type="float" office:value="0.015659427079027" calcext:value-type="float">
            <text:p>0.015659427079027</text:p>
          </table:table-cell>
          <table:table-cell office:value-type="float" office:value="0.959950310559006" calcext:value-type="float">
            <text:p>0.959950310559006</text:p>
          </table:table-cell>
          <table:table-cell office:value-type="float" office:value="0.0151184677566396" calcext:value-type="float">
            <text:p>0.0151184677566396</text:p>
          </table:table-cell>
          <table:table-cell office:value-type="float" office:value="0.958223602484472" calcext:value-type="float">
            <text:p>0.958223602484472</text:p>
          </table:table-cell>
          <table:table-cell office:value-type="float" office:value="0.0141351369007508" calcext:value-type="float">
            <text:p>0.0141351369007508</text:p>
          </table:table-cell>
          <table:table-cell office:value-type="float" office:value="0.959946169772257" calcext:value-type="float">
            <text:p>0.959946169772257</text:p>
          </table:table-cell>
          <table:table-cell office:value-type="float" office:value="0.0164717858382884" calcext:value-type="float">
            <text:p>0.0164717858382884</text:p>
          </table:table-cell>
          <table:table-cell office:value-type="float" office:value="0.962231884057971" calcext:value-type="float">
            <text:p>0.962231884057971</text:p>
          </table:table-cell>
          <table:table-cell office:value-type="float" office:value="0.0123795996790891" calcext:value-type="float">
            <text:p>0.0123795996790891</text:p>
          </table:table-cell>
          <table:table-cell office:value-type="float" office:value="0.961105590062112" calcext:value-type="float">
            <text:p>0.961105590062112</text:p>
          </table:table-cell>
          <table:table-cell office:value-type="float" office:value="0.0147854066559428" calcext:value-type="float">
            <text:p>0.0147854066559428</text:p>
          </table:table-cell>
          <table:table-cell office:value-type="float" office:value="0.961370600414079" calcext:value-type="float">
            <text:p>0.961370600414079</text:p>
          </table:table-cell>
          <table:table-cell office:value-type="float" office:value="0.011919437588575" calcext:value-type="float">
            <text:p>0.011919437588575</text:p>
          </table:table-cell>
          <table:table-cell office:value-type="float" office:value="0.958215320910973" calcext:value-type="float">
            <text:p>0.958215320910973</text:p>
          </table:table-cell>
          <table:table-cell office:value-type="float" office:value="0.0133262250189979" calcext:value-type="float">
            <text:p>0.0133262250189979</text:p>
          </table:table-cell>
          <table:table-cell office:value-type="float" office:value="0.960231884057971" calcext:value-type="float">
            <text:p>0.960231884057971</text:p>
          </table:table-cell>
          <table:table-cell office:value-type="float" office:value="0.0136577344736854" calcext:value-type="float">
            <text:p>0.0136577344736854</text:p>
          </table:table-cell>
          <table:table-cell office:value-type="float" office:value="0.959097308488613" calcext:value-type="float">
            <text:p>0.959097308488613</text:p>
          </table:table-cell>
          <table:table-cell office:value-type="float" office:value="0.0129127875682006" calcext:value-type="float">
            <text:p>0.0129127875682006</text:p>
          </table:table-cell>
          <table:table-cell office:value-type="float" office:value="0.962534161490683" calcext:value-type="float">
            <text:p>0.962534161490683</text:p>
          </table:table-cell>
          <table:table-cell office:value-type="float" office:value="0.0151069431948736" calcext:value-type="float">
            <text:p>0.01510694319487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926478506604" calcext:value-type="float">
            <text:p>0.01926478506604</text:p>
          </table:table-cell>
          <table:table-cell office:value-type="float" office:value="0.955631469979296" calcext:value-type="float">
            <text:p>0.955631469979296</text:p>
          </table:table-cell>
          <table:table-cell office:value-type="float" office:value="0.0171741595171113" calcext:value-type="float">
            <text:p>0.0171741595171113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206718868610954" calcext:value-type="float">
            <text:p>0.0206718868610954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83473147504512" calcext:value-type="float">
            <text:p>0.0183473147504512</text:p>
          </table:table-cell>
          <table:table-cell office:value-type="float" office:value="0.952795031055901" calcext:value-type="float">
            <text:p>0.952795031055901</text:p>
          </table:table-cell>
          <table:table-cell office:value-type="float" office:value="0.0165476117620604" calcext:value-type="float">
            <text:p>0.0165476117620604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5681868852478" calcext:value-type="float">
            <text:p>0.015681868852478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9968404759451" calcext:value-type="float">
            <text:p>0.019968404759451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62074910726047" calcext:value-type="float">
            <text:p>0.0162074910726047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8798556186962" calcext:value-type="float">
            <text:p>0.018798556186962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206737875764918" calcext:value-type="float">
            <text:p>0.0206737875764918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95441917836227" calcext:value-type="float">
            <text:p>0.019544191783622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61865396699516" calcext:value-type="float">
            <text:p>0.0161865396699516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1" calcext:value-type="float">
            <text:p>0.0167460143256511</text:p>
          </table:table-cell>
          <table:table-cell office:value-type="float" office:value="0.967101449275362" calcext:value-type="float">
            <text:p>0.967101449275362</text:p>
          </table:table-cell>
          <table:table-cell office:value-type="float" office:value="0.0223775908515677" calcext:value-type="float">
            <text:p>0.0223775908515677</text:p>
          </table:table-cell>
          <table:table-cell office:value-type="float" office:value="0.948530020703934" calcext:value-type="float">
            <text:p>0.948530020703934</text:p>
          </table:table-cell>
          <table:table-cell office:value-type="float" office:value="0.0244244415521742" calcext:value-type="float">
            <text:p>0.02442444155217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57164541585228" calcext:value-type="float">
            <text:p>0.0157164541585228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095258346933137" calcext:value-type="float">
            <text:p>0.0095258346933137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7069009080471" calcext:value-type="float">
            <text:p>0.017069009080471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255766077182339" calcext:value-type="float">
            <text:p>0.0255766077182339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2" calcext:value-type="float">
            <text:p>0.0167460143256512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47191233626196" calcext:value-type="float">
            <text:p>0.0147191233626196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61702891840717" calcext:value-type="float">
            <text:p>0.0161702891840717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90627284268395" calcext:value-type="float">
            <text:p>0.0190627284268395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221079496132371" calcext:value-type="float">
            <text:p>0.0221079496132371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83876110412843" calcext:value-type="float">
            <text:p>0.01838761104128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160848966953" calcext:value-type="float">
            <text:p>0.01160848966953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62318048335414" calcext:value-type="float">
            <text:p>0.0162318048335414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75733594419815" calcext:value-type="float">
            <text:p>0.0175733594419815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99382214368588" calcext:value-type="float">
            <text:p>0.0199382214368588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99514031650815" calcext:value-type="float">
            <text:p>0.0199514031650815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78335678189344" calcext:value-type="float">
            <text:p>0.0178335678189344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65370308252493" calcext:value-type="float">
            <text:p>0.016537030825249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62836438923395" calcext:value-type="float">
            <text:p>0.962836438923395</text:p>
          </table:table-cell>
          <table:table-cell office:value-type="float" office:value="0.0153225429530152" calcext:value-type="float">
            <text:p>0.0153225429530152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90834047371283" calcext:value-type="float">
            <text:p>0.019083404737128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83876110412843" calcext:value-type="float">
            <text:p>0.0183876110412843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75733594419815" calcext:value-type="float">
            <text:p>0.0175733594419815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95719532261258" calcext:value-type="float">
            <text:p>0.0195719532261258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77809709549055" calcext:value-type="float">
            <text:p>0.0177809709549055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2" calcext:value-type="float">
            <text:p>0.016746014325651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87804955827242" calcext:value-type="float">
            <text:p>0.0187804955827242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78556675158939" calcext:value-type="float">
            <text:p>0.0178556675158939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20147052141355" calcext:value-type="float">
            <text:p>0.0120147052141355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87804955827242" calcext:value-type="float">
            <text:p>0.0187804955827242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83494562565789" calcext:value-type="float">
            <text:p>0.0183494562565789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202367934783145" calcext:value-type="float">
            <text:p>0.0202367934783145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62074910726047" calcext:value-type="float">
            <text:p>0.0162074910726047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90135320764475" calcext:value-type="float">
            <text:p>0.0190135320764475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83494562565789" calcext:value-type="float">
            <text:p>0.0183494562565789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90135320764475" calcext:value-type="float">
            <text:p>0.0190135320764475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50153248467487" calcext:value-type="float">
            <text:p>0.0150153248467487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17225836207953" calcext:value-type="float">
            <text:p>0.0117225836207953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7069009080471" calcext:value-type="float">
            <text:p>0.017069009080471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78556675158939" calcext:value-type="float">
            <text:p>0.017855667515893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950310559006" calcext:value-type="float">
            <text:p>0.955950310559006</text:p>
          </table:table-cell>
          <table:table-cell office:value-type="float" office:value="0.0154420577679478" calcext:value-type="float">
            <text:p>0.0154420577679478</text:p>
          </table:table-cell>
          <table:table-cell office:value-type="float" office:value="0.959080745341615" calcext:value-type="float">
            <text:p>0.959080745341615</text:p>
          </table:table-cell>
          <table:table-cell office:value-type="float" office:value="0.0171456890721478" calcext:value-type="float">
            <text:p>0.0171456890721478</text:p>
          </table:table-cell>
          <table:table-cell office:value-type="float" office:value="0.959093167701863" calcext:value-type="float">
            <text:p>0.959093167701863</text:p>
          </table:table-cell>
          <table:table-cell office:value-type="float" office:value="0.0178630542190755" calcext:value-type="float">
            <text:p>0.0178630542190755</text:p>
          </table:table-cell>
          <table:table-cell office:value-type="float" office:value="0.956521739130435" calcext:value-type="float">
            <text:p>0.956521739130435</text:p>
          </table:table-cell>
          <table:table-cell office:value-type="float" office:value="0.0178520918748764" calcext:value-type="float">
            <text:p>0.0178520918748764</text:p>
          </table:table-cell>
          <table:table-cell office:value-type="float" office:value="0.95824016563147" calcext:value-type="float">
            <text:p>0.95824016563147</text:p>
          </table:table-cell>
          <table:table-cell office:value-type="float" office:value="0.0178497937935063" calcext:value-type="float">
            <text:p>0.0178497937935063</text:p>
          </table:table-cell>
          <table:table-cell office:value-type="float" office:value="0.956509316770186" calcext:value-type="float">
            <text:p>0.956509316770186</text:p>
          </table:table-cell>
          <table:table-cell office:value-type="float" office:value="0.0140247462553424" calcext:value-type="float">
            <text:p>0.0140247462553424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6492740386946" calcext:value-type="float">
            <text:p>0.016492740386946</text:p>
          </table:table-cell>
          <table:table-cell office:value-type="float" office:value="0.956807453416149" calcext:value-type="float">
            <text:p>0.956807453416149</text:p>
          </table:table-cell>
          <table:table-cell office:value-type="float" office:value="0.0198969755340553" calcext:value-type="float">
            <text:p>0.0198969755340553</text:p>
          </table:table-cell>
          <table:table-cell office:value-type="float" office:value="0.953374741200828" calcext:value-type="float">
            <text:p>0.953374741200828</text:p>
          </table:table-cell>
          <table:table-cell office:value-type="float" office:value="0.0173093239238578" calcext:value-type="float">
            <text:p>0.0173093239238578</text:p>
          </table:table-cell>
          <table:table-cell office:value-type="float" office:value="0.958236024844721" calcext:value-type="float">
            <text:p>0.958236024844721</text:p>
          </table:table-cell>
          <table:table-cell office:value-type="float" office:value="0.0177492264646548" calcext:value-type="float">
            <text:p>0.0177492264646548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340348007634" calcext:value-type="float">
            <text:p>0.017340348007634</text:p>
          </table:table-cell>
          <table:table-cell office:value-type="float" office:value="0.956819875776398" calcext:value-type="float">
            <text:p>0.956819875776398</text:p>
          </table:table-cell>
          <table:table-cell office:value-type="float" office:value="0.0169136271712872" calcext:value-type="float">
            <text:p>0.0169136271712872</text:p>
          </table:table-cell>
          <table:table-cell office:value-type="float" office:value="0.956244306418219" calcext:value-type="float">
            <text:p>0.956244306418219</text:p>
          </table:table-cell>
          <table:table-cell office:value-type="float" office:value="0.016552526484756" calcext:value-type="float">
            <text:p>0.016552526484756</text:p>
          </table:table-cell>
          <table:table-cell office:value-type="float" office:value="0.959101449275362" calcext:value-type="float">
            <text:p>0.959101449275362</text:p>
          </table:table-cell>
          <table:table-cell office:value-type="float" office:value="0.0144524392157543" calcext:value-type="float">
            <text:p>0.0144524392157543</text:p>
          </table:table-cell>
          <table:table-cell office:value-type="float" office:value="0.960530020703934" calcext:value-type="float">
            <text:p>0.960530020703934</text:p>
          </table:table-cell>
          <table:table-cell office:value-type="float" office:value="0.0197960490493291" calcext:value-type="float">
            <text:p>0.0197960490493291</text:p>
          </table:table-cell>
          <table:table-cell office:value-type="float" office:value="0.957954451345756" calcext:value-type="float">
            <text:p>0.957954451345756</text:p>
          </table:table-cell>
          <table:table-cell office:value-type="float" office:value="0.0186605967699097" calcext:value-type="float">
            <text:p>0.01866059676990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upa</text:p>
          </table:table-cell>
          <table:table-cell office:value-type="float" office:value="0.701848739495798" calcext:value-type="float">
            <text:p>0.701848739495798</text:p>
          </table:table-cell>
          <table:table-cell office:value-type="float" office:value="0.11808827495298" calcext:value-type="float">
            <text:p>0.11808827495298</text:p>
          </table:table-cell>
          <table:table-cell office:value-type="float" office:value="0.686890756302521" calcext:value-type="float">
            <text:p>0.686890756302521</text:p>
          </table:table-cell>
          <table:table-cell office:value-type="float" office:value="0.105574523255432" calcext:value-type="float">
            <text:p>0.105574523255432</text:p>
          </table:table-cell>
          <table:table-cell office:value-type="float" office:value="0.716050420168067" calcext:value-type="float">
            <text:p>0.716050420168067</text:p>
          </table:table-cell>
          <table:table-cell office:value-type="float" office:value="0.0642226123356964" calcext:value-type="float">
            <text:p>0.0642226123356964</text:p>
          </table:table-cell>
          <table:table-cell office:value-type="float" office:value="0.692773109243698" calcext:value-type="float">
            <text:p>0.692773109243698</text:p>
          </table:table-cell>
          <table:table-cell office:value-type="float" office:value="0.0925584466275397" calcext:value-type="float">
            <text:p>0.0925584466275397</text:p>
          </table:table-cell>
          <table:table-cell office:value-type="float" office:value="0.69890756302521" calcext:value-type="float">
            <text:p>0.69890756302521</text:p>
          </table:table-cell>
          <table:table-cell office:value-type="float" office:value="0.0743665035928475" calcext:value-type="float">
            <text:p>0.0743665035928475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748009832451794" calcext:value-type="float">
            <text:p>0.0748009832451794</text:p>
          </table:table-cell>
          <table:table-cell office:value-type="float" office:value="0.710672268907563" calcext:value-type="float">
            <text:p>0.710672268907563</text:p>
          </table:table-cell>
          <table:table-cell office:value-type="float" office:value="0.0686006350169751" calcext:value-type="float">
            <text:p>0.0686006350169751</text:p>
          </table:table-cell>
          <table:table-cell office:value-type="float" office:value="0.716050420168067" calcext:value-type="float">
            <text:p>0.716050420168067</text:p>
          </table:table-cell>
          <table:table-cell office:value-type="float" office:value="0.0564360777791577" calcext:value-type="float">
            <text:p>0.0564360777791577</text:p>
          </table:table-cell>
          <table:table-cell office:value-type="float" office:value="0.701428571428571" calcext:value-type="float">
            <text:p>0.701428571428571</text:p>
          </table:table-cell>
          <table:table-cell office:value-type="float" office:value="0.0753944347225866" calcext:value-type="float">
            <text:p>0.0753944347225866</text:p>
          </table:table-cell>
          <table:table-cell office:value-type="float" office:value="0.713529411764706" calcext:value-type="float">
            <text:p>0.713529411764706</text:p>
          </table:table-cell>
          <table:table-cell office:value-type="float" office:value="0.0746239201098772" calcext:value-type="float">
            <text:p>0.0746239201098772</text:p>
          </table:table-cell>
          <table:table-cell office:value-type="float" office:value="0.698739495798319" calcext:value-type="float">
            <text:p>0.698739495798319</text:p>
          </table:table-cell>
          <table:table-cell office:value-type="float" office:value="0.0796821534635277" calcext:value-type="float">
            <text:p>0.0796821534635277</text:p>
          </table:table-cell>
          <table:table-cell office:value-type="float" office:value="0.722268907563025" calcext:value-type="float">
            <text:p>0.722268907563025</text:p>
          </table:table-cell>
          <table:table-cell office:value-type="float" office:value="0.064294409986569" calcext:value-type="float">
            <text:p>0.064294409986569</text:p>
          </table:table-cell>
          <table:table-cell office:value-type="float" office:value="0.692857142857143" calcext:value-type="float">
            <text:p>0.692857142857143</text:p>
          </table:table-cell>
          <table:table-cell office:value-type="float" office:value="0.0948866889844922" calcext:value-type="float">
            <text:p>0.0948866889844922</text:p>
          </table:table-cell>
          <table:table-cell office:value-type="float" office:value="0.701596638655462" calcext:value-type="float">
            <text:p>0.701596638655462</text:p>
          </table:table-cell>
          <table:table-cell office:value-type="float" office:value="0.0828245892986375" calcext:value-type="float">
            <text:p>0.0828245892986375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42283458004651" calcext:value-type="float">
            <text:p>0.0842283458004651</text:p>
          </table:table-cell>
          <table:table-cell office:value-type="float" office:value="0.716302521008403" calcext:value-type="float">
            <text:p>0.716302521008403</text:p>
          </table:table-cell>
          <table:table-cell office:value-type="float" office:value="0.0771282297168371" calcext:value-type="float">
            <text:p>0.07712822971683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upa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100131691488236" calcext:value-type="float">
            <text:p>0.100131691488236</text:p>
          </table:table-cell>
          <table:table-cell office:value-type="float" office:value="0.713193277310924" calcext:value-type="float">
            <text:p>0.713193277310924</text:p>
          </table:table-cell>
          <table:table-cell office:value-type="float" office:value="0.0721874880639369" calcext:value-type="float">
            <text:p>0.0721874880639369</text:p>
          </table:table-cell>
          <table:table-cell office:value-type="float" office:value="0.724789915966386" calcext:value-type="float">
            <text:p>0.724789915966386</text:p>
          </table:table-cell>
          <table:table-cell office:value-type="float" office:value="0.0701066785028726" calcext:value-type="float">
            <text:p>0.0701066785028726</text:p>
          </table:table-cell>
          <table:table-cell office:value-type="float" office:value="0.73672268907563" calcext:value-type="float">
            <text:p>0.73672268907563</text:p>
          </table:table-cell>
          <table:table-cell office:value-type="float" office:value="0.0788663906291614" calcext:value-type="float">
            <text:p>0.0788663906291614</text:p>
          </table:table-cell>
          <table:table-cell office:value-type="float" office:value="0.730924369747899" calcext:value-type="float">
            <text:p>0.730924369747899</text:p>
          </table:table-cell>
          <table:table-cell office:value-type="float" office:value="0.0761284555610463" calcext:value-type="float">
            <text:p>0.0761284555610463</text:p>
          </table:table-cell>
          <table:table-cell office:value-type="float" office:value="0.730504201680672" calcext:value-type="float">
            <text:p>0.730504201680672</text:p>
          </table:table-cell>
          <table:table-cell office:value-type="float" office:value="0.0690429882368243" calcext:value-type="float">
            <text:p>0.0690429882368243</text:p>
          </table:table-cell>
          <table:table-cell office:value-type="float" office:value="0.716134453781513" calcext:value-type="float">
            <text:p>0.716134453781513</text:p>
          </table:table-cell>
          <table:table-cell office:value-type="float" office:value="0.0766676440334832" calcext:value-type="float">
            <text:p>0.0766676440334832</text:p>
          </table:table-cell>
          <table:table-cell office:value-type="float" office:value="0.724621848739496" calcext:value-type="float">
            <text:p>0.724621848739496</text:p>
          </table:table-cell>
          <table:table-cell office:value-type="float" office:value="0.0651006546671785" calcext:value-type="float">
            <text:p>0.0651006546671785</text:p>
          </table:table-cell>
          <table:table-cell office:value-type="float" office:value="0.710588235294118" calcext:value-type="float">
            <text:p>0.710588235294118</text:p>
          </table:table-cell>
          <table:table-cell office:value-type="float" office:value="0.0807813221822426" calcext:value-type="float">
            <text:p>0.0807813221822426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758206960041225" calcext:value-type="float">
            <text:p>0.0758206960041225</text:p>
          </table:table-cell>
          <table:table-cell office:value-type="float" office:value="0.739579831932773" calcext:value-type="float">
            <text:p>0.739579831932773</text:p>
          </table:table-cell>
          <table:table-cell office:value-type="float" office:value="0.0890645748296814" calcext:value-type="float">
            <text:p>0.0890645748296814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735369610637021" calcext:value-type="float">
            <text:p>0.0735369610637021</text:p>
          </table:table-cell>
          <table:table-cell office:value-type="float" office:value="0.730840336134454" calcext:value-type="float">
            <text:p>0.730840336134454</text:p>
          </table:table-cell>
          <table:table-cell office:value-type="float" office:value="0.0875340504148644" calcext:value-type="float">
            <text:p>0.0875340504148644</text:p>
          </table:table-cell>
          <table:table-cell office:value-type="float" office:value="0.70453781512605" calcext:value-type="float">
            <text:p>0.70453781512605</text:p>
          </table:table-cell>
          <table:table-cell office:value-type="float" office:value="0.0682602650559914" calcext:value-type="float">
            <text:p>0.0682602650559914</text:p>
          </table:table-cell>
          <table:table-cell office:value-type="float" office:value="0.710840336134454" calcext:value-type="float">
            <text:p>0.710840336134454</text:p>
          </table:table-cell>
          <table:table-cell office:value-type="float" office:value="0.114522637103141" calcext:value-type="float">
            <text:p>0.114522637103141</text:p>
          </table:table-cell>
          <table:table-cell office:value-type="float" office:value="0.72781512605042" calcext:value-type="float">
            <text:p>0.72781512605042</text:p>
          </table:table-cell>
          <table:table-cell office:value-type="float" office:value="0.0722574524610896" calcext:value-type="float">
            <text:p>0.07225745246108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upa</text:p>
          </table:table-cell>
          <table:table-cell office:value-type="float" office:value="0.70453781512605" calcext:value-type="float">
            <text:p>0.70453781512605</text:p>
          </table:table-cell>
          <table:table-cell office:value-type="float" office:value="0.0918504437298484" calcext:value-type="float">
            <text:p>0.0918504437298484</text:p>
          </table:table-cell>
          <table:table-cell office:value-type="float" office:value="0.701680672268908" calcext:value-type="float">
            <text:p>0.701680672268908</text:p>
          </table:table-cell>
          <table:table-cell office:value-type="float" office:value="0.0775500705900173" calcext:value-type="float">
            <text:p>0.0775500705900173</text:p>
          </table:table-cell>
          <table:table-cell office:value-type="float" office:value="0.733781512605042" calcext:value-type="float">
            <text:p>0.733781512605042</text:p>
          </table:table-cell>
          <table:table-cell office:value-type="float" office:value="0.0746221852096619" calcext:value-type="float">
            <text:p>0.0746221852096619</text:p>
          </table:table-cell>
          <table:table-cell office:value-type="float" office:value="0.742521008403361" calcext:value-type="float">
            <text:p>0.742521008403361</text:p>
          </table:table-cell>
          <table:table-cell office:value-type="float" office:value="0.0856650231003695" calcext:value-type="float">
            <text:p>0.0856650231003695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675220527873203" calcext:value-type="float">
            <text:p>0.0675220527873203</text:p>
          </table:table-cell>
          <table:table-cell office:value-type="float" office:value="0.724705882352941" calcext:value-type="float">
            <text:p>0.724705882352941</text:p>
          </table:table-cell>
          <table:table-cell office:value-type="float" office:value="0.0854100163302424" calcext:value-type="float">
            <text:p>0.0854100163302424</text:p>
          </table:table-cell>
          <table:table-cell office:value-type="float" office:value="0.716302521008403" calcext:value-type="float">
            <text:p>0.716302521008403</text:p>
          </table:table-cell>
          <table:table-cell office:value-type="float" office:value="0.0752445815442007" calcext:value-type="float">
            <text:p>0.0752445815442007</text:p>
          </table:table-cell>
          <table:table-cell office:value-type="float" office:value="0.730504201680672" calcext:value-type="float">
            <text:p>0.730504201680672</text:p>
          </table:table-cell>
          <table:table-cell office:value-type="float" office:value="0.0687286169106167" calcext:value-type="float">
            <text:p>0.0687286169106167</text:p>
          </table:table-cell>
          <table:table-cell office:value-type="float" office:value="0.707647058823529" calcext:value-type="float">
            <text:p>0.707647058823529</text:p>
          </table:table-cell>
          <table:table-cell office:value-type="float" office:value="0.0872632869345195" calcext:value-type="float">
            <text:p>0.0872632869345195</text:p>
          </table:table-cell>
          <table:table-cell office:value-type="float" office:value="0.722100840336134" calcext:value-type="float">
            <text:p>0.722100840336134</text:p>
          </table:table-cell>
          <table:table-cell office:value-type="float" office:value="0.0682899722513109" calcext:value-type="float">
            <text:p>0.0682899722513109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675220527873203" calcext:value-type="float">
            <text:p>0.0675220527873203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808479257857686" calcext:value-type="float">
            <text:p>0.0808479257857686</text:p>
          </table:table-cell>
          <table:table-cell office:value-type="float" office:value="0.713361344537815" calcext:value-type="float">
            <text:p>0.713361344537815</text:p>
          </table:table-cell>
          <table:table-cell office:value-type="float" office:value="0.0747048373081941" calcext:value-type="float">
            <text:p>0.0747048373081941</text:p>
          </table:table-cell>
          <table:table-cell office:value-type="float" office:value="0.730588235294118" calcext:value-type="float">
            <text:p>0.730588235294118</text:p>
          </table:table-cell>
          <table:table-cell office:value-type="float" office:value="0.0763891790222167" calcext:value-type="float">
            <text:p>0.0763891790222167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879143154717341" calcext:value-type="float">
            <text:p>0.0879143154717341</text:p>
          </table:table-cell>
          <table:table-cell office:value-type="float" office:value="0.730672268907563" calcext:value-type="float">
            <text:p>0.730672268907563</text:p>
          </table:table-cell>
          <table:table-cell office:value-type="float" office:value="0.0749143940454805" calcext:value-type="float">
            <text:p>0.07491439404548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upa</text:p>
          </table:table-cell>
          <table:table-cell office:value-type="float" office:value="0.707563025210084" calcext:value-type="float">
            <text:p>0.707563025210084</text:p>
          </table:table-cell>
          <table:table-cell office:value-type="float" office:value="0.0868564172800848" calcext:value-type="float">
            <text:p>0.0868564172800848</text:p>
          </table:table-cell>
          <table:table-cell office:value-type="float" office:value="0.707394957983193" calcext:value-type="float">
            <text:p>0.707394957983193</text:p>
          </table:table-cell>
          <table:table-cell office:value-type="float" office:value="0.0638542424514217" calcext:value-type="float">
            <text:p>0.0638542424514217</text:p>
          </table:table-cell>
          <table:table-cell office:value-type="float" office:value="0.75109243697479" calcext:value-type="float">
            <text:p>0.75109243697479</text:p>
          </table:table-cell>
          <table:table-cell office:value-type="float" office:value="0.0706802121856244" calcext:value-type="float">
            <text:p>0.0706802121856244</text:p>
          </table:table-cell>
          <table:table-cell office:value-type="float" office:value="0.724957983193277" calcext:value-type="float">
            <text:p>0.724957983193277</text:p>
          </table:table-cell>
          <table:table-cell office:value-type="float" office:value="0.0679686552119059" calcext:value-type="float">
            <text:p>0.0679686552119059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748868956522087" calcext:value-type="float">
            <text:p>0.0748868956522087</text:p>
          </table:table-cell>
          <table:table-cell office:value-type="float" office:value="0.733529411764706" calcext:value-type="float">
            <text:p>0.733529411764706</text:p>
          </table:table-cell>
          <table:table-cell office:value-type="float" office:value="0.0810714621427667" calcext:value-type="float">
            <text:p>0.0810714621427667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755546878447825" calcext:value-type="float">
            <text:p>0.0755546878447825</text:p>
          </table:table-cell>
          <table:table-cell office:value-type="float" office:value="0.722100840336134" calcext:value-type="float">
            <text:p>0.722100840336134</text:p>
          </table:table-cell>
          <table:table-cell office:value-type="float" office:value="0.071788569385242" calcext:value-type="float">
            <text:p>0.071788569385242</text:p>
          </table:table-cell>
          <table:table-cell office:value-type="float" office:value="0.72781512605042" calcext:value-type="float">
            <text:p>0.72781512605042</text:p>
          </table:table-cell>
          <table:table-cell office:value-type="float" office:value="0.0722574524610895" calcext:value-type="float">
            <text:p>0.0722574524610895</text:p>
          </table:table-cell>
          <table:table-cell office:value-type="float" office:value="0.713361344537815" calcext:value-type="float">
            <text:p>0.713361344537815</text:p>
          </table:table-cell>
          <table:table-cell office:value-type="float" office:value="0.0712734626098162" calcext:value-type="float">
            <text:p>0.0712734626098162</text:p>
          </table:table-cell>
          <table:table-cell office:value-type="float" office:value="0.739327731092437" calcext:value-type="float">
            <text:p>0.739327731092437</text:p>
          </table:table-cell>
          <table:table-cell office:value-type="float" office:value="0.065444149502407" calcext:value-type="float">
            <text:p>0.065444149502407</text:p>
          </table:table-cell>
          <table:table-cell office:value-type="float" office:value="0.733613445378151" calcext:value-type="float">
            <text:p>0.733613445378151</text:p>
          </table:table-cell>
          <table:table-cell office:value-type="float" office:value="0.0828942366159348" calcext:value-type="float">
            <text:p>0.0828942366159348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708192830677072" calcext:value-type="float">
            <text:p>0.0708192830677072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860588814700896" calcext:value-type="float">
            <text:p>0.0860588814700896</text:p>
          </table:table-cell>
          <table:table-cell office:value-type="float" office:value="0.719075630252101" calcext:value-type="float">
            <text:p>0.719075630252101</text:p>
          </table:table-cell>
          <table:table-cell office:value-type="float" office:value="0.0749026626324466" calcext:value-type="float">
            <text:p>0.0749026626324466</text:p>
          </table:table-cell>
          <table:table-cell office:value-type="float" office:value="0.739495798319328" calcext:value-type="float">
            <text:p>0.739495798319328</text:p>
          </table:table-cell>
          <table:table-cell office:value-type="float" office:value="0.0766299731350709" calcext:value-type="float">
            <text:p>0.076629973135070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upa</text:p>
          </table:table-cell>
          <table:table-cell office:value-type="float" office:value="0.707563025210084" calcext:value-type="float">
            <text:p>0.707563025210084</text:p>
          </table:table-cell>
          <table:table-cell office:value-type="float" office:value="0.0890421514521489" calcext:value-type="float">
            <text:p>0.0890421514521489</text:p>
          </table:table-cell>
          <table:table-cell office:value-type="float" office:value="0.710420168067227" calcext:value-type="float">
            <text:p>0.710420168067227</text:p>
          </table:table-cell>
          <table:table-cell office:value-type="float" office:value="0.0710261636693544" calcext:value-type="float">
            <text:p>0.0710261636693544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732622330061763" calcext:value-type="float">
            <text:p>0.0732622330061763</text:p>
          </table:table-cell>
          <table:table-cell office:value-type="float" office:value="0.722100840336134" calcext:value-type="float">
            <text:p>0.722100840336134</text:p>
          </table:table-cell>
          <table:table-cell office:value-type="float" office:value="0.0664616223926055" calcext:value-type="float">
            <text:p>0.0664616223926055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742926111437316" calcext:value-type="float">
            <text:p>0.0742926111437316</text:p>
          </table:table-cell>
          <table:table-cell office:value-type="float" office:value="0.739327731092437" calcext:value-type="float">
            <text:p>0.739327731092437</text:p>
          </table:table-cell>
          <table:table-cell office:value-type="float" office:value="0.0820893665043665" calcext:value-type="float">
            <text:p>0.082089366504366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803104241018141" calcext:value-type="float">
            <text:p>0.0803104241018141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699968558145976" calcext:value-type="float">
            <text:p>0.0699968558145976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665781018480819" calcext:value-type="float">
            <text:p>0.0665781018480819</text:p>
          </table:table-cell>
          <table:table-cell office:value-type="float" office:value="0.71327731092437" calcext:value-type="float">
            <text:p>0.71327731092437</text:p>
          </table:table-cell>
          <table:table-cell office:value-type="float" office:value="0.0690392947294909" calcext:value-type="float">
            <text:p>0.0690392947294909</text:p>
          </table:table-cell>
          <table:table-cell office:value-type="float" office:value="0.719159663865546" calcext:value-type="float">
            <text:p>0.719159663865546</text:p>
          </table:table-cell>
          <table:table-cell office:value-type="float" office:value="0.0636758202092901" calcext:value-type="float">
            <text:p>0.0636758202092901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716117276087273" calcext:value-type="float">
            <text:p>0.0716117276087273</text:p>
          </table:table-cell>
          <table:table-cell office:value-type="float" office:value="0.730672268907563" calcext:value-type="float">
            <text:p>0.730672268907563</text:p>
          </table:table-cell>
          <table:table-cell office:value-type="float" office:value="0.0749143940454805" calcext:value-type="float">
            <text:p>0.0749143940454805</text:p>
          </table:table-cell>
          <table:table-cell office:value-type="float" office:value="0.730672268907563" calcext:value-type="float">
            <text:p>0.730672268907563</text:p>
          </table:table-cell>
          <table:table-cell office:value-type="float" office:value="0.0864264822513422" calcext:value-type="float">
            <text:p>0.0864264822513422</text:p>
          </table:table-cell>
          <table:table-cell office:value-type="float" office:value="0.725042016806723" calcext:value-type="float">
            <text:p>0.725042016806723</text:p>
          </table:table-cell>
          <table:table-cell office:value-type="float" office:value="0.0840026086593692" calcext:value-type="float">
            <text:p>0.0840026086593692</text:p>
          </table:table-cell>
          <table:table-cell office:value-type="float" office:value="0.739579831932773" calcext:value-type="float">
            <text:p>0.739579831932773</text:p>
          </table:table-cell>
          <table:table-cell office:value-type="float" office:value="0.0788239972592073" calcext:value-type="float">
            <text:p>0.078823997259207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upa</text:p>
          </table:table-cell>
          <table:table-cell office:value-type="float" office:value="0.705798319327731" calcext:value-type="float">
            <text:p>0.705798319327731</text:p>
          </table:table-cell>
          <table:table-cell office:value-type="float" office:value="0.0971937957806597" calcext:value-type="float">
            <text:p>0.0971937957806597</text:p>
          </table:table-cell>
          <table:table-cell office:value-type="float" office:value="0.703915966386555" calcext:value-type="float">
            <text:p>0.703915966386555</text:p>
          </table:table-cell>
          <table:table-cell office:value-type="float" office:value="0.0780384976060324" calcext:value-type="float">
            <text:p>0.0780384976060324</text:p>
          </table:table-cell>
          <table:table-cell office:value-type="float" office:value="0.731294117647059" calcext:value-type="float">
            <text:p>0.731294117647059</text:p>
          </table:table-cell>
          <table:table-cell office:value-type="float" office:value="0.0705787842480063" calcext:value-type="float">
            <text:p>0.0705787842480063</text:p>
          </table:table-cell>
          <table:table-cell office:value-type="float" office:value="0.72381512605042" calcext:value-type="float">
            <text:p>0.72381512605042</text:p>
          </table:table-cell>
          <table:table-cell office:value-type="float" office:value="0.0783040275923164" calcext:value-type="float">
            <text:p>0.0783040275923164</text:p>
          </table:table-cell>
          <table:table-cell office:value-type="float" office:value="0.716924369747899" calcext:value-type="float">
            <text:p>0.716924369747899</text:p>
          </table:table-cell>
          <table:table-cell office:value-type="float" office:value="0.0734393037474309" calcext:value-type="float">
            <text:p>0.0734393037474309</text:p>
          </table:table-cell>
          <table:table-cell office:value-type="float" office:value="0.728857142857143" calcext:value-type="float">
            <text:p>0.728857142857143</text:p>
          </table:table-cell>
          <table:table-cell office:value-type="float" office:value="0.0784829632918759" calcext:value-type="float">
            <text:p>0.0784829632918759</text:p>
          </table:table-cell>
          <table:table-cell office:value-type="float" office:value="0.72035294117647" calcext:value-type="float">
            <text:p>0.72035294117647</text:p>
          </table:table-cell>
          <table:table-cell office:value-type="float" office:value="0.0752755945082511" calcext:value-type="float">
            <text:p>0.0752755945082511</text:p>
          </table:table-cell>
          <table:table-cell office:value-type="float" office:value="0.72309243697479" calcext:value-type="float">
            <text:p>0.72309243697479</text:p>
          </table:table-cell>
          <table:table-cell office:value-type="float" office:value="0.0664101549113585" calcext:value-type="float">
            <text:p>0.0664101549113585</text:p>
          </table:table-cell>
          <table:table-cell office:value-type="float" office:value="0.715075630252101" calcext:value-type="float">
            <text:p>0.715075630252101</text:p>
          </table:table-cell>
          <table:table-cell office:value-type="float" office:value="0.076454919629704" calcext:value-type="float">
            <text:p>0.076454919629704</text:p>
          </table:table-cell>
          <table:table-cell office:value-type="float" office:value="0.716857142857143" calcext:value-type="float">
            <text:p>0.716857142857143</text:p>
          </table:table-cell>
          <table:table-cell office:value-type="float" office:value="0.0718094691409235" calcext:value-type="float">
            <text:p>0.0718094691409235</text:p>
          </table:table-cell>
          <table:table-cell office:value-type="float" office:value="0.723210084033613" calcext:value-type="float">
            <text:p>0.723210084033613</text:p>
          </table:table-cell>
          <table:table-cell office:value-type="float" office:value="0.0730777501584453" calcext:value-type="float">
            <text:p>0.0730777501584453</text:p>
          </table:table-cell>
          <table:table-cell office:value-type="float" office:value="0.726117647058824" calcext:value-type="float">
            <text:p>0.726117647058824</text:p>
          </table:table-cell>
          <table:table-cell office:value-type="float" office:value="0.0746370522121404" calcext:value-type="float">
            <text:p>0.0746370522121404</text:p>
          </table:table-cell>
          <table:table-cell office:value-type="float" office:value="0.719697478991597" calcext:value-type="float">
            <text:p>0.719697478991597</text:p>
          </table:table-cell>
          <table:table-cell office:value-type="float" office:value="0.0805718507641477" calcext:value-type="float">
            <text:p>0.0805718507641477</text:p>
          </table:table-cell>
          <table:table-cell office:value-type="float" office:value="0.71963025210084" calcext:value-type="float">
            <text:p>0.71963025210084</text:p>
          </table:table-cell>
          <table:table-cell office:value-type="float" office:value="0.0799918794196555" calcext:value-type="float">
            <text:p>0.0799918794196555</text:p>
          </table:table-cell>
          <table:table-cell office:value-type="float" office:value="0.719831932773109" calcext:value-type="float">
            <text:p>0.719831932773109</text:p>
          </table:table-cell>
          <table:table-cell office:value-type="float" office:value="0.0891141139334312" calcext:value-type="float">
            <text:p>0.0891141139334312</text:p>
          </table:table-cell>
          <table:table-cell office:value-type="float" office:value="0.730773109243698" calcext:value-type="float">
            <text:p>0.730773109243698</text:p>
          </table:table-cell>
          <table:table-cell office:value-type="float" office:value="0.0759508093235371" calcext:value-type="float">
            <text:p>0.07595080932353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687226890756303" calcext:value-type="float">
            <text:p>0.687226890756303</text:p>
          </table:table-cell>
          <table:table-cell office:value-type="float" office:value="0.0711559580512109" calcext:value-type="float">
            <text:p>0.0711559580512109</text:p>
          </table:table-cell>
          <table:table-cell office:value-type="float" office:value="0.698739495798319" calcext:value-type="float">
            <text:p>0.698739495798319</text:p>
          </table:table-cell>
          <table:table-cell office:value-type="float" office:value="0.0580599364934849" calcext:value-type="float">
            <text:p>0.0580599364934849</text:p>
          </table:table-cell>
          <table:table-cell office:value-type="float" office:value="0.704705882352941" calcext:value-type="float">
            <text:p>0.704705882352941</text:p>
          </table:table-cell>
          <table:table-cell office:value-type="float" office:value="0.0724317969730958" calcext:value-type="float">
            <text:p>0.0724317969730958</text:p>
          </table:table-cell>
          <table:table-cell office:value-type="float" office:value="0.69890756302521" calcext:value-type="float">
            <text:p>0.69890756302521</text:p>
          </table:table-cell>
          <table:table-cell office:value-type="float" office:value="0.101026167086271" calcext:value-type="float">
            <text:p>0.101026167086271</text:p>
          </table:table-cell>
          <table:table-cell office:value-type="float" office:value="0.742268907563025" calcext:value-type="float">
            <text:p>0.742268907563025</text:p>
          </table:table-cell>
          <table:table-cell office:value-type="float" office:value="0.0904714640039912" calcext:value-type="float">
            <text:p>0.0904714640039912</text:p>
          </table:table-cell>
          <table:table-cell office:value-type="float" office:value="0.675378151260504" calcext:value-type="float">
            <text:p>0.675378151260504</text:p>
          </table:table-cell>
          <table:table-cell office:value-type="float" office:value="0.0629524011437772" calcext:value-type="float">
            <text:p>0.0629524011437772</text:p>
          </table:table-cell>
          <table:table-cell office:value-type="float" office:value="0.716302521008403" calcext:value-type="float">
            <text:p>0.716302521008403</text:p>
          </table:table-cell>
          <table:table-cell office:value-type="float" office:value="0.0901423017653338" calcext:value-type="float">
            <text:p>0.0901423017653338</text:p>
          </table:table-cell>
          <table:table-cell office:value-type="float" office:value="0.708151260504202" calcext:value-type="float">
            <text:p>0.708151260504202</text:p>
          </table:table-cell>
          <table:table-cell office:value-type="float" office:value="0.0906707156007133" calcext:value-type="float">
            <text:p>0.0906707156007133</text:p>
          </table:table-cell>
          <table:table-cell office:value-type="float" office:value="0.690168067226891" calcext:value-type="float">
            <text:p>0.690168067226891</text:p>
          </table:table-cell>
          <table:table-cell office:value-type="float" office:value="0.0586164823565895" calcext:value-type="float">
            <text:p>0.0586164823565895</text:p>
          </table:table-cell>
          <table:table-cell office:value-type="float" office:value="0.686974789915966" calcext:value-type="float">
            <text:p>0.686974789915966</text:p>
          </table:table-cell>
          <table:table-cell office:value-type="float" office:value="0.0994143258551547" calcext:value-type="float">
            <text:p>0.0994143258551547</text:p>
          </table:table-cell>
          <table:table-cell office:value-type="float" office:value="0.70453781512605" calcext:value-type="float">
            <text:p>0.70453781512605</text:p>
          </table:table-cell>
          <table:table-cell office:value-type="float" office:value="0.0757434571372859" calcext:value-type="float">
            <text:p>0.0757434571372859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812837180321302" calcext:value-type="float">
            <text:p>0.0812837180321302</text:p>
          </table:table-cell>
          <table:table-cell office:value-type="float" office:value="0.698739495798319" calcext:value-type="float">
            <text:p>0.698739495798319</text:p>
          </table:table-cell>
          <table:table-cell office:value-type="float" office:value="0.0883203982447886" calcext:value-type="float">
            <text:p>0.0883203982447886</text:p>
          </table:table-cell>
          <table:table-cell office:value-type="float" office:value="0.710252100840336" calcext:value-type="float">
            <text:p>0.710252100840336</text:p>
          </table:table-cell>
          <table:table-cell office:value-type="float" office:value="0.0747052049135407" calcext:value-type="float">
            <text:p>0.0747052049135407</text:p>
          </table:table-cell>
          <table:table-cell office:value-type="float" office:value="0.698823529411765" calcext:value-type="float">
            <text:p>0.698823529411765</text:p>
          </table:table-cell>
          <table:table-cell office:value-type="float" office:value="0.0694962442842721" calcext:value-type="float">
            <text:p>0.0694962442842721</text:p>
          </table:table-cell>
          <table:table-cell office:value-type="float" office:value="0.730840336134454" calcext:value-type="float">
            <text:p>0.730840336134454</text:p>
          </table:table-cell>
          <table:table-cell office:value-type="float" office:value="0.0823215416806922" calcext:value-type="float">
            <text:p>0.08232154168069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1428571428571" calcext:value-type="float">
            <text:p>0.701428571428571</text:p>
          </table:table-cell>
          <table:table-cell office:value-type="float" office:value="0.0862954701883866" calcext:value-type="float">
            <text:p>0.0862954701883866</text:p>
          </table:table-cell>
          <table:table-cell office:value-type="float" office:value="0.707394957983193" calcext:value-type="float">
            <text:p>0.707394957983193</text:p>
          </table:table-cell>
          <table:table-cell office:value-type="float" office:value="0.0648431250940038" calcext:value-type="float">
            <text:p>0.0648431250940038</text:p>
          </table:table-cell>
          <table:table-cell office:value-type="float" office:value="0.707563025210084" calcext:value-type="float">
            <text:p>0.707563025210084</text:p>
          </table:table-cell>
          <table:table-cell office:value-type="float" office:value="0.0623172185453753" calcext:value-type="float">
            <text:p>0.0623172185453753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772959531641478" calcext:value-type="float">
            <text:p>0.0772959531641478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10001506774148" calcext:value-type="float">
            <text:p>0.0810001506774148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675146153756038" calcext:value-type="float">
            <text:p>0.0675146153756038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0879992842027497" calcext:value-type="float">
            <text:p>0.0879992842027497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71312587770056" calcext:value-type="float">
            <text:p>0.071312587770056</text:p>
          </table:table-cell>
          <table:table-cell office:value-type="float" office:value="0.695966386554622" calcext:value-type="float">
            <text:p>0.695966386554622</text:p>
          </table:table-cell>
          <table:table-cell office:value-type="float" office:value="0.0649217300327971" calcext:value-type="float">
            <text:p>0.0649217300327971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905392154154569" calcext:value-type="float">
            <text:p>0.0905392154154569</text:p>
          </table:table-cell>
          <table:table-cell office:value-type="float" office:value="0.727731092436975" calcext:value-type="float">
            <text:p>0.727731092436975</text:p>
          </table:table-cell>
          <table:table-cell office:value-type="float" office:value="0.0791632519144562" calcext:value-type="float">
            <text:p>0.0791632519144562</text:p>
          </table:table-cell>
          <table:table-cell office:value-type="float" office:value="0.727731092436975" calcext:value-type="float">
            <text:p>0.727731092436975</text:p>
          </table:table-cell>
          <table:table-cell office:value-type="float" office:value="0.0698417691479428" calcext:value-type="float">
            <text:p>0.0698417691479428</text:p>
          </table:table-cell>
          <table:table-cell office:value-type="float" office:value="0.733613445378151" calcext:value-type="float">
            <text:p>0.733613445378151</text:p>
          </table:table-cell>
          <table:table-cell office:value-type="float" office:value="0.0759036452937338" calcext:value-type="float">
            <text:p>0.0759036452937338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57415602602744" calcext:value-type="float">
            <text:p>0.0857415602602744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545795282436066" calcext:value-type="float">
            <text:p>0.0545795282436066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865643209780568" calcext:value-type="float">
            <text:p>0.08656432097805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0889632061884683" calcext:value-type="float">
            <text:p>0.0889632061884683</text:p>
          </table:table-cell>
          <table:table-cell office:value-type="float" office:value="0.725042016806723" calcext:value-type="float">
            <text:p>0.725042016806723</text:p>
          </table:table-cell>
          <table:table-cell office:value-type="float" office:value="0.0679083112228563" calcext:value-type="float">
            <text:p>0.0679083112228563</text:p>
          </table:table-cell>
          <table:table-cell office:value-type="float" office:value="0.69890756302521" calcext:value-type="float">
            <text:p>0.69890756302521</text:p>
          </table:table-cell>
          <table:table-cell office:value-type="float" office:value="0.0619092612786212" calcext:value-type="float">
            <text:p>0.0619092612786212</text:p>
          </table:table-cell>
          <table:table-cell office:value-type="float" office:value="0.710420168067227" calcext:value-type="float">
            <text:p>0.710420168067227</text:p>
          </table:table-cell>
          <table:table-cell office:value-type="float" office:value="0.0809995694707985" calcext:value-type="float">
            <text:p>0.0809995694707985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643007555803243" calcext:value-type="float">
            <text:p>0.0643007555803243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831286472398897" calcext:value-type="float">
            <text:p>0.0831286472398897</text:p>
          </table:table-cell>
          <table:table-cell office:value-type="float" office:value="0.710420168067227" calcext:value-type="float">
            <text:p>0.710420168067227</text:p>
          </table:table-cell>
          <table:table-cell office:value-type="float" office:value="0.0804630807886873" calcext:value-type="float">
            <text:p>0.0804630807886873</text:p>
          </table:table-cell>
          <table:table-cell office:value-type="float" office:value="0.728067226890756" calcext:value-type="float">
            <text:p>0.728067226890756</text:p>
          </table:table-cell>
          <table:table-cell office:value-type="float" office:value="0.0901057361987001" calcext:value-type="float">
            <text:p>0.0901057361987001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732834889762357" calcext:value-type="float">
            <text:p>0.0732834889762357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794651755232598" calcext:value-type="float">
            <text:p>0.0794651755232598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734835925000896" calcext:value-type="float">
            <text:p>0.0734835925000896</text:p>
          </table:table-cell>
          <table:table-cell office:value-type="float" office:value="0.733781512605042" calcext:value-type="float">
            <text:p>0.733781512605042</text:p>
          </table:table-cell>
          <table:table-cell office:value-type="float" office:value="0.094905333974492" calcext:value-type="float">
            <text:p>0.094905333974492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0139037585666" calcext:value-type="float">
            <text:p>0.090139037585666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716117276087273" calcext:value-type="float">
            <text:p>0.0716117276087273</text:p>
          </table:table-cell>
          <table:table-cell office:value-type="float" office:value="0.713361344537815" calcext:value-type="float">
            <text:p>0.713361344537815</text:p>
          </table:table-cell>
          <table:table-cell office:value-type="float" office:value="0.0854405563120708" calcext:value-type="float">
            <text:p>0.0854405563120708</text:p>
          </table:table-cell>
          <table:table-cell office:value-type="float" office:value="0.73109243697479" calcext:value-type="float">
            <text:p>0.73109243697479</text:p>
          </table:table-cell>
          <table:table-cell office:value-type="float" office:value="0.092184529234933" calcext:value-type="float">
            <text:p>0.0921845292349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903734098935971" calcext:value-type="float">
            <text:p>0.0903734098935971</text:p>
          </table:table-cell>
          <table:table-cell office:value-type="float" office:value="0.722268907563025" calcext:value-type="float">
            <text:p>0.722268907563025</text:p>
          </table:table-cell>
          <table:table-cell office:value-type="float" office:value="0.0835102751582764" calcext:value-type="float">
            <text:p>0.0835102751582764</text:p>
          </table:table-cell>
          <table:table-cell office:value-type="float" office:value="0.701848739495798" calcext:value-type="float">
            <text:p>0.701848739495798</text:p>
          </table:table-cell>
          <table:table-cell office:value-type="float" office:value="0.0764452405635817" calcext:value-type="float">
            <text:p>0.0764452405635817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884987840294667" calcext:value-type="float">
            <text:p>0.0884987840294667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740285314046806" calcext:value-type="float">
            <text:p>0.0740285314046806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674182616979463" calcext:value-type="float">
            <text:p>0.0674182616979463</text:p>
          </table:table-cell>
          <table:table-cell office:value-type="float" office:value="0.71327731092437" calcext:value-type="float">
            <text:p>0.71327731092437</text:p>
          </table:table-cell>
          <table:table-cell office:value-type="float" office:value="0.0778326487259605" calcext:value-type="float">
            <text:p>0.0778326487259605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0139037585666" calcext:value-type="float">
            <text:p>0.090139037585666</text:p>
          </table:table-cell>
          <table:table-cell office:value-type="float" office:value="0.710588235294118" calcext:value-type="float">
            <text:p>0.710588235294118</text:p>
          </table:table-cell>
          <table:table-cell office:value-type="float" office:value="0.0842110172227962" calcext:value-type="float">
            <text:p>0.0842110172227962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763984227672667" calcext:value-type="float">
            <text:p>0.0763984227672667</text:p>
          </table:table-cell>
          <table:table-cell office:value-type="float" office:value="0.719075630252101" calcext:value-type="float">
            <text:p>0.719075630252101</text:p>
          </table:table-cell>
          <table:table-cell office:value-type="float" office:value="0.0761039733858997" calcext:value-type="float">
            <text:p>0.0761039733858997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962079469393686" calcext:value-type="float">
            <text:p>0.0962079469393686</text:p>
          </table:table-cell>
          <table:table-cell office:value-type="float" office:value="0.725126050420168" calcext:value-type="float">
            <text:p>0.725126050420168</text:p>
          </table:table-cell>
          <table:table-cell office:value-type="float" office:value="0.0836953509379644" calcext:value-type="float">
            <text:p>0.0836953509379644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687413449238662" calcext:value-type="float">
            <text:p>0.0687413449238662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746877679250094" calcext:value-type="float">
            <text:p>0.0746877679250094</text:p>
          </table:table-cell>
          <table:table-cell office:value-type="float" office:value="0.731008403361345" calcext:value-type="float">
            <text:p>0.731008403361345</text:p>
          </table:table-cell>
          <table:table-cell office:value-type="float" office:value="0.0914834531414473" calcext:value-type="float">
            <text:p>0.09148345314144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814216381916708" calcext:value-type="float">
            <text:p>0.0814216381916708</text:p>
          </table:table-cell>
          <table:table-cell office:value-type="float" office:value="0.719495798319328" calcext:value-type="float">
            <text:p>0.719495798319328</text:p>
          </table:table-cell>
          <table:table-cell office:value-type="float" office:value="0.0870538484242987" calcext:value-type="float">
            <text:p>0.0870538484242987</text:p>
          </table:table-cell>
          <table:table-cell office:value-type="float" office:value="0.710588235294118" calcext:value-type="float">
            <text:p>0.710588235294118</text:p>
          </table:table-cell>
          <table:table-cell office:value-type="float" office:value="0.0845318562701543" calcext:value-type="float">
            <text:p>0.0845318562701543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796009238127821" calcext:value-type="float">
            <text:p>0.0796009238127821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22440637770744" calcext:value-type="float">
            <text:p>0.0822440637770744</text:p>
          </table:table-cell>
          <table:table-cell office:value-type="float" office:value="0.722100840336134" calcext:value-type="float">
            <text:p>0.722100840336134</text:p>
          </table:table-cell>
          <table:table-cell office:value-type="float" office:value="0.0767466620622821" calcext:value-type="float">
            <text:p>0.0767466620622821</text:p>
          </table:table-cell>
          <table:table-cell office:value-type="float" office:value="0.724957983193277" calcext:value-type="float">
            <text:p>0.724957983193277</text:p>
          </table:table-cell>
          <table:table-cell office:value-type="float" office:value="0.0785393914023512" calcext:value-type="float">
            <text:p>0.0785393914023512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853162615623262" calcext:value-type="float">
            <text:p>0.0853162615623262</text:p>
          </table:table-cell>
          <table:table-cell office:value-type="float" office:value="0.707647058823529" calcext:value-type="float">
            <text:p>0.707647058823529</text:p>
          </table:table-cell>
          <table:table-cell office:value-type="float" office:value="0.0893179323428364" calcext:value-type="float">
            <text:p>0.0893179323428364</text:p>
          </table:table-cell>
          <table:table-cell office:value-type="float" office:value="0.721764705882353" calcext:value-type="float">
            <text:p>0.721764705882353</text:p>
          </table:table-cell>
          <table:table-cell office:value-type="float" office:value="0.0794209777334215" calcext:value-type="float">
            <text:p>0.07942097773342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97181360053629" calcext:value-type="float">
            <text:p>0.0797181360053629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52079784314115" calcext:value-type="float">
            <text:p>0.09520797843141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864006499016713" calcext:value-type="float">
            <text:p>0.0864006499016713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82960016236715" calcext:value-type="float">
            <text:p>0.07829600162367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79495001104821" calcext:value-type="float">
            <text:p>0.0779495001104821</text:p>
          </table:table-cell>
          <table:table-cell office:value-type="float" office:value="0.736806722689076" calcext:value-type="float">
            <text:p>0.736806722689076</text:p>
          </table:table-cell>
          <table:table-cell office:value-type="float" office:value="0.0897555223597225" calcext:value-type="float">
            <text:p>0.089755522359722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5714285714286" calcext:value-type="float">
            <text:p>0.705714285714286</text:p>
          </table:table-cell>
          <table:table-cell office:value-type="float" office:value="0.0836419365026667" calcext:value-type="float">
            <text:p>0.0836419365026667</text:p>
          </table:table-cell>
          <table:table-cell office:value-type="float" office:value="0.714588235294118" calcext:value-type="float">
            <text:p>0.714588235294118</text:p>
          </table:table-cell>
          <table:table-cell office:value-type="float" office:value="0.072275099278584" calcext:value-type="float">
            <text:p>0.072275099278584</text:p>
          </table:table-cell>
          <table:table-cell office:value-type="float" office:value="0.70472268907563" calcext:value-type="float">
            <text:p>0.70472268907563</text:p>
          </table:table-cell>
          <table:table-cell office:value-type="float" office:value="0.0715270747261657" calcext:value-type="float">
            <text:p>0.0715270747261657</text:p>
          </table:table-cell>
          <table:table-cell office:value-type="float" office:value="0.712823529411765" calcext:value-type="float">
            <text:p>0.712823529411765</text:p>
          </table:table-cell>
          <table:table-cell office:value-type="float" office:value="0.0854842795126932" calcext:value-type="float">
            <text:p>0.0854842795126932</text:p>
          </table:table-cell>
          <table:table-cell office:value-type="float" office:value="0.726033613445378" calcext:value-type="float">
            <text:p>0.726033613445378</text:p>
          </table:table-cell>
          <table:table-cell office:value-type="float" office:value="0.0784089930886971" calcext:value-type="float">
            <text:p>0.0784089930886971</text:p>
          </table:table-cell>
          <table:table-cell office:value-type="float" office:value="0.713899159663866" calcext:value-type="float">
            <text:p>0.713899159663866</text:p>
          </table:table-cell>
          <table:table-cell office:value-type="float" office:value="0.0715521175038998" calcext:value-type="float">
            <text:p>0.0715521175038998</text:p>
          </table:table-cell>
          <table:table-cell office:value-type="float" office:value="0.714487394957983" calcext:value-type="float">
            <text:p>0.714487394957983</text:p>
          </table:table-cell>
          <table:table-cell office:value-type="float" office:value="0.0829953413770165" calcext:value-type="float">
            <text:p>0.0829953413770165</text:p>
          </table:table-cell>
          <table:table-cell office:value-type="float" office:value="0.721109243697479" calcext:value-type="float">
            <text:p>0.721109243697479</text:p>
          </table:table-cell>
          <table:table-cell office:value-type="float" office:value="0.0855088677434923" calcext:value-type="float">
            <text:p>0.0855088677434923</text:p>
          </table:table-cell>
          <table:table-cell office:value-type="float" office:value="0.704117647058824" calcext:value-type="float">
            <text:p>0.704117647058824</text:p>
          </table:table-cell>
          <table:table-cell office:value-type="float" office:value="0.074070130186251" calcext:value-type="float">
            <text:p>0.074070130186251</text:p>
          </table:table-cell>
          <table:table-cell office:value-type="float" office:value="0.718453781512605" calcext:value-type="float">
            <text:p>0.718453781512605</text:p>
          </table:table-cell>
          <table:table-cell office:value-type="float" office:value="0.0850476234589119" calcext:value-type="float">
            <text:p>0.0850476234589119</text:p>
          </table:table-cell>
          <table:table-cell office:value-type="float" office:value="0.722" calcext:value-type="float">
            <text:p>0.722</text:p>
          </table:table-cell>
          <table:table-cell office:value-type="float" office:value="0.0768424821886189" calcext:value-type="float">
            <text:p>0.0768424821886189</text:p>
          </table:table-cell>
          <table:table-cell office:value-type="float" office:value="0.722655462184874" calcext:value-type="float">
            <text:p>0.722655462184874</text:p>
          </table:table-cell>
          <table:table-cell office:value-type="float" office:value="0.087489349305069" calcext:value-type="float">
            <text:p>0.087489349305069</text:p>
          </table:table-cell>
          <table:table-cell office:value-type="float" office:value="0.720924369747899" calcext:value-type="float">
            <text:p>0.720924369747899</text:p>
          </table:table-cell>
          <table:table-cell office:value-type="float" office:value="0.0848918163927648" calcext:value-type="float">
            <text:p>0.0848918163927648</text:p>
          </table:table-cell>
          <table:table-cell office:value-type="float" office:value="0.721394957983193" calcext:value-type="float">
            <text:p>0.721394957983193</text:p>
          </table:table-cell>
          <table:table-cell office:value-type="float" office:value="0.075819167866016" calcext:value-type="float">
            <text:p>0.075819167866016</text:p>
          </table:table-cell>
          <table:table-cell office:value-type="float" office:value="0.715058823529412" calcext:value-type="float">
            <text:p>0.715058823529412</text:p>
          </table:table-cell>
          <table:table-cell office:value-type="float" office:value="0.0724307193750882" calcext:value-type="float">
            <text:p>0.0724307193750882</text:p>
          </table:table-cell>
          <table:table-cell office:value-type="float" office:value="0.730386554621849" calcext:value-type="float">
            <text:p>0.730386554621849</text:p>
          </table:table-cell>
          <table:table-cell office:value-type="float" office:value="0.0884618734789704" calcext:value-type="float">
            <text:p>0.08846187347897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LS</text:p>
          </table:table-cell>
          <table:table-cell office:value-type="float" office:value="0.620742296918767" calcext:value-type="float">
            <text:p>0.620742296918767</text:p>
          </table:table-cell>
          <table:table-cell office:value-type="float" office:value="0.0727247165623595" calcext:value-type="float">
            <text:p>0.0727247165623595</text:p>
          </table:table-cell>
          <table:table-cell office:value-type="float" office:value="0.604159663865546" calcext:value-type="float">
            <text:p>0.604159663865546</text:p>
          </table:table-cell>
          <table:table-cell office:value-type="float" office:value="0.0646247232540902" calcext:value-type="float">
            <text:p>0.0646247232540902</text:p>
          </table:table-cell>
          <table:table-cell office:value-type="float" office:value="0.627899159663866" calcext:value-type="float">
            <text:p>0.627899159663866</text:p>
          </table:table-cell>
          <table:table-cell office:value-type="float" office:value="0.0570722820799453" calcext:value-type="float">
            <text:p>0.0570722820799453</text:p>
          </table:table-cell>
          <table:table-cell office:value-type="float" office:value="0.624131652661064" calcext:value-type="float">
            <text:p>0.624131652661064</text:p>
          </table:table-cell>
          <table:table-cell office:value-type="float" office:value="0.090031443300836" calcext:value-type="float">
            <text:p>0.090031443300836</text:p>
          </table:table-cell>
          <table:table-cell office:value-type="float" office:value="0.617254901960784" calcext:value-type="float">
            <text:p>0.617254901960784</text:p>
          </table:table-cell>
          <table:table-cell office:value-type="float" office:value="0.0587603888003306" calcext:value-type="float">
            <text:p>0.0587603888003306</text:p>
          </table:table-cell>
          <table:table-cell office:value-type="float" office:value="0.627927170868347" calcext:value-type="float">
            <text:p>0.627927170868347</text:p>
          </table:table-cell>
          <table:table-cell office:value-type="float" office:value="0.0817206908226026" calcext:value-type="float">
            <text:p>0.0817206908226026</text:p>
          </table:table-cell>
          <table:table-cell office:value-type="float" office:value="0.627843137254902" calcext:value-type="float">
            <text:p>0.627843137254902</text:p>
          </table:table-cell>
          <table:table-cell office:value-type="float" office:value="0.0625598129629679" calcext:value-type="float">
            <text:p>0.0625598129629679</text:p>
          </table:table-cell>
          <table:table-cell office:value-type="float" office:value="0.618375350140056" calcext:value-type="float">
            <text:p>0.618375350140056</text:p>
          </table:table-cell>
          <table:table-cell office:value-type="float" office:value="0.0594370507029583" calcext:value-type="float">
            <text:p>0.0594370507029583</text:p>
          </table:table-cell>
          <table:table-cell office:value-type="float" office:value="0.620812324929972" calcext:value-type="float">
            <text:p>0.620812324929972</text:p>
          </table:table-cell>
          <table:table-cell office:value-type="float" office:value="0.0569566591638067" calcext:value-type="float">
            <text:p>0.0569566591638067</text:p>
          </table:table-cell>
          <table:table-cell office:value-type="float" office:value="0.60890756302521" calcext:value-type="float">
            <text:p>0.60890756302521</text:p>
          </table:table-cell>
          <table:table-cell office:value-type="float" office:value="0.0586100642654086" calcext:value-type="float">
            <text:p>0.0586100642654086</text:p>
          </table:table-cell>
          <table:table-cell office:value-type="float" office:value="0.614915966386555" calcext:value-type="float">
            <text:p>0.614915966386555</text:p>
          </table:table-cell>
          <table:table-cell office:value-type="float" office:value="0.0583760285371396" calcext:value-type="float">
            <text:p>0.0583760285371396</text:p>
          </table:table-cell>
          <table:table-cell office:value-type="float" office:value="0.613725490196079" calcext:value-type="float">
            <text:p>0.613725490196079</text:p>
          </table:table-cell>
          <table:table-cell office:value-type="float" office:value="0.0521904526707343" calcext:value-type="float">
            <text:p>0.0521904526707343</text:p>
          </table:table-cell>
          <table:table-cell office:value-type="float" office:value="0.631442577030812" calcext:value-type="float">
            <text:p>0.631442577030812</text:p>
          </table:table-cell>
          <table:table-cell office:value-type="float" office:value="0.0610536547121159" calcext:value-type="float">
            <text:p>0.0610536547121159</text:p>
          </table:table-cell>
          <table:table-cell office:value-type="float" office:value="0.620868347338936" calcext:value-type="float">
            <text:p>0.620868347338936</text:p>
          </table:table-cell>
          <table:table-cell office:value-type="float" office:value="0.0658867950445142" calcext:value-type="float">
            <text:p>0.0658867950445142</text:p>
          </table:table-cell>
          <table:table-cell office:value-type="float" office:value="0.620770308123249" calcext:value-type="float">
            <text:p>0.620770308123249</text:p>
          </table:table-cell>
          <table:table-cell office:value-type="float" office:value="0.0633943283715602" calcext:value-type="float">
            <text:p>0.0633943283715602</text:p>
          </table:table-cell>
          <table:table-cell office:value-type="float" office:value="0.611232492997199" calcext:value-type="float">
            <text:p>0.611232492997199</text:p>
          </table:table-cell>
          <table:table-cell office:value-type="float" office:value="0.0649641505728768" calcext:value-type="float">
            <text:p>0.06496415057287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LS</text:p>
          </table:table-cell>
          <table:table-cell office:value-type="float" office:value="0.625406162464986" calcext:value-type="float">
            <text:p>0.625406162464986</text:p>
          </table:table-cell>
          <table:table-cell office:value-type="float" office:value="0.0729784674019501" calcext:value-type="float">
            <text:p>0.0729784674019501</text:p>
          </table:table-cell>
          <table:table-cell office:value-type="float" office:value="0.605350140056022" calcext:value-type="float">
            <text:p>0.605350140056022</text:p>
          </table:table-cell>
          <table:table-cell office:value-type="float" office:value="0.0679570140532648" calcext:value-type="float">
            <text:p>0.0679570140532648</text:p>
          </table:table-cell>
          <table:table-cell office:value-type="float" office:value="0.616008403361345" calcext:value-type="float">
            <text:p>0.616008403361345</text:p>
          </table:table-cell>
          <table:table-cell office:value-type="float" office:value="0.071158416082102" calcext:value-type="float">
            <text:p>0.071158416082102</text:p>
          </table:table-cell>
          <table:table-cell office:value-type="float" office:value="0.623095238095238" calcext:value-type="float">
            <text:p>0.623095238095238</text:p>
          </table:table-cell>
          <table:table-cell office:value-type="float" office:value="0.0679753135072234" calcext:value-type="float">
            <text:p>0.0679753135072234</text:p>
          </table:table-cell>
          <table:table-cell office:value-type="float" office:value="0.611344537815126" calcext:value-type="float">
            <text:p>0.611344537815126</text:p>
          </table:table-cell>
          <table:table-cell office:value-type="float" office:value="0.0568325717697022" calcext:value-type="float">
            <text:p>0.0568325717697022</text:p>
          </table:table-cell>
          <table:table-cell office:value-type="float" office:value="0.627843137254902" calcext:value-type="float">
            <text:p>0.627843137254902</text:p>
          </table:table-cell>
          <table:table-cell office:value-type="float" office:value="0.0639371653294863" calcext:value-type="float">
            <text:p>0.0639371653294863</text:p>
          </table:table-cell>
          <table:table-cell office:value-type="float" office:value="0.626694677871148" calcext:value-type="float">
            <text:p>0.626694677871148</text:p>
          </table:table-cell>
          <table:table-cell office:value-type="float" office:value="0.0571883496131239" calcext:value-type="float">
            <text:p>0.0571883496131239</text:p>
          </table:table-cell>
          <table:table-cell office:value-type="float" office:value="0.625504201680672" calcext:value-type="float">
            <text:p>0.625504201680672</text:p>
          </table:table-cell>
          <table:table-cell office:value-type="float" office:value="0.0580843487056203" calcext:value-type="float">
            <text:p>0.0580843487056203</text:p>
          </table:table-cell>
          <table:table-cell office:value-type="float" office:value="0.624257703081233" calcext:value-type="float">
            <text:p>0.624257703081233</text:p>
          </table:table-cell>
          <table:table-cell office:value-type="float" office:value="0.0601126945513737" calcext:value-type="float">
            <text:p>0.0601126945513737</text:p>
          </table:table-cell>
          <table:table-cell office:value-type="float" office:value="0.610084033613445" calcext:value-type="float">
            <text:p>0.610084033613445</text:p>
          </table:table-cell>
          <table:table-cell office:value-type="float" office:value="0.0711315783635443" calcext:value-type="float">
            <text:p>0.0711315783635443</text:p>
          </table:table-cell>
          <table:table-cell office:value-type="float" office:value="0.612521008403361" calcext:value-type="float">
            <text:p>0.612521008403361</text:p>
          </table:table-cell>
          <table:table-cell office:value-type="float" office:value="0.0724276744344673" calcext:value-type="float">
            <text:p>0.0724276744344673</text:p>
          </table:table-cell>
          <table:table-cell office:value-type="float" office:value="0.624313725490196" calcext:value-type="float">
            <text:p>0.624313725490196</text:p>
          </table:table-cell>
          <table:table-cell office:value-type="float" office:value="0.0700828356819925" calcext:value-type="float">
            <text:p>0.0700828356819925</text:p>
          </table:table-cell>
          <table:table-cell office:value-type="float" office:value="0.614817927170868" calcext:value-type="float">
            <text:p>0.614817927170868</text:p>
          </table:table-cell>
          <table:table-cell office:value-type="float" office:value="0.0655067967565972" calcext:value-type="float">
            <text:p>0.0655067967565972</text:p>
          </table:table-cell>
          <table:table-cell office:value-type="float" office:value="0.624271708683473" calcext:value-type="float">
            <text:p>0.624271708683473</text:p>
          </table:table-cell>
          <table:table-cell office:value-type="float" office:value="0.060327542713458" calcext:value-type="float">
            <text:p>0.060327542713458</text:p>
          </table:table-cell>
          <table:table-cell office:value-type="float" office:value="0.619551820728291" calcext:value-type="float">
            <text:p>0.619551820728291</text:p>
          </table:table-cell>
          <table:table-cell office:value-type="float" office:value="0.0692657297568554" calcext:value-type="float">
            <text:p>0.0692657297568554</text:p>
          </table:table-cell>
          <table:table-cell office:value-type="float" office:value="0.620686274509804" calcext:value-type="float">
            <text:p>0.620686274509804</text:p>
          </table:table-cell>
          <table:table-cell office:value-type="float" office:value="0.0732629127810454" calcext:value-type="float">
            <text:p>0.07326291278104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LS</text:p>
          </table:table-cell>
          <table:table-cell office:value-type="float" office:value="0.624187675070028" calcext:value-type="float">
            <text:p>0.624187675070028</text:p>
          </table:table-cell>
          <table:table-cell office:value-type="float" office:value="0.0654031816663458" calcext:value-type="float">
            <text:p>0.0654031816663458</text:p>
          </table:table-cell>
          <table:table-cell office:value-type="float" office:value="0.60063025210084" calcext:value-type="float">
            <text:p>0.60063025210084</text:p>
          </table:table-cell>
          <table:table-cell office:value-type="float" office:value="0.0556605278233034" calcext:value-type="float">
            <text:p>0.0556605278233034</text:p>
          </table:table-cell>
          <table:table-cell office:value-type="float" office:value="0.613613445378151" calcext:value-type="float">
            <text:p>0.613613445378151</text:p>
          </table:table-cell>
          <table:table-cell office:value-type="float" office:value="0.071655163802735" calcext:value-type="float">
            <text:p>0.071655163802735</text:p>
          </table:table-cell>
          <table:table-cell office:value-type="float" office:value="0.621904761904762" calcext:value-type="float">
            <text:p>0.621904761904762</text:p>
          </table:table-cell>
          <table:table-cell office:value-type="float" office:value="0.0613609216844414" calcext:value-type="float">
            <text:p>0.0613609216844414</text:p>
          </table:table-cell>
          <table:table-cell office:value-type="float" office:value="0.606596638655462" calcext:value-type="float">
            <text:p>0.606596638655462</text:p>
          </table:table-cell>
          <table:table-cell office:value-type="float" office:value="0.0655155349799995" calcext:value-type="float">
            <text:p>0.0655155349799995</text:p>
          </table:table-cell>
          <table:table-cell office:value-type="float" office:value="0.627857142857143" calcext:value-type="float">
            <text:p>0.627857142857143</text:p>
          </table:table-cell>
          <table:table-cell office:value-type="float" office:value="0.0588193590773422" calcext:value-type="float">
            <text:p>0.0588193590773422</text:p>
          </table:table-cell>
          <table:table-cell office:value-type="float" office:value="0.603025210084034" calcext:value-type="float">
            <text:p>0.603025210084034</text:p>
          </table:table-cell>
          <table:table-cell office:value-type="float" office:value="0.0675856118233347" calcext:value-type="float">
            <text:p>0.0675856118233347</text:p>
          </table:table-cell>
          <table:table-cell office:value-type="float" office:value="0.616022408963585" calcext:value-type="float">
            <text:p>0.616022408963585</text:p>
          </table:table-cell>
          <table:table-cell office:value-type="float" office:value="0.0544991399402121" calcext:value-type="float">
            <text:p>0.0544991399402121</text:p>
          </table:table-cell>
          <table:table-cell office:value-type="float" office:value="0.618375350140056" calcext:value-type="float">
            <text:p>0.618375350140056</text:p>
          </table:table-cell>
          <table:table-cell office:value-type="float" office:value="0.0656602987864971" calcext:value-type="float">
            <text:p>0.0656602987864971</text:p>
          </table:table-cell>
          <table:table-cell office:value-type="float" office:value="0.61952380952381" calcext:value-type="float">
            <text:p>0.61952380952381</text:p>
          </table:table-cell>
          <table:table-cell office:value-type="float" office:value="0.0638870492518788" calcext:value-type="float">
            <text:p>0.0638870492518788</text:p>
          </table:table-cell>
          <table:table-cell office:value-type="float" office:value="0.613669467787115" calcext:value-type="float">
            <text:p>0.613669467787115</text:p>
          </table:table-cell>
          <table:table-cell office:value-type="float" office:value="0.0725126055169195" calcext:value-type="float">
            <text:p>0.0725126055169195</text:p>
          </table:table-cell>
          <table:table-cell office:value-type="float" office:value="0.614831932773109" calcext:value-type="float">
            <text:p>0.614831932773109</text:p>
          </table:table-cell>
          <table:table-cell office:value-type="float" office:value="0.0674176232100439" calcext:value-type="float">
            <text:p>0.0674176232100439</text:p>
          </table:table-cell>
          <table:table-cell office:value-type="float" office:value="0.613669467787115" calcext:value-type="float">
            <text:p>0.613669467787115</text:p>
          </table:table-cell>
          <table:table-cell office:value-type="float" office:value="0.0633951242723415" calcext:value-type="float">
            <text:p>0.0633951242723415</text:p>
          </table:table-cell>
          <table:table-cell office:value-type="float" office:value="0.627871148459384" calcext:value-type="float">
            <text:p>0.627871148459384</text:p>
          </table:table-cell>
          <table:table-cell office:value-type="float" office:value="0.0579612372370741" calcext:value-type="float">
            <text:p>0.0579612372370741</text:p>
          </table:table-cell>
          <table:table-cell office:value-type="float" office:value="0.624299719887955" calcext:value-type="float">
            <text:p>0.624299719887955</text:p>
          </table:table-cell>
          <table:table-cell office:value-type="float" office:value="0.0684630375543624" calcext:value-type="float">
            <text:p>0.0684630375543624</text:p>
          </table:table-cell>
          <table:table-cell office:value-type="float" office:value="0.62312324929972" calcext:value-type="float">
            <text:p>0.62312324929972</text:p>
          </table:table-cell>
          <table:table-cell office:value-type="float" office:value="0.0554918641725109" calcext:value-type="float">
            <text:p>0.05549186417251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LS</text:p>
          </table:table-cell>
          <table:table-cell office:value-type="float" office:value="0.625406162464986" calcext:value-type="float">
            <text:p>0.625406162464986</text:p>
          </table:table-cell>
          <table:table-cell office:value-type="float" office:value="0.0569716958378818" calcext:value-type="float">
            <text:p>0.0569716958378818</text:p>
          </table:table-cell>
          <table:table-cell office:value-type="float" office:value="0.60296918767507" calcext:value-type="float">
            <text:p>0.60296918767507</text:p>
          </table:table-cell>
          <table:table-cell office:value-type="float" office:value="0.0692726708264894" calcext:value-type="float">
            <text:p>0.0692726708264894</text:p>
          </table:table-cell>
          <table:table-cell office:value-type="float" office:value="0.620714285714286" calcext:value-type="float">
            <text:p>0.620714285714286</text:p>
          </table:table-cell>
          <table:table-cell office:value-type="float" office:value="0.0696495672016483" calcext:value-type="float">
            <text:p>0.0696495672016483</text:p>
          </table:table-cell>
          <table:table-cell office:value-type="float" office:value="0.626652661064426" calcext:value-type="float">
            <text:p>0.626652661064426</text:p>
          </table:table-cell>
          <table:table-cell office:value-type="float" office:value="0.0514545761662492" calcext:value-type="float">
            <text:p>0.0514545761662492</text:p>
          </table:table-cell>
          <table:table-cell office:value-type="float" office:value="0.611274509803921" calcext:value-type="float">
            <text:p>0.611274509803921</text:p>
          </table:table-cell>
          <table:table-cell office:value-type="float" office:value="0.0669441497607937" calcext:value-type="float">
            <text:p>0.0669441497607937</text:p>
          </table:table-cell>
          <table:table-cell office:value-type="float" office:value="0.63141456582633" calcext:value-type="float">
            <text:p>0.63141456582633</text:p>
          </table:table-cell>
          <table:table-cell office:value-type="float" office:value="0.0565128335509677" calcext:value-type="float">
            <text:p>0.0565128335509677</text:p>
          </table:table-cell>
          <table:table-cell office:value-type="float" office:value="0.611302521008403" calcext:value-type="float">
            <text:p>0.611302521008403</text:p>
          </table:table-cell>
          <table:table-cell office:value-type="float" office:value="0.0790432605812415" calcext:value-type="float">
            <text:p>0.0790432605812415</text:p>
          </table:table-cell>
          <table:table-cell office:value-type="float" office:value="0.619551820728291" calcext:value-type="float">
            <text:p>0.619551820728291</text:p>
          </table:table-cell>
          <table:table-cell office:value-type="float" office:value="0.0489968467898944" calcext:value-type="float">
            <text:p>0.0489968467898944</text:p>
          </table:table-cell>
          <table:table-cell office:value-type="float" office:value="0.620728291316527" calcext:value-type="float">
            <text:p>0.620728291316527</text:p>
          </table:table-cell>
          <table:table-cell office:value-type="float" office:value="0.0623259615870867" calcext:value-type="float">
            <text:p>0.0623259615870867</text:p>
          </table:table-cell>
          <table:table-cell office:value-type="float" office:value="0.61484593837535" calcext:value-type="float">
            <text:p>0.61484593837535</text:p>
          </table:table-cell>
          <table:table-cell office:value-type="float" office:value="0.051443983418601" calcext:value-type="float">
            <text:p>0.051443983418601</text:p>
          </table:table-cell>
          <table:table-cell office:value-type="float" office:value="0.616008403361345" calcext:value-type="float">
            <text:p>0.616008403361345</text:p>
          </table:table-cell>
          <table:table-cell office:value-type="float" office:value="0.0694132382865843" calcext:value-type="float">
            <text:p>0.0694132382865843</text:p>
          </table:table-cell>
          <table:table-cell office:value-type="float" office:value="0.624313725490196" calcext:value-type="float">
            <text:p>0.624313725490196</text:p>
          </table:table-cell>
          <table:table-cell office:value-type="float" office:value="0.0580759334782233" calcext:value-type="float">
            <text:p>0.0580759334782233</text:p>
          </table:table-cell>
          <table:table-cell office:value-type="float" office:value="0.607717086834734" calcext:value-type="float">
            <text:p>0.607717086834734</text:p>
          </table:table-cell>
          <table:table-cell office:value-type="float" office:value="0.0670154838770054" calcext:value-type="float">
            <text:p>0.0670154838770054</text:p>
          </table:table-cell>
          <table:table-cell office:value-type="float" office:value="0.632577030812325" calcext:value-type="float">
            <text:p>0.632577030812325</text:p>
          </table:table-cell>
          <table:table-cell office:value-type="float" office:value="0.0594605291501986" calcext:value-type="float">
            <text:p>0.0594605291501986</text:p>
          </table:table-cell>
          <table:table-cell office:value-type="float" office:value="0.624313725490196" calcext:value-type="float">
            <text:p>0.624313725490196</text:p>
          </table:table-cell>
          <table:table-cell office:value-type="float" office:value="0.0706390768347895" calcext:value-type="float">
            <text:p>0.0706390768347895</text:p>
          </table:table-cell>
          <table:table-cell office:value-type="float" office:value="0.62312324929972" calcext:value-type="float">
            <text:p>0.62312324929972</text:p>
          </table:table-cell>
          <table:table-cell office:value-type="float" office:value="0.0653075173616066" calcext:value-type="float">
            <text:p>0.06530751736160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LS</text:p>
          </table:table-cell>
          <table:table-cell office:value-type="float" office:value="0.625392156862745" calcext:value-type="float">
            <text:p>0.625392156862745</text:p>
          </table:table-cell>
          <table:table-cell office:value-type="float" office:value="0.0621180713713199" calcext:value-type="float">
            <text:p>0.0621180713713199</text:p>
          </table:table-cell>
          <table:table-cell office:value-type="float" office:value="0.598263305322129" calcext:value-type="float">
            <text:p>0.598263305322129</text:p>
          </table:table-cell>
          <table:table-cell office:value-type="float" office:value="0.0721711641504155" calcext:value-type="float">
            <text:p>0.0721711641504155</text:p>
          </table:table-cell>
          <table:table-cell office:value-type="float" office:value="0.621904761904762" calcext:value-type="float">
            <text:p>0.621904761904762</text:p>
          </table:table-cell>
          <table:table-cell office:value-type="float" office:value="0.0713089568025044" calcext:value-type="float">
            <text:p>0.0713089568025044</text:p>
          </table:table-cell>
          <table:table-cell office:value-type="float" office:value="0.626680672268908" calcext:value-type="float">
            <text:p>0.626680672268908</text:p>
          </table:table-cell>
          <table:table-cell office:value-type="float" office:value="0.0539312989147165" calcext:value-type="float">
            <text:p>0.0539312989147165</text:p>
          </table:table-cell>
          <table:table-cell office:value-type="float" office:value="0.612478991596639" calcext:value-type="float">
            <text:p>0.612478991596639</text:p>
          </table:table-cell>
          <table:table-cell office:value-type="float" office:value="0.062045378218987" calcext:value-type="float">
            <text:p>0.062045378218987</text:p>
          </table:table-cell>
          <table:table-cell office:value-type="float" office:value="0.627871148459384" calcext:value-type="float">
            <text:p>0.627871148459384</text:p>
          </table:table-cell>
          <table:table-cell office:value-type="float" office:value="0.0517463569081561" calcext:value-type="float">
            <text:p>0.0517463569081561</text:p>
          </table:table-cell>
          <table:table-cell office:value-type="float" office:value="0.611316526610644" calcext:value-type="float">
            <text:p>0.611316526610644</text:p>
          </table:table-cell>
          <table:table-cell office:value-type="float" office:value="0.0747570308330341" calcext:value-type="float">
            <text:p>0.0747570308330341</text:p>
          </table:table-cell>
          <table:table-cell office:value-type="float" office:value="0.619579831932773" calcext:value-type="float">
            <text:p>0.619579831932773</text:p>
          </table:table-cell>
          <table:table-cell office:value-type="float" office:value="0.0554217252065586" calcext:value-type="float">
            <text:p>0.0554217252065586</text:p>
          </table:table-cell>
          <table:table-cell office:value-type="float" office:value="0.620798319327731" calcext:value-type="float">
            <text:p>0.620798319327731</text:p>
          </table:table-cell>
          <table:table-cell office:value-type="float" office:value="0.0601200706365215" calcext:value-type="float">
            <text:p>0.0601200706365215</text:p>
          </table:table-cell>
          <table:table-cell office:value-type="float" office:value="0.61718487394958" calcext:value-type="float">
            <text:p>0.61718487394958</text:p>
          </table:table-cell>
          <table:table-cell office:value-type="float" office:value="0.0527859094032149" calcext:value-type="float">
            <text:p>0.0527859094032149</text:p>
          </table:table-cell>
          <table:table-cell office:value-type="float" office:value="0.618375350140056" calcext:value-type="float">
            <text:p>0.618375350140056</text:p>
          </table:table-cell>
          <table:table-cell office:value-type="float" office:value="0.0653298852578417" calcext:value-type="float">
            <text:p>0.0653298852578417</text:p>
          </table:table-cell>
          <table:table-cell office:value-type="float" office:value="0.625518207282913" calcext:value-type="float">
            <text:p>0.625518207282913</text:p>
          </table:table-cell>
          <table:table-cell office:value-type="float" office:value="0.0554005243764337" calcext:value-type="float">
            <text:p>0.0554005243764337</text:p>
          </table:table-cell>
          <table:table-cell office:value-type="float" office:value="0.612464985994398" calcext:value-type="float">
            <text:p>0.612464985994398</text:p>
          </table:table-cell>
          <table:table-cell office:value-type="float" office:value="0.0711733906241956" calcext:value-type="float">
            <text:p>0.0711733906241956</text:p>
          </table:table-cell>
          <table:table-cell office:value-type="float" office:value="0.624341736694678" calcext:value-type="float">
            <text:p>0.624341736694678</text:p>
          </table:table-cell>
          <table:table-cell office:value-type="float" office:value="0.0557953615736313" calcext:value-type="float">
            <text:p>0.0557953615736313</text:p>
          </table:table-cell>
          <table:table-cell office:value-type="float" office:value="0.620714285714286" calcext:value-type="float">
            <text:p>0.620714285714286</text:p>
          </table:table-cell>
          <table:table-cell office:value-type="float" office:value="0.0751617008930738" calcext:value-type="float">
            <text:p>0.0751617008930738</text:p>
          </table:table-cell>
          <table:table-cell office:value-type="float" office:value="0.62312324929972" calcext:value-type="float">
            <text:p>0.62312324929972</text:p>
          </table:table-cell>
          <table:table-cell office:value-type="float" office:value="0.0626578305946452" calcext:value-type="float">
            <text:p>0.062657830594645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LS</text:p>
          </table:table-cell>
          <table:table-cell office:value-type="float" office:value="0.624226890756302" calcext:value-type="float">
            <text:p>0.624226890756302</text:p>
          </table:table-cell>
          <table:table-cell office:value-type="float" office:value="0.0660392265679714" calcext:value-type="float">
            <text:p>0.0660392265679714</text:p>
          </table:table-cell>
          <table:table-cell office:value-type="float" office:value="0.602274509803921" calcext:value-type="float">
            <text:p>0.602274509803921</text:p>
          </table:table-cell>
          <table:table-cell office:value-type="float" office:value="0.0659372200215127" calcext:value-type="float">
            <text:p>0.0659372200215127</text:p>
          </table:table-cell>
          <table:table-cell office:value-type="float" office:value="0.620028011204482" calcext:value-type="float">
            <text:p>0.620028011204482</text:p>
          </table:table-cell>
          <table:table-cell office:value-type="float" office:value="0.068168877193787" calcext:value-type="float">
            <text:p>0.068168877193787</text:p>
          </table:table-cell>
          <table:table-cell office:value-type="float" office:value="0.62449299719888" calcext:value-type="float">
            <text:p>0.62449299719888</text:p>
          </table:table-cell>
          <table:table-cell office:value-type="float" office:value="0.0649507107146933" calcext:value-type="float">
            <text:p>0.0649507107146933</text:p>
          </table:table-cell>
          <table:table-cell office:value-type="float" office:value="0.611789915966387" calcext:value-type="float">
            <text:p>0.611789915966387</text:p>
          </table:table-cell>
          <table:table-cell office:value-type="float" office:value="0.0620196047059626" calcext:value-type="float">
            <text:p>0.0620196047059626</text:p>
          </table:table-cell>
          <table:table-cell office:value-type="float" office:value="0.628582633053221" calcext:value-type="float">
            <text:p>0.628582633053221</text:p>
          </table:table-cell>
          <table:table-cell office:value-type="float" office:value="0.062547281137711" calcext:value-type="float">
            <text:p>0.062547281137711</text:p>
          </table:table-cell>
          <table:table-cell office:value-type="float" office:value="0.616036414565826" calcext:value-type="float">
            <text:p>0.616036414565826</text:p>
          </table:table-cell>
          <table:table-cell office:value-type="float" office:value="0.0682268131627404" calcext:value-type="float">
            <text:p>0.0682268131627404</text:p>
          </table:table-cell>
          <table:table-cell office:value-type="float" office:value="0.619806722689076" calcext:value-type="float">
            <text:p>0.619806722689076</text:p>
          </table:table-cell>
          <table:table-cell office:value-type="float" office:value="0.0552878222690487" calcext:value-type="float">
            <text:p>0.0552878222690487</text:p>
          </table:table-cell>
          <table:table-cell office:value-type="float" office:value="0.620994397759104" calcext:value-type="float">
            <text:p>0.620994397759104</text:p>
          </table:table-cell>
          <table:table-cell office:value-type="float" office:value="0.0610351369450571" calcext:value-type="float">
            <text:p>0.0610351369450571</text:p>
          </table:table-cell>
          <table:table-cell office:value-type="float" office:value="0.614109243697479" calcext:value-type="float">
            <text:p>0.614109243697479</text:p>
          </table:table-cell>
          <table:table-cell office:value-type="float" office:value="0.0595717169405295" calcext:value-type="float">
            <text:p>0.0595717169405295</text:p>
          </table:table-cell>
          <table:table-cell office:value-type="float" office:value="0.615098039215686" calcext:value-type="float">
            <text:p>0.615098039215686</text:p>
          </table:table-cell>
          <table:table-cell office:value-type="float" office:value="0.0676118864065905" calcext:value-type="float">
            <text:p>0.0676118864065905</text:p>
          </table:table-cell>
          <table:table-cell office:value-type="float" office:value="0.620540616246499" calcext:value-type="float">
            <text:p>0.620540616246499</text:p>
          </table:table-cell>
          <table:table-cell office:value-type="float" office:value="0.0606334738834855" calcext:value-type="float">
            <text:p>0.0606334738834855</text:p>
          </table:table-cell>
          <table:table-cell office:value-type="float" office:value="0.616022408963585" calcext:value-type="float">
            <text:p>0.616022408963585</text:p>
          </table:table-cell>
          <table:table-cell office:value-type="float" office:value="0.0656288900484511" calcext:value-type="float">
            <text:p>0.0656288900484511</text:p>
          </table:table-cell>
          <table:table-cell office:value-type="float" office:value="0.625985994397759" calcext:value-type="float">
            <text:p>0.625985994397759</text:p>
          </table:table-cell>
          <table:table-cell office:value-type="float" office:value="0.0598862931437752" calcext:value-type="float">
            <text:p>0.0598862931437752</text:p>
          </table:table-cell>
          <table:table-cell office:value-type="float" office:value="0.621929971988796" calcext:value-type="float">
            <text:p>0.621929971988796</text:p>
          </table:table-cell>
          <table:table-cell office:value-type="float" office:value="0.0693847746821283" calcext:value-type="float">
            <text:p>0.0693847746821283</text:p>
          </table:table-cell>
          <table:table-cell office:value-type="float" office:value="0.620257703081233" calcext:value-type="float">
            <text:p>0.620257703081233</text:p>
          </table:table-cell>
          <table:table-cell office:value-type="float" office:value="0.064336855096537" calcext:value-type="float">
            <text:p>0.0643368550965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32675070028011" calcext:value-type="float">
            <text:p>0.632675070028011</text:p>
          </table:table-cell>
          <table:table-cell office:value-type="float" office:value="0.0536827850207774" calcext:value-type="float">
            <text:p>0.0536827850207774</text:p>
          </table:table-cell>
          <table:table-cell office:value-type="float" office:value="0.639761904761905" calcext:value-type="float">
            <text:p>0.639761904761905</text:p>
          </table:table-cell>
          <table:table-cell office:value-type="float" office:value="0.0656616812976579" calcext:value-type="float">
            <text:p>0.0656616812976579</text:p>
          </table:table-cell>
          <table:table-cell office:value-type="float" office:value="0.597016806722689" calcext:value-type="float">
            <text:p>0.597016806722689</text:p>
          </table:table-cell>
          <table:table-cell office:value-type="float" office:value="0.0580394383725195" calcext:value-type="float">
            <text:p>0.0580394383725195</text:p>
          </table:table-cell>
          <table:table-cell office:value-type="float" office:value="0.608949579831933" calcext:value-type="float">
            <text:p>0.608949579831933</text:p>
          </table:table-cell>
          <table:table-cell office:value-type="float" office:value="0.0738869657888683" calcext:value-type="float">
            <text:p>0.0738869657888683</text:p>
          </table:table-cell>
          <table:table-cell office:value-type="float" office:value="0.618403361344538" calcext:value-type="float">
            <text:p>0.618403361344538</text:p>
          </table:table-cell>
          <table:table-cell office:value-type="float" office:value="0.0573426065772291" calcext:value-type="float">
            <text:p>0.0573426065772291</text:p>
          </table:table-cell>
          <table:table-cell office:value-type="float" office:value="0.607703081232493" calcext:value-type="float">
            <text:p>0.607703081232493</text:p>
          </table:table-cell>
          <table:table-cell office:value-type="float" office:value="0.0508753273810811" calcext:value-type="float">
            <text:p>0.0508753273810811</text:p>
          </table:table-cell>
          <table:table-cell office:value-type="float" office:value="0.620910364145658" calcext:value-type="float">
            <text:p>0.620910364145658</text:p>
          </table:table-cell>
          <table:table-cell office:value-type="float" office:value="0.0593129510706916" calcext:value-type="float">
            <text:p>0.0593129510706916</text:p>
          </table:table-cell>
          <table:table-cell office:value-type="float" office:value="0.61140056022409" calcext:value-type="float">
            <text:p>0.61140056022409</text:p>
          </table:table-cell>
          <table:table-cell office:value-type="float" office:value="0.053639453423123" calcext:value-type="float">
            <text:p>0.053639453423123</text:p>
          </table:table-cell>
          <table:table-cell office:value-type="float" office:value="0.60656862745098" calcext:value-type="float">
            <text:p>0.60656862745098</text:p>
          </table:table-cell>
          <table:table-cell office:value-type="float" office:value="0.0687541292262905" calcext:value-type="float">
            <text:p>0.0687541292262905</text:p>
          </table:table-cell>
          <table:table-cell office:value-type="float" office:value="0.613711484593838" calcext:value-type="float">
            <text:p>0.613711484593838</text:p>
          </table:table-cell>
          <table:table-cell office:value-type="float" office:value="0.0675947455369644" calcext:value-type="float">
            <text:p>0.0675947455369644</text:p>
          </table:table-cell>
          <table:table-cell office:value-type="float" office:value="0.604187675070028" calcext:value-type="float">
            <text:p>0.604187675070028</text:p>
          </table:table-cell>
          <table:table-cell office:value-type="float" office:value="0.0626006187639417" calcext:value-type="float">
            <text:p>0.0626006187639417</text:p>
          </table:table-cell>
          <table:table-cell office:value-type="float" office:value="0.621974789915966" calcext:value-type="float">
            <text:p>0.621974789915966</text:p>
          </table:table-cell>
          <table:table-cell office:value-type="float" office:value="0.0705591883803824" calcext:value-type="float">
            <text:p>0.0705591883803824</text:p>
          </table:table-cell>
          <table:table-cell office:value-type="float" office:value="0.60296918767507" calcext:value-type="float">
            <text:p>0.60296918767507</text:p>
          </table:table-cell>
          <table:table-cell office:value-type="float" office:value="0.0588086252664303" calcext:value-type="float">
            <text:p>0.0588086252664303</text:p>
          </table:table-cell>
          <table:table-cell office:value-type="float" office:value="0.612450980392157" calcext:value-type="float">
            <text:p>0.612450980392157</text:p>
          </table:table-cell>
          <table:table-cell office:value-type="float" office:value="0.068231849805007" calcext:value-type="float">
            <text:p>0.068231849805007</text:p>
          </table:table-cell>
          <table:table-cell office:value-type="float" office:value="0.614817927170868" calcext:value-type="float">
            <text:p>0.614817927170868</text:p>
          </table:table-cell>
          <table:table-cell office:value-type="float" office:value="0.0686411947847897" calcext:value-type="float">
            <text:p>0.0686411947847897</text:p>
          </table:table-cell>
          <table:table-cell office:value-type="float" office:value="0.611302521008403" calcext:value-type="float">
            <text:p>0.611302521008403</text:p>
          </table:table-cell>
          <table:table-cell office:value-type="float" office:value="0.0630849407451832" calcext:value-type="float">
            <text:p>0.06308494074518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3137254901961" calcext:value-type="float">
            <text:p>0.623137254901961</text:p>
          </table:table-cell>
          <table:table-cell office:value-type="float" office:value="0.0568941589514373" calcext:value-type="float">
            <text:p>0.0568941589514373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548374606032562" calcext:value-type="float">
            <text:p>0.0548374606032562</text:p>
          </table:table-cell>
          <table:table-cell office:value-type="float" office:value="0.616008403361345" calcext:value-type="float">
            <text:p>0.616008403361345</text:p>
          </table:table-cell>
          <table:table-cell office:value-type="float" office:value="0.0683652278584651" calcext:value-type="float">
            <text:p>0.0683652278584651</text:p>
          </table:table-cell>
          <table:table-cell office:value-type="float" office:value="0.624355742296919" calcext:value-type="float">
            <text:p>0.624355742296919</text:p>
          </table:table-cell>
          <table:table-cell office:value-type="float" office:value="0.0663231429129336" calcext:value-type="float">
            <text:p>0.0663231429129336</text:p>
          </table:table-cell>
          <table:table-cell office:value-type="float" office:value="0.625476190476191" calcext:value-type="float">
            <text:p>0.625476190476191</text:p>
          </table:table-cell>
          <table:table-cell office:value-type="float" office:value="0.0574906211824786" calcext:value-type="float">
            <text:p>0.0574906211824786</text:p>
          </table:table-cell>
          <table:table-cell office:value-type="float" office:value="0.604145658263305" calcext:value-type="float">
            <text:p>0.604145658263305</text:p>
          </table:table-cell>
          <table:table-cell office:value-type="float" office:value="0.0619459833773196" calcext:value-type="float">
            <text:p>0.0619459833773196</text:p>
          </table:table-cell>
          <table:table-cell office:value-type="float" office:value="0.618445378151261" calcext:value-type="float">
            <text:p>0.618445378151261</text:p>
          </table:table-cell>
          <table:table-cell office:value-type="float" office:value="0.068891305056518" calcext:value-type="float">
            <text:p>0.068891305056518</text:p>
          </table:table-cell>
          <table:table-cell office:value-type="float" office:value="0.621932773109244" calcext:value-type="float">
            <text:p>0.621932773109244</text:p>
          </table:table-cell>
          <table:table-cell office:value-type="float" office:value="0.0596761456686714" calcext:value-type="float">
            <text:p>0.0596761456686714</text:p>
          </table:table-cell>
          <table:table-cell office:value-type="float" office:value="0.605392156862745" calcext:value-type="float">
            <text:p>0.605392156862745</text:p>
          </table:table-cell>
          <table:table-cell office:value-type="float" office:value="0.0621726844461272" calcext:value-type="float">
            <text:p>0.0621726844461272</text:p>
          </table:table-cell>
          <table:table-cell office:value-type="float" office:value="0.616078431372549" calcext:value-type="float">
            <text:p>0.616078431372549</text:p>
          </table:table-cell>
          <table:table-cell office:value-type="float" office:value="0.0517580142211549" calcext:value-type="float">
            <text:p>0.0517580142211549</text:p>
          </table:table-cell>
          <table:table-cell office:value-type="float" office:value="0.614775910364146" calcext:value-type="float">
            <text:p>0.614775910364146</text:p>
          </table:table-cell>
          <table:table-cell office:value-type="float" office:value="0.0671680301119793" calcext:value-type="float">
            <text:p>0.0671680301119793</text:p>
          </table:table-cell>
          <table:table-cell office:value-type="float" office:value="0.602997198879552" calcext:value-type="float">
            <text:p>0.602997198879552</text:p>
          </table:table-cell>
          <table:table-cell office:value-type="float" office:value="0.0589528168817382" calcext:value-type="float">
            <text:p>0.0589528168817382</text:p>
          </table:table-cell>
          <table:table-cell office:value-type="float" office:value="0.613711484593838" calcext:value-type="float">
            <text:p>0.613711484593838</text:p>
          </table:table-cell>
          <table:table-cell office:value-type="float" office:value="0.0605842792496249" calcext:value-type="float">
            <text:p>0.0605842792496249</text:p>
          </table:table-cell>
          <table:table-cell office:value-type="float" office:value="0.611204481792717" calcext:value-type="float">
            <text:p>0.611204481792717</text:p>
          </table:table-cell>
          <table:table-cell office:value-type="float" office:value="0.0618244363542118" calcext:value-type="float">
            <text:p>0.0618244363542118</text:p>
          </table:table-cell>
          <table:table-cell office:value-type="float" office:value="0.619579831932773" calcext:value-type="float">
            <text:p>0.619579831932773</text:p>
          </table:table-cell>
          <table:table-cell office:value-type="float" office:value="0.0627353294827928" calcext:value-type="float">
            <text:p>0.0627353294827928</text:p>
          </table:table-cell>
          <table:table-cell office:value-type="float" office:value="0.614831932773109" calcext:value-type="float">
            <text:p>0.614831932773109</text:p>
          </table:table-cell>
          <table:table-cell office:value-type="float" office:value="0.0612707152797789" calcext:value-type="float">
            <text:p>0.06127071527977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4299719887955" calcext:value-type="float">
            <text:p>0.624299719887955</text:p>
          </table:table-cell>
          <table:table-cell office:value-type="float" office:value="0.0690963310702841" calcext:value-type="float">
            <text:p>0.0690963310702841</text:p>
          </table:table-cell>
          <table:table-cell office:value-type="float" office:value="0.61843137254902" calcext:value-type="float">
            <text:p>0.61843137254902</text:p>
          </table:table-cell>
          <table:table-cell office:value-type="float" office:value="0.063391067308721" calcext:value-type="float">
            <text:p>0.063391067308721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640876729179066" calcext:value-type="float">
            <text:p>0.0640876729179066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80467069032542" calcext:value-type="float">
            <text:p>0.0680467069032542</text:p>
          </table:table-cell>
          <table:table-cell office:value-type="float" office:value="0.625434173669468" calcext:value-type="float">
            <text:p>0.625434173669468</text:p>
          </table:table-cell>
          <table:table-cell office:value-type="float" office:value="0.0669015170466658" calcext:value-type="float">
            <text:p>0.0669015170466658</text:p>
          </table:table-cell>
          <table:table-cell office:value-type="float" office:value="0.608865546218487" calcext:value-type="float">
            <text:p>0.608865546218487</text:p>
          </table:table-cell>
          <table:table-cell office:value-type="float" office:value="0.0674911824945867" calcext:value-type="float">
            <text:p>0.0674911824945867</text:p>
          </table:table-cell>
          <table:table-cell office:value-type="float" office:value="0.614873949579832" calcext:value-type="float">
            <text:p>0.614873949579832</text:p>
          </table:table-cell>
          <table:table-cell office:value-type="float" office:value="0.0605606156521288" calcext:value-type="float">
            <text:p>0.0605606156521288</text:p>
          </table:table-cell>
          <table:table-cell office:value-type="float" office:value="0.626624649859944" calcext:value-type="float">
            <text:p>0.626624649859944</text:p>
          </table:table-cell>
          <table:table-cell office:value-type="float" office:value="0.0737402147697525" calcext:value-type="float">
            <text:p>0.0737402147697525</text:p>
          </table:table-cell>
          <table:table-cell office:value-type="float" office:value="0.601764705882353" calcext:value-type="float">
            <text:p>0.601764705882353</text:p>
          </table:table-cell>
          <table:table-cell office:value-type="float" office:value="0.0611646099938657" calcext:value-type="float">
            <text:p>0.0611646099938657</text:p>
          </table:table-cell>
          <table:table-cell office:value-type="float" office:value="0.618389355742297" calcext:value-type="float">
            <text:p>0.618389355742297</text:p>
          </table:table-cell>
          <table:table-cell office:value-type="float" office:value="0.0573386098174252" calcext:value-type="float">
            <text:p>0.0573386098174252</text:p>
          </table:table-cell>
          <table:table-cell office:value-type="float" office:value="0.621904761904762" calcext:value-type="float">
            <text:p>0.621904761904762</text:p>
          </table:table-cell>
          <table:table-cell office:value-type="float" office:value="0.0676876329383519" calcext:value-type="float">
            <text:p>0.0676876329383519</text:p>
          </table:table-cell>
          <table:table-cell office:value-type="float" office:value="0.611274509803922" calcext:value-type="float">
            <text:p>0.611274509803922</text:p>
          </table:table-cell>
          <table:table-cell office:value-type="float" office:value="0.0546174294141411" calcext:value-type="float">
            <text:p>0.0546174294141411</text:p>
          </table:table-cell>
          <table:table-cell office:value-type="float" office:value="0.617282913165266" calcext:value-type="float">
            <text:p>0.617282913165266</text:p>
          </table:table-cell>
          <table:table-cell office:value-type="float" office:value="0.0575527898738137" calcext:value-type="float">
            <text:p>0.0575527898738137</text:p>
          </table:table-cell>
          <table:table-cell office:value-type="float" office:value="0.610070028011204" calcext:value-type="float">
            <text:p>0.610070028011204</text:p>
          </table:table-cell>
          <table:table-cell office:value-type="float" office:value="0.0561478307371027" calcext:value-type="float">
            <text:p>0.0561478307371027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568806134237305" calcext:value-type="float">
            <text:p>0.0568806134237305</text:p>
          </table:table-cell>
          <table:table-cell office:value-type="float" office:value="0.617226890756303" calcext:value-type="float">
            <text:p>0.617226890756303</text:p>
          </table:table-cell>
          <table:table-cell office:value-type="float" office:value="0.064720027879716" calcext:value-type="float">
            <text:p>0.0647200278797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1484593837535" calcext:value-type="float">
            <text:p>0.61484593837535</text:p>
          </table:table-cell>
          <table:table-cell office:value-type="float" office:value="0.0690360809016602" calcext:value-type="float">
            <text:p>0.0690360809016602</text:p>
          </table:table-cell>
          <table:table-cell office:value-type="float" office:value="0.620756302521008" calcext:value-type="float">
            <text:p>0.620756302521008</text:p>
          </table:table-cell>
          <table:table-cell office:value-type="float" office:value="0.0684523576694065" calcext:value-type="float">
            <text:p>0.0684523576694065</text:p>
          </table:table-cell>
          <table:table-cell office:value-type="float" office:value="0.607717086834734" calcext:value-type="float">
            <text:p>0.607717086834734</text:p>
          </table:table-cell>
          <table:table-cell office:value-type="float" office:value="0.06578534227923" calcext:value-type="float">
            <text:p>0.06578534227923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32026843829181" calcext:value-type="float">
            <text:p>0.0632026843829181</text:p>
          </table:table-cell>
          <table:table-cell office:value-type="float" office:value="0.626624649859944" calcext:value-type="float">
            <text:p>0.626624649859944</text:p>
          </table:table-cell>
          <table:table-cell office:value-type="float" office:value="0.0639243348411137" calcext:value-type="float">
            <text:p>0.0639243348411137</text:p>
          </table:table-cell>
          <table:table-cell office:value-type="float" office:value="0.613627450980392" calcext:value-type="float">
            <text:p>0.613627450980392</text:p>
          </table:table-cell>
          <table:table-cell office:value-type="float" office:value="0.0599858870311892" calcext:value-type="float">
            <text:p>0.0599858870311892</text:p>
          </table:table-cell>
          <table:table-cell office:value-type="float" office:value="0.620756302521008" calcext:value-type="float">
            <text:p>0.620756302521008</text:p>
          </table:table-cell>
          <table:table-cell office:value-type="float" office:value="0.0642684651793739" calcext:value-type="float">
            <text:p>0.0642684651793739</text:p>
          </table:table-cell>
          <table:table-cell office:value-type="float" office:value="0.627899159663866" calcext:value-type="float">
            <text:p>0.627899159663866</text:p>
          </table:table-cell>
          <table:table-cell office:value-type="float" office:value="0.0666003260898465" calcext:value-type="float">
            <text:p>0.0666003260898465</text:p>
          </table:table-cell>
          <table:table-cell office:value-type="float" office:value="0.607717086834734" calcext:value-type="float">
            <text:p>0.607717086834734</text:p>
          </table:table-cell>
          <table:table-cell office:value-type="float" office:value="0.0539761466868356" calcext:value-type="float">
            <text:p>0.0539761466868356</text:p>
          </table:table-cell>
          <table:table-cell office:value-type="float" office:value="0.618389355742297" calcext:value-type="float">
            <text:p>0.618389355742297</text:p>
          </table:table-cell>
          <table:table-cell office:value-type="float" office:value="0.0570633165587298" calcext:value-type="float">
            <text:p>0.0570633165587298</text:p>
          </table:table-cell>
          <table:table-cell office:value-type="float" office:value="0.61124649859944" calcext:value-type="float">
            <text:p>0.61124649859944</text:p>
          </table:table-cell>
          <table:table-cell office:value-type="float" office:value="0.0758108715153354" calcext:value-type="float">
            <text:p>0.0758108715153354</text:p>
          </table:table-cell>
          <table:table-cell office:value-type="float" office:value="0.606526610644258" calcext:value-type="float">
            <text:p>0.606526610644258</text:p>
          </table:table-cell>
          <table:table-cell office:value-type="float" office:value="0.0535293474328701" calcext:value-type="float">
            <text:p>0.0535293474328701</text:p>
          </table:table-cell>
          <table:table-cell office:value-type="float" office:value="0.617226890756302" calcext:value-type="float">
            <text:p>0.617226890756302</text:p>
          </table:table-cell>
          <table:table-cell office:value-type="float" office:value="0.0648053406784802" calcext:value-type="float">
            <text:p>0.0648053406784802</text:p>
          </table:table-cell>
          <table:table-cell office:value-type="float" office:value="0.610070028011204" calcext:value-type="float">
            <text:p>0.610070028011204</text:p>
          </table:table-cell>
          <table:table-cell office:value-type="float" office:value="0.0599088969635149" calcext:value-type="float">
            <text:p>0.0599088969635149</text:p>
          </table:table-cell>
          <table:table-cell office:value-type="float" office:value="0.608879551820728" calcext:value-type="float">
            <text:p>0.608879551820728</text:p>
          </table:table-cell>
          <table:table-cell office:value-type="float" office:value="0.0579889891869529" calcext:value-type="float">
            <text:p>0.0579889891869529</text:p>
          </table:table-cell>
          <table:table-cell office:value-type="float" office:value="0.623151260504202" calcext:value-type="float">
            <text:p>0.623151260504202</text:p>
          </table:table-cell>
          <table:table-cell office:value-type="float" office:value="0.0591256174637278" calcext:value-type="float">
            <text:p>0.05912561746372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641370018636658" calcext:value-type="float">
            <text:p>0.0641370018636658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71036857981575" calcext:value-type="float">
            <text:p>0.0671036857981575</text:p>
          </table:table-cell>
          <table:table-cell office:value-type="float" office:value="0.60890756302521" calcext:value-type="float">
            <text:p>0.60890756302521</text:p>
          </table:table-cell>
          <table:table-cell office:value-type="float" office:value="0.0670549141194438" calcext:value-type="float">
            <text:p>0.0670549141194438</text:p>
          </table:table-cell>
          <table:table-cell office:value-type="float" office:value="0.619621848739496" calcext:value-type="float">
            <text:p>0.619621848739496</text:p>
          </table:table-cell>
          <table:table-cell office:value-type="float" office:value="0.0630177901362447" calcext:value-type="float">
            <text:p>0.0630177901362447</text:p>
          </table:table-cell>
          <table:table-cell office:value-type="float" office:value="0.617156862745098" calcext:value-type="float">
            <text:p>0.617156862745098</text:p>
          </table:table-cell>
          <table:table-cell office:value-type="float" office:value="0.0624218883730497" calcext:value-type="float">
            <text:p>0.0624218883730497</text:p>
          </table:table-cell>
          <table:table-cell office:value-type="float" office:value="0.614803921568628" calcext:value-type="float">
            <text:p>0.614803921568628</text:p>
          </table:table-cell>
          <table:table-cell office:value-type="float" office:value="0.0650198609528687" calcext:value-type="float">
            <text:p>0.0650198609528687</text:p>
          </table:table-cell>
          <table:table-cell office:value-type="float" office:value="0.617212885154062" calcext:value-type="float">
            <text:p>0.617212885154062</text:p>
          </table:table-cell>
          <table:table-cell office:value-type="float" office:value="0.0617093838554853" calcext:value-type="float">
            <text:p>0.0617093838554853</text:p>
          </table:table-cell>
          <table:table-cell office:value-type="float" office:value="0.624313725490196" calcext:value-type="float">
            <text:p>0.624313725490196</text:p>
          </table:table-cell>
          <table:table-cell office:value-type="float" office:value="0.0631619776890049" calcext:value-type="float">
            <text:p>0.0631619776890049</text:p>
          </table:table-cell>
          <table:table-cell office:value-type="float" office:value="0.612450980392157" calcext:value-type="float">
            <text:p>0.612450980392157</text:p>
          </table:table-cell>
          <table:table-cell office:value-type="float" office:value="0.0567460826370632" calcext:value-type="float">
            <text:p>0.0567460826370632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587928517369694" calcext:value-type="float">
            <text:p>0.0587928517369694</text:p>
          </table:table-cell>
          <table:table-cell office:value-type="float" office:value="0.614775910364146" calcext:value-type="float">
            <text:p>0.614775910364146</text:p>
          </table:table-cell>
          <table:table-cell office:value-type="float" office:value="0.0772445398172669" calcext:value-type="float">
            <text:p>0.0772445398172669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474865515411068" calcext:value-type="float">
            <text:p>0.0474865515411068</text:p>
          </table:table-cell>
          <table:table-cell office:value-type="float" office:value="0.619579831932773" calcext:value-type="float">
            <text:p>0.619579831932773</text:p>
          </table:table-cell>
          <table:table-cell office:value-type="float" office:value="0.0654606992630923" calcext:value-type="float">
            <text:p>0.0654606992630923</text:p>
          </table:table-cell>
          <table:table-cell office:value-type="float" office:value="0.608921568627451" calcext:value-type="float">
            <text:p>0.608921568627451</text:p>
          </table:table-cell>
          <table:table-cell office:value-type="float" office:value="0.0680785946865267" calcext:value-type="float">
            <text:p>0.0680785946865267</text:p>
          </table:table-cell>
          <table:table-cell office:value-type="float" office:value="0.614817927170868" calcext:value-type="float">
            <text:p>0.614817927170868</text:p>
          </table:table-cell>
          <table:table-cell office:value-type="float" office:value="0.0594892083756596" calcext:value-type="float">
            <text:p>0.0594892083756596</text:p>
          </table:table-cell>
          <table:table-cell office:value-type="float" office:value="0.618375350140056" calcext:value-type="float">
            <text:p>0.618375350140056</text:p>
          </table:table-cell>
          <table:table-cell office:value-type="float" office:value="0.0646881893560645" calcext:value-type="float">
            <text:p>0.064688189356064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172268907563" calcext:value-type="float">
            <text:p>0.62172268907563</text:p>
          </table:table-cell>
          <table:table-cell office:value-type="float" office:value="0.062569271561565" calcext:value-type="float">
            <text:p>0.062569271561565</text:p>
          </table:table-cell>
          <table:table-cell office:value-type="float" office:value="0.621025210084034" calcext:value-type="float">
            <text:p>0.621025210084034</text:p>
          </table:table-cell>
          <table:table-cell office:value-type="float" office:value="0.0638892505354398" calcext:value-type="float">
            <text:p>0.0638892505354398</text:p>
          </table:table-cell>
          <table:table-cell office:value-type="float" office:value="0.607481792717087" calcext:value-type="float">
            <text:p>0.607481792717087</text:p>
          </table:table-cell>
          <table:table-cell office:value-type="float" office:value="0.064666519109513" calcext:value-type="float">
            <text:p>0.064666519109513</text:p>
          </table:table-cell>
          <table:table-cell office:value-type="float" office:value="0.617952380952381" calcext:value-type="float">
            <text:p>0.617952380952381</text:p>
          </table:table-cell>
          <table:table-cell office:value-type="float" office:value="0.0668954580248438" calcext:value-type="float">
            <text:p>0.0668954580248438</text:p>
          </table:table-cell>
          <table:table-cell office:value-type="float" office:value="0.622619047619048" calcext:value-type="float">
            <text:p>0.622619047619048</text:p>
          </table:table-cell>
          <table:table-cell office:value-type="float" office:value="0.0616161936041074" calcext:value-type="float">
            <text:p>0.0616161936041074</text:p>
          </table:table-cell>
          <table:table-cell office:value-type="float" office:value="0.609829131652661" calcext:value-type="float">
            <text:p>0.609829131652661</text:p>
          </table:table-cell>
          <table:table-cell office:value-type="float" office:value="0.0610636482474091" calcext:value-type="float">
            <text:p>0.0610636482474091</text:p>
          </table:table-cell>
          <table:table-cell office:value-type="float" office:value="0.618439775910364" calcext:value-type="float">
            <text:p>0.618439775910364</text:p>
          </table:table-cell>
          <table:table-cell office:value-type="float" office:value="0.0629485441628395" calcext:value-type="float">
            <text:p>0.0629485441628395</text:p>
          </table:table-cell>
          <table:table-cell office:value-type="float" office:value="0.622434173669468" calcext:value-type="float">
            <text:p>0.622434173669468</text:p>
          </table:table-cell>
          <table:table-cell office:value-type="float" office:value="0.0633636235280797" calcext:value-type="float">
            <text:p>0.0633636235280797</text:p>
          </table:table-cell>
          <table:table-cell office:value-type="float" office:value="0.606778711484594" calcext:value-type="float">
            <text:p>0.606778711484594</text:p>
          </table:table-cell>
          <table:table-cell office:value-type="float" office:value="0.0605627305980364" calcext:value-type="float">
            <text:p>0.0605627305980364</text:p>
          </table:table-cell>
          <table:table-cell office:value-type="float" office:value="0.616044817927171" calcext:value-type="float">
            <text:p>0.616044817927171</text:p>
          </table:table-cell>
          <table:table-cell office:value-type="float" office:value="0.0585095075742487" calcext:value-type="float">
            <text:p>0.0585095075742487</text:p>
          </table:table-cell>
          <table:table-cell office:value-type="float" office:value="0.613378151260504" calcext:value-type="float">
            <text:p>0.613378151260504</text:p>
          </table:table-cell>
          <table:table-cell office:value-type="float" office:value="0.070102338629375" calcext:value-type="float">
            <text:p>0.070102338629375</text:p>
          </table:table-cell>
          <table:table-cell office:value-type="float" office:value="0.610106442577031" calcext:value-type="float">
            <text:p>0.610106442577031</text:p>
          </table:table-cell>
          <table:table-cell office:value-type="float" office:value="0.0570290667300477" calcext:value-type="float">
            <text:p>0.0570290667300477</text:p>
          </table:table-cell>
          <table:table-cell office:value-type="float" office:value="0.61415406162465" calcext:value-type="float">
            <text:p>0.61415406162465</text:p>
          </table:table-cell>
          <table:table-cell office:value-type="float" office:value="0.0614423468662883" calcext:value-type="float">
            <text:p>0.0614423468662883</text:p>
          </table:table-cell>
          <table:table-cell office:value-type="float" office:value="0.610543417366947" calcext:value-type="float">
            <text:p>0.610543417366947</text:p>
          </table:table-cell>
          <table:table-cell office:value-type="float" office:value="0.0628383217092726" calcext:value-type="float">
            <text:p>0.0628383217092726</text:p>
          </table:table-cell>
          <table:table-cell office:value-type="float" office:value="0.614350140056022" calcext:value-type="float">
            <text:p>0.614350140056022</text:p>
          </table:table-cell>
          <table:table-cell office:value-type="float" office:value="0.0611470670507851" calcext:value-type="float">
            <text:p>0.0611470670507851</text:p>
          </table:table-cell>
          <table:table-cell office:value-type="float" office:value="0.616977591036415" calcext:value-type="float">
            <text:p>0.616977591036415</text:p>
          </table:table-cell>
          <table:table-cell office:value-type="float" office:value="0.0625778981448941" calcext:value-type="float">
            <text:p>0.06257789814489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L</text:p>
          </table:table-cell>
          <table:table-cell office:value-type="float" office:value="0.735985824742268" calcext:value-type="float">
            <text:p>0.735985824742268</text:p>
          </table:table-cell>
          <table:table-cell office:value-type="float" office:value="0.043481152150962" calcext:value-type="float">
            <text:p>0.043481152150962</text:p>
          </table:table-cell>
          <table:table-cell office:value-type="float" office:value="0.694383591065292" calcext:value-type="float">
            <text:p>0.694383591065292</text:p>
          </table:table-cell>
          <table:table-cell office:value-type="float" office:value="0.0455819642138941" calcext:value-type="float">
            <text:p>0.0455819642138941</text:p>
          </table:table-cell>
          <table:table-cell office:value-type="float" office:value="0.742149914089347" calcext:value-type="float">
            <text:p>0.742149914089347</text:p>
          </table:table-cell>
          <table:table-cell office:value-type="float" office:value="0.0298307848811263" calcext:value-type="float">
            <text:p>0.0298307848811263</text:p>
          </table:table-cell>
          <table:table-cell office:value-type="float" office:value="0.721423969072165" calcext:value-type="float">
            <text:p>0.721423969072165</text:p>
          </table:table-cell>
          <table:table-cell office:value-type="float" office:value="0.0312195995269607" calcext:value-type="float">
            <text:p>0.0312195995269607</text:p>
          </table:table-cell>
          <table:table-cell office:value-type="float" office:value="0.738036941580756" calcext:value-type="float">
            <text:p>0.738036941580756</text:p>
          </table:table-cell>
          <table:table-cell office:value-type="float" office:value="0.0317757412312843" calcext:value-type="float">
            <text:p>0.0317757412312843</text:p>
          </table:table-cell>
          <table:table-cell office:value-type="float" office:value="0.728704896907217" calcext:value-type="float">
            <text:p>0.728704896907217</text:p>
          </table:table-cell>
          <table:table-cell office:value-type="float" office:value="0.0389535991806328" calcext:value-type="float">
            <text:p>0.0389535991806328</text:p>
          </table:table-cell>
          <table:table-cell office:value-type="float" office:value="0.723432130584192" calcext:value-type="float">
            <text:p>0.723432130584192</text:p>
          </table:table-cell>
          <table:table-cell office:value-type="float" office:value="0.0390396926987843" calcext:value-type="float">
            <text:p>0.0390396926987843</text:p>
          </table:table-cell>
          <table:table-cell office:value-type="float" office:value="0.726632302405498" calcext:value-type="float">
            <text:p>0.726632302405498</text:p>
          </table:table-cell>
          <table:table-cell office:value-type="float" office:value="0.0232554709573954" calcext:value-type="float">
            <text:p>0.0232554709573954</text:p>
          </table:table-cell>
          <table:table-cell office:value-type="float" office:value="0.737070446735395" calcext:value-type="float">
            <text:p>0.737070446735395</text:p>
          </table:table-cell>
          <table:table-cell office:value-type="float" office:value="0.0256256215563837" calcext:value-type="float">
            <text:p>0.0256256215563837</text:p>
          </table:table-cell>
          <table:table-cell office:value-type="float" office:value="0.732871563573883" calcext:value-type="float">
            <text:p>0.732871563573883</text:p>
          </table:table-cell>
          <table:table-cell office:value-type="float" office:value="0.0390891913722253" calcext:value-type="float">
            <text:p>0.0390891913722253</text:p>
          </table:table-cell>
          <table:table-cell office:value-type="float" office:value="0.724548969072165" calcext:value-type="float">
            <text:p>0.724548969072165</text:p>
          </table:table-cell>
          <table:table-cell office:value-type="float" office:value="0.0234173842482731" calcext:value-type="float">
            <text:p>0.0234173842482731</text:p>
          </table:table-cell>
          <table:table-cell office:value-type="float" office:value="0.723475085910653" calcext:value-type="float">
            <text:p>0.723475085910653</text:p>
          </table:table-cell>
          <table:table-cell office:value-type="float" office:value="0.0315383800243616" calcext:value-type="float">
            <text:p>0.0315383800243616</text:p>
          </table:table-cell>
          <table:table-cell office:value-type="float" office:value="0.729735824742268" calcext:value-type="float">
            <text:p>0.729735824742268</text:p>
          </table:table-cell>
          <table:table-cell office:value-type="float" office:value="0.0349783471289822" calcext:value-type="float">
            <text:p>0.0349783471289822</text:p>
          </table:table-cell>
          <table:table-cell office:value-type="float" office:value="0.725536941580756" calcext:value-type="float">
            <text:p>0.725536941580756</text:p>
          </table:table-cell>
          <table:table-cell office:value-type="float" office:value="0.029376797462434" calcext:value-type="float">
            <text:p>0.029376797462434</text:p>
          </table:table-cell>
          <table:table-cell office:value-type="float" office:value="0.734911941580756" calcext:value-type="float">
            <text:p>0.734911941580756</text:p>
          </table:table-cell>
          <table:table-cell office:value-type="float" office:value="0.0406593730915415" calcext:value-type="float">
            <text:p>0.0406593730915415</text:p>
          </table:table-cell>
          <table:table-cell office:value-type="float" office:value="0.723475085910653" calcext:value-type="float">
            <text:p>0.723475085910653</text:p>
          </table:table-cell>
          <table:table-cell office:value-type="float" office:value="0.0266971280071345" calcext:value-type="float">
            <text:p>0.02669712800713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L</text:p>
          </table:table-cell>
          <table:table-cell office:value-type="float" office:value="0.73798324742268" calcext:value-type="float">
            <text:p>0.73798324742268</text:p>
          </table:table-cell>
          <table:table-cell office:value-type="float" office:value="0.0483236405309053" calcext:value-type="float">
            <text:p>0.0483236405309053</text:p>
          </table:table-cell>
          <table:table-cell office:value-type="float" office:value="0.711039518900344" calcext:value-type="float">
            <text:p>0.711039518900344</text:p>
          </table:table-cell>
          <table:table-cell office:value-type="float" office:value="0.0303232440693373" calcext:value-type="float">
            <text:p>0.0303232440693373</text:p>
          </table:table-cell>
          <table:table-cell office:value-type="float" office:value="0.73389175257732" calcext:value-type="float">
            <text:p>0.73389175257732</text:p>
          </table:table-cell>
          <table:table-cell office:value-type="float" office:value="0.0230439079193144" calcext:value-type="float">
            <text:p>0.0230439079193144</text:p>
          </table:table-cell>
          <table:table-cell office:value-type="float" office:value="0.743223797250859" calcext:value-type="float">
            <text:p>0.743223797250859</text:p>
          </table:table-cell>
          <table:table-cell office:value-type="float" office:value="0.0304388767621401" calcext:value-type="float">
            <text:p>0.0304388767621401</text:p>
          </table:table-cell>
          <table:table-cell office:value-type="float" office:value="0.736941580756014" calcext:value-type="float">
            <text:p>0.736941580756014</text:p>
          </table:table-cell>
          <table:table-cell office:value-type="float" office:value="0.025224151802184" calcext:value-type="float">
            <text:p>0.025224151802184</text:p>
          </table:table-cell>
          <table:table-cell office:value-type="float" office:value="0.725558419243986" calcext:value-type="float">
            <text:p>0.725558419243986</text:p>
          </table:table-cell>
          <table:table-cell office:value-type="float" office:value="0.0222066990041906" calcext:value-type="float">
            <text:p>0.0222066990041906</text:p>
          </table:table-cell>
          <table:table-cell office:value-type="float" office:value="0.726557130584193" calcext:value-type="float">
            <text:p>0.726557130584193</text:p>
          </table:table-cell>
          <table:table-cell office:value-type="float" office:value="0.0358009751126309" calcext:value-type="float">
            <text:p>0.0358009751126309</text:p>
          </table:table-cell>
          <table:table-cell office:value-type="float" office:value="0.734901202749141" calcext:value-type="float">
            <text:p>0.734901202749141</text:p>
          </table:table-cell>
          <table:table-cell office:value-type="float" office:value="0.0296889885536617" calcext:value-type="float">
            <text:p>0.0296889885536617</text:p>
          </table:table-cell>
          <table:table-cell office:value-type="float" office:value="0.732882302405498" calcext:value-type="float">
            <text:p>0.732882302405498</text:p>
          </table:table-cell>
          <table:table-cell office:value-type="float" office:value="0.0340520581998431" calcext:value-type="float">
            <text:p>0.0340520581998431</text:p>
          </table:table-cell>
          <table:table-cell office:value-type="float" office:value="0.728704896907217" calcext:value-type="float">
            <text:p>0.728704896907217</text:p>
          </table:table-cell>
          <table:table-cell office:value-type="float" office:value="0.0332786382784603" calcext:value-type="float">
            <text:p>0.0332786382784603</text:p>
          </table:table-cell>
          <table:table-cell office:value-type="float" office:value="0.725558419243986" calcext:value-type="float">
            <text:p>0.725558419243986</text:p>
          </table:table-cell>
          <table:table-cell office:value-type="float" office:value="0.028830699723811" calcext:value-type="float">
            <text:p>0.028830699723811</text:p>
          </table:table-cell>
          <table:table-cell office:value-type="float" office:value="0.732871563573883" calcext:value-type="float">
            <text:p>0.732871563573883</text:p>
          </table:table-cell>
          <table:table-cell office:value-type="float" office:value="0.027510989609079" calcext:value-type="float">
            <text:p>0.027510989609079</text:p>
          </table:table-cell>
          <table:table-cell office:value-type="float" office:value="0.728694158075601" calcext:value-type="float">
            <text:p>0.728694158075601</text:p>
          </table:table-cell>
          <table:table-cell office:value-type="float" office:value="0.0295795935378869" calcext:value-type="float">
            <text:p>0.0295795935378869</text:p>
          </table:table-cell>
          <table:table-cell office:value-type="float" office:value="0.718277491408935" calcext:value-type="float">
            <text:p>0.718277491408935</text:p>
          </table:table-cell>
          <table:table-cell office:value-type="float" office:value="0.0313779847441528" calcext:value-type="float">
            <text:p>0.0313779847441528</text:p>
          </table:table-cell>
          <table:table-cell office:value-type="float" office:value="0.725569158075601" calcext:value-type="float">
            <text:p>0.725569158075601</text:p>
          </table:table-cell>
          <table:table-cell office:value-type="float" office:value="0.0340914729628147" calcext:value-type="float">
            <text:p>0.0340914729628147</text:p>
          </table:table-cell>
          <table:table-cell office:value-type="float" office:value="0.725590635738832" calcext:value-type="float">
            <text:p>0.725590635738832</text:p>
          </table:table-cell>
          <table:table-cell office:value-type="float" office:value="0.0335336360041753" calcext:value-type="float">
            <text:p>0.03353363600417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L</text:p>
          </table:table-cell>
          <table:table-cell office:value-type="float" office:value="0.748378436426117" calcext:value-type="float">
            <text:p>0.748378436426117</text:p>
          </table:table-cell>
          <table:table-cell office:value-type="float" office:value="0.0430633976644999" calcext:value-type="float">
            <text:p>0.0430633976644999</text:p>
          </table:table-cell>
          <table:table-cell office:value-type="float" office:value="0.719340635738832" calcext:value-type="float">
            <text:p>0.719340635738832</text:p>
          </table:table-cell>
          <table:table-cell office:value-type="float" office:value="0.0379651154761789" calcext:value-type="float">
            <text:p>0.0379651154761789</text:p>
          </table:table-cell>
          <table:table-cell office:value-type="float" office:value="0.726621563573883" calcext:value-type="float">
            <text:p>0.726621563573883</text:p>
          </table:table-cell>
          <table:table-cell office:value-type="float" office:value="0.0263073393677739" calcext:value-type="float">
            <text:p>0.0263073393677739</text:p>
          </table:table-cell>
          <table:table-cell office:value-type="float" office:value="0.743234536082474" calcext:value-type="float">
            <text:p>0.743234536082474</text:p>
          </table:table-cell>
          <table:table-cell office:value-type="float" office:value="0.0315020370897791" calcext:value-type="float">
            <text:p>0.0315020370897791</text:p>
          </table:table-cell>
          <table:table-cell office:value-type="float" office:value="0.733838058419244" calcext:value-type="float">
            <text:p>0.733838058419244</text:p>
          </table:table-cell>
          <table:table-cell office:value-type="float" office:value="0.0311570193693816" calcext:value-type="float">
            <text:p>0.0311570193693816</text:p>
          </table:table-cell>
          <table:table-cell office:value-type="float" office:value="0.727652491408935" calcext:value-type="float">
            <text:p>0.727652491408935</text:p>
          </table:table-cell>
          <table:table-cell office:value-type="float" office:value="0.0280759445280185" calcext:value-type="float">
            <text:p>0.0280759445280185</text:p>
          </table:table-cell>
          <table:table-cell office:value-type="float" office:value="0.742171391752577" calcext:value-type="float">
            <text:p>0.742171391752577</text:p>
          </table:table-cell>
          <table:table-cell office:value-type="float" office:value="0.0271063487861523" calcext:value-type="float">
            <text:p>0.0271063487861523</text:p>
          </table:table-cell>
          <table:table-cell office:value-type="float" office:value="0.738026202749141" calcext:value-type="float">
            <text:p>0.738026202749141</text:p>
          </table:table-cell>
          <table:table-cell office:value-type="float" office:value="0.033013335410438" calcext:value-type="float">
            <text:p>0.033013335410438</text:p>
          </table:table-cell>
          <table:table-cell office:value-type="float" office:value="0.740109536082474" calcext:value-type="float">
            <text:p>0.740109536082474</text:p>
          </table:table-cell>
          <table:table-cell office:value-type="float" office:value="0.0256561677607916" calcext:value-type="float">
            <text:p>0.0256561677607916</text:p>
          </table:table-cell>
          <table:table-cell office:value-type="float" office:value="0.739089347079038" calcext:value-type="float">
            <text:p>0.739089347079038</text:p>
          </table:table-cell>
          <table:table-cell office:value-type="float" office:value="0.0274678237264117" calcext:value-type="float">
            <text:p>0.0274678237264117</text:p>
          </table:table-cell>
          <table:table-cell office:value-type="float" office:value="0.723442869415807" calcext:value-type="float">
            <text:p>0.723442869415807</text:p>
          </table:table-cell>
          <table:table-cell office:value-type="float" office:value="0.0351730225474826" calcext:value-type="float">
            <text:p>0.0351730225474826</text:p>
          </table:table-cell>
          <table:table-cell office:value-type="float" office:value="0.734933419243986" calcext:value-type="float">
            <text:p>0.734933419243986</text:p>
          </table:table-cell>
          <table:table-cell office:value-type="float" office:value="0.0310638449897756" calcext:value-type="float">
            <text:p>0.0310638449897756</text:p>
          </table:table-cell>
          <table:table-cell office:value-type="float" office:value="0.728694158075601" calcext:value-type="float">
            <text:p>0.728694158075601</text:p>
          </table:table-cell>
          <table:table-cell office:value-type="float" office:value="0.0344590720888335" calcext:value-type="float">
            <text:p>0.0344590720888335</text:p>
          </table:table-cell>
          <table:table-cell office:value-type="float" office:value="0.725526202749141" calcext:value-type="float">
            <text:p>0.725526202749141</text:p>
          </table:table-cell>
          <table:table-cell office:value-type="float" office:value="0.0318857694212041" calcext:value-type="float">
            <text:p>0.0318857694212041</text:p>
          </table:table-cell>
          <table:table-cell office:value-type="float" office:value="0.729735824742268" calcext:value-type="float">
            <text:p>0.729735824742268</text:p>
          </table:table-cell>
          <table:table-cell office:value-type="float" office:value="0.0301829334644391" calcext:value-type="float">
            <text:p>0.0301829334644391</text:p>
          </table:table-cell>
          <table:table-cell office:value-type="float" office:value="0.72764175257732" calcext:value-type="float">
            <text:p>0.72764175257732</text:p>
          </table:table-cell>
          <table:table-cell office:value-type="float" office:value="0.0268798864073957" calcext:value-type="float">
            <text:p>0.02687988640739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L</text:p>
          </table:table-cell>
          <table:table-cell office:value-type="float" office:value="0.748389175257732" calcext:value-type="float">
            <text:p>0.748389175257732</text:p>
          </table:table-cell>
          <table:table-cell office:value-type="float" office:value="0.0397882366399754" calcext:value-type="float">
            <text:p>0.0397882366399754</text:p>
          </table:table-cell>
          <table:table-cell office:value-type="float" office:value="0.719319158075601" calcext:value-type="float">
            <text:p>0.719319158075601</text:p>
          </table:table-cell>
          <table:table-cell office:value-type="float" office:value="0.0358452930239284" calcext:value-type="float">
            <text:p>0.0358452930239284</text:p>
          </table:table-cell>
          <table:table-cell office:value-type="float" office:value="0.726632302405498" calcext:value-type="float">
            <text:p>0.726632302405498</text:p>
          </table:table-cell>
          <table:table-cell office:value-type="float" office:value="0.0296377139797267" calcext:value-type="float">
            <text:p>0.0296377139797267</text:p>
          </table:table-cell>
          <table:table-cell office:value-type="float" office:value="0.744319158075601" calcext:value-type="float">
            <text:p>0.744319158075601</text:p>
          </table:table-cell>
          <table:table-cell office:value-type="float" office:value="0.0364885577068415" calcext:value-type="float">
            <text:p>0.0364885577068415</text:p>
          </table:table-cell>
          <table:table-cell office:value-type="float" office:value="0.736984536082474" calcext:value-type="float">
            <text:p>0.736984536082474</text:p>
          </table:table-cell>
          <table:table-cell office:value-type="float" office:value="0.0284213773165514" calcext:value-type="float">
            <text:p>0.0284213773165514</text:p>
          </table:table-cell>
          <table:table-cell office:value-type="float" office:value="0.731786941580756" calcext:value-type="float">
            <text:p>0.731786941580756</text:p>
          </table:table-cell>
          <table:table-cell office:value-type="float" office:value="0.021553250914927" calcext:value-type="float">
            <text:p>0.021553250914927</text:p>
          </table:table-cell>
          <table:table-cell office:value-type="float" office:value="0.738026202749141" calcext:value-type="float">
            <text:p>0.738026202749141</text:p>
          </table:table-cell>
          <table:table-cell office:value-type="float" office:value="0.0295443129220022" calcext:value-type="float">
            <text:p>0.0295443129220022</text:p>
          </table:table-cell>
          <table:table-cell office:value-type="float" office:value="0.743245274914089" calcext:value-type="float">
            <text:p>0.743245274914089</text:p>
          </table:table-cell>
          <table:table-cell office:value-type="float" office:value="0.0259502976568452" calcext:value-type="float">
            <text:p>0.0259502976568452</text:p>
          </table:table-cell>
          <table:table-cell office:value-type="float" office:value="0.735953608247423" calcext:value-type="float">
            <text:p>0.735953608247423</text:p>
          </table:table-cell>
          <table:table-cell office:value-type="float" office:value="0.0304525276048748" calcext:value-type="float">
            <text:p>0.0304525276048748</text:p>
          </table:table-cell>
          <table:table-cell office:value-type="float" office:value="0.735953608247423" calcext:value-type="float">
            <text:p>0.735953608247423</text:p>
          </table:table-cell>
          <table:table-cell office:value-type="float" office:value="0.0338285430725971" calcext:value-type="float">
            <text:p>0.0338285430725971</text:p>
          </table:table-cell>
          <table:table-cell office:value-type="float" office:value="0.727609536082474" calcext:value-type="float">
            <text:p>0.727609536082474</text:p>
          </table:table-cell>
          <table:table-cell office:value-type="float" office:value="0.0297497402547697" calcext:value-type="float">
            <text:p>0.0297497402547697</text:p>
          </table:table-cell>
          <table:table-cell office:value-type="float" office:value="0.734922680412371" calcext:value-type="float">
            <text:p>0.734922680412371</text:p>
          </table:table-cell>
          <table:table-cell office:value-type="float" office:value="0.0256569543602985" calcext:value-type="float">
            <text:p>0.0256569543602985</text:p>
          </table:table-cell>
          <table:table-cell office:value-type="float" office:value="0.735975085910653" calcext:value-type="float">
            <text:p>0.735975085910653</text:p>
          </table:table-cell>
          <table:table-cell office:value-type="float" office:value="0.038305954109128" calcext:value-type="float">
            <text:p>0.038305954109128</text:p>
          </table:table-cell>
          <table:table-cell office:value-type="float" office:value="0.735953608247423" calcext:value-type="float">
            <text:p>0.735953608247423</text:p>
          </table:table-cell>
          <table:table-cell office:value-type="float" office:value="0.0319969850893739" calcext:value-type="float">
            <text:p>0.0319969850893739</text:p>
          </table:table-cell>
          <table:table-cell office:value-type="float" office:value="0.734954896907216" calcext:value-type="float">
            <text:p>0.734954896907216</text:p>
          </table:table-cell>
          <table:table-cell office:value-type="float" office:value="0.0331070223263448" calcext:value-type="float">
            <text:p>0.0331070223263448</text:p>
          </table:table-cell>
          <table:table-cell office:value-type="float" office:value="0.725601374570447" calcext:value-type="float">
            <text:p>0.725601374570447</text:p>
          </table:table-cell>
          <table:table-cell office:value-type="float" office:value="0.0204374634051076" calcext:value-type="float">
            <text:p>0.02043746340510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L</text:p>
          </table:table-cell>
          <table:table-cell office:value-type="float" office:value="0.74735824742268" calcext:value-type="float">
            <text:p>0.74735824742268</text:p>
          </table:table-cell>
          <table:table-cell office:value-type="float" office:value="0.0401338105083438" calcext:value-type="float">
            <text:p>0.0401338105083438</text:p>
          </table:table-cell>
          <table:table-cell office:value-type="float" office:value="0.719351374570447" calcext:value-type="float">
            <text:p>0.719351374570447</text:p>
          </table:table-cell>
          <table:table-cell office:value-type="float" office:value="0.0334810600918952" calcext:value-type="float">
            <text:p>0.0334810600918952</text:p>
          </table:table-cell>
          <table:table-cell office:value-type="float" office:value="0.726643041237113" calcext:value-type="float">
            <text:p>0.726643041237113</text:p>
          </table:table-cell>
          <table:table-cell office:value-type="float" office:value="0.0314941145396048" calcext:value-type="float">
            <text:p>0.0314941145396048</text:p>
          </table:table-cell>
          <table:table-cell office:value-type="float" office:value="0.748485824742268" calcext:value-type="float">
            <text:p>0.748485824742268</text:p>
          </table:table-cell>
          <table:table-cell office:value-type="float" office:value="0.0415382439717471" calcext:value-type="float">
            <text:p>0.0415382439717471</text:p>
          </table:table-cell>
          <table:table-cell office:value-type="float" office:value="0.736995274914089" calcext:value-type="float">
            <text:p>0.736995274914089</text:p>
          </table:table-cell>
          <table:table-cell office:value-type="float" office:value="0.0278805682818295" calcext:value-type="float">
            <text:p>0.0278805682818295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238890237997466" calcext:value-type="float">
            <text:p>0.0238890237997466</text:p>
          </table:table-cell>
          <table:table-cell office:value-type="float" office:value="0.739057130584192" calcext:value-type="float">
            <text:p>0.739057130584192</text:p>
          </table:table-cell>
          <table:table-cell office:value-type="float" office:value="0.037080599672849" calcext:value-type="float">
            <text:p>0.037080599672849</text:p>
          </table:table-cell>
          <table:table-cell office:value-type="float" office:value="0.738036941580756" calcext:value-type="float">
            <text:p>0.738036941580756</text:p>
          </table:table-cell>
          <table:table-cell office:value-type="float" office:value="0.0286055993199524" calcext:value-type="float">
            <text:p>0.0286055993199524</text:p>
          </table:table-cell>
          <table:table-cell office:value-type="float" office:value="0.733859536082474" calcext:value-type="float">
            <text:p>0.733859536082474</text:p>
          </table:table-cell>
          <table:table-cell office:value-type="float" office:value="0.0289682313370499" calcext:value-type="float">
            <text:p>0.0289682313370499</text:p>
          </table:table-cell>
          <table:table-cell office:value-type="float" office:value="0.738004725085911" calcext:value-type="float">
            <text:p>0.738004725085911</text:p>
          </table:table-cell>
          <table:table-cell office:value-type="float" office:value="0.0356357393637815" calcext:value-type="float">
            <text:p>0.0356357393637815</text:p>
          </table:table-cell>
          <table:table-cell office:value-type="float" office:value="0.723464347079038" calcext:value-type="float">
            <text:p>0.723464347079038</text:p>
          </table:table-cell>
          <table:table-cell office:value-type="float" office:value="0.0297832825333107" calcext:value-type="float">
            <text:p>0.0297832825333107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247005292336168" calcext:value-type="float">
            <text:p>0.0247005292336168</text:p>
          </table:table-cell>
          <table:table-cell office:value-type="float" office:value="0.73701675257732" calcext:value-type="float">
            <text:p>0.73701675257732</text:p>
          </table:table-cell>
          <table:table-cell office:value-type="float" office:value="0.0391761987421773" calcext:value-type="float">
            <text:p>0.0391761987421773</text:p>
          </table:table-cell>
          <table:table-cell office:value-type="float" office:value="0.736973797250859" calcext:value-type="float">
            <text:p>0.736973797250859</text:p>
          </table:table-cell>
          <table:table-cell office:value-type="float" office:value="0.030167306653139" calcext:value-type="float">
            <text:p>0.030167306653139</text:p>
          </table:table-cell>
          <table:table-cell office:value-type="float" office:value="0.738079896907217" calcext:value-type="float">
            <text:p>0.738079896907217</text:p>
          </table:table-cell>
          <table:table-cell office:value-type="float" office:value="0.0339418814704771" calcext:value-type="float">
            <text:p>0.0339418814704771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187798391473397" calcext:value-type="float">
            <text:p>0.018779839147339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L</text:p>
          </table:table-cell>
          <table:table-cell office:value-type="float" office:value="0.743618986254295" calcext:value-type="float">
            <text:p>0.743618986254295</text:p>
          </table:table-cell>
          <table:table-cell office:value-type="float" office:value="0.0429580474989373" calcext:value-type="float">
            <text:p>0.0429580474989373</text:p>
          </table:table-cell>
          <table:table-cell office:value-type="float" office:value="0.712686855670103" calcext:value-type="float">
            <text:p>0.712686855670103</text:p>
          </table:table-cell>
          <table:table-cell office:value-type="float" office:value="0.0366393353750468" calcext:value-type="float">
            <text:p>0.0366393353750468</text:p>
          </table:table-cell>
          <table:table-cell office:value-type="float" office:value="0.731187714776632" calcext:value-type="float">
            <text:p>0.731187714776632</text:p>
          </table:table-cell>
          <table:table-cell office:value-type="float" office:value="0.0280627721375092" calcext:value-type="float">
            <text:p>0.0280627721375092</text:p>
          </table:table-cell>
          <table:table-cell office:value-type="float" office:value="0.740137457044674" calcext:value-type="float">
            <text:p>0.740137457044674</text:p>
          </table:table-cell>
          <table:table-cell office:value-type="float" office:value="0.0342374630114937" calcext:value-type="float">
            <text:p>0.0342374630114937</text:p>
          </table:table-cell>
          <table:table-cell office:value-type="float" office:value="0.736559278350515" calcext:value-type="float">
            <text:p>0.736559278350515</text:p>
          </table:table-cell>
          <table:table-cell office:value-type="float" office:value="0.0288917716002462" calcext:value-type="float">
            <text:p>0.0288917716002462</text:p>
          </table:table-cell>
          <table:table-cell office:value-type="float" office:value="0.729312714776632" calcext:value-type="float">
            <text:p>0.729312714776632</text:p>
          </table:table-cell>
          <table:table-cell office:value-type="float" office:value="0.0269357034855031" calcext:value-type="float">
            <text:p>0.0269357034855031</text:p>
          </table:table-cell>
          <table:table-cell office:value-type="float" office:value="0.733848797250859" calcext:value-type="float">
            <text:p>0.733848797250859</text:p>
          </table:table-cell>
          <table:table-cell office:value-type="float" office:value="0.0337143858384837" calcext:value-type="float">
            <text:p>0.0337143858384837</text:p>
          </table:table-cell>
          <table:table-cell office:value-type="float" office:value="0.736168384879725" calcext:value-type="float">
            <text:p>0.736168384879725</text:p>
          </table:table-cell>
          <table:table-cell office:value-type="float" office:value="0.0281027383796585" calcext:value-type="float">
            <text:p>0.0281027383796585</text:p>
          </table:table-cell>
          <table:table-cell office:value-type="float" office:value="0.735975085910653" calcext:value-type="float">
            <text:p>0.735975085910653</text:p>
          </table:table-cell>
          <table:table-cell office:value-type="float" office:value="0.0289509212917886" calcext:value-type="float">
            <text:p>0.0289509212917886</text:p>
          </table:table-cell>
          <table:table-cell office:value-type="float" office:value="0.734924828178694" calcext:value-type="float">
            <text:p>0.734924828178694</text:p>
          </table:table-cell>
          <table:table-cell office:value-type="float" office:value="0.0338599871626952" calcext:value-type="float">
            <text:p>0.0338599871626952</text:p>
          </table:table-cell>
          <table:table-cell office:value-type="float" office:value="0.724924828178694" calcext:value-type="float">
            <text:p>0.724924828178694</text:p>
          </table:table-cell>
          <table:table-cell office:value-type="float" office:value="0.0293908258615294" calcext:value-type="float">
            <text:p>0.0293908258615294</text:p>
          </table:table-cell>
          <table:table-cell office:value-type="float" office:value="0.73201675257732" calcext:value-type="float">
            <text:p>0.73201675257732</text:p>
          </table:table-cell>
          <table:table-cell office:value-type="float" office:value="0.0280941396434263" calcext:value-type="float">
            <text:p>0.0280941396434263</text:p>
          </table:table-cell>
          <table:table-cell office:value-type="float" office:value="0.732023195876289" calcext:value-type="float">
            <text:p>0.732023195876289</text:p>
          </table:table-cell>
          <table:table-cell office:value-type="float" office:value="0.0352998331214016" calcext:value-type="float">
            <text:p>0.0352998331214016</text:p>
          </table:table-cell>
          <table:table-cell office:value-type="float" office:value="0.728453608247423" calcext:value-type="float">
            <text:p>0.728453608247423</text:p>
          </table:table-cell>
          <table:table-cell office:value-type="float" office:value="0.0309609686740608" calcext:value-type="float">
            <text:p>0.0309609686740608</text:p>
          </table:table-cell>
          <table:table-cell office:value-type="float" office:value="0.732650343642612" calcext:value-type="float">
            <text:p>0.732650343642612</text:p>
          </table:table-cell>
          <table:table-cell office:value-type="float" office:value="0.0343965366631234" calcext:value-type="float">
            <text:p>0.0343965366631234</text:p>
          </table:table-cell>
          <table:table-cell office:value-type="float" office:value="0.727033934707904" calcext:value-type="float">
            <text:p>0.727033934707904</text:p>
          </table:table-cell>
          <table:table-cell office:value-type="float" office:value="0.0252655905942306" calcext:value-type="float">
            <text:p>0.02526559059423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4506013745704" calcext:value-type="float">
            <text:p>0.724506013745704</text:p>
          </table:table-cell>
          <table:table-cell office:value-type="float" office:value="0.0317574283414711" calcext:value-type="float">
            <text:p>0.0317574283414711</text:p>
          </table:table-cell>
          <table:table-cell office:value-type="float" office:value="0.73078823024055" calcext:value-type="float">
            <text:p>0.73078823024055</text:p>
          </table:table-cell>
          <table:table-cell office:value-type="float" office:value="0.0321547649816615" calcext:value-type="float">
            <text:p>0.0321547649816615</text:p>
          </table:table-cell>
          <table:table-cell office:value-type="float" office:value="0.723475085910653" calcext:value-type="float">
            <text:p>0.723475085910653</text:p>
          </table:table-cell>
          <table:table-cell office:value-type="float" office:value="0.0308606443681135" calcext:value-type="float">
            <text:p>0.0308606443681135</text:p>
          </table:table-cell>
          <table:table-cell office:value-type="float" office:value="0.722454896907217" calcext:value-type="float">
            <text:p>0.722454896907217</text:p>
          </table:table-cell>
          <table:table-cell office:value-type="float" office:value="0.0245252830471504" calcext:value-type="float">
            <text:p>0.0245252830471504</text:p>
          </table:table-cell>
          <table:table-cell office:value-type="float" office:value="0.719340635738832" calcext:value-type="float">
            <text:p>0.719340635738832</text:p>
          </table:table-cell>
          <table:table-cell office:value-type="float" office:value="0.0356729787496459" calcext:value-type="float">
            <text:p>0.0356729787496459</text:p>
          </table:table-cell>
          <table:table-cell office:value-type="float" office:value="0.727652491408935" calcext:value-type="float">
            <text:p>0.727652491408935</text:p>
          </table:table-cell>
          <table:table-cell office:value-type="float" office:value="0.0346146469662361" calcext:value-type="float">
            <text:p>0.0346146469662361</text:p>
          </table:table-cell>
          <table:table-cell office:value-type="float" office:value="0.735975085910653" calcext:value-type="float">
            <text:p>0.735975085910653</text:p>
          </table:table-cell>
          <table:table-cell office:value-type="float" office:value="0.0395636266502275" calcext:value-type="float">
            <text:p>0.0395636266502275</text:p>
          </table:table-cell>
          <table:table-cell office:value-type="float" office:value="0.721466924398625" calcext:value-type="float">
            <text:p>0.721466924398625</text:p>
          </table:table-cell>
          <table:table-cell office:value-type="float" office:value="0.0354032005886524" calcext:value-type="float">
            <text:p>0.0354032005886524</text:p>
          </table:table-cell>
          <table:table-cell office:value-type="float" office:value="0.730723797250859" calcext:value-type="float">
            <text:p>0.730723797250859</text:p>
          </table:table-cell>
          <table:table-cell office:value-type="float" office:value="0.0355312455786658" calcext:value-type="float">
            <text:p>0.0355312455786658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242126428579149" calcext:value-type="float">
            <text:p>0.0242126428579149</text:p>
          </table:table-cell>
          <table:table-cell office:value-type="float" office:value="0.727609536082474" calcext:value-type="float">
            <text:p>0.727609536082474</text:p>
          </table:table-cell>
          <table:table-cell office:value-type="float" office:value="0.0297497402547697" calcext:value-type="float">
            <text:p>0.0297497402547697</text:p>
          </table:table-cell>
          <table:table-cell office:value-type="float" office:value="0.740120274914089" calcext:value-type="float">
            <text:p>0.740120274914089</text:p>
          </table:table-cell>
          <table:table-cell office:value-type="float" office:value="0.0336761266899721" calcext:value-type="float">
            <text:p>0.0336761266899721</text:p>
          </table:table-cell>
          <table:table-cell office:value-type="float" office:value="0.711018041237113" calcext:value-type="float">
            <text:p>0.711018041237113</text:p>
          </table:table-cell>
          <table:table-cell office:value-type="float" office:value="0.0324801086385086" calcext:value-type="float">
            <text:p>0.0324801086385086</text:p>
          </table:table-cell>
          <table:table-cell office:value-type="float" office:value="0.718320446735395" calcext:value-type="float">
            <text:p>0.718320446735395</text:p>
          </table:table-cell>
          <table:table-cell office:value-type="float" office:value="0.0356444381449477" calcext:value-type="float">
            <text:p>0.0356444381449477</text:p>
          </table:table-cell>
          <table:table-cell office:value-type="float" office:value="0.733870274914089" calcext:value-type="float">
            <text:p>0.733870274914089</text:p>
          </table:table-cell>
          <table:table-cell office:value-type="float" office:value="0.0292747281764723" calcext:value-type="float">
            <text:p>0.0292747281764723</text:p>
          </table:table-cell>
          <table:table-cell office:value-type="float" office:value="0.726578608247423" calcext:value-type="float">
            <text:p>0.726578608247423</text:p>
          </table:table-cell>
          <table:table-cell office:value-type="float" office:value="0.0249291258598671" calcext:value-type="float">
            <text:p>0.02492912585986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0371563573883" calcext:value-type="float">
            <text:p>0.720371563573883</text:p>
          </table:table-cell>
          <table:table-cell office:value-type="float" office:value="0.0193052514867106" calcext:value-type="float">
            <text:p>0.0193052514867106</text:p>
          </table:table-cell>
          <table:table-cell office:value-type="float" office:value="0.726600085910653" calcext:value-type="float">
            <text:p>0.726600085910653</text:p>
          </table:table-cell>
          <table:table-cell office:value-type="float" office:value="0.0261079257190537" calcext:value-type="float">
            <text:p>0.0261079257190537</text:p>
          </table:table-cell>
          <table:table-cell office:value-type="float" office:value="0.734879725085911" calcext:value-type="float">
            <text:p>0.734879725085911</text:p>
          </table:table-cell>
          <table:table-cell office:value-type="float" office:value="0.0396687975822117" calcext:value-type="float">
            <text:p>0.0396687975822117</text:p>
          </table:table-cell>
          <table:table-cell office:value-type="float" office:value="0.724527491408935" calcext:value-type="float">
            <text:p>0.724527491408935</text:p>
          </table:table-cell>
          <table:table-cell office:value-type="float" office:value="0.0393770761506178" calcext:value-type="float">
            <text:p>0.0393770761506178</text:p>
          </table:table-cell>
          <table:table-cell office:value-type="float" office:value="0.728672680412371" calcext:value-type="float">
            <text:p>0.728672680412371</text:p>
          </table:table-cell>
          <table:table-cell office:value-type="float" office:value="0.0389058119144587" calcext:value-type="float">
            <text:p>0.0389058119144587</text:p>
          </table:table-cell>
          <table:table-cell office:value-type="float" office:value="0.728704896907217" calcext:value-type="float">
            <text:p>0.728704896907217</text:p>
          </table:table-cell>
          <table:table-cell office:value-type="float" office:value="0.0318198203107541" calcext:value-type="float">
            <text:p>0.0318198203107541</text:p>
          </table:table-cell>
          <table:table-cell office:value-type="float" office:value="0.739089347079038" calcext:value-type="float">
            <text:p>0.739089347079038</text:p>
          </table:table-cell>
          <table:table-cell office:value-type="float" office:value="0.0172145551254299" calcext:value-type="float">
            <text:p>0.0172145551254299</text:p>
          </table:table-cell>
          <table:table-cell office:value-type="float" office:value="0.72766323024055" calcext:value-type="float">
            <text:p>0.72766323024055</text:p>
          </table:table-cell>
          <table:table-cell office:value-type="float" office:value="0.0288075705052165" calcext:value-type="float">
            <text:p>0.0288075705052165</text:p>
          </table:table-cell>
          <table:table-cell office:value-type="float" office:value="0.735953608247423" calcext:value-type="float">
            <text:p>0.735953608247423</text:p>
          </table:table-cell>
          <table:table-cell office:value-type="float" office:value="0.0375381794781981" calcext:value-type="float">
            <text:p>0.0375381794781981</text:p>
          </table:table-cell>
          <table:table-cell office:value-type="float" office:value="0.741172680412371" calcext:value-type="float">
            <text:p>0.741172680412371</text:p>
          </table:table-cell>
          <table:table-cell office:value-type="float" office:value="0.0255833139897977" calcext:value-type="float">
            <text:p>0.0255833139897977</text:p>
          </table:table-cell>
          <table:table-cell office:value-type="float" office:value="0.72766323024055" calcext:value-type="float">
            <text:p>0.72766323024055</text:p>
          </table:table-cell>
          <table:table-cell office:value-type="float" office:value="0.0275144243996135" calcext:value-type="float">
            <text:p>0.0275144243996135</text:p>
          </table:table-cell>
          <table:table-cell office:value-type="float" office:value="0.727631013745704" calcext:value-type="float">
            <text:p>0.727631013745704</text:p>
          </table:table-cell>
          <table:table-cell office:value-type="float" office:value="0.0326378457678989" calcext:value-type="float">
            <text:p>0.0326378457678989</text:p>
          </table:table-cell>
          <table:table-cell office:value-type="float" office:value="0.719319158075601" calcext:value-type="float">
            <text:p>0.719319158075601</text:p>
          </table:table-cell>
          <table:table-cell office:value-type="float" office:value="0.0295798902721849" calcext:value-type="float">
            <text:p>0.0295798902721849</text:p>
          </table:table-cell>
          <table:table-cell office:value-type="float" office:value="0.72453823024055" calcext:value-type="float">
            <text:p>0.72453823024055</text:p>
          </table:table-cell>
          <table:table-cell office:value-type="float" office:value="0.0386691212205785" calcext:value-type="float">
            <text:p>0.0386691212205785</text:p>
          </table:table-cell>
          <table:table-cell office:value-type="float" office:value="0.739078608247423" calcext:value-type="float">
            <text:p>0.739078608247423</text:p>
          </table:table-cell>
          <table:table-cell office:value-type="float" office:value="0.0296805647870531" calcext:value-type="float">
            <text:p>0.0296805647870531</text:p>
          </table:table-cell>
          <table:table-cell office:value-type="float" office:value="0.72764175257732" calcext:value-type="float">
            <text:p>0.72764175257732</text:p>
          </table:table-cell>
          <table:table-cell office:value-type="float" office:value="0.025489129543857" calcext:value-type="float">
            <text:p>0.0254891295438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8694158075601" calcext:value-type="float">
            <text:p>0.728694158075601</text:p>
          </table:table-cell>
          <table:table-cell office:value-type="float" office:value="0.01919860966648" calcext:value-type="float">
            <text:p>0.01919860966648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30567493086741" calcext:value-type="float">
            <text:p>0.030567493086741</text:p>
          </table:table-cell>
          <table:table-cell office:value-type="float" office:value="0.724548969072165" calcext:value-type="float">
            <text:p>0.724548969072165</text:p>
          </table:table-cell>
          <table:table-cell office:value-type="float" office:value="0.0324767551607609" calcext:value-type="float">
            <text:p>0.032476755160760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52964556165702" calcext:value-type="float">
            <text:p>0.0352964556165702</text:p>
          </table:table-cell>
          <table:table-cell office:value-type="float" office:value="0.727652491408935" calcext:value-type="float">
            <text:p>0.727652491408935</text:p>
          </table:table-cell>
          <table:table-cell office:value-type="float" office:value="0.0356442386306696" calcext:value-type="float">
            <text:p>0.0356442386306696</text:p>
          </table:table-cell>
          <table:table-cell office:value-type="float" office:value="0.733923969072165" calcext:value-type="float">
            <text:p>0.733923969072165</text:p>
          </table:table-cell>
          <table:table-cell office:value-type="float" office:value="0.0307372488122531" calcext:value-type="float">
            <text:p>0.0307372488122531</text:p>
          </table:table-cell>
          <table:table-cell office:value-type="float" office:value="0.743234536082474" calcext:value-type="float">
            <text:p>0.743234536082474</text:p>
          </table:table-cell>
          <table:table-cell office:value-type="float" office:value="0.0256084046970523" calcext:value-type="float">
            <text:p>0.0256084046970523</text:p>
          </table:table-cell>
          <table:table-cell office:value-type="float" office:value="0.730756013745704" calcext:value-type="float">
            <text:p>0.730756013745704</text:p>
          </table:table-cell>
          <table:table-cell office:value-type="float" office:value="0.0401069379454293" calcext:value-type="float">
            <text:p>0.0401069379454293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35329013313356" calcext:value-type="float">
            <text:p>0.035329013313356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303904697330199" calcext:value-type="float">
            <text:p>0.0303904697330199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319871982769734" calcext:value-type="float">
            <text:p>0.0319871982769734</text:p>
          </table:table-cell>
          <table:table-cell office:value-type="float" office:value="0.725579896907216" calcext:value-type="float">
            <text:p>0.725579896907216</text:p>
          </table:table-cell>
          <table:table-cell office:value-type="float" office:value="0.0302332473545293" calcext:value-type="float">
            <text:p>0.0302332473545293</text:p>
          </table:table-cell>
          <table:table-cell office:value-type="float" office:value="0.721370274914089" calcext:value-type="float">
            <text:p>0.721370274914089</text:p>
          </table:table-cell>
          <table:table-cell office:value-type="float" office:value="0.0328526038675281" calcext:value-type="float">
            <text:p>0.0328526038675281</text:p>
          </table:table-cell>
          <table:table-cell office:value-type="float" office:value="0.730777491408935" calcext:value-type="float">
            <text:p>0.730777491408935</text:p>
          </table:table-cell>
          <table:table-cell office:value-type="float" office:value="0.0337276824034311" calcext:value-type="float">
            <text:p>0.0337276824034311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231954039741273" calcext:value-type="float">
            <text:p>0.0231954039741273</text:p>
          </table:table-cell>
          <table:table-cell office:value-type="float" office:value="0.726610824742268" calcext:value-type="float">
            <text:p>0.726610824742268</text:p>
          </table:table-cell>
          <table:table-cell office:value-type="float" office:value="0.0281889182029033" calcext:value-type="float">
            <text:p>0.02818891820290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230041743297289" calcext:value-type="float">
            <text:p>0.0230041743297289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296395837974234" calcext:value-type="float">
            <text:p>0.0296395837974234</text:p>
          </table:table-cell>
          <table:table-cell office:value-type="float" office:value="0.726632302405498" calcext:value-type="float">
            <text:p>0.726632302405498</text:p>
          </table:table-cell>
          <table:table-cell office:value-type="float" office:value="0.0330969481800509" calcext:value-type="float">
            <text:p>0.033096948180050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05186182862798" calcext:value-type="float">
            <text:p>0.0305186182862798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276691715336951" calcext:value-type="float">
            <text:p>0.0276691715336951</text:p>
          </table:table-cell>
          <table:table-cell office:value-type="float" office:value="0.734933419243986" calcext:value-type="float">
            <text:p>0.734933419243986</text:p>
          </table:table-cell>
          <table:table-cell office:value-type="float" office:value="0.0269041989722595" calcext:value-type="float">
            <text:p>0.0269041989722595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263201535897888" calcext:value-type="float">
            <text:p>0.0263201535897888</text:p>
          </table:table-cell>
          <table:table-cell office:value-type="float" office:value="0.738036941580756" calcext:value-type="float">
            <text:p>0.738036941580756</text:p>
          </table:table-cell>
          <table:table-cell office:value-type="float" office:value="0.0386449819956138" calcext:value-type="float">
            <text:p>0.0386449819956138</text:p>
          </table:table-cell>
          <table:table-cell office:value-type="float" office:value="0.73391323024055" calcext:value-type="float">
            <text:p>0.73391323024055</text:p>
          </table:table-cell>
          <table:table-cell office:value-type="float" office:value="0.0334786336083468" calcext:value-type="float">
            <text:p>0.0334786336083468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274734794000812" calcext:value-type="float">
            <text:p>0.0274734794000812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31223399922346" calcext:value-type="float">
            <text:p>0.031223399922346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353847009428393" calcext:value-type="float">
            <text:p>0.0353847009428393</text:p>
          </table:table-cell>
          <table:table-cell office:value-type="float" office:value="0.723464347079038" calcext:value-type="float">
            <text:p>0.723464347079038</text:p>
          </table:table-cell>
          <table:table-cell office:value-type="float" office:value="0.0342986263618656" calcext:value-type="float">
            <text:p>0.0342986263618656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324721465229031" calcext:value-type="float">
            <text:p>0.0324721465229031</text:p>
          </table:table-cell>
          <table:table-cell office:value-type="float" office:value="0.73078823024055" calcext:value-type="float">
            <text:p>0.73078823024055</text:p>
          </table:table-cell>
          <table:table-cell office:value-type="float" office:value="0.0294216745986183" calcext:value-type="float">
            <text:p>0.0294216745986183</text:p>
          </table:table-cell>
          <table:table-cell office:value-type="float" office:value="0.734901202749141" calcext:value-type="float">
            <text:p>0.734901202749141</text:p>
          </table:table-cell>
          <table:table-cell office:value-type="float" office:value="0.0313659357188576" calcext:value-type="float">
            <text:p>0.03136593571885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34922680412371" calcext:value-type="float">
            <text:p>0.734922680412371</text:p>
          </table:table-cell>
          <table:table-cell office:value-type="float" office:value="0.0265801545459844" calcext:value-type="float">
            <text:p>0.0265801545459844</text:p>
          </table:table-cell>
          <table:table-cell office:value-type="float" office:value="0.72764175257732" calcext:value-type="float">
            <text:p>0.72764175257732</text:p>
          </table:table-cell>
          <table:table-cell office:value-type="float" office:value="0.0336444469611744" calcext:value-type="float">
            <text:p>0.0336444469611744</text:p>
          </table:table-cell>
          <table:table-cell office:value-type="float" office:value="0.728704896907217" calcext:value-type="float">
            <text:p>0.728704896907217</text:p>
          </table:table-cell>
          <table:table-cell office:value-type="float" office:value="0.0306701419470749" calcext:value-type="float">
            <text:p>0.0306701419470749</text:p>
          </table:table-cell>
          <table:table-cell office:value-type="float" office:value="0.732839347079038" calcext:value-type="float">
            <text:p>0.732839347079038</text:p>
          </table:table-cell>
          <table:table-cell office:value-type="float" office:value="0.0361529251971897" calcext:value-type="float">
            <text:p>0.0361529251971897</text:p>
          </table:table-cell>
          <table:table-cell office:value-type="float" office:value="0.732871563573883" calcext:value-type="float">
            <text:p>0.732871563573883</text:p>
          </table:table-cell>
          <table:table-cell office:value-type="float" office:value="0.028795703016836" calcext:value-type="float">
            <text:p>0.028795703016836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346254915089634" calcext:value-type="float">
            <text:p>0.0346254915089634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293487223187564" calcext:value-type="float">
            <text:p>0.0293487223187564</text:p>
          </table:table-cell>
          <table:table-cell office:value-type="float" office:value="0.739067869415807" calcext:value-type="float">
            <text:p>0.739067869415807</text:p>
          </table:table-cell>
          <table:table-cell office:value-type="float" office:value="0.0413176939861859" calcext:value-type="float">
            <text:p>0.041317693986185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46065668688839" calcext:value-type="float">
            <text:p>0.0346065668688839</text:p>
          </table:table-cell>
          <table:table-cell office:value-type="float" office:value="0.738047680412371" calcext:value-type="float">
            <text:p>0.738047680412371</text:p>
          </table:table-cell>
          <table:table-cell office:value-type="float" office:value="0.0267574894070415" calcext:value-type="float">
            <text:p>0.0267574894070415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266405020117409" calcext:value-type="float">
            <text:p>0.0266405020117409</text:p>
          </table:table-cell>
          <table:table-cell office:value-type="float" office:value="0.735985824742268" calcext:value-type="float">
            <text:p>0.735985824742268</text:p>
          </table:table-cell>
          <table:table-cell office:value-type="float" office:value="0.0338830984785124" calcext:value-type="float">
            <text:p>0.0338830984785124</text:p>
          </table:table-cell>
          <table:table-cell office:value-type="float" office:value="0.722454896907217" calcext:value-type="float">
            <text:p>0.722454896907217</text:p>
          </table:table-cell>
          <table:table-cell office:value-type="float" office:value="0.0289937515703071" calcext:value-type="float">
            <text:p>0.0289937515703071</text:p>
          </table:table-cell>
          <table:table-cell office:value-type="float" office:value="0.725569158075601" calcext:value-type="float">
            <text:p>0.725569158075601</text:p>
          </table:table-cell>
          <table:table-cell office:value-type="float" office:value="0.0311181311037538" calcext:value-type="float">
            <text:p>0.0311181311037538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3347485383766" calcext:value-type="float">
            <text:p>0.03347485383766</text:p>
          </table:table-cell>
          <table:table-cell office:value-type="float" office:value="0.731786941580756" calcext:value-type="float">
            <text:p>0.731786941580756</text:p>
          </table:table-cell>
          <table:table-cell office:value-type="float" office:value="0.0287356544106552" calcext:value-type="float">
            <text:p>0.028735654410655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8268900343643" calcext:value-type="float">
            <text:p>0.728268900343643</text:p>
          </table:table-cell>
          <table:table-cell office:value-type="float" office:value="0.023969123674075" calcext:value-type="float">
            <text:p>0.023969123674075</text:p>
          </table:table-cell>
          <table:table-cell office:value-type="float" office:value="0.729521048109966" calcext:value-type="float">
            <text:p>0.729521048109966</text:p>
          </table:table-cell>
          <table:table-cell office:value-type="float" office:value="0.0304228429092108" calcext:value-type="float">
            <text:p>0.0304228429092108</text:p>
          </table:table-cell>
          <table:table-cell office:value-type="float" office:value="0.727648195876289" calcext:value-type="float">
            <text:p>0.727648195876289</text:p>
          </table:table-cell>
          <table:table-cell office:value-type="float" office:value="0.0333546574476424" calcext:value-type="float">
            <text:p>0.0333546574476424</text:p>
          </table:table-cell>
          <table:table-cell office:value-type="float" office:value="0.729108676975945" calcext:value-type="float">
            <text:p>0.729108676975945</text:p>
          </table:table-cell>
          <table:table-cell office:value-type="float" office:value="0.0331740716595616" calcext:value-type="float">
            <text:p>0.0331740716595616</text:p>
          </table:table-cell>
          <table:table-cell office:value-type="float" office:value="0.728069158075601" calcext:value-type="float">
            <text:p>0.728069158075601</text:p>
          </table:table-cell>
          <table:table-cell office:value-type="float" office:value="0.0333375807690611" calcext:value-type="float">
            <text:p>0.0333375807690611</text:p>
          </table:table-cell>
          <table:table-cell office:value-type="float" office:value="0.731823453608247" calcext:value-type="float">
            <text:p>0.731823453608247</text:p>
          </table:table-cell>
          <table:table-cell office:value-type="float" office:value="0.0317402813140932" calcext:value-type="float">
            <text:p>0.0317402813140932</text:p>
          </table:table-cell>
          <table:table-cell office:value-type="float" office:value="0.736801975945017" calcext:value-type="float">
            <text:p>0.736801975945017</text:p>
          </table:table-cell>
          <table:table-cell office:value-type="float" office:value="0.027611092476251" calcext:value-type="float">
            <text:p>0.027611092476251</text:p>
          </table:table-cell>
          <table:table-cell office:value-type="float" office:value="0.731398195876289" calcext:value-type="float">
            <text:p>0.731398195876289</text:p>
          </table:table-cell>
          <table:table-cell office:value-type="float" office:value="0.0368560770042196" calcext:value-type="float">
            <text:p>0.0368560770042196</text:p>
          </table:table-cell>
          <table:table-cell office:value-type="float" office:value="0.733470790378007" calcext:value-type="float">
            <text:p>0.733470790378007</text:p>
          </table:table-cell>
          <table:table-cell office:value-type="float" office:value="0.0352967277694901" calcext:value-type="float">
            <text:p>0.0352967277694901</text:p>
          </table:table-cell>
          <table:table-cell office:value-type="float" office:value="0.735339347079038" calcext:value-type="float">
            <text:p>0.735339347079038</text:p>
          </table:table-cell>
          <table:table-cell office:value-type="float" office:value="0.026883479077571" calcext:value-type="float">
            <text:p>0.026883479077571</text:p>
          </table:table-cell>
          <table:table-cell office:value-type="float" office:value="0.729725085910653" calcext:value-type="float">
            <text:p>0.729725085910653</text:p>
          </table:table-cell>
          <table:table-cell office:value-type="float" office:value="0.0294230529730887" calcext:value-type="float">
            <text:p>0.0294230529730887</text:p>
          </table:table-cell>
          <table:table-cell office:value-type="float" office:value="0.732433419243986" calcext:value-type="float">
            <text:p>0.732433419243986</text:p>
          </table:table-cell>
          <table:table-cell office:value-type="float" office:value="0.0331630038467504" calcext:value-type="float">
            <text:p>0.0331630038467504</text:p>
          </table:table-cell>
          <table:table-cell office:value-type="float" office:value="0.719525343642612" calcext:value-type="float">
            <text:p>0.719525343642612</text:p>
          </table:table-cell>
          <table:table-cell office:value-type="float" office:value="0.0316409961420789" calcext:value-type="float">
            <text:p>0.0316409961420789</text:p>
          </table:table-cell>
          <table:table-cell office:value-type="float" office:value="0.726202749140893" calcext:value-type="float">
            <text:p>0.726202749140893</text:p>
          </table:table-cell>
          <table:table-cell office:value-type="float" office:value="0.0343263038791228" calcext:value-type="float">
            <text:p>0.0343263038791228</text:p>
          </table:table-cell>
          <table:table-cell office:value-type="float" office:value="0.73305412371134" calcext:value-type="float">
            <text:p>0.73305412371134</text:p>
          </table:table-cell>
          <table:table-cell office:value-type="float" office:value="0.0290094450747862" calcext:value-type="float">
            <text:p>0.0290094450747862</text:p>
          </table:table-cell>
          <table:table-cell office:value-type="float" office:value="0.729503865979381" calcext:value-type="float">
            <text:p>0.729503865979381</text:p>
          </table:table-cell>
          <table:table-cell office:value-type="float" office:value="0.027741752747228" calcext:value-type="float">
            <text:p>0.0277417527472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S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88925262364409" calcext:value-type="float">
            <text:p>0.0488925262364409</text:p>
          </table:table-cell>
          <table:table-cell office:value-type="float" office:value="0.65" calcext:value-type="float">
            <text:p>0.65</text:p>
          </table:table-cell>
          <table:table-cell office:value-type="float" office:value="0.0474099161257831" calcext:value-type="float">
            <text:p>0.0474099161257831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47282413473051" calcext:value-type="float">
            <text:p>0.0447282413473051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618128931600462" calcext:value-type="float">
            <text:p>0.0618128931600462</text:p>
          </table:table-cell>
          <table:table-cell office:value-type="float" office:value="0.65" calcext:value-type="float">
            <text:p>0.65</text:p>
          </table:table-cell>
          <table:table-cell office:value-type="float" office:value="0.0468657904213984" calcext:value-type="float">
            <text:p>0.0468657904213984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52602867155306" calcext:value-type="float">
            <text:p>0.0452602867155306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0441897906135966" calcext:value-type="float">
            <text:p>0.0441897906135966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320838987703981" calcext:value-type="float">
            <text:p>0.0320838987703981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569162392895029" calcext:value-type="float">
            <text:p>0.0569162392895029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29336955391289" calcext:value-type="float">
            <text:p>0.0429336955391289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41123325512189" calcext:value-type="float">
            <text:p>0.0441123325512189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612571354796606" calcext:value-type="float">
            <text:p>0.0612571354796606</text:p>
          </table:table-cell>
          <table:table-cell office:value-type="float" office:value="0.664035087719298" calcext:value-type="float">
            <text:p>0.664035087719298</text:p>
          </table:table-cell>
          <table:table-cell office:value-type="float" office:value="0.0469751197855706" calcext:value-type="float">
            <text:p>0.0469751197855706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577735159542852" calcext:value-type="float">
            <text:p>0.0577735159542852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402617882527684" calcext:value-type="float">
            <text:p>0.0402617882527684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363914703315136" calcext:value-type="float">
            <text:p>0.03639147033151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S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364736049813161" calcext:value-type="float">
            <text:p>0.0364736049813161</text:p>
          </table:table-cell>
          <table:table-cell office:value-type="float" office:value="0.635964912280702" calcext:value-type="float">
            <text:p>0.635964912280702</text:p>
          </table:table-cell>
          <table:table-cell office:value-type="float" office:value="0.0455333669660743" calcext:value-type="float">
            <text:p>0.0455333669660743</text:p>
          </table:table-cell>
          <table:table-cell office:value-type="float" office:value="0.65" calcext:value-type="float">
            <text:p>0.65</text:p>
          </table:table-cell>
          <table:table-cell office:value-type="float" office:value="0.0424631476504281" calcext:value-type="float">
            <text:p>0.0424631476504281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496301426053308" calcext:value-type="float">
            <text:p>0.0496301426053308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362855954561136" calcext:value-type="float">
            <text:p>0.0362855954561136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63798363950838" calcext:value-type="float">
            <text:p>0.0463798363950838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34089907833816" calcext:value-type="float">
            <text:p>0.0434089907833816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39180897205112" calcext:value-type="float">
            <text:p>0.0439180897205112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91106222704836" calcext:value-type="float">
            <text:p>0.0491106222704836</text:p>
          </table:table-cell>
          <table:table-cell office:value-type="float" office:value="0.664912280701754" calcext:value-type="float">
            <text:p>0.664912280701754</text:p>
          </table:table-cell>
          <table:table-cell office:value-type="float" office:value="0.0538837403498921" calcext:value-type="float">
            <text:p>0.0538837403498921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508132958976104" calcext:value-type="float">
            <text:p>0.0508132958976104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62818027921641" calcext:value-type="float">
            <text:p>0.0562818027921641</text:p>
          </table:table-cell>
          <table:table-cell office:value-type="float" office:value="0.65" calcext:value-type="float">
            <text:p>0.65</text:p>
          </table:table-cell>
          <table:table-cell office:value-type="float" office:value="0.047229237434489" calcext:value-type="float">
            <text:p>0.047229237434489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29834506787116" calcext:value-type="float">
            <text:p>0.0429834506787116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391856504508794" calcext:value-type="float">
            <text:p>0.0391856504508794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18547616544487" calcext:value-type="float">
            <text:p>0.0418547616544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S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60017402844944" calcext:value-type="float">
            <text:p>0.0360017402844944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400488740778103" calcext:value-type="float">
            <text:p>0.040048874077810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80814147160104" calcext:value-type="float">
            <text:p>0.048081414716010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19669593403722" calcext:value-type="float">
            <text:p>0.0419669593403722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340489511766307" calcext:value-type="float">
            <text:p>0.0340489511766307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541054199121421" calcext:value-type="float">
            <text:p>0.0541054199121421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74729912107658" calcext:value-type="float">
            <text:p>0.0474729912107658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04735823929784" calcext:value-type="float">
            <text:p>0.0404735823929784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43828443532403" calcext:value-type="float">
            <text:p>0.0443828443532403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479032688099939" calcext:value-type="float">
            <text:p>0.0479032688099939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23320726803599" calcext:value-type="float">
            <text:p>0.0423320726803599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70115064058875" calcext:value-type="float">
            <text:p>0.0470115064058875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379441595263352" calcext:value-type="float">
            <text:p>0.0379441595263352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56833331751914" calcext:value-type="float">
            <text:p>0.0456833331751914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39180897205113" calcext:value-type="float">
            <text:p>0.0439180897205113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70024123916026" calcext:value-type="float">
            <text:p>0.04700241239160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S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333512827429447" calcext:value-type="float">
            <text:p>0.0333512827429447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490670806161474" calcext:value-type="float">
            <text:p>0.0490670806161474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17217753958759" calcext:value-type="float">
            <text:p>0.0417217753958759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07262815122342" calcext:value-type="float">
            <text:p>0.0407262815122342</text:p>
          </table:table-cell>
          <table:table-cell office:value-type="float" office:value="0.65" calcext:value-type="float">
            <text:p>0.65</text:p>
          </table:table-cell>
          <table:table-cell office:value-type="float" office:value="0.0399740861991447" calcext:value-type="float">
            <text:p>0.0399740861991447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87173464319497" calcext:value-type="float">
            <text:p>0.0487173464319497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09461139565738" calcext:value-type="float">
            <text:p>0.0409461139565738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52602867155306" calcext:value-type="float">
            <text:p>0.0452602867155306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50709915040881" calcext:value-type="float">
            <text:p>0.0450709915040881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442381330310867" calcext:value-type="float">
            <text:p>0.0442381330310867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20076842013285" calcext:value-type="float">
            <text:p>0.0420076842013285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13512737535992" calcext:value-type="float">
            <text:p>0.0413512737535992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367072627519887" calcext:value-type="float">
            <text:p>0.0367072627519887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5870101464963" calcext:value-type="float">
            <text:p>0.04587010146496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49284967070316" calcext:value-type="float">
            <text:p>0.0449284967070316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12374009598005" calcext:value-type="float">
            <text:p>0.04123740095980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S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384477908153836" calcext:value-type="float">
            <text:p>0.0384477908153836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507796335581108" calcext:value-type="float">
            <text:p>0.0507796335581108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34582017625479" calcext:value-type="float">
            <text:p>0.0434582017625479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383475937093684" calcext:value-type="float">
            <text:p>0.0383475937093684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384477908153835" calcext:value-type="float">
            <text:p>0.0384477908153835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8611935533615" calcext:value-type="float">
            <text:p>0.048611935533615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541054199121421" calcext:value-type="float">
            <text:p>0.0541054199121421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48808979049119" calcext:value-type="float">
            <text:p>0.0448808979049119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06842739904703" calcext:value-type="float">
            <text:p>0.0406842739904703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37620746991104" calcext:value-type="float">
            <text:p>0.0437620746991104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62691004557952" calcext:value-type="float">
            <text:p>0.0462691004557952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15575157998593" calcext:value-type="float">
            <text:p>0.0415575157998593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313425197564014" calcext:value-type="float">
            <text:p>0.0313425197564014</text:p>
          </table:table-cell>
          <table:table-cell office:value-type="float" office:value="0.65" calcext:value-type="float">
            <text:p>0.65</text:p>
          </table:table-cell>
          <table:table-cell office:value-type="float" office:value="0.0481258481555972" calcext:value-type="float">
            <text:p>0.0481258481555972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418547616544487" calcext:value-type="float">
            <text:p>0.0418547616544487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53452117522538" calcext:value-type="float">
            <text:p>0.045345211752253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S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0386333890121159" calcext:value-type="float">
            <text:p>0.0386333890121159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65677742687852" calcext:value-type="float">
            <text:p>0.0465677742687852</text:p>
          </table:table-cell>
          <table:table-cell office:value-type="float" office:value="0.651228070175439" calcext:value-type="float">
            <text:p>0.651228070175439</text:p>
          </table:table-cell>
          <table:table-cell office:value-type="float" office:value="0.0440905561744335" calcext:value-type="float">
            <text:p>0.0440905561744335</text:p>
          </table:table-cell>
          <table:table-cell office:value-type="float" office:value="0.647017543859649" calcext:value-type="float">
            <text:p>0.647017543859649</text:p>
          </table:table-cell>
          <table:table-cell office:value-type="float" office:value="0.0464967740654704" calcext:value-type="float">
            <text:p>0.0464967740654704</text:p>
          </table:table-cell>
          <table:table-cell office:value-type="float" office:value="0.648947368421053" calcext:value-type="float">
            <text:p>0.648947368421053</text:p>
          </table:table-cell>
          <table:table-cell office:value-type="float" office:value="0.0391244428137342" calcext:value-type="float">
            <text:p>0.0391244428137342</text:p>
          </table:table-cell>
          <table:table-cell office:value-type="float" office:value="0.655789473684211" calcext:value-type="float">
            <text:p>0.655789473684211</text:p>
          </table:table-cell>
          <table:table-cell office:value-type="float" office:value="0.0486149649976642" calcext:value-type="float">
            <text:p>0.0486149649976642</text:p>
          </table:table-cell>
          <table:table-cell office:value-type="float" office:value="0.647543859649123" calcext:value-type="float">
            <text:p>0.647543859649123</text:p>
          </table:table-cell>
          <table:table-cell office:value-type="float" office:value="0.046024661295292" calcext:value-type="float">
            <text:p>0.046024661295292</text:p>
          </table:table-cell>
          <table:table-cell office:value-type="float" office:value="0.648070175438596" calcext:value-type="float">
            <text:p>0.648070175438596</text:p>
          </table:table-cell>
          <table:table-cell office:value-type="float" office:value="0.041323351100866" calcext:value-type="float">
            <text:p>0.041323351100866</text:p>
          </table:table-cell>
          <table:table-cell office:value-type="float" office:value="0.648421052631579" calcext:value-type="float">
            <text:p>0.648421052631579</text:p>
          </table:table-cell>
          <table:table-cell office:value-type="float" office:value="0.047232994281557" calcext:value-type="float">
            <text:p>0.047232994281557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0465441824858424" calcext:value-type="float">
            <text:p>0.0465441824858424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51068971572626" calcext:value-type="float">
            <text:p>0.0451068971572626</text:p>
          </table:table-cell>
          <table:table-cell office:value-type="float" office:value="0.654210526315789" calcext:value-type="float">
            <text:p>0.654210526315789</text:p>
          </table:table-cell>
          <table:table-cell office:value-type="float" office:value="0.0494918468462341" calcext:value-type="float">
            <text:p>0.0494918468462341</text:p>
          </table:table-cell>
          <table:table-cell office:value-type="float" office:value="0.651052631578947" calcext:value-type="float">
            <text:p>0.651052631578947</text:p>
          </table:table-cell>
          <table:table-cell office:value-type="float" office:value="0.040039659850957" calcext:value-type="float">
            <text:p>0.040039659850957</text:p>
          </table:table-cell>
          <table:table-cell office:value-type="float" office:value="0.652280701754386" calcext:value-type="float">
            <text:p>0.652280701754386</text:p>
          </table:table-cell>
          <table:table-cell office:value-type="float" office:value="0.0480872498857497" calcext:value-type="float">
            <text:p>0.0480872498857497</text:p>
          </table:table-cell>
          <table:table-cell office:value-type="float" office:value="0.650175438596491" calcext:value-type="float">
            <text:p>0.650175438596491</text:p>
          </table:table-cell>
          <table:table-cell office:value-type="float" office:value="0.0420297573571279" calcext:value-type="float">
            <text:p>0.0420297573571279</text:p>
          </table:table-cell>
          <table:table-cell office:value-type="float" office:value="0.645263157894737" calcext:value-type="float">
            <text:p>0.645263157894737</text:p>
          </table:table-cell>
          <table:table-cell office:value-type="float" office:value="0.0423662514179238" calcext:value-type="float">
            <text:p>0.04236625141792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530844711949015" calcext:value-type="float">
            <text:p>0.0530844711949015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73377274030937" calcext:value-type="float">
            <text:p>0.0473377274030937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58980511587101" calcext:value-type="float">
            <text:p>0.0458980511587101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347079841537401" calcext:value-type="float">
            <text:p>0.0347079841537401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537248377911385" calcext:value-type="float">
            <text:p>0.0537248377911385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27840829496062" calcext:value-type="float">
            <text:p>0.0427840829496062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53074869439329" calcext:value-type="float">
            <text:p>0.0453074869439329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383475937093683" calcext:value-type="float">
            <text:p>0.038347593709368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67085990174035" calcext:value-type="float">
            <text:p>0.067085990174035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604916984373602" calcext:value-type="float">
            <text:p>0.0604916984373602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332871332649302" calcext:value-type="float">
            <text:p>0.0332871332649302</text:p>
          </table:table-cell>
          <table:table-cell office:value-type="float" office:value="0.635087719298246" calcext:value-type="float">
            <text:p>0.635087719298246</text:p>
          </table:table-cell>
          <table:table-cell office:value-type="float" office:value="0.0471839596583492" calcext:value-type="float">
            <text:p>0.0471839596583492</text:p>
          </table:table-cell>
          <table:table-cell office:value-type="float" office:value="0.637719298245614" calcext:value-type="float">
            <text:p>0.637719298245614</text:p>
          </table:table-cell>
          <table:table-cell office:value-type="float" office:value="0.0604987648118294" calcext:value-type="float">
            <text:p>0.0604987648118294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91106222704836" calcext:value-type="float">
            <text:p>0.0491106222704836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82677602901145" calcext:value-type="float">
            <text:p>0.0482677602901145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379640202624" calcext:value-type="float">
            <text:p>0.053796402026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605552661221237" calcext:value-type="float">
            <text:p>0.0605552661221237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505179898923128" calcext:value-type="float">
            <text:p>0.0505179898923128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50709915040881" calcext:value-type="float">
            <text:p>0.0450709915040881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663719774825" calcext:value-type="float">
            <text:p>0.04663719774825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93104186756322" calcext:value-type="float">
            <text:p>0.0493104186756322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51390500586141" calcext:value-type="float">
            <text:p>0.051390500586141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573651124821638" calcext:value-type="float">
            <text:p>0.057365112482163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84445658648564" calcext:value-type="float">
            <text:p>0.0484445658648564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532452848659182" calcext:value-type="float">
            <text:p>0.0532452848659182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45539128508579" calcext:value-type="float">
            <text:p>0.0545539128508579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44309767221764" calcext:value-type="float">
            <text:p>0.0444309767221764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62413750360746" calcext:value-type="float">
            <text:p>0.0462413750360746</text:p>
          </table:table-cell>
          <table:table-cell office:value-type="float" office:value="0.639473684210526" calcext:value-type="float">
            <text:p>0.639473684210526</text:p>
          </table:table-cell>
          <table:table-cell office:value-type="float" office:value="0.0455709047852824" calcext:value-type="float">
            <text:p>0.045570904785282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56739747129043" calcext:value-type="float">
            <text:p>0.045673974712904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45462822189781" calcext:value-type="float">
            <text:p>0.0445462822189781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55239776749206" calcext:value-type="float">
            <text:p>0.04552397767492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459445961977051" calcext:value-type="float">
            <text:p>0.0459445961977051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04735823929784" calcext:value-type="float">
            <text:p>0.040473582392978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19261949214852" calcext:value-type="float">
            <text:p>0.0419261949214852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39403229305083" calcext:value-type="float">
            <text:p>0.039403229305083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06842739904703" calcext:value-type="float">
            <text:p>0.040684273990470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29834506787116" calcext:value-type="float">
            <text:p>0.0429834506787116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6195129024869" calcext:value-type="float">
            <text:p>0.046195129024869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79032688099939" calcext:value-type="float">
            <text:p>0.0479032688099939</text:p>
          </table:table-cell>
          <table:table-cell office:value-type="float" office:value="0.65" calcext:value-type="float">
            <text:p>0.65</text:p>
          </table:table-cell>
          <table:table-cell office:value-type="float" office:value="0.0448141746471747" calcext:value-type="float">
            <text:p>0.0448141746471747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09896585820015" calcext:value-type="float">
            <text:p>0.0509896585820015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1195914630425" calcext:value-type="float">
            <text:p>0.041195914630425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87173464319497" calcext:value-type="float">
            <text:p>0.0487173464319497</text:p>
          </table:table-cell>
          <table:table-cell office:value-type="float" office:value="0.639473684210526" calcext:value-type="float">
            <text:p>0.639473684210526</text:p>
          </table:table-cell>
          <table:table-cell office:value-type="float" office:value="0.03888998811268" calcext:value-type="float">
            <text:p>0.03888998811268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24770310517196" calcext:value-type="float">
            <text:p>0.0524770310517196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60468296725837" calcext:value-type="float">
            <text:p>0.0460468296725837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03484659582531" calcext:value-type="float">
            <text:p>0.05034846595825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369972598547055" calcext:value-type="float">
            <text:p>0.0369972598547055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2973504259354" calcext:value-type="float">
            <text:p>0.04297350425935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91856504508794" calcext:value-type="float">
            <text:p>0.039185650450879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91856504508794" calcext:value-type="float">
            <text:p>0.039185650450879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64166896677998" calcext:value-type="float">
            <text:p>0.0464166896677998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3369581795881" calcext:value-type="float">
            <text:p>0.043369581795881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1977144259668" calcext:value-type="float">
            <text:p>0.04197714425966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15234215985558" calcext:value-type="float">
            <text:p>0.0515234215985558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17627393482038" calcext:value-type="float">
            <text:p>0.0417627393482038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90670806161474" calcext:value-type="float">
            <text:p>0.0490670806161474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04735823929784" calcext:value-type="float">
            <text:p>0.0404735823929784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61303067210769" calcext:value-type="float">
            <text:p>0.0461303067210769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455709047852825" calcext:value-type="float">
            <text:p>0.0455709047852825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21501700014702" calcext:value-type="float">
            <text:p>0.0521501700014702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432115864372191" calcext:value-type="float">
            <text:p>0.043211586437219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56739747129044" calcext:value-type="float">
            <text:p>0.04567397471290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20076842013285" calcext:value-type="float">
            <text:p>0.0420076842013285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33794373991888" calcext:value-type="float">
            <text:p>0.0433794373991888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19261949214851" calcext:value-type="float">
            <text:p>0.0419261949214851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57634733366564" calcext:value-type="float">
            <text:p>0.0357634733366564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38011305522198" calcext:value-type="float">
            <text:p>0.0438011305522198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43828443532404" calcext:value-type="float">
            <text:p>0.0443828443532404</text:p>
          </table:table-cell>
          <table:table-cell office:value-type="float" office:value="0.65" calcext:value-type="float">
            <text:p>0.65</text:p>
          </table:table-cell>
          <table:table-cell office:value-type="float" office:value="0.039544013587846" calcext:value-type="float">
            <text:p>0.039544013587846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58234807582683" calcext:value-type="float">
            <text:p>0.045823480758268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24127821391081" calcext:value-type="float">
            <text:p>0.042412782139108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03042361172228" calcext:value-type="float">
            <text:p>0.0403042361172228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469751197855706" calcext:value-type="float">
            <text:p>0.0469751197855706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07367766242529" calcext:value-type="float">
            <text:p>0.0407367766242529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82589030076672" calcext:value-type="float">
            <text:p>0.0482589030076672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56365216728109" calcext:value-type="float">
            <text:p>0.0456365216728109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396196133004779" calcext:value-type="float">
            <text:p>0.0396196133004779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381688160750426" calcext:value-type="float">
            <text:p>0.038168816075042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2105263157895" calcext:value-type="float">
            <text:p>0.652105263157895</text:p>
          </table:table-cell>
          <table:table-cell office:value-type="float" office:value="0.0477178555141529" calcext:value-type="float">
            <text:p>0.0477178555141529</text:p>
          </table:table-cell>
          <table:table-cell office:value-type="float" office:value="0.650350877192982" calcext:value-type="float">
            <text:p>0.650350877192982</text:p>
          </table:table-cell>
          <table:table-cell office:value-type="float" office:value="0.0449364482693856" calcext:value-type="float">
            <text:p>0.0449364482693856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28014165913296" calcext:value-type="float">
            <text:p>0.0428014165913296</text:p>
          </table:table-cell>
          <table:table-cell office:value-type="float" office:value="0.641578947368421" calcext:value-type="float">
            <text:p>0.641578947368421</text:p>
          </table:table-cell>
          <table:table-cell office:value-type="float" office:value="0.0391395069989218" calcext:value-type="float">
            <text:p>0.0391395069989218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67874701354521" calcext:value-type="float">
            <text:p>0.0467874701354521</text:p>
          </table:table-cell>
          <table:table-cell office:value-type="float" office:value="0.647543859649123" calcext:value-type="float">
            <text:p>0.647543859649123</text:p>
          </table:table-cell>
          <table:table-cell office:value-type="float" office:value="0.044982092072716" calcext:value-type="float">
            <text:p>0.044982092072716</text:p>
          </table:table-cell>
          <table:table-cell office:value-type="float" office:value="0.654035087719298" calcext:value-type="float">
            <text:p>0.654035087719298</text:p>
          </table:table-cell>
          <table:table-cell office:value-type="float" office:value="0.0460777772596959" calcext:value-type="float">
            <text:p>0.0460777772596959</text:p>
          </table:table-cell>
          <table:table-cell office:value-type="float" office:value="0.650526315789474" calcext:value-type="float">
            <text:p>0.650526315789474</text:p>
          </table:table-cell>
          <table:table-cell office:value-type="float" office:value="0.0464084661482085" calcext:value-type="float">
            <text:p>0.0464084661482085</text:p>
          </table:table-cell>
          <table:table-cell office:value-type="float" office:value="0.650350877192982" calcext:value-type="float">
            <text:p>0.650350877192982</text:p>
          </table:table-cell>
          <table:table-cell office:value-type="float" office:value="0.049864194234888" calcext:value-type="float">
            <text:p>0.049864194234888</text:p>
          </table:table-cell>
          <table:table-cell office:value-type="float" office:value="0.652280701754386" calcext:value-type="float">
            <text:p>0.652280701754386</text:p>
          </table:table-cell>
          <table:table-cell office:value-type="float" office:value="0.051081317320718" calcext:value-type="float">
            <text:p>0.051081317320718</text:p>
          </table:table-cell>
          <table:table-cell office:value-type="float" office:value="0.645087719298246" calcext:value-type="float">
            <text:p>0.645087719298246</text:p>
          </table:table-cell>
          <table:table-cell office:value-type="float" office:value="0.0412725453592161" calcext:value-type="float">
            <text:p>0.0412725453592161</text:p>
          </table:table-cell>
          <table:table-cell office:value-type="float" office:value="0.644035087719298" calcext:value-type="float">
            <text:p>0.644035087719298</text:p>
          </table:table-cell>
          <table:table-cell office:value-type="float" office:value="0.0458019528943407" calcext:value-type="float">
            <text:p>0.0458019528943407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77578931005483" calcext:value-type="float">
            <text:p>0.047757893100548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90096639418777" calcext:value-type="float">
            <text:p>0.0490096639418777</text:p>
          </table:table-cell>
          <table:table-cell office:value-type="float" office:value="0.656842105263158" calcext:value-type="float">
            <text:p>0.656842105263158</text:p>
          </table:table-cell>
          <table:table-cell office:value-type="float" office:value="0.0443384143838747" calcext:value-type="float">
            <text:p>0.0443384143838747</text:p>
          </table:table-cell>
          <table:table-cell office:value-type="float" office:value="0.651228070175439" calcext:value-type="float">
            <text:p>0.651228070175439</text:p>
          </table:table-cell>
          <table:table-cell office:value-type="float" office:value="0.0467023272894721" calcext:value-type="float">
            <text:p>0.04670232728947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redit-g</text:p>
          </table:table-cell>
          <table:table-cell office:value-type="float" office:value="0.741" calcext:value-type="float">
            <text:p>0.741</text:p>
          </table:table-cell>
          <table:table-cell office:value-type="float" office:value="0.0321282153600573" calcext:value-type="float">
            <text:p>0.0321282153600573</text:p>
          </table:table-cell>
          <table:table-cell office:value-type="float" office:value="0.739" calcext:value-type="float">
            <text:p>0.739</text:p>
          </table:table-cell>
          <table:table-cell office:value-type="float" office:value="0.0366515120197425" calcext:value-type="float">
            <text:p>0.0366515120197425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97352348538282" calcext:value-type="float">
            <text:p>0.0397352348538282</text:p>
          </table:table-cell>
          <table:table-cell office:value-type="float" office:value="0.744" calcext:value-type="float">
            <text:p>0.744</text:p>
          </table:table-cell>
          <table:table-cell office:value-type="float" office:value="0.0516827931821714" calcext:value-type="float">
            <text:p>0.0516827931821714</text:p>
          </table:table-cell>
          <table:table-cell office:value-type="float" office:value="0.756" calcext:value-type="float">
            <text:p>0.756</text:p>
          </table:table-cell>
          <table:table-cell office:value-type="float" office:value="0.0440201973845844" calcext:value-type="float">
            <text:p>0.0440201973845844</text:p>
          </table:table-cell>
          <table:table-cell office:value-type="float" office:value="0.731" calcext:value-type="float">
            <text:p>0.731</text:p>
          </table:table-cell>
          <table:table-cell office:value-type="float" office:value="0.0490917508345343" calcext:value-type="float">
            <text:p>0.0490917508345343</text:p>
          </table:table-cell>
          <table:table-cell office:value-type="float" office:value="0.743" calcext:value-type="float">
            <text:p>0.743</text:p>
          </table:table-cell>
          <table:table-cell office:value-type="float" office:value="0.0411096095821889" calcext:value-type="float">
            <text:p>0.0411096095821889</text:p>
          </table:table-cell>
          <table:table-cell office:value-type="float" office:value="0.751" calcext:value-type="float">
            <text:p>0.751</text:p>
          </table:table-cell>
          <table:table-cell office:value-type="float" office:value="0.0406748625620842" calcext:value-type="float">
            <text:p>0.0406748625620842</text:p>
          </table:table-cell>
          <table:table-cell office:value-type="float" office:value="0.75" calcext:value-type="float">
            <text:p>0.75</text:p>
          </table:table-cell>
          <table:table-cell office:value-type="float" office:value="0.0309120616516523" calcext:value-type="float">
            <text:p>0.0309120616516523</text:p>
          </table:table-cell>
          <table:table-cell office:value-type="float" office:value="0.729" calcext:value-type="float">
            <text:p>0.729</text:p>
          </table:table-cell>
          <table:table-cell office:value-type="float" office:value="0.0369534241384415" calcext:value-type="float">
            <text:p>0.0369534241384415</text:p>
          </table:table-cell>
          <table:table-cell office:value-type="float" office:value="0.732" calcext:value-type="float">
            <text:p>0.732</text:p>
          </table:table-cell>
          <table:table-cell office:value-type="float" office:value="0.0325917508308808" calcext:value-type="float">
            <text:p>0.0325917508308808</text:p>
          </table:table-cell>
          <table:table-cell office:value-type="float" office:value="0.752" calcext:value-type="float">
            <text:p>0.752</text:p>
          </table:table-cell>
          <table:table-cell office:value-type="float" office:value="0.0507280330126581" calcext:value-type="float">
            <text:p>0.0507280330126581</text:p>
          </table:table-cell>
          <table:table-cell office:value-type="float" office:value="0.752" calcext:value-type="float">
            <text:p>0.752</text:p>
          </table:table-cell>
          <table:table-cell office:value-type="float" office:value="0.0463800723491362" calcext:value-type="float">
            <text:p>0.0463800723491362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20185144377518" calcext:value-type="float">
            <text:p>0.0420185144377518</text:p>
          </table:table-cell>
          <table:table-cell office:value-type="float" office:value="0.748" calcext:value-type="float">
            <text:p>0.748</text:p>
          </table:table-cell>
          <table:table-cell office:value-type="float" office:value="0.0335989417822777" calcext:value-type="float">
            <text:p>0.0335989417822777</text:p>
          </table:table-cell>
          <table:table-cell office:value-type="float" office:value="0.727" calcext:value-type="float">
            <text:p>0.727</text:p>
          </table:table-cell>
          <table:table-cell office:value-type="float" office:value="0.038020462326957" calcext:value-type="float">
            <text:p>0.0380204623269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redit-g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30632609592497" calcext:value-type="float">
            <text:p>0.0430632609592497</text:p>
          </table:table-cell>
          <table:table-cell office:value-type="float" office:value="0.755" calcext:value-type="float">
            <text:p>0.755</text:p>
          </table:table-cell>
          <table:table-cell office:value-type="float" office:value="0.040345728123034" calcext:value-type="float">
            <text:p>0.040345728123034</text:p>
          </table:table-cell>
          <table:table-cell office:value-type="float" office:value="0.764" calcext:value-type="float">
            <text:p>0.764</text:p>
          </table:table-cell>
          <table:table-cell office:value-type="float" office:value="0.0483505716385833" calcext:value-type="float">
            <text:p>0.0483505716385833</text:p>
          </table:table-cell>
          <table:table-cell office:value-type="float" office:value="0.742" calcext:value-type="float">
            <text:p>0.742</text:p>
          </table:table-cell>
          <table:table-cell office:value-type="float" office:value="0.038528488738133" calcext:value-type="float">
            <text:p>0.038528488738133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43996124009171" calcext:value-type="float">
            <text:p>0.0343996124009171</text:p>
          </table:table-cell>
          <table:table-cell office:value-type="float" office:value="0.742" calcext:value-type="float">
            <text:p>0.742</text:p>
          </table:table-cell>
          <table:table-cell office:value-type="float" office:value="0.0325917508308808" calcext:value-type="float">
            <text:p>0.0325917508308808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77144282860715" calcext:value-type="float">
            <text:p>0.0477144282860715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34829973435938" calcext:value-type="float">
            <text:p>0.0334829973435938</text:p>
          </table:table-cell>
          <table:table-cell office:value-type="float" office:value="0.758" calcext:value-type="float">
            <text:p>0.758</text:p>
          </table:table-cell>
          <table:table-cell office:value-type="float" office:value="0.0456557164487038" calcext:value-type="float">
            <text:p>0.0456557164487038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53396220818628" calcext:value-type="float">
            <text:p>0.0353396220818628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64539283053128" calcext:value-type="float">
            <text:p>0.0364539283053128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89301368550838" calcext:value-type="float">
            <text:p>0.0389301368550838</text:p>
          </table:table-cell>
          <table:table-cell office:value-type="float" office:value="0.75" calcext:value-type="float">
            <text:p>0.75</text:p>
          </table:table-cell>
          <table:table-cell office:value-type="float" office:value="0.0397212509593766" calcext:value-type="float">
            <text:p>0.0397212509593766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19523539268061" calcext:value-type="float">
            <text:p>0.0419523539268061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71782493162631" calcext:value-type="float">
            <text:p>0.0371782493162631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4289321768617" calcext:value-type="float">
            <text:p>0.03142893217686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redit-g</text:p>
          </table:table-cell>
          <table:table-cell office:value-type="float" office:value="0.747" calcext:value-type="float">
            <text:p>0.747</text:p>
          </table:table-cell>
          <table:table-cell office:value-type="float" office:value="0.0510010893129853" calcext:value-type="float">
            <text:p>0.0510010893129853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6040101122068" calcext:value-type="float">
            <text:p>0.036040101122068</text:p>
          </table:table-cell>
          <table:table-cell office:value-type="float" office:value="0.764" calcext:value-type="float">
            <text:p>0.764</text:p>
          </table:table-cell>
          <table:table-cell office:value-type="float" office:value="0.040879225911349" calcext:value-type="float">
            <text:p>0.040879225911349</text:p>
          </table:table-cell>
          <table:table-cell office:value-type="float" office:value="0.75" calcext:value-type="float">
            <text:p>0.75</text:p>
          </table:table-cell>
          <table:table-cell office:value-type="float" office:value="0.0424264068711928" calcext:value-type="float">
            <text:p>0.0424264068711928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40587727318528" calcext:value-type="float">
            <text:p>0.0340587727318528</text:p>
          </table:table-cell>
          <table:table-cell office:value-type="float" office:value="0.747" calcext:value-type="float">
            <text:p>0.747</text:p>
          </table:table-cell>
          <table:table-cell office:value-type="float" office:value="0.0408384350554447" calcext:value-type="float">
            <text:p>0.0408384350554447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86005181312375" calcext:value-type="float">
            <text:p>0.038600518131237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31494930412048" calcext:value-type="float">
            <text:p>0.0331494930412048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43996124009171" calcext:value-type="float">
            <text:p>0.0343996124009171</text:p>
          </table:table-cell>
          <table:table-cell office:value-type="float" office:value="0.752" calcext:value-type="float">
            <text:p>0.752</text:p>
          </table:table-cell>
          <table:table-cell office:value-type="float" office:value="0.0285968141193696" calcext:value-type="float">
            <text:p>0.0285968141193696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38132124077753" calcext:value-type="float">
            <text:p>0.0338132124077753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59165699921359" calcext:value-type="float">
            <text:p>0.0359165699921359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17104959840674" calcext:value-type="float">
            <text:p>0.0317104959840674</text:p>
          </table:table-cell>
          <table:table-cell office:value-type="float" office:value="0.748" calcext:value-type="float">
            <text:p>0.748</text:p>
          </table:table-cell>
          <table:table-cell office:value-type="float" office:value="0.0370585122924994" calcext:value-type="float">
            <text:p>0.0370585122924994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43996124009171" calcext:value-type="float">
            <text:p>0.0343996124009171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25917508308808" calcext:value-type="float">
            <text:p>0.03259175083088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redit-g</text:p>
          </table:table-cell>
          <table:table-cell office:value-type="float" office:value="0.747" calcext:value-type="float">
            <text:p>0.747</text:p>
          </table:table-cell>
          <table:table-cell office:value-type="float" office:value="0.0492273636642602" calcext:value-type="float">
            <text:p>0.0492273636642602</text:p>
          </table:table-cell>
          <table:table-cell office:value-type="float" office:value="0.76" calcext:value-type="float">
            <text:p>0.76</text:p>
          </table:table-cell>
          <table:table-cell office:value-type="float" office:value="0.0329983164553722" calcext:value-type="float">
            <text:p>0.0329983164553722</text:p>
          </table:table-cell>
          <table:table-cell office:value-type="float" office:value="0.76" calcext:value-type="float">
            <text:p>0.76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0429469957557504" calcext:value-type="float">
            <text:p>0.0429469957557504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74907395973399" calcext:value-type="float">
            <text:p>0.0374907395973399</text:p>
          </table:table-cell>
          <table:table-cell office:value-type="float" office:value="0.75" calcext:value-type="float">
            <text:p>0.75</text:p>
          </table:table-cell>
          <table:table-cell office:value-type="float" office:value="0.04371625682868" calcext:value-type="float">
            <text:p>0.04371625682868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70585122924994" calcext:value-type="float">
            <text:p>0.0370585122924994</text:p>
          </table:table-cell>
          <table:table-cell office:value-type="float" office:value="0.754" calcext:value-type="float">
            <text:p>0.754</text:p>
          </table:table-cell>
          <table:table-cell office:value-type="float" office:value="0.0283627298482435" calcext:value-type="float">
            <text:p>0.0283627298482435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43834585552736" calcext:value-type="float">
            <text:p>0.0343834585552736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16929715306792" calcext:value-type="float">
            <text:p>0.0316929715306792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33999334663342" calcext:value-type="float">
            <text:p>0.0333999334663342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97771570404701" calcext:value-type="float">
            <text:p>0.0397771570404701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23865541373096" calcext:value-type="float">
            <text:p>0.032386554137309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76533899905145" calcext:value-type="float">
            <text:p>0.0376533899905145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02765035409749" calcext:value-type="float">
            <text:p>0.0302765035409749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43834585552737" calcext:value-type="float">
            <text:p>0.03438345855527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redit-g</text:p>
          </table:table-cell>
          <table:table-cell office:value-type="float" office:value="0.751" calcext:value-type="float">
            <text:p>0.751</text:p>
          </table:table-cell>
          <table:table-cell office:value-type="float" office:value="0.0490917508345342" calcext:value-type="float">
            <text:p>0.0490917508345342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26768691550732" calcext:value-type="float">
            <text:p>0.0326768691550732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47211110933327" calcext:value-type="float">
            <text:p>0.0347211110933327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01248052954777" calcext:value-type="float">
            <text:p>0.0401248052954777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40587727318528" calcext:value-type="float">
            <text:p>0.0340587727318528</text:p>
          </table:table-cell>
          <table:table-cell office:value-type="float" office:value="0.751" calcext:value-type="float">
            <text:p>0.751</text:p>
          </table:table-cell>
          <table:table-cell office:value-type="float" office:value="0.0401248052954777" calcext:value-type="float">
            <text:p>0.0401248052954777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9510898637099" calcext:value-type="float">
            <text:p>0.039510898637099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02765035409749" calcext:value-type="float">
            <text:p>0.0302765035409749</text:p>
          </table:table-cell>
          <table:table-cell office:value-type="float" office:value="0.769" calcext:value-type="float">
            <text:p>0.769</text:p>
          </table:table-cell>
          <table:table-cell office:value-type="float" office:value="0.0366515120197425" calcext:value-type="float">
            <text:p>0.036651512019742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21282153600573" calcext:value-type="float">
            <text:p>0.0321282153600573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0641293851417" calcext:value-type="float">
            <text:p>0.03064129385141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69534241384415" calcext:value-type="float">
            <text:p>0.0369534241384415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10733898304571" calcext:value-type="float">
            <text:p>0.0310733898304571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48966728754731" calcext:value-type="float">
            <text:p>0.0348966728754731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19895816373602" calcext:value-type="float">
            <text:p>0.0319895816373602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26768691550732" calcext:value-type="float">
            <text:p>0.032676869155073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redit-g</text:p>
          </table:table-cell>
          <table:table-cell office:value-type="float" office:value="0.747" calcext:value-type="float">
            <text:p>0.747</text:p>
          </table:table-cell>
          <table:table-cell office:value-type="float" office:value="0.0449023360262173" calcext:value-type="float">
            <text:p>0.0449023360262173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035742505375058" calcext:value-type="float">
            <text:p>0.035742505375058</text:p>
          </table:table-cell>
          <table:table-cell office:value-type="float" office:value="0.7592" calcext:value-type="float">
            <text:p>0.7592</text:p>
          </table:table-cell>
          <table:table-cell office:value-type="float" office:value="0.0394038953660853" calcext:value-type="float">
            <text:p>0.0394038953660853</text:p>
          </table:table-cell>
          <table:table-cell office:value-type="float" office:value="0.747" calcext:value-type="float">
            <text:p>0.747</text:p>
          </table:table-cell>
          <table:table-cell office:value-type="float" office:value="0.0431418979685451" calcext:value-type="float">
            <text:p>0.0431418979685451</text:p>
          </table:table-cell>
          <table:table-cell office:value-type="float" office:value="0.7552" calcext:value-type="float">
            <text:p>0.7552</text:p>
          </table:table-cell>
          <table:table-cell office:value-type="float" office:value="0.0368056189693094" calcext:value-type="float">
            <text:p>0.0368056189693094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0412725997690035" calcext:value-type="float">
            <text:p>0.0412725997690035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0407987933858193" calcext:value-type="float">
            <text:p>0.040798793385819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31893172672202" calcext:value-type="float">
            <text:p>0.0331893172672202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0364004722152579" calcext:value-type="float">
            <text:p>0.0364004722152579</text:p>
          </table:table-cell>
          <table:table-cell office:value-type="float" office:value="0.7484" calcext:value-type="float">
            <text:p>0.7484</text:p>
          </table:table-cell>
          <table:table-cell office:value-type="float" office:value="0.0329422094460821" calcext:value-type="float">
            <text:p>0.0329422094460821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033380023772344" calcext:value-type="float">
            <text:p>0.033380023772344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0404610642077579" calcext:value-type="float">
            <text:p>0.0404610642077579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0362543526520694" calcext:value-type="float">
            <text:p>0.0362543526520694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038715888704609" calcext:value-type="float">
            <text:p>0.038715888704609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0334885777355586" calcext:value-type="float">
            <text:p>0.0334885777355586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0338202946090093" calcext:value-type="float">
            <text:p>0.03382029460900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50238014308365" calcext:value-type="float">
            <text:p>0.035023801430836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87154864219589" calcext:value-type="float">
            <text:p>0.0387154864219589</text:p>
          </table:table-cell>
          <table:table-cell office:value-type="float" office:value="0.729" calcext:value-type="float">
            <text:p>0.729</text:p>
          </table:table-cell>
          <table:table-cell office:value-type="float" office:value="0.0425440947723652" calcext:value-type="float">
            <text:p>0.0425440947723652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67142614436129" calcext:value-type="float">
            <text:p>0.0467142614436129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22490309931942" calcext:value-type="float">
            <text:p>0.0322490309931942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80642731296538" calcext:value-type="float">
            <text:p>0.0380642731296538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09300285590988" calcext:value-type="float">
            <text:p>0.0309300285590988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23350515007407" calcext:value-type="float">
            <text:p>0.0323350515007407</text:p>
          </table:table-cell>
          <table:table-cell office:value-type="float" office:value="0.731" calcext:value-type="float">
            <text:p>0.731</text:p>
          </table:table-cell>
          <table:table-cell office:value-type="float" office:value="0.0433205109234259" calcext:value-type="float">
            <text:p>0.0433205109234259</text:p>
          </table:table-cell>
          <table:table-cell office:value-type="float" office:value="0.75" calcext:value-type="float">
            <text:p>0.75</text:p>
          </table:table-cell>
          <table:table-cell office:value-type="float" office:value="0.0362092683040007" calcext:value-type="float">
            <text:p>0.0362092683040007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26768691550732" calcext:value-type="float">
            <text:p>0.0326768691550732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14192655120242" calcext:value-type="float">
            <text:p>0.0414192655120242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69515116310907" calcext:value-type="float">
            <text:p>0.0469515116310907</text:p>
          </table:table-cell>
          <table:table-cell office:value-type="float" office:value="0.741" calcext:value-type="float">
            <text:p>0.741</text:p>
          </table:table-cell>
          <table:table-cell office:value-type="float" office:value="0.0392852813828962" calcext:value-type="float">
            <text:p>0.0392852813828962</text:p>
          </table:table-cell>
          <table:table-cell office:value-type="float" office:value="0.73" calcext:value-type="float">
            <text:p>0.73</text:p>
          </table:table-cell>
          <table:table-cell office:value-type="float" office:value="0.0309120616516523" calcext:value-type="float">
            <text:p>0.0309120616516523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59165699921359" calcext:value-type="float">
            <text:p>0.03591656999213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5298221281347" calcext:value-type="float">
            <text:p>0.025298221281347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71522357193519" calcext:value-type="float">
            <text:p>0.0471522357193519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56526452189892" calcext:value-type="float">
            <text:p>0.0356526452189892</text:p>
          </table:table-cell>
          <table:table-cell office:value-type="float" office:value="0.76" calcext:value-type="float">
            <text:p>0.76</text:p>
          </table:table-cell>
          <table:table-cell office:value-type="float" office:value="0.0447213595499958" calcext:value-type="float">
            <text:p>0.0447213595499958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41292814278051" calcext:value-type="float">
            <text:p>0.0241292814278051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80788655293195" calcext:value-type="float">
            <text:p>0.0380788655293195</text:p>
          </table:table-cell>
          <table:table-cell office:value-type="float" office:value="0.748" calcext:value-type="float">
            <text:p>0.748</text:p>
          </table:table-cell>
          <table:table-cell office:value-type="float" office:value="0.0239443799947573" calcext:value-type="float">
            <text:p>0.0239443799947573</text:p>
          </table:table-cell>
          <table:table-cell office:value-type="float" office:value="0.756" calcext:value-type="float">
            <text:p>0.756</text:p>
          </table:table-cell>
          <table:table-cell office:value-type="float" office:value="0.050155314330144" calcext:value-type="float">
            <text:p>0.050155314330144</text:p>
          </table:table-cell>
          <table:table-cell office:value-type="float" office:value="0.76" calcext:value-type="float">
            <text:p>0.76</text:p>
          </table:table-cell>
          <table:table-cell office:value-type="float" office:value="0.0316227766016838" calcext:value-type="float">
            <text:p>0.0316227766016838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62705880232945" calcext:value-type="float">
            <text:p>0.0362705880232945</text:p>
          </table:table-cell>
          <table:table-cell office:value-type="float" office:value="0.749" calcext:value-type="float">
            <text:p>0.749</text:p>
          </table:table-cell>
          <table:table-cell office:value-type="float" office:value="0.0310733898304571" calcext:value-type="float">
            <text:p>0.0310733898304571</text:p>
          </table:table-cell>
          <table:table-cell office:value-type="float" office:value="0.746" calcext:value-type="float">
            <text:p>0.746</text:p>
          </table:table-cell>
          <table:table-cell office:value-type="float" office:value="0.044522154285504" calcext:value-type="float">
            <text:p>0.044522154285504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50801754901444" calcext:value-type="float">
            <text:p>0.0450801754901444</text:p>
          </table:table-cell>
          <table:table-cell office:value-type="float" office:value="0.755" calcext:value-type="float">
            <text:p>0.755</text:p>
          </table:table-cell>
          <table:table-cell office:value-type="float" office:value="0.0275882422620781" calcext:value-type="float">
            <text:p>0.0275882422620781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27395211328656" calcext:value-type="float">
            <text:p>0.04273952113286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61618891604648" calcext:value-type="float">
            <text:p>0.0261618891604648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80642731296538" calcext:value-type="float">
            <text:p>0.0380642731296538</text:p>
          </table:table-cell>
          <table:table-cell office:value-type="float" office:value="0.758" calcext:value-type="float">
            <text:p>0.758</text:p>
          </table:table-cell>
          <table:table-cell office:value-type="float" office:value="0.0454116969758037" calcext:value-type="float">
            <text:p>0.0454116969758037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21282153600573" calcext:value-type="float">
            <text:p>0.0321282153600573</text:p>
          </table:table-cell>
          <table:table-cell office:value-type="float" office:value="0.76" calcext:value-type="float">
            <text:p>0.76</text:p>
          </table:table-cell>
          <table:table-cell office:value-type="float" office:value="0.0323178657161088" calcext:value-type="float">
            <text:p>0.0323178657161088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19895816373602" calcext:value-type="float">
            <text:p>0.0319895816373602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06748625620842" calcext:value-type="float">
            <text:p>0.0406748625620842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4253953543107" calcext:value-type="float">
            <text:p>0.03425395354310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70585122924994" calcext:value-type="float">
            <text:p>0.0370585122924994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83550663030467" calcext:value-type="float">
            <text:p>0.038355066303046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4253953543107" calcext:value-type="float">
            <text:p>0.034253953543107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33499958354153" calcext:value-type="float">
            <text:p>0.033349995835415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86005181312375" calcext:value-type="float">
            <text:p>0.0386005181312375</text:p>
          </table:table-cell>
          <table:table-cell office:value-type="float" office:value="0.76" calcext:value-type="float">
            <text:p>0.76</text:p>
          </table:table-cell>
          <table:table-cell office:value-type="float" office:value="0.032659863237109" calcext:value-type="float">
            <text:p>0.032659863237109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43834585552736" calcext:value-type="float">
            <text:p>0.03438345855527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64365067451978" calcext:value-type="float">
            <text:p>0.0264365067451978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21282153600573" calcext:value-type="float">
            <text:p>0.0321282153600573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46570499481867" calcext:value-type="float">
            <text:p>0.034657049948186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4289321768617" calcext:value-type="float">
            <text:p>0.0314289321768617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82390143991999" calcext:value-type="float">
            <text:p>0.0382390143991999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43349514181816" calcext:value-type="float">
            <text:p>0.0343349514181816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97352348538282" calcext:value-type="float">
            <text:p>0.0397352348538282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5213633723318" calcext:value-type="float">
            <text:p>0.035213633723318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59629438913631" calcext:value-type="float">
            <text:p>0.0359629438913631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72528895225293" calcext:value-type="float">
            <text:p>0.0372528895225293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71333931776896" calcext:value-type="float">
            <text:p>0.037133393177689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29309040939426" calcext:value-type="float">
            <text:p>0.032930904093942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61478445646025" calcext:value-type="float">
            <text:p>0.0361478445646025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0733898304571" calcext:value-type="float">
            <text:p>0.0310733898304571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4253953543107" calcext:value-type="float">
            <text:p>0.0342539535431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92308816911916" calcext:value-type="float">
            <text:p>0.0292308816911916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39280283999985" calcext:value-type="float">
            <text:p>0.03392802839999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78447119452932" calcext:value-type="float">
            <text:p>0.0378447119452932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74064063881259" calcext:value-type="float">
            <text:p>0.0274064063881259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77270901784557" calcext:value-type="float">
            <text:p>0.037727090178455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57304725222976" calcext:value-type="float">
            <text:p>0.0357304725222976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39280283999986" calcext:value-type="float">
            <text:p>0.0339280283999986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41402336775183" calcext:value-type="float">
            <text:p>0.0341402336775183</text:p>
          </table:table-cell>
          <table:table-cell office:value-type="float" office:value="0.76" calcext:value-type="float">
            <text:p>0.76</text:p>
          </table:table-cell>
          <table:table-cell office:value-type="float" office:value="0.034960294939005" calcext:value-type="float">
            <text:p>0.034960294939005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05654478042034" calcext:value-type="float">
            <text:p>0.0405654478042034</text:p>
          </table:table-cell>
          <table:table-cell office:value-type="float" office:value="0.76" calcext:value-type="float">
            <text:p>0.76</text:p>
          </table:table-cell>
          <table:table-cell office:value-type="float" office:value="0.0309120616516523" calcext:value-type="float">
            <text:p>0.0309120616516523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85968141193696" calcext:value-type="float">
            <text:p>0.0285968141193696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73571352696584" calcext:value-type="float">
            <text:p>0.0373571352696584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89301368550838" calcext:value-type="float">
            <text:p>0.0389301368550838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63470921960906" calcext:value-type="float">
            <text:p>0.0363470921960906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33999334663342" calcext:value-type="float">
            <text:p>0.033399933466334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0284302600618075" calcext:value-type="float">
            <text:p>0.0284302600618075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0379976478062041" calcext:value-type="float">
            <text:p>0.0379976478062041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92220397721276" calcext:value-type="float">
            <text:p>0.0392220397721276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0364798349837307" calcext:value-type="float">
            <text:p>0.0364798349837307</text:p>
          </table:table-cell>
          <table:table-cell office:value-type="float" office:value="0.7586" calcext:value-type="float">
            <text:p>0.7586</text:p>
          </table:table-cell>
          <table:table-cell office:value-type="float" office:value="0.0329324565429527" calcext:value-type="float">
            <text:p>0.0329324565429527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0349520589717741" calcext:value-type="float">
            <text:p>0.0349520589717741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0366694039808659" calcext:value-type="float">
            <text:p>0.0366694039808659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0320548630095424" calcext:value-type="float">
            <text:p>0.0320548630095424</text:p>
          </table:table-cell>
          <table:table-cell office:value-type="float" office:value="0.7542" calcext:value-type="float">
            <text:p>0.7542</text:p>
          </table:table-cell>
          <table:table-cell office:value-type="float" office:value="0.039730603525409" calcext:value-type="float">
            <text:p>0.039730603525409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0365417789049833" calcext:value-type="float">
            <text:p>0.0365417789049833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0350695956621513" calcext:value-type="float">
            <text:p>0.0350695956621513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0336548654197801" calcext:value-type="float">
            <text:p>0.0336548654197801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0396657283172542" calcext:value-type="float">
            <text:p>0.0396657283172542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0393074256021479" calcext:value-type="float">
            <text:p>0.0393074256021479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0317161298354774" calcext:value-type="float">
            <text:p>0.0317161298354774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0361386873379433" calcext:value-type="float">
            <text:p>0.0361386873379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0.768215994531784" calcext:value-type="float">
            <text:p>0.768215994531784</text:p>
          </table:table-cell>
          <table:table-cell office:value-type="float" office:value="0.0416026156215897" calcext:value-type="float">
            <text:p>0.0416026156215897</text:p>
          </table:table-cell>
          <table:table-cell office:value-type="float" office:value="0.714781271360219" calcext:value-type="float">
            <text:p>0.714781271360219</text:p>
          </table:table-cell>
          <table:table-cell office:value-type="float" office:value="0.0675769783023002" calcext:value-type="float">
            <text:p>0.0675769783023002</text:p>
          </table:table-cell>
          <table:table-cell office:value-type="float" office:value="0.753879015721121" calcext:value-type="float">
            <text:p>0.753879015721121</text:p>
          </table:table-cell>
          <table:table-cell office:value-type="float" office:value="0.049489802133105" calcext:value-type="float">
            <text:p>0.049489802133105</text:p>
          </table:table-cell>
          <table:table-cell office:value-type="float" office:value="0.748701298701299" calcext:value-type="float">
            <text:p>0.748701298701299</text:p>
          </table:table-cell>
          <table:table-cell office:value-type="float" office:value="0.0549671812593571" calcext:value-type="float">
            <text:p>0.0549671812593571</text:p>
          </table:table-cell>
          <table:table-cell office:value-type="float" office:value="0.756476418318524" calcext:value-type="float">
            <text:p>0.756476418318524</text:p>
          </table:table-cell>
          <table:table-cell office:value-type="float" office:value="0.0494775017129461" calcext:value-type="float">
            <text:p>0.0494775017129461</text:p>
          </table:table-cell>
          <table:table-cell office:value-type="float" office:value="0.752597402597403" calcext:value-type="float">
            <text:p>0.752597402597403</text:p>
          </table:table-cell>
          <table:table-cell office:value-type="float" office:value="0.0434147123802959" calcext:value-type="float">
            <text:p>0.0434147123802959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453618042414502" calcext:value-type="float">
            <text:p>0.0453618042414502</text:p>
          </table:table-cell>
          <table:table-cell office:value-type="float" office:value="0.75123034859877" calcext:value-type="float">
            <text:p>0.75123034859877</text:p>
          </table:table-cell>
          <table:table-cell office:value-type="float" office:value="0.0588854972592095" calcext:value-type="float">
            <text:p>0.0588854972592095</text:p>
          </table:table-cell>
          <table:table-cell office:value-type="float" office:value="0.757758031442242" calcext:value-type="float">
            <text:p>0.757758031442242</text:p>
          </table:table-cell>
          <table:table-cell office:value-type="float" office:value="0.0507267942215269" calcext:value-type="float">
            <text:p>0.0507267942215269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477659374418223" calcext:value-type="float">
            <text:p>0.0477659374418223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507595697543143" calcext:value-type="float">
            <text:p>0.0507595697543143</text:p>
          </table:table-cell>
          <table:table-cell office:value-type="float" office:value="0.749965823650034" calcext:value-type="float">
            <text:p>0.749965823650034</text:p>
          </table:table-cell>
          <table:table-cell office:value-type="float" office:value="0.0570833605012268" calcext:value-type="float">
            <text:p>0.0570833605012268</text:p>
          </table:table-cell>
          <table:table-cell office:value-type="float" office:value="0.747334244702666" calcext:value-type="float">
            <text:p>0.747334244702666</text:p>
          </table:table-cell>
          <table:table-cell office:value-type="float" office:value="0.049773720831621" calcext:value-type="float">
            <text:p>0.049773720831621</text:p>
          </table:table-cell>
          <table:table-cell office:value-type="float" office:value="0.756408065618592" calcext:value-type="float">
            <text:p>0.756408065618592</text:p>
          </table:table-cell>
          <table:table-cell office:value-type="float" office:value="0.0446683753678029" calcext:value-type="float">
            <text:p>0.0446683753678029</text:p>
          </table:table-cell>
          <table:table-cell office:value-type="float" office:value="0.740857826384142" calcext:value-type="float">
            <text:p>0.740857826384142</text:p>
          </table:table-cell>
          <table:table-cell office:value-type="float" office:value="0.0630166983312631" calcext:value-type="float">
            <text:p>0.0630166983312631</text:p>
          </table:table-cell>
          <table:table-cell office:value-type="float" office:value="0.755126452494874" calcext:value-type="float">
            <text:p>0.755126452494874</text:p>
          </table:table-cell>
          <table:table-cell office:value-type="float" office:value="0.049638068175311" calcext:value-type="float">
            <text:p>0.0496380681753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0.755126452494874" calcext:value-type="float">
            <text:p>0.755126452494874</text:p>
          </table:table-cell>
          <table:table-cell office:value-type="float" office:value="0.0529269574491725" calcext:value-type="float">
            <text:p>0.0529269574491725</text:p>
          </table:table-cell>
          <table:table-cell office:value-type="float" office:value="0.738226247436774" calcext:value-type="float">
            <text:p>0.738226247436774</text:p>
          </table:table-cell>
          <table:table-cell office:value-type="float" office:value="0.045250259585676" calcext:value-type="float">
            <text:p>0.045250259585676</text:p>
          </table:table-cell>
          <table:table-cell office:value-type="float" office:value="0.760406698564593" calcext:value-type="float">
            <text:p>0.760406698564593</text:p>
          </table:table-cell>
          <table:table-cell office:value-type="float" office:value="0.0526049690390323" calcext:value-type="float">
            <text:p>0.0526049690390323</text:p>
          </table:table-cell>
          <table:table-cell office:value-type="float" office:value="0.759056732740943" calcext:value-type="float">
            <text:p>0.759056732740943</text:p>
          </table:table-cell>
          <table:table-cell office:value-type="float" office:value="0.0532861918273525" calcext:value-type="float">
            <text:p>0.0532861918273525</text:p>
          </table:table-cell>
          <table:table-cell office:value-type="float" office:value="0.7642002734108" calcext:value-type="float">
            <text:p>0.7642002734108</text:p>
          </table:table-cell>
          <table:table-cell office:value-type="float" office:value="0.0571818696605936" calcext:value-type="float">
            <text:p>0.0571818696605936</text:p>
          </table:table-cell>
          <table:table-cell office:value-type="float" office:value="0.757758031442242" calcext:value-type="float">
            <text:p>0.757758031442242</text:p>
          </table:table-cell>
          <table:table-cell office:value-type="float" office:value="0.0506386441053785" calcext:value-type="float">
            <text:p>0.0506386441053785</text:p>
          </table:table-cell>
          <table:table-cell office:value-type="float" office:value="0.75768967874231" calcext:value-type="float">
            <text:p>0.75768967874231</text:p>
          </table:table-cell>
          <table:table-cell office:value-type="float" office:value="0.0522708872092946" calcext:value-type="float">
            <text:p>0.0522708872092946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39099226812149" calcext:value-type="float">
            <text:p>0.0539099226812149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88010808048958" calcext:value-type="float">
            <text:p>0.0588010808048958</text:p>
          </table:table-cell>
          <table:table-cell office:value-type="float" office:value="0.772060833902939" calcext:value-type="float">
            <text:p>0.772060833902939</text:p>
          </table:table-cell>
          <table:table-cell office:value-type="float" office:value="0.0644615876954276" calcext:value-type="float">
            <text:p>0.0644615876954276</text:p>
          </table:table-cell>
          <table:table-cell office:value-type="float" office:value="0.765533151059467" calcext:value-type="float">
            <text:p>0.765533151059467</text:p>
          </table:table-cell>
          <table:table-cell office:value-type="float" office:value="0.0603607218530982" calcext:value-type="float">
            <text:p>0.0603607218530982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474699535894248" calcext:value-type="float">
            <text:p>0.0474699535894248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479921765377311" calcext:value-type="float">
            <text:p>0.0479921765377311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15582614057142" calcext:value-type="float">
            <text:p>0.0515582614057142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27754143910473" calcext:value-type="float">
            <text:p>0.0527754143910473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524260238944535" calcext:value-type="float">
            <text:p>0.05242602389445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0.755160628844839" calcext:value-type="float">
            <text:p>0.755160628844839</text:p>
          </table:table-cell>
          <table:table-cell office:value-type="float" office:value="0.0548090940534164" calcext:value-type="float">
            <text:p>0.0548090940534164</text:p>
          </table:table-cell>
          <table:table-cell office:value-type="float" office:value="0.743403964456596" calcext:value-type="float">
            <text:p>0.743403964456596</text:p>
          </table:table-cell>
          <table:table-cell office:value-type="float" office:value="0.0561473156333767" calcext:value-type="float">
            <text:p>0.0561473156333767</text:p>
          </table:table-cell>
          <table:table-cell office:value-type="float" office:value="0.757775119617225" calcext:value-type="float">
            <text:p>0.757775119617225</text:p>
          </table:table-cell>
          <table:table-cell office:value-type="float" office:value="0.0517730812820289" calcext:value-type="float">
            <text:p>0.0517730812820289</text:p>
          </table:table-cell>
          <table:table-cell office:value-type="float" office:value="0.766831852358168" calcext:value-type="float">
            <text:p>0.766831852358168</text:p>
          </table:table-cell>
          <table:table-cell office:value-type="float" office:value="0.0566792579974514" calcext:value-type="float">
            <text:p>0.0566792579974514</text:p>
          </table:table-cell>
          <table:table-cell office:value-type="float" office:value="0.765533151059467" calcext:value-type="float">
            <text:p>0.765533151059467</text:p>
          </table:table-cell>
          <table:table-cell office:value-type="float" office:value="0.0555086334565258" calcext:value-type="float">
            <text:p>0.0555086334565258</text:p>
          </table:table-cell>
          <table:table-cell office:value-type="float" office:value="0.765567327409433" calcext:value-type="float">
            <text:p>0.765567327409433</text:p>
          </table:table-cell>
          <table:table-cell office:value-type="float" office:value="0.0471677964516923" calcext:value-type="float">
            <text:p>0.0471677964516923</text:p>
          </table:table-cell>
          <table:table-cell office:value-type="float" office:value="0.755126452494874" calcext:value-type="float">
            <text:p>0.755126452494874</text:p>
          </table:table-cell>
          <table:table-cell office:value-type="float" office:value="0.0525716869414083" calcext:value-type="float">
            <text:p>0.0525716869414083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602947724652923" calcext:value-type="float">
            <text:p>0.0602947724652923</text:p>
          </table:table-cell>
          <table:table-cell office:value-type="float" office:value="0.752477785372522" calcext:value-type="float">
            <text:p>0.752477785372522</text:p>
          </table:table-cell>
          <table:table-cell office:value-type="float" office:value="0.0588049127708871" calcext:value-type="float">
            <text:p>0.0588049127708871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586136192469958" calcext:value-type="float">
            <text:p>0.0586136192469958</text:p>
          </table:table-cell>
          <table:table-cell office:value-type="float" office:value="0.765498974709501" calcext:value-type="float">
            <text:p>0.765498974709501</text:p>
          </table:table-cell>
          <table:table-cell office:value-type="float" office:value="0.0608669636275803" calcext:value-type="float">
            <text:p>0.0608669636275803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498304387180758" calcext:value-type="float">
            <text:p>0.0498304387180758</text:p>
          </table:table-cell>
          <table:table-cell office:value-type="float" office:value="0.753827751196172" calcext:value-type="float">
            <text:p>0.753827751196172</text:p>
          </table:table-cell>
          <table:table-cell office:value-type="float" office:value="0.0563187350679186" calcext:value-type="float">
            <text:p>0.0563187350679186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611129882956448" calcext:value-type="float">
            <text:p>0.0611129882956448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80550161608832" calcext:value-type="float">
            <text:p>0.0580550161608832</text:p>
          </table:table-cell>
          <table:table-cell office:value-type="float" office:value="0.76161995898838" calcext:value-type="float">
            <text:p>0.76161995898838</text:p>
          </table:table-cell>
          <table:table-cell office:value-type="float" office:value="0.0552882789531984" calcext:value-type="float">
            <text:p>0.05528827895319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39222980746776" calcext:value-type="float">
            <text:p>0.0539222980746776</text:p>
          </table:table-cell>
          <table:table-cell office:value-type="float" office:value="0.752563226247437" calcext:value-type="float">
            <text:p>0.752563226247437</text:p>
          </table:table-cell>
          <table:table-cell office:value-type="float" office:value="0.0538065600989308" calcext:value-type="float">
            <text:p>0.0538065600989308</text:p>
          </table:table-cell>
          <table:table-cell office:value-type="float" office:value="0.759107997265892" calcext:value-type="float">
            <text:p>0.759107997265892</text:p>
          </table:table-cell>
          <table:table-cell office:value-type="float" office:value="0.051525628702973" calcext:value-type="float">
            <text:p>0.051525628702973</text:p>
          </table:table-cell>
          <table:table-cell office:value-type="float" office:value="0.769429254955571" calcext:value-type="float">
            <text:p>0.769429254955571</text:p>
          </table:table-cell>
          <table:table-cell office:value-type="float" office:value="0.0535188285235911" calcext:value-type="float">
            <text:p>0.0535188285235911</text:p>
          </table:table-cell>
          <table:table-cell office:value-type="float" office:value="0.764217361585783" calcext:value-type="float">
            <text:p>0.764217361585783</text:p>
          </table:table-cell>
          <table:table-cell office:value-type="float" office:value="0.0618509477654731" calcext:value-type="float">
            <text:p>0.0618509477654731</text:p>
          </table:table-cell>
          <table:table-cell office:value-type="float" office:value="0.765533151059467" calcext:value-type="float">
            <text:p>0.765533151059467</text:p>
          </table:table-cell>
          <table:table-cell office:value-type="float" office:value="0.0551699903140272" calcext:value-type="float">
            <text:p>0.0551699903140272</text:p>
          </table:table-cell>
          <table:table-cell office:value-type="float" office:value="0.761602870813397" calcext:value-type="float">
            <text:p>0.761602870813397</text:p>
          </table:table-cell>
          <table:table-cell office:value-type="float" office:value="0.0553455507640138" calcext:value-type="float">
            <text:p>0.0553455507640138</text:p>
          </table:table-cell>
          <table:table-cell office:value-type="float" office:value="0.76161995898838" calcext:value-type="float">
            <text:p>0.76161995898838</text:p>
          </table:table-cell>
          <table:table-cell office:value-type="float" office:value="0.056861899021447" calcext:value-type="float">
            <text:p>0.056861899021447</text:p>
          </table:table-cell>
          <table:table-cell office:value-type="float" office:value="0.756390977443609" calcext:value-type="float">
            <text:p>0.756390977443609</text:p>
          </table:table-cell>
          <table:table-cell office:value-type="float" office:value="0.0593503694124149" calcext:value-type="float">
            <text:p>0.0593503694124149</text:p>
          </table:table-cell>
          <table:table-cell office:value-type="float" office:value="0.766866028708134" calcext:value-type="float">
            <text:p>0.766866028708134</text:p>
          </table:table-cell>
          <table:table-cell office:value-type="float" office:value="0.051897565459702" calcext:value-type="float">
            <text:p>0.051897565459702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82539870222508" calcext:value-type="float">
            <text:p>0.0582539870222508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81024865463312" calcext:value-type="float">
            <text:p>0.0581024865463312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1066327202627" calcext:value-type="float">
            <text:p>0.051066327202627</text:p>
          </table:table-cell>
          <table:table-cell office:value-type="float" office:value="0.762987012987013" calcext:value-type="float">
            <text:p>0.762987012987013</text:p>
          </table:table-cell>
          <table:table-cell office:value-type="float" office:value="0.0548276904475566" calcext:value-type="float">
            <text:p>0.0548276904475566</text:p>
          </table:table-cell>
          <table:table-cell office:value-type="float" office:value="0.757740943267259" calcext:value-type="float">
            <text:p>0.757740943267259</text:p>
          </table:table-cell>
          <table:table-cell office:value-type="float" office:value="0.0563833850648572" calcext:value-type="float">
            <text:p>0.0563833850648572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41945871228899" calcext:value-type="float">
            <text:p>0.054194587122889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0.75123034859877" calcext:value-type="float">
            <text:p>0.75123034859877</text:p>
          </table:table-cell>
          <table:table-cell office:value-type="float" office:value="0.0513031043917799" calcext:value-type="float">
            <text:p>0.0513031043917799</text:p>
          </table:table-cell>
          <table:table-cell office:value-type="float" office:value="0.746035543403965" calcext:value-type="float">
            <text:p>0.746035543403965</text:p>
          </table:table-cell>
          <table:table-cell office:value-type="float" office:value="0.0561415714478518" calcext:value-type="float">
            <text:p>0.0561415714478518</text:p>
          </table:table-cell>
          <table:table-cell office:value-type="float" office:value="0.762952836637047" calcext:value-type="float">
            <text:p>0.762952836637047</text:p>
          </table:table-cell>
          <table:table-cell office:value-type="float" office:value="0.0585504814914805" calcext:value-type="float">
            <text:p>0.0585504814914805</text:p>
          </table:table-cell>
          <table:table-cell office:value-type="float" office:value="0.770727956254272" calcext:value-type="float">
            <text:p>0.770727956254272</text:p>
          </table:table-cell>
          <table:table-cell office:value-type="float" office:value="0.0532393511468316" calcext:value-type="float">
            <text:p>0.0532393511468316</text:p>
          </table:table-cell>
          <table:table-cell office:value-type="float" office:value="0.764217361585783" calcext:value-type="float">
            <text:p>0.764217361585783</text:p>
          </table:table-cell>
          <table:table-cell office:value-type="float" office:value="0.061241967845303" calcext:value-type="float">
            <text:p>0.061241967845303</text:p>
          </table:table-cell>
          <table:table-cell office:value-type="float" office:value="0.762952836637047" calcext:value-type="float">
            <text:p>0.762952836637047</text:p>
          </table:table-cell>
          <table:table-cell office:value-type="float" office:value="0.0538834954826535" calcext:value-type="float">
            <text:p>0.0538834954826535</text:p>
          </table:table-cell>
          <table:table-cell office:value-type="float" office:value="0.759005468215995" calcext:value-type="float">
            <text:p>0.759005468215995</text:p>
          </table:table-cell>
          <table:table-cell office:value-type="float" office:value="0.0550354823989387" calcext:value-type="float">
            <text:p>0.0550354823989387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569734577612481" calcext:value-type="float">
            <text:p>0.0569734577612481</text:p>
          </table:table-cell>
          <table:table-cell office:value-type="float" office:value="0.758988380041012" calcext:value-type="float">
            <text:p>0.758988380041012</text:p>
          </table:table-cell>
          <table:table-cell office:value-type="float" office:value="0.0651646598779331" calcext:value-type="float">
            <text:p>0.0651646598779331</text:p>
          </table:table-cell>
          <table:table-cell office:value-type="float" office:value="0.765567327409433" calcext:value-type="float">
            <text:p>0.765567327409433</text:p>
          </table:table-cell>
          <table:table-cell office:value-type="float" office:value="0.0534973876974061" calcext:value-type="float">
            <text:p>0.0534973876974061</text:p>
          </table:table-cell>
          <table:table-cell office:value-type="float" office:value="0.755109364319891" calcext:value-type="float">
            <text:p>0.755109364319891</text:p>
          </table:table-cell>
          <table:table-cell office:value-type="float" office:value="0.0571667747874586" calcext:value-type="float">
            <text:p>0.0571667747874586</text:p>
          </table:table-cell>
          <table:table-cell office:value-type="float" office:value="0.770710868079289" calcext:value-type="float">
            <text:p>0.770710868079289</text:p>
          </table:table-cell>
          <table:table-cell office:value-type="float" office:value="0.0473436549442647" calcext:value-type="float">
            <text:p>0.0473436549442647</text:p>
          </table:table-cell>
          <table:table-cell office:value-type="float" office:value="0.756442241968558" calcext:value-type="float">
            <text:p>0.756442241968558</text:p>
          </table:table-cell>
          <table:table-cell office:value-type="float" office:value="0.0508102483133074" calcext:value-type="float">
            <text:p>0.0508102483133074</text:p>
          </table:table-cell>
          <table:table-cell office:value-type="float" office:value="0.765533151059467" calcext:value-type="float">
            <text:p>0.765533151059467</text:p>
          </table:table-cell>
          <table:table-cell office:value-type="float" office:value="0.058570019928372" calcext:value-type="float">
            <text:p>0.058570019928372</text:p>
          </table:table-cell>
          <table:table-cell office:value-type="float" office:value="0.755126452494874" calcext:value-type="float">
            <text:p>0.755126452494874</text:p>
          </table:table-cell>
          <table:table-cell office:value-type="float" office:value="0.0563566180180933" calcext:value-type="float">
            <text:p>0.0563566180180933</text:p>
          </table:table-cell>
          <table:table-cell office:value-type="float" office:value="0.766814764183185" calcext:value-type="float">
            <text:p>0.766814764183185</text:p>
          </table:table-cell>
          <table:table-cell office:value-type="float" office:value="0.0568330310293645" calcext:value-type="float">
            <text:p>0.056833031029364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0.756975393028025" calcext:value-type="float">
            <text:p>0.756975393028025</text:p>
          </table:table-cell>
          <table:table-cell office:value-type="float" office:value="0.0509128139181272" calcext:value-type="float">
            <text:p>0.0509128139181272</text:p>
          </table:table-cell>
          <table:table-cell office:value-type="float" office:value="0.739002050580998" calcext:value-type="float">
            <text:p>0.739002050580998</text:p>
          </table:table-cell>
          <table:table-cell office:value-type="float" office:value="0.0557845370136271" calcext:value-type="float">
            <text:p>0.0557845370136271</text:p>
          </table:table-cell>
          <table:table-cell office:value-type="float" office:value="0.758824333561176" calcext:value-type="float">
            <text:p>0.758824333561176</text:p>
          </table:table-cell>
          <table:table-cell office:value-type="float" office:value="0.0527887925297239" calcext:value-type="float">
            <text:p>0.0527887925297239</text:p>
          </table:table-cell>
          <table:table-cell office:value-type="float" office:value="0.76294941900205" calcext:value-type="float">
            <text:p>0.76294941900205</text:p>
          </table:table-cell>
          <table:table-cell office:value-type="float" office:value="0.0543381621509167" calcext:value-type="float">
            <text:p>0.0543381621509167</text:p>
          </table:table-cell>
          <table:table-cell office:value-type="float" office:value="0.762928913192071" calcext:value-type="float">
            <text:p>0.762928913192071</text:p>
          </table:table-cell>
          <table:table-cell office:value-type="float" office:value="0.0570521840881683" calcext:value-type="float">
            <text:p>0.0570521840881683</text:p>
          </table:table-cell>
          <table:table-cell office:value-type="float" office:value="0.760881749829118" calcext:value-type="float">
            <text:p>0.760881749829118</text:p>
          </table:table-cell>
          <table:table-cell office:value-type="float" office:value="0.0500549277468095" calcext:value-type="float">
            <text:p>0.0500549277468095</text:p>
          </table:table-cell>
          <table:table-cell office:value-type="float" office:value="0.759272043745728" calcext:value-type="float">
            <text:p>0.759272043745728</text:p>
          </table:table-cell>
          <table:table-cell office:value-type="float" office:value="0.0521170823110211" calcext:value-type="float">
            <text:p>0.0521170823110211</text:p>
          </table:table-cell>
          <table:table-cell office:value-type="float" office:value="0.759025974025974" calcext:value-type="float">
            <text:p>0.759025974025974</text:p>
          </table:table-cell>
          <table:table-cell office:value-type="float" office:value="0.0573851098376824" calcext:value-type="float">
            <text:p>0.0573851098376824</text:p>
          </table:table-cell>
          <table:table-cell office:value-type="float" office:value="0.756667805878332" calcext:value-type="float">
            <text:p>0.756667805878332</text:p>
          </table:table-cell>
          <table:table-cell office:value-type="float" office:value="0.0585695634175316" calcext:value-type="float">
            <text:p>0.0585695634175316</text:p>
          </table:table-cell>
          <table:table-cell office:value-type="float" office:value="0.763489405331511" calcext:value-type="float">
            <text:p>0.763489405331511</text:p>
          </table:table-cell>
          <table:table-cell office:value-type="float" office:value="0.0552472195082708" calcext:value-type="float">
            <text:p>0.0552472195082708</text:p>
          </table:table-cell>
          <table:table-cell office:value-type="float" office:value="0.760064935064935" calcext:value-type="float">
            <text:p>0.760064935064935</text:p>
          </table:table-cell>
          <table:table-cell office:value-type="float" office:value="0.0574816034089404" calcext:value-type="float">
            <text:p>0.0574816034089404</text:p>
          </table:table-cell>
          <table:table-cell office:value-type="float" office:value="0.760328092959672" calcext:value-type="float">
            <text:p>0.760328092959672</text:p>
          </table:table-cell>
          <table:table-cell office:value-type="float" office:value="0.0519659788598647" calcext:value-type="float">
            <text:p>0.0519659788598647</text:p>
          </table:table-cell>
          <table:table-cell office:value-type="float" office:value="0.753841421736159" calcext:value-type="float">
            <text:p>0.753841421736159</text:p>
          </table:table-cell>
          <table:table-cell office:value-type="float" office:value="0.051192241590641" calcext:value-type="float">
            <text:p>0.051192241590641</text:p>
          </table:table-cell>
          <table:table-cell office:value-type="float" office:value="0.760598086124402" calcext:value-type="float">
            <text:p>0.760598086124402</text:p>
          </table:table-cell>
          <table:table-cell office:value-type="float" office:value="0.0541474670890181" calcext:value-type="float">
            <text:p>0.0541474670890181</text:p>
          </table:table-cell>
          <table:table-cell office:value-type="float" office:value="0.753581681476418" calcext:value-type="float">
            <text:p>0.753581681476418</text:p>
          </table:table-cell>
          <table:table-cell office:value-type="float" office:value="0.0573174263932288" calcext:value-type="float">
            <text:p>0.0573174263932288</text:p>
          </table:table-cell>
          <table:table-cell office:value-type="float" office:value="0.760331510594668" calcext:value-type="float">
            <text:p>0.760331510594668</text:p>
          </table:table-cell>
          <table:table-cell office:value-type="float" office:value="0.0536759978350435" calcext:value-type="float">
            <text:p>0.05367599783504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3961038961039" calcext:value-type="float">
            <text:p>0.73961038961039</text:p>
          </table:table-cell>
          <table:table-cell office:value-type="float" office:value="0.040450581374124" calcext:value-type="float">
            <text:p>0.040450581374124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390802780242634" calcext:value-type="float">
            <text:p>0.0390802780242634</text:p>
          </table:table-cell>
          <table:table-cell office:value-type="float" office:value="0.740772385509228" calcext:value-type="float">
            <text:p>0.740772385509228</text:p>
          </table:table-cell>
          <table:table-cell office:value-type="float" office:value="0.0486167838024432" calcext:value-type="float">
            <text:p>0.0486167838024432</text:p>
          </table:table-cell>
          <table:table-cell office:value-type="float" office:value="0.74741968557758" calcext:value-type="float">
            <text:p>0.74741968557758</text:p>
          </table:table-cell>
          <table:table-cell office:value-type="float" office:value="0.0547335456943937" calcext:value-type="float">
            <text:p>0.0547335456943937</text:p>
          </table:table-cell>
          <table:table-cell office:value-type="float" office:value="0.727836637047163" calcext:value-type="float">
            <text:p>0.727836637047163</text:p>
          </table:table-cell>
          <table:table-cell office:value-type="float" office:value="0.0510950116316062" calcext:value-type="float">
            <text:p>0.0510950116316062</text:p>
          </table:table-cell>
          <table:table-cell office:value-type="float" office:value="0.738277511961723" calcext:value-type="float">
            <text:p>0.738277511961723</text:p>
          </table:table-cell>
          <table:table-cell office:value-type="float" office:value="0.0429052129185094" calcext:value-type="float">
            <text:p>0.0429052129185094</text:p>
          </table:table-cell>
          <table:table-cell office:value-type="float" office:value="0.742241968557758" calcext:value-type="float">
            <text:p>0.742241968557758</text:p>
          </table:table-cell>
          <table:table-cell office:value-type="float" office:value="0.0487531485344875" calcext:value-type="float">
            <text:p>0.0487531485344875</text:p>
          </table:table-cell>
          <table:table-cell office:value-type="float" office:value="0.744856459330144" calcext:value-type="float">
            <text:p>0.744856459330144</text:p>
          </table:table-cell>
          <table:table-cell office:value-type="float" office:value="0.0523349952071225" calcext:value-type="float">
            <text:p>0.0523349952071225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44491009407193" calcext:value-type="float">
            <text:p>0.0544491009407193</text:p>
          </table:table-cell>
          <table:table-cell office:value-type="float" office:value="0.742173615857826" calcext:value-type="float">
            <text:p>0.742173615857826</text:p>
          </table:table-cell>
          <table:table-cell office:value-type="float" office:value="0.0444109799945948" calcext:value-type="float">
            <text:p>0.0444109799945948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6470431684499" calcext:value-type="float">
            <text:p>0.06470431684499</text:p>
          </table:table-cell>
          <table:table-cell office:value-type="float" office:value="0.744805194805195" calcext:value-type="float">
            <text:p>0.744805194805195</text:p>
          </table:table-cell>
          <table:table-cell office:value-type="float" office:value="0.0623172835231429" calcext:value-type="float">
            <text:p>0.0623172835231429</text:p>
          </table:table-cell>
          <table:table-cell office:value-type="float" office:value="0.755263157894737" calcext:value-type="float">
            <text:p>0.755263157894737</text:p>
          </table:table-cell>
          <table:table-cell office:value-type="float" office:value="0.0597569350025246" calcext:value-type="float">
            <text:p>0.0597569350025246</text:p>
          </table:table-cell>
          <table:table-cell office:value-type="float" office:value="0.743489405331511" calcext:value-type="float">
            <text:p>0.743489405331511</text:p>
          </table:table-cell>
          <table:table-cell office:value-type="float" office:value="0.0588249485901783" calcext:value-type="float">
            <text:p>0.0588249485901783</text:p>
          </table:table-cell>
          <table:table-cell office:value-type="float" office:value="0.744702665755297" calcext:value-type="float">
            <text:p>0.744702665755297</text:p>
          </table:table-cell>
          <table:table-cell office:value-type="float" office:value="0.0741284601825352" calcext:value-type="float">
            <text:p>0.0741284601825352</text:p>
          </table:table-cell>
          <table:table-cell office:value-type="float" office:value="0.747317156527683" calcext:value-type="float">
            <text:p>0.747317156527683</text:p>
          </table:table-cell>
          <table:table-cell office:value-type="float" office:value="0.0628089064140268" calcext:value-type="float">
            <text:p>0.06280890641402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467105123369844" calcext:value-type="float">
            <text:p>0.046710512336984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429910506980214" calcext:value-type="float">
            <text:p>0.0429910506980214</text:p>
          </table:table-cell>
          <table:table-cell office:value-type="float" office:value="0.753827751196172" calcext:value-type="float">
            <text:p>0.753827751196172</text:p>
          </table:table-cell>
          <table:table-cell office:value-type="float" office:value="0.0568844444420944" calcext:value-type="float">
            <text:p>0.056884444442094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66755006543388" calcext:value-type="float">
            <text:p>0.066755006543388</text:p>
          </table:table-cell>
          <table:table-cell office:value-type="float" office:value="0.751161995898838" calcext:value-type="float">
            <text:p>0.751161995898838</text:p>
          </table:table-cell>
          <table:table-cell office:value-type="float" office:value="0.0704921128914046" calcext:value-type="float">
            <text:p>0.0704921128914046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517639309663186" calcext:value-type="float">
            <text:p>0.0517639309663186</text:p>
          </table:table-cell>
          <table:table-cell office:value-type="float" office:value="0.76038961038961" calcext:value-type="float">
            <text:p>0.76038961038961</text:p>
          </table:table-cell>
          <table:table-cell office:value-type="float" office:value="0.0497266087743531" calcext:value-type="float">
            <text:p>0.0497266087743531</text:p>
          </table:table-cell>
          <table:table-cell office:value-type="float" office:value="0.76431989063568" calcext:value-type="float">
            <text:p>0.76431989063568</text:p>
          </table:table-cell>
          <table:table-cell office:value-type="float" office:value="0.0414642374034321" calcext:value-type="float">
            <text:p>0.0414642374034321</text:p>
          </table:table-cell>
          <table:table-cell office:value-type="float" office:value="0.766848940533151" calcext:value-type="float">
            <text:p>0.766848940533151</text:p>
          </table:table-cell>
          <table:table-cell office:value-type="float" office:value="0.0623028600326312" calcext:value-type="float">
            <text:p>0.0623028600326312</text:p>
          </table:table-cell>
          <table:table-cell office:value-type="float" office:value="0.76296992481203" calcext:value-type="float">
            <text:p>0.76296992481203</text:p>
          </table:table-cell>
          <table:table-cell office:value-type="float" office:value="0.0533912697949171" calcext:value-type="float">
            <text:p>0.0533912697949171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44796014072511" calcext:value-type="float">
            <text:p>0.0544796014072511</text:p>
          </table:table-cell>
          <table:table-cell office:value-type="float" office:value="0.756510594668489" calcext:value-type="float">
            <text:p>0.756510594668489</text:p>
          </table:table-cell>
          <table:table-cell office:value-type="float" office:value="0.0487993952879071" calcext:value-type="float">
            <text:p>0.0487993952879071</text:p>
          </table:table-cell>
          <table:table-cell office:value-type="float" office:value="0.75258031442242" calcext:value-type="float">
            <text:p>0.75258031442242</text:p>
          </table:table-cell>
          <table:table-cell office:value-type="float" office:value="0.0473608291245587" calcext:value-type="float">
            <text:p>0.0473608291245587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672332791551128" calcext:value-type="float">
            <text:p>0.0672332791551128</text:p>
          </table:table-cell>
          <table:table-cell office:value-type="float" office:value="0.747334244702666" calcext:value-type="float">
            <text:p>0.747334244702666</text:p>
          </table:table-cell>
          <table:table-cell office:value-type="float" office:value="0.0578997646674026" calcext:value-type="float">
            <text:p>0.0578997646674026</text:p>
          </table:table-cell>
          <table:table-cell office:value-type="float" office:value="0.749931647300068" calcext:value-type="float">
            <text:p>0.749931647300068</text:p>
          </table:table-cell>
          <table:table-cell office:value-type="float" office:value="0.0563799985169813" calcext:value-type="float">
            <text:p>0.05637999851698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7758031442242" calcext:value-type="float">
            <text:p>0.757758031442242</text:p>
          </table:table-cell>
          <table:table-cell office:value-type="float" office:value="0.054213262643397" calcext:value-type="float">
            <text:p>0.054213262643397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557443199298822" calcext:value-type="float">
            <text:p>0.0557443199298822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83702887545508" calcext:value-type="float">
            <text:p>0.0483702887545508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96872554977469" calcext:value-type="float">
            <text:p>0.0596872554977469</text:p>
          </table:table-cell>
          <table:table-cell office:value-type="float" office:value="0.751213260423787" calcext:value-type="float">
            <text:p>0.751213260423787</text:p>
          </table:table-cell>
          <table:table-cell office:value-type="float" office:value="0.0529036239756011" calcext:value-type="float">
            <text:p>0.0529036239756011</text:p>
          </table:table-cell>
          <table:table-cell office:value-type="float" office:value="0.749948735475051" calcext:value-type="float">
            <text:p>0.749948735475051</text:p>
          </table:table-cell>
          <table:table-cell office:value-type="float" office:value="0.0471685943684458" calcext:value-type="float">
            <text:p>0.0471685943684458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64888957123655" calcext:value-type="float">
            <text:p>0.0464888957123655</text:p>
          </table:table-cell>
          <table:table-cell office:value-type="float" office:value="0.756476418318524" calcext:value-type="float">
            <text:p>0.756476418318524</text:p>
          </table:table-cell>
          <table:table-cell office:value-type="float" office:value="0.0471501838171191" calcext:value-type="float">
            <text:p>0.0471501838171191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26045989767148" calcext:value-type="float">
            <text:p>0.0526045989767148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59451787993078" calcext:value-type="float">
            <text:p>0.0559451787993078</text:p>
          </table:table-cell>
          <table:table-cell office:value-type="float" office:value="0.76161995898838" calcext:value-type="float">
            <text:p>0.76161995898838</text:p>
          </table:table-cell>
          <table:table-cell office:value-type="float" office:value="0.0627036940915218" calcext:value-type="float">
            <text:p>0.0627036940915218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52165573818541" calcext:value-type="float">
            <text:p>0.052165573818541</text:p>
          </table:table-cell>
          <table:table-cell office:value-type="float" office:value="0.756442241968558" calcext:value-type="float">
            <text:p>0.756442241968558</text:p>
          </table:table-cell>
          <table:table-cell office:value-type="float" office:value="0.0484445022398736" calcext:value-type="float">
            <text:p>0.0484445022398736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88477304111629" calcext:value-type="float">
            <text:p>0.0488477304111629</text:p>
          </table:table-cell>
          <table:table-cell office:value-type="float" office:value="0.752494873547505" calcext:value-type="float">
            <text:p>0.752494873547505</text:p>
          </table:table-cell>
          <table:table-cell office:value-type="float" office:value="0.0529334672804997" calcext:value-type="float">
            <text:p>0.0529334672804997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490139414709182" calcext:value-type="float">
            <text:p>0.04901394147091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51716709055352" calcext:value-type="float">
            <text:p>0.051716709055352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594699151304312" calcext:value-type="float">
            <text:p>0.0594699151304312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43566612137497" calcext:value-type="float">
            <text:p>0.0543566612137497</text:p>
          </table:table-cell>
          <table:table-cell office:value-type="float" office:value="0.766848940533151" calcext:value-type="float">
            <text:p>0.766848940533151</text:p>
          </table:table-cell>
          <table:table-cell office:value-type="float" office:value="0.0601604726503882" calcext:value-type="float">
            <text:p>0.0601604726503882</text:p>
          </table:table-cell>
          <table:table-cell office:value-type="float" office:value="0.756408065618592" calcext:value-type="float">
            <text:p>0.756408065618592</text:p>
          </table:table-cell>
          <table:table-cell office:value-type="float" office:value="0.0556069069855045" calcext:value-type="float">
            <text:p>0.0556069069855045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28940773092481" calcext:value-type="float">
            <text:p>0.0528940773092481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63257399774515" calcext:value-type="float">
            <text:p>0.0563257399774515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27907416154565" calcext:value-type="float">
            <text:p>0.0527907416154565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499753116343278" calcext:value-type="float">
            <text:p>0.0499753116343278</text:p>
          </table:table-cell>
          <table:table-cell office:value-type="float" office:value="0.760304169514696" calcext:value-type="float">
            <text:p>0.760304169514696</text:p>
          </table:table-cell>
          <table:table-cell office:value-type="float" office:value="0.0605501475954747" calcext:value-type="float">
            <text:p>0.0605501475954747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626454659765589" calcext:value-type="float">
            <text:p>0.0626454659765589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55226218240198" calcext:value-type="float">
            <text:p>0.0555226218240198</text:p>
          </table:table-cell>
          <table:table-cell office:value-type="float" office:value="0.766831852358168" calcext:value-type="float">
            <text:p>0.766831852358168</text:p>
          </table:table-cell>
          <table:table-cell office:value-type="float" office:value="0.0510188316324478" calcext:value-type="float">
            <text:p>0.0510188316324478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16766427667402" calcext:value-type="float">
            <text:p>0.0516766427667402</text:p>
          </table:table-cell>
          <table:table-cell office:value-type="float" office:value="0.755109364319891" calcext:value-type="float">
            <text:p>0.755109364319891</text:p>
          </table:table-cell>
          <table:table-cell office:value-type="float" office:value="0.0509253386272555" calcext:value-type="float">
            <text:p>0.0509253386272555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487668957670149" calcext:value-type="float">
            <text:p>0.04876689576701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47822359278611" calcext:value-type="float">
            <text:p>0.0547822359278611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514534158321145" calcext:value-type="float">
            <text:p>0.0514534158321145</text:p>
          </table:table-cell>
          <table:table-cell office:value-type="float" office:value="0.755126452494874" calcext:value-type="float">
            <text:p>0.755126452494874</text:p>
          </table:table-cell>
          <table:table-cell office:value-type="float" office:value="0.0576714021182213" calcext:value-type="float">
            <text:p>0.0576714021182213</text:p>
          </table:table-cell>
          <table:table-cell office:value-type="float" office:value="0.76555023923445" calcext:value-type="float">
            <text:p>0.76555023923445</text:p>
          </table:table-cell>
          <table:table-cell office:value-type="float" office:value="0.0606251158507353" calcext:value-type="float">
            <text:p>0.0606251158507353</text:p>
          </table:table-cell>
          <table:table-cell office:value-type="float" office:value="0.756390977443609" calcext:value-type="float">
            <text:p>0.756390977443609</text:p>
          </table:table-cell>
          <table:table-cell office:value-type="float" office:value="0.0599785583630706" calcext:value-type="float">
            <text:p>0.0599785583630706</text:p>
          </table:table-cell>
          <table:table-cell office:value-type="float" office:value="0.753810663021189" calcext:value-type="float">
            <text:p>0.753810663021189</text:p>
          </table:table-cell>
          <table:table-cell office:value-type="float" office:value="0.0574647346179754" calcext:value-type="float">
            <text:p>0.0574647346179754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47822359278611" calcext:value-type="float">
            <text:p>0.0547822359278611</text:p>
          </table:table-cell>
          <table:table-cell office:value-type="float" office:value="0.768147641831852" calcext:value-type="float">
            <text:p>0.768147641831852</text:p>
          </table:table-cell>
          <table:table-cell office:value-type="float" office:value="0.0495239302792602" calcext:value-type="float">
            <text:p>0.0495239302792602</text:p>
          </table:table-cell>
          <table:table-cell office:value-type="float" office:value="0.759005468215995" calcext:value-type="float">
            <text:p>0.759005468215995</text:p>
          </table:table-cell>
          <table:table-cell office:value-type="float" office:value="0.058661660813991" calcext:value-type="float">
            <text:p>0.058661660813991</text:p>
          </table:table-cell>
          <table:table-cell office:value-type="float" office:value="0.7642002734108" calcext:value-type="float">
            <text:p>0.7642002734108</text:p>
          </table:table-cell>
          <table:table-cell office:value-type="float" office:value="0.051672790775261" calcext:value-type="float">
            <text:p>0.051672790775261</text:p>
          </table:table-cell>
          <table:table-cell office:value-type="float" office:value="0.752511961722488" calcext:value-type="float">
            <text:p>0.752511961722488</text:p>
          </table:table-cell>
          <table:table-cell office:value-type="float" office:value="0.0582722106540111" calcext:value-type="float">
            <text:p>0.0582722106540111</text:p>
          </table:table-cell>
          <table:table-cell office:value-type="float" office:value="0.752511961722488" calcext:value-type="float">
            <text:p>0.752511961722488</text:p>
          </table:table-cell>
          <table:table-cell office:value-type="float" office:value="0.0578468334828719" calcext:value-type="float">
            <text:p>0.0578468334828719</text:p>
          </table:table-cell>
          <table:table-cell office:value-type="float" office:value="0.757740943267259" calcext:value-type="float">
            <text:p>0.757740943267259</text:p>
          </table:table-cell>
          <table:table-cell office:value-type="float" office:value="0.0526003800822782" calcext:value-type="float">
            <text:p>0.0526003800822782</text:p>
          </table:table-cell>
          <table:table-cell office:value-type="float" office:value="0.756425153793575" calcext:value-type="float">
            <text:p>0.756425153793575</text:p>
          </table:table-cell>
          <table:table-cell office:value-type="float" office:value="0.0508706292101607" calcext:value-type="float">
            <text:p>0.0508706292101607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00219137964188" calcext:value-type="float">
            <text:p>0.0500219137964188</text:p>
          </table:table-cell>
          <table:table-cell office:value-type="float" office:value="0.760372522214628" calcext:value-type="float">
            <text:p>0.760372522214628</text:p>
          </table:table-cell>
          <table:table-cell office:value-type="float" office:value="0.0518102174689155" calcext:value-type="float">
            <text:p>0.051810217468915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5413533834586" calcext:value-type="float">
            <text:p>0.755413533834586</text:p>
          </table:table-cell>
          <table:table-cell office:value-type="float" office:value="0.0495746602675437" calcext:value-type="float">
            <text:p>0.0495746602675437</text:p>
          </table:table-cell>
          <table:table-cell office:value-type="float" office:value="0.757484620642515" calcext:value-type="float">
            <text:p>0.757484620642515</text:p>
          </table:table-cell>
          <table:table-cell office:value-type="float" office:value="0.0497477959229425" calcext:value-type="float">
            <text:p>0.0497477959229425</text:p>
          </table:table-cell>
          <table:table-cell office:value-type="float" office:value="0.754603554340396" calcext:value-type="float">
            <text:p>0.754603554340396</text:p>
          </table:table-cell>
          <table:table-cell office:value-type="float" office:value="0.0531799160662119" calcext:value-type="float">
            <text:p>0.0531799160662119</text:p>
          </table:table-cell>
          <table:table-cell office:value-type="float" office:value="0.759063568010937" calcext:value-type="float">
            <text:p>0.759063568010937</text:p>
          </table:table-cell>
          <table:table-cell office:value-type="float" office:value="0.0603922792473304" calcext:value-type="float">
            <text:p>0.0603922792473304</text:p>
          </table:table-cell>
          <table:table-cell office:value-type="float" office:value="0.748602187286398" calcext:value-type="float">
            <text:p>0.748602187286398</text:p>
          </table:table-cell>
          <table:table-cell office:value-type="float" office:value="0.0580152427694374" calcext:value-type="float">
            <text:p>0.0580152427694374</text:p>
          </table:table-cell>
          <table:table-cell office:value-type="float" office:value="0.750980861244019" calcext:value-type="float">
            <text:p>0.750980861244019</text:p>
          </table:table-cell>
          <table:table-cell office:value-type="float" office:value="0.0504393100360995" calcext:value-type="float">
            <text:p>0.0504393100360995</text:p>
          </table:table-cell>
          <table:table-cell office:value-type="float" office:value="0.757245386192755" calcext:value-type="float">
            <text:p>0.757245386192755</text:p>
          </table:table-cell>
          <table:table-cell office:value-type="float" office:value="0.0512153257853037" calcext:value-type="float">
            <text:p>0.0512153257853037</text:p>
          </table:table-cell>
          <table:table-cell office:value-type="float" office:value="0.758564593301435" calcext:value-type="float">
            <text:p>0.758564593301435</text:p>
          </table:table-cell>
          <table:table-cell office:value-type="float" office:value="0.0486528176644781" calcext:value-type="float">
            <text:p>0.0486528176644781</text:p>
          </table:table-cell>
          <table:table-cell office:value-type="float" office:value="0.761114149008886" calcext:value-type="float">
            <text:p>0.761114149008886</text:p>
          </table:table-cell>
          <table:table-cell office:value-type="float" office:value="0.0555987064796768" calcext:value-type="float">
            <text:p>0.0555987064796768</text:p>
          </table:table-cell>
          <table:table-cell office:value-type="float" office:value="0.757737525632262" calcext:value-type="float">
            <text:p>0.757737525632262</text:p>
          </table:table-cell>
          <table:table-cell office:value-type="float" office:value="0.0531940733919111" calcext:value-type="float">
            <text:p>0.0531940733919111</text:p>
          </table:table-cell>
          <table:table-cell office:value-type="float" office:value="0.758253588516747" calcext:value-type="float">
            <text:p>0.758253588516747</text:p>
          </table:table-cell>
          <table:table-cell office:value-type="float" office:value="0.0605610577948666" calcext:value-type="float">
            <text:p>0.0605610577948666</text:p>
          </table:table-cell>
          <table:table-cell office:value-type="float" office:value="0.755157211209843" calcext:value-type="float">
            <text:p>0.755157211209843</text:p>
          </table:table-cell>
          <table:table-cell office:value-type="float" office:value="0.0553303415872965" calcext:value-type="float">
            <text:p>0.0553303415872965</text:p>
          </table:table-cell>
          <table:table-cell office:value-type="float" office:value="0.757771701982228" calcext:value-type="float">
            <text:p>0.757771701982228</text:p>
          </table:table-cell>
          <table:table-cell office:value-type="float" office:value="0.0518362956163366" calcext:value-type="float">
            <text:p>0.0518362956163366</text:p>
          </table:table-cell>
          <table:table-cell office:value-type="float" office:value="0.756705399863295" calcext:value-type="float">
            <text:p>0.756705399863295</text:p>
          </table:table-cell>
          <table:table-cell office:value-type="float" office:value="0.055490646026671" calcext:value-type="float">
            <text:p>0.055490646026671</text:p>
          </table:table-cell>
          <table:table-cell office:value-type="float" office:value="0.751999316473001" calcext:value-type="float">
            <text:p>0.751999316473001</text:p>
          </table:table-cell>
          <table:table-cell office:value-type="float" office:value="0.0571817889108224" calcext:value-type="float">
            <text:p>0.057181788910822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37559919275713" calcext:value-type="float">
            <text:p>0.05375599192757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0.668110944527736" calcext:value-type="float">
            <text:p>0.668110944527736</text:p>
          </table:table-cell>
          <table:table-cell office:value-type="float" office:value="0.0490041655515786" calcext:value-type="float">
            <text:p>0.0490041655515786</text:p>
          </table:table-cell>
          <table:table-cell office:value-type="float" office:value="0.648148425787106" calcext:value-type="float">
            <text:p>0.648148425787106</text:p>
          </table:table-cell>
          <table:table-cell office:value-type="float" office:value="0.039824253851295" calcext:value-type="float">
            <text:p>0.039824253851295</text:p>
          </table:table-cell>
          <table:table-cell office:value-type="float" office:value="0.667203898050974" calcext:value-type="float">
            <text:p>0.667203898050974</text:p>
          </table:table-cell>
          <table:table-cell office:value-type="float" office:value="0.0472017531453931" calcext:value-type="float">
            <text:p>0.0472017531453931</text:p>
          </table:table-cell>
          <table:table-cell office:value-type="float" office:value="0.675029985007496" calcext:value-type="float">
            <text:p>0.675029985007496</text:p>
          </table:table-cell>
          <table:table-cell office:value-type="float" office:value="0.0468253926513029" calcext:value-type="float">
            <text:p>0.0468253926513029</text:p>
          </table:table-cell>
          <table:table-cell office:value-type="float" office:value="0.676799100449775" calcext:value-type="float">
            <text:p>0.676799100449775</text:p>
          </table:table-cell>
          <table:table-cell office:value-type="float" office:value="0.0518361977709862" calcext:value-type="float">
            <text:p>0.0518361977709862</text:p>
          </table:table-cell>
          <table:table-cell office:value-type="float" office:value="0.681116941529235" calcext:value-type="float">
            <text:p>0.681116941529235</text:p>
          </table:table-cell>
          <table:table-cell office:value-type="float" office:value="0.057115278970424" calcext:value-type="float">
            <text:p>0.057115278970424</text:p>
          </table:table-cell>
          <table:table-cell office:value-type="float" office:value="0.667256371814093" calcext:value-type="float">
            <text:p>0.667256371814093</text:p>
          </table:table-cell>
          <table:table-cell office:value-type="float" office:value="0.0370101459961402" calcext:value-type="float">
            <text:p>0.0370101459961402</text:p>
          </table:table-cell>
          <table:table-cell office:value-type="float" office:value="0.678485757121439" calcext:value-type="float">
            <text:p>0.678485757121439</text:p>
          </table:table-cell>
          <table:table-cell office:value-type="float" office:value="0.0549717527547164" calcext:value-type="float">
            <text:p>0.0549717527547164</text:p>
          </table:table-cell>
          <table:table-cell office:value-type="float" office:value="0.680284857571214" calcext:value-type="float">
            <text:p>0.680284857571214</text:p>
          </table:table-cell>
          <table:table-cell office:value-type="float" office:value="0.0568670517958742" calcext:value-type="float">
            <text:p>0.0568670517958742</text:p>
          </table:table-cell>
          <table:table-cell office:value-type="float" office:value="0.681131934032983" calcext:value-type="float">
            <text:p>0.681131934032983</text:p>
          </table:table-cell>
          <table:table-cell office:value-type="float" office:value="0.0438829279982826" calcext:value-type="float">
            <text:p>0.0438829279982826</text:p>
          </table:table-cell>
          <table:table-cell office:value-type="float" office:value="0.679422788605697" calcext:value-type="float">
            <text:p>0.679422788605697</text:p>
          </table:table-cell>
          <table:table-cell office:value-type="float" office:value="0.0479436116490463" calcext:value-type="float">
            <text:p>0.0479436116490463</text:p>
          </table:table-cell>
          <table:table-cell office:value-type="float" office:value="0.67767616191904" calcext:value-type="float">
            <text:p>0.67767616191904</text:p>
          </table:table-cell>
          <table:table-cell office:value-type="float" office:value="0.0453145487489349" calcext:value-type="float">
            <text:p>0.0453145487489349</text:p>
          </table:table-cell>
          <table:table-cell office:value-type="float" office:value="0.660269865067466" calcext:value-type="float">
            <text:p>0.660269865067466</text:p>
          </table:table-cell>
          <table:table-cell office:value-type="float" office:value="0.0480592315049327" calcext:value-type="float">
            <text:p>0.0480592315049327</text:p>
          </table:table-cell>
          <table:table-cell office:value-type="float" office:value="0.681979010494753" calcext:value-type="float">
            <text:p>0.681979010494753</text:p>
          </table:table-cell>
          <table:table-cell office:value-type="float" office:value="0.051444696340626" calcext:value-type="float">
            <text:p>0.051444696340626</text:p>
          </table:table-cell>
          <table:table-cell office:value-type="float" office:value="0.66284107946027" calcext:value-type="float">
            <text:p>0.66284107946027</text:p>
          </table:table-cell>
          <table:table-cell office:value-type="float" office:value="0.0555912439463257" calcext:value-type="float">
            <text:p>0.0555912439463257</text:p>
          </table:table-cell>
          <table:table-cell office:value-type="float" office:value="0.692413793103448" calcext:value-type="float">
            <text:p>0.692413793103448</text:p>
          </table:table-cell>
          <table:table-cell office:value-type="float" office:value="0.0447490002833067" calcext:value-type="float">
            <text:p>0.04474900028330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0.674212893553223" calcext:value-type="float">
            <text:p>0.674212893553223</text:p>
          </table:table-cell>
          <table:table-cell office:value-type="float" office:value="0.0607232802260335" calcext:value-type="float">
            <text:p>0.0607232802260335</text:p>
          </table:table-cell>
          <table:table-cell office:value-type="float" office:value="0.654205397301349" calcext:value-type="float">
            <text:p>0.654205397301349</text:p>
          </table:table-cell>
          <table:table-cell office:value-type="float" office:value="0.026917481875758" calcext:value-type="float">
            <text:p>0.026917481875758</text:p>
          </table:table-cell>
          <table:table-cell office:value-type="float" office:value="0.672428785607196" calcext:value-type="float">
            <text:p>0.672428785607196</text:p>
          </table:table-cell>
          <table:table-cell office:value-type="float" office:value="0.0438003801020561" calcext:value-type="float">
            <text:p>0.0438003801020561</text:p>
          </table:table-cell>
          <table:table-cell office:value-type="float" office:value="0.679370314842579" calcext:value-type="float">
            <text:p>0.679370314842579</text:p>
          </table:table-cell>
          <table:table-cell office:value-type="float" office:value="0.0481257138818976" calcext:value-type="float">
            <text:p>0.0481257138818976</text:p>
          </table:table-cell>
          <table:table-cell office:value-type="float" office:value="0.686334332833583" calcext:value-type="float">
            <text:p>0.686334332833583</text:p>
          </table:table-cell>
          <table:table-cell office:value-type="float" office:value="0.0464434874414582" calcext:value-type="float">
            <text:p>0.0464434874414582</text:p>
          </table:table-cell>
          <table:table-cell office:value-type="float" office:value="0.682848575712144" calcext:value-type="float">
            <text:p>0.682848575712144</text:p>
          </table:table-cell>
          <table:table-cell office:value-type="float" office:value="0.0544627768699604" calcext:value-type="float">
            <text:p>0.0544627768699604</text:p>
          </table:table-cell>
          <table:table-cell office:value-type="float" office:value="0.674182908545727" calcext:value-type="float">
            <text:p>0.674182908545727</text:p>
          </table:table-cell>
          <table:table-cell office:value-type="float" office:value="0.0392662930866511" calcext:value-type="float">
            <text:p>0.0392662930866511</text:p>
          </table:table-cell>
          <table:table-cell office:value-type="float" office:value="0.679407796101949" calcext:value-type="float">
            <text:p>0.679407796101949</text:p>
          </table:table-cell>
          <table:table-cell office:value-type="float" office:value="0.0616872458039427" calcext:value-type="float">
            <text:p>0.0616872458039427</text:p>
          </table:table-cell>
          <table:table-cell office:value-type="float" office:value="0.69243628185907" calcext:value-type="float">
            <text:p>0.69243628185907</text:p>
          </table:table-cell>
          <table:table-cell office:value-type="float" office:value="0.037201327634072" calcext:value-type="float">
            <text:p>0.037201327634072</text:p>
          </table:table-cell>
          <table:table-cell office:value-type="float" office:value="0.6723988005997" calcext:value-type="float">
            <text:p>0.6723988005997</text:p>
          </table:table-cell>
          <table:table-cell office:value-type="float" office:value="0.0497118734491126" calcext:value-type="float">
            <text:p>0.0497118734491126</text:p>
          </table:table-cell>
          <table:table-cell office:value-type="float" office:value="0.693313343328336" calcext:value-type="float">
            <text:p>0.693313343328336</text:p>
          </table:table-cell>
          <table:table-cell office:value-type="float" office:value="0.0489977002029805" calcext:value-type="float">
            <text:p>0.0489977002029805</text:p>
          </table:table-cell>
          <table:table-cell office:value-type="float" office:value="0.686326836581709" calcext:value-type="float">
            <text:p>0.686326836581709</text:p>
          </table:table-cell>
          <table:table-cell office:value-type="float" office:value="0.0555456830524525" calcext:value-type="float">
            <text:p>0.0555456830524525</text:p>
          </table:table-cell>
          <table:table-cell office:value-type="float" office:value="0.67332083958021" calcext:value-type="float">
            <text:p>0.67332083958021</text:p>
          </table:table-cell>
          <table:table-cell office:value-type="float" office:value="0.0389824710548496" calcext:value-type="float">
            <text:p>0.0389824710548496</text:p>
          </table:table-cell>
          <table:table-cell office:value-type="float" office:value="0.679377811094453" calcext:value-type="float">
            <text:p>0.679377811094453</text:p>
          </table:table-cell>
          <table:table-cell office:value-type="float" office:value="0.0583460191742506" calcext:value-type="float">
            <text:p>0.0583460191742506</text:p>
          </table:table-cell>
          <table:table-cell office:value-type="float" office:value="0.683695652173913" calcext:value-type="float">
            <text:p>0.683695652173913</text:p>
          </table:table-cell>
          <table:table-cell office:value-type="float" office:value="0.0669907842571149" calcext:value-type="float">
            <text:p>0.0669907842571149</text:p>
          </table:table-cell>
          <table:table-cell office:value-type="float" office:value="0.683710644677661" calcext:value-type="float">
            <text:p>0.683710644677661</text:p>
          </table:table-cell>
          <table:table-cell office:value-type="float" office:value="0.0567517048317465" calcext:value-type="float">
            <text:p>0.05675170483174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0.675052473763119" calcext:value-type="float">
            <text:p>0.675052473763119</text:p>
          </table:table-cell>
          <table:table-cell office:value-type="float" office:value="0.0571944837656966" calcext:value-type="float">
            <text:p>0.0571944837656966</text:p>
          </table:table-cell>
          <table:table-cell office:value-type="float" office:value="0.655929535232384" calcext:value-type="float">
            <text:p>0.655929535232384</text:p>
          </table:table-cell>
          <table:table-cell office:value-type="float" office:value="0.0426146289658428" calcext:value-type="float">
            <text:p>0.0426146289658428</text:p>
          </table:table-cell>
          <table:table-cell office:value-type="float" office:value="0.683710644677661" calcext:value-type="float">
            <text:p>0.683710644677661</text:p>
          </table:table-cell>
          <table:table-cell office:value-type="float" office:value="0.0563058293917237" calcext:value-type="float">
            <text:p>0.0563058293917237</text:p>
          </table:table-cell>
          <table:table-cell office:value-type="float" office:value="0.681979010494753" calcext:value-type="float">
            <text:p>0.681979010494753</text:p>
          </table:table-cell>
          <table:table-cell office:value-type="float" office:value="0.047892481005276" calcext:value-type="float">
            <text:p>0.047892481005276</text:p>
          </table:table-cell>
          <table:table-cell office:value-type="float" office:value="0.688928035982009" calcext:value-type="float">
            <text:p>0.688928035982009</text:p>
          </table:table-cell>
          <table:table-cell office:value-type="float" office:value="0.0505570559624315" calcext:value-type="float">
            <text:p>0.0505570559624315</text:p>
          </table:table-cell>
          <table:table-cell office:value-type="float" office:value="0.68544227886057" calcext:value-type="float">
            <text:p>0.68544227886057</text:p>
          </table:table-cell>
          <table:table-cell office:value-type="float" office:value="0.0619549261763684" calcext:value-type="float">
            <text:p>0.0619549261763684</text:p>
          </table:table-cell>
          <table:table-cell office:value-type="float" office:value="0.688095952023988" calcext:value-type="float">
            <text:p>0.688095952023988</text:p>
          </table:table-cell>
          <table:table-cell office:value-type="float" office:value="0.0522483055428264" calcext:value-type="float">
            <text:p>0.0522483055428264</text:p>
          </table:table-cell>
          <table:table-cell office:value-type="float" office:value="0.68808095952024" calcext:value-type="float">
            <text:p>0.68808095952024</text:p>
          </table:table-cell>
          <table:table-cell office:value-type="float" office:value="0.052181248419262" calcext:value-type="float">
            <text:p>0.052181248419262</text:p>
          </table:table-cell>
          <table:table-cell office:value-type="float" office:value="0.688095952023988" calcext:value-type="float">
            <text:p>0.688095952023988</text:p>
          </table:table-cell>
          <table:table-cell office:value-type="float" office:value="0.0360778888037527" calcext:value-type="float">
            <text:p>0.0360778888037527</text:p>
          </table:table-cell>
          <table:table-cell office:value-type="float" office:value="0.667218890554723" calcext:value-type="float">
            <text:p>0.667218890554723</text:p>
          </table:table-cell>
          <table:table-cell office:value-type="float" office:value="0.0502188709253725" calcext:value-type="float">
            <text:p>0.0502188709253725</text:p>
          </table:table-cell>
          <table:table-cell office:value-type="float" office:value="0.681131934032983" calcext:value-type="float">
            <text:p>0.681131934032983</text:p>
          </table:table-cell>
          <table:table-cell office:value-type="float" office:value="0.0466664682486406" calcext:value-type="float">
            <text:p>0.0466664682486406</text:p>
          </table:table-cell>
          <table:table-cell office:value-type="float" office:value="0.686341829085457" calcext:value-type="float">
            <text:p>0.686341829085457</text:p>
          </table:table-cell>
          <table:table-cell office:value-type="float" office:value="0.0565186437763364" calcext:value-type="float">
            <text:p>0.0565186437763364</text:p>
          </table:table-cell>
          <table:table-cell office:value-type="float" office:value="0.682871064467766" calcext:value-type="float">
            <text:p>0.682871064467766</text:p>
          </table:table-cell>
          <table:table-cell office:value-type="float" office:value="0.0567618168593189" calcext:value-type="float">
            <text:p>0.0567618168593189</text:p>
          </table:table-cell>
          <table:table-cell office:value-type="float" office:value="0.681116941529235" calcext:value-type="float">
            <text:p>0.681116941529235</text:p>
          </table:table-cell>
          <table:table-cell office:value-type="float" office:value="0.0584241715844454" calcext:value-type="float">
            <text:p>0.0584241715844454</text:p>
          </table:table-cell>
          <table:table-cell office:value-type="float" office:value="0.695" calcext:value-type="float">
            <text:p>0.695</text:p>
          </table:table-cell>
          <table:table-cell office:value-type="float" office:value="0.0563547328325083" calcext:value-type="float">
            <text:p>0.0563547328325083</text:p>
          </table:table-cell>
          <table:table-cell office:value-type="float" office:value="0.69068215892054" calcext:value-type="float">
            <text:p>0.69068215892054</text:p>
          </table:table-cell>
          <table:table-cell office:value-type="float" office:value="0.0539124316422182" calcext:value-type="float">
            <text:p>0.05391243164221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0.673313343328336" calcext:value-type="float">
            <text:p>0.673313343328336</text:p>
          </table:table-cell>
          <table:table-cell office:value-type="float" office:value="0.0549563830770191" calcext:value-type="float">
            <text:p>0.0549563830770191</text:p>
          </table:table-cell>
          <table:table-cell office:value-type="float" office:value="0.65592203898051" calcext:value-type="float">
            <text:p>0.65592203898051</text:p>
          </table:table-cell>
          <table:table-cell office:value-type="float" office:value="0.0445963638329848" calcext:value-type="float">
            <text:p>0.0445963638329848</text:p>
          </table:table-cell>
          <table:table-cell office:value-type="float" office:value="0.689805097451274" calcext:value-type="float">
            <text:p>0.689805097451274</text:p>
          </table:table-cell>
          <table:table-cell office:value-type="float" office:value="0.0533057481594383" calcext:value-type="float">
            <text:p>0.0533057481594383</text:p>
          </table:table-cell>
          <table:table-cell office:value-type="float" office:value="0.679362818590705" calcext:value-type="float">
            <text:p>0.679362818590705</text:p>
          </table:table-cell>
          <table:table-cell office:value-type="float" office:value="0.0469276816457358" calcext:value-type="float">
            <text:p>0.0469276816457358</text:p>
          </table:table-cell>
          <table:table-cell office:value-type="float" office:value="0.685457271364318" calcext:value-type="float">
            <text:p>0.685457271364318</text:p>
          </table:table-cell>
          <table:table-cell office:value-type="float" office:value="0.0505367727116852" calcext:value-type="float">
            <text:p>0.0505367727116852</text:p>
          </table:table-cell>
          <table:table-cell office:value-type="float" office:value="0.681101949025487" calcext:value-type="float">
            <text:p>0.681101949025487</text:p>
          </table:table-cell>
          <table:table-cell office:value-type="float" office:value="0.0559961312225802" calcext:value-type="float">
            <text:p>0.0559961312225802</text:p>
          </table:table-cell>
          <table:table-cell office:value-type="float" office:value="0.69763868065967" calcext:value-type="float">
            <text:p>0.69763868065967</text:p>
          </table:table-cell>
          <table:table-cell office:value-type="float" office:value="0.0469795054975541" calcext:value-type="float">
            <text:p>0.0469795054975541</text:p>
          </table:table-cell>
          <table:table-cell office:value-type="float" office:value="0.696754122938531" calcext:value-type="float">
            <text:p>0.696754122938531</text:p>
          </table:table-cell>
          <table:table-cell office:value-type="float" office:value="0.0619672426637805" calcext:value-type="float">
            <text:p>0.0619672426637805</text:p>
          </table:table-cell>
          <table:table-cell office:value-type="float" office:value="0.675914542728636" calcext:value-type="float">
            <text:p>0.675914542728636</text:p>
          </table:table-cell>
          <table:table-cell office:value-type="float" office:value="0.0399085138141321" calcext:value-type="float">
            <text:p>0.0399085138141321</text:p>
          </table:table-cell>
          <table:table-cell office:value-type="float" office:value="0.671589205397301" calcext:value-type="float">
            <text:p>0.671589205397301</text:p>
          </table:table-cell>
          <table:table-cell office:value-type="float" office:value="0.0481164263087114" calcext:value-type="float">
            <text:p>0.0481164263087114</text:p>
          </table:table-cell>
          <table:table-cell office:value-type="float" office:value="0.678515742128935" calcext:value-type="float">
            <text:p>0.678515742128935</text:p>
          </table:table-cell>
          <table:table-cell office:value-type="float" office:value="0.0488331340265234" calcext:value-type="float">
            <text:p>0.0488331340265234</text:p>
          </table:table-cell>
          <table:table-cell office:value-type="float" office:value="0.685487256371814" calcext:value-type="float">
            <text:p>0.685487256371814</text:p>
          </table:table-cell>
          <table:table-cell office:value-type="float" office:value="0.0441314052820958" calcext:value-type="float">
            <text:p>0.0441314052820958</text:p>
          </table:table-cell>
          <table:table-cell office:value-type="float" office:value="0.679385307346327" calcext:value-type="float">
            <text:p>0.679385307346327</text:p>
          </table:table-cell>
          <table:table-cell office:value-type="float" office:value="0.0509252611130763" calcext:value-type="float">
            <text:p>0.0509252611130763</text:p>
          </table:table-cell>
          <table:table-cell office:value-type="float" office:value="0.688073463268366" calcext:value-type="float">
            <text:p>0.688073463268366</text:p>
          </table:table-cell>
          <table:table-cell office:value-type="float" office:value="0.0583050403901383" calcext:value-type="float">
            <text:p>0.0583050403901383</text:p>
          </table:table-cell>
          <table:table-cell office:value-type="float" office:value="0.690667166416792" calcext:value-type="float">
            <text:p>0.690667166416792</text:p>
          </table:table-cell>
          <table:table-cell office:value-type="float" office:value="0.0517635144788628" calcext:value-type="float">
            <text:p>0.0517635144788628</text:p>
          </table:table-cell>
          <table:table-cell office:value-type="float" office:value="0.696731634182908" calcext:value-type="float">
            <text:p>0.696731634182908</text:p>
          </table:table-cell>
          <table:table-cell office:value-type="float" office:value="0.0582805844541649" calcext:value-type="float">
            <text:p>0.05828058445416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0.676776611694153" calcext:value-type="float">
            <text:p>0.676776611694153</text:p>
          </table:table-cell>
          <table:table-cell office:value-type="float" office:value="0.0477648427133442" calcext:value-type="float">
            <text:p>0.0477648427133442</text:p>
          </table:table-cell>
          <table:table-cell office:value-type="float" office:value="0.656799100449775" calcext:value-type="float">
            <text:p>0.656799100449775</text:p>
          </table:table-cell>
          <table:table-cell office:value-type="float" office:value="0.0399733572988176" calcext:value-type="float">
            <text:p>0.0399733572988176</text:p>
          </table:table-cell>
          <table:table-cell office:value-type="float" office:value="0.688943028485757" calcext:value-type="float">
            <text:p>0.688943028485757</text:p>
          </table:table-cell>
          <table:table-cell office:value-type="float" office:value="0.0524362119035321" calcext:value-type="float">
            <text:p>0.0524362119035321</text:p>
          </table:table-cell>
          <table:table-cell office:value-type="float" office:value="0.683725637181409" calcext:value-type="float">
            <text:p>0.683725637181409</text:p>
          </table:table-cell>
          <table:table-cell office:value-type="float" office:value="0.0478399031562765" calcext:value-type="float">
            <text:p>0.0478399031562765</text:p>
          </table:table-cell>
          <table:table-cell office:value-type="float" office:value="0.686326836581709" calcext:value-type="float">
            <text:p>0.686326836581709</text:p>
          </table:table-cell>
          <table:table-cell office:value-type="float" office:value="0.0487810292663706" calcext:value-type="float">
            <text:p>0.0487810292663706</text:p>
          </table:table-cell>
          <table:table-cell office:value-type="float" office:value="0.688050974512744" calcext:value-type="float">
            <text:p>0.688050974512744</text:p>
          </table:table-cell>
          <table:table-cell office:value-type="float" office:value="0.0508703431405844" calcext:value-type="float">
            <text:p>0.0508703431405844</text:p>
          </table:table-cell>
          <table:table-cell office:value-type="float" office:value="0.688088455772114" calcext:value-type="float">
            <text:p>0.688088455772114</text:p>
          </table:table-cell>
          <table:table-cell office:value-type="float" office:value="0.0457865551201231" calcext:value-type="float">
            <text:p>0.0457865551201231</text:p>
          </table:table-cell>
          <table:table-cell office:value-type="float" office:value="0.694152923538231" calcext:value-type="float">
            <text:p>0.694152923538231</text:p>
          </table:table-cell>
          <table:table-cell office:value-type="float" office:value="0.061585438908259" calcext:value-type="float">
            <text:p>0.061585438908259</text:p>
          </table:table-cell>
          <table:table-cell office:value-type="float" office:value="0.681109445277361" calcext:value-type="float">
            <text:p>0.681109445277361</text:p>
          </table:table-cell>
          <table:table-cell office:value-type="float" office:value="0.0444113964514987" calcext:value-type="float">
            <text:p>0.0444113964514987</text:p>
          </table:table-cell>
          <table:table-cell office:value-type="float" office:value="0.679400299850075" calcext:value-type="float">
            <text:p>0.679400299850075</text:p>
          </table:table-cell>
          <table:table-cell office:value-type="float" office:value="0.0475879272822873" calcext:value-type="float">
            <text:p>0.0475879272822873</text:p>
          </table:table-cell>
          <table:table-cell office:value-type="float" office:value="0.672443778110945" calcext:value-type="float">
            <text:p>0.672443778110945</text:p>
          </table:table-cell>
          <table:table-cell office:value-type="float" office:value="0.0472065142527845" calcext:value-type="float">
            <text:p>0.0472065142527845</text:p>
          </table:table-cell>
          <table:table-cell office:value-type="float" office:value="0.680262368815592" calcext:value-type="float">
            <text:p>0.680262368815592</text:p>
          </table:table-cell>
          <table:table-cell office:value-type="float" office:value="0.0602987828260562" calcext:value-type="float">
            <text:p>0.0602987828260562</text:p>
          </table:table-cell>
          <table:table-cell office:value-type="float" office:value="0.682001499250375" calcext:value-type="float">
            <text:p>0.682001499250375</text:p>
          </table:table-cell>
          <table:table-cell office:value-type="float" office:value="0.0421485008304413" calcext:value-type="float">
            <text:p>0.0421485008304413</text:p>
          </table:table-cell>
          <table:table-cell office:value-type="float" office:value="0.683718140929535" calcext:value-type="float">
            <text:p>0.683718140929535</text:p>
          </table:table-cell>
          <table:table-cell office:value-type="float" office:value="0.0614120803549722" calcext:value-type="float">
            <text:p>0.0614120803549722</text:p>
          </table:table-cell>
          <table:table-cell office:value-type="float" office:value="0.695014992503748" calcext:value-type="float">
            <text:p>0.695014992503748</text:p>
          </table:table-cell>
          <table:table-cell office:value-type="float" office:value="0.0543163700635095" calcext:value-type="float">
            <text:p>0.0543163700635095</text:p>
          </table:table-cell>
          <table:table-cell office:value-type="float" office:value="0.697631184407796" calcext:value-type="float">
            <text:p>0.697631184407796</text:p>
          </table:table-cell>
          <table:table-cell office:value-type="float" office:value="0.0555443791094547" calcext:value-type="float">
            <text:p>0.055544379109454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0.673493253373313" calcext:value-type="float">
            <text:p>0.673493253373313</text:p>
          </table:table-cell>
          <table:table-cell office:value-type="float" office:value="0.0539286310667344" calcext:value-type="float">
            <text:p>0.0539286310667344</text:p>
          </table:table-cell>
          <table:table-cell office:value-type="float" office:value="0.654200899550225" calcext:value-type="float">
            <text:p>0.654200899550225</text:p>
          </table:table-cell>
          <table:table-cell office:value-type="float" office:value="0.0387852171649396" calcext:value-type="float">
            <text:p>0.0387852171649396</text:p>
          </table:table-cell>
          <table:table-cell office:value-type="float" office:value="0.680418290854573" calcext:value-type="float">
            <text:p>0.680418290854573</text:p>
          </table:table-cell>
          <table:table-cell office:value-type="float" office:value="0.0506099845404287" calcext:value-type="float">
            <text:p>0.0506099845404287</text:p>
          </table:table-cell>
          <table:table-cell office:value-type="float" office:value="0.679893553223388" calcext:value-type="float">
            <text:p>0.679893553223388</text:p>
          </table:table-cell>
          <table:table-cell office:value-type="float" office:value="0.0475222344680978" calcext:value-type="float">
            <text:p>0.0475222344680978</text:p>
          </table:table-cell>
          <table:table-cell office:value-type="float" office:value="0.684769115442279" calcext:value-type="float">
            <text:p>0.684769115442279</text:p>
          </table:table-cell>
          <table:table-cell office:value-type="float" office:value="0.0496309086305863" calcext:value-type="float">
            <text:p>0.0496309086305863</text:p>
          </table:table-cell>
          <table:table-cell office:value-type="float" office:value="0.683712143928036" calcext:value-type="float">
            <text:p>0.683712143928036</text:p>
          </table:table-cell>
          <table:table-cell office:value-type="float" office:value="0.0560798912759835" calcext:value-type="float">
            <text:p>0.0560798912759835</text:p>
          </table:table-cell>
          <table:table-cell office:value-type="float" office:value="0.683052473763118" calcext:value-type="float">
            <text:p>0.683052473763118</text:p>
          </table:table-cell>
          <table:table-cell office:value-type="float" office:value="0.044258161048659" calcext:value-type="float">
            <text:p>0.044258161048659</text:p>
          </table:table-cell>
          <table:table-cell office:value-type="float" office:value="0.687376311844078" calcext:value-type="float">
            <text:p>0.687376311844078</text:p>
          </table:table-cell>
          <table:table-cell office:value-type="float" office:value="0.0584785857099921" calcext:value-type="float">
            <text:p>0.0584785857099921</text:p>
          </table:table-cell>
          <table:table-cell office:value-type="float" office:value="0.683568215892054" calcext:value-type="float">
            <text:p>0.683568215892054</text:p>
          </table:table-cell>
          <table:table-cell office:value-type="float" office:value="0.0428932356998659" calcext:value-type="float">
            <text:p>0.0428932356998659</text:p>
          </table:table-cell>
          <table:table-cell office:value-type="float" office:value="0.674347826086957" calcext:value-type="float">
            <text:p>0.674347826086957</text:p>
          </table:table-cell>
          <table:table-cell office:value-type="float" office:value="0.0479036051927533" calcext:value-type="float">
            <text:p>0.0479036051927533</text:p>
          </table:table-cell>
          <table:table-cell office:value-type="float" office:value="0.680965517241379" calcext:value-type="float">
            <text:p>0.680965517241379</text:p>
          </table:table-cell>
          <table:table-cell office:value-type="float" office:value="0.0479294856759951" calcext:value-type="float">
            <text:p>0.0479294856759951</text:p>
          </table:table-cell>
          <table:table-cell office:value-type="float" office:value="0.683218890554723" calcext:value-type="float">
            <text:p>0.683218890554723</text:p>
          </table:table-cell>
          <table:table-cell office:value-type="float" office:value="0.0523618127371752" calcext:value-type="float">
            <text:p>0.0523618127371752</text:p>
          </table:table-cell>
          <table:table-cell office:value-type="float" office:value="0.675569715142429" calcext:value-type="float">
            <text:p>0.675569715142429</text:p>
          </table:table-cell>
          <table:table-cell office:value-type="float" office:value="0.0473754562725238" calcext:value-type="float">
            <text:p>0.0473754562725238</text:p>
          </table:table-cell>
          <table:table-cell office:value-type="float" office:value="0.682853073463268" calcext:value-type="float">
            <text:p>0.682853073463268</text:p>
          </table:table-cell>
          <table:table-cell office:value-type="float" office:value="0.0575864015688865" calcext:value-type="float">
            <text:p>0.0575864015688865</text:p>
          </table:table-cell>
          <table:table-cell office:value-type="float" office:value="0.685443778110945" calcext:value-type="float">
            <text:p>0.685443778110945</text:p>
          </table:table-cell>
          <table:table-cell office:value-type="float" office:value="0.0570033291156642" calcext:value-type="float">
            <text:p>0.0570033291156642</text:p>
          </table:table-cell>
          <table:table-cell office:value-type="float" office:value="0.692233883058471" calcext:value-type="float">
            <text:p>0.692233883058471</text:p>
          </table:table-cell>
          <table:table-cell office:value-type="float" office:value="0.0538476200641782" calcext:value-type="float">
            <text:p>0.05384762006417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60292353823088" calcext:value-type="float">
            <text:p>0.660292353823088</text:p>
          </table:table-cell>
          <table:table-cell office:value-type="float" office:value="0.0404832158062485" calcext:value-type="float">
            <text:p>0.0404832158062485</text:p>
          </table:table-cell>
          <table:table-cell office:value-type="float" office:value="0.672428785607196" calcext:value-type="float">
            <text:p>0.672428785607196</text:p>
          </table:table-cell>
          <table:table-cell office:value-type="float" office:value="0.0362430457225542" calcext:value-type="float">
            <text:p>0.0362430457225542</text:p>
          </table:table-cell>
          <table:table-cell office:value-type="float" office:value="0.660284857571214" calcext:value-type="float">
            <text:p>0.660284857571214</text:p>
          </table:table-cell>
          <table:table-cell office:value-type="float" office:value="0.0397130297382084" calcext:value-type="float">
            <text:p>0.0397130297382084</text:p>
          </table:table-cell>
          <table:table-cell office:value-type="float" office:value="0.668088455772114" calcext:value-type="float">
            <text:p>0.668088455772114</text:p>
          </table:table-cell>
          <table:table-cell office:value-type="float" office:value="0.0403318484307087" calcext:value-type="float">
            <text:p>0.0403318484307087</text:p>
          </table:table-cell>
          <table:table-cell office:value-type="float" office:value="0.670727136431784" calcext:value-type="float">
            <text:p>0.670727136431784</text:p>
          </table:table-cell>
          <table:table-cell office:value-type="float" office:value="0.0380430864186469" calcext:value-type="float">
            <text:p>0.0380430864186469</text:p>
          </table:table-cell>
          <table:table-cell office:value-type="float" office:value="0.674160419790105" calcext:value-type="float">
            <text:p>0.674160419790105</text:p>
          </table:table-cell>
          <table:table-cell office:value-type="float" office:value="0.0374724635689687" calcext:value-type="float">
            <text:p>0.0374724635689687</text:p>
          </table:table-cell>
          <table:table-cell office:value-type="float" office:value="0.66547976011994" calcext:value-type="float">
            <text:p>0.66547976011994</text:p>
          </table:table-cell>
          <table:table-cell office:value-type="float" office:value="0.0552015270812841" calcext:value-type="float">
            <text:p>0.0552015270812841</text:p>
          </table:table-cell>
          <table:table-cell office:value-type="float" office:value="0.643740629685157" calcext:value-type="float">
            <text:p>0.643740629685157</text:p>
          </table:table-cell>
          <table:table-cell office:value-type="float" office:value="0.0317126649457083" calcext:value-type="float">
            <text:p>0.0317126649457083</text:p>
          </table:table-cell>
          <table:table-cell office:value-type="float" office:value="0.679377811094453" calcext:value-type="float">
            <text:p>0.679377811094453</text:p>
          </table:table-cell>
          <table:table-cell office:value-type="float" office:value="0.05747554956538" calcext:value-type="float">
            <text:p>0.05747554956538</text:p>
          </table:table-cell>
          <table:table-cell office:value-type="float" office:value="0.664617691154423" calcext:value-type="float">
            <text:p>0.664617691154423</text:p>
          </table:table-cell>
          <table:table-cell office:value-type="float" office:value="0.0500451781295263" calcext:value-type="float">
            <text:p>0.0500451781295263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386716482677705" calcext:value-type="float">
            <text:p>0.0386716482677705</text:p>
          </table:table-cell>
          <table:table-cell office:value-type="float" office:value="0.646416791604198" calcext:value-type="float">
            <text:p>0.646416791604198</text:p>
          </table:table-cell>
          <table:table-cell office:value-type="float" office:value="0.0658249344456546" calcext:value-type="float">
            <text:p>0.0658249344456546</text:p>
          </table:table-cell>
          <table:table-cell office:value-type="float" office:value="0.662863568215892" calcext:value-type="float">
            <text:p>0.662863568215892</text:p>
          </table:table-cell>
          <table:table-cell office:value-type="float" office:value="0.0514026007326582" calcext:value-type="float">
            <text:p>0.0514026007326582</text:p>
          </table:table-cell>
          <table:table-cell office:value-type="float" office:value="0.659392803598201" calcext:value-type="float">
            <text:p>0.659392803598201</text:p>
          </table:table-cell>
          <table:table-cell office:value-type="float" office:value="0.0594179155742327" calcext:value-type="float">
            <text:p>0.0594179155742327</text:p>
          </table:table-cell>
          <table:table-cell office:value-type="float" office:value="0.671559220389805" calcext:value-type="float">
            <text:p>0.671559220389805</text:p>
          </table:table-cell>
          <table:table-cell office:value-type="float" office:value="0.0477957659594188" calcext:value-type="float">
            <text:p>0.0477957659594188</text:p>
          </table:table-cell>
          <table:table-cell office:value-type="float" office:value="0.667271364317841" calcext:value-type="float">
            <text:p>0.667271364317841</text:p>
          </table:table-cell>
          <table:table-cell office:value-type="float" office:value="0.0352073909815847" calcext:value-type="float">
            <text:p>0.03520739098158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350234963708741" calcext:value-type="float">
            <text:p>0.0350234963708741</text:p>
          </table:table-cell>
          <table:table-cell office:value-type="float" office:value="0.671551724137931" calcext:value-type="float">
            <text:p>0.671551724137931</text:p>
          </table:table-cell>
          <table:table-cell office:value-type="float" office:value="0.0422437165124273" calcext:value-type="float">
            <text:p>0.0422437165124273</text:p>
          </table:table-cell>
          <table:table-cell office:value-type="float" office:value="0.683718140929535" calcext:value-type="float">
            <text:p>0.683718140929535</text:p>
          </table:table-cell>
          <table:table-cell office:value-type="float" office:value="0.0434682187533248" calcext:value-type="float">
            <text:p>0.0434682187533248</text:p>
          </table:table-cell>
          <table:table-cell office:value-type="float" office:value="0.686319340329835" calcext:value-type="float">
            <text:p>0.686319340329835</text:p>
          </table:table-cell>
          <table:table-cell office:value-type="float" office:value="0.051825741514614" calcext:value-type="float">
            <text:p>0.051825741514614</text:p>
          </table:table-cell>
          <table:table-cell office:value-type="float" office:value="0.66811844077961" calcext:value-type="float">
            <text:p>0.66811844077961</text:p>
          </table:table-cell>
          <table:table-cell office:value-type="float" office:value="0.0491185741346021" calcext:value-type="float">
            <text:p>0.0491185741346021</text:p>
          </table:table-cell>
          <table:table-cell office:value-type="float" office:value="0.679392803598201" calcext:value-type="float">
            <text:p>0.679392803598201</text:p>
          </table:table-cell>
          <table:table-cell office:value-type="float" office:value="0.0431999289591945" calcext:value-type="float">
            <text:p>0.0431999289591945</text:p>
          </table:table-cell>
          <table:table-cell office:value-type="float" office:value="0.6671964017991" calcext:value-type="float">
            <text:p>0.6671964017991</text:p>
          </table:table-cell>
          <table:table-cell office:value-type="float" office:value="0.0459805856551354" calcext:value-type="float">
            <text:p>0.0459805856551354</text:p>
          </table:table-cell>
          <table:table-cell office:value-type="float" office:value="0.667218890554723" calcext:value-type="float">
            <text:p>0.667218890554723</text:p>
          </table:table-cell>
          <table:table-cell office:value-type="float" office:value="0.0386903120692624" calcext:value-type="float">
            <text:p>0.0386903120692624</text:p>
          </table:table-cell>
          <table:table-cell office:value-type="float" office:value="0.682001499250375" calcext:value-type="float">
            <text:p>0.682001499250375</text:p>
          </table:table-cell>
          <table:table-cell office:value-type="float" office:value="0.045962593207799" calcext:value-type="float">
            <text:p>0.045962593207799</text:p>
          </table:table-cell>
          <table:table-cell office:value-type="float" office:value="0.671551724137931" calcext:value-type="float">
            <text:p>0.671551724137931</text:p>
          </table:table-cell>
          <table:table-cell office:value-type="float" office:value="0.0436136897433419" calcext:value-type="float">
            <text:p>0.0436136897433419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397833815728535" calcext:value-type="float">
            <text:p>0.0397833815728535</text:p>
          </table:table-cell>
          <table:table-cell office:value-type="float" office:value="0.665472263868066" calcext:value-type="float">
            <text:p>0.665472263868066</text:p>
          </table:table-cell>
          <table:table-cell office:value-type="float" office:value="0.0434990529707113" calcext:value-type="float">
            <text:p>0.0434990529707113</text:p>
          </table:table-cell>
          <table:table-cell office:value-type="float" office:value="0.676784107946027" calcext:value-type="float">
            <text:p>0.676784107946027</text:p>
          </table:table-cell>
          <table:table-cell office:value-type="float" office:value="0.0459225506110582" calcext:value-type="float">
            <text:p>0.0459225506110582</text:p>
          </table:table-cell>
          <table:table-cell office:value-type="float" office:value="0.667263868065967" calcext:value-type="float">
            <text:p>0.667263868065967</text:p>
          </table:table-cell>
          <table:table-cell office:value-type="float" office:value="0.0572640818283031" calcext:value-type="float">
            <text:p>0.0572640818283031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470960047332016" calcext:value-type="float">
            <text:p>0.0470960047332016</text:p>
          </table:table-cell>
          <table:table-cell office:value-type="float" office:value="0.667256371814093" calcext:value-type="float">
            <text:p>0.667256371814093</text:p>
          </table:table-cell>
          <table:table-cell office:value-type="float" office:value="0.0485915555466661" calcext:value-type="float">
            <text:p>0.04859155554666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69835082458771" calcext:value-type="float">
            <text:p>0.669835082458771</text:p>
          </table:table-cell>
          <table:table-cell office:value-type="float" office:value="0.0421366000415751" calcext:value-type="float">
            <text:p>0.0421366000415751</text:p>
          </table:table-cell>
          <table:table-cell office:value-type="float" office:value="0.674175412293853" calcext:value-type="float">
            <text:p>0.674175412293853</text:p>
          </table:table-cell>
          <table:table-cell office:value-type="float" office:value="0.043390302758185" calcext:value-type="float">
            <text:p>0.043390302758185</text:p>
          </table:table-cell>
          <table:table-cell office:value-type="float" office:value="0.688928035982009" calcext:value-type="float">
            <text:p>0.688928035982009</text:p>
          </table:table-cell>
          <table:table-cell office:value-type="float" office:value="0.0479996668581096" calcext:value-type="float">
            <text:p>0.0479996668581096</text:p>
          </table:table-cell>
          <table:table-cell office:value-type="float" office:value="0.673313343328336" calcext:value-type="float">
            <text:p>0.673313343328336</text:p>
          </table:table-cell>
          <table:table-cell office:value-type="float" office:value="0.0419519319628242" calcext:value-type="float">
            <text:p>0.0419519319628242</text:p>
          </table:table-cell>
          <table:table-cell office:value-type="float" office:value="0.674175412293853" calcext:value-type="float">
            <text:p>0.674175412293853</text:p>
          </table:table-cell>
          <table:table-cell office:value-type="float" office:value="0.0536106961084826" calcext:value-type="float">
            <text:p>0.0536106961084826</text:p>
          </table:table-cell>
          <table:table-cell office:value-type="float" office:value="0.677676161919041" calcext:value-type="float">
            <text:p>0.677676161919041</text:p>
          </table:table-cell>
          <table:table-cell office:value-type="float" office:value="0.0509029516995885" calcext:value-type="float">
            <text:p>0.0509029516995885</text:p>
          </table:table-cell>
          <table:table-cell office:value-type="float" office:value="0.676776611694153" calcext:value-type="float">
            <text:p>0.676776611694153</text:p>
          </table:table-cell>
          <table:table-cell office:value-type="float" office:value="0.0394834511833366" calcext:value-type="float">
            <text:p>0.0394834511833366</text:p>
          </table:table-cell>
          <table:table-cell office:value-type="float" office:value="0.675892053973014" calcext:value-type="float">
            <text:p>0.675892053973014</text:p>
          </table:table-cell>
          <table:table-cell office:value-type="float" office:value="0.0453780708700995" calcext:value-type="float">
            <text:p>0.0453780708700995</text:p>
          </table:table-cell>
          <table:table-cell office:value-type="float" office:value="0.686349325337331" calcext:value-type="float">
            <text:p>0.686349325337331</text:p>
          </table:table-cell>
          <table:table-cell office:value-type="float" office:value="0.0475967912951573" calcext:value-type="float">
            <text:p>0.0475967912951573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45126529334188" calcext:value-type="float">
            <text:p>0.045126529334188</text:p>
          </table:table-cell>
          <table:table-cell office:value-type="float" office:value="0.684610194902549" calcext:value-type="float">
            <text:p>0.684610194902549</text:p>
          </table:table-cell>
          <table:table-cell office:value-type="float" office:value="0.0360827558778004" calcext:value-type="float">
            <text:p>0.0360827558778004</text:p>
          </table:table-cell>
          <table:table-cell office:value-type="float" office:value="0.682856071964018" calcext:value-type="float">
            <text:p>0.682856071964018</text:p>
          </table:table-cell>
          <table:table-cell office:value-type="float" office:value="0.0466084988735393" calcext:value-type="float">
            <text:p>0.0466084988735393</text:p>
          </table:table-cell>
          <table:table-cell office:value-type="float" office:value="0.673305847076462" calcext:value-type="float">
            <text:p>0.673305847076462</text:p>
          </table:table-cell>
          <table:table-cell office:value-type="float" office:value="0.0443441221553654" calcext:value-type="float">
            <text:p>0.0443441221553654</text:p>
          </table:table-cell>
          <table:table-cell office:value-type="float" office:value="0.673335832083958" calcext:value-type="float">
            <text:p>0.673335832083958</text:p>
          </table:table-cell>
          <table:table-cell office:value-type="float" office:value="0.0590878187051957" calcext:value-type="float">
            <text:p>0.0590878187051957</text:p>
          </table:table-cell>
          <table:table-cell office:value-type="float" office:value="0.678530734632684" calcext:value-type="float">
            <text:p>0.678530734632684</text:p>
          </table:table-cell>
          <table:table-cell office:value-type="float" office:value="0.0369729854974276" calcext:value-type="float">
            <text:p>0.0369729854974276</text:p>
          </table:table-cell>
          <table:table-cell office:value-type="float" office:value="0.682023988005997" calcext:value-type="float">
            <text:p>0.682023988005997</text:p>
          </table:table-cell>
          <table:table-cell office:value-type="float" office:value="0.0523009194945316" calcext:value-type="float">
            <text:p>0.05230091949453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7676161919041" calcext:value-type="float">
            <text:p>0.677676161919041</text:p>
          </table:table-cell>
          <table:table-cell office:value-type="float" office:value="0.036938833650363" calcext:value-type="float">
            <text:p>0.036938833650363</text:p>
          </table:table-cell>
          <table:table-cell office:value-type="float" office:value="0.678508245877061" calcext:value-type="float">
            <text:p>0.678508245877061</text:p>
          </table:table-cell>
          <table:table-cell office:value-type="float" office:value="0.0353039075036107" calcext:value-type="float">
            <text:p>0.0353039075036107</text:p>
          </table:table-cell>
          <table:table-cell office:value-type="float" office:value="0.676776611694153" calcext:value-type="float">
            <text:p>0.676776611694153</text:p>
          </table:table-cell>
          <table:table-cell office:value-type="float" office:value="0.0546554140859578" calcext:value-type="float">
            <text:p>0.0546554140859578</text:p>
          </table:table-cell>
          <table:table-cell office:value-type="float" office:value="0.676761619190405" calcext:value-type="float">
            <text:p>0.676761619190405</text:p>
          </table:table-cell>
          <table:table-cell office:value-type="float" office:value="0.0422569982332729" calcext:value-type="float">
            <text:p>0.0422569982332729</text:p>
          </table:table-cell>
          <table:table-cell office:value-type="float" office:value="0.682863568215892" calcext:value-type="float">
            <text:p>0.682863568215892</text:p>
          </table:table-cell>
          <table:table-cell office:value-type="float" office:value="0.046380691496184" calcext:value-type="float">
            <text:p>0.046380691496184</text:p>
          </table:table-cell>
          <table:table-cell office:value-type="float" office:value="0.680269865067466" calcext:value-type="float">
            <text:p>0.680269865067466</text:p>
          </table:table-cell>
          <table:table-cell office:value-type="float" office:value="0.0502197008269092" calcext:value-type="float">
            <text:p>0.0502197008269092</text:p>
          </table:table-cell>
          <table:table-cell office:value-type="float" office:value="0.675884557721139" calcext:value-type="float">
            <text:p>0.675884557721139</text:p>
          </table:table-cell>
          <table:table-cell office:value-type="float" office:value="0.0463343571567439" calcext:value-type="float">
            <text:p>0.0463343571567439</text:p>
          </table:table-cell>
          <table:table-cell office:value-type="float" office:value="0.677653673163418" calcext:value-type="float">
            <text:p>0.677653673163418</text:p>
          </table:table-cell>
          <table:table-cell office:value-type="float" office:value="0.0469394471630429" calcext:value-type="float">
            <text:p>0.0469394471630429</text:p>
          </table:table-cell>
          <table:table-cell office:value-type="float" office:value="0.68287856071964" calcext:value-type="float">
            <text:p>0.68287856071964</text:p>
          </table:table-cell>
          <table:table-cell office:value-type="float" office:value="0.0430800144890842" calcext:value-type="float">
            <text:p>0.0430800144890842</text:p>
          </table:table-cell>
          <table:table-cell office:value-type="float" office:value="0.674182908545727" calcext:value-type="float">
            <text:p>0.674182908545727</text:p>
          </table:table-cell>
          <table:table-cell office:value-type="float" office:value="0.0508295161729451" calcext:value-type="float">
            <text:p>0.0508295161729451</text:p>
          </table:table-cell>
          <table:table-cell office:value-type="float" office:value="0.684595202398801" calcext:value-type="float">
            <text:p>0.684595202398801</text:p>
          </table:table-cell>
          <table:table-cell office:value-type="float" office:value="0.0335594627995922" calcext:value-type="float">
            <text:p>0.0335594627995922</text:p>
          </table:table-cell>
          <table:table-cell office:value-type="float" office:value="0.6871964017991" calcext:value-type="float">
            <text:p>0.6871964017991</text:p>
          </table:table-cell>
          <table:table-cell office:value-type="float" office:value="0.0528360072150673" calcext:value-type="float">
            <text:p>0.0528360072150673</text:p>
          </table:table-cell>
          <table:table-cell office:value-type="float" office:value="0.67503748125937" calcext:value-type="float">
            <text:p>0.67503748125937</text:p>
          </table:table-cell>
          <table:table-cell office:value-type="float" office:value="0.0397926174275475" calcext:value-type="float">
            <text:p>0.0397926174275475</text:p>
          </table:table-cell>
          <table:table-cell office:value-type="float" office:value="0.671566716641679" calcext:value-type="float">
            <text:p>0.671566716641679</text:p>
          </table:table-cell>
          <table:table-cell office:value-type="float" office:value="0.0522842303027544" calcext:value-type="float">
            <text:p>0.0522842303027544</text:p>
          </table:table-cell>
          <table:table-cell office:value-type="float" office:value="0.683748125937032" calcext:value-type="float">
            <text:p>0.683748125937032</text:p>
          </table:table-cell>
          <table:table-cell office:value-type="float" office:value="0.0430642079964108" calcext:value-type="float">
            <text:p>0.0430642079964108</text:p>
          </table:table-cell>
          <table:table-cell office:value-type="float" office:value="0.681131934032983" calcext:value-type="float">
            <text:p>0.681131934032983</text:p>
          </table:table-cell>
          <table:table-cell office:value-type="float" office:value="0.0489510036943791" calcext:value-type="float">
            <text:p>0.04895100369437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438038959626101" calcext:value-type="float">
            <text:p>0.0438038959626101</text:p>
          </table:table-cell>
          <table:table-cell office:value-type="float" office:value="0.681124437781109" calcext:value-type="float">
            <text:p>0.681124437781109</text:p>
          </table:table-cell>
          <table:table-cell office:value-type="float" office:value="0.0439357646570097" calcext:value-type="float">
            <text:p>0.0439357646570097</text:p>
          </table:table-cell>
          <table:table-cell office:value-type="float" office:value="0.673305847076462" calcext:value-type="float">
            <text:p>0.673305847076462</text:p>
          </table:table-cell>
          <table:table-cell office:value-type="float" office:value="0.0486793363994237" calcext:value-type="float">
            <text:p>0.0486793363994237</text:p>
          </table:table-cell>
          <table:table-cell office:value-type="float" office:value="0.678493253373313" calcext:value-type="float">
            <text:p>0.678493253373313</text:p>
          </table:table-cell>
          <table:table-cell office:value-type="float" office:value="0.0440800071427913" calcext:value-type="float">
            <text:p>0.0440800071427913</text:p>
          </table:table-cell>
          <table:table-cell office:value-type="float" office:value="0.674182908545727" calcext:value-type="float">
            <text:p>0.674182908545727</text:p>
          </table:table-cell>
          <table:table-cell office:value-type="float" office:value="0.0491488330310063" calcext:value-type="float">
            <text:p>0.0491488330310063</text:p>
          </table:table-cell>
          <table:table-cell office:value-type="float" office:value="0.67332083958021" calcext:value-type="float">
            <text:p>0.67332083958021</text:p>
          </table:table-cell>
          <table:table-cell office:value-type="float" office:value="0.054139645625883" calcext:value-type="float">
            <text:p>0.054139645625883</text:p>
          </table:table-cell>
          <table:table-cell office:value-type="float" office:value="0.679385307346327" calcext:value-type="float">
            <text:p>0.679385307346327</text:p>
          </table:table-cell>
          <table:table-cell office:value-type="float" office:value="0.0420716743392967" calcext:value-type="float">
            <text:p>0.0420716743392967</text:p>
          </table:table-cell>
          <table:table-cell office:value-type="float" office:value="0.682848575712144" calcext:value-type="float">
            <text:p>0.682848575712144</text:p>
          </table:table-cell>
          <table:table-cell office:value-type="float" office:value="0.0417080448367655" calcext:value-type="float">
            <text:p>0.0417080448367655</text:p>
          </table:table-cell>
          <table:table-cell office:value-type="float" office:value="0.682886056971514" calcext:value-type="float">
            <text:p>0.682886056971514</text:p>
          </table:table-cell>
          <table:table-cell office:value-type="float" office:value="0.0458550907477041" calcext:value-type="float">
            <text:p>0.0458550907477041</text:p>
          </table:table-cell>
          <table:table-cell office:value-type="float" office:value="0.677661169415292" calcext:value-type="float">
            <text:p>0.677661169415292</text:p>
          </table:table-cell>
          <table:table-cell office:value-type="float" office:value="0.0474220474800503" calcext:value-type="float">
            <text:p>0.0474220474800503</text:p>
          </table:table-cell>
          <table:table-cell office:value-type="float" office:value="0.683703148425787" calcext:value-type="float">
            <text:p>0.683703148425787</text:p>
          </table:table-cell>
          <table:table-cell office:value-type="float" office:value="0.0377669637363694" calcext:value-type="float">
            <text:p>0.0377669637363694</text:p>
          </table:table-cell>
          <table:table-cell office:value-type="float" office:value="0.684580209895053" calcext:value-type="float">
            <text:p>0.684580209895053</text:p>
          </table:table-cell>
          <table:table-cell office:value-type="float" office:value="0.0528933517222809" calcext:value-type="float">
            <text:p>0.0528933517222809</text:p>
          </table:table-cell>
          <table:table-cell office:value-type="float" office:value="0.681124437781109" calcext:value-type="float">
            <text:p>0.681124437781109</text:p>
          </table:table-cell>
          <table:table-cell office:value-type="float" office:value="0.0472526071546836" calcext:value-type="float">
            <text:p>0.0472526071546836</text:p>
          </table:table-cell>
          <table:table-cell office:value-type="float" office:value="0.672451274362819" calcext:value-type="float">
            <text:p>0.672451274362819</text:p>
          </table:table-cell>
          <table:table-cell office:value-type="float" office:value="0.0533394858474876" calcext:value-type="float">
            <text:p>0.0533394858474876</text:p>
          </table:table-cell>
          <table:table-cell office:value-type="float" office:value="0.683740629685157" calcext:value-type="float">
            <text:p>0.683740629685157</text:p>
          </table:table-cell>
          <table:table-cell office:value-type="float" office:value="0.0438943147793917" calcext:value-type="float">
            <text:p>0.0438943147793917</text:p>
          </table:table-cell>
          <table:table-cell office:value-type="float" office:value="0.677668665667166" calcext:value-type="float">
            <text:p>0.677668665667166</text:p>
          </table:table-cell>
          <table:table-cell office:value-type="float" office:value="0.0516117343772885" calcext:value-type="float">
            <text:p>0.05161173437728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3145427286357" calcext:value-type="float">
            <text:p>0.673145427286357</text:p>
          </table:table-cell>
          <table:table-cell office:value-type="float" office:value="0.0396772083663342" calcext:value-type="float">
            <text:p>0.0396772083663342</text:p>
          </table:table-cell>
          <table:table-cell office:value-type="float" office:value="0.67555772113943" calcext:value-type="float">
            <text:p>0.67555772113943</text:p>
          </table:table-cell>
          <table:table-cell office:value-type="float" office:value="0.0402233474307574" calcext:value-type="float">
            <text:p>0.0402233474307574</text:p>
          </table:table-cell>
          <table:table-cell office:value-type="float" office:value="0.676602698650675" calcext:value-type="float">
            <text:p>0.676602698650675</text:p>
          </table:table-cell>
          <table:table-cell office:value-type="float" office:value="0.0469031331670049" calcext:value-type="float">
            <text:p>0.0469031331670049</text:p>
          </table:table-cell>
          <table:table-cell office:value-type="float" office:value="0.676595202398801" calcext:value-type="float">
            <text:p>0.676595202398801</text:p>
          </table:table-cell>
          <table:table-cell office:value-type="float" office:value="0.0440893054568422" calcext:value-type="float">
            <text:p>0.0440893054568422</text:p>
          </table:table-cell>
          <table:table-cell office:value-type="float" office:value="0.674013493253373" calcext:value-type="float">
            <text:p>0.674013493253373</text:p>
          </table:table-cell>
          <table:table-cell office:value-type="float" office:value="0.0472603762377844" calcext:value-type="float">
            <text:p>0.0472603762377844</text:p>
          </table:table-cell>
          <table:table-cell office:value-type="float" office:value="0.676964017991004" calcext:value-type="float">
            <text:p>0.676964017991004</text:p>
          </table:table-cell>
          <table:table-cell office:value-type="float" office:value="0.0471869381361088" calcext:value-type="float">
            <text:p>0.0471869381361088</text:p>
          </table:table-cell>
          <table:table-cell office:value-type="float" office:value="0.672944527736132" calcext:value-type="float">
            <text:p>0.672944527736132</text:p>
          </table:table-cell>
          <table:table-cell office:value-type="float" office:value="0.0458143190831593" calcext:value-type="float">
            <text:p>0.0458143190831593</text:p>
          </table:table-cell>
          <table:table-cell office:value-type="float" office:value="0.669470764617691" calcext:value-type="float">
            <text:p>0.669470764617691</text:p>
          </table:table-cell>
          <table:table-cell office:value-type="float" office:value="0.0408857079769757" calcext:value-type="float">
            <text:p>0.0408857079769757</text:p>
          </table:table-cell>
          <table:table-cell office:value-type="float" office:value="0.682698650674663" calcext:value-type="float">
            <text:p>0.682698650674663</text:p>
          </table:table-cell>
          <table:table-cell office:value-type="float" office:value="0.0479940078610249" calcext:value-type="float">
            <text:p>0.0479940078610249</text:p>
          </table:table-cell>
          <table:table-cell office:value-type="float" office:value="0.672788605697151" calcext:value-type="float">
            <text:p>0.672788605697151</text:p>
          </table:table-cell>
          <table:table-cell office:value-type="float" office:value="0.0474073921720103" calcext:value-type="float">
            <text:p>0.0474073921720103</text:p>
          </table:table-cell>
          <table:table-cell office:value-type="float" office:value="0.682166416791604" calcext:value-type="float">
            <text:p>0.682166416791604</text:p>
          </table:table-cell>
          <table:table-cell office:value-type="float" office:value="0.0371728424508772" calcext:value-type="float">
            <text:p>0.0371728424508772</text:p>
          </table:table-cell>
          <table:table-cell office:value-type="float" office:value="0.673304347826087" calcext:value-type="float">
            <text:p>0.673304347826087</text:p>
          </table:table-cell>
          <table:table-cell office:value-type="float" office:value="0.0523323690454507" calcext:value-type="float">
            <text:p>0.0523323690454507</text:p>
          </table:table-cell>
          <table:table-cell office:value-type="float" office:value="0.673823088455772" calcext:value-type="float">
            <text:p>0.673823088455772</text:p>
          </table:table-cell>
          <table:table-cell office:value-type="float" office:value="0.0457428996162626" calcext:value-type="float">
            <text:p>0.0457428996162626</text:p>
          </table:table-cell>
          <table:table-cell office:value-type="float" office:value="0.668802098950525" calcext:value-type="float">
            <text:p>0.668802098950525</text:p>
          </table:table-cell>
          <table:table-cell office:value-type="float" office:value="0.0562787064515947" calcext:value-type="float">
            <text:p>0.0562787064515947</text:p>
          </table:table-cell>
          <table:table-cell office:value-type="float" office:value="0.679914542728636" calcext:value-type="float">
            <text:p>0.679914542728636</text:p>
          </table:table-cell>
          <table:table-cell office:value-type="float" office:value="0.0437646557931701" calcext:value-type="float">
            <text:p>0.0437646557931701</text:p>
          </table:table-cell>
          <table:table-cell office:value-type="float" office:value="0.675070464767616" calcext:value-type="float">
            <text:p>0.675070464767616</text:p>
          </table:table-cell>
          <table:table-cell office:value-type="float" office:value="0.04733252081889" calcext:value-type="float">
            <text:p>0.04733252081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77591112315404" calcext:value-type="float">
            <text:p>0.577591112315404</text:p>
          </table:table-cell>
          <table:table-cell office:value-type="float" office:value="0.0443057273535784" calcext:value-type="float">
            <text:p>0.0443057273535784</text:p>
          </table:table-cell>
          <table:table-cell office:value-type="float" office:value="0.639351036444926" calcext:value-type="float">
            <text:p>0.639351036444926</text:p>
          </table:table-cell>
          <table:table-cell office:value-type="float" office:value="0.0561784897621724" calcext:value-type="float">
            <text:p>0.0561784897621724</text:p>
          </table:table-cell>
          <table:table-cell office:value-type="float" office:value="0.617077631757214" calcext:value-type="float">
            <text:p>0.617077631757214</text:p>
          </table:table-cell>
          <table:table-cell office:value-type="float" office:value="0.0670467774913498" calcext:value-type="float">
            <text:p>0.0670467774913498</text:p>
          </table:table-cell>
          <table:table-cell office:value-type="float" office:value="0.608894458745427" calcext:value-type="float">
            <text:p>0.608894458745427</text:p>
          </table:table-cell>
          <table:table-cell office:value-type="float" office:value="0.0442430675305146" calcext:value-type="float">
            <text:p>0.0442430675305146</text:p>
          </table:table-cell>
          <table:table-cell office:value-type="float" office:value="0.60883349139683" calcext:value-type="float">
            <text:p>0.60883349139683</text:p>
          </table:table-cell>
          <table:table-cell office:value-type="float" office:value="0.0499838235638285" calcext:value-type="float">
            <text:p>0.0499838235638285</text:p>
          </table:table-cell>
          <table:table-cell office:value-type="float" office:value="0.595637447500339" calcext:value-type="float">
            <text:p>0.595637447500339</text:p>
          </table:table-cell>
          <table:table-cell office:value-type="float" office:value="0.0438545716034562" calcext:value-type="float">
            <text:p>0.0438545716034562</text:p>
          </table:table-cell>
          <table:table-cell office:value-type="float" office:value="0.619563744750034" calcext:value-type="float">
            <text:p>0.619563744750034</text:p>
          </table:table-cell>
          <table:table-cell office:value-type="float" office:value="0.0700074656851501" calcext:value-type="float">
            <text:p>0.0700074656851501</text:p>
          </table:table-cell>
          <table:table-cell office:value-type="float" office:value="0.614645711963149" calcext:value-type="float">
            <text:p>0.614645711963149</text:p>
          </table:table-cell>
          <table:table-cell office:value-type="float" office:value="0.0446051828344597" calcext:value-type="float">
            <text:p>0.0446051828344597</text:p>
          </table:table-cell>
          <table:table-cell office:value-type="float" office:value="0.614605067064083" calcext:value-type="float">
            <text:p>0.614605067064083</text:p>
          </table:table-cell>
          <table:table-cell office:value-type="float" office:value="0.0565852791752672" calcext:value-type="float">
            <text:p>0.0565852791752672</text:p>
          </table:table-cell>
          <table:table-cell office:value-type="float" office:value="0.60138870071806" calcext:value-type="float">
            <text:p>0.60138870071806</text:p>
          </table:table-cell>
          <table:table-cell office:value-type="float" office:value="0.0551567427363004" calcext:value-type="float">
            <text:p>0.0551567427363004</text:p>
          </table:table-cell>
          <table:table-cell office:value-type="float" office:value="0.631079799485165" calcext:value-type="float">
            <text:p>0.631079799485165</text:p>
          </table:table-cell>
          <table:table-cell office:value-type="float" office:value="0.0556972634316743" calcext:value-type="float">
            <text:p>0.0556972634316743</text:p>
          </table:table-cell>
          <table:table-cell office:value-type="float" office:value="0.616224088876846" calcext:value-type="float">
            <text:p>0.616224088876846</text:p>
          </table:table-cell>
          <table:table-cell office:value-type="float" office:value="0.0640490607720543" calcext:value-type="float">
            <text:p>0.0640490607720543</text:p>
          </table:table-cell>
          <table:table-cell office:value-type="float" office:value="0.627787562660886" calcext:value-type="float">
            <text:p>0.627787562660886</text:p>
          </table:table-cell>
          <table:table-cell office:value-type="float" office:value="0.0529806197240454" calcext:value-type="float">
            <text:p>0.0529806197240454</text:p>
          </table:table-cell>
          <table:table-cell office:value-type="float" office:value="0.607139953935781" calcext:value-type="float">
            <text:p>0.607139953935781</text:p>
          </table:table-cell>
          <table:table-cell office:value-type="float" office:value="0.0680969104586605" calcext:value-type="float">
            <text:p>0.0680969104586605</text:p>
          </table:table-cell>
          <table:table-cell office:value-type="float" office:value="0.606388023303076" calcext:value-type="float">
            <text:p>0.606388023303076</text:p>
          </table:table-cell>
          <table:table-cell office:value-type="float" office:value="0.0427639756726418" calcext:value-type="float">
            <text:p>0.0427639756726418</text:p>
          </table:table-cell>
          <table:table-cell office:value-type="float" office:value="0.614591518764395" calcext:value-type="float">
            <text:p>0.614591518764395</text:p>
          </table:table-cell>
          <table:table-cell office:value-type="float" office:value="0.0537738103955528" calcext:value-type="float">
            <text:p>0.05377381039555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90719414713453" calcext:value-type="float">
            <text:p>0.590719414713453</text:p>
          </table:table-cell>
          <table:table-cell office:value-type="float" office:value="0.052728031795139" calcext:value-type="float">
            <text:p>0.052728031795139</text:p>
          </table:table-cell>
          <table:table-cell office:value-type="float" office:value="0.637704918032787" calcext:value-type="float">
            <text:p>0.637704918032787</text:p>
          </table:table-cell>
          <table:table-cell office:value-type="float" office:value="0.0412557256607008" calcext:value-type="float">
            <text:p>0.0412557256607008</text:p>
          </table:table-cell>
          <table:table-cell office:value-type="float" office:value="0.629447229372714" calcext:value-type="float">
            <text:p>0.629447229372714</text:p>
          </table:table-cell>
          <table:table-cell office:value-type="float" office:value="0.0685427217720647" calcext:value-type="float">
            <text:p>0.0685427217720647</text:p>
          </table:table-cell>
          <table:table-cell office:value-type="float" office:value="0.629474325972091" calcext:value-type="float">
            <text:p>0.629474325972091</text:p>
          </table:table-cell>
          <table:table-cell office:value-type="float" office:value="0.0577140432324423" calcext:value-type="float">
            <text:p>0.0577140432324423</text:p>
          </table:table-cell>
          <table:table-cell office:value-type="float" office:value="0.632773336946213" calcext:value-type="float">
            <text:p>0.632773336946213</text:p>
          </table:table-cell>
          <table:table-cell office:value-type="float" office:value="0.0531646915162378" calcext:value-type="float">
            <text:p>0.0531646915162378</text:p>
          </table:table-cell>
          <table:table-cell office:value-type="float" office:value="0.610472835659125" calcext:value-type="float">
            <text:p>0.610472835659125</text:p>
          </table:table-cell>
          <table:table-cell office:value-type="float" office:value="0.0535587437905488" calcext:value-type="float">
            <text:p>0.0535587437905488</text:p>
          </table:table-cell>
          <table:table-cell office:value-type="float" office:value="0.636844601002574" calcext:value-type="float">
            <text:p>0.636844601002574</text:p>
          </table:table-cell>
          <table:table-cell office:value-type="float" office:value="0.0744842236319583" calcext:value-type="float">
            <text:p>0.0744842236319583</text:p>
          </table:table-cell>
          <table:table-cell office:value-type="float" office:value="0.635232353339656" calcext:value-type="float">
            <text:p>0.635232353339656</text:p>
          </table:table-cell>
          <table:table-cell office:value-type="float" office:value="0.0613507146977617" calcext:value-type="float">
            <text:p>0.0613507146977617</text:p>
          </table:table-cell>
          <table:table-cell office:value-type="float" office:value="0.625321772117599" calcext:value-type="float">
            <text:p>0.625321772117599</text:p>
          </table:table-cell>
          <table:table-cell office:value-type="float" office:value="0.0653335994743728" calcext:value-type="float">
            <text:p>0.0653335994743728</text:p>
          </table:table-cell>
          <table:table-cell office:value-type="float" office:value="0.63028044980355" calcext:value-type="float">
            <text:p>0.63028044980355</text:p>
          </table:table-cell>
          <table:table-cell office:value-type="float" office:value="0.0539255686700913" calcext:value-type="float">
            <text:p>0.0539255686700913</text:p>
          </table:table-cell>
          <table:table-cell office:value-type="float" office:value="0.633572686627828" calcext:value-type="float">
            <text:p>0.633572686627828</text:p>
          </table:table-cell>
          <table:table-cell office:value-type="float" office:value="0.052731503203305" calcext:value-type="float">
            <text:p>0.052731503203305</text:p>
          </table:table-cell>
          <table:table-cell office:value-type="float" office:value="0.622822110825091" calcext:value-type="float">
            <text:p>0.622822110825091</text:p>
          </table:table-cell>
          <table:table-cell office:value-type="float" office:value="0.0556668114575263" calcext:value-type="float">
            <text:p>0.0556668114575263</text:p>
          </table:table-cell>
          <table:table-cell office:value-type="float" office:value="0.630266901503861" calcext:value-type="float">
            <text:p>0.630266901503861</text:p>
          </table:table-cell>
          <table:table-cell office:value-type="float" office:value="0.0567382578850071" calcext:value-type="float">
            <text:p>0.0567382578850071</text:p>
          </table:table-cell>
          <table:table-cell office:value-type="float" office:value="0.623695976154993" calcext:value-type="float">
            <text:p>0.623695976154993</text:p>
          </table:table-cell>
          <table:table-cell office:value-type="float" office:value="0.0623492038556421" calcext:value-type="float">
            <text:p>0.0623492038556421</text:p>
          </table:table-cell>
          <table:table-cell office:value-type="float" office:value="0.627821433410107" calcext:value-type="float">
            <text:p>0.627821433410107</text:p>
          </table:table-cell>
          <table:table-cell office:value-type="float" office:value="0.0514773035464327" calcext:value-type="float">
            <text:p>0.0514773035464327</text:p>
          </table:table-cell>
          <table:table-cell office:value-type="float" office:value="0.628586912342501" calcext:value-type="float">
            <text:p>0.628586912342501</text:p>
          </table:table-cell>
          <table:table-cell office:value-type="float" office:value="0.0703676609269874" calcext:value-type="float">
            <text:p>0.07036766092698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91552635144289" calcext:value-type="float">
            <text:p>0.591552635144289</text:p>
          </table:table-cell>
          <table:table-cell office:value-type="float" office:value="0.0560288332418569" calcext:value-type="float">
            <text:p>0.0560288332418569</text:p>
          </table:table-cell>
          <table:table-cell office:value-type="float" office:value="0.640922639208779" calcext:value-type="float">
            <text:p>0.640922639208779</text:p>
          </table:table-cell>
          <table:table-cell office:value-type="float" office:value="0.0616607419707113" calcext:value-type="float">
            <text:p>0.0616607419707113</text:p>
          </table:table-cell>
          <table:table-cell office:value-type="float" office:value="0.633593009077361" calcext:value-type="float">
            <text:p>0.633593009077361</text:p>
          </table:table-cell>
          <table:table-cell office:value-type="float" office:value="0.0563834163204389" calcext:value-type="float">
            <text:p>0.0563834163204389</text:p>
          </table:table-cell>
          <table:table-cell office:value-type="float" office:value="0.621203089012329" calcext:value-type="float">
            <text:p>0.621203089012329</text:p>
          </table:table-cell>
          <table:table-cell office:value-type="float" office:value="0.0632295741874394" calcext:value-type="float">
            <text:p>0.0632295741874394</text:p>
          </table:table-cell>
          <table:table-cell office:value-type="float" office:value="0.635218805039967" calcext:value-type="float">
            <text:p>0.635218805039967</text:p>
          </table:table-cell>
          <table:table-cell office:value-type="float" office:value="0.0522629106811492" calcext:value-type="float">
            <text:p>0.0522629106811492</text:p>
          </table:table-cell>
          <table:table-cell office:value-type="float" office:value="0.60883349139683" calcext:value-type="float">
            <text:p>0.60883349139683</text:p>
          </table:table-cell>
          <table:table-cell office:value-type="float" office:value="0.0619617398065237" calcext:value-type="float">
            <text:p>0.0619617398065237</text:p>
          </table:table-cell>
          <table:table-cell office:value-type="float" office:value="0.640976832407533" calcext:value-type="float">
            <text:p>0.640976832407533</text:p>
          </table:table-cell>
          <table:table-cell office:value-type="float" office:value="0.0657556121272035" calcext:value-type="float">
            <text:p>0.0657556121272035</text:p>
          </table:table-cell>
          <table:table-cell office:value-type="float" office:value="0.632739466196992" calcext:value-type="float">
            <text:p>0.632739466196992</text:p>
          </table:table-cell>
          <table:table-cell office:value-type="float" office:value="0.0638491343719756" calcext:value-type="float">
            <text:p>0.0638491343719756</text:p>
          </table:table-cell>
          <table:table-cell office:value-type="float" office:value="0.628614008941878" calcext:value-type="float">
            <text:p>0.628614008941878</text:p>
          </table:table-cell>
          <table:table-cell office:value-type="float" office:value="0.0607838542922404" calcext:value-type="float">
            <text:p>0.0607838542922404</text:p>
          </table:table-cell>
          <table:table-cell office:value-type="float" office:value="0.624488551686763" calcext:value-type="float">
            <text:p>0.624488551686763</text:p>
          </table:table-cell>
          <table:table-cell office:value-type="float" office:value="0.0510416599938204" calcext:value-type="float">
            <text:p>0.0510416599938204</text:p>
          </table:table-cell>
          <table:table-cell office:value-type="float" office:value="0.632753014496681" calcext:value-type="float">
            <text:p>0.632753014496681</text:p>
          </table:table-cell>
          <table:table-cell office:value-type="float" office:value="0.0538537295783153" calcext:value-type="float">
            <text:p>0.0538537295783153</text:p>
          </table:table-cell>
          <table:table-cell office:value-type="float" office:value="0.621196314862485" calcext:value-type="float">
            <text:p>0.621196314862485</text:p>
          </table:table-cell>
          <table:table-cell office:value-type="float" office:value="0.0562652986725158" calcext:value-type="float">
            <text:p>0.0562652986725158</text:p>
          </table:table-cell>
          <table:table-cell office:value-type="float" office:value="0.640170708576074" calcext:value-type="float">
            <text:p>0.640170708576074</text:p>
          </table:table-cell>
          <table:table-cell office:value-type="float" office:value="0.0587335138469295" calcext:value-type="float">
            <text:p>0.0587335138469295</text:p>
          </table:table-cell>
          <table:table-cell office:value-type="float" office:value="0.612925077902723" calcext:value-type="float">
            <text:p>0.612925077902723</text:p>
          </table:table-cell>
          <table:table-cell office:value-type="float" office:value="0.0637270823239892" calcext:value-type="float">
            <text:p>0.0637270823239892</text:p>
          </table:table-cell>
          <table:table-cell office:value-type="float" office:value="0.632766562796369" calcext:value-type="float">
            <text:p>0.632766562796369</text:p>
          </table:table-cell>
          <table:table-cell office:value-type="float" office:value="0.0523371794105444" calcext:value-type="float">
            <text:p>0.0523371794105444</text:p>
          </table:table-cell>
          <table:table-cell office:value-type="float" office:value="0.637630402384501" calcext:value-type="float">
            <text:p>0.637630402384501</text:p>
          </table:table-cell>
          <table:table-cell office:value-type="float" office:value="0.0704911843339055" calcext:value-type="float">
            <text:p>0.07049118433390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92399403874814" calcext:value-type="float">
            <text:p>0.592399403874814</text:p>
          </table:table-cell>
          <table:table-cell office:value-type="float" office:value="0.0569434264057338" calcext:value-type="float">
            <text:p>0.0569434264057338</text:p>
          </table:table-cell>
          <table:table-cell office:value-type="float" office:value="0.645901639344262" calcext:value-type="float">
            <text:p>0.645901639344262</text:p>
          </table:table-cell>
          <table:table-cell office:value-type="float" office:value="0.0513704705624535" calcext:value-type="float">
            <text:p>0.0513704705624535</text:p>
          </table:table-cell>
          <table:table-cell office:value-type="float" office:value="0.640184256875762" calcext:value-type="float">
            <text:p>0.640184256875762</text:p>
          </table:table-cell>
          <table:table-cell office:value-type="float" office:value="0.0526597310454612" calcext:value-type="float">
            <text:p>0.0526597310454612</text:p>
          </table:table-cell>
          <table:table-cell office:value-type="float" office:value="0.620383416881181" calcext:value-type="float">
            <text:p>0.620383416881181</text:p>
          </table:table-cell>
          <table:table-cell office:value-type="float" office:value="0.0710549188580389" calcext:value-type="float">
            <text:p>0.0710549188580389</text:p>
          </table:table-cell>
          <table:table-cell office:value-type="float" office:value="0.639351036444926" calcext:value-type="float">
            <text:p>0.639351036444926</text:p>
          </table:table-cell>
          <table:table-cell office:value-type="float" office:value="0.0513661493028261" calcext:value-type="float">
            <text:p>0.0513661493028261</text:p>
          </table:table-cell>
          <table:table-cell office:value-type="float" office:value="0.617904078038206" calcext:value-type="float">
            <text:p>0.617904078038206</text:p>
          </table:table-cell>
          <table:table-cell office:value-type="float" office:value="0.0636188752476938" calcext:value-type="float">
            <text:p>0.0636188752476938</text:p>
          </table:table-cell>
          <table:table-cell office:value-type="float" office:value="0.636024928871427" calcext:value-type="float">
            <text:p>0.636024928871427</text:p>
          </table:table-cell>
          <table:table-cell office:value-type="float" office:value="0.0653421211464657" calcext:value-type="float">
            <text:p>0.0653421211464657</text:p>
          </table:table-cell>
          <table:table-cell office:value-type="float" office:value="0.630273675653706" calcext:value-type="float">
            <text:p>0.630273675653706</text:p>
          </table:table-cell>
          <table:table-cell office:value-type="float" office:value="0.0641055604052563" calcext:value-type="float">
            <text:p>0.0641055604052563</text:p>
          </table:table-cell>
          <table:table-cell office:value-type="float" office:value="0.63271914374746" calcext:value-type="float">
            <text:p>0.63271914374746</text:p>
          </table:table-cell>
          <table:table-cell office:value-type="float" office:value="0.0595091985752763" calcext:value-type="float">
            <text:p>0.0595091985752763</text:p>
          </table:table-cell>
          <table:table-cell office:value-type="float" office:value="0.626927245630673" calcext:value-type="float">
            <text:p>0.626927245630673</text:p>
          </table:table-cell>
          <table:table-cell office:value-type="float" office:value="0.062140698052788" calcext:value-type="float">
            <text:p>0.062140698052788</text:p>
          </table:table-cell>
          <table:table-cell office:value-type="float" office:value="0.636871697601951" calcext:value-type="float">
            <text:p>0.636871697601951</text:p>
          </table:table-cell>
          <table:table-cell office:value-type="float" office:value="0.056466088913292" calcext:value-type="float">
            <text:p>0.056466088913292</text:p>
          </table:table-cell>
          <table:table-cell office:value-type="float" office:value="0.623662105405772" calcext:value-type="float">
            <text:p>0.623662105405772</text:p>
          </table:table-cell>
          <table:table-cell office:value-type="float" office:value="0.0556070119095605" calcext:value-type="float">
            <text:p>0.0556070119095605</text:p>
          </table:table-cell>
          <table:table-cell office:value-type="float" office:value="0.640177482725918" calcext:value-type="float">
            <text:p>0.640177482725918</text:p>
          </table:table-cell>
          <table:table-cell office:value-type="float" office:value="0.0598527567868882" calcext:value-type="float">
            <text:p>0.0598527567868882</text:p>
          </table:table-cell>
          <table:table-cell office:value-type="float" office:value="0.62034954613196" calcext:value-type="float">
            <text:p>0.62034954613196</text:p>
          </table:table-cell>
          <table:table-cell office:value-type="float" office:value="0.0692457309672966" calcext:value-type="float">
            <text:p>0.0692457309672966</text:p>
          </table:table-cell>
          <table:table-cell office:value-type="float" office:value="0.631940116515377" calcext:value-type="float">
            <text:p>0.631940116515377</text:p>
          </table:table-cell>
          <table:table-cell office:value-type="float" office:value="0.051912053145909" calcext:value-type="float">
            <text:p>0.051912053145909</text:p>
          </table:table-cell>
          <table:table-cell office:value-type="float" office:value="0.639296843246173" calcext:value-type="float">
            <text:p>0.639296843246173</text:p>
          </table:table-cell>
          <table:table-cell office:value-type="float" office:value="0.0700734572297676" calcext:value-type="float">
            <text:p>0.07007345722976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90732963013142" calcext:value-type="float">
            <text:p>0.590732963013142</text:p>
          </table:table-cell>
          <table:table-cell office:value-type="float" office:value="0.0623736277786686" calcext:value-type="float">
            <text:p>0.0623736277786686</text:p>
          </table:table-cell>
          <table:table-cell office:value-type="float" office:value="0.649214198618073" calcext:value-type="float">
            <text:p>0.649214198618073</text:p>
          </table:table-cell>
          <table:table-cell office:value-type="float" office:value="0.0568920696555724" calcext:value-type="float">
            <text:p>0.0568920696555724</text:p>
          </table:table-cell>
          <table:table-cell office:value-type="float" office:value="0.641816826988213" calcext:value-type="float">
            <text:p>0.641816826988213</text:p>
          </table:table-cell>
          <table:table-cell office:value-type="float" office:value="0.0598961124488064" calcext:value-type="float">
            <text:p>0.0598961124488064</text:p>
          </table:table-cell>
          <table:table-cell office:value-type="float" office:value="0.618737298469042" calcext:value-type="float">
            <text:p>0.618737298469042</text:p>
          </table:table-cell>
          <table:table-cell office:value-type="float" office:value="0.0659131997205896" calcext:value-type="float">
            <text:p>0.0659131997205896</text:p>
          </table:table-cell>
          <table:table-cell office:value-type="float" office:value="0.637691369733098" calcext:value-type="float">
            <text:p>0.637691369733098</text:p>
          </table:table-cell>
          <table:table-cell office:value-type="float" office:value="0.0626456083867231" calcext:value-type="float">
            <text:p>0.0626456083867231</text:p>
          </table:table-cell>
          <table:table-cell office:value-type="float" office:value="0.61707085760737" calcext:value-type="float">
            <text:p>0.61707085760737</text:p>
          </table:table-cell>
          <table:table-cell office:value-type="float" office:value="0.0618727507707061" calcext:value-type="float">
            <text:p>0.0618727507707061</text:p>
          </table:table-cell>
          <table:table-cell office:value-type="float" office:value="0.631086573635009" calcext:value-type="float">
            <text:p>0.631086573635009</text:p>
          </table:table-cell>
          <table:table-cell office:value-type="float" office:value="0.0602940981762267" calcext:value-type="float">
            <text:p>0.0602940981762267</text:p>
          </table:table-cell>
          <table:table-cell office:value-type="float" office:value="0.625314997967755" calcext:value-type="float">
            <text:p>0.625314997967755</text:p>
          </table:table-cell>
          <table:table-cell office:value-type="float" office:value="0.0634922405736887" calcext:value-type="float">
            <text:p>0.0634922405736887</text:p>
          </table:table-cell>
          <table:table-cell office:value-type="float" office:value="0.631059477035632" calcext:value-type="float">
            <text:p>0.631059477035632</text:p>
          </table:table-cell>
          <table:table-cell office:value-type="float" office:value="0.0647784593710601" calcext:value-type="float">
            <text:p>0.0647784593710601</text:p>
          </table:table-cell>
          <table:table-cell office:value-type="float" office:value="0.621182766562796" calcext:value-type="float">
            <text:p>0.621182766562796</text:p>
          </table:table-cell>
          <table:table-cell office:value-type="float" office:value="0.0575223716281848" calcext:value-type="float">
            <text:p>0.0575223716281848</text:p>
          </table:table-cell>
          <table:table-cell office:value-type="float" office:value="0.639317165695705" calcext:value-type="float">
            <text:p>0.639317165695705</text:p>
          </table:table-cell>
          <table:table-cell office:value-type="float" office:value="0.0661261836891605" calcext:value-type="float">
            <text:p>0.0661261836891605</text:p>
          </table:table-cell>
          <table:table-cell office:value-type="float" office:value="0.626961116379894" calcext:value-type="float">
            <text:p>0.626961116379894</text:p>
          </table:table-cell>
          <table:table-cell office:value-type="float" office:value="0.0570209236172411" calcext:value-type="float">
            <text:p>0.0570209236172411</text:p>
          </table:table-cell>
          <table:table-cell office:value-type="float" office:value="0.632753014496681" calcext:value-type="float">
            <text:p>0.632753014496681</text:p>
          </table:table-cell>
          <table:table-cell office:value-type="float" office:value="0.0612428942151674" calcext:value-type="float">
            <text:p>0.0612428942151674</text:p>
          </table:table-cell>
          <table:table-cell office:value-type="float" office:value="0.621169218263108" calcext:value-type="float">
            <text:p>0.621169218263108</text:p>
          </table:table-cell>
          <table:table-cell office:value-type="float" office:value="0.0615488256091947" calcext:value-type="float">
            <text:p>0.0615488256091947</text:p>
          </table:table-cell>
          <table:table-cell office:value-type="float" office:value="0.631933342365533" calcext:value-type="float">
            <text:p>0.631933342365533</text:p>
          </table:table-cell>
          <table:table-cell office:value-type="float" office:value="0.0513604984108206" calcext:value-type="float">
            <text:p>0.0513604984108206</text:p>
          </table:table-cell>
          <table:table-cell office:value-type="float" office:value="0.640976832407533" calcext:value-type="float">
            <text:p>0.640976832407533</text:p>
          </table:table-cell>
          <table:table-cell office:value-type="float" office:value="0.0633779912436753" calcext:value-type="float">
            <text:p>0.063377991243675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8859910581222" calcext:value-type="float">
            <text:p>0.58859910581222</text:p>
          </table:table-cell>
          <table:table-cell office:value-type="float" office:value="0.0544759293149953" calcext:value-type="float">
            <text:p>0.0544759293149953</text:p>
          </table:table-cell>
          <table:table-cell office:value-type="float" office:value="0.642618886329766" calcext:value-type="float">
            <text:p>0.642618886329766</text:p>
          </table:table-cell>
          <table:table-cell office:value-type="float" office:value="0.0534714995223221" calcext:value-type="float">
            <text:p>0.0534714995223221</text:p>
          </table:table-cell>
          <table:table-cell office:value-type="float" office:value="0.632423790814253" calcext:value-type="float">
            <text:p>0.632423790814253</text:p>
          </table:table-cell>
          <table:table-cell office:value-type="float" office:value="0.0609057518156242" calcext:value-type="float">
            <text:p>0.0609057518156242</text:p>
          </table:table-cell>
          <table:table-cell office:value-type="float" office:value="0.619738517816014" calcext:value-type="float">
            <text:p>0.619738517816014</text:p>
          </table:table-cell>
          <table:table-cell office:value-type="float" office:value="0.060430960705805" calcext:value-type="float">
            <text:p>0.060430960705805</text:p>
          </table:table-cell>
          <table:table-cell office:value-type="float" office:value="0.630773607912207" calcext:value-type="float">
            <text:p>0.630773607912207</text:p>
          </table:table-cell>
          <table:table-cell office:value-type="float" office:value="0.0538846366901529" calcext:value-type="float">
            <text:p>0.0538846366901529</text:p>
          </table:table-cell>
          <table:table-cell office:value-type="float" office:value="0.609983742040374" calcext:value-type="float">
            <text:p>0.609983742040374</text:p>
          </table:table-cell>
          <table:table-cell office:value-type="float" office:value="0.0569733362437857" calcext:value-type="float">
            <text:p>0.0569733362437857</text:p>
          </table:table-cell>
          <table:table-cell office:value-type="float" office:value="0.632899336133315" calcext:value-type="float">
            <text:p>0.632899336133315</text:p>
          </table:table-cell>
          <table:table-cell office:value-type="float" office:value="0.0671767041534009" calcext:value-type="float">
            <text:p>0.0671767041534009</text:p>
          </table:table-cell>
          <table:table-cell office:value-type="float" office:value="0.627641241024251" calcext:value-type="float">
            <text:p>0.627641241024251</text:p>
          </table:table-cell>
          <table:table-cell office:value-type="float" office:value="0.0594805665766284" calcext:value-type="float">
            <text:p>0.0594805665766284</text:p>
          </table:table-cell>
          <table:table-cell office:value-type="float" office:value="0.62646389378133" calcext:value-type="float">
            <text:p>0.62646389378133</text:p>
          </table:table-cell>
          <table:table-cell office:value-type="float" office:value="0.0613980781776434" calcext:value-type="float">
            <text:p>0.0613980781776434</text:p>
          </table:table-cell>
          <table:table-cell office:value-type="float" office:value="0.620853542880369" calcext:value-type="float">
            <text:p>0.620853542880369</text:p>
          </table:table-cell>
          <table:table-cell office:value-type="float" office:value="0.055957408216237" calcext:value-type="float">
            <text:p>0.055957408216237</text:p>
          </table:table-cell>
          <table:table-cell office:value-type="float" office:value="0.634718872781466" calcext:value-type="float">
            <text:p>0.634718872781466</text:p>
          </table:table-cell>
          <table:table-cell office:value-type="float" office:value="0.0569749537631494" calcext:value-type="float">
            <text:p>0.0569749537631494</text:p>
          </table:table-cell>
          <table:table-cell office:value-type="float" office:value="0.622173147270018" calcext:value-type="float">
            <text:p>0.622173147270018</text:p>
          </table:table-cell>
          <table:table-cell office:value-type="float" office:value="0.0577218212857796" calcext:value-type="float">
            <text:p>0.0577218212857796</text:p>
          </table:table-cell>
          <table:table-cell office:value-type="float" office:value="0.634231133992684" calcext:value-type="float">
            <text:p>0.634231133992684</text:p>
          </table:table-cell>
          <table:table-cell office:value-type="float" office:value="0.0579096084916075" calcext:value-type="float">
            <text:p>0.0579096084916075</text:p>
          </table:table-cell>
          <table:table-cell office:value-type="float" office:value="0.617055954477713" calcext:value-type="float">
            <text:p>0.617055954477713</text:p>
          </table:table-cell>
          <table:table-cell office:value-type="float" office:value="0.0649935506429566" calcext:value-type="float">
            <text:p>0.0649935506429566</text:p>
          </table:table-cell>
          <table:table-cell office:value-type="float" office:value="0.626169895678092" calcext:value-type="float">
            <text:p>0.626169895678092</text:p>
          </table:table-cell>
          <table:table-cell office:value-type="float" office:value="0.0499702020372697" calcext:value-type="float">
            <text:p>0.0499702020372697</text:p>
          </table:table-cell>
          <table:table-cell office:value-type="float" office:value="0.63221650182902" calcext:value-type="float">
            <text:p>0.63221650182902</text:p>
          </table:table-cell>
          <table:table-cell office:value-type="float" office:value="0.0656168208259777" calcext:value-type="float">
            <text:p>0.06561682082597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09659937677821" calcext:value-type="float">
            <text:p>0.609659937677821</text:p>
          </table:table-cell>
          <table:table-cell office:value-type="float" office:value="0.0649818112960903" calcext:value-type="float">
            <text:p>0.0649818112960903</text:p>
          </table:table-cell>
          <table:table-cell office:value-type="float" office:value="0.61875084676873" calcext:value-type="float">
            <text:p>0.61875084676873</text:p>
          </table:table-cell>
          <table:table-cell office:value-type="float" office:value="0.0516512822881499" calcext:value-type="float">
            <text:p>0.0516512822881499</text:p>
          </table:table-cell>
          <table:table-cell office:value-type="float" office:value="0.615465384094296" calcext:value-type="float">
            <text:p>0.615465384094296</text:p>
          </table:table-cell>
          <table:table-cell office:value-type="float" office:value="0.0530627828986148" calcext:value-type="float">
            <text:p>0.0530627828986148</text:p>
          </table:table-cell>
          <table:table-cell office:value-type="float" office:value="0.605527706272863" calcext:value-type="float">
            <text:p>0.605527706272863</text:p>
          </table:table-cell>
          <table:table-cell office:value-type="float" office:value="0.0564420061981775" calcext:value-type="float">
            <text:p>0.0564420061981775</text:p>
          </table:table-cell>
          <table:table-cell office:value-type="float" office:value="0.615411190895543" calcext:value-type="float">
            <text:p>0.615411190895543</text:p>
          </table:table-cell>
          <table:table-cell office:value-type="float" office:value="0.0552126417105326" calcext:value-type="float">
            <text:p>0.0552126417105326</text:p>
          </table:table-cell>
          <table:table-cell office:value-type="float" office:value="0.617944722937271" calcext:value-type="float">
            <text:p>0.617944722937271</text:p>
          </table:table-cell>
          <table:table-cell office:value-type="float" office:value="0.0532823089853748" calcext:value-type="float">
            <text:p>0.0532823089853748</text:p>
          </table:table-cell>
          <table:table-cell office:value-type="float" office:value="0.613798943232624" calcext:value-type="float">
            <text:p>0.613798943232624</text:p>
          </table:table-cell>
          <table:table-cell office:value-type="float" office:value="0.0447417021920212" calcext:value-type="float">
            <text:p>0.0447417021920212</text:p>
          </table:table-cell>
          <table:table-cell office:value-type="float" office:value="0.617924400487739" calcext:value-type="float">
            <text:p>0.617924400487739</text:p>
          </table:table-cell>
          <table:table-cell office:value-type="float" office:value="0.052573860339572" calcext:value-type="float">
            <text:p>0.052573860339572</text:p>
          </table:table-cell>
          <table:table-cell office:value-type="float" office:value="0.628627557241566" calcext:value-type="float">
            <text:p>0.628627557241566</text:p>
          </table:table-cell>
          <table:table-cell office:value-type="float" office:value="0.0518100474669797" calcext:value-type="float">
            <text:p>0.0518100474669797</text:p>
          </table:table-cell>
          <table:table-cell office:value-type="float" office:value="0.619523099850969" calcext:value-type="float">
            <text:p>0.619523099850969</text:p>
          </table:table-cell>
          <table:table-cell office:value-type="float" office:value="0.0574638992661237" calcext:value-type="float">
            <text:p>0.0574638992661237</text:p>
          </table:table-cell>
          <table:table-cell office:value-type="float" office:value="0.62207695434223" calcext:value-type="float">
            <text:p>0.62207695434223</text:p>
          </table:table-cell>
          <table:table-cell office:value-type="float" office:value="0.0562601330668232" calcext:value-type="float">
            <text:p>0.0562601330668232</text:p>
          </table:table-cell>
          <table:table-cell office:value-type="float" office:value="0.622022761143476" calcext:value-type="float">
            <text:p>0.622022761143476</text:p>
          </table:table-cell>
          <table:table-cell office:value-type="float" office:value="0.0577802645423865" calcext:value-type="float">
            <text:p>0.0577802645423865</text:p>
          </table:table-cell>
          <table:table-cell office:value-type="float" office:value="0.621216637312017" calcext:value-type="float">
            <text:p>0.621216637312017</text:p>
          </table:table-cell>
          <table:table-cell office:value-type="float" office:value="0.0498641566116022" calcext:value-type="float">
            <text:p>0.0498641566116022</text:p>
          </table:table-cell>
          <table:table-cell office:value-type="float" office:value="0.61051348055819" calcext:value-type="float">
            <text:p>0.61051348055819</text:p>
          </table:table-cell>
          <table:table-cell office:value-type="float" office:value="0.0548405836777374" calcext:value-type="float">
            <text:p>0.0548405836777374</text:p>
          </table:table-cell>
          <table:table-cell office:value-type="float" office:value="0.61211217992142" calcext:value-type="float">
            <text:p>0.61211217992142</text:p>
          </table:table-cell>
          <table:table-cell office:value-type="float" office:value="0.0526538224396048" calcext:value-type="float">
            <text:p>0.0526538224396048</text:p>
          </table:table-cell>
          <table:table-cell office:value-type="float" office:value="0.626927245630673" calcext:value-type="float">
            <text:p>0.626927245630673</text:p>
          </table:table-cell>
          <table:table-cell office:value-type="float" office:value="0.0670741796781382" calcext:value-type="float">
            <text:p>0.06707417967813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15424739195231" calcext:value-type="float">
            <text:p>0.615424739195231</text:p>
          </table:table-cell>
          <table:table-cell office:value-type="float" office:value="0.0600148255945767" calcext:value-type="float">
            <text:p>0.0600148255945767</text:p>
          </table:table-cell>
          <table:table-cell office:value-type="float" office:value="0.638531364313779" calcext:value-type="float">
            <text:p>0.638531364313779</text:p>
          </table:table-cell>
          <table:table-cell office:value-type="float" office:value="0.0497521838573539" calcext:value-type="float">
            <text:p>0.0497521838573539</text:p>
          </table:table-cell>
          <table:table-cell office:value-type="float" office:value="0.626154992548435" calcext:value-type="float">
            <text:p>0.626154992548435</text:p>
          </table:table-cell>
          <table:table-cell office:value-type="float" office:value="0.0573319197531472" calcext:value-type="float">
            <text:p>0.0573319197531472</text:p>
          </table:table-cell>
          <table:table-cell office:value-type="float" office:value="0.630287223953394" calcext:value-type="float">
            <text:p>0.630287223953394</text:p>
          </table:table-cell>
          <table:table-cell office:value-type="float" office:value="0.0474456224747736" calcext:value-type="float">
            <text:p>0.0474456224747736</text:p>
          </table:table-cell>
          <table:table-cell office:value-type="float" office:value="0.629454003522558" calcext:value-type="float">
            <text:p>0.629454003522558</text:p>
          </table:table-cell>
          <table:table-cell office:value-type="float" office:value="0.0463004318247866" calcext:value-type="float">
            <text:p>0.0463004318247866</text:p>
          </table:table-cell>
          <table:table-cell office:value-type="float" office:value="0.630266901503861" calcext:value-type="float">
            <text:p>0.630266901503861</text:p>
          </table:table-cell>
          <table:table-cell office:value-type="float" office:value="0.0535759455625665" calcext:value-type="float">
            <text:p>0.0535759455625665</text:p>
          </table:table-cell>
          <table:table-cell office:value-type="float" office:value="0.637650724834033" calcext:value-type="float">
            <text:p>0.637650724834033</text:p>
          </table:table-cell>
          <table:table-cell office:value-type="float" office:value="0.0605914370429656" calcext:value-type="float">
            <text:p>0.0605914370429656</text:p>
          </table:table-cell>
          <table:table-cell office:value-type="float" office:value="0.631906245766156" calcext:value-type="float">
            <text:p>0.631906245766156</text:p>
          </table:table-cell>
          <table:table-cell office:value-type="float" office:value="0.0665432094731786" calcext:value-type="float">
            <text:p>0.0665432094731786</text:p>
          </table:table-cell>
          <table:table-cell office:value-type="float" office:value="0.634385584609132" calcext:value-type="float">
            <text:p>0.634385584609132</text:p>
          </table:table-cell>
          <table:table-cell office:value-type="float" office:value="0.060924713415497" calcext:value-type="float">
            <text:p>0.060924713415497</text:p>
          </table:table-cell>
          <table:table-cell office:value-type="float" office:value="0.634344939710066" calcext:value-type="float">
            <text:p>0.634344939710066</text:p>
          </table:table-cell>
          <table:table-cell office:value-type="float" office:value="0.0614561951617819" calcext:value-type="float">
            <text:p>0.0614561951617819</text:p>
          </table:table-cell>
          <table:table-cell office:value-type="float" office:value="0.633579460777672" calcext:value-type="float">
            <text:p>0.633579460777672</text:p>
          </table:table-cell>
          <table:table-cell office:value-type="float" office:value="0.0610926373927576" calcext:value-type="float">
            <text:p>0.0610926373927576</text:p>
          </table:table-cell>
          <table:table-cell office:value-type="float" office:value="0.626148218398591" calcext:value-type="float">
            <text:p>0.626148218398591</text:p>
          </table:table-cell>
          <table:table-cell office:value-type="float" office:value="0.0585699401050174" calcext:value-type="float">
            <text:p>0.0585699401050174</text:p>
          </table:table-cell>
          <table:table-cell office:value-type="float" office:value="0.641823601138057" calcext:value-type="float">
            <text:p>0.641823601138057</text:p>
          </table:table-cell>
          <table:table-cell office:value-type="float" office:value="0.0619872113451785" calcext:value-type="float">
            <text:p>0.0619872113451785</text:p>
          </table:table-cell>
          <table:table-cell office:value-type="float" office:value="0.616224088876846" calcext:value-type="float">
            <text:p>0.616224088876846</text:p>
          </table:table-cell>
          <table:table-cell office:value-type="float" office:value="0.0598727046994206" calcext:value-type="float">
            <text:p>0.0598727046994206</text:p>
          </table:table-cell>
          <table:table-cell office:value-type="float" office:value="0.628620783091722" calcext:value-type="float">
            <text:p>0.628620783091722</text:p>
          </table:table-cell>
          <table:table-cell office:value-type="float" office:value="0.0503681013177647" calcext:value-type="float">
            <text:p>0.0503681013177647</text:p>
          </table:table-cell>
          <table:table-cell office:value-type="float" office:value="0.626940793930362" calcext:value-type="float">
            <text:p>0.626940793930362</text:p>
          </table:table-cell>
          <table:table-cell office:value-type="float" office:value="0.0602384623545844" calcext:value-type="float">
            <text:p>0.06023846235458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594096056767188" calcext:value-type="float">
            <text:p>0.0594096056767188</text:p>
          </table:table-cell>
          <table:table-cell office:value-type="float" office:value="0.633552364178296" calcext:value-type="float">
            <text:p>0.633552364178296</text:p>
          </table:table-cell>
          <table:table-cell office:value-type="float" office:value="0.0569479592546474" calcext:value-type="float">
            <text:p>0.0569479592546474</text:p>
          </table:table-cell>
          <table:table-cell office:value-type="float" office:value="0.632759788646525" calcext:value-type="float">
            <text:p>0.632759788646525</text:p>
          </table:table-cell>
          <table:table-cell office:value-type="float" office:value="0.0610535602051568" calcext:value-type="float">
            <text:p>0.0610535602051568</text:p>
          </table:table-cell>
          <table:table-cell office:value-type="float" office:value="0.62695434223005" calcext:value-type="float">
            <text:p>0.62695434223005</text:p>
          </table:table-cell>
          <table:table-cell office:value-type="float" office:value="0.0526318113563927" calcext:value-type="float">
            <text:p>0.0526318113563927</text:p>
          </table:table-cell>
          <table:table-cell office:value-type="float" office:value="0.636851375152418" calcext:value-type="float">
            <text:p>0.636851375152418</text:p>
          </table:table-cell>
          <table:table-cell office:value-type="float" office:value="0.0532435901021685" calcext:value-type="float">
            <text:p>0.0532435901021685</text:p>
          </table:table-cell>
          <table:table-cell office:value-type="float" office:value="0.633545590028451" calcext:value-type="float">
            <text:p>0.633545590028451</text:p>
          </table:table-cell>
          <table:table-cell office:value-type="float" office:value="0.0562093829597409" calcext:value-type="float">
            <text:p>0.0562093829597409</text:p>
          </table:table-cell>
          <table:table-cell office:value-type="float" office:value="0.629426906923181" calcext:value-type="float">
            <text:p>0.629426906923181</text:p>
          </table:table-cell>
          <table:table-cell office:value-type="float" office:value="0.0547163309234673" calcext:value-type="float">
            <text:p>0.0547163309234673</text:p>
          </table:table-cell>
          <table:table-cell office:value-type="float" office:value="0.631079799485165" calcext:value-type="float">
            <text:p>0.631079799485165</text:p>
          </table:table-cell>
          <table:table-cell office:value-type="float" office:value="0.0608221503488663" calcext:value-type="float">
            <text:p>0.0608221503488663</text:p>
          </table:table-cell>
          <table:table-cell office:value-type="float" office:value="0.631926568215689" calcext:value-type="float">
            <text:p>0.631926568215689</text:p>
          </table:table-cell>
          <table:table-cell office:value-type="float" office:value="0.0596077222181181" calcext:value-type="float">
            <text:p>0.0596077222181181</text:p>
          </table:table-cell>
          <table:table-cell office:value-type="float" office:value="0.638511041864246" calcext:value-type="float">
            <text:p>0.638511041864246</text:p>
          </table:table-cell>
          <table:table-cell office:value-type="float" office:value="0.0548257322045334" calcext:value-type="float">
            <text:p>0.0548257322045334</text:p>
          </table:table-cell>
          <table:table-cell office:value-type="float" office:value="0.636038477171115" calcext:value-type="float">
            <text:p>0.636038477171115</text:p>
          </table:table-cell>
          <table:table-cell office:value-type="float" office:value="0.065633435488802" calcext:value-type="float">
            <text:p>0.065633435488802</text:p>
          </table:table-cell>
          <table:table-cell office:value-type="float" office:value="0.630266901503861" calcext:value-type="float">
            <text:p>0.630266901503861</text:p>
          </table:table-cell>
          <table:table-cell office:value-type="float" office:value="0.0670239207183252" calcext:value-type="float">
            <text:p>0.0670239207183252</text:p>
          </table:table-cell>
          <table:table-cell office:value-type="float" office:value="0.643449397100664" calcext:value-type="float">
            <text:p>0.643449397100664</text:p>
          </table:table-cell>
          <table:table-cell office:value-type="float" office:value="0.0668582561677114" calcext:value-type="float">
            <text:p>0.0668582561677114</text:p>
          </table:table-cell>
          <table:table-cell office:value-type="float" office:value="0.634385584609132" calcext:value-type="float">
            <text:p>0.634385584609132</text:p>
          </table:table-cell>
          <table:table-cell office:value-type="float" office:value="0.0553007431982169" calcext:value-type="float">
            <text:p>0.0553007431982169</text:p>
          </table:table-cell>
          <table:table-cell office:value-type="float" office:value="0.631093347784853" calcext:value-type="float">
            <text:p>0.631093347784853</text:p>
          </table:table-cell>
          <table:table-cell office:value-type="float" office:value="0.05581964143546" calcext:value-type="float">
            <text:p>0.05581964143546</text:p>
          </table:table-cell>
          <table:table-cell office:value-type="float" office:value="0.627787562660886" calcext:value-type="float">
            <text:p>0.627787562660886</text:p>
          </table:table-cell>
          <table:table-cell office:value-type="float" office:value="0.0607229324055216" calcext:value-type="float">
            <text:p>0.06072293240552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647868553430586" calcext:value-type="float">
            <text:p>0.0647868553430586</text:p>
          </table:table-cell>
          <table:table-cell office:value-type="float" office:value="0.636858149302262" calcext:value-type="float">
            <text:p>0.636858149302262</text:p>
          </table:table-cell>
          <table:table-cell office:value-type="float" office:value="0.0563532550539617" calcext:value-type="float">
            <text:p>0.0563532550539617</text:p>
          </table:table-cell>
          <table:table-cell office:value-type="float" office:value="0.638524590163934" calcext:value-type="float">
            <text:p>0.638524590163934</text:p>
          </table:table-cell>
          <table:table-cell office:value-type="float" office:value="0.0549186942473504" calcext:value-type="float">
            <text:p>0.0549186942473504</text:p>
          </table:table-cell>
          <table:table-cell office:value-type="float" office:value="0.63851781601409" calcext:value-type="float">
            <text:p>0.63851781601409</text:p>
          </table:table-cell>
          <table:table-cell office:value-type="float" office:value="0.0469020489088361" calcext:value-type="float">
            <text:p>0.0469020489088361</text:p>
          </table:table-cell>
          <table:table-cell office:value-type="float" office:value="0.642629724969516" calcext:value-type="float">
            <text:p>0.642629724969516</text:p>
          </table:table-cell>
          <table:table-cell office:value-type="float" office:value="0.0564059724497927" calcext:value-type="float">
            <text:p>0.0564059724497927</text:p>
          </table:table-cell>
          <table:table-cell office:value-type="float" office:value="0.635212030890123" calcext:value-type="float">
            <text:p>0.635212030890123</text:p>
          </table:table-cell>
          <table:table-cell office:value-type="float" office:value="0.0531581215793591" calcext:value-type="float">
            <text:p>0.0531581215793591</text:p>
          </table:table-cell>
          <table:table-cell office:value-type="float" office:value="0.636844601002574" calcext:value-type="float">
            <text:p>0.636844601002574</text:p>
          </table:table-cell>
          <table:table-cell office:value-type="float" office:value="0.0596995136681864" calcext:value-type="float">
            <text:p>0.0596995136681864</text:p>
          </table:table-cell>
          <table:table-cell office:value-type="float" office:value="0.630260127354017" calcext:value-type="float">
            <text:p>0.630260127354017</text:p>
          </table:table-cell>
          <table:table-cell office:value-type="float" office:value="0.0565052936434641" calcext:value-type="float">
            <text:p>0.0565052936434641</text:p>
          </table:table-cell>
          <table:table-cell office:value-type="float" office:value="0.631913019916001" calcext:value-type="float">
            <text:p>0.631913019916001</text:p>
          </table:table-cell>
          <table:table-cell office:value-type="float" office:value="0.0592815830501538" calcext:value-type="float">
            <text:p>0.0592815830501538</text:p>
          </table:table-cell>
          <table:table-cell office:value-type="float" office:value="0.645095515512803" calcext:value-type="float">
            <text:p>0.645095515512803</text:p>
          </table:table-cell>
          <table:table-cell office:value-type="float" office:value="0.0575005265561274" calcext:value-type="float">
            <text:p>0.0575005265561274</text:p>
          </table:table-cell>
          <table:table-cell office:value-type="float" office:value="0.643469719550197" calcext:value-type="float">
            <text:p>0.643469719550197</text:p>
          </table:table-cell>
          <table:table-cell office:value-type="float" office:value="0.0651651811695263" calcext:value-type="float">
            <text:p>0.0651651811695263</text:p>
          </table:table-cell>
          <table:table-cell office:value-type="float" office:value="0.631086573635009" calcext:value-type="float">
            <text:p>0.631086573635009</text:p>
          </table:table-cell>
          <table:table-cell office:value-type="float" office:value="0.0602735453010227" calcext:value-type="float">
            <text:p>0.0602735453010227</text:p>
          </table:table-cell>
          <table:table-cell office:value-type="float" office:value="0.632725917897304" calcext:value-type="float">
            <text:p>0.632725917897304</text:p>
          </table:table-cell>
          <table:table-cell office:value-type="float" office:value="0.0618463685093312" calcext:value-type="float">
            <text:p>0.0618463685093312</text:p>
          </table:table-cell>
          <table:table-cell office:value-type="float" office:value="0.636858149302263" calcext:value-type="float">
            <text:p>0.636858149302263</text:p>
          </table:table-cell>
          <table:table-cell office:value-type="float" office:value="0.0546062594707083" calcext:value-type="float">
            <text:p>0.0546062594707083</text:p>
          </table:table-cell>
          <table:table-cell office:value-type="float" office:value="0.631926568215689" calcext:value-type="float">
            <text:p>0.631926568215689</text:p>
          </table:table-cell>
          <table:table-cell office:value-type="float" office:value="0.0588178040697454" calcext:value-type="float">
            <text:p>0.0588178040697454</text:p>
          </table:table-cell>
          <table:table-cell office:value-type="float" office:value="0.633518493429075" calcext:value-type="float">
            <text:p>0.633518493429075</text:p>
          </table:table-cell>
          <table:table-cell office:value-type="float" office:value="0.0685720955840661" calcext:value-type="float">
            <text:p>0.06857209558406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1059477035632" calcext:value-type="float">
            <text:p>0.631059477035632</text:p>
          </table:table-cell>
          <table:table-cell office:value-type="float" office:value="0.063117000273188" calcext:value-type="float">
            <text:p>0.063117000273188</text:p>
          </table:table-cell>
          <table:table-cell office:value-type="float" office:value="0.638504267714402" calcext:value-type="float">
            <text:p>0.638504267714402</text:p>
          </table:table-cell>
          <table:table-cell office:value-type="float" office:value="0.0556735226607672" calcext:value-type="float">
            <text:p>0.0556735226607672</text:p>
          </table:table-cell>
          <table:table-cell office:value-type="float" office:value="0.641816826988213" calcext:value-type="float">
            <text:p>0.641816826988213</text:p>
          </table:table-cell>
          <table:table-cell office:value-type="float" office:value="0.0560926809396487" calcext:value-type="float">
            <text:p>0.0560926809396487</text:p>
          </table:table-cell>
          <table:table-cell office:value-type="float" office:value="0.644289391681344" calcext:value-type="float">
            <text:p>0.644289391681344</text:p>
          </table:table-cell>
          <table:table-cell office:value-type="float" office:value="0.0493864174336078" calcext:value-type="float">
            <text:p>0.0493864174336078</text:p>
          </table:table-cell>
          <table:table-cell office:value-type="float" office:value="0.640970058257689" calcext:value-type="float">
            <text:p>0.640970058257689</text:p>
          </table:table-cell>
          <table:table-cell office:value-type="float" office:value="0.0628349941084538" calcext:value-type="float">
            <text:p>0.0628349941084538</text:p>
          </table:table-cell>
          <table:table-cell office:value-type="float" office:value="0.631913019916001" calcext:value-type="float">
            <text:p>0.631913019916001</text:p>
          </table:table-cell>
          <table:table-cell office:value-type="float" office:value="0.0526457171203476" calcext:value-type="float">
            <text:p>0.0526457171203476</text:p>
          </table:table-cell>
          <table:table-cell office:value-type="float" office:value="0.639337488145238" calcext:value-type="float">
            <text:p>0.639337488145238</text:p>
          </table:table-cell>
          <table:table-cell office:value-type="float" office:value="0.0556893392160044" calcext:value-type="float">
            <text:p>0.0556893392160044</text:p>
          </table:table-cell>
          <table:table-cell office:value-type="float" office:value="0.638511041864246" calcext:value-type="float">
            <text:p>0.638511041864246</text:p>
          </table:table-cell>
          <table:table-cell office:value-type="float" office:value="0.0555358380455602" calcext:value-type="float">
            <text:p>0.0555358380455602</text:p>
          </table:table-cell>
          <table:table-cell office:value-type="float" office:value="0.630260127354017" calcext:value-type="float">
            <text:p>0.630260127354017</text:p>
          </table:table-cell>
          <table:table-cell office:value-type="float" office:value="0.0587399345654066" calcext:value-type="float">
            <text:p>0.0587399345654066</text:p>
          </table:table-cell>
          <table:table-cell office:value-type="float" office:value="0.636858149302263" calcext:value-type="float">
            <text:p>0.636858149302263</text:p>
          </table:table-cell>
          <table:table-cell office:value-type="float" office:value="0.0595267369713833" calcext:value-type="float">
            <text:p>0.0595267369713833</text:p>
          </table:table-cell>
          <table:table-cell office:value-type="float" office:value="0.644275843381656" calcext:value-type="float">
            <text:p>0.644275843381656</text:p>
          </table:table-cell>
          <table:table-cell office:value-type="float" office:value="0.0593532008987623" calcext:value-type="float">
            <text:p>0.0593532008987623</text:p>
          </table:table-cell>
          <table:table-cell office:value-type="float" office:value="0.631906245766156" calcext:value-type="float">
            <text:p>0.631906245766156</text:p>
          </table:table-cell>
          <table:table-cell office:value-type="float" office:value="0.0605587341304769" calcext:value-type="float">
            <text:p>0.0605587341304769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634911110638065" calcext:value-type="float">
            <text:p>0.0634911110638065</text:p>
          </table:table-cell>
          <table:table-cell office:value-type="float" office:value="0.636024928871427" calcext:value-type="float">
            <text:p>0.636024928871427</text:p>
          </table:table-cell>
          <table:table-cell office:value-type="float" office:value="0.0566293176696846" calcext:value-type="float">
            <text:p>0.0566293176696846</text:p>
          </table:table-cell>
          <table:table-cell office:value-type="float" office:value="0.62695434223005" calcext:value-type="float">
            <text:p>0.62695434223005</text:p>
          </table:table-cell>
          <table:table-cell office:value-type="float" office:value="0.0590209892800159" calcext:value-type="float">
            <text:p>0.0590209892800159</text:p>
          </table:table-cell>
          <table:table-cell office:value-type="float" office:value="0.636011380571738" calcext:value-type="float">
            <text:p>0.636011380571738</text:p>
          </table:table-cell>
          <table:table-cell office:value-type="float" office:value="0.0608048602357632" calcext:value-type="float">
            <text:p>0.060804860235763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23330172063406" calcext:value-type="float">
            <text:p>0.623330172063406</text:p>
          </table:table-cell>
          <table:table-cell office:value-type="float" office:value="0.0624620196367265" calcext:value-type="float">
            <text:p>0.0624620196367265</text:p>
          </table:table-cell>
          <table:table-cell office:value-type="float" office:value="0.633239398455494" calcext:value-type="float">
            <text:p>0.633239398455494</text:p>
          </table:table-cell>
          <table:table-cell office:value-type="float" office:value="0.054075640622976" calcext:value-type="float">
            <text:p>0.054075640622976</text:p>
          </table:table-cell>
          <table:table-cell office:value-type="float" office:value="0.630944316488281" calcext:value-type="float">
            <text:p>0.630944316488281</text:p>
          </table:table-cell>
          <table:table-cell office:value-type="float" office:value="0.0564919276087836" calcext:value-type="float">
            <text:p>0.0564919276087836</text:p>
          </table:table-cell>
          <table:table-cell office:value-type="float" office:value="0.629115296030348" calcext:value-type="float">
            <text:p>0.629115296030348</text:p>
          </table:table-cell>
          <table:table-cell office:value-type="float" office:value="0.0505615812743575" calcext:value-type="float">
            <text:p>0.0505615812743575</text:p>
          </table:table-cell>
          <table:table-cell office:value-type="float" office:value="0.633063270559545" calcext:value-type="float">
            <text:p>0.633063270559545</text:p>
          </table:table-cell>
          <table:table-cell office:value-type="float" office:value="0.0547995260391468" calcext:value-type="float">
            <text:p>0.0547995260391468</text:p>
          </table:table-cell>
          <table:table-cell office:value-type="float" office:value="0.629776453055142" calcext:value-type="float">
            <text:p>0.629776453055142</text:p>
          </table:table-cell>
          <table:table-cell office:value-type="float" office:value="0.0537742952414778" calcext:value-type="float">
            <text:p>0.0537742952414778</text:p>
          </table:table-cell>
          <table:table-cell office:value-type="float" office:value="0.63141173282753" calcext:value-type="float">
            <text:p>0.63141173282753</text:p>
          </table:table-cell>
          <table:table-cell office:value-type="float" office:value="0.055087664608529" calcext:value-type="float">
            <text:p>0.055087664608529</text:p>
          </table:table-cell>
          <table:table-cell office:value-type="float" office:value="0.629936322991465" calcext:value-type="float">
            <text:p>0.629936322991465</text:p>
          </table:table-cell>
          <table:table-cell office:value-type="float" office:value="0.0583960703701282" calcext:value-type="float">
            <text:p>0.0583960703701282</text:p>
          </table:table-cell>
          <table:table-cell office:value-type="float" office:value="0.631422571467281" calcext:value-type="float">
            <text:p>0.631422571467281</text:p>
          </table:table-cell>
          <table:table-cell office:value-type="float" office:value="0.058072800143231" calcext:value-type="float">
            <text:p>0.058072800143231</text:p>
          </table:table-cell>
          <table:table-cell office:value-type="float" office:value="0.634866549248069" calcext:value-type="float">
            <text:p>0.634866549248069</text:p>
          </table:table-cell>
          <table:table-cell office:value-type="float" office:value="0.0581546180319899" calcext:value-type="float">
            <text:p>0.0581546180319899</text:p>
          </table:table-cell>
          <table:table-cell office:value-type="float" office:value="0.635888091044574" calcext:value-type="float">
            <text:p>0.635888091044574</text:p>
          </table:table-cell>
          <table:table-cell office:value-type="float" office:value="0.0615009176033343" calcext:value-type="float">
            <text:p>0.0615009176033343</text:p>
          </table:table-cell>
          <table:table-cell office:value-type="float" office:value="0.628286140089419" calcext:value-type="float">
            <text:p>0.628286140089419</text:p>
          </table:table-cell>
          <table:table-cell office:value-type="float" office:value="0.0608412809594457" calcext:value-type="float">
            <text:p>0.0608412809594457</text:p>
          </table:table-cell>
          <table:table-cell office:value-type="float" office:value="0.633893781330443" calcext:value-type="float">
            <text:p>0.633893781330443</text:p>
          </table:table-cell>
          <table:table-cell office:value-type="float" office:value="0.060809420739526" calcext:value-type="float">
            <text:p>0.060809420739526</text:p>
          </table:table-cell>
          <table:table-cell office:value-type="float" office:value="0.626801246443571" calcext:value-type="float">
            <text:p>0.626801246443571</text:p>
          </table:table-cell>
          <table:table-cell office:value-type="float" office:value="0.0562499217431536" calcext:value-type="float">
            <text:p>0.0562499217431536</text:p>
          </table:table-cell>
          <table:table-cell office:value-type="float" office:value="0.626141444248747" calcext:value-type="float">
            <text:p>0.626141444248747</text:p>
          </table:table-cell>
          <table:table-cell office:value-type="float" office:value="0.0553360717085182" calcext:value-type="float">
            <text:p>0.0553360717085182</text:p>
          </table:table-cell>
          <table:table-cell office:value-type="float" office:value="0.630237095244547" calcext:value-type="float">
            <text:p>0.630237095244547</text:p>
          </table:table-cell>
          <table:table-cell office:value-type="float" office:value="0.0634825060516147" calcext:value-type="float">
            <text:p>0.06348250605161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704658197217181" calcext:value-type="float">
            <text:p>0.704658197217181</text:p>
          </table:table-cell>
          <table:table-cell office:value-type="float" office:value="0.0401971978367527" calcext:value-type="float">
            <text:p>0.0401971978367527</text:p>
          </table:table-cell>
          <table:table-cell office:value-type="float" office:value="0.706231094978826" calcext:value-type="float">
            <text:p>0.706231094978826</text:p>
          </table:table-cell>
          <table:table-cell office:value-type="float" office:value="0.0675119130782367" calcext:value-type="float">
            <text:p>0.0675119130782367</text:p>
          </table:table-cell>
          <table:table-cell office:value-type="float" office:value="0.701209921355112" calcext:value-type="float">
            <text:p>0.701209921355112</text:p>
          </table:table-cell>
          <table:table-cell office:value-type="float" office:value="0.0520427949358138" calcext:value-type="float">
            <text:p>0.0520427949358138</text:p>
          </table:table-cell>
          <table:table-cell office:value-type="float" office:value="0.704567453115547" calcext:value-type="float">
            <text:p>0.704567453115547</text:p>
          </table:table-cell>
          <table:table-cell office:value-type="float" office:value="0.0504458556481519" calcext:value-type="float">
            <text:p>0.0504458556481519</text:p>
          </table:table-cell>
          <table:table-cell office:value-type="float" office:value="0.692558983666062" calcext:value-type="float">
            <text:p>0.692558983666062</text:p>
          </table:table-cell>
          <table:table-cell office:value-type="float" office:value="0.0513447344645316" calcext:value-type="float">
            <text:p>0.0513447344645316</text:p>
          </table:table-cell>
          <table:table-cell office:value-type="float" office:value="0.72183908045977" calcext:value-type="float">
            <text:p>0.72183908045977</text:p>
          </table:table-cell>
          <table:table-cell office:value-type="float" office:value="0.0583080839225955" calcext:value-type="float">
            <text:p>0.0583080839225955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557500887943805" calcext:value-type="float">
            <text:p>0.0557500887943805</text:p>
          </table:table-cell>
          <table:table-cell office:value-type="float" office:value="0.69767090139141" calcext:value-type="float">
            <text:p>0.69767090139141</text:p>
          </table:table-cell>
          <table:table-cell office:value-type="float" office:value="0.0232493742352837" calcext:value-type="float">
            <text:p>0.0232493742352837</text:p>
          </table:table-cell>
          <table:table-cell office:value-type="float" office:value="0.701149425287356" calcext:value-type="float">
            <text:p>0.701149425287356</text:p>
          </table:table-cell>
          <table:table-cell office:value-type="float" office:value="0.0505398695719268" calcext:value-type="float">
            <text:p>0.0505398695719268</text:p>
          </table:table-cell>
          <table:table-cell office:value-type="float" office:value="0.694192377495463" calcext:value-type="float">
            <text:p>0.694192377495463</text:p>
          </table:table-cell>
          <table:table-cell office:value-type="float" office:value="0.0318194364543523" calcext:value-type="float">
            <text:p>0.0318194364543523</text:p>
          </table:table-cell>
          <table:table-cell office:value-type="float" office:value="0.70124016938899" calcext:value-type="float">
            <text:p>0.70124016938899</text:p>
          </table:table-cell>
          <table:table-cell office:value-type="float" office:value="0.053741345066661" calcext:value-type="float">
            <text:p>0.053741345066661</text:p>
          </table:table-cell>
          <table:table-cell office:value-type="float" office:value="0.697731397459165" calcext:value-type="float">
            <text:p>0.697731397459165</text:p>
          </table:table-cell>
          <table:table-cell office:value-type="float" office:value="0.0497402222905086" calcext:value-type="float">
            <text:p>0.0497402222905086</text:p>
          </table:table-cell>
          <table:table-cell office:value-type="float" office:value="0.711615245009074" calcext:value-type="float">
            <text:p>0.711615245009074</text:p>
          </table:table-cell>
          <table:table-cell office:value-type="float" office:value="0.0369194570412548" calcext:value-type="float">
            <text:p>0.0369194570412548</text:p>
          </table:table-cell>
          <table:table-cell office:value-type="float" office:value="0.676950998185118" calcext:value-type="float">
            <text:p>0.676950998185118</text:p>
          </table:table-cell>
          <table:table-cell office:value-type="float" office:value="0.0414099892286631" calcext:value-type="float">
            <text:p>0.0414099892286631</text:p>
          </table:table-cell>
          <table:table-cell office:value-type="float" office:value="0.692528735632184" calcext:value-type="float">
            <text:p>0.692528735632184</text:p>
          </table:table-cell>
          <table:table-cell office:value-type="float" office:value="0.0475659349346173" calcext:value-type="float">
            <text:p>0.0475659349346173</text:p>
          </table:table-cell>
          <table:table-cell office:value-type="float" office:value="0.701270417422868" calcext:value-type="float">
            <text:p>0.701270417422868</text:p>
          </table:table-cell>
          <table:table-cell office:value-type="float" office:value="0.0548095709318106" calcext:value-type="float">
            <text:p>0.05480957093181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716696914700545" calcext:value-type="float">
            <text:p>0.716696914700545</text:p>
          </table:table-cell>
          <table:table-cell office:value-type="float" office:value="0.0351939481295976" calcext:value-type="float">
            <text:p>0.0351939481295976</text:p>
          </table:table-cell>
          <table:table-cell office:value-type="float" office:value="0.702782819116757" calcext:value-type="float">
            <text:p>0.702782819116757</text:p>
          </table:table-cell>
          <table:table-cell office:value-type="float" office:value="0.0595706594621543" calcext:value-type="float">
            <text:p>0.0595706594621543</text:p>
          </table:table-cell>
          <table:table-cell office:value-type="float" office:value="0.702964307320024" calcext:value-type="float">
            <text:p>0.702964307320024</text:p>
          </table:table-cell>
          <table:table-cell office:value-type="float" office:value="0.0236940786782409" calcext:value-type="float">
            <text:p>0.0236940786782409</text:p>
          </table:table-cell>
          <table:table-cell office:value-type="float" office:value="0.696037507562008" calcext:value-type="float">
            <text:p>0.696037507562008</text:p>
          </table:table-cell>
          <table:table-cell office:value-type="float" office:value="0.0460208701244715" calcext:value-type="float">
            <text:p>0.0460208701244715</text:p>
          </table:table-cell>
          <table:table-cell office:value-type="float" office:value="0.704779189352692" calcext:value-type="float">
            <text:p>0.704779189352692</text:p>
          </table:table-cell>
          <table:table-cell office:value-type="float" office:value="0.0523829811398765" calcext:value-type="float">
            <text:p>0.0523829811398765</text:p>
          </table:table-cell>
          <table:table-cell office:value-type="float" office:value="0.732244404113733" calcext:value-type="float">
            <text:p>0.732244404113733</text:p>
          </table:table-cell>
          <table:table-cell office:value-type="float" office:value="0.0492628955601714" calcext:value-type="float">
            <text:p>0.0492628955601714</text:p>
          </table:table-cell>
          <table:table-cell office:value-type="float" office:value="0.718481548699335" calcext:value-type="float">
            <text:p>0.718481548699335</text:p>
          </table:table-cell>
          <table:table-cell office:value-type="float" office:value="0.0452538286369425" calcext:value-type="float">
            <text:p>0.0452538286369425</text:p>
          </table:table-cell>
          <table:table-cell office:value-type="float" office:value="0.694222625529341" calcext:value-type="float">
            <text:p>0.694222625529341</text:p>
          </table:table-cell>
          <table:table-cell office:value-type="float" office:value="0.0507002225320345" calcext:value-type="float">
            <text:p>0.0507002225320345</text:p>
          </table:table-cell>
          <table:table-cell office:value-type="float" office:value="0.727041742286751" calcext:value-type="float">
            <text:p>0.727041742286751</text:p>
          </table:table-cell>
          <table:table-cell office:value-type="float" office:value="0.0418709713216889" calcext:value-type="float">
            <text:p>0.0418709713216889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347840553206128" calcext:value-type="float">
            <text:p>0.0347840553206128</text:p>
          </table:table-cell>
          <table:table-cell office:value-type="float" office:value="0.706382335148215" calcext:value-type="float">
            <text:p>0.706382335148215</text:p>
          </table:table-cell>
          <table:table-cell office:value-type="float" office:value="0.0602983004545607" calcext:value-type="float">
            <text:p>0.0602983004545607</text:p>
          </table:table-cell>
          <table:table-cell office:value-type="float" office:value="0.725317604355717" calcext:value-type="float">
            <text:p>0.725317604355717</text:p>
          </table:table-cell>
          <table:table-cell office:value-type="float" office:value="0.0415688771140565" calcext:value-type="float">
            <text:p>0.0415688771140565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478888887356199" calcext:value-type="float">
            <text:p>0.0478888887356199</text:p>
          </table:table-cell>
          <table:table-cell office:value-type="float" office:value="0.711464004839685" calcext:value-type="float">
            <text:p>0.711464004839685</text:p>
          </table:table-cell>
          <table:table-cell office:value-type="float" office:value="0.0489439920841874" calcext:value-type="float">
            <text:p>0.0489439920841874</text:p>
          </table:table-cell>
          <table:table-cell office:value-type="float" office:value="0.720145190562613" calcext:value-type="float">
            <text:p>0.720145190562613</text:p>
          </table:table-cell>
          <table:table-cell office:value-type="float" office:value="0.0409728572307731" calcext:value-type="float">
            <text:p>0.0409728572307731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586751306064921" calcext:value-type="float">
            <text:p>0.05867513060649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709800362976406" calcext:value-type="float">
            <text:p>0.709800362976406</text:p>
          </table:table-cell>
          <table:table-cell office:value-type="float" office:value="0.0317122903025741" calcext:value-type="float">
            <text:p>0.0317122903025741</text:p>
          </table:table-cell>
          <table:table-cell office:value-type="float" office:value="0.701149425287356" calcext:value-type="float">
            <text:p>0.701149425287356</text:p>
          </table:table-cell>
          <table:table-cell office:value-type="float" office:value="0.0511892307122122" calcext:value-type="float">
            <text:p>0.0511892307122122</text:p>
          </table:table-cell>
          <table:table-cell office:value-type="float" office:value="0.713278886872353" calcext:value-type="float">
            <text:p>0.713278886872353</text:p>
          </table:table-cell>
          <table:table-cell office:value-type="float" office:value="0.0297069470810806" calcext:value-type="float">
            <text:p>0.0297069470810806</text:p>
          </table:table-cell>
          <table:table-cell office:value-type="float" office:value="0.709860859044162" calcext:value-type="float">
            <text:p>0.709860859044162</text:p>
          </table:table-cell>
          <table:table-cell office:value-type="float" office:value="0.0530549709441214" calcext:value-type="float">
            <text:p>0.0530549709441214</text:p>
          </table:table-cell>
          <table:table-cell office:value-type="float" office:value="0.70810647307925" calcext:value-type="float">
            <text:p>0.70810647307925</text:p>
          </table:table-cell>
          <table:table-cell office:value-type="float" office:value="0.0349771571667339" calcext:value-type="float">
            <text:p>0.0349771571667339</text:p>
          </table:table-cell>
          <table:table-cell office:value-type="float" office:value="0.71318814277072" calcext:value-type="float">
            <text:p>0.71318814277072</text:p>
          </table:table-cell>
          <table:table-cell office:value-type="float" office:value="0.0621372464562022" calcext:value-type="float">
            <text:p>0.0621372464562022</text:p>
          </table:table-cell>
          <table:table-cell office:value-type="float" office:value="0.711554748941319" calcext:value-type="float">
            <text:p>0.711554748941319</text:p>
          </table:table-cell>
          <table:table-cell office:value-type="float" office:value="0.0355946236826077" calcext:value-type="float">
            <text:p>0.0355946236826077</text:p>
          </table:table-cell>
          <table:table-cell office:value-type="float" office:value="0.709770114942529" calcext:value-type="float">
            <text:p>0.709770114942529</text:p>
          </table:table-cell>
          <table:table-cell office:value-type="float" office:value="0.0394701106858937" calcext:value-type="float">
            <text:p>0.0394701106858937</text:p>
          </table:table-cell>
          <table:table-cell office:value-type="float" office:value="0.73227465214761" calcext:value-type="float">
            <text:p>0.73227465214761</text:p>
          </table:table-cell>
          <table:table-cell office:value-type="float" office:value="0.0367329131142596" calcext:value-type="float">
            <text:p>0.0367329131142596</text:p>
          </table:table-cell>
          <table:table-cell office:value-type="float" office:value="0.704567453115547" calcext:value-type="float">
            <text:p>0.704567453115547</text:p>
          </table:table-cell>
          <table:table-cell office:value-type="float" office:value="0.0510964115827607" calcext:value-type="float">
            <text:p>0.0510964115827607</text:p>
          </table:table-cell>
          <table:table-cell office:value-type="float" office:value="0.718481548699335" calcext:value-type="float">
            <text:p>0.718481548699335</text:p>
          </table:table-cell>
          <table:table-cell office:value-type="float" office:value="0.0507580575159001" calcext:value-type="float">
            <text:p>0.0507580575159001</text:p>
          </table:table-cell>
          <table:table-cell office:value-type="float" office:value="0.721929824561404" calcext:value-type="float">
            <text:p>0.721929824561404</text:p>
          </table:table-cell>
          <table:table-cell office:value-type="float" office:value="0.0463044282103791" calcext:value-type="float">
            <text:p>0.0463044282103791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447508390901886" calcext:value-type="float">
            <text:p>0.0447508390901886</text:p>
          </table:table-cell>
          <table:table-cell office:value-type="float" office:value="0.714912280701754" calcext:value-type="float">
            <text:p>0.714912280701754</text:p>
          </table:table-cell>
          <table:table-cell office:value-type="float" office:value="0.0642720304536259" calcext:value-type="float">
            <text:p>0.0642720304536259</text:p>
          </table:table-cell>
          <table:table-cell office:value-type="float" office:value="0.709800362976406" calcext:value-type="float">
            <text:p>0.709800362976406</text:p>
          </table:table-cell>
          <table:table-cell office:value-type="float" office:value="0.0439373906836153" calcext:value-type="float">
            <text:p>0.0439373906836153</text:p>
          </table:table-cell>
          <table:table-cell office:value-type="float" office:value="0.723532970356927" calcext:value-type="float">
            <text:p>0.723532970356927</text:p>
          </table:table-cell>
          <table:table-cell office:value-type="float" office:value="0.0559918260471265" calcext:value-type="float">
            <text:p>0.05599182604712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723593466424682" calcext:value-type="float">
            <text:p>0.723593466424682</text:p>
          </table:table-cell>
          <table:table-cell office:value-type="float" office:value="0.0331907914356214" calcext:value-type="float">
            <text:p>0.0331907914356214</text:p>
          </table:table-cell>
          <table:table-cell office:value-type="float" office:value="0.702782819116757" calcext:value-type="float">
            <text:p>0.702782819116757</text:p>
          </table:table-cell>
          <table:table-cell office:value-type="float" office:value="0.0555540367284952" calcext:value-type="float">
            <text:p>0.0555540367284952</text:p>
          </table:table-cell>
          <table:table-cell office:value-type="float" office:value="0.718390804597701" calcext:value-type="float">
            <text:p>0.718390804597701</text:p>
          </table:table-cell>
          <table:table-cell office:value-type="float" office:value="0.0381221240270735" calcext:value-type="float">
            <text:p>0.0381221240270735</text:p>
          </table:table-cell>
          <table:table-cell office:value-type="float" office:value="0.711615245009074" calcext:value-type="float">
            <text:p>0.711615245009074</text:p>
          </table:table-cell>
          <table:table-cell office:value-type="float" office:value="0.0471361042886476" calcext:value-type="float">
            <text:p>0.0471361042886476</text:p>
          </table:table-cell>
          <table:table-cell office:value-type="float" office:value="0.708076225045372" calcext:value-type="float">
            <text:p>0.708076225045372</text:p>
          </table:table-cell>
          <table:table-cell office:value-type="float" office:value="0.0388450004224769" calcext:value-type="float">
            <text:p>0.0388450004224769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534815121174663" calcext:value-type="float">
            <text:p>0.0534815121174663</text:p>
          </table:table-cell>
          <table:table-cell office:value-type="float" office:value="0.699425287356322" calcext:value-type="float">
            <text:p>0.699425287356322</text:p>
          </table:table-cell>
          <table:table-cell office:value-type="float" office:value="0.0443560026358675" calcext:value-type="float">
            <text:p>0.0443560026358675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460726973656932" calcext:value-type="float">
            <text:p>0.0460726973656932</text:p>
          </table:table-cell>
          <table:table-cell office:value-type="float" office:value="0.728796128251664" calcext:value-type="float">
            <text:p>0.728796128251664</text:p>
          </table:table-cell>
          <table:table-cell office:value-type="float" office:value="0.054810683796163" calcext:value-type="float">
            <text:p>0.054810683796163</text:p>
          </table:table-cell>
          <table:table-cell office:value-type="float" office:value="0.708045977011494" calcext:value-type="float">
            <text:p>0.708045977011494</text:p>
          </table:table-cell>
          <table:table-cell office:value-type="float" office:value="0.0515322109688733" calcext:value-type="float">
            <text:p>0.0515322109688733</text:p>
          </table:table-cell>
          <table:table-cell office:value-type="float" office:value="0.704627949183303" calcext:value-type="float">
            <text:p>0.704627949183303</text:p>
          </table:table-cell>
          <table:table-cell office:value-type="float" office:value="0.039633582222392" calcext:value-type="float">
            <text:p>0.039633582222392</text:p>
          </table:table-cell>
          <table:table-cell office:value-type="float" office:value="0.7167574107683" calcext:value-type="float">
            <text:p>0.7167574107683</text:p>
          </table:table-cell>
          <table:table-cell office:value-type="float" office:value="0.0481684467014143" calcext:value-type="float">
            <text:p>0.0481684467014143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467841037865583" calcext:value-type="float">
            <text:p>0.0467841037865583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508439368506778" calcext:value-type="float">
            <text:p>0.0508439368506778</text:p>
          </table:table-cell>
          <table:table-cell office:value-type="float" office:value="0.709739866908651" calcext:value-type="float">
            <text:p>0.709739866908651</text:p>
          </table:table-cell>
          <table:table-cell office:value-type="float" office:value="0.0494240902552126" calcext:value-type="float">
            <text:p>0.0494240902552126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415492466259799" calcext:value-type="float">
            <text:p>0.041549246625979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300082754380034" calcext:value-type="float">
            <text:p>0.0300082754380034</text:p>
          </table:table-cell>
          <table:table-cell office:value-type="float" office:value="0.704506957047792" calcext:value-type="float">
            <text:p>0.704506957047792</text:p>
          </table:table-cell>
          <table:table-cell office:value-type="float" office:value="0.0553685832935708" calcext:value-type="float">
            <text:p>0.0553685832935708</text:p>
          </table:table-cell>
          <table:table-cell office:value-type="float" office:value="0.721869328493648" calcext:value-type="float">
            <text:p>0.721869328493648</text:p>
          </table:table-cell>
          <table:table-cell office:value-type="float" office:value="0.0438403487166995" calcext:value-type="float">
            <text:p>0.0438403487166995</text:p>
          </table:table-cell>
          <table:table-cell office:value-type="float" office:value="0.713309134906231" calcext:value-type="float">
            <text:p>0.713309134906231</text:p>
          </table:table-cell>
          <table:table-cell office:value-type="float" office:value="0.0580812661655625" calcext:value-type="float">
            <text:p>0.0580812661655625</text:p>
          </table:table-cell>
          <table:table-cell office:value-type="float" office:value="0.706352087114338" calcext:value-type="float">
            <text:p>0.706352087114338</text:p>
          </table:table-cell>
          <table:table-cell office:value-type="float" office:value="0.0432836576300137" calcext:value-type="float">
            <text:p>0.0432836576300137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595921581309628" calcext:value-type="float">
            <text:p>0.0595921581309628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528710194152188" calcext:value-type="float">
            <text:p>0.0528710194152188</text:p>
          </table:table-cell>
          <table:table-cell office:value-type="float" office:value="0.725347852389595" calcext:value-type="float">
            <text:p>0.725347852389595</text:p>
          </table:table-cell>
          <table:table-cell office:value-type="float" office:value="0.0479587958664085" calcext:value-type="float">
            <text:p>0.0479587958664085</text:p>
          </table:table-cell>
          <table:table-cell office:value-type="float" office:value="0.737416817906836" calcext:value-type="float">
            <text:p>0.737416817906836</text:p>
          </table:table-cell>
          <table:table-cell office:value-type="float" office:value="0.0503501216224637" calcext:value-type="float">
            <text:p>0.0503501216224637</text:p>
          </table:table-cell>
          <table:table-cell office:value-type="float" office:value="0.697731397459165" calcext:value-type="float">
            <text:p>0.697731397459165</text:p>
          </table:table-cell>
          <table:table-cell office:value-type="float" office:value="0.0503998872823136" calcext:value-type="float">
            <text:p>0.0503998872823136</text:p>
          </table:table-cell>
          <table:table-cell office:value-type="float" office:value="0.701149425287356" calcext:value-type="float">
            <text:p>0.701149425287356</text:p>
          </table:table-cell>
          <table:table-cell office:value-type="float" office:value="0.0427507923456348" calcext:value-type="float">
            <text:p>0.0427507923456348</text:p>
          </table:table-cell>
          <table:table-cell office:value-type="float" office:value="0.723593466424682" calcext:value-type="float">
            <text:p>0.723593466424682</text:p>
          </table:table-cell>
          <table:table-cell office:value-type="float" office:value="0.0478611458096823" calcext:value-type="float">
            <text:p>0.0478611458096823</text:p>
          </table:table-cell>
          <table:table-cell office:value-type="float" office:value="0.711494252873563" calcext:value-type="float">
            <text:p>0.711494252873563</text:p>
          </table:table-cell>
          <table:table-cell office:value-type="float" office:value="0.0405298070240854" calcext:value-type="float">
            <text:p>0.0405298070240854</text:p>
          </table:table-cell>
          <table:table-cell office:value-type="float" office:value="0.721869328493648" calcext:value-type="float">
            <text:p>0.721869328493648</text:p>
          </table:table-cell>
          <table:table-cell office:value-type="float" office:value="0.0438403487166996" calcext:value-type="float">
            <text:p>0.0438403487166996</text:p>
          </table:table-cell>
          <table:table-cell office:value-type="float" office:value="0.706291591046582" calcext:value-type="float">
            <text:p>0.706291591046582</text:p>
          </table:table-cell>
          <table:table-cell office:value-type="float" office:value="0.0445971332771326" calcext:value-type="float">
            <text:p>0.0445971332771326</text:p>
          </table:table-cell>
          <table:table-cell office:value-type="float" office:value="0.718390804597701" calcext:value-type="float">
            <text:p>0.718390804597701</text:p>
          </table:table-cell>
          <table:table-cell office:value-type="float" office:value="0.0466898758887124" calcext:value-type="float">
            <text:p>0.046689875888712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714633998790079" calcext:value-type="float">
            <text:p>0.714633998790079</text:p>
          </table:table-cell>
          <table:table-cell office:value-type="float" office:value="0.0340605006285098" calcext:value-type="float">
            <text:p>0.0340605006285098</text:p>
          </table:table-cell>
          <table:table-cell office:value-type="float" office:value="0.703490623109498" calcext:value-type="float">
            <text:p>0.703490623109498</text:p>
          </table:table-cell>
          <table:table-cell office:value-type="float" office:value="0.0578388846549338" calcext:value-type="float">
            <text:p>0.0578388846549338</text:p>
          </table:table-cell>
          <table:table-cell office:value-type="float" office:value="0.711542649727768" calcext:value-type="float">
            <text:p>0.711542649727768</text:p>
          </table:table-cell>
          <table:table-cell office:value-type="float" office:value="0.0374812586877817" calcext:value-type="float">
            <text:p>0.0374812586877817</text:p>
          </table:table-cell>
          <table:table-cell office:value-type="float" office:value="0.707078039927405" calcext:value-type="float">
            <text:p>0.707078039927405</text:p>
          </table:table-cell>
          <table:table-cell office:value-type="float" office:value="0.050947813434191" calcext:value-type="float">
            <text:p>0.050947813434191</text:p>
          </table:table-cell>
          <table:table-cell office:value-type="float" office:value="0.703974591651543" calcext:value-type="float">
            <text:p>0.703974591651543</text:p>
          </table:table-cell>
          <table:table-cell office:value-type="float" office:value="0.0441667061647265" calcext:value-type="float">
            <text:p>0.0441667061647265</text:p>
          </table:table-cell>
          <table:table-cell office:value-type="float" office:value="0.721524500907441" calcext:value-type="float">
            <text:p>0.721524500907441</text:p>
          </table:table-cell>
          <table:table-cell office:value-type="float" office:value="0.0565563792374796" calcext:value-type="float">
            <text:p>0.0565563792374796</text:p>
          </table:table-cell>
          <table:table-cell office:value-type="float" office:value="0.708771929824561" calcext:value-type="float">
            <text:p>0.708771929824561</text:p>
          </table:table-cell>
          <table:table-cell office:value-type="float" office:value="0.0467651126330034" calcext:value-type="float">
            <text:p>0.0467651126330034</text:p>
          </table:table-cell>
          <table:table-cell office:value-type="float" office:value="0.708390804597701" calcext:value-type="float">
            <text:p>0.708390804597701</text:p>
          </table:table-cell>
          <table:table-cell office:value-type="float" office:value="0.0414902401370627" calcext:value-type="float">
            <text:p>0.0414902401370627</text:p>
          </table:table-cell>
          <table:table-cell office:value-type="float" office:value="0.725335753176043" calcext:value-type="float">
            <text:p>0.725335753176043</text:p>
          </table:table-cell>
          <table:table-cell office:value-type="float" office:value="0.0468609118853004" calcext:value-type="float">
            <text:p>0.0468609118853004</text:p>
          </table:table-cell>
          <table:table-cell office:value-type="float" office:value="0.701143375680581" calcext:value-type="float">
            <text:p>0.701143375680581</text:p>
          </table:table-cell>
          <table:table-cell office:value-type="float" office:value="0.0439264003217825" calcext:value-type="float">
            <text:p>0.0439264003217825</text:p>
          </table:table-cell>
          <table:table-cell office:value-type="float" office:value="0.70637628554144" calcext:value-type="float">
            <text:p>0.70637628554144</text:p>
          </table:table-cell>
          <table:table-cell office:value-type="float" office:value="0.0494364155210297" calcext:value-type="float">
            <text:p>0.0494364155210297</text:p>
          </table:table-cell>
          <table:table-cell office:value-type="float" office:value="0.717065940713854" calcext:value-type="float">
            <text:p>0.717065940713854</text:p>
          </table:table-cell>
          <table:table-cell office:value-type="float" office:value="0.0467286240252082" calcext:value-type="float">
            <text:p>0.0467286240252082</text:p>
          </table:table-cell>
          <table:table-cell office:value-type="float" office:value="0.709110707803993" calcext:value-type="float">
            <text:p>0.709110707803993</text:p>
          </table:table-cell>
          <table:table-cell office:value-type="float" office:value="0.0433746191355414" calcext:value-type="float">
            <text:p>0.0433746191355414</text:p>
          </table:table-cell>
          <table:table-cell office:value-type="float" office:value="0.708027828191168" calcext:value-type="float">
            <text:p>0.708027828191168</text:p>
          </table:table-cell>
          <table:table-cell office:value-type="float" office:value="0.0498620594667708" calcext:value-type="float">
            <text:p>0.0498620594667708</text:p>
          </table:table-cell>
          <table:table-cell office:value-type="float" office:value="0.707701149425287" calcext:value-type="float">
            <text:p>0.707701149425287</text:p>
          </table:table-cell>
          <table:table-cell office:value-type="float" office:value="0.0452994812762702" calcext:value-type="float">
            <text:p>0.0452994812762702</text:p>
          </table:table-cell>
          <table:table-cell office:value-type="float" office:value="0.714960677555959" calcext:value-type="float">
            <text:p>0.714960677555959</text:p>
          </table:table-cell>
          <table:table-cell office:value-type="float" office:value="0.0515431300200243" calcext:value-type="float">
            <text:p>0.05154313002002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124016938899" calcext:value-type="float">
            <text:p>0.70124016938899</text:p>
          </table:table-cell>
          <table:table-cell office:value-type="float" office:value="0.0351661635035189" calcext:value-type="float">
            <text:p>0.0351661635035189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2308771735369" calcext:value-type="float">
            <text:p>0.042308771735369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522425666429564" calcext:value-type="float">
            <text:p>0.0522425666429564</text:p>
          </table:table-cell>
          <table:table-cell office:value-type="float" office:value="0.713248638838475" calcext:value-type="float">
            <text:p>0.713248638838475</text:p>
          </table:table-cell>
          <table:table-cell office:value-type="float" office:value="0.0549366253558052" calcext:value-type="float">
            <text:p>0.0549366253558052</text:p>
          </table:table-cell>
          <table:table-cell office:value-type="float" office:value="0.718360556563823" calcext:value-type="float">
            <text:p>0.718360556563823</text:p>
          </table:table-cell>
          <table:table-cell office:value-type="float" office:value="0.0529257908444434" calcext:value-type="float">
            <text:p>0.0529257908444434</text:p>
          </table:table-cell>
          <table:table-cell office:value-type="float" office:value="0.713309134906231" calcext:value-type="float">
            <text:p>0.713309134906231</text:p>
          </table:table-cell>
          <table:table-cell office:value-type="float" office:value="0.0563494161967344" calcext:value-type="float">
            <text:p>0.0563494161967344</text:p>
          </table:table-cell>
          <table:table-cell office:value-type="float" office:value="0.725347852389595" calcext:value-type="float">
            <text:p>0.725347852389595</text:p>
          </table:table-cell>
          <table:table-cell office:value-type="float" office:value="0.0618013055351756" calcext:value-type="float">
            <text:p>0.0618013055351756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628714922237668" calcext:value-type="float">
            <text:p>0.0628714922237668</text:p>
          </table:table-cell>
          <table:table-cell office:value-type="float" office:value="0.713399879007864" calcext:value-type="float">
            <text:p>0.713399879007864</text:p>
          </table:table-cell>
          <table:table-cell office:value-type="float" office:value="0.0553650579338714" calcext:value-type="float">
            <text:p>0.0553650579338714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621745374825022" calcext:value-type="float">
            <text:p>0.0621745374825022</text:p>
          </table:table-cell>
          <table:table-cell office:value-type="float" office:value="0.699395039322444" calcext:value-type="float">
            <text:p>0.699395039322444</text:p>
          </table:table-cell>
          <table:table-cell office:value-type="float" office:value="0.0283510848354909" calcext:value-type="float">
            <text:p>0.0283510848354909</text:p>
          </table:table-cell>
          <table:table-cell office:value-type="float" office:value="0.68914095583787" calcext:value-type="float">
            <text:p>0.68914095583787</text:p>
          </table:table-cell>
          <table:table-cell office:value-type="float" office:value="0.0601347092217994" calcext:value-type="float">
            <text:p>0.0601347092217994</text:p>
          </table:table-cell>
          <table:table-cell office:value-type="float" office:value="0.695946763460375" calcext:value-type="float">
            <text:p>0.695946763460375</text:p>
          </table:table-cell>
          <table:table-cell office:value-type="float" office:value="0.0557782274455698" calcext:value-type="float">
            <text:p>0.0557782274455698</text:p>
          </table:table-cell>
          <table:table-cell office:value-type="float" office:value="0.709709618874773" calcext:value-type="float">
            <text:p>0.709709618874773</text:p>
          </table:table-cell>
          <table:table-cell office:value-type="float" office:value="0.0615819810119182" calcext:value-type="float">
            <text:p>0.0615819810119182</text:p>
          </table:table-cell>
          <table:table-cell office:value-type="float" office:value="0.711584996975197" calcext:value-type="float">
            <text:p>0.711584996975197</text:p>
          </table:table-cell>
          <table:table-cell office:value-type="float" office:value="0.0280244945938636" calcext:value-type="float">
            <text:p>0.0280244945938636</text:p>
          </table:table-cell>
          <table:table-cell office:value-type="float" office:value="0.701300665456745" calcext:value-type="float">
            <text:p>0.701300665456745</text:p>
          </table:table-cell>
          <table:table-cell office:value-type="float" office:value="0.0686133828579718" calcext:value-type="float">
            <text:p>0.06861338285797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810647307925" calcext:value-type="float">
            <text:p>0.70810647307925</text:p>
          </table:table-cell>
          <table:table-cell office:value-type="float" office:value="0.030970402406549" calcext:value-type="float">
            <text:p>0.030970402406549</text:p>
          </table:table-cell>
          <table:table-cell office:value-type="float" office:value="0.709800362976406" calcext:value-type="float">
            <text:p>0.709800362976406</text:p>
          </table:table-cell>
          <table:table-cell office:value-type="float" office:value="0.0365508410168394" calcext:value-type="float">
            <text:p>0.0365508410168394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5286031795033" calcext:value-type="float">
            <text:p>0.05286031795033</text:p>
          </table:table-cell>
          <table:table-cell office:value-type="float" office:value="0.708045977011494" calcext:value-type="float">
            <text:p>0.708045977011494</text:p>
          </table:table-cell>
          <table:table-cell office:value-type="float" office:value="0.0502339618009475" calcext:value-type="float">
            <text:p>0.0502339618009475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366185318312245" calcext:value-type="float">
            <text:p>0.0366185318312245</text:p>
          </table:table-cell>
          <table:table-cell office:value-type="float" office:value="0.725317604355717" calcext:value-type="float">
            <text:p>0.725317604355717</text:p>
          </table:table-cell>
          <table:table-cell office:value-type="float" office:value="0.0690411621738517" calcext:value-type="float">
            <text:p>0.0690411621738517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618118652470685" calcext:value-type="float">
            <text:p>0.0618118652470685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448904669956489" calcext:value-type="float">
            <text:p>0.0448904669956489</text:p>
          </table:table-cell>
          <table:table-cell office:value-type="float" office:value="0.711494252873563" calcext:value-type="float">
            <text:p>0.711494252873563</text:p>
          </table:table-cell>
          <table:table-cell office:value-type="float" office:value="0.0451554958424094" calcext:value-type="float">
            <text:p>0.0451554958424094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458210957851785" calcext:value-type="float">
            <text:p>0.0458210957851785</text:p>
          </table:table-cell>
          <table:table-cell office:value-type="float" office:value="0.694252873563218" calcext:value-type="float">
            <text:p>0.694252873563218</text:p>
          </table:table-cell>
          <table:table-cell office:value-type="float" office:value="0.0394282473783538" calcext:value-type="float">
            <text:p>0.0394282473783538</text:p>
          </table:table-cell>
          <table:table-cell office:value-type="float" office:value="0.71497277676951" calcext:value-type="float">
            <text:p>0.71497277676951</text:p>
          </table:table-cell>
          <table:table-cell office:value-type="float" office:value="0.0573380983400817" calcext:value-type="float">
            <text:p>0.0573380983400817</text:p>
          </table:table-cell>
          <table:table-cell office:value-type="float" office:value="0.723532970356927" calcext:value-type="float">
            <text:p>0.723532970356927</text:p>
          </table:table-cell>
          <table:table-cell office:value-type="float" office:value="0.0553987875276251" calcext:value-type="float">
            <text:p>0.0553987875276251</text:p>
          </table:table-cell>
          <table:table-cell office:value-type="float" office:value="0.697580157289776" calcext:value-type="float">
            <text:p>0.697580157289776</text:p>
          </table:table-cell>
          <table:table-cell office:value-type="float" office:value="0.0627161696684606" calcext:value-type="float">
            <text:p>0.0627161696684606</text:p>
          </table:table-cell>
          <table:table-cell office:value-type="float" office:value="0.692528735632184" calcext:value-type="float">
            <text:p>0.692528735632184</text:p>
          </table:table-cell>
          <table:table-cell office:value-type="float" office:value="0.042427652471935" calcext:value-type="float">
            <text:p>0.042427652471935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508439368506777" calcext:value-type="float">
            <text:p>0.05084393685067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432495057793096" calcext:value-type="float">
            <text:p>0.0432495057793096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445541320535961" calcext:value-type="float">
            <text:p>0.0445541320535961</text:p>
          </table:table-cell>
          <table:table-cell office:value-type="float" office:value="0.704658197217181" calcext:value-type="float">
            <text:p>0.704658197217181</text:p>
          </table:table-cell>
          <table:table-cell office:value-type="float" office:value="0.0490766931308083" calcext:value-type="float">
            <text:p>0.0490766931308083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390917270212558" calcext:value-type="float">
            <text:p>0.0390917270212558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517275871532254" calcext:value-type="float">
            <text:p>0.0517275871532254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543754999026152" calcext:value-type="float">
            <text:p>0.0543754999026152</text:p>
          </table:table-cell>
          <table:table-cell office:value-type="float" office:value="0.706291591046582" calcext:value-type="float">
            <text:p>0.706291591046582</text:p>
          </table:table-cell>
          <table:table-cell office:value-type="float" office:value="0.0545874359623984" calcext:value-type="float">
            <text:p>0.0545874359623984</text:p>
          </table:table-cell>
          <table:table-cell office:value-type="float" office:value="0.706291591046582" calcext:value-type="float">
            <text:p>0.706291591046582</text:p>
          </table:table-cell>
          <table:table-cell office:value-type="float" office:value="0.057533318935661" calcext:value-type="float">
            <text:p>0.057533318935661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352250876459563" calcext:value-type="float">
            <text:p>0.0352250876459563</text:p>
          </table:table-cell>
          <table:table-cell office:value-type="float" office:value="0.726981246218996" calcext:value-type="float">
            <text:p>0.726981246218996</text:p>
          </table:table-cell>
          <table:table-cell office:value-type="float" office:value="0.0565028091137467" calcext:value-type="float">
            <text:p>0.0565028091137467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44353802338413" calcext:value-type="float">
            <text:p>0.044353802338413</text:p>
          </table:table-cell>
          <table:table-cell office:value-type="float" office:value="0.711464004839685" calcext:value-type="float">
            <text:p>0.711464004839685</text:p>
          </table:table-cell>
          <table:table-cell office:value-type="float" office:value="0.0489439920841874" calcext:value-type="float">
            <text:p>0.0489439920841874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531622139223179" calcext:value-type="float">
            <text:p>0.0531622139223179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491159523050047" calcext:value-type="float">
            <text:p>0.0491159523050047</text:p>
          </table:table-cell>
          <table:table-cell office:value-type="float" office:value="0.697731397459165" calcext:value-type="float">
            <text:p>0.697731397459165</text:p>
          </table:table-cell>
          <table:table-cell office:value-type="float" office:value="0.0367571489097995" calcext:value-type="float">
            <text:p>0.0367571489097995</text:p>
          </table:table-cell>
          <table:table-cell office:value-type="float" office:value="0.706382335148215" calcext:value-type="float">
            <text:p>0.706382335148215</text:p>
          </table:table-cell>
          <table:table-cell office:value-type="float" office:value="0.0414750072386726" calcext:value-type="float">
            <text:p>0.04147500723867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4627949183303" calcext:value-type="float">
            <text:p>0.704627949183303</text:p>
          </table:table-cell>
          <table:table-cell office:value-type="float" office:value="0.0436017827913337" calcext:value-type="float">
            <text:p>0.0436017827913337</text:p>
          </table:table-cell>
          <table:table-cell office:value-type="float" office:value="0.708045977011494" calcext:value-type="float">
            <text:p>0.708045977011494</text:p>
          </table:table-cell>
          <table:table-cell office:value-type="float" office:value="0.0453986612830609" calcext:value-type="float">
            <text:p>0.0453986612830609</text:p>
          </table:table-cell>
          <table:table-cell office:value-type="float" office:value="0.6994555353902" calcext:value-type="float">
            <text:p>0.6994555353902</text:p>
          </table:table-cell>
          <table:table-cell office:value-type="float" office:value="0.0523173827405951" calcext:value-type="float">
            <text:p>0.0523173827405951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460129170143634" calcext:value-type="float">
            <text:p>0.0460129170143634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07174939876479" calcext:value-type="float">
            <text:p>0.0407174939876479</text:p>
          </table:table-cell>
          <table:table-cell office:value-type="float" office:value="0.725347852389595" calcext:value-type="float">
            <text:p>0.725347852389595</text:p>
          </table:table-cell>
          <table:table-cell office:value-type="float" office:value="0.0519268682699052" calcext:value-type="float">
            <text:p>0.0519268682699052</text:p>
          </table:table-cell>
          <table:table-cell office:value-type="float" office:value="0.69767090139141" calcext:value-type="float">
            <text:p>0.69767090139141</text:p>
          </table:table-cell>
          <table:table-cell office:value-type="float" office:value="0.0475191060617799" calcext:value-type="float">
            <text:p>0.0475191060617799</text:p>
          </table:table-cell>
          <table:table-cell office:value-type="float" office:value="0.707985480943739" calcext:value-type="float">
            <text:p>0.707985480943739</text:p>
          </table:table-cell>
          <table:table-cell office:value-type="float" office:value="0.0557332644503863" calcext:value-type="float">
            <text:p>0.0557332644503863</text:p>
          </table:table-cell>
          <table:table-cell office:value-type="float" office:value="0.709830611010284" calcext:value-type="float">
            <text:p>0.709830611010284</text:p>
          </table:table-cell>
          <table:table-cell office:value-type="float" office:value="0.0343865293531313" calcext:value-type="float">
            <text:p>0.0343865293531313</text:p>
          </table:table-cell>
          <table:table-cell office:value-type="float" office:value="0.725287356321839" calcext:value-type="float">
            <text:p>0.725287356321839</text:p>
          </table:table-cell>
          <table:table-cell office:value-type="float" office:value="0.0491258863596156" calcext:value-type="float">
            <text:p>0.0491258863596156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499952817184541" calcext:value-type="float">
            <text:p>0.0499952817184541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584495284999342" calcext:value-type="float">
            <text:p>0.0584495284999342</text:p>
          </table:table-cell>
          <table:table-cell office:value-type="float" office:value="0.713248638838476" calcext:value-type="float">
            <text:p>0.713248638838476</text:p>
          </table:table-cell>
          <table:table-cell office:value-type="float" office:value="0.0531023166330996" calcext:value-type="float">
            <text:p>0.0531023166330996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498589087748626" calcext:value-type="float">
            <text:p>0.0498589087748626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38423313120662" calcext:value-type="float">
            <text:p>0.0438423313120662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387736850108901" calcext:value-type="float">
            <text:p>0.03877368501089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07174939876479" calcext:value-type="float">
            <text:p>0.0407174939876479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499151523889761" calcext:value-type="float">
            <text:p>0.0499151523889761</text:p>
          </table:table-cell>
          <table:table-cell office:value-type="float" office:value="0.706412583182093" calcext:value-type="float">
            <text:p>0.706412583182093</text:p>
          </table:table-cell>
          <table:table-cell office:value-type="float" office:value="0.0458004911045996" calcext:value-type="float">
            <text:p>0.0458004911045996</text:p>
          </table:table-cell>
          <table:table-cell office:value-type="float" office:value="0.711464004839685" calcext:value-type="float">
            <text:p>0.711464004839685</text:p>
          </table:table-cell>
          <table:table-cell office:value-type="float" office:value="0.0408517587255336" calcext:value-type="float">
            <text:p>0.0408517587255336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523272627130576" calcext:value-type="float">
            <text:p>0.0523272627130576</text:p>
          </table:table-cell>
          <table:table-cell office:value-type="float" office:value="0.716727162734422" calcext:value-type="float">
            <text:p>0.716727162734422</text:p>
          </table:table-cell>
          <table:table-cell office:value-type="float" office:value="0.049717776008574" calcext:value-type="float">
            <text:p>0.049717776008574</text:p>
          </table:table-cell>
          <table:table-cell office:value-type="float" office:value="0.708015728977616" calcext:value-type="float">
            <text:p>0.708015728977616</text:p>
          </table:table-cell>
          <table:table-cell office:value-type="float" office:value="0.0456837782385989" calcext:value-type="float">
            <text:p>0.0456837782385989</text:p>
          </table:table-cell>
          <table:table-cell office:value-type="float" office:value="0.709709618874773" calcext:value-type="float">
            <text:p>0.709709618874773</text:p>
          </table:table-cell>
          <table:table-cell office:value-type="float" office:value="0.0535491871227038" calcext:value-type="float">
            <text:p>0.0535491871227038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436027620376772" calcext:value-type="float">
            <text:p>0.0436027620376772</text:p>
          </table:table-cell>
          <table:table-cell office:value-type="float" office:value="0.721808832425892" calcext:value-type="float">
            <text:p>0.721808832425892</text:p>
          </table:table-cell>
          <table:table-cell office:value-type="float" office:value="0.0562360493201812" calcext:value-type="float">
            <text:p>0.0562360493201812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455801840434445" calcext:value-type="float">
            <text:p>0.0455801840434445</text:p>
          </table:table-cell>
          <table:table-cell office:value-type="float" office:value="0.699425287356322" calcext:value-type="float">
            <text:p>0.699425287356322</text:p>
          </table:table-cell>
          <table:table-cell office:value-type="float" office:value="0.0479348473726226" calcext:value-type="float">
            <text:p>0.0479348473726226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491919897916253" calcext:value-type="float">
            <text:p>0.0491919897916253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345943278099868" calcext:value-type="float">
            <text:p>0.0345943278099868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446158670590333" calcext:value-type="float">
            <text:p>0.0446158670590333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3961638012091" calcext:value-type="float">
            <text:p>0.0396163801209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3611615245009" calcext:value-type="float">
            <text:p>0.703611615245009</text:p>
          </table:table-cell>
          <table:table-cell office:value-type="float" office:value="0.0387410696936718" calcext:value-type="float">
            <text:p>0.0387410696936718</text:p>
          </table:table-cell>
          <table:table-cell office:value-type="float" office:value="0.708058076225045" calcext:value-type="float">
            <text:p>0.708058076225045</text:p>
          </table:table-cell>
          <table:table-cell office:value-type="float" office:value="0.0437455116955683" calcext:value-type="float">
            <text:p>0.0437455116955683</text:p>
          </table:table-cell>
          <table:table-cell office:value-type="float" office:value="0.706031457955233" calcext:value-type="float">
            <text:p>0.706031457955233</text:p>
          </table:table-cell>
          <table:table-cell office:value-type="float" office:value="0.0504594903138579" calcext:value-type="float">
            <text:p>0.0504594903138579</text:p>
          </table:table-cell>
          <table:table-cell office:value-type="float" office:value="0.712183908045977" calcext:value-type="float">
            <text:p>0.712183908045977</text:p>
          </table:table-cell>
          <table:table-cell office:value-type="float" office:value="0.0462253979835811" calcext:value-type="float">
            <text:p>0.0462253979835811</text:p>
          </table:table-cell>
          <table:table-cell office:value-type="float" office:value="0.710822746521476" calcext:value-type="float">
            <text:p>0.710822746521476</text:p>
          </table:table-cell>
          <table:table-cell office:value-type="float" office:value="0.0468633333059198" calcext:value-type="float">
            <text:p>0.0468633333059198</text:p>
          </table:table-cell>
          <table:table-cell office:value-type="float" office:value="0.720520266182698" calcext:value-type="float">
            <text:p>0.720520266182698</text:p>
          </table:table-cell>
          <table:table-cell office:value-type="float" office:value="0.0562821445103361" calcext:value-type="float">
            <text:p>0.0562821445103361</text:p>
          </table:table-cell>
          <table:table-cell office:value-type="float" office:value="0.708033877797943" calcext:value-type="float">
            <text:p>0.708033877797943</text:p>
          </table:table-cell>
          <table:table-cell office:value-type="float" office:value="0.0542806982090043" calcext:value-type="float">
            <text:p>0.0542806982090043</text:p>
          </table:table-cell>
          <table:table-cell office:value-type="float" office:value="0.70767090139141" calcext:value-type="float">
            <text:p>0.70767090139141</text:p>
          </table:table-cell>
          <table:table-cell office:value-type="float" office:value="0.0549155459456334" calcext:value-type="float">
            <text:p>0.0549155459456334</text:p>
          </table:table-cell>
          <table:table-cell office:value-type="float" office:value="0.711554748941319" calcext:value-type="float">
            <text:p>0.711554748941319</text:p>
          </table:table-cell>
          <table:table-cell office:value-type="float" office:value="0.0427469865626091" calcext:value-type="float">
            <text:p>0.0427469865626091</text:p>
          </table:table-cell>
          <table:table-cell office:value-type="float" office:value="0.72216575922565" calcext:value-type="float">
            <text:p>0.72216575922565</text:p>
          </table:table-cell>
          <table:table-cell office:value-type="float" office:value="0.0539720756122448" calcext:value-type="float">
            <text:p>0.0539720756122448</text:p>
          </table:table-cell>
          <table:table-cell office:value-type="float" office:value="0.700459770114943" calcext:value-type="float">
            <text:p>0.700459770114943</text:p>
          </table:table-cell>
          <table:table-cell office:value-type="float" office:value="0.0415417200628313" calcext:value-type="float">
            <text:p>0.0415417200628313</text:p>
          </table:table-cell>
          <table:table-cell office:value-type="float" office:value="0.704264972776769" calcext:value-type="float">
            <text:p>0.704264972776769</text:p>
          </table:table-cell>
          <table:table-cell office:value-type="float" office:value="0.0545602351037251" calcext:value-type="float">
            <text:p>0.0545602351037251</text:p>
          </table:table-cell>
          <table:table-cell office:value-type="float" office:value="0.714252873563218" calcext:value-type="float">
            <text:p>0.714252873563218</text:p>
          </table:table-cell>
          <table:table-cell office:value-type="float" office:value="0.0533267070640475" calcext:value-type="float">
            <text:p>0.0533267070640475</text:p>
          </table:table-cell>
          <table:table-cell office:value-type="float" office:value="0.711802782819117" calcext:value-type="float">
            <text:p>0.711802782819117</text:p>
          </table:table-cell>
          <table:table-cell office:value-type="float" office:value="0.0515734679140466" calcext:value-type="float">
            <text:p>0.0515734679140466</text:p>
          </table:table-cell>
          <table:table-cell office:value-type="float" office:value="0.703938294010889" calcext:value-type="float">
            <text:p>0.703938294010889</text:p>
          </table:table-cell>
          <table:table-cell office:value-type="float" office:value="0.0391334988693395" calcext:value-type="float">
            <text:p>0.0391334988693395</text:p>
          </table:table-cell>
          <table:table-cell office:value-type="float" office:value="0.713284936479129" calcext:value-type="float">
            <text:p>0.713284936479129</text:p>
          </table:table-cell>
          <table:table-cell office:value-type="float" office:value="0.0478644784158244" calcext:value-type="float">
            <text:p>0.04786447841582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891746031746032" calcext:value-type="float">
            <text:p>0.891746031746032</text:p>
          </table:table-cell>
          <table:table-cell office:value-type="float" office:value="0.037575824073461" calcext:value-type="float">
            <text:p>0.037575824073461</text:p>
          </table:table-cell>
          <table:table-cell office:value-type="float" office:value="0.925793650793651" calcext:value-type="float">
            <text:p>0.925793650793651</text:p>
          </table:table-cell>
          <table:table-cell office:value-type="float" office:value="0.0386736837795727" calcext:value-type="float">
            <text:p>0.0386736837795727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75833666430208" calcext:value-type="float">
            <text:p>0.0375833666430208</text:p>
          </table:table-cell>
          <table:table-cell office:value-type="float" office:value="0.920079365079365" calcext:value-type="float">
            <text:p>0.920079365079365</text:p>
          </table:table-cell>
          <table:table-cell office:value-type="float" office:value="0.0264286905950886" calcext:value-type="float">
            <text:p>0.0264286905950886</text:p>
          </table:table-cell>
          <table:table-cell office:value-type="float" office:value="0.920079365079365" calcext:value-type="float">
            <text:p>0.920079365079365</text:p>
          </table:table-cell>
          <table:table-cell office:value-type="float" office:value="0.0422718707975005" calcext:value-type="float">
            <text:p>0.0422718707975005</text:p>
          </table:table-cell>
          <table:table-cell office:value-type="float" office:value="0.928809523809524" calcext:value-type="float">
            <text:p>0.928809523809524</text:p>
          </table:table-cell>
          <table:table-cell office:value-type="float" office:value="0.033567769698171" calcext:value-type="float">
            <text:p>0.033567769698171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86500602909468" calcext:value-type="float">
            <text:p>0.0386500602909468</text:p>
          </table:table-cell>
          <table:table-cell office:value-type="float" office:value="0.931666666666667" calcext:value-type="float">
            <text:p>0.931666666666667</text:p>
          </table:table-cell>
          <table:table-cell office:value-type="float" office:value="0.0360224797538849" calcext:value-type="float">
            <text:p>0.0360224797538849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99238693504943" calcext:value-type="float">
            <text:p>0.0399238693504943</text:p>
          </table:table-cell>
          <table:table-cell office:value-type="float" office:value="0.931507936507936" calcext:value-type="float">
            <text:p>0.931507936507936</text:p>
          </table:table-cell>
          <table:table-cell office:value-type="float" office:value="0.0362386549261856" calcext:value-type="float">
            <text:p>0.0362386549261856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82732835193388" calcext:value-type="float">
            <text:p>0.0482732835193388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32387168117014" calcext:value-type="float">
            <text:p>0.0332387168117014</text:p>
          </table:table-cell>
          <table:table-cell office:value-type="float" office:value="0.922857142857143" calcext:value-type="float">
            <text:p>0.922857142857143</text:p>
          </table:table-cell>
          <table:table-cell office:value-type="float" office:value="0.0447720353277834" calcext:value-type="float">
            <text:p>0.04477203532778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0.931587301587302" calcext:value-type="float">
            <text:p>0.931587301587302</text:p>
          </table:table-cell>
          <table:table-cell office:value-type="float" office:value="0.0470896498415206" calcext:value-type="float">
            <text:p>0.0470896498415206</text:p>
          </table:table-cell>
          <table:table-cell office:value-type="float" office:value="0.900238095238095" calcext:value-type="float">
            <text:p>0.900238095238095</text:p>
          </table:table-cell>
          <table:table-cell office:value-type="float" office:value="0.0543688447311495" calcext:value-type="float">
            <text:p>0.0543688447311495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31507936507936" calcext:value-type="float">
            <text:p>0.931507936507936</text:p>
          </table:table-cell>
          <table:table-cell office:value-type="float" office:value="0.0451537782873769" calcext:value-type="float">
            <text:p>0.0451537782873769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75833666430209" calcext:value-type="float">
            <text:p>0.0375833666430209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47621693048211" calcext:value-type="float">
            <text:p>0.047621693048211</text:p>
          </table:table-cell>
          <table:table-cell office:value-type="float" office:value="0.923174603174603" calcext:value-type="float">
            <text:p>0.923174603174603</text:p>
          </table:table-cell>
          <table:table-cell office:value-type="float" office:value="0.04240205170048" calcext:value-type="float">
            <text:p>0.04240205170048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62273552002105" calcext:value-type="float">
            <text:p>0.0362273552002105</text:p>
          </table:table-cell>
          <table:table-cell office:value-type="float" office:value="0.928571428571428" calcext:value-type="float">
            <text:p>0.928571428571428</text:p>
          </table:table-cell>
          <table:table-cell office:value-type="float" office:value="0.0508432297715777" calcext:value-type="float">
            <text:p>0.0508432297715777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36338461016603" calcext:value-type="float">
            <text:p>0.036338461016603</text:p>
          </table:table-cell>
          <table:table-cell office:value-type="float" office:value="0.900238095238095" calcext:value-type="float">
            <text:p>0.900238095238095</text:p>
          </table:table-cell>
          <table:table-cell office:value-type="float" office:value="0.047226557090618" calcext:value-type="float">
            <text:p>0.047226557090618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31507936507936" calcext:value-type="float">
            <text:p>0.931507936507936</text:p>
          </table:table-cell>
          <table:table-cell office:value-type="float" office:value="0.0451537782873769" calcext:value-type="float">
            <text:p>0.0451537782873769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436464644317819" calcext:value-type="float">
            <text:p>0.0436464644317819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17460317460317" calcext:value-type="float">
            <text:p>0.917460317460317</text:p>
          </table:table-cell>
          <table:table-cell office:value-type="float" office:value="0.0453424027209069" calcext:value-type="float">
            <text:p>0.0453424027209069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8162143628853" calcext:value-type="float">
            <text:p>0.038162143628853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34549934019168" calcext:value-type="float">
            <text:p>0.0334549934019168</text:p>
          </table:table-cell>
          <table:table-cell office:value-type="float" office:value="0.925793650793651" calcext:value-type="float">
            <text:p>0.925793650793651</text:p>
          </table:table-cell>
          <table:table-cell office:value-type="float" office:value="0.047130429659073" calcext:value-type="float">
            <text:p>0.047130429659073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58638842149047" calcext:value-type="float">
            <text:p>0.0358638842149047</text:p>
          </table:table-cell>
          <table:table-cell office:value-type="float" office:value="0.928650793650794" calcext:value-type="float">
            <text:p>0.928650793650794</text:p>
          </table:table-cell>
          <table:table-cell office:value-type="float" office:value="0.0452596718246607" calcext:value-type="float">
            <text:p>0.04525967182466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36338461016603" calcext:value-type="float">
            <text:p>0.036338461016603</text:p>
          </table:table-cell>
          <table:table-cell office:value-type="float" office:value="0.897380952380952" calcext:value-type="float">
            <text:p>0.897380952380952</text:p>
          </table:table-cell>
          <table:table-cell office:value-type="float" office:value="0.047146464508447" calcext:value-type="float">
            <text:p>0.047146464508447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28650793650794" calcext:value-type="float">
            <text:p>0.928650793650794</text:p>
          </table:table-cell>
          <table:table-cell office:value-type="float" office:value="0.0410563771208903" calcext:value-type="float">
            <text:p>0.041056377120890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17460317460317" calcext:value-type="float">
            <text:p>0.917460317460317</text:p>
          </table:table-cell>
          <table:table-cell office:value-type="float" office:value="0.0453424027209069" calcext:value-type="float">
            <text:p>0.0453424027209069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387542209926452" calcext:value-type="float">
            <text:p>0.0387542209926452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2936507936508" calcext:value-type="float">
            <text:p>0.922936507936508</text:p>
          </table:table-cell>
          <table:table-cell office:value-type="float" office:value="0.0427990493980611" calcext:value-type="float">
            <text:p>0.0427990493980611</text:p>
          </table:table-cell>
          <table:table-cell office:value-type="float" office:value="0.928650793650794" calcext:value-type="float">
            <text:p>0.928650793650794</text:p>
          </table:table-cell>
          <table:table-cell office:value-type="float" office:value="0.0452596718246607" calcext:value-type="float">
            <text:p>0.04525967182466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36338461016603" calcext:value-type="float">
            <text:p>0.036338461016603</text:p>
          </table:table-cell>
          <table:table-cell office:value-type="float" office:value="0.900238095238095" calcext:value-type="float">
            <text:p>0.900238095238095</text:p>
          </table:table-cell>
          <table:table-cell office:value-type="float" office:value="0.047226557090618" calcext:value-type="float">
            <text:p>0.047226557090618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28650793650794" calcext:value-type="float">
            <text:p>0.928650793650794</text:p>
          </table:table-cell>
          <table:table-cell office:value-type="float" office:value="0.0452596718246607" calcext:value-type="float">
            <text:p>0.0452596718246607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07854664138725" calcext:value-type="float">
            <text:p>0.0407854664138725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7460317460317" calcext:value-type="float">
            <text:p>0.917460317460317</text:p>
          </table:table-cell>
          <table:table-cell office:value-type="float" office:value="0.0453424027209069" calcext:value-type="float">
            <text:p>0.0453424027209069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  <table:table-cell office:value-type="float" office:value="0.917460317460317" calcext:value-type="float">
            <text:p>0.917460317460317</text:p>
          </table:table-cell>
          <table:table-cell office:value-type="float" office:value="0.0453424027209069" calcext:value-type="float">
            <text:p>0.0453424027209069</text:p>
          </table:table-cell>
          <table:table-cell office:value-type="float" office:value="0.928650793650794" calcext:value-type="float">
            <text:p>0.928650793650794</text:p>
          </table:table-cell>
          <table:table-cell office:value-type="float" office:value="0.0432091656710052" calcext:value-type="float">
            <text:p>0.0432091656710052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0.927587301587301" calcext:value-type="float">
            <text:p>0.927587301587301</text:p>
          </table:table-cell>
          <table:table-cell office:value-type="float" office:value="0.0392327138094921" calcext:value-type="float">
            <text:p>0.0392327138094921</text:p>
          </table:table-cell>
          <table:table-cell office:value-type="float" office:value="0.897968253968254" calcext:value-type="float">
            <text:p>0.897968253968254</text:p>
          </table:table-cell>
          <table:table-cell office:value-type="float" office:value="0.0467088494988587" calcext:value-type="float">
            <text:p>0.0467088494988587</text:p>
          </table:table-cell>
          <table:table-cell office:value-type="float" office:value="0.921904761904762" calcext:value-type="float">
            <text:p>0.921904761904762</text:p>
          </table:table-cell>
          <table:table-cell office:value-type="float" office:value="0.0406350816742483" calcext:value-type="float">
            <text:p>0.0406350816742483</text:p>
          </table:table-cell>
          <table:table-cell office:value-type="float" office:value="0.928095238095238" calcext:value-type="float">
            <text:p>0.928095238095238</text:p>
          </table:table-cell>
          <table:table-cell office:value-type="float" office:value="0.0433364283352871" calcext:value-type="float">
            <text:p>0.0433364283352871</text:p>
          </table:table-cell>
          <table:table-cell office:value-type="float" office:value="0.921380952380952" calcext:value-type="float">
            <text:p>0.921380952380952</text:p>
          </table:table-cell>
          <table:table-cell office:value-type="float" office:value="0.0418347988911102" calcext:value-type="float">
            <text:p>0.0418347988911102</text:p>
          </table:table-cell>
          <table:table-cell office:value-type="float" office:value="0.922492063492063" calcext:value-type="float">
            <text:p>0.922492063492063</text:p>
          </table:table-cell>
          <table:table-cell office:value-type="float" office:value="0.0380201541798514" calcext:value-type="float">
            <text:p>0.0380201541798514</text:p>
          </table:table-cell>
          <table:table-cell office:value-type="float" office:value="0.919015873015873" calcext:value-type="float">
            <text:p>0.919015873015873</text:p>
          </table:table-cell>
          <table:table-cell office:value-type="float" office:value="0.0410350697459614" calcext:value-type="float">
            <text:p>0.0410350697459614</text:p>
          </table:table-cell>
          <table:table-cell office:value-type="float" office:value="0.921920634920635" calcext:value-type="float">
            <text:p>0.921920634920635</text:p>
          </table:table-cell>
          <table:table-cell office:value-type="float" office:value="0.0432053754586484" calcext:value-type="float">
            <text:p>0.0432053754586484</text:p>
          </table:table-cell>
          <table:table-cell office:value-type="float" office:value="0.920285714285714" calcext:value-type="float">
            <text:p>0.920285714285714</text:p>
          </table:table-cell>
          <table:table-cell office:value-type="float" office:value="0.0434158640308295" calcext:value-type="float">
            <text:p>0.0434158640308295</text:p>
          </table:table-cell>
          <table:table-cell office:value-type="float" office:value="0.924222222222222" calcext:value-type="float">
            <text:p>0.924222222222222</text:p>
          </table:table-cell>
          <table:table-cell office:value-type="float" office:value="0.0393764970216392" calcext:value-type="float">
            <text:p>0.0393764970216392</text:p>
          </table:table-cell>
          <table:table-cell office:value-type="float" office:value="0.921968253968254" calcext:value-type="float">
            <text:p>0.921968253968254</text:p>
          </table:table-cell>
          <table:table-cell office:value-type="float" office:value="0.0409404055226002" calcext:value-type="float">
            <text:p>0.0409404055226002</text:p>
          </table:table-cell>
          <table:table-cell office:value-type="float" office:value="0.928142857142857" calcext:value-type="float">
            <text:p>0.928142857142857</text:p>
          </table:table-cell>
          <table:table-cell office:value-type="float" office:value="0.0375768780383927" calcext:value-type="float">
            <text:p>0.0375768780383927</text:p>
          </table:table-cell>
          <table:table-cell office:value-type="float" office:value="0.923571428571428" calcext:value-type="float">
            <text:p>0.923571428571428</text:p>
          </table:table-cell>
          <table:table-cell office:value-type="float" office:value="0.0444556240347129" calcext:value-type="float">
            <text:p>0.0444556240347129</text:p>
          </table:table-cell>
          <table:table-cell office:value-type="float" office:value="0.920206349206349" calcext:value-type="float">
            <text:p>0.920206349206349</text:p>
          </table:table-cell>
          <table:table-cell office:value-type="float" office:value="0.0458220864734784" calcext:value-type="float">
            <text:p>0.0458220864734784</text:p>
          </table:table-cell>
          <table:table-cell office:value-type="float" office:value="0.921888888888889" calcext:value-type="float">
            <text:p>0.921888888888889</text:p>
          </table:table-cell>
          <table:table-cell office:value-type="float" office:value="0.0400742935088747" calcext:value-type="float">
            <text:p>0.0400742935088747</text:p>
          </table:table-cell>
          <table:table-cell office:value-type="float" office:value="0.926380952380952" calcext:value-type="float">
            <text:p>0.926380952380952</text:p>
          </table:table-cell>
          <table:table-cell office:value-type="float" office:value="0.0442937691826242" calcext:value-type="float">
            <text:p>0.04429376918262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14290275472063" calcext:value-type="float">
            <text:p>0.0414290275472063</text:p>
          </table:table-cell>
          <table:table-cell office:value-type="float" office:value="0.92031746031746" calcext:value-type="float">
            <text:p>0.92031746031746</text:p>
          </table:table-cell>
          <table:table-cell office:value-type="float" office:value="0.0396634874898679" calcext:value-type="float">
            <text:p>0.0396634874898679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41924436804024" calcext:value-type="float">
            <text:p>0.0341924436804024</text:p>
          </table:table-cell>
          <table:table-cell office:value-type="float" office:value="0.897460317460318" calcext:value-type="float">
            <text:p>0.897460317460318</text:p>
          </table:table-cell>
          <table:table-cell office:value-type="float" office:value="0.0469691095691231" calcext:value-type="float">
            <text:p>0.04696910956912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34549934019168" calcext:value-type="float">
            <text:p>0.0334549934019168</text:p>
          </table:table-cell>
          <table:table-cell office:value-type="float" office:value="0.920396825396825" calcext:value-type="float">
            <text:p>0.920396825396825</text:p>
          </table:table-cell>
          <table:table-cell office:value-type="float" office:value="0.0476249996280226" calcext:value-type="float">
            <text:p>0.0476249996280226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9" calcext:value-type="float">
            <text:p>0.0429518354239809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41924436804024" calcext:value-type="float">
            <text:p>0.0341924436804024</text:p>
          </table:table-cell>
          <table:table-cell office:value-type="float" office:value="0.908809523809524" calcext:value-type="float">
            <text:p>0.908809523809524</text:p>
          </table:table-cell>
          <table:table-cell office:value-type="float" office:value="0.0443032052845872" calcext:value-type="float">
            <text:p>0.0443032052845872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55648184819773" calcext:value-type="float">
            <text:p>0.0455648184819773</text:p>
          </table:table-cell>
          <table:table-cell office:value-type="float" office:value="0.903174603174603" calcext:value-type="float">
            <text:p>0.903174603174603</text:p>
          </table:table-cell>
          <table:table-cell office:value-type="float" office:value="0.0469261761876015" calcext:value-type="float">
            <text:p>0.0469261761876015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368889708492928" calcext:value-type="float">
            <text:p>0.0368889708492928</text:p>
          </table:table-cell>
          <table:table-cell office:value-type="float" office:value="0.914603174603174" calcext:value-type="float">
            <text:p>0.914603174603174</text:p>
          </table:table-cell>
          <table:table-cell office:value-type="float" office:value="0.0353651363597044" calcext:value-type="float">
            <text:p>0.0353651363597044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504458579122098" calcext:value-type="float">
            <text:p>0.05044585791220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897539682539682" calcext:value-type="float">
            <text:p>0.897539682539682</text:p>
          </table:table-cell>
          <table:table-cell office:value-type="float" office:value="0.0485886731500069" calcext:value-type="float">
            <text:p>0.0485886731500069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  <table:table-cell office:value-type="float" office:value="0.923174603174603" calcext:value-type="float">
            <text:p>0.923174603174603</text:p>
          </table:table-cell>
          <table:table-cell office:value-type="float" office:value="0.040206070346635" calcext:value-type="float">
            <text:p>0.04020607034663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14603174603174" calcext:value-type="float">
            <text:p>0.914603174603174</text:p>
          </table:table-cell>
          <table:table-cell office:value-type="float" office:value="0.0353651363597044" calcext:value-type="float">
            <text:p>0.0353651363597044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1452380952381" calcext:value-type="float">
            <text:p>0.91452380952381</text:p>
          </table:table-cell>
          <table:table-cell office:value-type="float" office:value="0.0521694865682822" calcext:value-type="float">
            <text:p>0.0521694865682822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57063483243189" calcext:value-type="float">
            <text:p>0.0357063483243189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294667908186301" calcext:value-type="float">
            <text:p>0.0294667908186301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58638842149047" calcext:value-type="float">
            <text:p>0.03586388421490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94164740372441" calcext:value-type="float">
            <text:p>0.049416474037244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453868342873943" calcext:value-type="float">
            <text:p>0.045386834287394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50870852669771" calcext:value-type="float">
            <text:p>0.035087085266977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527786728650677" calcext:value-type="float">
            <text:p>0.0527786728650677</text:p>
          </table:table-cell>
          <table:table-cell office:value-type="float" office:value="0.917460317460317" calcext:value-type="float">
            <text:p>0.917460317460317</text:p>
          </table:table-cell>
          <table:table-cell office:value-type="float" office:value="0.0388807895679869" calcext:value-type="float">
            <text:p>0.0388807895679869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94164740372441" calcext:value-type="float">
            <text:p>0.049416474037244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08888888888889" calcext:value-type="float">
            <text:p>0.908888888888889</text:p>
          </table:table-cell>
          <table:table-cell office:value-type="float" office:value="0.0397649937018964" calcext:value-type="float">
            <text:p>0.0397649937018964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50870852669771" calcext:value-type="float">
            <text:p>0.035087085266977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90837106320227" calcext:value-type="float">
            <text:p>0.0390837106320227</text:p>
          </table:table-cell>
          <table:table-cell office:value-type="float" office:value="0.918539682539683" calcext:value-type="float">
            <text:p>0.918539682539683</text:p>
          </table:table-cell>
          <table:table-cell office:value-type="float" office:value="0.0423889263861657" calcext:value-type="float">
            <text:p>0.0423889263861657</text:p>
          </table:table-cell>
          <table:table-cell office:value-type="float" office:value="0.920793650793651" calcext:value-type="float">
            <text:p>0.920793650793651</text:p>
          </table:table-cell>
          <table:table-cell office:value-type="float" office:value="0.0446977544943381" calcext:value-type="float">
            <text:p>0.044697754494338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19097585967198" calcext:value-type="float">
            <text:p>0.0419097585967198</text:p>
          </table:table-cell>
          <table:table-cell office:value-type="float" office:value="0.907142857142857" calcext:value-type="float">
            <text:p>0.907142857142857</text:p>
          </table:table-cell>
          <table:table-cell office:value-type="float" office:value="0.0483809006625234" calcext:value-type="float">
            <text:p>0.0483809006625234</text:p>
          </table:table-cell>
          <table:table-cell office:value-type="float" office:value="0.921952380952381" calcext:value-type="float">
            <text:p>0.921952380952381</text:p>
          </table:table-cell>
          <table:table-cell office:value-type="float" office:value="0.0413257812301325" calcext:value-type="float">
            <text:p>0.0413257812301325</text:p>
          </table:table-cell>
          <table:table-cell office:value-type="float" office:value="0.924285714285714" calcext:value-type="float">
            <text:p>0.924285714285714</text:p>
          </table:table-cell>
          <table:table-cell office:value-type="float" office:value="0.04333731524932" calcext:value-type="float">
            <text:p>0.04333731524932</text:p>
          </table:table-cell>
          <table:table-cell office:value-type="float" office:value="0.923603174603175" calcext:value-type="float">
            <text:p>0.923603174603175</text:p>
          </table:table-cell>
          <table:table-cell office:value-type="float" office:value="0.0427294201987212" calcext:value-type="float">
            <text:p>0.0427294201987212</text:p>
          </table:table-cell>
          <table:table-cell office:value-type="float" office:value="0.914571428571428" calcext:value-type="float">
            <text:p>0.914571428571428</text:p>
          </table:table-cell>
          <table:table-cell office:value-type="float" office:value="0.0397888633178501" calcext:value-type="float">
            <text:p>0.0397888633178501</text:p>
          </table:table-cell>
          <table:table-cell office:value-type="float" office:value="0.921952380952381" calcext:value-type="float">
            <text:p>0.921952380952381</text:p>
          </table:table-cell>
          <table:table-cell office:value-type="float" office:value="0.0413802854277318" calcext:value-type="float">
            <text:p>0.0413802854277318</text:p>
          </table:table-cell>
          <table:table-cell office:value-type="float" office:value="0.920222222222222" calcext:value-type="float">
            <text:p>0.920222222222222</text:p>
          </table:table-cell>
          <table:table-cell office:value-type="float" office:value="0.0383272489781721" calcext:value-type="float">
            <text:p>0.0383272489781721</text:p>
          </table:table-cell>
          <table:table-cell office:value-type="float" office:value="0.920809523809524" calcext:value-type="float">
            <text:p>0.920809523809524</text:p>
          </table:table-cell>
          <table:table-cell office:value-type="float" office:value="0.0438675765697917" calcext:value-type="float">
            <text:p>0.0438675765697917</text:p>
          </table:table-cell>
          <table:table-cell office:value-type="float" office:value="0.913984126984127" calcext:value-type="float">
            <text:p>0.913984126984127</text:p>
          </table:table-cell>
          <table:table-cell office:value-type="float" office:value="0.0480688305481315" calcext:value-type="float">
            <text:p>0.0480688305481315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96725281850178" calcext:value-type="float">
            <text:p>0.0396725281850178</text:p>
          </table:table-cell>
          <table:table-cell office:value-type="float" office:value="0.91968253968254" calcext:value-type="float">
            <text:p>0.91968253968254</text:p>
          </table:table-cell>
          <table:table-cell office:value-type="float" office:value="0.0391906735843356" calcext:value-type="float">
            <text:p>0.0391906735843356</text:p>
          </table:table-cell>
          <table:table-cell office:value-type="float" office:value="0.923063492063492" calcext:value-type="float">
            <text:p>0.923063492063492</text:p>
          </table:table-cell>
          <table:table-cell office:value-type="float" office:value="0.0423886897501903" calcext:value-type="float">
            <text:p>0.0423886897501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mammographic</text:p>
          </table:table-cell>
          <table:table-cell office:value-type="float" office:value="0.803614457831325" calcext:value-type="float">
            <text:p>0.803614457831325</text:p>
          </table:table-cell>
          <table:table-cell office:value-type="float" office:value="0.0617090195735132" calcext:value-type="float">
            <text:p>0.0617090195735132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381208914862145" calcext:value-type="float">
            <text:p>0.0381208914862145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590375105707606" calcext:value-type="float">
            <text:p>0.0590375105707606</text:p>
          </table:table-cell>
          <table:table-cell office:value-type="float" office:value="0.804819277108434" calcext:value-type="float">
            <text:p>0.804819277108434</text:p>
          </table:table-cell>
          <table:table-cell office:value-type="float" office:value="0.071119497578084" calcext:value-type="float">
            <text:p>0.071119497578084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581428468139883" calcext:value-type="float">
            <text:p>0.0581428468139883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0409559800288577" calcext:value-type="float">
            <text:p>0.0409559800288577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585436937233463" calcext:value-type="float">
            <text:p>0.0585436937233463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0526701889502168" calcext:value-type="float">
            <text:p>0.0526701889502168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62109232566828" calcext:value-type="float">
            <text:p>0.0462109232566828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54491347447665" calcext:value-type="float">
            <text:p>0.054491347447665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606545375037318" calcext:value-type="float">
            <text:p>0.0606545375037318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635122500495483" calcext:value-type="float">
            <text:p>0.0635122500495483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527313977901039" calcext:value-type="float">
            <text:p>0.0527313977901039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579761684582123" calcext:value-type="float">
            <text:p>0.0579761684582123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377595478668053" calcext:value-type="float">
            <text:p>0.0377595478668053</text:p>
          </table:table-cell>
          <table:table-cell office:value-type="float" office:value="0.803614457831325" calcext:value-type="float">
            <text:p>0.803614457831325</text:p>
          </table:table-cell>
          <table:table-cell office:value-type="float" office:value="0.0482095017812774" calcext:value-type="float">
            <text:p>0.04820950178127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mammographic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682612793938086" calcext:value-type="float">
            <text:p>0.0682612793938086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450085967104318" calcext:value-type="float">
            <text:p>0.0450085967104318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579761684582123" calcext:value-type="float">
            <text:p>0.0579761684582123</text:p>
          </table:table-cell>
          <table:table-cell office:value-type="float" office:value="0.8" calcext:value-type="float">
            <text:p>0.8</text:p>
          </table:table-cell>
          <table:table-cell office:value-type="float" office:value="0.0475865485738108" calcext:value-type="float">
            <text:p>0.0475865485738108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544173001958372" calcext:value-type="float">
            <text:p>0.0544173001958372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501767010413991" calcext:value-type="float">
            <text:p>0.0501767010413991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494481734027996" calcext:value-type="float">
            <text:p>0.0494481734027996</text:p>
          </table:table-cell>
          <table:table-cell office:value-type="float" office:value="0.808433734939759" calcext:value-type="float">
            <text:p>0.808433734939759</text:p>
          </table:table-cell>
          <table:table-cell office:value-type="float" office:value="0.0554885807806875" calcext:value-type="float">
            <text:p>0.0554885807806875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465066483508886" calcext:value-type="float">
            <text:p>0.0465066483508886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54491347447665" calcext:value-type="float">
            <text:p>0.054491347447665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511792203118843" calcext:value-type="float">
            <text:p>0.0511792203118843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498380467710476" calcext:value-type="float">
            <text:p>0.0498380467710476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419097039299423" calcext:value-type="float">
            <text:p>0.0419097039299423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475356810567881" calcext:value-type="float">
            <text:p>0.0475356810567881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53339623183563" calcext:value-type="float">
            <text:p>0.053339623183563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405602607966348" calcext:value-type="float">
            <text:p>0.04056026079663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mammographic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70493082562177" calcext:value-type="float">
            <text:p>0.070493082562177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33288480618833" calcext:value-type="float">
            <text:p>0.0433288480618833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512579455088738" calcext:value-type="float">
            <text:p>0.0512579455088738</text:p>
          </table:table-cell>
          <table:table-cell office:value-type="float" office:value="0.803614457831325" calcext:value-type="float">
            <text:p>0.803614457831325</text:p>
          </table:table-cell>
          <table:table-cell office:value-type="float" office:value="0.0550801419309034" calcext:value-type="float">
            <text:p>0.0550801419309034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219338665473" calcext:value-type="float">
            <text:p>0.05219338665473</text:p>
          </table:table-cell>
          <table:table-cell office:value-type="float" office:value="0.803614457831325" calcext:value-type="float">
            <text:p>0.803614457831325</text:p>
          </table:table-cell>
          <table:table-cell office:value-type="float" office:value="0.0468521705480799" calcext:value-type="float">
            <text:p>0.0468521705480799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504172042617677" calcext:value-type="float">
            <text:p>0.0504172042617677</text:p>
          </table:table-cell>
          <table:table-cell office:value-type="float" office:value="0.808433734939759" calcext:value-type="float">
            <text:p>0.808433734939759</text:p>
          </table:table-cell>
          <table:table-cell office:value-type="float" office:value="0.0525014966903164" calcext:value-type="float">
            <text:p>0.0525014966903164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52409237482375" calcext:value-type="float">
            <text:p>0.0452409237482375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460711016857831" calcext:value-type="float">
            <text:p>0.0460711016857831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532185342119757" calcext:value-type="float">
            <text:p>0.0532185342119757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476034923338542" calcext:value-type="float">
            <text:p>0.0476034923338542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25209989801331" calcext:value-type="float">
            <text:p>0.0425209989801331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489235095031038" calcext:value-type="float">
            <text:p>0.0489235095031038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478737769323232" calcext:value-type="float">
            <text:p>0.0478737769323232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435516199573524" calcext:value-type="float">
            <text:p>0.04355161995735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mammographic</text:p>
          </table:table-cell>
          <table:table-cell office:value-type="float" office:value="0.8" calcext:value-type="float">
            <text:p>0.8</text:p>
          </table:table-cell>
          <table:table-cell office:value-type="float" office:value="0.0721104439757861" calcext:value-type="float">
            <text:p>0.0721104439757861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50980949032282" calcext:value-type="float">
            <text:p>0.0450980949032282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18834469388551" calcext:value-type="float">
            <text:p>0.0518834469388551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0498380467710476" calcext:value-type="float">
            <text:p>0.0498380467710476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523630715277321" calcext:value-type="float">
            <text:p>0.0523630715277321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505609570763621" calcext:value-type="float">
            <text:p>0.0505609570763621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495133654856946" calcext:value-type="float">
            <text:p>0.0495133654856946</text:p>
          </table:table-cell>
          <table:table-cell office:value-type="float" office:value="0.802409638554217" calcext:value-type="float">
            <text:p>0.802409638554217</text:p>
          </table:table-cell>
          <table:table-cell office:value-type="float" office:value="0.0492520794112639" calcext:value-type="float">
            <text:p>0.0492520794112639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491209151852872" calcext:value-type="float">
            <text:p>0.0491209151852872</text:p>
          </table:table-cell>
          <table:table-cell office:value-type="float" office:value="0.802409638554217" calcext:value-type="float">
            <text:p>0.802409638554217</text:p>
          </table:table-cell>
          <table:table-cell office:value-type="float" office:value="0.0485927179510174" calcext:value-type="float">
            <text:p>0.0485927179510174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511792203118843" calcext:value-type="float">
            <text:p>0.0511792203118843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59484087870315" calcext:value-type="float">
            <text:p>0.0459484087870315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59484087870316" calcext:value-type="float">
            <text:p>0.0459484087870316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25778579299552" calcext:value-type="float">
            <text:p>0.0425778579299552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76712071509202" calcext:value-type="float">
            <text:p>0.0476712071509202</text:p>
          </table:table-cell>
          <table:table-cell office:value-type="float" office:value="0.8" calcext:value-type="float">
            <text:p>0.8</text:p>
          </table:table-cell>
          <table:table-cell office:value-type="float" office:value="0.0462109232566828" calcext:value-type="float">
            <text:p>0.04621092325668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mammographic</text:p>
          </table:table-cell>
          <table:table-cell office:value-type="float" office:value="0.8" calcext:value-type="float">
            <text:p>0.8</text:p>
          </table:table-cell>
          <table:table-cell office:value-type="float" office:value="0.0707557125961292" calcext:value-type="float">
            <text:p>0.0707557125961292</text:p>
          </table:table-cell>
          <table:table-cell office:value-type="float" office:value="0.771084337349398" calcext:value-type="float">
            <text:p>0.771084337349398</text:p>
          </table:table-cell>
          <table:table-cell office:value-type="float" office:value="0.0436256244626514" calcext:value-type="float">
            <text:p>0.0436256244626514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507361018388875" calcext:value-type="float">
            <text:p>0.0507361018388875</text:p>
          </table:table-cell>
          <table:table-cell office:value-type="float" office:value="0.808433734939759" calcext:value-type="float">
            <text:p>0.808433734939759</text:p>
          </table:table-cell>
          <table:table-cell office:value-type="float" office:value="0.054015691015566" calcext:value-type="float">
            <text:p>0.054015691015566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516809893723547" calcext:value-type="float">
            <text:p>0.0516809893723547</text:p>
          </table:table-cell>
          <table:table-cell office:value-type="float" office:value="0.803614457831325" calcext:value-type="float">
            <text:p>0.803614457831325</text:p>
          </table:table-cell>
          <table:table-cell office:value-type="float" office:value="0.0475356810567881" calcext:value-type="float">
            <text:p>0.0475356810567881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452409237482375" calcext:value-type="float">
            <text:p>0.0452409237482375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88740334990403" calcext:value-type="float">
            <text:p>0.0488740334990403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504971174586342" calcext:value-type="float">
            <text:p>0.0504971174586342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93338799649058" calcext:value-type="float">
            <text:p>0.0493338799649058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491209151852872" calcext:value-type="float">
            <text:p>0.0491209151852872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88740334990403" calcext:value-type="float">
            <text:p>0.0488740334990403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492029338017406" calcext:value-type="float">
            <text:p>0.0492029338017406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398380619040554" calcext:value-type="float">
            <text:p>0.0398380619040554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489399903893732" calcext:value-type="float">
            <text:p>0.0489399903893732</text:p>
          </table:table-cell>
          <table:table-cell office:value-type="float" office:value="0.802409638554217" calcext:value-type="float">
            <text:p>0.802409638554217</text:p>
          </table:table-cell>
          <table:table-cell office:value-type="float" office:value="0.0444315395532187" calcext:value-type="float">
            <text:p>0.044431539553218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mammographic</text:p>
          </table:table-cell>
          <table:table-cell office:value-type="float" office:value="0.799759036144578" calcext:value-type="float">
            <text:p>0.799759036144578</text:p>
          </table:table-cell>
          <table:table-cell office:value-type="float" office:value="0.0686659076202828" calcext:value-type="float">
            <text:p>0.0686659076202828</text:p>
          </table:table-cell>
          <table:table-cell office:value-type="float" office:value="0.773975903614458" calcext:value-type="float">
            <text:p>0.773975903614458</text:p>
          </table:table-cell>
          <table:table-cell office:value-type="float" office:value="0.0430364111248818" calcext:value-type="float">
            <text:p>0.0430364111248818</text:p>
          </table:table-cell>
          <table:table-cell office:value-type="float" office:value="0.795421686746988" calcext:value-type="float">
            <text:p>0.795421686746988</text:p>
          </table:table-cell>
          <table:table-cell office:value-type="float" office:value="0.0541782346631179" calcext:value-type="float">
            <text:p>0.0541782346631179</text:p>
          </table:table-cell>
          <table:table-cell office:value-type="float" office:value="0.804819277108434" calcext:value-type="float">
            <text:p>0.804819277108434</text:p>
          </table:table-cell>
          <table:table-cell office:value-type="float" office:value="0.0555279851738824" calcext:value-type="float">
            <text:p>0.0555279851738824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37595189129285" calcext:value-type="float">
            <text:p>0.0537595189129285</text:p>
          </table:table-cell>
          <table:table-cell office:value-type="float" office:value="0.80289156626506" calcext:value-type="float">
            <text:p>0.80289156626506</text:p>
          </table:table-cell>
          <table:table-cell office:value-type="float" office:value="0.0472162979502974" calcext:value-type="float">
            <text:p>0.0472162979502974</text:p>
          </table:table-cell>
          <table:table-cell office:value-type="float" office:value="0.793734939759036" calcext:value-type="float">
            <text:p>0.793734939759036</text:p>
          </table:table-cell>
          <table:table-cell office:value-type="float" office:value="0.0506326721243691" calcext:value-type="float">
            <text:p>0.0506326721243691</text:p>
          </table:table-cell>
          <table:table-cell office:value-type="float" office:value="0.805060240963855" calcext:value-type="float">
            <text:p>0.805060240963855</text:p>
          </table:table-cell>
          <table:table-cell office:value-type="float" office:value="0.051757275866305" calcext:value-type="float">
            <text:p>0.051757275866305</text:p>
          </table:table-cell>
          <table:table-cell office:value-type="float" office:value="0.794939759036145" calcext:value-type="float">
            <text:p>0.794939759036145</text:p>
          </table:table-cell>
          <table:table-cell office:value-type="float" office:value="0.0475153055999461" calcext:value-type="float">
            <text:p>0.0475153055999461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505960788994073" calcext:value-type="float">
            <text:p>0.0505960788994073</text:p>
          </table:table-cell>
          <table:table-cell office:value-type="float" office:value="0.791084337349398" calcext:value-type="float">
            <text:p>0.791084337349398</text:p>
          </table:table-cell>
          <table:table-cell office:value-type="float" office:value="0.0530704855049527" calcext:value-type="float">
            <text:p>0.0530704855049527</text:p>
          </table:table-cell>
          <table:table-cell office:value-type="float" office:value="0.798072289156627" calcext:value-type="float">
            <text:p>0.798072289156627</text:p>
          </table:table-cell>
          <table:table-cell office:value-type="float" office:value="0.0511552462881044" calcext:value-type="float">
            <text:p>0.0511552462881044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64626886577903" calcext:value-type="float">
            <text:p>0.0464626886577903</text:p>
          </table:table-cell>
          <table:table-cell office:value-type="float" office:value="0.789638554216867" calcext:value-type="float">
            <text:p>0.789638554216867</text:p>
          </table:table-cell>
          <table:table-cell office:value-type="float" office:value="0.047370255770423" calcext:value-type="float">
            <text:p>0.047370255770423</text:p>
          </table:table-cell>
          <table:table-cell office:value-type="float" office:value="0.787710843373494" calcext:value-type="float">
            <text:p>0.787710843373494</text:p>
          </table:table-cell>
          <table:table-cell office:value-type="float" office:value="0.047116829104597" calcext:value-type="float">
            <text:p>0.047116829104597</text:p>
          </table:table-cell>
          <table:table-cell office:value-type="float" office:value="0.799759036144578" calcext:value-type="float">
            <text:p>0.799759036144578</text:p>
          </table:table-cell>
          <table:table-cell office:value-type="float" office:value="0.0445927690690332" calcext:value-type="float">
            <text:p>0.04459276906903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43770557319237" calcext:value-type="float">
            <text:p>0.0443770557319237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375883018692292" calcext:value-type="float">
            <text:p>0.0375883018692292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550801419309034" calcext:value-type="float">
            <text:p>0.0550801419309034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08771426506006" calcext:value-type="float">
            <text:p>0.0408771426506006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275034436437974" calcext:value-type="float">
            <text:p>0.027503443643797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573749282264799" calcext:value-type="float">
            <text:p>0.0573749282264799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7" calcext:value-type="float">
            <text:p>0.0432729758941397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453655301090536" calcext:value-type="float">
            <text:p>0.0453655301090536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394311251683006" calcext:value-type="float">
            <text:p>0.039431125168300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529907466025566" calcext:value-type="float">
            <text:p>0.0529907466025566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47930714653773" calcext:value-type="float">
            <text:p>0.0447930714653773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09559800288577" calcext:value-type="float">
            <text:p>0.0409559800288577</text:p>
          </table:table-cell>
          <table:table-cell office:value-type="float" office:value="0.76144578313253" calcext:value-type="float">
            <text:p>0.76144578313253</text:p>
          </table:table-cell>
          <table:table-cell office:value-type="float" office:value="0.0408771426506007" calcext:value-type="float">
            <text:p>0.0408771426506007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02408836943786" calcext:value-type="float">
            <text:p>0.0402408836943786</text:p>
          </table:table-cell>
          <table:table-cell office:value-type="float" office:value="0.771084337349398" calcext:value-type="float">
            <text:p>0.771084337349398</text:p>
          </table:table-cell>
          <table:table-cell office:value-type="float" office:value="0.0481927710843373" calcext:value-type="float">
            <text:p>0.0481927710843373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504811449396648" calcext:value-type="float">
            <text:p>0.05048114493966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58077859360927" calcext:value-type="float">
            <text:p>0.0458077859360927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419097039299423" calcext:value-type="float">
            <text:p>0.0419097039299423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57784917444712" calcext:value-type="float">
            <text:p>0.0557784917444712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39937797192904" calcext:value-type="float">
            <text:p>0.0439937797192904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21208372759097" calcext:value-type="float">
            <text:p>0.0421208372759097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4012106643526" calcext:value-type="float">
            <text:p>0.04401210664352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68521705480799" calcext:value-type="float">
            <text:p>0.0468521705480799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503051125144473" calcext:value-type="float">
            <text:p>0.0503051125144473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44496859863025" calcext:value-type="float">
            <text:p>0.0444496859863025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397772867932992" calcext:value-type="float">
            <text:p>0.0397772867932992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90058585085352" calcext:value-type="float">
            <text:p>0.0490058585085352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3674113472067" calcext:value-type="float">
            <text:p>0.0413674113472067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46488099909632" calcext:value-type="float">
            <text:p>0.0446488099909632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64893048304828" calcext:value-type="float">
            <text:p>0.0464893048304828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02408836943786" calcext:value-type="float">
            <text:p>0.040240883694378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92029338017406" calcext:value-type="float">
            <text:p>0.04920293380174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6441059819988" calcext:value-type="float">
            <text:p>0.0436441059819988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518056722782236" calcext:value-type="float">
            <text:p>0.0518056722782236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469037793434745" calcext:value-type="float">
            <text:p>0.0469037793434745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25209989801331" calcext:value-type="float">
            <text:p>0.0425209989801331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31796949581224" calcext:value-type="float">
            <text:p>0.043179694958122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6" calcext:value-type="float">
            <text:p>0.043272975894139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32729758941397" calcext:value-type="float">
            <text:p>0.0432729758941397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69896680426626" calcext:value-type="float">
            <text:p>0.0469896680426626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5516199573524" calcext:value-type="float">
            <text:p>0.043551619957352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75356810567881" calcext:value-type="float">
            <text:p>0.0475356810567881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21399787616857" calcext:value-type="float">
            <text:p>0.0421399787616857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389578933743864" calcext:value-type="float">
            <text:p>0.0389578933743864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53655301090536" calcext:value-type="float">
            <text:p>0.0453655301090536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37780899040616" calcext:value-type="float">
            <text:p>0.037780899040616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388542542086677" calcext:value-type="float">
            <text:p>0.0388542542086677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05801384066478" calcext:value-type="float">
            <text:p>0.04058013840664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62109232566828" calcext:value-type="float">
            <text:p>0.0462109232566828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538811560843323" calcext:value-type="float">
            <text:p>0.0538811560843323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24260647268891" calcext:value-type="float">
            <text:p>0.0424260647268891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1796949581224" calcext:value-type="float">
            <text:p>0.0431796949581224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28798323374751" calcext:value-type="float">
            <text:p>0.0428798323374751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78569288667188" calcext:value-type="float">
            <text:p>0.0478569288667188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68349549786771" calcext:value-type="float">
            <text:p>0.0468349549786771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15230747809247" calcext:value-type="float">
            <text:p>0.0415230747809247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29737641747644" calcext:value-type="float">
            <text:p>0.0429737641747644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55075195958724" calcext:value-type="float">
            <text:p>0.045507519595872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3674113472067" calcext:value-type="float">
            <text:p>0.0413674113472067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390199447437465" calcext:value-type="float">
            <text:p>0.0390199447437465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437916773446875" calcext:value-type="float">
            <text:p>0.0437916773446875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14258536810526" calcext:value-type="float">
            <text:p>0.0414258536810526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22164579149169" calcext:value-type="float">
            <text:p>0.0422164579149169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420441841873169" calcext:value-type="float">
            <text:p>0.04204418418731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69037793434744" calcext:value-type="float">
            <text:p>0.0469037793434744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503051125144473" calcext:value-type="float">
            <text:p>0.0503051125144473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81257901331574" calcext:value-type="float">
            <text:p>0.048125790133157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58077859360927" calcext:value-type="float">
            <text:p>0.0458077859360927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37916773446874" calcext:value-type="float">
            <text:p>0.043791677344687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6" calcext:value-type="float">
            <text:p>0.0432729758941396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425209989801331" calcext:value-type="float">
            <text:p>0.0425209989801331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88575303638411" calcext:value-type="float">
            <text:p>0.0488575303638411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40853381528115" calcext:value-type="float">
            <text:p>0.0440853381528115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45221977571585" calcext:value-type="float">
            <text:p>0.0445221977571585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39675788064991" calcext:value-type="float">
            <text:p>0.039675788064991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390199447437465" calcext:value-type="float">
            <text:p>0.0390199447437465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415230747809248" calcext:value-type="float">
            <text:p>0.0415230747809248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04806527497322" calcext:value-type="float">
            <text:p>0.0404806527497322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29549942397459" calcext:value-type="float">
            <text:p>0.0429549942397459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33288480618833" calcext:value-type="float">
            <text:p>0.04332884806188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6626506024096" calcext:value-type="float">
            <text:p>0.776626506024096</text:p>
          </table:table-cell>
          <table:table-cell office:value-type="float" office:value="0.0453887300500345" calcext:value-type="float">
            <text:p>0.0453887300500345</text:p>
          </table:table-cell>
          <table:table-cell office:value-type="float" office:value="0.783614457831325" calcext:value-type="float">
            <text:p>0.783614457831325</text:p>
          </table:table-cell>
          <table:table-cell office:value-type="float" office:value="0.0470979893352349" calcext:value-type="float">
            <text:p>0.0470979893352349</text:p>
          </table:table-cell>
          <table:table-cell office:value-type="float" office:value="0.788915662650602" calcext:value-type="float">
            <text:p>0.788915662650602</text:p>
          </table:table-cell>
          <table:table-cell office:value-type="float" office:value="0.0496628535757791" calcext:value-type="float">
            <text:p>0.0496628535757791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2758804488478" calcext:value-type="float">
            <text:p>0.0432758804488478</text:p>
          </table:table-cell>
          <table:table-cell office:value-type="float" office:value="0.783614457831325" calcext:value-type="float">
            <text:p>0.783614457831325</text:p>
          </table:table-cell>
          <table:table-cell office:value-type="float" office:value="0.0398950971119984" calcext:value-type="float">
            <text:p>0.0398950971119984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71579831050008" calcext:value-type="float">
            <text:p>0.0471579831050008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45508152590339" calcext:value-type="float">
            <text:p>0.0445508152590339</text:p>
          </table:table-cell>
          <table:table-cell office:value-type="float" office:value="0.78144578313253" calcext:value-type="float">
            <text:p>0.78144578313253</text:p>
          </table:table-cell>
          <table:table-cell office:value-type="float" office:value="0.0466081831621859" calcext:value-type="float">
            <text:p>0.0466081831621859</text:p>
          </table:table-cell>
          <table:table-cell office:value-type="float" office:value="0.778072289156627" calcext:value-type="float">
            <text:p>0.778072289156627</text:p>
          </table:table-cell>
          <table:table-cell office:value-type="float" office:value="0.0428983066879063" calcext:value-type="float">
            <text:p>0.0428983066879063</text:p>
          </table:table-cell>
          <table:table-cell office:value-type="float" office:value="0.778795180722892" calcext:value-type="float">
            <text:p>0.778795180722892</text:p>
          </table:table-cell>
          <table:table-cell office:value-type="float" office:value="0.046066686361135" calcext:value-type="float">
            <text:p>0.046066686361135</text:p>
          </table:table-cell>
          <table:table-cell office:value-type="float" office:value="0.78289156626506" calcext:value-type="float">
            <text:p>0.78289156626506</text:p>
          </table:table-cell>
          <table:table-cell office:value-type="float" office:value="0.0433964216295592" calcext:value-type="float">
            <text:p>0.0433964216295592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398642348475888" calcext:value-type="float">
            <text:p>0.0398642348475888</text:p>
          </table:table-cell>
          <table:table-cell office:value-type="float" office:value="0.777349397590361" calcext:value-type="float">
            <text:p>0.777349397590361</text:p>
          </table:table-cell>
          <table:table-cell office:value-type="float" office:value="0.043241246975246" calcext:value-type="float">
            <text:p>0.04324124697524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2835187992524" calcext:value-type="float">
            <text:p>0.0412835187992524</text:p>
          </table:table-cell>
          <table:table-cell office:value-type="float" office:value="0.77566265060241" calcext:value-type="float">
            <text:p>0.77566265060241</text:p>
          </table:table-cell>
          <table:table-cell office:value-type="float" office:value="0.0424918722284093" calcext:value-type="float">
            <text:p>0.0424918722284093</text:p>
          </table:table-cell>
          <table:table-cell office:value-type="float" office:value="0.777349397590361" calcext:value-type="float">
            <text:p>0.777349397590361</text:p>
          </table:table-cell>
          <table:table-cell office:value-type="float" office:value="0.0451274498794507" calcext:value-type="float">
            <text:p>0.04512744987945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honeme</text:p>
          </table:table-cell>
          <table:table-cell office:value-type="float" office:value="0.878612651468474" calcext:value-type="float">
            <text:p>0.878612651468474</text:p>
          </table:table-cell>
          <table:table-cell office:value-type="float" office:value="0.0154015974034165" calcext:value-type="float">
            <text:p>0.0154015974034165</text:p>
          </table:table-cell>
          <table:table-cell office:value-type="float" office:value="0.907843499691928" calcext:value-type="float">
            <text:p>0.907843499691928</text:p>
          </table:table-cell>
          <table:table-cell office:value-type="float" office:value="0.0116225308121251" calcext:value-type="float">
            <text:p>0.0116225308121251</text:p>
          </table:table-cell>
          <table:table-cell office:value-type="float" office:value="0.901928185116725" calcext:value-type="float">
            <text:p>0.901928185116725</text:p>
          </table:table-cell>
          <table:table-cell office:value-type="float" office:value="0.015695553743344" calcext:value-type="float">
            <text:p>0.015695553743344</text:p>
          </table:table-cell>
          <table:table-cell office:value-type="float" office:value="0.894524543027316" calcext:value-type="float">
            <text:p>0.894524543027316</text:p>
          </table:table-cell>
          <table:table-cell office:value-type="float" office:value="0.0135190581010833" calcext:value-type="float">
            <text:p>0.0135190581010833</text:p>
          </table:table-cell>
          <table:table-cell office:value-type="float" office:value="0.904331827206134" calcext:value-type="float">
            <text:p>0.904331827206134</text:p>
          </table:table-cell>
          <table:table-cell office:value-type="float" office:value="0.0132119957760162" calcext:value-type="float">
            <text:p>0.0132119957760162</text:p>
          </table:table-cell>
          <table:table-cell office:value-type="float" office:value="0.903036900116382" calcext:value-type="float">
            <text:p>0.903036900116382</text:p>
          </table:table-cell>
          <table:table-cell office:value-type="float" office:value="0.0107061645052079" calcext:value-type="float">
            <text:p>0.0107061645052079</text:p>
          </table:table-cell>
          <table:table-cell office:value-type="float" office:value="0.900632573423701" calcext:value-type="float">
            <text:p>0.900632573423701</text:p>
          </table:table-cell>
          <table:table-cell office:value-type="float" office:value="0.0198684925255454" calcext:value-type="float">
            <text:p>0.0198684925255454</text:p>
          </table:table-cell>
          <table:table-cell office:value-type="float" office:value="0.89582460464161" calcext:value-type="float">
            <text:p>0.89582460464161</text:p>
          </table:table-cell>
          <table:table-cell office:value-type="float" office:value="0.0165496018765101" calcext:value-type="float">
            <text:p>0.0165496018765101</text:p>
          </table:table-cell>
          <table:table-cell office:value-type="float" office:value="0.904336619429041" calcext:value-type="float">
            <text:p>0.904336619429041</text:p>
          </table:table-cell>
          <table:table-cell office:value-type="float" office:value="0.0143951812467939" calcext:value-type="float">
            <text:p>0.0143951812467939</text:p>
          </table:table-cell>
          <table:table-cell office:value-type="float" office:value="0.897853426439378" calcext:value-type="float">
            <text:p>0.897853426439378</text:p>
          </table:table-cell>
          <table:table-cell office:value-type="float" office:value="0.0135309928799333" calcext:value-type="float">
            <text:p>0.0135309928799333</text:p>
          </table:table-cell>
          <table:table-cell office:value-type="float" office:value="0.90136989114808" calcext:value-type="float">
            <text:p>0.90136989114808</text:p>
          </table:table-cell>
          <table:table-cell office:value-type="float" office:value="0.0124843956095426" calcext:value-type="float">
            <text:p>0.0124843956095426</text:p>
          </table:table-cell>
          <table:table-cell office:value-type="float" office:value="0.902482713767372" calcext:value-type="float">
            <text:p>0.902482713767372</text:p>
          </table:table-cell>
          <table:table-cell office:value-type="float" office:value="0.015531527603517" calcext:value-type="float">
            <text:p>0.015531527603517</text:p>
          </table:table-cell>
          <table:table-cell office:value-type="float" office:value="0.900261860751694" calcext:value-type="float">
            <text:p>0.900261860751694</text:p>
          </table:table-cell>
          <table:table-cell office:value-type="float" office:value="0.0102280067799601" calcext:value-type="float">
            <text:p>0.0102280067799601</text:p>
          </table:table-cell>
          <table:table-cell office:value-type="float" office:value="0.902853768741015" calcext:value-type="float">
            <text:p>0.902853768741015</text:p>
          </table:table-cell>
          <table:table-cell office:value-type="float" office:value="0.011202476157931" calcext:value-type="float">
            <text:p>0.011202476157931</text:p>
          </table:table-cell>
          <table:table-cell office:value-type="float" office:value="0.9030389539262" calcext:value-type="float">
            <text:p>0.9030389539262</text:p>
          </table:table-cell>
          <table:table-cell office:value-type="float" office:value="0.0116364214654865" calcext:value-type="float">
            <text:p>0.0116364214654865</text:p>
          </table:table-cell>
          <table:table-cell office:value-type="float" office:value="0.90414835352913" calcext:value-type="float">
            <text:p>0.90414835352913</text:p>
          </table:table-cell>
          <table:table-cell office:value-type="float" office:value="0.0143823919377426" calcext:value-type="float">
            <text:p>0.0143823919377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honeme</text:p>
          </table:table-cell>
          <table:table-cell office:value-type="float" office:value="0.88749640583282" calcext:value-type="float">
            <text:p>0.88749640583282</text:p>
          </table:table-cell>
          <table:table-cell office:value-type="float" office:value="0.0170927272980165" calcext:value-type="float">
            <text:p>0.0170927272980165</text:p>
          </table:table-cell>
          <table:table-cell office:value-type="float" office:value="0.91487745601424" calcext:value-type="float">
            <text:p>0.91487745601424</text:p>
          </table:table-cell>
          <table:table-cell office:value-type="float" office:value="0.0081833251696325" calcext:value-type="float">
            <text:p>0.0081833251696325</text:p>
          </table:table-cell>
          <table:table-cell office:value-type="float" office:value="0.905815362497433" calcext:value-type="float">
            <text:p>0.905815362497433</text:p>
          </table:table-cell>
          <table:table-cell office:value-type="float" office:value="0.013313666497059" calcext:value-type="float">
            <text:p>0.013313666497059</text:p>
          </table:table-cell>
          <table:table-cell office:value-type="float" office:value="0.901740603820086" calcext:value-type="float">
            <text:p>0.901740603820086</text:p>
          </table:table-cell>
          <table:table-cell office:value-type="float" office:value="0.0132644919558733" calcext:value-type="float">
            <text:p>0.0132644919558733</text:p>
          </table:table-cell>
          <table:table-cell office:value-type="float" office:value="0.908036557814746" calcext:value-type="float">
            <text:p>0.908036557814746</text:p>
          </table:table-cell>
          <table:table-cell office:value-type="float" office:value="0.016737759283368" calcext:value-type="float">
            <text:p>0.016737759283368</text:p>
          </table:table-cell>
          <table:table-cell office:value-type="float" office:value="0.907845895803382" calcext:value-type="float">
            <text:p>0.907845895803382</text:p>
          </table:table-cell>
          <table:table-cell office:value-type="float" office:value="0.0118945305859003" calcext:value-type="float">
            <text:p>0.0118945305859003</text:p>
          </table:table-cell>
          <table:table-cell office:value-type="float" office:value="0.906184363661258" calcext:value-type="float">
            <text:p>0.906184363661258</text:p>
          </table:table-cell>
          <table:table-cell office:value-type="float" office:value="0.0152009836613412" calcext:value-type="float">
            <text:p>0.0152009836613412</text:p>
          </table:table-cell>
          <table:table-cell office:value-type="float" office:value="0.904704251386322" calcext:value-type="float">
            <text:p>0.904704251386322</text:p>
          </table:table-cell>
          <table:table-cell office:value-type="float" office:value="0.0121525924714868" calcext:value-type="float">
            <text:p>0.0121525924714868</text:p>
          </table:table-cell>
          <table:table-cell office:value-type="float" office:value="0.908958033819402" calcext:value-type="float">
            <text:p>0.908958033819402</text:p>
          </table:table-cell>
          <table:table-cell office:value-type="float" office:value="0.010872226003246" calcext:value-type="float">
            <text:p>0.010872226003246</text:p>
          </table:table-cell>
          <table:table-cell office:value-type="float" office:value="0.909328061888136" calcext:value-type="float">
            <text:p>0.909328061888136</text:p>
          </table:table-cell>
          <table:table-cell office:value-type="float" office:value="0.0128888782593869" calcext:value-type="float">
            <text:p>0.0128888782593869</text:p>
          </table:table-cell>
          <table:table-cell office:value-type="float" office:value="0.908402478263846" calcext:value-type="float">
            <text:p>0.908402478263846</text:p>
          </table:table-cell>
          <table:table-cell office:value-type="float" office:value="0.0164111360676487" calcext:value-type="float">
            <text:p>0.0164111360676487</text:p>
          </table:table-cell>
          <table:table-cell office:value-type="float" office:value="0.910071541041966" calcext:value-type="float">
            <text:p>0.910071541041966</text:p>
          </table:table-cell>
          <table:table-cell office:value-type="float" office:value="0.0166984413131417" calcext:value-type="float">
            <text:p>0.0166984413131417</text:p>
          </table:table-cell>
          <table:table-cell office:value-type="float" office:value="0.910255357020607" calcext:value-type="float">
            <text:p>0.910255357020607</text:p>
          </table:table-cell>
          <table:table-cell office:value-type="float" office:value="0.0129754657619085" calcext:value-type="float">
            <text:p>0.0129754657619085</text:p>
          </table:table-cell>
          <table:table-cell office:value-type="float" office:value="0.910065037310878" calcext:value-type="float">
            <text:p>0.910065037310878</text:p>
          </table:table-cell>
          <table:table-cell office:value-type="float" office:value="0.0121331293704027" calcext:value-type="float">
            <text:p>0.0121331293704027</text:p>
          </table:table-cell>
          <table:table-cell office:value-type="float" office:value="0.90655370712672" calcext:value-type="float">
            <text:p>0.90655370712672</text:p>
          </table:table-cell>
          <table:table-cell office:value-type="float" office:value="0.0150142518576966" calcext:value-type="float">
            <text:p>0.0150142518576966</text:p>
          </table:table-cell>
          <table:table-cell office:value-type="float" office:value="0.907850688026289" calcext:value-type="float">
            <text:p>0.907850688026289</text:p>
          </table:table-cell>
          <table:table-cell office:value-type="float" office:value="0.0132127285883191" calcext:value-type="float">
            <text:p>0.01321272858831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honeme</text:p>
          </table:table-cell>
          <table:table-cell office:value-type="float" office:value="0.886385979324981" calcext:value-type="float">
            <text:p>0.886385979324981</text:p>
          </table:table-cell>
          <table:table-cell office:value-type="float" office:value="0.0163274300972929" calcext:value-type="float">
            <text:p>0.0163274300972929</text:p>
          </table:table-cell>
          <table:table-cell office:value-type="float" office:value="0.914138084480044" calcext:value-type="float">
            <text:p>0.914138084480044</text:p>
          </table:table-cell>
          <table:table-cell office:value-type="float" office:value="0.0089365497932368" calcext:value-type="float">
            <text:p>0.0089365497932368</text:p>
          </table:table-cell>
          <table:table-cell office:value-type="float" office:value="0.90785239953447" calcext:value-type="float">
            <text:p>0.90785239953447</text:p>
          </table:table-cell>
          <table:table-cell office:value-type="float" office:value="0.0143595941200503" calcext:value-type="float">
            <text:p>0.0143595941200503</text:p>
          </table:table-cell>
          <table:table-cell office:value-type="float" office:value="0.903038611624564" calcext:value-type="float">
            <text:p>0.903038611624564</text:p>
          </table:table-cell>
          <table:table-cell office:value-type="float" office:value="0.0132350872478251" calcext:value-type="float">
            <text:p>0.0132350872478251</text:p>
          </table:table-cell>
          <table:table-cell office:value-type="float" office:value="0.910442253713973" calcext:value-type="float">
            <text:p>0.910442253713973</text:p>
          </table:table-cell>
          <table:table-cell office:value-type="float" office:value="0.0146113913586197" calcext:value-type="float">
            <text:p>0.0146113913586197</text:p>
          </table:table-cell>
          <table:table-cell office:value-type="float" office:value="0.907664818237831" calcext:value-type="float">
            <text:p>0.907664818237831</text:p>
          </table:table-cell>
          <table:table-cell office:value-type="float" office:value="0.0147095030520671" calcext:value-type="float">
            <text:p>0.0147095030520671</text:p>
          </table:table-cell>
          <table:table-cell office:value-type="float" office:value="0.909515643184774" calcext:value-type="float">
            <text:p>0.909515643184774</text:p>
          </table:table-cell>
          <table:table-cell office:value-type="float" office:value="0.0140167649374577" calcext:value-type="float">
            <text:p>0.0140167649374577</text:p>
          </table:table-cell>
          <table:table-cell office:value-type="float" office:value="0.907479633052646" calcext:value-type="float">
            <text:p>0.907479633052646</text:p>
          </table:table-cell>
          <table:table-cell office:value-type="float" office:value="0.0142773702382799" calcext:value-type="float">
            <text:p>0.0142773702382799</text:p>
          </table:table-cell>
          <table:table-cell office:value-type="float" office:value="0.912846238105018" calcext:value-type="float">
            <text:p>0.912846238105018</text:p>
          </table:table-cell>
          <table:table-cell office:value-type="float" office:value="0.0127736756052607" calcext:value-type="float">
            <text:p>0.0127736756052607</text:p>
          </table:table-cell>
          <table:table-cell office:value-type="float" office:value="0.90803176559184" calcext:value-type="float">
            <text:p>0.90803176559184</text:p>
          </table:table-cell>
          <table:table-cell office:value-type="float" office:value="0.0112296217423974" calcext:value-type="float">
            <text:p>0.0112296217423974</text:p>
          </table:table-cell>
          <table:table-cell office:value-type="float" office:value="0.908033819401657" calcext:value-type="float">
            <text:p>0.908033819401657</text:p>
          </table:table-cell>
          <table:table-cell office:value-type="float" office:value="0.015485937289612" calcext:value-type="float">
            <text:p>0.015485937289612</text:p>
          </table:table-cell>
          <table:table-cell office:value-type="float" office:value="0.912847265009927" calcext:value-type="float">
            <text:p>0.912847265009927</text:p>
          </table:table-cell>
          <table:table-cell office:value-type="float" office:value="0.0159185887179345" calcext:value-type="float">
            <text:p>0.0159185887179345</text:p>
          </table:table-cell>
          <table:table-cell office:value-type="float" office:value="0.912102758951188" calcext:value-type="float">
            <text:p>0.912102758951188</text:p>
          </table:table-cell>
          <table:table-cell office:value-type="float" office:value="0.0139287408863764" calcext:value-type="float">
            <text:p>0.0139287408863764</text:p>
          </table:table-cell>
          <table:table-cell office:value-type="float" office:value="0.910251249400972" calcext:value-type="float">
            <text:p>0.910251249400972</text:p>
          </table:table-cell>
          <table:table-cell office:value-type="float" office:value="0.0118697870906091" calcext:value-type="float">
            <text:p>0.0118697870906091</text:p>
          </table:table-cell>
          <table:table-cell office:value-type="float" office:value="0.909330115697953" calcext:value-type="float">
            <text:p>0.909330115697953</text:p>
          </table:table-cell>
          <table:table-cell office:value-type="float" office:value="0.0139802522917278" calcext:value-type="float">
            <text:p>0.0139802522917278</text:p>
          </table:table-cell>
          <table:table-cell office:value-type="float" office:value="0.912105839665914" calcext:value-type="float">
            <text:p>0.912105839665914</text:p>
          </table:table-cell>
          <table:table-cell office:value-type="float" office:value="0.0129731219451984" calcext:value-type="float">
            <text:p>0.01297312194519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honeme</text:p>
          </table:table-cell>
          <table:table-cell office:value-type="float" office:value="0.884905867050045" calcext:value-type="float">
            <text:p>0.884905867050045</text:p>
          </table:table-cell>
          <table:table-cell office:value-type="float" office:value="0.0176597007100761" calcext:value-type="float">
            <text:p>0.0176597007100761</text:p>
          </table:table-cell>
          <table:table-cell office:value-type="float" office:value="0.915804408845074" calcext:value-type="float">
            <text:p>0.915804408845074</text:p>
          </table:table-cell>
          <table:table-cell office:value-type="float" office:value="0.009464549998642" calcext:value-type="float">
            <text:p>0.009464549998642</text:p>
          </table:table-cell>
          <table:table-cell office:value-type="float" office:value="0.908222085301568" calcext:value-type="float">
            <text:p>0.908222085301568</text:p>
          </table:table-cell>
          <table:table-cell office:value-type="float" office:value="0.0147657868040878" calcext:value-type="float">
            <text:p>0.0147657868040878</text:p>
          </table:table-cell>
          <table:table-cell office:value-type="float" office:value="0.905443965222154" calcext:value-type="float">
            <text:p>0.905443965222154</text:p>
          </table:table-cell>
          <table:table-cell office:value-type="float" office:value="0.0129227478267877" calcext:value-type="float">
            <text:p>0.0129227478267877</text:p>
          </table:table-cell>
          <table:table-cell office:value-type="float" office:value="0.910441911412336" calcext:value-type="float">
            <text:p>0.910441911412336</text:p>
          </table:table-cell>
          <table:table-cell office:value-type="float" office:value="0.0145382031208273" calcext:value-type="float">
            <text:p>0.0145382031208273</text:p>
          </table:table-cell>
          <table:table-cell office:value-type="float" office:value="0.908960087629219" calcext:value-type="float">
            <text:p>0.908960087629219</text:p>
          </table:table-cell>
          <table:table-cell office:value-type="float" office:value="0.0144056092852736" calcext:value-type="float">
            <text:p>0.0144056092852736</text:p>
          </table:table-cell>
          <table:table-cell office:value-type="float" office:value="0.909885671253509" calcext:value-type="float">
            <text:p>0.909885671253509</text:p>
          </table:table-cell>
          <table:table-cell office:value-type="float" office:value="0.0134253842695264" calcext:value-type="float">
            <text:p>0.0134253842695264</text:p>
          </table:table-cell>
          <table:table-cell office:value-type="float" office:value="0.908961456835764" calcext:value-type="float">
            <text:p>0.908961456835764</text:p>
          </table:table-cell>
          <table:table-cell office:value-type="float" office:value="0.0147092109938903" calcext:value-type="float">
            <text:p>0.0147092109938903</text:p>
          </table:table-cell>
          <table:table-cell office:value-type="float" office:value="0.911550626411994" calcext:value-type="float">
            <text:p>0.911550626411994</text:p>
          </table:table-cell>
          <table:table-cell office:value-type="float" office:value="0.0135638610017155" calcext:value-type="float">
            <text:p>0.0135638610017155</text:p>
          </table:table-cell>
          <table:table-cell office:value-type="float" office:value="0.909326350379955" calcext:value-type="float">
            <text:p>0.909326350379955</text:p>
          </table:table-cell>
          <table:table-cell office:value-type="float" office:value="0.0128728421611563" calcext:value-type="float">
            <text:p>0.0128728421611563</text:p>
          </table:table-cell>
          <table:table-cell office:value-type="float" office:value="0.913215923872116" calcext:value-type="float">
            <text:p>0.913215923872116</text:p>
          </table:table-cell>
          <table:table-cell office:value-type="float" office:value="0.014289696155969" calcext:value-type="float">
            <text:p>0.014289696155969</text:p>
          </table:table-cell>
          <table:table-cell office:value-type="float" office:value="0.914327377284863" calcext:value-type="float">
            <text:p>0.914327377284863</text:p>
          </table:table-cell>
          <table:table-cell office:value-type="float" office:value="0.0161013258805759" calcext:value-type="float">
            <text:p>0.0161013258805759</text:p>
          </table:table-cell>
          <table:table-cell office:value-type="float" office:value="0.913213870062299" calcext:value-type="float">
            <text:p>0.913213870062299</text:p>
          </table:table-cell>
          <table:table-cell office:value-type="float" office:value="0.0144602210146073" calcext:value-type="float">
            <text:p>0.0144602210146073</text:p>
          </table:table-cell>
          <table:table-cell office:value-type="float" office:value="0.911918942972547" calcext:value-type="float">
            <text:p>0.911918942972547</text:p>
          </table:table-cell>
          <table:table-cell office:value-type="float" office:value="0.0117831485734167" calcext:value-type="float">
            <text:p>0.0117831485734167</text:p>
          </table:table-cell>
          <table:table-cell office:value-type="float" office:value="0.910440884507428" calcext:value-type="float">
            <text:p>0.910440884507428</text:p>
          </table:table-cell>
          <table:table-cell office:value-type="float" office:value="0.0148542094490275" calcext:value-type="float">
            <text:p>0.0148542094490275</text:p>
          </table:table-cell>
          <table:table-cell office:value-type="float" office:value="0.911922023687273" calcext:value-type="float">
            <text:p>0.911922023687273</text:p>
          </table:table-cell>
          <table:table-cell office:value-type="float" office:value="0.0130470030177399" calcext:value-type="float">
            <text:p>0.013047003017739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honeme</text:p>
          </table:table-cell>
          <table:table-cell office:value-type="float" office:value="0.887126035462449" calcext:value-type="float">
            <text:p>0.887126035462449</text:p>
          </table:table-cell>
          <table:table-cell office:value-type="float" office:value="0.0192345275895234" calcext:value-type="float">
            <text:p>0.0192345275895234</text:p>
          </table:table-cell>
          <table:table-cell office:value-type="float" office:value="0.915435407681249" calcext:value-type="float">
            <text:p>0.915435407681249</text:p>
          </table:table-cell>
          <table:table-cell office:value-type="float" office:value="0.0105480372528279" calcext:value-type="float">
            <text:p>0.0105480372528279</text:p>
          </table:table-cell>
          <table:table-cell office:value-type="float" office:value="0.907668241254193" calcext:value-type="float">
            <text:p>0.907668241254193</text:p>
          </table:table-cell>
          <table:table-cell office:value-type="float" office:value="0.0155873096930359" calcext:value-type="float">
            <text:p>0.0155873096930359</text:p>
          </table:table-cell>
          <table:table-cell office:value-type="float" office:value="0.904703566783049" calcext:value-type="float">
            <text:p>0.904703566783049</text:p>
          </table:table-cell>
          <table:table-cell office:value-type="float" office:value="0.011714112969246" calcext:value-type="float">
            <text:p>0.011714112969246</text:p>
          </table:table-cell>
          <table:table-cell office:value-type="float" office:value="0.91155096871363" calcext:value-type="float">
            <text:p>0.91155096871363</text:p>
          </table:table-cell>
          <table:table-cell office:value-type="float" office:value="0.0137551532257261" calcext:value-type="float">
            <text:p>0.0137551532257261</text:p>
          </table:table-cell>
          <table:table-cell office:value-type="float" office:value="0.909514616279866" calcext:value-type="float">
            <text:p>0.909514616279866</text:p>
          </table:table-cell>
          <table:table-cell office:value-type="float" office:value="0.0135564197399976" calcext:value-type="float">
            <text:p>0.0135564197399976</text:p>
          </table:table-cell>
          <table:table-cell office:value-type="float" office:value="0.910255699322243" calcext:value-type="float">
            <text:p>0.910255699322243</text:p>
          </table:table-cell>
          <table:table-cell office:value-type="float" office:value="0.0147290078219978" calcext:value-type="float">
            <text:p>0.0147290078219978</text:p>
          </table:table-cell>
          <table:table-cell office:value-type="float" office:value="0.907295474772369" calcext:value-type="float">
            <text:p>0.907295474772369</text:p>
          </table:table-cell>
          <table:table-cell office:value-type="float" office:value="0.0146796246409167" calcext:value-type="float">
            <text:p>0.0146796246409167</text:p>
          </table:table-cell>
          <table:table-cell office:value-type="float" office:value="0.91191962757582" calcext:value-type="float">
            <text:p>0.91191962757582</text:p>
          </table:table-cell>
          <table:table-cell office:value-type="float" office:value="0.0136398440483843" calcext:value-type="float">
            <text:p>0.0136398440483843</text:p>
          </table:table-cell>
          <table:table-cell office:value-type="float" office:value="0.910251249400972" calcext:value-type="float">
            <text:p>0.910251249400972</text:p>
          </table:table-cell>
          <table:table-cell office:value-type="float" office:value="0.0138515953777857" calcext:value-type="float">
            <text:p>0.0138515953777857</text:p>
          </table:table-cell>
          <table:table-cell office:value-type="float" office:value="0.912104128157732" calcext:value-type="float">
            <text:p>0.912104128157732</text:p>
          </table:table-cell>
          <table:table-cell office:value-type="float" office:value="0.0140552499854711" calcext:value-type="float">
            <text:p>0.0140552499854711</text:p>
          </table:table-cell>
          <table:table-cell office:value-type="float" office:value="0.91303176559184" calcext:value-type="float">
            <text:p>0.91303176559184</text:p>
          </table:table-cell>
          <table:table-cell office:value-type="float" office:value="0.0154500882380106" calcext:value-type="float">
            <text:p>0.0154500882380106</text:p>
          </table:table-cell>
          <table:table-cell office:value-type="float" office:value="0.912660710618197" calcext:value-type="float">
            <text:p>0.912660710618197</text:p>
          </table:table-cell>
          <table:table-cell office:value-type="float" office:value="0.0139491925893791" calcext:value-type="float">
            <text:p>0.0139491925893791</text:p>
          </table:table-cell>
          <table:table-cell office:value-type="float" office:value="0.910807831861436" calcext:value-type="float">
            <text:p>0.910807831861436</text:p>
          </table:table-cell>
          <table:table-cell office:value-type="float" office:value="0.0132956228532626" calcext:value-type="float">
            <text:p>0.0132956228532626</text:p>
          </table:table-cell>
          <table:table-cell office:value-type="float" office:value="0.912661395221469" calcext:value-type="float">
            <text:p>0.912661395221469</text:p>
          </table:table-cell>
          <table:table-cell office:value-type="float" office:value="0.014971627875062" calcext:value-type="float">
            <text:p>0.014971627875062</text:p>
          </table:table-cell>
          <table:table-cell office:value-type="float" office:value="0.912661737523105" calcext:value-type="float">
            <text:p>0.912661737523105</text:p>
          </table:table-cell>
          <table:table-cell office:value-type="float" office:value="0.0136377005226891" calcext:value-type="float">
            <text:p>0.013637700522689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honeme</text:p>
          </table:table-cell>
          <table:table-cell office:value-type="float" office:value="0.884905387827754" calcext:value-type="float">
            <text:p>0.884905387827754</text:p>
          </table:table-cell>
          <table:table-cell office:value-type="float" office:value="0.0171431966196651" calcext:value-type="float">
            <text:p>0.0171431966196651</text:p>
          </table:table-cell>
          <table:table-cell office:value-type="float" office:value="0.913619771342507" calcext:value-type="float">
            <text:p>0.913619771342507</text:p>
          </table:table-cell>
          <table:table-cell office:value-type="float" office:value="0.00975099860529286" calcext:value-type="float">
            <text:p>0.00975099860529286</text:p>
          </table:table-cell>
          <table:table-cell office:value-type="float" office:value="0.906297254740878" calcext:value-type="float">
            <text:p>0.906297254740878</text:p>
          </table:table-cell>
          <table:table-cell office:value-type="float" office:value="0.0147443821715154" calcext:value-type="float">
            <text:p>0.0147443821715154</text:p>
          </table:table-cell>
          <table:table-cell office:value-type="float" office:value="0.901890258095434" calcext:value-type="float">
            <text:p>0.901890258095434</text:p>
          </table:table-cell>
          <table:table-cell office:value-type="float" office:value="0.0129310996201631" calcext:value-type="float">
            <text:p>0.0129310996201631</text:p>
          </table:table-cell>
          <table:table-cell office:value-type="float" office:value="0.908960703772164" calcext:value-type="float">
            <text:p>0.908960703772164</text:p>
          </table:table-cell>
          <table:table-cell office:value-type="float" office:value="0.0145709005529115" calcext:value-type="float">
            <text:p>0.0145709005529115</text:p>
          </table:table-cell>
          <table:table-cell office:value-type="float" office:value="0.907404463613336" calcext:value-type="float">
            <text:p>0.907404463613336</text:p>
          </table:table-cell>
          <table:table-cell office:value-type="float" office:value="0.0130544454336893" calcext:value-type="float">
            <text:p>0.0130544454336893</text:p>
          </table:table-cell>
          <table:table-cell office:value-type="float" office:value="0.907294790169097" calcext:value-type="float">
            <text:p>0.907294790169097</text:p>
          </table:table-cell>
          <table:table-cell office:value-type="float" office:value="0.0154481266431737" calcext:value-type="float">
            <text:p>0.0154481266431737</text:p>
          </table:table-cell>
          <table:table-cell office:value-type="float" office:value="0.904853084137742" calcext:value-type="float">
            <text:p>0.904853084137742</text:p>
          </table:table-cell>
          <table:table-cell office:value-type="float" office:value="0.0144736800442168" calcext:value-type="float">
            <text:p>0.0144736800442168</text:p>
          </table:table-cell>
          <table:table-cell office:value-type="float" office:value="0.909922229068255" calcext:value-type="float">
            <text:p>0.909922229068255</text:p>
          </table:table-cell>
          <table:table-cell office:value-type="float" office:value="0.0130489575810801" calcext:value-type="float">
            <text:p>0.0130489575810801</text:p>
          </table:table-cell>
          <table:table-cell office:value-type="float" office:value="0.906958170740056" calcext:value-type="float">
            <text:p>0.906958170740056</text:p>
          </table:table-cell>
          <table:table-cell office:value-type="float" office:value="0.0128747860841319" calcext:value-type="float">
            <text:p>0.0128747860841319</text:p>
          </table:table-cell>
          <table:table-cell office:value-type="float" office:value="0.908625248168686" calcext:value-type="float">
            <text:p>0.908625248168686</text:p>
          </table:table-cell>
          <table:table-cell office:value-type="float" office:value="0.0145452830216487" calcext:value-type="float">
            <text:p>0.0145452830216487</text:p>
          </table:table-cell>
          <table:table-cell office:value-type="float" office:value="0.910552132539194" calcext:value-type="float">
            <text:p>0.910552132539194</text:p>
          </table:table-cell>
          <table:table-cell office:value-type="float" office:value="0.0159399943506359" calcext:value-type="float">
            <text:p>0.0159399943506359</text:p>
          </table:table-cell>
          <table:table-cell office:value-type="float" office:value="0.909698911480797" calcext:value-type="float">
            <text:p>0.909698911480797</text:p>
          </table:table-cell>
          <table:table-cell office:value-type="float" office:value="0.0131083254064463" calcext:value-type="float">
            <text:p>0.0131083254064463</text:p>
          </table:table-cell>
          <table:table-cell office:value-type="float" office:value="0.90917936605737" calcext:value-type="float">
            <text:p>0.90917936605737</text:p>
          </table:table-cell>
          <table:table-cell office:value-type="float" office:value="0.0120568328091244" calcext:value-type="float">
            <text:p>0.0120568328091244</text:p>
          </table:table-cell>
          <table:table-cell office:value-type="float" office:value="0.908405011295954" calcext:value-type="float">
            <text:p>0.908405011295954</text:p>
          </table:table-cell>
          <table:table-cell office:value-type="float" office:value="0.0140913525878001" calcext:value-type="float">
            <text:p>0.0140913525878001</text:p>
          </table:table-cell>
          <table:table-cell office:value-type="float" office:value="0.909737728486342" calcext:value-type="float">
            <text:p>0.909737728486342</text:p>
          </table:table-cell>
          <table:table-cell office:value-type="float" office:value="0.0134505892023378" calcext:value-type="float">
            <text:p>0.01345058920233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0599678236462" calcext:value-type="float">
            <text:p>0.90599678236462</text:p>
          </table:table-cell>
          <table:table-cell office:value-type="float" office:value="0.0121294206250204" calcext:value-type="float">
            <text:p>0.0121294206250204</text:p>
          </table:table-cell>
          <table:table-cell office:value-type="float" office:value="0.903220373793387" calcext:value-type="float">
            <text:p>0.903220373793387</text:p>
          </table:table-cell>
          <table:table-cell office:value-type="float" office:value="0.0132198763822265" calcext:value-type="float">
            <text:p>0.0132198763822265</text:p>
          </table:table-cell>
          <table:table-cell office:value-type="float" office:value="0.907107551174095" calcext:value-type="float">
            <text:p>0.907107551174095</text:p>
          </table:table-cell>
          <table:table-cell office:value-type="float" office:value="0.0111760909580346" calcext:value-type="float">
            <text:p>0.0111760909580346</text:p>
          </table:table-cell>
          <table:table-cell office:value-type="float" office:value="0.903780036968577" calcext:value-type="float">
            <text:p>0.903780036968577</text:p>
          </table:table-cell>
          <table:table-cell office:value-type="float" office:value="0.0152408092470888" calcext:value-type="float">
            <text:p>0.0152408092470888</text:p>
          </table:table-cell>
          <table:table-cell office:value-type="float" office:value="0.899338330937222" calcext:value-type="float">
            <text:p>0.899338330937222</text:p>
          </table:table-cell>
          <table:table-cell office:value-type="float" office:value="0.0126999037914958" calcext:value-type="float">
            <text:p>0.0126999037914958</text:p>
          </table:table-cell>
          <table:table-cell office:value-type="float" office:value="0.905625385089341" calcext:value-type="float">
            <text:p>0.905625385089341</text:p>
          </table:table-cell>
          <table:table-cell office:value-type="float" office:value="0.0130303989025782" calcext:value-type="float">
            <text:p>0.0130303989025782</text:p>
          </table:table-cell>
          <table:table-cell office:value-type="float" office:value="0.903219346888478" calcext:value-type="float">
            <text:p>0.903219346888478</text:p>
          </table:table-cell>
          <table:table-cell office:value-type="float" office:value="0.0166059183745109" calcext:value-type="float">
            <text:p>0.0166059183745109</text:p>
          </table:table-cell>
          <table:table-cell office:value-type="float" office:value="0.902298213185459" calcext:value-type="float">
            <text:p>0.902298213185459</text:p>
          </table:table-cell>
          <table:table-cell office:value-type="float" office:value="0.0115291205752069" calcext:value-type="float">
            <text:p>0.0115291205752069</text:p>
          </table:table-cell>
          <table:table-cell office:value-type="float" office:value="0.901372629561169" calcext:value-type="float">
            <text:p>0.901372629561169</text:p>
          </table:table-cell>
          <table:table-cell office:value-type="float" office:value="0.0147218722931657" calcext:value-type="float">
            <text:p>0.0147218722931657</text:p>
          </table:table-cell>
          <table:table-cell office:value-type="float" office:value="0.899519750804409" calcext:value-type="float">
            <text:p>0.899519750804409</text:p>
          </table:table-cell>
          <table:table-cell office:value-type="float" office:value="0.0132486780072042" calcext:value-type="float">
            <text:p>0.0132486780072042</text:p>
          </table:table-cell>
          <table:table-cell office:value-type="float" office:value="0.901558157047991" calcext:value-type="float">
            <text:p>0.901558157047991</text:p>
          </table:table-cell>
          <table:table-cell office:value-type="float" office:value="0.0149188446047784" calcext:value-type="float">
            <text:p>0.0149188446047784</text:p>
          </table:table-cell>
          <table:table-cell office:value-type="float" office:value="0.900260491545149" calcext:value-type="float">
            <text:p>0.900260491545149</text:p>
          </table:table-cell>
          <table:table-cell office:value-type="float" office:value="0.017260409554644" calcext:value-type="float">
            <text:p>0.017260409554644</text:p>
          </table:table-cell>
          <table:table-cell office:value-type="float" office:value="0.903407270486753" calcext:value-type="float">
            <text:p>0.903407270486753</text:p>
          </table:table-cell>
          <table:table-cell office:value-type="float" office:value="0.0118622217605533" calcext:value-type="float">
            <text:p>0.0118622217605533</text:p>
          </table:table-cell>
          <table:table-cell office:value-type="float" office:value="0.90526049154515" calcext:value-type="float">
            <text:p>0.90526049154515</text:p>
          </table:table-cell>
          <table:table-cell office:value-type="float" office:value="0.01488509446395" calcext:value-type="float">
            <text:p>0.01488509446395</text:p>
          </table:table-cell>
          <table:table-cell office:value-type="float" office:value="0.903034504004929" calcext:value-type="float">
            <text:p>0.903034504004929</text:p>
          </table:table-cell>
          <table:table-cell office:value-type="float" office:value="0.0109015361159635" calcext:value-type="float">
            <text:p>0.0109015361159635</text:p>
          </table:table-cell>
          <table:table-cell office:value-type="float" office:value="0.904700143766687" calcext:value-type="float">
            <text:p>0.904700143766687</text:p>
          </table:table-cell>
          <table:table-cell office:value-type="float" office:value="0.0137614696222023" calcext:value-type="float">
            <text:p>0.01376146962220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438830697611" calcext:value-type="float">
            <text:p>0.910438830697611</text:p>
          </table:table-cell>
          <table:table-cell office:value-type="float" office:value="0.0115229220783784" calcext:value-type="float">
            <text:p>0.0115229220783784</text:p>
          </table:table-cell>
          <table:table-cell office:value-type="float" office:value="0.908585609639214" calcext:value-type="float">
            <text:p>0.908585609639214</text:p>
          </table:table-cell>
          <table:table-cell office:value-type="float" office:value="0.0129459803038831" calcext:value-type="float">
            <text:p>0.0129459803038831</text:p>
          </table:table-cell>
          <table:table-cell office:value-type="float" office:value="0.911920312179092" calcext:value-type="float">
            <text:p>0.911920312179092</text:p>
          </table:table-cell>
          <table:table-cell office:value-type="float" office:value="0.0130885987635571" calcext:value-type="float">
            <text:p>0.0130885987635571</text:p>
          </table:table-cell>
          <table:table-cell office:value-type="float" office:value="0.910440542205792" calcext:value-type="float">
            <text:p>0.910440542205792</text:p>
          </table:table-cell>
          <table:table-cell office:value-type="float" office:value="0.0121843818147436" calcext:value-type="float">
            <text:p>0.0121843818147436</text:p>
          </table:table-cell>
          <table:table-cell office:value-type="float" office:value="0.908774560142398" calcext:value-type="float">
            <text:p>0.908774560142398</text:p>
          </table:table-cell>
          <table:table-cell office:value-type="float" office:value="0.0119313446217591" calcext:value-type="float">
            <text:p>0.0119313446217591</text:p>
          </table:table-cell>
          <table:table-cell office:value-type="float" office:value="0.908034161703293" calcext:value-type="float">
            <text:p>0.908034161703293</text:p>
          </table:table-cell>
          <table:table-cell office:value-type="float" office:value="0.0111075473229684" calcext:value-type="float">
            <text:p>0.0111075473229684</text:p>
          </table:table-cell>
          <table:table-cell office:value-type="float" office:value="0.910440884507428" calcext:value-type="float">
            <text:p>0.910440884507428</text:p>
          </table:table-cell>
          <table:table-cell office:value-type="float" office:value="0.0136804777038564" calcext:value-type="float">
            <text:p>0.0136804777038564</text:p>
          </table:table-cell>
          <table:table-cell office:value-type="float" office:value="0.911363387416992" calcext:value-type="float">
            <text:p>0.911363387416992</text:p>
          </table:table-cell>
          <table:table-cell office:value-type="float" office:value="0.0127050732432567" calcext:value-type="float">
            <text:p>0.0127050732432567</text:p>
          </table:table-cell>
          <table:table-cell office:value-type="float" office:value="0.911734100088998" calcext:value-type="float">
            <text:p>0.911734100088998</text:p>
          </table:table-cell>
          <table:table-cell office:value-type="float" office:value="0.0124400527589547" calcext:value-type="float">
            <text:p>0.0124400527589547</text:p>
          </table:table-cell>
          <table:table-cell office:value-type="float" office:value="0.910438146094338" calcext:value-type="float">
            <text:p>0.910438146094338</text:p>
          </table:table-cell>
          <table:table-cell office:value-type="float" office:value="0.0124251763038397" calcext:value-type="float">
            <text:p>0.0124251763038397</text:p>
          </table:table-cell>
          <table:table-cell office:value-type="float" office:value="0.908773533237489" calcext:value-type="float">
            <text:p>0.908773533237489</text:p>
          </table:table-cell>
          <table:table-cell office:value-type="float" office:value="0.0123747551173898" calcext:value-type="float">
            <text:p>0.0123747551173898</text:p>
          </table:table-cell>
          <table:table-cell office:value-type="float" office:value="0.910439515300883" calcext:value-type="float">
            <text:p>0.910439515300883</text:p>
          </table:table-cell>
          <table:table-cell office:value-type="float" office:value="0.0151146222684032" calcext:value-type="float">
            <text:p>0.0151146222684032</text:p>
          </table:table-cell>
          <table:table-cell office:value-type="float" office:value="0.909328061888136" calcext:value-type="float">
            <text:p>0.909328061888136</text:p>
          </table:table-cell>
          <table:table-cell office:value-type="float" office:value="0.0114525296730307" calcext:value-type="float">
            <text:p>0.0114525296730307</text:p>
          </table:table-cell>
          <table:table-cell office:value-type="float" office:value="0.908958376121038" calcext:value-type="float">
            <text:p>0.908958376121038</text:p>
          </table:table-cell>
          <table:table-cell office:value-type="float" office:value="0.0141726520519427" calcext:value-type="float">
            <text:p>0.0141726520519427</text:p>
          </table:table-cell>
          <table:table-cell office:value-type="float" office:value="0.908220373793387" calcext:value-type="float">
            <text:p>0.908220373793387</text:p>
          </table:table-cell>
          <table:table-cell office:value-type="float" office:value="0.010244241458925" calcext:value-type="float">
            <text:p>0.010244241458925</text:p>
          </table:table-cell>
          <table:table-cell office:value-type="float" office:value="0.907476210036284" calcext:value-type="float">
            <text:p>0.907476210036284</text:p>
          </table:table-cell>
          <table:table-cell office:value-type="float" office:value="0.0116324149524173" calcext:value-type="float">
            <text:p>0.01163241495241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992674744985" calcext:value-type="float">
            <text:p>0.910992674744985</text:p>
          </table:table-cell>
          <table:table-cell office:value-type="float" office:value="0.0111723940290516" calcext:value-type="float">
            <text:p>0.0111723940290516</text:p>
          </table:table-cell>
          <table:table-cell office:value-type="float" office:value="0.912289655644554" calcext:value-type="float">
            <text:p>0.912289655644554</text:p>
          </table:table-cell>
          <table:table-cell office:value-type="float" office:value="0.0133855332278449" calcext:value-type="float">
            <text:p>0.0133855332278449</text:p>
          </table:table-cell>
          <table:table-cell office:value-type="float" office:value="0.911549941808722" calcext:value-type="float">
            <text:p>0.911549941808722</text:p>
          </table:table-cell>
          <table:table-cell office:value-type="float" office:value="0.013953949680883" calcext:value-type="float">
            <text:p>0.013953949680883</text:p>
          </table:table-cell>
          <table:table-cell office:value-type="float" office:value="0.911364756623537" calcext:value-type="float">
            <text:p>0.911364756623537</text:p>
          </table:table-cell>
          <table:table-cell office:value-type="float" office:value="0.0117578221435743" calcext:value-type="float">
            <text:p>0.0117578221435743</text:p>
          </table:table-cell>
          <table:table-cell office:value-type="float" office:value="0.909329431094681" calcext:value-type="float">
            <text:p>0.909329431094681</text:p>
          </table:table-cell>
          <table:table-cell office:value-type="float" office:value="0.0111044533977941" calcext:value-type="float">
            <text:p>0.0111044533977941</text:p>
          </table:table-cell>
          <table:table-cell office:value-type="float" office:value="0.913398712945848" calcext:value-type="float">
            <text:p>0.913398712945848</text:p>
          </table:table-cell>
          <table:table-cell office:value-type="float" office:value="0.0116169085415175" calcext:value-type="float">
            <text:p>0.0116169085415175</text:p>
          </table:table-cell>
          <table:table-cell office:value-type="float" office:value="0.912106524269186" calcext:value-type="float">
            <text:p>0.912106524269186</text:p>
          </table:table-cell>
          <table:table-cell office:value-type="float" office:value="0.0143571797975176" calcext:value-type="float">
            <text:p>0.0143571797975176</text:p>
          </table:table-cell>
          <table:table-cell office:value-type="float" office:value="0.912657972205107" calcext:value-type="float">
            <text:p>0.912657972205107</text:p>
          </table:table-cell>
          <table:table-cell office:value-type="float" office:value="0.0139153196303645" calcext:value-type="float">
            <text:p>0.0139153196303645</text:p>
          </table:table-cell>
          <table:table-cell office:value-type="float" office:value="0.913770110221127" calcext:value-type="float">
            <text:p>0.913770110221127</text:p>
          </table:table-cell>
          <table:table-cell office:value-type="float" office:value="0.012409356766511" calcext:value-type="float">
            <text:p>0.012409356766511</text:p>
          </table:table-cell>
          <table:table-cell office:value-type="float" office:value="0.911734100088998" calcext:value-type="float">
            <text:p>0.911734100088998</text:p>
          </table:table-cell>
          <table:table-cell office:value-type="float" office:value="0.0113524448742217" calcext:value-type="float">
            <text:p>0.0113524448742217</text:p>
          </table:table-cell>
          <table:table-cell office:value-type="float" office:value="0.910069829533785" calcext:value-type="float">
            <text:p>0.910069829533785</text:p>
          </table:table-cell>
          <table:table-cell office:value-type="float" office:value="0.0121225706349232" calcext:value-type="float">
            <text:p>0.0121225706349232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4572054104104" calcext:value-type="float">
            <text:p>0.014572054104104</text:p>
          </table:table-cell>
          <table:table-cell office:value-type="float" office:value="0.908220031491751" calcext:value-type="float">
            <text:p>0.908220031491751</text:p>
          </table:table-cell>
          <table:table-cell office:value-type="float" office:value="0.0144649872965801" calcext:value-type="float">
            <text:p>0.0144649872965801</text:p>
          </table:table-cell>
          <table:table-cell office:value-type="float" office:value="0.907665502841104" calcext:value-type="float">
            <text:p>0.907665502841104</text:p>
          </table:table-cell>
          <table:table-cell office:value-type="float" office:value="0.0133990033700732" calcext:value-type="float">
            <text:p>0.0133990033700732</text:p>
          </table:table-cell>
          <table:table-cell office:value-type="float" office:value="0.909884302046964" calcext:value-type="float">
            <text:p>0.909884302046964</text:p>
          </table:table-cell>
          <table:table-cell office:value-type="float" office:value="0.0117431307055266" calcext:value-type="float">
            <text:p>0.0117431307055266</text:p>
          </table:table-cell>
          <table:table-cell office:value-type="float" office:value="0.908586978845759" calcext:value-type="float">
            <text:p>0.908586978845759</text:p>
          </table:table-cell>
          <table:table-cell office:value-type="float" office:value="0.0140069196755789" calcext:value-type="float">
            <text:p>0.01400691967557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1549599507086" calcext:value-type="float">
            <text:p>0.911549599507086</text:p>
          </table:table-cell>
          <table:table-cell office:value-type="float" office:value="0.0109612440044521" calcext:value-type="float">
            <text:p>0.0109612440044521</text:p>
          </table:table-cell>
          <table:table-cell office:value-type="float" office:value="0.913030054083658" calcext:value-type="float">
            <text:p>0.913030054083658</text:p>
          </table:table-cell>
          <table:table-cell office:value-type="float" office:value="0.0133200720819638" calcext:value-type="float">
            <text:p>0.0133200720819638</text:p>
          </table:table-cell>
          <table:table-cell office:value-type="float" office:value="0.911364756623537" calcext:value-type="float">
            <text:p>0.911364756623537</text:p>
          </table:table-cell>
          <table:table-cell office:value-type="float" office:value="0.013999839293611" calcext:value-type="float">
            <text:p>0.013999839293611</text:p>
          </table:table-cell>
          <table:table-cell office:value-type="float" office:value="0.910993701649894" calcext:value-type="float">
            <text:p>0.910993701649894</text:p>
          </table:table-cell>
          <table:table-cell office:value-type="float" office:value="0.0137343879201835" calcext:value-type="float">
            <text:p>0.0137343879201835</text:p>
          </table:table-cell>
          <table:table-cell office:value-type="float" office:value="0.909700486068323" calcext:value-type="float">
            <text:p>0.909700486068323</text:p>
          </table:table-cell>
          <table:table-cell office:value-type="float" office:value="0.0135588394429631" calcext:value-type="float">
            <text:p>0.0135588394429631</text:p>
          </table:table-cell>
          <table:table-cell office:value-type="float" office:value="0.91210344355446" calcext:value-type="float">
            <text:p>0.91210344355446</text:p>
          </table:table-cell>
          <table:table-cell office:value-type="float" office:value="0.0137544704392906" calcext:value-type="float">
            <text:p>0.0137544704392906</text:p>
          </table:table-cell>
          <table:table-cell office:value-type="float" office:value="0.91099678236462" calcext:value-type="float">
            <text:p>0.91099678236462</text:p>
          </table:table-cell>
          <table:table-cell office:value-type="float" office:value="0.0137645300839861" calcext:value-type="float">
            <text:p>0.0137645300839861</text:p>
          </table:table-cell>
          <table:table-cell office:value-type="float" office:value="0.913584582734305" calcext:value-type="float">
            <text:p>0.913584582734305</text:p>
          </table:table-cell>
          <table:table-cell office:value-type="float" office:value="0.014938979936727" calcext:value-type="float">
            <text:p>0.014938979936727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28797867377037" calcext:value-type="float">
            <text:p>0.0128797867377037</text:p>
          </table:table-cell>
          <table:table-cell office:value-type="float" office:value="0.910439857602519" calcext:value-type="float">
            <text:p>0.910439857602519</text:p>
          </table:table-cell>
          <table:table-cell office:value-type="float" office:value="0.0129738165960832" calcext:value-type="float">
            <text:p>0.0129738165960832</text:p>
          </table:table-cell>
          <table:table-cell office:value-type="float" office:value="0.912474498528103" calcext:value-type="float">
            <text:p>0.912474498528103</text:p>
          </table:table-cell>
          <table:table-cell office:value-type="float" office:value="0.0119055287792551" calcext:value-type="float">
            <text:p>0.0119055287792551</text:p>
          </table:table-cell>
          <table:table-cell office:value-type="float" office:value="0.913030054083658" calcext:value-type="float">
            <text:p>0.913030054083658</text:p>
          </table:table-cell>
          <table:table-cell office:value-type="float" office:value="0.014016498156995" calcext:value-type="float">
            <text:p>0.014016498156995</text:p>
          </table:table-cell>
          <table:table-cell office:value-type="float" office:value="0.911365098925173" calcext:value-type="float">
            <text:p>0.911365098925173</text:p>
          </table:table-cell>
          <table:table-cell office:value-type="float" office:value="0.0136952703284632" calcext:value-type="float">
            <text:p>0.0136952703284632</text:p>
          </table:table-cell>
          <table:table-cell office:value-type="float" office:value="0.908589032655576" calcext:value-type="float">
            <text:p>0.908589032655576</text:p>
          </table:table-cell>
          <table:table-cell office:value-type="float" office:value="0.014232278628536" calcext:value-type="float">
            <text:p>0.014232278628536</text:p>
          </table:table-cell>
          <table:table-cell office:value-type="float" office:value="0.911919969877456" calcext:value-type="float">
            <text:p>0.911919969877456</text:p>
          </table:table-cell>
          <table:table-cell office:value-type="float" office:value="0.0135544595054897" calcext:value-type="float">
            <text:p>0.0135544595054897</text:p>
          </table:table-cell>
          <table:table-cell office:value-type="float" office:value="0.910623331279523" calcext:value-type="float">
            <text:p>0.910623331279523</text:p>
          </table:table-cell>
          <table:table-cell office:value-type="float" office:value="0.0124751369134463" calcext:value-type="float">
            <text:p>0.01247513691344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2103785856096" calcext:value-type="float">
            <text:p>0.912103785856096</text:p>
          </table:table-cell>
          <table:table-cell office:value-type="float" office:value="0.012385224804696" calcext:value-type="float">
            <text:p>0.012385224804696</text:p>
          </table:table-cell>
          <table:table-cell office:value-type="float" office:value="0.913584925035942" calcext:value-type="float">
            <text:p>0.913584925035942</text:p>
          </table:table-cell>
          <table:table-cell office:value-type="float" office:value="0.0138852196510334" calcext:value-type="float">
            <text:p>0.0138852196510334</text:p>
          </table:table-cell>
          <table:table-cell office:value-type="float" office:value="0.913584925035942" calcext:value-type="float">
            <text:p>0.913584925035942</text:p>
          </table:table-cell>
          <table:table-cell office:value-type="float" office:value="0.0127707603188612" calcext:value-type="float">
            <text:p>0.0127707603188612</text:p>
          </table:table-cell>
          <table:table-cell office:value-type="float" office:value="0.912105155062641" calcext:value-type="float">
            <text:p>0.912105155062641</text:p>
          </table:table-cell>
          <table:table-cell office:value-type="float" office:value="0.0142881752917638" calcext:value-type="float">
            <text:p>0.0142881752917638</text:p>
          </table:table-cell>
          <table:table-cell office:value-type="float" office:value="0.910255357020607" calcext:value-type="float">
            <text:p>0.910255357020607</text:p>
          </table:table-cell>
          <table:table-cell office:value-type="float" office:value="0.0119660335703455" calcext:value-type="float">
            <text:p>0.0119660335703455</text:p>
          </table:table-cell>
          <table:table-cell office:value-type="float" office:value="0.912844526596837" calcext:value-type="float">
            <text:p>0.912844526596837</text:p>
          </table:table-cell>
          <table:table-cell office:value-type="float" office:value="0.0122020159477135" calcext:value-type="float">
            <text:p>0.0122020159477135</text:p>
          </table:table-cell>
          <table:table-cell office:value-type="float" office:value="0.910995755459711" calcext:value-type="float">
            <text:p>0.910995755459711</text:p>
          </table:table-cell>
          <table:table-cell office:value-type="float" office:value="0.014099830573686" calcext:value-type="float">
            <text:p>0.014099830573686</text:p>
          </table:table-cell>
          <table:table-cell office:value-type="float" office:value="0.912843499691929" calcext:value-type="float">
            <text:p>0.912843499691929</text:p>
          </table:table-cell>
          <table:table-cell office:value-type="float" office:value="0.0133458727526591" calcext:value-type="float">
            <text:p>0.0133458727526591</text:p>
          </table:table-cell>
          <table:table-cell office:value-type="float" office:value="0.912845895803382" calcext:value-type="float">
            <text:p>0.912845895803382</text:p>
          </table:table-cell>
          <table:table-cell office:value-type="float" office:value="0.0142353631871277" calcext:value-type="float">
            <text:p>0.0142353631871277</text:p>
          </table:table-cell>
          <table:table-cell office:value-type="float" office:value="0.911180256041624" calcext:value-type="float">
            <text:p>0.911180256041624</text:p>
          </table:table-cell>
          <table:table-cell office:value-type="float" office:value="0.0126070502539552" calcext:value-type="float">
            <text:p>0.0126070502539552</text:p>
          </table:table-cell>
          <table:table-cell office:value-type="float" office:value="0.913771821729308" calcext:value-type="float">
            <text:p>0.913771821729308</text:p>
          </table:table-cell>
          <table:table-cell office:value-type="float" office:value="0.0142225563265368" calcext:value-type="float">
            <text:p>0.0142225563265368</text:p>
          </table:table-cell>
          <table:table-cell office:value-type="float" office:value="0.912844526596837" calcext:value-type="float">
            <text:p>0.912844526596837</text:p>
          </table:table-cell>
          <table:table-cell office:value-type="float" office:value="0.0144594793193061" calcext:value-type="float">
            <text:p>0.0144594793193061</text:p>
          </table:table-cell>
          <table:table-cell office:value-type="float" office:value="0.912290682549462" calcext:value-type="float">
            <text:p>0.912290682549462</text:p>
          </table:table-cell>
          <table:table-cell office:value-type="float" office:value="0.0132360163045875" calcext:value-type="float">
            <text:p>0.0132360163045875</text:p>
          </table:table-cell>
          <table:table-cell office:value-type="float" office:value="0.910808858766345" calcext:value-type="float">
            <text:p>0.910808858766345</text:p>
          </table:table-cell>
          <table:table-cell office:value-type="float" office:value="0.0133171525700893" calcext:value-type="float">
            <text:p>0.0133171525700893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35998144715788" calcext:value-type="float">
            <text:p>0.0135998144715788</text:p>
          </table:table-cell>
          <table:table-cell office:value-type="float" office:value="0.909512904771685" calcext:value-type="float">
            <text:p>0.909512904771685</text:p>
          </table:table-cell>
          <table:table-cell office:value-type="float" office:value="0.0129665328161762" calcext:value-type="float">
            <text:p>0.012966532816176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216334634079" calcext:value-type="float">
            <text:p>0.910216334634079</text:p>
          </table:table-cell>
          <table:table-cell office:value-type="float" office:value="0.0116342411083197" calcext:value-type="float">
            <text:p>0.0116342411083197</text:p>
          </table:table-cell>
          <table:table-cell office:value-type="float" office:value="0.910142123639351" calcext:value-type="float">
            <text:p>0.910142123639351</text:p>
          </table:table-cell>
          <table:table-cell office:value-type="float" office:value="0.0133513363293903" calcext:value-type="float">
            <text:p>0.0133513363293903</text:p>
          </table:table-cell>
          <table:table-cell office:value-type="float" office:value="0.911105497364277" calcext:value-type="float">
            <text:p>0.911105497364277</text:p>
          </table:table-cell>
          <table:table-cell office:value-type="float" office:value="0.0129978478029894" calcext:value-type="float">
            <text:p>0.0129978478029894</text:p>
          </table:table-cell>
          <table:table-cell office:value-type="float" office:value="0.909736838502088" calcext:value-type="float">
            <text:p>0.909736838502088</text:p>
          </table:table-cell>
          <table:table-cell office:value-type="float" office:value="0.0134411152834708" calcext:value-type="float">
            <text:p>0.0134411152834708</text:p>
          </table:table-cell>
          <table:table-cell office:value-type="float" office:value="0.907479633052646" calcext:value-type="float">
            <text:p>0.907479633052646</text:p>
          </table:table-cell>
          <table:table-cell office:value-type="float" office:value="0.0122521149648715" calcext:value-type="float">
            <text:p>0.0122521149648715</text:p>
          </table:table-cell>
          <table:table-cell office:value-type="float" office:value="0.910401245977956" calcext:value-type="float">
            <text:p>0.910401245977956</text:p>
          </table:table-cell>
          <table:table-cell office:value-type="float" office:value="0.0123422682308136" calcext:value-type="float">
            <text:p>0.0123422682308136</text:p>
          </table:table-cell>
          <table:table-cell office:value-type="float" office:value="0.909551858697884" calcext:value-type="float">
            <text:p>0.909551858697884</text:p>
          </table:table-cell>
          <table:table-cell office:value-type="float" office:value="0.0145015873067114" calcext:value-type="float">
            <text:p>0.0145015873067114</text:p>
          </table:table-cell>
          <table:table-cell office:value-type="float" office:value="0.910549531046759" calcext:value-type="float">
            <text:p>0.910549531046759</text:p>
          </table:table-cell>
          <table:table-cell office:value-type="float" office:value="0.0132868732276428" calcext:value-type="float">
            <text:p>0.0132868732276428</text:p>
          </table:table-cell>
          <table:table-cell office:value-type="float" office:value="0.910291640994044" calcext:value-type="float">
            <text:p>0.910291640994044</text:p>
          </table:table-cell>
          <table:table-cell office:value-type="float" office:value="0.0133372863486926" calcext:value-type="float">
            <text:p>0.0133372863486926</text:p>
          </table:table-cell>
          <table:table-cell office:value-type="float" office:value="0.908662422126378" calcext:value-type="float">
            <text:p>0.908662422126378</text:p>
          </table:table-cell>
          <table:table-cell office:value-type="float" office:value="0.0125214332070608" calcext:value-type="float">
            <text:p>0.0125214332070608</text:p>
          </table:table-cell>
          <table:table-cell office:value-type="float" office:value="0.909329568015335" calcext:value-type="float">
            <text:p>0.909329568015335</text:p>
          </table:table-cell>
          <table:table-cell office:value-type="float" office:value="0.0131088510925767" calcext:value-type="float">
            <text:p>0.0131088510925767</text:p>
          </table:table-cell>
          <table:table-cell office:value-type="float" office:value="0.909662011364414" calcext:value-type="float">
            <text:p>0.909662011364414</text:p>
          </table:table-cell>
          <table:table-cell office:value-type="float" office:value="0.0150846126806905" calcext:value-type="float">
            <text:p>0.0150846126806905</text:p>
          </table:table-cell>
          <table:table-cell office:value-type="float" office:value="0.908922229068255" calcext:value-type="float">
            <text:p>0.908922229068255</text:p>
          </table:table-cell>
          <table:table-cell office:value-type="float" office:value="0.012942205072643" calcext:value-type="float">
            <text:p>0.012942205072643</text:p>
          </table:table-cell>
          <table:table-cell office:value-type="float" office:value="0.908256452385843" calcext:value-type="float">
            <text:p>0.908256452385843</text:p>
          </table:table-cell>
          <table:table-cell office:value-type="float" office:value="0.0140012362169182" calcext:value-type="float">
            <text:p>0.0140012362169182</text:p>
          </table:table-cell>
          <table:table-cell office:value-type="float" office:value="0.908958923803656" calcext:value-type="float">
            <text:p>0.908958923803656</text:p>
          </table:table-cell>
          <table:table-cell office:value-type="float" office:value="0.0120086364514967" calcext:value-type="float">
            <text:p>0.0120086364514967</text:p>
          </table:table-cell>
          <table:table-cell office:value-type="float" office:value="0.908179913739988" calcext:value-type="float">
            <text:p>0.908179913739988</text:p>
          </table:table-cell>
          <table:table-cell office:value-type="float" office:value="0.0129684947959642" calcext:value-type="float">
            <text:p>0.01296849479596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759073820915926" calcext:value-type="float">
            <text:p>0.759073820915926</text:p>
          </table:table-cell>
          <table:table-cell office:value-type="float" office:value="0.0377301374346815" calcext:value-type="float">
            <text:p>0.0377301374346815</text:p>
          </table:table-cell>
          <table:table-cell office:value-type="float" office:value="0.733133971291866" calcext:value-type="float">
            <text:p>0.733133971291866</text:p>
          </table:table-cell>
          <table:table-cell office:value-type="float" office:value="0.0364168436265612" calcext:value-type="float">
            <text:p>0.0364168436265612</text:p>
          </table:table-cell>
          <table:table-cell office:value-type="float" office:value="0.74606971975393" calcext:value-type="float">
            <text:p>0.74606971975393</text:p>
          </table:table-cell>
          <table:table-cell office:value-type="float" office:value="0.0413271701438938" calcext:value-type="float">
            <text:p>0.0413271701438938</text:p>
          </table:table-cell>
          <table:table-cell office:value-type="float" office:value="0.744788106630212" calcext:value-type="float">
            <text:p>0.744788106630212</text:p>
          </table:table-cell>
          <table:table-cell office:value-type="float" office:value="0.0383345360225651" calcext:value-type="float">
            <text:p>0.0383345360225651</text:p>
          </table:table-cell>
          <table:table-cell office:value-type="float" office:value="0.757775119617225" calcext:value-type="float">
            <text:p>0.757775119617225</text:p>
          </table:table-cell>
          <table:table-cell office:value-type="float" office:value="0.0390672580651641" calcext:value-type="float">
            <text:p>0.0390672580651641</text:p>
          </table:table-cell>
          <table:table-cell office:value-type="float" office:value="0.74876965140123" calcext:value-type="float">
            <text:p>0.74876965140123</text:p>
          </table:table-cell>
          <table:table-cell office:value-type="float" office:value="0.0287552008864792" calcext:value-type="float">
            <text:p>0.0287552008864792</text:p>
          </table:table-cell>
          <table:table-cell office:value-type="float" office:value="0.742276144907724" calcext:value-type="float">
            <text:p>0.742276144907724</text:p>
          </table:table-cell>
          <table:table-cell office:value-type="float" office:value="0.042685776171918" calcext:value-type="float">
            <text:p>0.042685776171918</text:p>
          </table:table-cell>
          <table:table-cell office:value-type="float" office:value="0.740943267259057" calcext:value-type="float">
            <text:p>0.740943267259057</text:p>
          </table:table-cell>
          <table:table-cell office:value-type="float" office:value="0.0404713662541344" calcext:value-type="float">
            <text:p>0.0404713662541344</text:p>
          </table:table-cell>
          <table:table-cell office:value-type="float" office:value="0.736978810663021" calcext:value-type="float">
            <text:p>0.736978810663021</text:p>
          </table:table-cell>
          <table:table-cell office:value-type="float" office:value="0.0453435437816848" calcext:value-type="float">
            <text:p>0.0453435437816848</text:p>
          </table:table-cell>
          <table:table-cell office:value-type="float" office:value="0.727853725222146" calcext:value-type="float">
            <text:p>0.727853725222146</text:p>
          </table:table-cell>
          <table:table-cell office:value-type="float" office:value="0.0322821511451593" calcext:value-type="float">
            <text:p>0.0322821511451593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13081707977769" calcext:value-type="float">
            <text:p>0.0413081707977769</text:p>
          </table:table-cell>
          <table:table-cell office:value-type="float" office:value="0.756578947368421" calcext:value-type="float">
            <text:p>0.756578947368421</text:p>
          </table:table-cell>
          <table:table-cell office:value-type="float" office:value="0.0502824368156435" calcext:value-type="float">
            <text:p>0.0502824368156435</text:p>
          </table:table-cell>
          <table:table-cell office:value-type="float" office:value="0.753981544771018" calcext:value-type="float">
            <text:p>0.753981544771018</text:p>
          </table:table-cell>
          <table:table-cell office:value-type="float" office:value="0.0403560848425065" calcext:value-type="float">
            <text:p>0.0403560848425065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356130075522213" calcext:value-type="float">
            <text:p>0.0356130075522213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508064168456534" calcext:value-type="float">
            <text:p>0.0508064168456534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323201045371169" calcext:value-type="float">
            <text:p>0.03232010453711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75258031442242" calcext:value-type="float">
            <text:p>0.75258031442242</text:p>
          </table:table-cell>
          <table:table-cell office:value-type="float" office:value="0.0460723768518937" calcext:value-type="float">
            <text:p>0.0460723768518937</text:p>
          </table:table-cell>
          <table:table-cell office:value-type="float" office:value="0.75" calcext:value-type="float">
            <text:p>0.75</text:p>
          </table:table-cell>
          <table:table-cell office:value-type="float" office:value="0.0371268539979082" calcext:value-type="float">
            <text:p>0.0371268539979082</text:p>
          </table:table-cell>
          <table:table-cell office:value-type="float" office:value="0.757809295967191" calcext:value-type="float">
            <text:p>0.757809295967191</text:p>
          </table:table-cell>
          <table:table-cell office:value-type="float" office:value="0.0392988439135664" calcext:value-type="float">
            <text:p>0.0392988439135664</text:p>
          </table:table-cell>
          <table:table-cell office:value-type="float" office:value="0.76296992481203" calcext:value-type="float">
            <text:p>0.76296992481203</text:p>
          </table:table-cell>
          <table:table-cell office:value-type="float" office:value="0.0452070747215771" calcext:value-type="float">
            <text:p>0.0452070747215771</text:p>
          </table:table-cell>
          <table:table-cell office:value-type="float" office:value="0.751247436773753" calcext:value-type="float">
            <text:p>0.751247436773753</text:p>
          </table:table-cell>
          <table:table-cell office:value-type="float" office:value="0.0455361335791929" calcext:value-type="float">
            <text:p>0.0455361335791929</text:p>
          </table:table-cell>
          <table:table-cell office:value-type="float" office:value="0.753998632946001" calcext:value-type="float">
            <text:p>0.753998632946001</text:p>
          </table:table-cell>
          <table:table-cell office:value-type="float" office:value="0.0363555981798814" calcext:value-type="float">
            <text:p>0.0363555981798814</text:p>
          </table:table-cell>
          <table:table-cell office:value-type="float" office:value="0.755263157894737" calcext:value-type="float">
            <text:p>0.755263157894737</text:p>
          </table:table-cell>
          <table:table-cell office:value-type="float" office:value="0.0433165518243085" calcext:value-type="float">
            <text:p>0.0433165518243085</text:p>
          </table:table-cell>
          <table:table-cell office:value-type="float" office:value="0.751315789473684" calcext:value-type="float">
            <text:p>0.751315789473684</text:p>
          </table:table-cell>
          <table:table-cell office:value-type="float" office:value="0.0433816865532466" calcext:value-type="float">
            <text:p>0.0433816865532466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396228274099806" calcext:value-type="float">
            <text:p>0.0396228274099806</text:p>
          </table:table-cell>
          <table:table-cell office:value-type="float" office:value="0.756596035543404" calcext:value-type="float">
            <text:p>0.756596035543404</text:p>
          </table:table-cell>
          <table:table-cell office:value-type="float" office:value="0.0367201161502027" calcext:value-type="float">
            <text:p>0.0367201161502027</text:p>
          </table:table-cell>
          <table:table-cell office:value-type="float" office:value="0.760457963089542" calcext:value-type="float">
            <text:p>0.760457963089542</text:p>
          </table:table-cell>
          <table:table-cell office:value-type="float" office:value="0.0349767480830938" calcext:value-type="float">
            <text:p>0.0349767480830938</text:p>
          </table:table-cell>
          <table:table-cell office:value-type="float" office:value="0.759125085440875" calcext:value-type="float">
            <text:p>0.759125085440875</text:p>
          </table:table-cell>
          <table:table-cell office:value-type="float" office:value="0.0478485309312933" calcext:value-type="float">
            <text:p>0.0478485309312933</text:p>
          </table:table-cell>
          <table:table-cell office:value-type="float" office:value="0.751315789473684" calcext:value-type="float">
            <text:p>0.751315789473684</text:p>
          </table:table-cell>
          <table:table-cell office:value-type="float" office:value="0.0430168233138814" calcext:value-type="float">
            <text:p>0.0430168233138814</text:p>
          </table:table-cell>
          <table:table-cell office:value-type="float" office:value="0.756527682843472" calcext:value-type="float">
            <text:p>0.756527682843472</text:p>
          </table:table-cell>
          <table:table-cell office:value-type="float" office:value="0.0361101167305769" calcext:value-type="float">
            <text:p>0.0361101167305769</text:p>
          </table:table-cell>
          <table:table-cell office:value-type="float" office:value="0.765618591934381" calcext:value-type="float">
            <text:p>0.765618591934381</text:p>
          </table:table-cell>
          <table:table-cell office:value-type="float" office:value="0.0486510875455958" calcext:value-type="float">
            <text:p>0.0486510875455958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426207692826494" calcext:value-type="float">
            <text:p>0.04262076928264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761705399863295" calcext:value-type="float">
            <text:p>0.761705399863295</text:p>
          </table:table-cell>
          <table:table-cell office:value-type="float" office:value="0.0506768196996835" calcext:value-type="float">
            <text:p>0.0506768196996835</text:p>
          </table:table-cell>
          <table:table-cell office:value-type="float" office:value="0.734381408065619" calcext:value-type="float">
            <text:p>0.734381408065619</text:p>
          </table:table-cell>
          <table:table-cell office:value-type="float" office:value="0.0581027099103904" calcext:value-type="float">
            <text:p>0.0581027099103904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57694679779341" calcext:value-type="float">
            <text:p>0.0457694679779341</text:p>
          </table:table-cell>
          <table:table-cell office:value-type="float" office:value="0.764302802460697" calcext:value-type="float">
            <text:p>0.764302802460697</text:p>
          </table:table-cell>
          <table:table-cell office:value-type="float" office:value="0.0422821022488034" calcext:value-type="float">
            <text:p>0.0422821022488034</text:p>
          </table:table-cell>
          <table:table-cell office:value-type="float" office:value="0.76296992481203" calcext:value-type="float">
            <text:p>0.76296992481203</text:p>
          </table:table-cell>
          <table:table-cell office:value-type="float" office:value="0.0379998775459215" calcext:value-type="float">
            <text:p>0.0379998775459215</text:p>
          </table:table-cell>
          <table:table-cell office:value-type="float" office:value="0.757843472317157" calcext:value-type="float">
            <text:p>0.757843472317157</text:p>
          </table:table-cell>
          <table:table-cell office:value-type="float" office:value="0.0344923917243102" calcext:value-type="float">
            <text:p>0.0344923917243102</text:p>
          </table:table-cell>
          <table:table-cell office:value-type="float" office:value="0.766968557758031" calcext:value-type="float">
            <text:p>0.766968557758031</text:p>
          </table:table-cell>
          <table:table-cell office:value-type="float" office:value="0.0440991212142472" calcext:value-type="float">
            <text:p>0.0440991212142472</text:p>
          </table:table-cell>
          <table:table-cell office:value-type="float" office:value="0.756510594668489" calcext:value-type="float">
            <text:p>0.756510594668489</text:p>
          </table:table-cell>
          <table:table-cell office:value-type="float" office:value="0.0362498915202705" calcext:value-type="float">
            <text:p>0.0362498915202705</text:p>
          </table:table-cell>
          <table:table-cell office:value-type="float" office:value="0.761688311688312" calcext:value-type="float">
            <text:p>0.761688311688312</text:p>
          </table:table-cell>
          <table:table-cell office:value-type="float" office:value="0.0404042259894744" calcext:value-type="float">
            <text:p>0.0404042259894744</text:p>
          </table:table-cell>
          <table:table-cell office:value-type="float" office:value="0.756510594668489" calcext:value-type="float">
            <text:p>0.756510594668489</text:p>
          </table:table-cell>
          <table:table-cell office:value-type="float" office:value="0.0346356366394971" calcext:value-type="float">
            <text:p>0.0346356366394971</text:p>
          </table:table-cell>
          <table:table-cell office:value-type="float" office:value="0.760475051264525" calcext:value-type="float">
            <text:p>0.760475051264525</text:p>
          </table:table-cell>
          <table:table-cell office:value-type="float" office:value="0.0379470405427389" calcext:value-type="float">
            <text:p>0.0379470405427389</text:p>
          </table:table-cell>
          <table:table-cell office:value-type="float" office:value="0.75" calcext:value-type="float">
            <text:p>0.75</text:p>
          </table:table-cell>
          <table:table-cell office:value-type="float" office:value="0.0414093646530497" calcext:value-type="float">
            <text:p>0.0414093646530497</text:p>
          </table:table-cell>
          <table:table-cell office:value-type="float" office:value="0.755246069719754" calcext:value-type="float">
            <text:p>0.755246069719754</text:p>
          </table:table-cell>
          <table:table-cell office:value-type="float" office:value="0.0402868840936405" calcext:value-type="float">
            <text:p>0.0402868840936405</text:p>
          </table:table-cell>
          <table:table-cell office:value-type="float" office:value="0.757792207792208" calcext:value-type="float">
            <text:p>0.757792207792208</text:p>
          </table:table-cell>
          <table:table-cell office:value-type="float" office:value="0.0283541521970784" calcext:value-type="float">
            <text:p>0.0283541521970784</text:p>
          </table:table-cell>
          <table:table-cell office:value-type="float" office:value="0.76173957621326" calcext:value-type="float">
            <text:p>0.76173957621326</text:p>
          </table:table-cell>
          <table:table-cell office:value-type="float" office:value="0.047336270152996" calcext:value-type="float">
            <text:p>0.047336270152996</text:p>
          </table:table-cell>
          <table:table-cell office:value-type="float" office:value="0.753913192071087" calcext:value-type="float">
            <text:p>0.753913192071087</text:p>
          </table:table-cell>
          <table:table-cell office:value-type="float" office:value="0.0289165100927734" calcext:value-type="float">
            <text:p>0.02891651009277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759107997265892" calcext:value-type="float">
            <text:p>0.759107997265892</text:p>
          </table:table-cell>
          <table:table-cell office:value-type="float" office:value="0.0472722088648847" calcext:value-type="float">
            <text:p>0.0472722088648847</text:p>
          </table:table-cell>
          <table:table-cell office:value-type="float" office:value="0.735697197539303" calcext:value-type="float">
            <text:p>0.735697197539303</text:p>
          </table:table-cell>
          <table:table-cell office:value-type="float" office:value="0.0488616934004082" calcext:value-type="float">
            <text:p>0.0488616934004082</text:p>
          </table:table-cell>
          <table:table-cell office:value-type="float" office:value="0.760423786739576" calcext:value-type="float">
            <text:p>0.760423786739576</text:p>
          </table:table-cell>
          <table:table-cell office:value-type="float" office:value="0.0428907518668696" calcext:value-type="float">
            <text:p>0.0428907518668696</text:p>
          </table:table-cell>
          <table:table-cell office:value-type="float" office:value="0.76431989063568" calcext:value-type="float">
            <text:p>0.76431989063568</text:p>
          </table:table-cell>
          <table:table-cell office:value-type="float" office:value="0.03746402829863" calcext:value-type="float">
            <text:p>0.03746402829863</text:p>
          </table:table-cell>
          <table:table-cell office:value-type="float" office:value="0.766934381408066" calcext:value-type="float">
            <text:p>0.766934381408066</text:p>
          </table:table-cell>
          <table:table-cell office:value-type="float" office:value="0.0455545411907626" calcext:value-type="float">
            <text:p>0.0455545411907626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366503399825531" calcext:value-type="float">
            <text:p>0.0366503399825531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88311489513046" calcext:value-type="float">
            <text:p>0.0488311489513046</text:p>
          </table:table-cell>
          <table:table-cell office:value-type="float" office:value="0.756527682843472" calcext:value-type="float">
            <text:p>0.756527682843472</text:p>
          </table:table-cell>
          <table:table-cell office:value-type="float" office:value="0.0395765641386847" calcext:value-type="float">
            <text:p>0.0395765641386847</text:p>
          </table:table-cell>
          <table:table-cell office:value-type="float" office:value="0.761705399863295" calcext:value-type="float">
            <text:p>0.761705399863295</text:p>
          </table:table-cell>
          <table:table-cell office:value-type="float" office:value="0.0402641023272957" calcext:value-type="float">
            <text:p>0.0402641023272957</text:p>
          </table:table-cell>
          <table:table-cell office:value-type="float" office:value="0.763004101161996" calcext:value-type="float">
            <text:p>0.763004101161996</text:p>
          </table:table-cell>
          <table:table-cell office:value-type="float" office:value="0.0367328595491284" calcext:value-type="float">
            <text:p>0.0367328595491284</text:p>
          </table:table-cell>
          <table:table-cell office:value-type="float" office:value="0.772180451127819" calcext:value-type="float">
            <text:p>0.772180451127819</text:p>
          </table:table-cell>
          <table:table-cell office:value-type="float" office:value="0.0448439208245918" calcext:value-type="float">
            <text:p>0.0448439208245918</text:p>
          </table:table-cell>
          <table:table-cell office:value-type="float" office:value="0.756510594668489" calcext:value-type="float">
            <text:p>0.756510594668489</text:p>
          </table:table-cell>
          <table:table-cell office:value-type="float" office:value="0.0396791241717107" calcext:value-type="float">
            <text:p>0.0396791241717107</text:p>
          </table:table-cell>
          <table:table-cell office:value-type="float" office:value="0.757843472317157" calcext:value-type="float">
            <text:p>0.757843472317157</text:p>
          </table:table-cell>
          <table:table-cell office:value-type="float" office:value="0.0465851530492912" calcext:value-type="float">
            <text:p>0.0465851530492912</text:p>
          </table:table-cell>
          <table:table-cell office:value-type="float" office:value="0.759107997265892" calcext:value-type="float">
            <text:p>0.759107997265892</text:p>
          </table:table-cell>
          <table:table-cell office:value-type="float" office:value="0.0358571328104899" calcext:value-type="float">
            <text:p>0.0358571328104899</text:p>
          </table:table-cell>
          <table:table-cell office:value-type="float" office:value="0.764354066985646" calcext:value-type="float">
            <text:p>0.764354066985646</text:p>
          </table:table-cell>
          <table:table-cell office:value-type="float" office:value="0.0478249822362221" calcext:value-type="float">
            <text:p>0.0478249822362221</text:p>
          </table:table-cell>
          <table:table-cell office:value-type="float" office:value="0.752648667122351" calcext:value-type="float">
            <text:p>0.752648667122351</text:p>
          </table:table-cell>
          <table:table-cell office:value-type="float" office:value="0.0374193533363833" calcext:value-type="float">
            <text:p>0.03741935333638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765601503759399" calcext:value-type="float">
            <text:p>0.765601503759399</text:p>
          </table:table-cell>
          <table:table-cell office:value-type="float" office:value="0.0492119694094748" calcext:value-type="float">
            <text:p>0.0492119694094748</text:p>
          </table:table-cell>
          <table:table-cell office:value-type="float" office:value="0.739559125085441" calcext:value-type="float">
            <text:p>0.739559125085441</text:p>
          </table:table-cell>
          <table:table-cell office:value-type="float" office:value="0.0509774276466147" calcext:value-type="float">
            <text:p>0.0509774276466147</text:p>
          </table:table-cell>
          <table:table-cell office:value-type="float" office:value="0.760423786739576" calcext:value-type="float">
            <text:p>0.760423786739576</text:p>
          </table:table-cell>
          <table:table-cell office:value-type="float" office:value="0.0428907518668696" calcext:value-type="float">
            <text:p>0.0428907518668696</text:p>
          </table:table-cell>
          <table:table-cell office:value-type="float" office:value="0.765618591934381" calcext:value-type="float">
            <text:p>0.765618591934381</text:p>
          </table:table-cell>
          <table:table-cell office:value-type="float" office:value="0.0312438223327372" calcext:value-type="float">
            <text:p>0.0312438223327372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6050371769998" calcext:value-type="float">
            <text:p>0.046050371769998</text:p>
          </table:table-cell>
          <table:table-cell office:value-type="float" office:value="0.760423786739576" calcext:value-type="float">
            <text:p>0.760423786739576</text:p>
          </table:table-cell>
          <table:table-cell office:value-type="float" office:value="0.0362477030829247" calcext:value-type="float">
            <text:p>0.0362477030829247</text:p>
          </table:table-cell>
          <table:table-cell office:value-type="float" office:value="0.769565960355434" calcext:value-type="float">
            <text:p>0.769565960355434</text:p>
          </table:table-cell>
          <table:table-cell office:value-type="float" office:value="0.0510845458410039" calcext:value-type="float">
            <text:p>0.0510845458410039</text:p>
          </table:table-cell>
          <table:table-cell office:value-type="float" office:value="0.75393028024607" calcext:value-type="float">
            <text:p>0.75393028024607</text:p>
          </table:table-cell>
          <table:table-cell office:value-type="float" office:value="0.0411118904100048" calcext:value-type="float">
            <text:p>0.0411118904100048</text:p>
          </table:table-cell>
          <table:table-cell office:value-type="float" office:value="0.759107997265892" calcext:value-type="float">
            <text:p>0.759107997265892</text:p>
          </table:table-cell>
          <table:table-cell office:value-type="float" office:value="0.0421303554792502" calcext:value-type="float">
            <text:p>0.0421303554792502</text:p>
          </table:table-cell>
          <table:table-cell office:value-type="float" office:value="0.763004101161996" calcext:value-type="float">
            <text:p>0.763004101161996</text:p>
          </table:table-cell>
          <table:table-cell office:value-type="float" office:value="0.0329687590292455" calcext:value-type="float">
            <text:p>0.0329687590292455</text:p>
          </table:table-cell>
          <table:table-cell office:value-type="float" office:value="0.766951469583048" calcext:value-type="float">
            <text:p>0.766951469583048</text:p>
          </table:table-cell>
          <table:table-cell office:value-type="float" office:value="0.0420102586577972" calcext:value-type="float">
            <text:p>0.0420102586577972</text:p>
          </table:table-cell>
          <table:table-cell office:value-type="float" office:value="0.763004101161996" calcext:value-type="float">
            <text:p>0.763004101161996</text:p>
          </table:table-cell>
          <table:table-cell office:value-type="float" office:value="0.0401455709809131" calcext:value-type="float">
            <text:p>0.0401455709809131</text:p>
          </table:table-cell>
          <table:table-cell office:value-type="float" office:value="0.757826384142174" calcext:value-type="float">
            <text:p>0.757826384142174</text:p>
          </table:table-cell>
          <table:table-cell office:value-type="float" office:value="0.0433188737324383" calcext:value-type="float">
            <text:p>0.0433188737324383</text:p>
          </table:table-cell>
          <table:table-cell office:value-type="float" office:value="0.761722488038277" calcext:value-type="float">
            <text:p>0.761722488038277</text:p>
          </table:table-cell>
          <table:table-cell office:value-type="float" office:value="0.0428806292555502" calcext:value-type="float">
            <text:p>0.0428806292555502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479444507641141" calcext:value-type="float">
            <text:p>0.0479444507641141</text:p>
          </table:table-cell>
          <table:table-cell office:value-type="float" office:value="0.75393028024607" calcext:value-type="float">
            <text:p>0.75393028024607</text:p>
          </table:table-cell>
          <table:table-cell office:value-type="float" office:value="0.0420136721437962" calcext:value-type="float">
            <text:p>0.042013672143796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759613807245386" calcext:value-type="float">
            <text:p>0.759613807245386</text:p>
          </table:table-cell>
          <table:table-cell office:value-type="float" office:value="0.0461927024521236" calcext:value-type="float">
            <text:p>0.0461927024521236</text:p>
          </table:table-cell>
          <table:table-cell office:value-type="float" office:value="0.738554340396446" calcext:value-type="float">
            <text:p>0.738554340396446</text:p>
          </table:table-cell>
          <table:table-cell office:value-type="float" office:value="0.0462971057163765" calcext:value-type="float">
            <text:p>0.0462971057163765</text:p>
          </table:table-cell>
          <table:table-cell office:value-type="float" office:value="0.756773752563226" calcext:value-type="float">
            <text:p>0.756773752563226</text:p>
          </table:table-cell>
          <table:table-cell office:value-type="float" office:value="0.0424353971538267" calcext:value-type="float">
            <text:p>0.0424353971538267</text:p>
          </table:table-cell>
          <table:table-cell office:value-type="float" office:value="0.7603998632946" calcext:value-type="float">
            <text:p>0.7603998632946</text:p>
          </table:table-cell>
          <table:table-cell office:value-type="float" office:value="0.0389063127248626" calcext:value-type="float">
            <text:p>0.0389063127248626</text:p>
          </table:table-cell>
          <table:table-cell office:value-type="float" office:value="0.760393028024607" calcext:value-type="float">
            <text:p>0.760393028024607</text:p>
          </table:table-cell>
          <table:table-cell office:value-type="float" office:value="0.0428416364302078" calcext:value-type="float">
            <text:p>0.0428416364302078</text:p>
          </table:table-cell>
          <table:table-cell office:value-type="float" office:value="0.756035543403964" calcext:value-type="float">
            <text:p>0.756035543403964</text:p>
          </table:table-cell>
          <table:table-cell office:value-type="float" office:value="0.0345002467712297" calcext:value-type="float">
            <text:p>0.0345002467712297</text:p>
          </table:table-cell>
          <table:table-cell office:value-type="float" office:value="0.759945317840055" calcext:value-type="float">
            <text:p>0.759945317840055</text:p>
          </table:table-cell>
          <table:table-cell office:value-type="float" office:value="0.0460034288005564" calcext:value-type="float">
            <text:p>0.0460034288005564</text:p>
          </table:table-cell>
          <table:table-cell office:value-type="float" office:value="0.751845522898154" calcext:value-type="float">
            <text:p>0.751845522898154</text:p>
          </table:table-cell>
          <table:table-cell office:value-type="float" office:value="0.0401582797752682" calcext:value-type="float">
            <text:p>0.0401582797752682</text:p>
          </table:table-cell>
          <table:table-cell office:value-type="float" office:value="0.755984278879016" calcext:value-type="float">
            <text:p>0.755984278879016</text:p>
          </table:table-cell>
          <table:table-cell office:value-type="float" office:value="0.0415530109975371" calcext:value-type="float">
            <text:p>0.0415530109975371</text:p>
          </table:table-cell>
          <table:table-cell office:value-type="float" office:value="0.753393711551606" calcext:value-type="float">
            <text:p>0.753393711551606</text:p>
          </table:table-cell>
          <table:table-cell office:value-type="float" office:value="0.0346679045026466" calcext:value-type="float">
            <text:p>0.0346679045026466</text:p>
          </table:table-cell>
          <table:table-cell office:value-type="float" office:value="0.764620642515379" calcext:value-type="float">
            <text:p>0.764620642515379</text:p>
          </table:table-cell>
          <table:table-cell office:value-type="float" office:value="0.0402172277811997" calcext:value-type="float">
            <text:p>0.0402172277811997</text:p>
          </table:table-cell>
          <table:table-cell office:value-type="float" office:value="0.757043745727956" calcext:value-type="float">
            <text:p>0.757043745727956</text:p>
          </table:table-cell>
          <table:table-cell office:value-type="float" office:value="0.0438730055105221" calcext:value-type="float">
            <text:p>0.0438730055105221</text:p>
          </table:table-cell>
          <table:table-cell office:value-type="float" office:value="0.755242652084757" calcext:value-type="float">
            <text:p>0.755242652084757</text:p>
          </table:table-cell>
          <table:table-cell office:value-type="float" office:value="0.0427127638063516" calcext:value-type="float">
            <text:p>0.0427127638063516</text:p>
          </table:table-cell>
          <table:table-cell office:value-type="float" office:value="0.758858509911142" calcext:value-type="float">
            <text:p>0.758858509911142</text:p>
          </table:table-cell>
          <table:table-cell office:value-type="float" office:value="0.0357630077091833" calcext:value-type="float">
            <text:p>0.0357630077091833</text:p>
          </table:table-cell>
          <table:table-cell office:value-type="float" office:value="0.760177717019822" calcext:value-type="float">
            <text:p>0.760177717019822</text:p>
          </table:table-cell>
          <table:table-cell office:value-type="float" office:value="0.0485126415089163" calcext:value-type="float">
            <text:p>0.0485126415089163</text:p>
          </table:table-cell>
          <table:table-cell office:value-type="float" office:value="0.752368421052632" calcext:value-type="float">
            <text:p>0.752368421052632</text:p>
          </table:table-cell>
          <table:table-cell office:value-type="float" office:value="0.0366580818785438" calcext:value-type="float">
            <text:p>0.03665808187854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4753930280246" calcext:value-type="float">
            <text:p>0.744753930280246</text:p>
          </table:table-cell>
          <table:table-cell office:value-type="float" office:value="0.0345254489459883" calcext:value-type="float">
            <text:p>0.0345254489459883</text:p>
          </table:table-cell>
          <table:table-cell office:value-type="float" office:value="0.736978810663021" calcext:value-type="float">
            <text:p>0.736978810663021</text:p>
          </table:table-cell>
          <table:table-cell office:value-type="float" office:value="0.0436590739118142" calcext:value-type="float">
            <text:p>0.0436590739118142</text:p>
          </table:table-cell>
          <table:table-cell office:value-type="float" office:value="0.74606971975393" calcext:value-type="float">
            <text:p>0.74606971975393</text:p>
          </table:table-cell>
          <table:table-cell office:value-type="float" office:value="0.0426658723453016" calcext:value-type="float">
            <text:p>0.0426658723453016</text:p>
          </table:table-cell>
          <table:table-cell office:value-type="float" office:value="0.735748462064252" calcext:value-type="float">
            <text:p>0.735748462064252</text:p>
          </table:table-cell>
          <table:table-cell office:value-type="float" office:value="0.0466695408044083" calcext:value-type="float">
            <text:p>0.0466695408044083</text:p>
          </table:table-cell>
          <table:table-cell office:value-type="float" office:value="0.742276144907724" calcext:value-type="float">
            <text:p>0.742276144907724</text:p>
          </table:table-cell>
          <table:table-cell office:value-type="float" office:value="0.0408919706000429" calcext:value-type="float">
            <text:p>0.0408919706000429</text:p>
          </table:table-cell>
          <table:table-cell office:value-type="float" office:value="0.740874914559125" calcext:value-type="float">
            <text:p>0.740874914559125</text:p>
          </table:table-cell>
          <table:table-cell office:value-type="float" office:value="0.0456762225603686" calcext:value-type="float">
            <text:p>0.0456762225603686</text:p>
          </table:table-cell>
          <table:table-cell office:value-type="float" office:value="0.738311688311688" calcext:value-type="float">
            <text:p>0.738311688311688</text:p>
          </table:table-cell>
          <table:table-cell office:value-type="float" office:value="0.0410457188437526" calcext:value-type="float">
            <text:p>0.0410457188437526</text:p>
          </table:table-cell>
          <table:table-cell office:value-type="float" office:value="0.740943267259057" calcext:value-type="float">
            <text:p>0.740943267259057</text:p>
          </table:table-cell>
          <table:table-cell office:value-type="float" office:value="0.056054597155198" calcext:value-type="float">
            <text:p>0.056054597155198</text:p>
          </table:table-cell>
          <table:table-cell office:value-type="float" office:value="0.747436773752563" calcext:value-type="float">
            <text:p>0.747436773752563</text:p>
          </table:table-cell>
          <table:table-cell office:value-type="float" office:value="0.0448248305348338" calcext:value-type="float">
            <text:p>0.0448248305348338</text:p>
          </table:table-cell>
          <table:table-cell office:value-type="float" office:value="0.729203691045796" calcext:value-type="float">
            <text:p>0.729203691045796</text:p>
          </table:table-cell>
          <table:table-cell office:value-type="float" office:value="0.0458924211840673" calcext:value-type="float">
            <text:p>0.0458924211840673</text:p>
          </table:table-cell>
          <table:table-cell office:value-type="float" office:value="0.736961722488038" calcext:value-type="float">
            <text:p>0.736961722488038</text:p>
          </table:table-cell>
          <table:table-cell office:value-type="float" office:value="0.0335472255449185" calcext:value-type="float">
            <text:p>0.0335472255449185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311069510631167" calcext:value-type="float">
            <text:p>0.0311069510631167</text:p>
          </table:table-cell>
          <table:table-cell office:value-type="float" office:value="0.75134996582365" calcext:value-type="float">
            <text:p>0.75134996582365</text:p>
          </table:table-cell>
          <table:table-cell office:value-type="float" office:value="0.0465504560086246" calcext:value-type="float">
            <text:p>0.0465504560086246</text:p>
          </table:table-cell>
          <table:table-cell office:value-type="float" office:value="0.743557758031442" calcext:value-type="float">
            <text:p>0.743557758031442</text:p>
          </table:table-cell>
          <table:table-cell office:value-type="float" office:value="0.0370455843020613" calcext:value-type="float">
            <text:p>0.0370455843020613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340151558599015" calcext:value-type="float">
            <text:p>0.0340151558599015</text:p>
          </table:table-cell>
          <table:table-cell office:value-type="float" office:value="0.74876965140123" calcext:value-type="float">
            <text:p>0.74876965140123</text:p>
          </table:table-cell>
          <table:table-cell office:value-type="float" office:value="0.0357854654769844" calcext:value-type="float">
            <text:p>0.03578546547698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606971975393" calcext:value-type="float">
            <text:p>0.74606971975393</text:p>
          </table:table-cell>
          <table:table-cell office:value-type="float" office:value="0.0375774109574288" calcext:value-type="float">
            <text:p>0.0375774109574288</text:p>
          </table:table-cell>
          <table:table-cell office:value-type="float" office:value="0.748667122351333" calcext:value-type="float">
            <text:p>0.748667122351333</text:p>
          </table:table-cell>
          <table:table-cell office:value-type="float" office:value="0.0559697833198072" calcext:value-type="float">
            <text:p>0.0559697833198072</text:p>
          </table:table-cell>
          <table:table-cell office:value-type="float" office:value="0.749982911825017" calcext:value-type="float">
            <text:p>0.749982911825017</text:p>
          </table:table-cell>
          <table:table-cell office:value-type="float" office:value="0.0458409523682217" calcext:value-type="float">
            <text:p>0.0458409523682217</text:p>
          </table:table-cell>
          <table:table-cell office:value-type="float" office:value="0.759193438140807" calcext:value-type="float">
            <text:p>0.759193438140807</text:p>
          </table:table-cell>
          <table:table-cell office:value-type="float" office:value="0.04550988772965" calcext:value-type="float">
            <text:p>0.04550988772965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395629079238737" calcext:value-type="float">
            <text:p>0.0395629079238737</text:p>
          </table:table-cell>
          <table:table-cell office:value-type="float" office:value="0.748752563226248" calcext:value-type="float">
            <text:p>0.748752563226248</text:p>
          </table:table-cell>
          <table:table-cell office:value-type="float" office:value="0.0584880660734818" calcext:value-type="float">
            <text:p>0.0584880660734818</text:p>
          </table:table-cell>
          <table:table-cell office:value-type="float" office:value="0.752597402597403" calcext:value-type="float">
            <text:p>0.752597402597403</text:p>
          </table:table-cell>
          <table:table-cell office:value-type="float" office:value="0.0466874459511359" calcext:value-type="float">
            <text:p>0.0466874459511359</text:p>
          </table:table-cell>
          <table:table-cell office:value-type="float" office:value="0.746086807928913" calcext:value-type="float">
            <text:p>0.746086807928913</text:p>
          </table:table-cell>
          <table:table-cell office:value-type="float" office:value="0.0487324638231485" calcext:value-type="float">
            <text:p>0.0487324638231485</text:p>
          </table:table-cell>
          <table:table-cell office:value-type="float" office:value="0.75393028024607" calcext:value-type="float">
            <text:p>0.75393028024607</text:p>
          </table:table-cell>
          <table:table-cell office:value-type="float" office:value="0.0392335632561905" calcext:value-type="float">
            <text:p>0.0392335632561905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403550517278663" calcext:value-type="float">
            <text:p>0.0403550517278663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337160658036964" calcext:value-type="float">
            <text:p>0.0337160658036964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76295426082852" calcext:value-type="float">
            <text:p>0.0476295426082852</text:p>
          </table:table-cell>
          <table:table-cell office:value-type="float" office:value="0.761705399863295" calcext:value-type="float">
            <text:p>0.761705399863295</text:p>
          </table:table-cell>
          <table:table-cell office:value-type="float" office:value="0.0402394370897265" calcext:value-type="float">
            <text:p>0.0402394370897265</text:p>
          </table:table-cell>
          <table:table-cell office:value-type="float" office:value="0.755246069719754" calcext:value-type="float">
            <text:p>0.755246069719754</text:p>
          </table:table-cell>
          <table:table-cell office:value-type="float" office:value="0.0459809911628509" calcext:value-type="float">
            <text:p>0.0459809911628509</text:p>
          </table:table-cell>
          <table:table-cell office:value-type="float" office:value="0.759056732740943" calcext:value-type="float">
            <text:p>0.759056732740943</text:p>
          </table:table-cell>
          <table:table-cell office:value-type="float" office:value="0.0392461312261966" calcext:value-type="float">
            <text:p>0.0392461312261966</text:p>
          </table:table-cell>
          <table:table-cell office:value-type="float" office:value="0.747436773752563" calcext:value-type="float">
            <text:p>0.747436773752563</text:p>
          </table:table-cell>
          <table:table-cell office:value-type="float" office:value="0.0380402034439936" calcext:value-type="float">
            <text:p>0.03804020344399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3913192071087" calcext:value-type="float">
            <text:p>0.753913192071087</text:p>
          </table:table-cell>
          <table:table-cell office:value-type="float" office:value="0.0348275144746378" calcext:value-type="float">
            <text:p>0.0348275144746378</text:p>
          </table:table-cell>
          <table:table-cell office:value-type="float" office:value="0.761722488038277" calcext:value-type="float">
            <text:p>0.761722488038277</text:p>
          </table:table-cell>
          <table:table-cell office:value-type="float" office:value="0.0470167574017542" calcext:value-type="float">
            <text:p>0.0470167574017542</text:p>
          </table:table-cell>
          <table:table-cell office:value-type="float" office:value="0.757826384142174" calcext:value-type="float">
            <text:p>0.757826384142174</text:p>
          </table:table-cell>
          <table:table-cell office:value-type="float" office:value="0.047799996549885" calcext:value-type="float">
            <text:p>0.047799996549885</text:p>
          </table:table-cell>
          <table:table-cell office:value-type="float" office:value="0.755263157894737" calcext:value-type="float">
            <text:p>0.755263157894737</text:p>
          </table:table-cell>
          <table:table-cell office:value-type="float" office:value="0.0547790139631985" calcext:value-type="float">
            <text:p>0.0547790139631985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08519818086863" calcext:value-type="float">
            <text:p>0.0408519818086863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02956596136061" calcext:value-type="float">
            <text:p>0.0502956596136061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17933785555581" calcext:value-type="float">
            <text:p>0.0517933785555581</text:p>
          </table:table-cell>
          <table:table-cell office:value-type="float" office:value="0.750034176349966" calcext:value-type="float">
            <text:p>0.750034176349966</text:p>
          </table:table-cell>
          <table:table-cell office:value-type="float" office:value="0.0490928724548769" calcext:value-type="float">
            <text:p>0.0490928724548769</text:p>
          </table:table-cell>
          <table:table-cell office:value-type="float" office:value="0.760475051264525" calcext:value-type="float">
            <text:p>0.760475051264525</text:p>
          </table:table-cell>
          <table:table-cell office:value-type="float" office:value="0.0434711924092862" calcext:value-type="float">
            <text:p>0.0434711924092862</text:p>
          </table:table-cell>
          <table:table-cell office:value-type="float" office:value="0.751315789473684" calcext:value-type="float">
            <text:p>0.751315789473684</text:p>
          </table:table-cell>
          <table:table-cell office:value-type="float" office:value="0.0538507444974331" calcext:value-type="float">
            <text:p>0.0538507444974331</text:p>
          </table:table-cell>
          <table:table-cell office:value-type="float" office:value="0.757843472317157" calcext:value-type="float">
            <text:p>0.757843472317157</text:p>
          </table:table-cell>
          <table:table-cell office:value-type="float" office:value="0.03810628538169" calcext:value-type="float">
            <text:p>0.03810628538169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94631090932694" calcext:value-type="float">
            <text:p>0.0494631090932694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45018751197635" calcext:value-type="float">
            <text:p>0.0445018751197635</text:p>
          </table:table-cell>
          <table:table-cell office:value-type="float" office:value="0.753947368421053" calcext:value-type="float">
            <text:p>0.753947368421053</text:p>
          </table:table-cell>
          <table:table-cell office:value-type="float" office:value="0.043681039507383" calcext:value-type="float">
            <text:p>0.043681039507383</text:p>
          </table:table-cell>
          <table:table-cell office:value-type="float" office:value="0.759090909090909" calcext:value-type="float">
            <text:p>0.759090909090909</text:p>
          </table:table-cell>
          <table:table-cell office:value-type="float" office:value="0.0408626823962397" calcext:value-type="float">
            <text:p>0.0408626823962397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36873608574446" calcext:value-type="float">
            <text:p>0.0368736085744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1773752563226" calcext:value-type="float">
            <text:p>0.761773752563226</text:p>
          </table:table-cell>
          <table:table-cell office:value-type="float" office:value="0.0402912649646292" calcext:value-type="float">
            <text:p>0.0402912649646292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490929649796521" calcext:value-type="float">
            <text:p>0.0490929649796521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48709738795566" calcext:value-type="float">
            <text:p>0.048709738795566</text:p>
          </table:table-cell>
          <table:table-cell office:value-type="float" office:value="0.759159261790841" calcext:value-type="float">
            <text:p>0.759159261790841</text:p>
          </table:table-cell>
          <table:table-cell office:value-type="float" office:value="0.0456686214228351" calcext:value-type="float">
            <text:p>0.0456686214228351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84458517413351" calcext:value-type="float">
            <text:p>0.0484458517413351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82032246746252" calcext:value-type="float">
            <text:p>0.0482032246746252</text:p>
          </table:table-cell>
          <table:table-cell office:value-type="float" office:value="0.751332877648667" calcext:value-type="float">
            <text:p>0.751332877648667</text:p>
          </table:table-cell>
          <table:table-cell office:value-type="float" office:value="0.0551263571484954" calcext:value-type="float">
            <text:p>0.0551263571484954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7913297881339" calcext:value-type="float">
            <text:p>0.047913297881339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443446975645244" calcext:value-type="float">
            <text:p>0.0443446975645244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0460577091395269" calcext:value-type="float">
            <text:p>0.0460577091395269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03906407566921" calcext:value-type="float">
            <text:p>0.0403906407566921</text:p>
          </table:table-cell>
          <table:table-cell office:value-type="float" office:value="0.761756664388243" calcext:value-type="float">
            <text:p>0.761756664388243</text:p>
          </table:table-cell>
          <table:table-cell office:value-type="float" office:value="0.0495509146730502" calcext:value-type="float">
            <text:p>0.0495509146730502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08822419417234" calcext:value-type="float">
            <text:p>0.0408822419417234</text:p>
          </table:table-cell>
          <table:table-cell office:value-type="float" office:value="0.753947368421053" calcext:value-type="float">
            <text:p>0.753947368421053</text:p>
          </table:table-cell>
          <table:table-cell office:value-type="float" office:value="0.0432498861904223" calcext:value-type="float">
            <text:p>0.0432498861904223</text:p>
          </table:table-cell>
          <table:table-cell office:value-type="float" office:value="0.763004101161996" calcext:value-type="float">
            <text:p>0.763004101161996</text:p>
          </table:table-cell>
          <table:table-cell office:value-type="float" office:value="0.0458139073849581" calcext:value-type="float">
            <text:p>0.0458139073849581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395378052560841" calcext:value-type="float">
            <text:p>0.039537805256084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376571452076751" calcext:value-type="float">
            <text:p>0.0376571452076751</text:p>
          </table:table-cell>
          <table:table-cell office:value-type="float" office:value="0.765635680109364" calcext:value-type="float">
            <text:p>0.765635680109364</text:p>
          </table:table-cell>
          <table:table-cell office:value-type="float" office:value="0.0469527473435445" calcext:value-type="float">
            <text:p>0.0469527473435445</text:p>
          </table:table-cell>
          <table:table-cell office:value-type="float" office:value="0.764371155160629" calcext:value-type="float">
            <text:p>0.764371155160629</text:p>
          </table:table-cell>
          <table:table-cell office:value-type="float" office:value="0.0489003505603881" calcext:value-type="float">
            <text:p>0.0489003505603881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10645958397518" calcext:value-type="float">
            <text:p>0.0510645958397518</text:p>
          </table:table-cell>
          <table:table-cell office:value-type="float" office:value="0.764354066985646" calcext:value-type="float">
            <text:p>0.764354066985646</text:p>
          </table:table-cell>
          <table:table-cell office:value-type="float" office:value="0.0441577163499798" calcext:value-type="float">
            <text:p>0.0441577163499798</text:p>
          </table:table-cell>
          <table:table-cell office:value-type="float" office:value="0.763021189336979" calcext:value-type="float">
            <text:p>0.763021189336979</text:p>
          </table:table-cell>
          <table:table-cell office:value-type="float" office:value="0.0522559756198364" calcext:value-type="float">
            <text:p>0.0522559756198364</text:p>
          </table:table-cell>
          <table:table-cell office:value-type="float" office:value="0.756527682843472" calcext:value-type="float">
            <text:p>0.756527682843472</text:p>
          </table:table-cell>
          <table:table-cell office:value-type="float" office:value="0.0496871840063066" calcext:value-type="float">
            <text:p>0.0496871840063066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468053261325558" calcext:value-type="float">
            <text:p>0.0468053261325558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45018751197635" calcext:value-type="float">
            <text:p>0.0445018751197635</text:p>
          </table:table-cell>
          <table:table-cell office:value-type="float" office:value="0.756544771018455" calcext:value-type="float">
            <text:p>0.756544771018455</text:p>
          </table:table-cell>
          <table:table-cell office:value-type="float" office:value="0.0539118033945027" calcext:value-type="float">
            <text:p>0.0539118033945027</text:p>
          </table:table-cell>
          <table:table-cell office:value-type="float" office:value="0.76566985645933" calcext:value-type="float">
            <text:p>0.76566985645933</text:p>
          </table:table-cell>
          <table:table-cell office:value-type="float" office:value="0.0348440556442482" calcext:value-type="float">
            <text:p>0.0348440556442482</text:p>
          </table:table-cell>
          <table:table-cell office:value-type="float" office:value="0.759125085440875" calcext:value-type="float">
            <text:p>0.759125085440875</text:p>
          </table:table-cell>
          <table:table-cell office:value-type="float" office:value="0.0446053523312429" calcext:value-type="float">
            <text:p>0.0446053523312429</text:p>
          </table:table-cell>
          <table:table-cell office:value-type="float" office:value="0.764354066985646" calcext:value-type="float">
            <text:p>0.764354066985646</text:p>
          </table:table-cell>
          <table:table-cell office:value-type="float" office:value="0.0458130256764072" calcext:value-type="float">
            <text:p>0.0458130256764072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483968035221578" calcext:value-type="float">
            <text:p>0.0483968035221578</text:p>
          </table:table-cell>
          <table:table-cell office:value-type="float" office:value="0.772146274777854" calcext:value-type="float">
            <text:p>0.772146274777854</text:p>
          </table:table-cell>
          <table:table-cell office:value-type="float" office:value="0.0441755085193519" calcext:value-type="float">
            <text:p>0.0441755085193519</text:p>
          </table:table-cell>
          <table:table-cell office:value-type="float" office:value="0.760406698564593" calcext:value-type="float">
            <text:p>0.760406698564593</text:p>
          </table:table-cell>
          <table:table-cell office:value-type="float" office:value="0.0421061978497322" calcext:value-type="float">
            <text:p>0.042106197849732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339029391661" calcext:value-type="float">
            <text:p>0.75339029391661</text:p>
          </table:table-cell>
          <table:table-cell office:value-type="float" office:value="0.0369757569100718" calcext:value-type="float">
            <text:p>0.0369757569100718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485382653913144" calcext:value-type="float">
            <text:p>0.0485382653913144</text:p>
          </table:table-cell>
          <table:table-cell office:value-type="float" office:value="0.756261107313739" calcext:value-type="float">
            <text:p>0.756261107313739</text:p>
          </table:table-cell>
          <table:table-cell office:value-type="float" office:value="0.0467833821238725" calcext:value-type="float">
            <text:p>0.0467833821238725</text:p>
          </table:table-cell>
          <table:table-cell office:value-type="float" office:value="0.752918660287081" calcext:value-type="float">
            <text:p>0.752918660287081</text:p>
          </table:table-cell>
          <table:table-cell office:value-type="float" office:value="0.0487383319519687" calcext:value-type="float">
            <text:p>0.0487383319519687</text:p>
          </table:table-cell>
          <table:table-cell office:value-type="float" office:value="0.758106630211893" calcext:value-type="float">
            <text:p>0.758106630211893</text:p>
          </table:table-cell>
          <table:table-cell office:value-type="float" office:value="0.0427820856847836" calcext:value-type="float">
            <text:p>0.0427820856847836</text:p>
          </table:table-cell>
          <table:table-cell office:value-type="float" office:value="0.753663704716336" calcext:value-type="float">
            <text:p>0.753663704716336</text:p>
          </table:table-cell>
          <table:table-cell office:value-type="float" office:value="0.0509838297083836" calcext:value-type="float">
            <text:p>0.0509838297083836</text:p>
          </table:table-cell>
          <table:table-cell office:value-type="float" office:value="0.7507997265892" calcext:value-type="float">
            <text:p>0.7507997265892</text:p>
          </table:table-cell>
          <table:table-cell office:value-type="float" office:value="0.0488680169010497" calcext:value-type="float">
            <text:p>0.0488680169010497</text:p>
          </table:table-cell>
          <table:table-cell office:value-type="float" office:value="0.748971291866029" calcext:value-type="float">
            <text:p>0.748971291866029</text:p>
          </table:table-cell>
          <table:table-cell office:value-type="float" office:value="0.0497197114894236" calcext:value-type="float">
            <text:p>0.0497197114894236</text:p>
          </table:table-cell>
          <table:table-cell office:value-type="float" office:value="0.755242652084757" calcext:value-type="float">
            <text:p>0.755242652084757</text:p>
          </table:table-cell>
          <table:table-cell office:value-type="float" office:value="0.0432752317769197" calcext:value-type="float">
            <text:p>0.0432752317769197</text:p>
          </table:table-cell>
          <table:table-cell office:value-type="float" office:value="0.748198906356801" calcext:value-type="float">
            <text:p>0.748198906356801</text:p>
          </table:table-cell>
          <table:table-cell office:value-type="float" office:value="0.0480135459886793" calcext:value-type="float">
            <text:p>0.0480135459886793</text:p>
          </table:table-cell>
          <table:table-cell office:value-type="float" office:value="0.757313738892686" calcext:value-type="float">
            <text:p>0.757313738892686</text:p>
          </table:table-cell>
          <table:table-cell office:value-type="float" office:value="0.036120854626249" calcext:value-type="float">
            <text:p>0.036120854626249</text:p>
          </table:table-cell>
          <table:table-cell office:value-type="float" office:value="0.757306903622693" calcext:value-type="float">
            <text:p>0.757306903622693</text:p>
          </table:table-cell>
          <table:table-cell office:value-type="float" office:value="0.0444711739537929" calcext:value-type="float">
            <text:p>0.0444711739537929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3597407167249" calcext:value-type="float">
            <text:p>0.043597407167249</text:p>
          </table:table-cell>
          <table:table-cell office:value-type="float" office:value="0.752385509227614" calcext:value-type="float">
            <text:p>0.752385509227614</text:p>
          </table:table-cell>
          <table:table-cell office:value-type="float" office:value="0.0436708609369751" calcext:value-type="float">
            <text:p>0.0436708609369751</text:p>
          </table:table-cell>
          <table:table-cell office:value-type="float" office:value="0.759883800410116" calcext:value-type="float">
            <text:p>0.759883800410116</text:p>
          </table:table-cell>
          <table:table-cell office:value-type="float" office:value="0.0408226770773296" calcext:value-type="float">
            <text:p>0.0408226770773296</text:p>
          </table:table-cell>
          <table:table-cell office:value-type="float" office:value="0.753663704716336" calcext:value-type="float">
            <text:p>0.753663704716336</text:p>
          </table:table-cell>
          <table:table-cell office:value-type="float" office:value="0.0384686561202481" calcext:value-type="float">
            <text:p>0.03846865612024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0.955411255411256" calcext:value-type="float">
            <text:p>0.955411255411256</text:p>
          </table:table-cell>
          <table:table-cell office:value-type="float" office:value="0.0135442424591715" calcext:value-type="float">
            <text:p>0.0135442424591715</text:p>
          </table:table-cell>
          <table:table-cell office:value-type="float" office:value="0.968398268398268" calcext:value-type="float">
            <text:p>0.968398268398268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105645051761749" calcext:value-type="float">
            <text:p>0.0105645051761749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121074614507377" calcext:value-type="float">
            <text:p>0.012107461450737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11867517710327" calcext:value-type="float">
            <text:p>0.0111867517710327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32646293729078" calcext:value-type="float">
            <text:p>0.0132646293729078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126128562097617" calcext:value-type="float">
            <text:p>0.0126128562097617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0144300144300144" calcext:value-type="float">
            <text:p>0.0144300144300144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135057534854806" calcext:value-type="float">
            <text:p>0.0135057534854806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39978577925284" calcext:value-type="float">
            <text:p>0.013997857792528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07597990662668" calcext:value-type="float">
            <text:p>0.0107597990662668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159971533066846" calcext:value-type="float">
            <text:p>0.0159971533066846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9146613767759" calcext:value-type="float">
            <text:p>0.0129146613767759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122782380295426" calcext:value-type="float">
            <text:p>0.0122782380295426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4027577269281" calcext:value-type="float">
            <text:p>0.014027577269281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9606194775732" calcext:value-type="float">
            <text:p>0.01396061947757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0.956709956709957" calcext:value-type="float">
            <text:p>0.956709956709957</text:p>
          </table:table-cell>
          <table:table-cell office:value-type="float" office:value="0.0102035610560829" calcext:value-type="float">
            <text:p>0.0102035610560829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1934241343801" calcext:value-type="float">
            <text:p>0.01193424134380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21503806262746" calcext:value-type="float">
            <text:p>0.012150380626274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26128562097617" calcext:value-type="float">
            <text:p>0.012612856209761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914661376776" calcext:value-type="float">
            <text:p>0.01291466137677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3205623123443" calcext:value-type="float">
            <text:p>0.012320562312344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95826595762678" calcext:value-type="float">
            <text:p>0.009582659576267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99974072586948" calcext:value-type="float">
            <text:p>0.0099974072586948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17584697185935" calcext:value-type="float">
            <text:p>0.011758469718593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9777812233461" calcext:value-type="float">
            <text:p>0.011977781223346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9789938365188" calcext:value-type="float">
            <text:p>0.012978993836518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5440115440115" calcext:value-type="float">
            <text:p>0.0115440115440115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1074614507376" calcext:value-type="float">
            <text:p>0.012107461450737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442436743547" calcext:value-type="float">
            <text:p>0.0127442436743547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5645051761749" calcext:value-type="float">
            <text:p>0.0105645051761749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17318768393522" calcext:value-type="float">
            <text:p>0.01173187683935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0.958008658008658" calcext:value-type="float">
            <text:p>0.958008658008658</text:p>
          </table:table-cell>
          <table:table-cell office:value-type="float" office:value="0.0125880683910905" calcext:value-type="float">
            <text:p>0.0125880683910905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113713641009209" calcext:value-type="float">
            <text:p>0.0113713641009209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5880683910905" calcext:value-type="float">
            <text:p>0.012588068391090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25466465334973" calcext:value-type="float">
            <text:p>0.012546646533497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9789938365188" calcext:value-type="float">
            <text:p>0.012978993836518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906597272726" calcext:value-type="float">
            <text:p>0.012906597272726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15800303883052" calcext:value-type="float">
            <text:p>0.011580030388305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09895715813331" calcext:value-type="float">
            <text:p>0.0109895715813331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22102140267279" calcext:value-type="float">
            <text:p>0.0122102140267279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1074614507376" calcext:value-type="float">
            <text:p>0.0121074614507376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7524104446093" calcext:value-type="float">
            <text:p>0.012752410444609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97869119525617" calcext:value-type="float">
            <text:p>0.009786911952561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074507275238" calcext:value-type="float">
            <text:p>0.01107450727523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074507275238" calcext:value-type="float">
            <text:p>0.01107450727523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4443752143713" calcext:value-type="float">
            <text:p>0.011444375214371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13713641009209" calcext:value-type="float">
            <text:p>0.01137136410092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0.958874458874459" calcext:value-type="float">
            <text:p>0.958874458874459</text:p>
          </table:table-cell>
          <table:table-cell office:value-type="float" office:value="0.012455033550961" calcext:value-type="float">
            <text:p>0.012455033550961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113713641009209" calcext:value-type="float">
            <text:p>0.011371364100920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2102140267279" calcext:value-type="float">
            <text:p>0.012210214026727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9080410018919" calcext:value-type="float">
            <text:p>0.0119080410018919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9990412699333" calcext:value-type="float">
            <text:p>0.0109990412699333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5645051761749" calcext:value-type="float">
            <text:p>0.010564505176174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3622047244037" calcext:value-type="float">
            <text:p>0.0113622047244037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8369312297365" calcext:value-type="float">
            <text:p>0.0108369312297365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5440115440115" calcext:value-type="float">
            <text:p>0.0115440115440115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4215522174068" calcext:value-type="float">
            <text:p>0.012421552217406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5797949308533" calcext:value-type="float">
            <text:p>0.012579794930853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4443752143713" calcext:value-type="float">
            <text:p>0.0114443752143713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3622047244037" calcext:value-type="float">
            <text:p>0.011362204724403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060385170036" calcext:value-type="float">
            <text:p>0.01060385170036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17584697185935" calcext:value-type="float">
            <text:p>0.01175846971859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0.958441558441558" calcext:value-type="float">
            <text:p>0.958441558441558</text:p>
          </table:table-cell>
          <table:table-cell office:value-type="float" office:value="0.0108369312297365" calcext:value-type="float">
            <text:p>0.0108369312297365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121074614507376" calcext:value-type="float">
            <text:p>0.012107461450737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2609598932909" calcext:value-type="float">
            <text:p>0.011260959893290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13254931430583" calcext:value-type="float">
            <text:p>0.011325493143058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36055983449618" calcext:value-type="float">
            <text:p>0.013605598344961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6248970049771" calcext:value-type="float">
            <text:p>0.0116248970049771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7597990662668" calcext:value-type="float">
            <text:p>0.010759799066266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13254931430583" calcext:value-type="float">
            <text:p>0.011325493143058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0906976837212" calcext:value-type="float">
            <text:p>0.0100906976837212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27115241244128" calcext:value-type="float">
            <text:p>0.012711524124412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04056313866204" calcext:value-type="float">
            <text:p>0.0104056313866204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9990412699333" calcext:value-type="float">
            <text:p>0.010999041269933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08080711752231" calcext:value-type="float">
            <text:p>0.010808071175223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7318768393523" calcext:value-type="float">
            <text:p>0.0117318768393523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15800303883052" calcext:value-type="float">
            <text:p>0.011580030388305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0.957489177489178" calcext:value-type="float">
            <text:p>0.957489177489178</text:p>
          </table:table-cell>
          <table:table-cell office:value-type="float" office:value="0.0119255673374085" calcext:value-type="float">
            <text:p>0.0119255673374085</text:p>
          </table:table-cell>
          <table:table-cell office:value-type="float" office:value="0.970822510822511" calcext:value-type="float">
            <text:p>0.970822510822511</text:p>
          </table:table-cell>
          <table:table-cell office:value-type="float" office:value="0.011773213551534" calcext:value-type="float">
            <text:p>0.011773213551534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0117548256227118" calcext:value-type="float">
            <text:p>0.0117548256227118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121000996677894" calcext:value-type="float">
            <text:p>0.0121000996677894</text:p>
          </table:table-cell>
          <table:table-cell office:value-type="float" office:value="0.974805194805195" calcext:value-type="float">
            <text:p>0.974805194805195</text:p>
          </table:table-cell>
          <table:table-cell office:value-type="float" office:value="0.0123370093198445" calcext:value-type="float">
            <text:p>0.0123370093198445</text:p>
          </table:table-cell>
          <table:table-cell office:value-type="float" office:value="0.973766233766234" calcext:value-type="float">
            <text:p>0.973766233766234</text:p>
          </table:table-cell>
          <table:table-cell office:value-type="float" office:value="0.012136238227826" calcext:value-type="float">
            <text:p>0.01213623822782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2178723686089" calcext:value-type="float">
            <text:p>0.0112178723686089</text:p>
          </table:table-cell>
          <table:table-cell office:value-type="float" office:value="0.973679653679654" calcext:value-type="float">
            <text:p>0.973679653679654</text:p>
          </table:table-cell>
          <table:table-cell office:value-type="float" office:value="0.0114027447132091" calcext:value-type="float">
            <text:p>0.0114027447132091</text:p>
          </table:table-cell>
          <table:table-cell office:value-type="float" office:value="0.972640692640693" calcext:value-type="float">
            <text:p>0.972640692640693</text:p>
          </table:table-cell>
          <table:table-cell office:value-type="float" office:value="0.0120687883835744" calcext:value-type="float">
            <text:p>0.0120687883835744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12119070073548" calcext:value-type="float">
            <text:p>0.012119070073548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123565044805322" calcext:value-type="float">
            <text:p>0.0123565044805322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118356166808499" calcext:value-type="float">
            <text:p>0.0118356166808499</text:p>
          </table:table-cell>
          <table:table-cell office:value-type="float" office:value="0.974632034632034" calcext:value-type="float">
            <text:p>0.974632034632034</text:p>
          </table:table-cell>
          <table:table-cell office:value-type="float" office:value="0.0116094564633982" calcext:value-type="float">
            <text:p>0.0116094564633982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116534529757524" calcext:value-type="float">
            <text:p>0.0116534529757524</text:p>
          </table:table-cell>
          <table:table-cell office:value-type="float" office:value="0.973419913419913" calcext:value-type="float">
            <text:p>0.973419913419913</text:p>
          </table:table-cell>
          <table:table-cell office:value-type="float" office:value="0.0116744372399079" calcext:value-type="float">
            <text:p>0.0116744372399079</text:p>
          </table:table-cell>
          <table:table-cell office:value-type="float" office:value="0.975411255411255" calcext:value-type="float">
            <text:p>0.975411255411255</text:p>
          </table:table-cell>
          <table:table-cell office:value-type="float" office:value="0.012080472104949" calcext:value-type="float">
            <text:p>0.0120804721049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94513840656928" calcext:value-type="float">
            <text:p>0.009451384065692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3622047244037" calcext:value-type="float">
            <text:p>0.0113622047244037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0389766989472" calcext:value-type="float">
            <text:p>0.010038976698947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58138738156392" calcext:value-type="float">
            <text:p>0.015813873815639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2959878785448" calcext:value-type="float">
            <text:p>0.013295987878544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00906976837212" calcext:value-type="float">
            <text:p>0.010090697683721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94072184779259" calcext:value-type="float">
            <text:p>0.009407218477925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6874209127368" calcext:value-type="float">
            <text:p>0.0116874209127368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12146373608804" calcext:value-type="float">
            <text:p>0.0112146373608804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76899928395233" calcext:value-type="float">
            <text:p>0.0076899928395233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4609276140921" calcext:value-type="float">
            <text:p>0.014609276140921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119777812233461" calcext:value-type="float">
            <text:p>0.011977781223346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35442424591715" calcext:value-type="float">
            <text:p>0.0135442424591715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7524104446093" calcext:value-type="float">
            <text:p>0.012752410444609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9228442687053" calcext:value-type="float">
            <text:p>0.0092284426870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8992947348273" calcext:value-type="float">
            <text:p>0.0118992947348273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26211079975006" calcext:value-type="float">
            <text:p>0.012621107997500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41089830436713" calcext:value-type="float">
            <text:p>0.014108983043671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37199010955321" calcext:value-type="float">
            <text:p>0.013719901095532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906597272726" calcext:value-type="float">
            <text:p>0.01290659727272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2442939967093" calcext:value-type="float">
            <text:p>0.010244293996709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074507275238" calcext:value-type="float">
            <text:p>0.01107450727523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5078799638538" calcext:value-type="float">
            <text:p>0.011507879963853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5880683910905" calcext:value-type="float">
            <text:p>0.0125880683910905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906597272726" calcext:value-type="float">
            <text:p>0.01290659727272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260959893291" calcext:value-type="float">
            <text:p>0.01126095989329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8848612788722" calcext:value-type="float">
            <text:p>0.0108848612788722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2782380295426" calcext:value-type="float">
            <text:p>0.012278238029542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9388235333101" calcext:value-type="float">
            <text:p>0.012938823533310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07984340166636" calcext:value-type="float">
            <text:p>0.01079843401666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21503806262746" calcext:value-type="float">
            <text:p>0.012150380626274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1503806262746" calcext:value-type="float">
            <text:p>0.0121503806262746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9080410018919" calcext:value-type="float">
            <text:p>0.0119080410018919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32567781562549" calcext:value-type="float">
            <text:p>0.0132567781562549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4516839092888" calcext:value-type="float">
            <text:p>0.013451683909288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3506880302688" calcext:value-type="float">
            <text:p>0.0133506880302688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2544519506146" calcext:value-type="float">
            <text:p>0.010254451950614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3795732118483" calcext:value-type="float">
            <text:p>0.012379573211848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5440115440115" calcext:value-type="float">
            <text:p>0.0115440115440115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7318768393522" calcext:value-type="float">
            <text:p>0.011731876839352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442436743547" calcext:value-type="float">
            <text:p>0.012744243674354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4884251217424" calcext:value-type="float">
            <text:p>0.0124884251217424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9080410018919" calcext:value-type="float">
            <text:p>0.011908041001891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6874209127368" calcext:value-type="float">
            <text:p>0.011687420912736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4443752143713" calcext:value-type="float">
            <text:p>0.01144437521437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13713641009209" calcext:value-type="float">
            <text:p>0.011371364100920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5466465334973" calcext:value-type="float">
            <text:p>0.0125466465334973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0987656195211" calcext:value-type="float">
            <text:p>0.0130987656195211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381066218067" calcext:value-type="float">
            <text:p>0.0138106621806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34516839092887" calcext:value-type="float">
            <text:p>0.013451683909288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8175572820793" calcext:value-type="float">
            <text:p>0.012817557282079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6430527645516" calcext:value-type="float">
            <text:p>0.010643052764551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977781223346" calcext:value-type="float">
            <text:p>0.0119777812233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5440115440115" calcext:value-type="float">
            <text:p>0.0115440115440115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2567781562549" calcext:value-type="float">
            <text:p>0.013256778156254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28742903452787" calcext:value-type="float">
            <text:p>0.012874290345278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9789938365188" calcext:value-type="float">
            <text:p>0.012978993836518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5880683910905" calcext:value-type="float">
            <text:p>0.0125880683910905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4131677735102" calcext:value-type="float">
            <text:p>0.012413167773510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1503806262746" calcext:value-type="float">
            <text:p>0.01215038062627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6528304907888" calcext:value-type="float">
            <text:p>0.010652830490788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442436743547" calcext:value-type="float">
            <text:p>0.012744243674354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0987656195211" calcext:value-type="float">
            <text:p>0.013098765619521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4204588400952" calcext:value-type="float">
            <text:p>0.01420458840095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4145830803062" calcext:value-type="float">
            <text:p>0.01414583080306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6055983449618" calcext:value-type="float">
            <text:p>0.013605598344961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8848612788722" calcext:value-type="float">
            <text:p>0.010884861278872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3254931430583" calcext:value-type="float">
            <text:p>0.011325493143058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38483037391169" calcext:value-type="float">
            <text:p>0.013848303739116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0350242893347" calcext:value-type="float">
            <text:p>0.013035024289334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8992947348272" calcext:value-type="float">
            <text:p>0.011899294734827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4443752143713" calcext:value-type="float">
            <text:p>0.011444375214371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6136655402212" calcext:value-type="float">
            <text:p>0.010613665540221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2442732672995" calcext:value-type="float">
            <text:p>0.012244273267299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18642451896649" calcext:value-type="float">
            <text:p>0.011864245189664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155140455966" calcext:value-type="float">
            <text:p>0.0109155140455966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121405540586715" calcext:value-type="float">
            <text:p>0.0121405540586715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121531313874764" calcext:value-type="float">
            <text:p>0.0121531313874764</text:p>
          </table:table-cell>
          <table:table-cell office:value-type="float" office:value="0.974545454545455" calcext:value-type="float">
            <text:p>0.974545454545455</text:p>
          </table:table-cell>
          <table:table-cell office:value-type="float" office:value="0.0142389771194375" calcext:value-type="float">
            <text:p>0.0142389771194375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136130175191433" calcext:value-type="float">
            <text:p>0.0136130175191433</text:p>
          </table:table-cell>
          <table:table-cell office:value-type="float" office:value="0.973852813852814" calcext:value-type="float">
            <text:p>0.973852813852814</text:p>
          </table:table-cell>
          <table:table-cell office:value-type="float" office:value="0.0127264103748684" calcext:value-type="float">
            <text:p>0.0127264103748684</text:p>
          </table:table-cell>
          <table:table-cell office:value-type="float" office:value="0.975151515151515" calcext:value-type="float">
            <text:p>0.975151515151515</text:p>
          </table:table-cell>
          <table:table-cell office:value-type="float" office:value="0.0104234715348938" calcext:value-type="float">
            <text:p>0.0104234715348938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113841433899296" calcext:value-type="float">
            <text:p>0.0113841433899296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115217634215344" calcext:value-type="float">
            <text:p>0.0115217634215344</text:p>
          </table:table-cell>
          <table:table-cell office:value-type="float" office:value="0.973419913419913" calcext:value-type="float">
            <text:p>0.973419913419913</text:p>
          </table:table-cell>
          <table:table-cell office:value-type="float" office:value="0.012527932897339" calcext:value-type="float">
            <text:p>0.012527932897339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118500296842435" calcext:value-type="float">
            <text:p>0.011850029684243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126473899454601" calcext:value-type="float">
            <text:p>0.0126473899454601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117606254219144" calcext:value-type="float">
            <text:p>0.0117606254219144</text:p>
          </table:table-cell>
          <table:table-cell office:value-type="float" office:value="0.974805194805195" calcext:value-type="float">
            <text:p>0.974805194805195</text:p>
          </table:table-cell>
          <table:table-cell office:value-type="float" office:value="0.0118938787469062" calcext:value-type="float">
            <text:p>0.0118938787469062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124072191862932" calcext:value-type="float">
            <text:p>0.0124072191862932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0110971755468055" calcext:value-type="float">
            <text:p>0.01109717554680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0.702142857142857" calcext:value-type="float">
            <text:p>0.702142857142857</text:p>
          </table:table-cell>
          <table:table-cell office:value-type="float" office:value="0.0889629085235556" calcext:value-type="float">
            <text:p>0.0889629085235556</text:p>
          </table:table-cell>
          <table:table-cell office:value-type="float" office:value="0.817142857142857" calcext:value-type="float">
            <text:p>0.817142857142857</text:p>
          </table:table-cell>
          <table:table-cell office:value-type="float" office:value="0.0706732551585746" calcext:value-type="float">
            <text:p>0.0706732551585746</text:p>
          </table:table-cell>
          <table:table-cell office:value-type="float" office:value="0.769285714285714" calcext:value-type="float">
            <text:p>0.769285714285714</text:p>
          </table:table-cell>
          <table:table-cell office:value-type="float" office:value="0.0624159803106187" calcext:value-type="float">
            <text:p>0.0624159803106187</text:p>
          </table:table-cell>
          <table:table-cell office:value-type="float" office:value="0.769047619047619" calcext:value-type="float">
            <text:p>0.769047619047619</text:p>
          </table:table-cell>
          <table:table-cell office:value-type="float" office:value="0.0632933398011964" calcext:value-type="float">
            <text:p>0.0632933398011964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599828857762097" calcext:value-type="float">
            <text:p>0.0599828857762097</text:p>
          </table:table-cell>
          <table:table-cell office:value-type="float" office:value="0.745238095238095" calcext:value-type="float">
            <text:p>0.745238095238095</text:p>
          </table:table-cell>
          <table:table-cell office:value-type="float" office:value="0.0632933398011964" calcext:value-type="float">
            <text:p>0.0632933398011964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0752923252421042" calcext:value-type="float">
            <text:p>0.0752923252421042</text:p>
          </table:table-cell>
          <table:table-cell office:value-type="float" office:value="0.754285714285714" calcext:value-type="float">
            <text:p>0.754285714285714</text:p>
          </table:table-cell>
          <table:table-cell office:value-type="float" office:value="0.075005668720011" calcext:value-type="float">
            <text:p>0.075005668720011</text:p>
          </table:table-cell>
          <table:table-cell office:value-type="float" office:value="0.787857142857143" calcext:value-type="float">
            <text:p>0.787857142857143</text:p>
          </table:table-cell>
          <table:table-cell office:value-type="float" office:value="0.0630585397917297" calcext:value-type="float">
            <text:p>0.0630585397917297</text:p>
          </table:table-cell>
          <table:table-cell office:value-type="float" office:value="0.749761904761905" calcext:value-type="float">
            <text:p>0.749761904761905</text:p>
          </table:table-cell>
          <table:table-cell office:value-type="float" office:value="0.0711675123551105" calcext:value-type="float">
            <text:p>0.0711675123551105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0708441701727663" calcext:value-type="float">
            <text:p>0.0708441701727663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384580933395124" calcext:value-type="float">
            <text:p>0.0384580933395124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755132768198049" calcext:value-type="float">
            <text:p>0.0755132768198049</text:p>
          </table:table-cell>
          <table:table-cell office:value-type="float" office:value="0.75" calcext:value-type="float">
            <text:p>0.75</text:p>
          </table:table-cell>
          <table:table-cell office:value-type="float" office:value="0.0434700442464417" calcext:value-type="float">
            <text:p>0.0434700442464417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473111740578073" calcext:value-type="float">
            <text:p>0.0473111740578073</text:p>
          </table:table-cell>
          <table:table-cell office:value-type="float" office:value="0.768571428571429" calcext:value-type="float">
            <text:p>0.768571428571429</text:p>
          </table:table-cell>
          <table:table-cell office:value-type="float" office:value="0.0661906665141338" calcext:value-type="float">
            <text:p>0.06619066651413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0.740714285714286" calcext:value-type="float">
            <text:p>0.740714285714286</text:p>
          </table:table-cell>
          <table:table-cell office:value-type="float" office:value="0.0980179615483418" calcext:value-type="float">
            <text:p>0.0980179615483418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765352648287615" calcext:value-type="float">
            <text:p>0.0765352648287615</text:p>
          </table:table-cell>
          <table:table-cell office:value-type="float" office:value="0.788571428571429" calcext:value-type="float">
            <text:p>0.788571428571429</text:p>
          </table:table-cell>
          <table:table-cell office:value-type="float" office:value="0.0676123403782813" calcext:value-type="float">
            <text:p>0.0676123403782813</text:p>
          </table:table-cell>
          <table:table-cell office:value-type="float" office:value="0.730952380952381" calcext:value-type="float">
            <text:p>0.730952380952381</text:p>
          </table:table-cell>
          <table:table-cell office:value-type="float" office:value="0.0637000561454638" calcext:value-type="float">
            <text:p>0.0637000561454638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656479229362229" calcext:value-type="float">
            <text:p>0.0656479229362229</text:p>
          </table:table-cell>
          <table:table-cell office:value-type="float" office:value="0.75952380952381" calcext:value-type="float">
            <text:p>0.75952380952381</text:p>
          </table:table-cell>
          <table:table-cell office:value-type="float" office:value="0.0841419573377686" calcext:value-type="float">
            <text:p>0.0841419573377686</text:p>
          </table:table-cell>
          <table:table-cell office:value-type="float" office:value="0.773571428571429" calcext:value-type="float">
            <text:p>0.773571428571429</text:p>
          </table:table-cell>
          <table:table-cell office:value-type="float" office:value="0.0796063792103694" calcext:value-type="float">
            <text:p>0.0796063792103694</text:p>
          </table:table-cell>
          <table:table-cell office:value-type="float" office:value="0.759761904761905" calcext:value-type="float">
            <text:p>0.759761904761905</text:p>
          </table:table-cell>
          <table:table-cell office:value-type="float" office:value="0.0636748361353659" calcext:value-type="float">
            <text:p>0.0636748361353659</text:p>
          </table:table-cell>
          <table:table-cell office:value-type="float" office:value="0.787857142857143" calcext:value-type="float">
            <text:p>0.787857142857143</text:p>
          </table:table-cell>
          <table:table-cell office:value-type="float" office:value="0.0740816795037426" calcext:value-type="float">
            <text:p>0.0740816795037426</text:p>
          </table:table-cell>
          <table:table-cell office:value-type="float" office:value="0.778809523809524" calcext:value-type="float">
            <text:p>0.778809523809524</text:p>
          </table:table-cell>
          <table:table-cell office:value-type="float" office:value="0.0681657791284783" calcext:value-type="float">
            <text:p>0.0681657791284783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854552228486879" calcext:value-type="float">
            <text:p>0.0854552228486879</text:p>
          </table:table-cell>
          <table:table-cell office:value-type="float" office:value="0.788571428571428" calcext:value-type="float">
            <text:p>0.788571428571428</text:p>
          </table:table-cell>
          <table:table-cell office:value-type="float" office:value="0.0637771377973215" calcext:value-type="float">
            <text:p>0.0637771377973215</text:p>
          </table:table-cell>
          <table:table-cell office:value-type="float" office:value="0.778809523809524" calcext:value-type="float">
            <text:p>0.778809523809524</text:p>
          </table:table-cell>
          <table:table-cell office:value-type="float" office:value="0.0717668357251629" calcext:value-type="float">
            <text:p>0.0717668357251629</text:p>
          </table:table-cell>
          <table:table-cell office:value-type="float" office:value="0.769047619047619" calcext:value-type="float">
            <text:p>0.769047619047619</text:p>
          </table:table-cell>
          <table:table-cell office:value-type="float" office:value="0.0385554215920352" calcext:value-type="float">
            <text:p>0.0385554215920352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467439431446525" calcext:value-type="float">
            <text:p>0.0467439431446525</text:p>
          </table:table-cell>
          <table:table-cell office:value-type="float" office:value="0.778809523809524" calcext:value-type="float">
            <text:p>0.778809523809524</text:p>
          </table:table-cell>
          <table:table-cell office:value-type="float" office:value="0.0559897994884997" calcext:value-type="float">
            <text:p>0.05598979948849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0.730952380952381" calcext:value-type="float">
            <text:p>0.730952380952381</text:p>
          </table:table-cell>
          <table:table-cell office:value-type="float" office:value="0.110793195978509" calcext:value-type="float">
            <text:p>0.110793195978509</text:p>
          </table:table-cell>
          <table:table-cell office:value-type="float" office:value="0.817380952380952" calcext:value-type="float">
            <text:p>0.817380952380952</text:p>
          </table:table-cell>
          <table:table-cell office:value-type="float" office:value="0.0832240401970311" calcext:value-type="float">
            <text:p>0.0832240401970311</text:p>
          </table:table-cell>
          <table:table-cell office:value-type="float" office:value="0.778809523809524" calcext:value-type="float">
            <text:p>0.778809523809524</text:p>
          </table:table-cell>
          <table:table-cell office:value-type="float" office:value="0.0472265570906181" calcext:value-type="float">
            <text:p>0.0472265570906181</text:p>
          </table:table-cell>
          <table:table-cell office:value-type="float" office:value="0.730952380952381" calcext:value-type="float">
            <text:p>0.730952380952381</text:p>
          </table:table-cell>
          <table:table-cell office:value-type="float" office:value="0.0596136887562346" calcext:value-type="float">
            <text:p>0.0596136887562346</text:p>
          </table:table-cell>
          <table:table-cell office:value-type="float" office:value="0.759285714285714" calcext:value-type="float">
            <text:p>0.759285714285714</text:p>
          </table:table-cell>
          <table:table-cell office:value-type="float" office:value="0.0649092821990496" calcext:value-type="float">
            <text:p>0.0649092821990496</text:p>
          </table:table-cell>
          <table:table-cell office:value-type="float" office:value="0.754523809523809" calcext:value-type="float">
            <text:p>0.754523809523809</text:p>
          </table:table-cell>
          <table:table-cell office:value-type="float" office:value="0.0701153532502037" calcext:value-type="float">
            <text:p>0.0701153532502037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720821072383807" calcext:value-type="float">
            <text:p>0.0720821072383807</text:p>
          </table:table-cell>
          <table:table-cell office:value-type="float" office:value="0.759761904761905" calcext:value-type="float">
            <text:p>0.759761904761905</text:p>
          </table:table-cell>
          <table:table-cell office:value-type="float" office:value="0.0804407266651961" calcext:value-type="float">
            <text:p>0.0804407266651961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606096722966997" calcext:value-type="float">
            <text:p>0.0606096722966997</text:p>
          </table:table-cell>
          <table:table-cell office:value-type="float" office:value="0.773571428571429" calcext:value-type="float">
            <text:p>0.773571428571429</text:p>
          </table:table-cell>
          <table:table-cell office:value-type="float" office:value="0.0737066188266436" calcext:value-type="float">
            <text:p>0.0737066188266436</text:p>
          </table:table-cell>
          <table:table-cell office:value-type="float" office:value="0.774047619047619" calcext:value-type="float">
            <text:p>0.774047619047619</text:p>
          </table:table-cell>
          <table:table-cell office:value-type="float" office:value="0.0718019342543125" calcext:value-type="float">
            <text:p>0.0718019342543125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672011829671879" calcext:value-type="float">
            <text:p>0.0672011829671879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795315713982841" calcext:value-type="float">
            <text:p>0.0795315713982841</text:p>
          </table:table-cell>
          <table:table-cell office:value-type="float" office:value="0.774047619047619" calcext:value-type="float">
            <text:p>0.774047619047619</text:p>
          </table:table-cell>
          <table:table-cell office:value-type="float" office:value="0.0635956496275453" calcext:value-type="float">
            <text:p>0.0635956496275453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787791866032807" calcext:value-type="float">
            <text:p>0.0787791866032807</text:p>
          </table:table-cell>
          <table:table-cell office:value-type="float" office:value="0.769047619047619" calcext:value-type="float">
            <text:p>0.769047619047619</text:p>
          </table:table-cell>
          <table:table-cell office:value-type="float" office:value="0.067539635909185" calcext:value-type="float">
            <text:p>0.0675396359091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0.73547619047619" calcext:value-type="float">
            <text:p>0.73547619047619</text:p>
          </table:table-cell>
          <table:table-cell office:value-type="float" office:value="0.0992314254021979" calcext:value-type="float">
            <text:p>0.0992314254021979</text:p>
          </table:table-cell>
          <table:table-cell office:value-type="float" office:value="0.826904761904762" calcext:value-type="float">
            <text:p>0.826904761904762</text:p>
          </table:table-cell>
          <table:table-cell office:value-type="float" office:value="0.0751755315526114" calcext:value-type="float">
            <text:p>0.0751755315526114</text:p>
          </table:table-cell>
          <table:table-cell office:value-type="float" office:value="0.759285714285714" calcext:value-type="float">
            <text:p>0.759285714285714</text:p>
          </table:table-cell>
          <table:table-cell office:value-type="float" office:value="0.0609041020768375" calcext:value-type="float">
            <text:p>0.0609041020768375</text:p>
          </table:table-cell>
          <table:table-cell office:value-type="float" office:value="0.759285714285714" calcext:value-type="float">
            <text:p>0.759285714285714</text:p>
          </table:table-cell>
          <table:table-cell office:value-type="float" office:value="0.051975947496566" calcext:value-type="float">
            <text:p>0.051975947496566</text:p>
          </table:table-cell>
          <table:table-cell office:value-type="float" office:value="0.759285714285714" calcext:value-type="float">
            <text:p>0.759285714285714</text:p>
          </table:table-cell>
          <table:table-cell office:value-type="float" office:value="0.076342853578557" calcext:value-type="float">
            <text:p>0.076342853578557</text:p>
          </table:table-cell>
          <table:table-cell office:value-type="float" office:value="0.768809523809524" calcext:value-type="float">
            <text:p>0.768809523809524</text:p>
          </table:table-cell>
          <table:table-cell office:value-type="float" office:value="0.0605306383236038" calcext:value-type="float">
            <text:p>0.0605306383236038</text:p>
          </table:table-cell>
          <table:table-cell office:value-type="float" office:value="0.769047619047619" calcext:value-type="float">
            <text:p>0.769047619047619</text:p>
          </table:table-cell>
          <table:table-cell office:value-type="float" office:value="0.067539635909185" calcext:value-type="float">
            <text:p>0.067539635909185</text:p>
          </table:table-cell>
          <table:table-cell office:value-type="float" office:value="0.769285714285714" calcext:value-type="float">
            <text:p>0.769285714285714</text:p>
          </table:table-cell>
          <table:table-cell office:value-type="float" office:value="0.0742345672517641" calcext:value-type="float">
            <text:p>0.0742345672517641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643048178552378" calcext:value-type="float">
            <text:p>0.0643048178552378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769538477517495" calcext:value-type="float">
            <text:p>0.0769538477517495</text:p>
          </table:table-cell>
          <table:table-cell office:value-type="float" office:value="0.769047619047619" calcext:value-type="float">
            <text:p>0.769047619047619</text:p>
          </table:table-cell>
          <table:table-cell office:value-type="float" office:value="0.077931496945557" calcext:value-type="float">
            <text:p>0.077931496945557</text:p>
          </table:table-cell>
          <table:table-cell office:value-type="float" office:value="0.788571428571429" calcext:value-type="float">
            <text:p>0.788571428571429</text:p>
          </table:table-cell>
          <table:table-cell office:value-type="float" office:value="0.055314670513332" calcext:value-type="float">
            <text:p>0.055314670513332</text:p>
          </table:table-cell>
          <table:table-cell office:value-type="float" office:value="0.778333333333333" calcext:value-type="float">
            <text:p>0.778333333333333</text:p>
          </table:table-cell>
          <table:table-cell office:value-type="float" office:value="0.07704914616442" calcext:value-type="float">
            <text:p>0.07704914616442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685160159703148" calcext:value-type="float">
            <text:p>0.0685160159703148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0697419929327466" calcext:value-type="float">
            <text:p>0.0697419929327466</text:p>
          </table:table-cell>
          <table:table-cell office:value-type="float" office:value="0.778809523809524" calcext:value-type="float">
            <text:p>0.778809523809524</text:p>
          </table:table-cell>
          <table:table-cell office:value-type="float" office:value="0.040288234626654" calcext:value-type="float">
            <text:p>0.04028823462665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0.740238095238095" calcext:value-type="float">
            <text:p>0.740238095238095</text:p>
          </table:table-cell>
          <table:table-cell office:value-type="float" office:value="0.0940297015950862" calcext:value-type="float">
            <text:p>0.0940297015950862</text:p>
          </table:table-cell>
          <table:table-cell office:value-type="float" office:value="0.817142857142857" calcext:value-type="float">
            <text:p>0.817142857142857</text:p>
          </table:table-cell>
          <table:table-cell office:value-type="float" office:value="0.0673977300704147" calcext:value-type="float">
            <text:p>0.0673977300704147</text:p>
          </table:table-cell>
          <table:table-cell office:value-type="float" office:value="0.759761904761905" calcext:value-type="float">
            <text:p>0.759761904761905</text:p>
          </table:table-cell>
          <table:table-cell office:value-type="float" office:value="0.0636748361353659" calcext:value-type="float">
            <text:p>0.0636748361353659</text:p>
          </table:table-cell>
          <table:table-cell office:value-type="float" office:value="0.749523809523809" calcext:value-type="float">
            <text:p>0.749523809523809</text:p>
          </table:table-cell>
          <table:table-cell office:value-type="float" office:value="0.0652707213824918" calcext:value-type="float">
            <text:p>0.0652707213824918</text:p>
          </table:table-cell>
          <table:table-cell office:value-type="float" office:value="0.754523809523809" calcext:value-type="float">
            <text:p>0.754523809523809</text:p>
          </table:table-cell>
          <table:table-cell office:value-type="float" office:value="0.0708481710483193" calcext:value-type="float">
            <text:p>0.0708481710483193</text:p>
          </table:table-cell>
          <table:table-cell office:value-type="float" office:value="0.773571428571429" calcext:value-type="float">
            <text:p>0.773571428571429</text:p>
          </table:table-cell>
          <table:table-cell office:value-type="float" office:value="0.0617871287723826" calcext:value-type="float">
            <text:p>0.0617871287723826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553602007461731" calcext:value-type="float">
            <text:p>0.0553602007461731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0808122035641768" calcext:value-type="float">
            <text:p>0.0808122035641768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602594750523541" calcext:value-type="float">
            <text:p>0.0602594750523541</text:p>
          </table:table-cell>
          <table:table-cell office:value-type="float" office:value="0.807857142857143" calcext:value-type="float">
            <text:p>0.807857142857143</text:p>
          </table:table-cell>
          <table:table-cell office:value-type="float" office:value="0.0740272433219168" calcext:value-type="float">
            <text:p>0.0740272433219168</text:p>
          </table:table-cell>
          <table:table-cell office:value-type="float" office:value="0.774047619047619" calcext:value-type="float">
            <text:p>0.774047619047619</text:p>
          </table:table-cell>
          <table:table-cell office:value-type="float" office:value="0.0674411737543137" calcext:value-type="float">
            <text:p>0.0674411737543137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517573509871238" calcext:value-type="float">
            <text:p>0.0517573509871238</text:p>
          </table:table-cell>
          <table:table-cell office:value-type="float" office:value="0.773571428571429" calcext:value-type="float">
            <text:p>0.773571428571429</text:p>
          </table:table-cell>
          <table:table-cell office:value-type="float" office:value="0.0796063792103694" calcext:value-type="float">
            <text:p>0.0796063792103694</text:p>
          </table:table-cell>
          <table:table-cell office:value-type="float" office:value="0.784047619047619" calcext:value-type="float">
            <text:p>0.784047619047619</text:p>
          </table:table-cell>
          <table:table-cell office:value-type="float" office:value="0.070809041675255" calcext:value-type="float">
            <text:p>0.070809041675255</text:p>
          </table:table-cell>
          <table:table-cell office:value-type="float" office:value="0.773571428571429" calcext:value-type="float">
            <text:p>0.773571428571429</text:p>
          </table:table-cell>
          <table:table-cell office:value-type="float" office:value="0.0913936358518756" calcext:value-type="float">
            <text:p>0.0913936358518756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0478828670761852" calcext:value-type="float">
            <text:p>0.047882867076185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0.729904761904762" calcext:value-type="float">
            <text:p>0.729904761904762</text:p>
          </table:table-cell>
          <table:table-cell office:value-type="float" office:value="0.0982070386095381" calcext:value-type="float">
            <text:p>0.0982070386095381</text:p>
          </table:table-cell>
          <table:table-cell office:value-type="float" office:value="0.818190476190476" calcext:value-type="float">
            <text:p>0.818190476190476</text:p>
          </table:table-cell>
          <table:table-cell office:value-type="float" office:value="0.0746011643614787" calcext:value-type="float">
            <text:p>0.0746011643614787</text:p>
          </table:table-cell>
          <table:table-cell office:value-type="float" office:value="0.771142857142857" calcext:value-type="float">
            <text:p>0.771142857142857</text:p>
          </table:table-cell>
          <table:table-cell office:value-type="float" office:value="0.0603667631983443" calcext:value-type="float">
            <text:p>0.0603667631983443</text:p>
          </table:table-cell>
          <table:table-cell office:value-type="float" office:value="0.747952380952381" calcext:value-type="float">
            <text:p>0.747952380952381</text:p>
          </table:table-cell>
          <table:table-cell office:value-type="float" office:value="0.0607707507163905" calcext:value-type="float">
            <text:p>0.0607707507163905</text:p>
          </table:table-cell>
          <table:table-cell office:value-type="float" office:value="0.768095238095238" calcext:value-type="float">
            <text:p>0.768095238095238</text:p>
          </table:table-cell>
          <table:table-cell office:value-type="float" office:value="0.0675462231076717" calcext:value-type="float">
            <text:p>0.0675462231076717</text:p>
          </table:table-cell>
          <table:table-cell office:value-type="float" office:value="0.760333333333333" calcext:value-type="float">
            <text:p>0.760333333333333</text:p>
          </table:table-cell>
          <table:table-cell office:value-type="float" office:value="0.067973683497031" calcext:value-type="float">
            <text:p>0.067973683497031</text:p>
          </table:table-cell>
          <table:table-cell office:value-type="float" office:value="0.777714285714286" calcext:value-type="float">
            <text:p>0.777714285714286</text:p>
          </table:table-cell>
          <table:table-cell office:value-type="float" office:value="0.0699761296692425" calcext:value-type="float">
            <text:p>0.0699761296692425</text:p>
          </table:table-cell>
          <table:table-cell office:value-type="float" office:value="0.76147619047619" calcext:value-type="float">
            <text:p>0.76147619047619</text:p>
          </table:table-cell>
          <table:table-cell office:value-type="float" office:value="0.0748336004673028" calcext:value-type="float">
            <text:p>0.0748336004673028</text:p>
          </table:table-cell>
          <table:table-cell office:value-type="float" office:value="0.793" calcext:value-type="float">
            <text:p>0.793</text:p>
          </table:table-cell>
          <table:table-cell office:value-type="float" office:value="0.0644628368999528" calcext:value-type="float">
            <text:p>0.0644628368999528</text:p>
          </table:table-cell>
          <table:table-cell office:value-type="float" office:value="0.781619047619048" calcext:value-type="float">
            <text:p>0.781619047619048</text:p>
          </table:table-cell>
          <table:table-cell office:value-type="float" office:value="0.0728042002767797" calcext:value-type="float">
            <text:p>0.0728042002767797</text:p>
          </table:table-cell>
          <table:table-cell office:value-type="float" office:value="0.773047619047619" calcext:value-type="float">
            <text:p>0.773047619047619</text:p>
          </table:table-cell>
          <table:table-cell office:value-type="float" office:value="0.0746947995951275" calcext:value-type="float">
            <text:p>0.0746947995951275</text:p>
          </table:table-cell>
          <table:table-cell office:value-type="float" office:value="0.788571428571428" calcext:value-type="float">
            <text:p>0.788571428571428</text:p>
          </table:table-cell>
          <table:table-cell office:value-type="float" office:value="0.0553016871208955" calcext:value-type="float">
            <text:p>0.0553016871208955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766934418636083" calcext:value-type="float">
            <text:p>0.0766934418636083</text:p>
          </table:table-cell>
          <table:table-cell office:value-type="float" office:value="0.772142857142857" calcext:value-type="float">
            <text:p>0.772142857142857</text:p>
          </table:table-cell>
          <table:table-cell office:value-type="float" office:value="0.0569892346223184" calcext:value-type="float">
            <text:p>0.0569892346223184</text:p>
          </table:table-cell>
          <table:table-cell office:value-type="float" office:value="0.781571428571429" calcext:value-type="float">
            <text:p>0.781571428571429</text:p>
          </table:table-cell>
          <table:table-cell office:value-type="float" office:value="0.0667939865180725" calcext:value-type="float">
            <text:p>0.0667939865180725</text:p>
          </table:table-cell>
          <table:table-cell office:value-type="float" office:value="0.775714285714286" calcext:value-type="float">
            <text:p>0.775714285714286</text:p>
          </table:table-cell>
          <table:table-cell office:value-type="float" office:value="0.0555782407229315" calcext:value-type="float">
            <text:p>0.05557824072293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738398128669265" calcext:value-type="float">
            <text:p>0.0738398128669265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58770899639999" calcext:value-type="float">
            <text:p>0.05877089963999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886764041959511" calcext:value-type="float">
            <text:p>0.0886764041959511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0462773959908357" calcext:value-type="float">
            <text:p>0.0462773959908357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766520410644421" calcext:value-type="float">
            <text:p>0.0766520410644421</text:p>
          </table:table-cell>
          <table:table-cell office:value-type="float" office:value="0.802142857142857" calcext:value-type="float">
            <text:p>0.802142857142857</text:p>
          </table:table-cell>
          <table:table-cell office:value-type="float" office:value="0.0684792332885404" calcext:value-type="float">
            <text:p>0.0684792332885404</text:p>
          </table:table-cell>
          <table:table-cell office:value-type="float" office:value="0.789047619047619" calcext:value-type="float">
            <text:p>0.789047619047619</text:p>
          </table:table-cell>
          <table:table-cell office:value-type="float" office:value="0.0585281812204733" calcext:value-type="float">
            <text:p>0.0585281812204733</text:p>
          </table:table-cell>
          <table:table-cell office:value-type="float" office:value="0.798809523809524" calcext:value-type="float">
            <text:p>0.798809523809524</text:p>
          </table:table-cell>
          <table:table-cell office:value-type="float" office:value="0.088129194085094" calcext:value-type="float">
            <text:p>0.088129194085094</text:p>
          </table:table-cell>
          <table:table-cell office:value-type="float" office:value="0.783095238095238" calcext:value-type="float">
            <text:p>0.783095238095238</text:p>
          </table:table-cell>
          <table:table-cell office:value-type="float" office:value="0.100103561894952" calcext:value-type="float">
            <text:p>0.100103561894952</text:p>
          </table:table-cell>
          <table:table-cell office:value-type="float" office:value="0.806904761904762" calcext:value-type="float">
            <text:p>0.806904761904762</text:p>
          </table:table-cell>
          <table:table-cell office:value-type="float" office:value="0.0837250807156465" calcext:value-type="float">
            <text:p>0.0837250807156465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976725882339331" calcext:value-type="float">
            <text:p>0.0976725882339331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620977861651382" calcext:value-type="float">
            <text:p>0.0620977861651382</text:p>
          </table:table-cell>
          <table:table-cell office:value-type="float" office:value="0.754047619047619" calcext:value-type="float">
            <text:p>0.754047619047619</text:p>
          </table:table-cell>
          <table:table-cell office:value-type="float" office:value="0.0613533644045632" calcext:value-type="float">
            <text:p>0.0613533644045632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804826083036267" calcext:value-type="float">
            <text:p>0.0804826083036267</text:p>
          </table:table-cell>
          <table:table-cell office:value-type="float" office:value="0.808095238095238" calcext:value-type="float">
            <text:p>0.808095238095238</text:p>
          </table:table-cell>
          <table:table-cell office:value-type="float" office:value="0.0803761000566552" calcext:value-type="float">
            <text:p>0.0803761000566552</text:p>
          </table:table-cell>
          <table:table-cell office:value-type="float" office:value="0.763809523809524" calcext:value-type="float">
            <text:p>0.763809523809524</text:p>
          </table:table-cell>
          <table:table-cell office:value-type="float" office:value="0.0764282005628147" calcext:value-type="float">
            <text:p>0.07642820056281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745592575902967" calcext:value-type="float">
            <text:p>0.0745592575902967</text:p>
          </table:table-cell>
          <table:table-cell office:value-type="float" office:value="0.802380952380952" calcext:value-type="float">
            <text:p>0.802380952380952</text:p>
          </table:table-cell>
          <table:table-cell office:value-type="float" office:value="0.0711723800680805" calcext:value-type="float">
            <text:p>0.0711723800680805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775510949993674" calcext:value-type="float">
            <text:p>0.0775510949993674</text:p>
          </table:table-cell>
          <table:table-cell office:value-type="float" office:value="0.768809523809524" calcext:value-type="float">
            <text:p>0.768809523809524</text:p>
          </table:table-cell>
          <table:table-cell office:value-type="float" office:value="0.0645589919505638" calcext:value-type="float">
            <text:p>0.0645589919505638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696407655815802" calcext:value-type="float">
            <text:p>0.0696407655815802</text:p>
          </table:table-cell>
          <table:table-cell office:value-type="float" office:value="0.807142857142857" calcext:value-type="float">
            <text:p>0.807142857142857</text:p>
          </table:table-cell>
          <table:table-cell office:value-type="float" office:value="0.0574506700662027" calcext:value-type="float">
            <text:p>0.0574506700662027</text:p>
          </table:table-cell>
          <table:table-cell office:value-type="float" office:value="0.822142857142857" calcext:value-type="float">
            <text:p>0.822142857142857</text:p>
          </table:table-cell>
          <table:table-cell office:value-type="float" office:value="0.0718159688629476" calcext:value-type="float">
            <text:p>0.0718159688629476</text:p>
          </table:table-cell>
          <table:table-cell office:value-type="float" office:value="0.784047619047619" calcext:value-type="float">
            <text:p>0.784047619047619</text:p>
          </table:table-cell>
          <table:table-cell office:value-type="float" office:value="0.0924189225409937" calcext:value-type="float">
            <text:p>0.0924189225409937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783570910081677" calcext:value-type="float">
            <text:p>0.0783570910081677</text:p>
          </table:table-cell>
          <table:table-cell office:value-type="float" office:value="0.822619047619047" calcext:value-type="float">
            <text:p>0.822619047619047</text:p>
          </table:table-cell>
          <table:table-cell office:value-type="float" office:value="0.0702302479698511" calcext:value-type="float">
            <text:p>0.0702302479698511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803749245464204" calcext:value-type="float">
            <text:p>0.0803749245464204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648121692581772" calcext:value-type="float">
            <text:p>0.0648121692581772</text:p>
          </table:table-cell>
          <table:table-cell office:value-type="float" office:value="0.802142857142857" calcext:value-type="float">
            <text:p>0.802142857142857</text:p>
          </table:table-cell>
          <table:table-cell office:value-type="float" office:value="0.0906462478675015" calcext:value-type="float">
            <text:p>0.0906462478675015</text:p>
          </table:table-cell>
          <table:table-cell office:value-type="float" office:value="0.816904761904762" calcext:value-type="float">
            <text:p>0.816904761904762</text:p>
          </table:table-cell>
          <table:table-cell office:value-type="float" office:value="0.0821300120314812" calcext:value-type="float">
            <text:p>0.0821300120314812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706465123358217" calcext:value-type="float">
            <text:p>0.0706465123358217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797328779213288" calcext:value-type="float">
            <text:p>0.07973287792132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666671390761795" calcext:value-type="float">
            <text:p>0.0666671390761795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722265828092282" calcext:value-type="float">
            <text:p>0.0722265828092282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706344747622809" calcext:value-type="float">
            <text:p>0.0706344747622809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672011829671879" calcext:value-type="float">
            <text:p>0.0672011829671879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559222591440587" calcext:value-type="float">
            <text:p>0.0559222591440587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24307994606329" calcext:value-type="float">
            <text:p>0.0724307994606329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818996091648519" calcext:value-type="float">
            <text:p>0.081899609164851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914735476896667" calcext:value-type="float">
            <text:p>0.0914735476896667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798477387009887" calcext:value-type="float">
            <text:p>0.0798477387009887</text:p>
          </table:table-cell>
          <table:table-cell office:value-type="float" office:value="0.826904761904762" calcext:value-type="float">
            <text:p>0.826904761904762</text:p>
          </table:table-cell>
          <table:table-cell office:value-type="float" office:value="0.0717457683658601" calcext:value-type="float">
            <text:p>0.0717457683658601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754264770432335" calcext:value-type="float">
            <text:p>0.0754264770432335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856334127586914" calcext:value-type="float">
            <text:p>0.0856334127586914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710997723386382" calcext:value-type="float">
            <text:p>0.0710997723386382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784265941032467" calcext:value-type="float">
            <text:p>0.0784265941032467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648121692581772" calcext:value-type="float">
            <text:p>0.0648121692581772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951322162779155" calcext:value-type="float">
            <text:p>0.09513221627791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586233477462914" calcext:value-type="float">
            <text:p>0.0586233477462914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762714516784875" calcext:value-type="float">
            <text:p>0.0762714516784875</text:p>
          </table:table-cell>
          <table:table-cell office:value-type="float" office:value="0.807380952380952" calcext:value-type="float">
            <text:p>0.807380952380952</text:p>
          </table:table-cell>
          <table:table-cell office:value-type="float" office:value="0.082466771826781" calcext:value-type="float">
            <text:p>0.082466771826781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505176030576955" calcext:value-type="float">
            <text:p>0.0505176030576955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24307994606329" calcext:value-type="float">
            <text:p>0.0724307994606329</text:p>
          </table:table-cell>
          <table:table-cell office:value-type="float" office:value="0.793809523809524" calcext:value-type="float">
            <text:p>0.793809523809524</text:p>
          </table:table-cell>
          <table:table-cell office:value-type="float" office:value="0.0534899439078911" calcext:value-type="float">
            <text:p>0.0534899439078911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669725597475061" calcext:value-type="float">
            <text:p>0.0669725597475061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849350974185264" calcext:value-type="float">
            <text:p>0.0849350974185264</text:p>
          </table:table-cell>
          <table:table-cell office:value-type="float" office:value="0.812142857142857" calcext:value-type="float">
            <text:p>0.812142857142857</text:p>
          </table:table-cell>
          <table:table-cell office:value-type="float" office:value="0.0802682734136298" calcext:value-type="float">
            <text:p>0.0802682734136298</text:p>
          </table:table-cell>
          <table:table-cell office:value-type="float" office:value="0.822380952380952" calcext:value-type="float">
            <text:p>0.822380952380952</text:p>
          </table:table-cell>
          <table:table-cell office:value-type="float" office:value="0.0835650595260684" calcext:value-type="float">
            <text:p>0.0835650595260684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795062236994934" calcext:value-type="float">
            <text:p>0.0795062236994934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829431530716755" calcext:value-type="float">
            <text:p>0.0829431530716755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849350974185264" calcext:value-type="float">
            <text:p>0.0849350974185264</text:p>
          </table:table-cell>
          <table:table-cell office:value-type="float" office:value="0.822142857142857" calcext:value-type="float">
            <text:p>0.822142857142857</text:p>
          </table:table-cell>
          <table:table-cell office:value-type="float" office:value="0.0674561156487888" calcext:value-type="float">
            <text:p>0.0674561156487888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63111957453365" calcext:value-type="float">
            <text:p>0.063111957453365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814395549385652" calcext:value-type="float">
            <text:p>0.08143955493856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606096722966997" calcext:value-type="float">
            <text:p>0.0606096722966997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766273848558813" calcext:value-type="float">
            <text:p>0.0766273848558813</text:p>
          </table:table-cell>
          <table:table-cell office:value-type="float" office:value="0.812142857142857" calcext:value-type="float">
            <text:p>0.812142857142857</text:p>
          </table:table-cell>
          <table:table-cell office:value-type="float" office:value="0.0673102906921088" calcext:value-type="float">
            <text:p>0.0673102906921088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546876653436653" calcext:value-type="float">
            <text:p>0.0546876653436653</text:p>
          </table:table-cell>
          <table:table-cell office:value-type="float" office:value="0.788571428571428" calcext:value-type="float">
            <text:p>0.788571428571428</text:p>
          </table:table-cell>
          <table:table-cell office:value-type="float" office:value="0.0902796528673227" calcext:value-type="float">
            <text:p>0.0902796528673227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633410903472575" calcext:value-type="float">
            <text:p>0.0633410903472575</text:p>
          </table:table-cell>
          <table:table-cell office:value-type="float" office:value="0.812619047619048" calcext:value-type="float">
            <text:p>0.812619047619048</text:p>
          </table:table-cell>
          <table:table-cell office:value-type="float" office:value="0.0656963590301708" calcext:value-type="float">
            <text:p>0.0656963590301708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842377228629597" calcext:value-type="float">
            <text:p>0.0842377228629597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846081626928246" calcext:value-type="float">
            <text:p>0.0846081626928246</text:p>
          </table:table-cell>
          <table:table-cell office:value-type="float" office:value="0.817619047619048" calcext:value-type="float">
            <text:p>0.817619047619048</text:p>
          </table:table-cell>
          <table:table-cell office:value-type="float" office:value="0.0763820343244961" calcext:value-type="float">
            <text:p>0.0763820343244961</text:p>
          </table:table-cell>
          <table:table-cell office:value-type="float" office:value="0.817142857142857" calcext:value-type="float">
            <text:p>0.817142857142857</text:p>
          </table:table-cell>
          <table:table-cell office:value-type="float" office:value="0.059452867777967" calcext:value-type="float">
            <text:p>0.059452867777967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171415572267" calcext:value-type="float">
            <text:p>0.07171415572267</text:p>
          </table:table-cell>
          <table:table-cell office:value-type="float" office:value="0.807142857142857" calcext:value-type="float">
            <text:p>0.807142857142857</text:p>
          </table:table-cell>
          <table:table-cell office:value-type="float" office:value="0.088519641229198" calcext:value-type="float">
            <text:p>0.088519641229198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659236752993838" calcext:value-type="float">
            <text:p>0.0659236752993838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747701609703319" calcext:value-type="float">
            <text:p>0.0747701609703319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688644715705885" calcext:value-type="float">
            <text:p>0.06886447157058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8285714285714" calcext:value-type="float">
            <text:p>0.798285714285714</text:p>
          </table:table-cell>
          <table:table-cell office:value-type="float" office:value="0.0668598459152788" calcext:value-type="float">
            <text:p>0.0668598459152788</text:p>
          </table:table-cell>
          <table:table-cell office:value-type="float" office:value="0.797809523809524" calcext:value-type="float">
            <text:p>0.797809523809524</text:p>
          </table:table-cell>
          <table:table-cell office:value-type="float" office:value="0.0710137398103353" calcext:value-type="float">
            <text:p>0.0710137398103353</text:p>
          </table:table-cell>
          <table:table-cell office:value-type="float" office:value="0.801857142857143" calcext:value-type="float">
            <text:p>0.801857142857143</text:p>
          </table:table-cell>
          <table:table-cell office:value-type="float" office:value="0.0773278072952978" calcext:value-type="float">
            <text:p>0.0773278072952978</text:p>
          </table:table-cell>
          <table:table-cell office:value-type="float" office:value="0.783619047619048" calcext:value-type="float">
            <text:p>0.783619047619048</text:p>
          </table:table-cell>
          <table:table-cell office:value-type="float" office:value="0.0566485678619896" calcext:value-type="float">
            <text:p>0.0566485678619896</text:p>
          </table:table-cell>
          <table:table-cell office:value-type="float" office:value="0.797904761904762" calcext:value-type="float">
            <text:p>0.797904761904762</text:p>
          </table:table-cell>
          <table:table-cell office:value-type="float" office:value="0.0729851036236073" calcext:value-type="float">
            <text:p>0.0729851036236073</text:p>
          </table:table-cell>
          <table:table-cell office:value-type="float" office:value="0.797904761904762" calcext:value-type="float">
            <text:p>0.797904761904762</text:p>
          </table:table-cell>
          <table:table-cell office:value-type="float" office:value="0.0630383474141049" calcext:value-type="float">
            <text:p>0.0630383474141049</text:p>
          </table:table-cell>
          <table:table-cell office:value-type="float" office:value="0.805809523809524" calcext:value-type="float">
            <text:p>0.805809523809524</text:p>
          </table:table-cell>
          <table:table-cell office:value-type="float" office:value="0.0689825356051899" calcext:value-type="float">
            <text:p>0.0689825356051899</text:p>
          </table:table-cell>
          <table:table-cell office:value-type="float" office:value="0.789714285714286" calcext:value-type="float">
            <text:p>0.789714285714286</text:p>
          </table:table-cell>
          <table:table-cell office:value-type="float" office:value="0.0882388969194481" calcext:value-type="float">
            <text:p>0.08823889691944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0846369655421125" calcext:value-type="float">
            <text:p>0.0846369655421125</text:p>
          </table:table-cell>
          <table:table-cell office:value-type="float" office:value="0.819285714285714" calcext:value-type="float">
            <text:p>0.819285714285714</text:p>
          </table:table-cell>
          <table:table-cell office:value-type="float" office:value="0.0771296381803844" calcext:value-type="float">
            <text:p>0.0771296381803844</text:p>
          </table:table-cell>
          <table:table-cell office:value-type="float" office:value="0.805809523809524" calcext:value-type="float">
            <text:p>0.805809523809524</text:p>
          </table:table-cell>
          <table:table-cell office:value-type="float" office:value="0.0784866162602095" calcext:value-type="float">
            <text:p>0.0784866162602095</text:p>
          </table:table-cell>
          <table:table-cell office:value-type="float" office:value="0.782476190476191" calcext:value-type="float">
            <text:p>0.782476190476191</text:p>
          </table:table-cell>
          <table:table-cell office:value-type="float" office:value="0.0734401353952705" calcext:value-type="float">
            <text:p>0.0734401353952705</text:p>
          </table:table-cell>
          <table:table-cell office:value-type="float" office:value="0.790904761904762" calcext:value-type="float">
            <text:p>0.790904761904762</text:p>
          </table:table-cell>
          <table:table-cell office:value-type="float" office:value="0.0793108246516855" calcext:value-type="float">
            <text:p>0.0793108246516855</text:p>
          </table:table-cell>
          <table:table-cell office:value-type="float" office:value="0.80947619047619" calcext:value-type="float">
            <text:p>0.80947619047619</text:p>
          </table:table-cell>
          <table:table-cell office:value-type="float" office:value="0.0748838010773054" calcext:value-type="float">
            <text:p>0.0748838010773054</text:p>
          </table:table-cell>
          <table:table-cell office:value-type="float" office:value="0.780047619047619" calcext:value-type="float">
            <text:p>0.780047619047619</text:p>
          </table:table-cell>
          <table:table-cell office:value-type="float" office:value="0.0707433800148702" calcext:value-type="float">
            <text:p>0.0707433800148702</text:p>
          </table:table-cell>
          <table:table-cell office:value-type="float" office:value="0.788190476190476" calcext:value-type="float">
            <text:p>0.788190476190476</text:p>
          </table:table-cell>
          <table:table-cell office:value-type="float" office:value="0.0803194642542426" calcext:value-type="float">
            <text:p>0.08031946425424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pambase</text:p>
          </table:table-cell>
          <table:table-cell office:value-type="float" office:value="0.925812730889457" calcext:value-type="float">
            <text:p>0.925812730889457</text:p>
          </table:table-cell>
          <table:table-cell office:value-type="float" office:value="0.0147090220152578" calcext:value-type="float">
            <text:p>0.0147090220152578</text:p>
          </table:table-cell>
          <table:table-cell office:value-type="float" office:value="0.938440371317609" calcext:value-type="float">
            <text:p>0.938440371317609</text:p>
          </table:table-cell>
          <table:table-cell office:value-type="float" office:value="0.0145581704651883" calcext:value-type="float">
            <text:p>0.0145581704651883</text:p>
          </table:table-cell>
          <table:table-cell office:value-type="float" office:value="0.940826939471441" calcext:value-type="float">
            <text:p>0.940826939471441</text:p>
          </table:table-cell>
          <table:table-cell office:value-type="float" office:value="0.0152816652012248" calcext:value-type="float">
            <text:p>0.0152816652012248</text:p>
          </table:table-cell>
          <table:table-cell office:value-type="float" office:value="0.939955953395851" calcext:value-type="float">
            <text:p>0.939955953395851</text:p>
          </table:table-cell>
          <table:table-cell office:value-type="float" office:value="0.0118588955308136" calcext:value-type="float">
            <text:p>0.0118588955308136</text:p>
          </table:table-cell>
          <table:table-cell office:value-type="float" office:value="0.942133655394525" calcext:value-type="float">
            <text:p>0.942133655394525</text:p>
          </table:table-cell>
          <table:table-cell office:value-type="float" office:value="0.0137707878045795" calcext:value-type="float">
            <text:p>0.0137707878045795</text:p>
          </table:table-cell>
          <table:table-cell office:value-type="float" office:value="0.942566069906224" calcext:value-type="float">
            <text:p>0.942566069906224</text:p>
          </table:table-cell>
          <table:table-cell office:value-type="float" office:value="0.0163956245153184" calcext:value-type="float">
            <text:p>0.0163956245153184</text:p>
          </table:table-cell>
          <table:table-cell office:value-type="float" office:value="0.941698872785829" calcext:value-type="float">
            <text:p>0.941698872785829</text:p>
          </table:table-cell>
          <table:table-cell office:value-type="float" office:value="0.0143878660244803" calcext:value-type="float">
            <text:p>0.0143878660244803</text:p>
          </table:table-cell>
          <table:table-cell office:value-type="float" office:value="0.941481955100881" calcext:value-type="float">
            <text:p>0.941481955100881</text:p>
          </table:table-cell>
          <table:table-cell office:value-type="float" office:value="0.0141155628627479" calcext:value-type="float">
            <text:p>0.0141155628627479</text:p>
          </table:table-cell>
          <table:table-cell office:value-type="float" office:value="0.944746613621294" calcext:value-type="float">
            <text:p>0.944746613621294</text:p>
          </table:table-cell>
          <table:table-cell office:value-type="float" office:value="0.0132141717095951" calcext:value-type="float">
            <text:p>0.0132141717095951</text:p>
          </table:table-cell>
          <table:table-cell office:value-type="float" office:value="0.942131760916927" calcext:value-type="float">
            <text:p>0.942131760916927</text:p>
          </table:table-cell>
          <table:table-cell office:value-type="float" office:value="0.0149508782885544" calcext:value-type="float">
            <text:p>0.0149508782885544</text:p>
          </table:table-cell>
          <table:table-cell office:value-type="float" office:value="0.942131760916927" calcext:value-type="float">
            <text:p>0.942131760916927</text:p>
          </table:table-cell>
          <table:table-cell office:value-type="float" office:value="0.0109334662058899" calcext:value-type="float">
            <text:p>0.0109334662058899</text:p>
          </table:table-cell>
          <table:table-cell office:value-type="float" office:value="0.94104338353699" calcext:value-type="float">
            <text:p>0.94104338353699</text:p>
          </table:table-cell>
          <table:table-cell office:value-type="float" office:value="0.0134863804689784" calcext:value-type="float">
            <text:p>0.0134863804689784</text:p>
          </table:table-cell>
          <table:table-cell office:value-type="float" office:value="0.938867576015914" calcext:value-type="float">
            <text:p>0.938867576015914</text:p>
          </table:table-cell>
          <table:table-cell office:value-type="float" office:value="0.0176417257035923" calcext:value-type="float">
            <text:p>0.0176417257035923</text:p>
          </table:table-cell>
          <table:table-cell office:value-type="float" office:value="0.939089703514256" calcext:value-type="float">
            <text:p>0.939089703514256</text:p>
          </table:table-cell>
          <table:table-cell office:value-type="float" office:value="0.012847016049539" calcext:value-type="float">
            <text:p>0.012847016049539</text:p>
          </table:table-cell>
          <table:table-cell office:value-type="float" office:value="0.942351046698873" calcext:value-type="float">
            <text:p>0.942351046698873</text:p>
          </table:table-cell>
          <table:table-cell office:value-type="float" office:value="0.0141480500810426" calcext:value-type="float">
            <text:p>0.0141480500810426</text:p>
          </table:table-cell>
          <table:table-cell office:value-type="float" office:value="0.943222506393862" calcext:value-type="float">
            <text:p>0.943222506393862</text:p>
          </table:table-cell>
          <table:table-cell office:value-type="float" office:value="0.0131893211603949" calcext:value-type="float">
            <text:p>0.01318932116039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pambase</text:p>
          </table:table-cell>
          <table:table-cell office:value-type="float" office:value="0.933861418963721" calcext:value-type="float">
            <text:p>0.933861418963721</text:p>
          </table:table-cell>
          <table:table-cell office:value-type="float" office:value="0.0164490789921092" calcext:value-type="float">
            <text:p>0.0164490789921092</text:p>
          </table:table-cell>
          <table:table-cell office:value-type="float" office:value="0.942789618262764" calcext:value-type="float">
            <text:p>0.942789618262764</text:p>
          </table:table-cell>
          <table:table-cell office:value-type="float" office:value="0.0136704580704513" calcext:value-type="float">
            <text:p>0.0136704580704513</text:p>
          </table:table-cell>
          <table:table-cell office:value-type="float" office:value="0.94365539452496" calcext:value-type="float">
            <text:p>0.94365539452496</text:p>
          </table:table-cell>
          <table:table-cell office:value-type="float" office:value="0.0156399172456494" calcext:value-type="float">
            <text:p>0.0156399172456494</text:p>
          </table:table-cell>
          <table:table-cell office:value-type="float" office:value="0.941696031069433" calcext:value-type="float">
            <text:p>0.941696031069433</text:p>
          </table:table-cell>
          <table:table-cell office:value-type="float" office:value="0.0161232362911272" calcext:value-type="float">
            <text:p>0.0161232362911272</text:p>
          </table:table-cell>
          <table:table-cell office:value-type="float" office:value="0.94256843800322" calcext:value-type="float">
            <text:p>0.94256843800322</text:p>
          </table:table-cell>
          <table:table-cell office:value-type="float" office:value="0.0110184364614954" calcext:value-type="float">
            <text:p>0.0110184364614954</text:p>
          </table:table-cell>
          <table:table-cell office:value-type="float" office:value="0.946916737709577" calcext:value-type="float">
            <text:p>0.946916737709577</text:p>
          </table:table-cell>
          <table:table-cell office:value-type="float" office:value="0.0141237669036741" calcext:value-type="float">
            <text:p>0.0141237669036741</text:p>
          </table:table-cell>
          <table:table-cell office:value-type="float" office:value="0.944961163209245" calcext:value-type="float">
            <text:p>0.944961163209245</text:p>
          </table:table-cell>
          <table:table-cell office:value-type="float" office:value="0.0150085120308697" calcext:value-type="float">
            <text:p>0.0150085120308697</text:p>
          </table:table-cell>
          <table:table-cell office:value-type="float" office:value="0.944088756275457" calcext:value-type="float">
            <text:p>0.944088756275457</text:p>
          </table:table-cell>
          <table:table-cell office:value-type="float" office:value="0.0119420619443209" calcext:value-type="float">
            <text:p>0.0119420619443209</text:p>
          </table:table-cell>
          <table:table-cell office:value-type="float" office:value="0.945614284361087" calcext:value-type="float">
            <text:p>0.945614284361087</text:p>
          </table:table-cell>
          <table:table-cell office:value-type="float" office:value="0.0140655412734554" calcext:value-type="float">
            <text:p>0.0140655412734554</text:p>
          </table:table-cell>
          <table:table-cell office:value-type="float" office:value="0.945611442644691" calcext:value-type="float">
            <text:p>0.945611442644691</text:p>
          </table:table-cell>
          <table:table-cell office:value-type="float" office:value="0.0133125870014879" calcext:value-type="float">
            <text:p>0.0133125870014879</text:p>
          </table:table-cell>
          <table:table-cell office:value-type="float" office:value="0.94561191626409" calcext:value-type="float">
            <text:p>0.94561191626409</text:p>
          </table:table-cell>
          <table:table-cell office:value-type="float" office:value="0.0127448240120807" calcext:value-type="float">
            <text:p>0.0127448240120807</text:p>
          </table:table-cell>
          <table:table-cell office:value-type="float" office:value="0.9447409301885" calcext:value-type="float">
            <text:p>0.9447409301885</text:p>
          </table:table-cell>
          <table:table-cell office:value-type="float" office:value="0.0144556515532481" calcext:value-type="float">
            <text:p>0.0144556515532481</text:p>
          </table:table-cell>
          <table:table-cell office:value-type="float" office:value="0.944742824666098" calcext:value-type="float">
            <text:p>0.944742824666098</text:p>
          </table:table-cell>
          <table:table-cell office:value-type="float" office:value="0.0172639509636299" calcext:value-type="float">
            <text:p>0.0172639509636299</text:p>
          </table:table-cell>
          <table:table-cell office:value-type="float" office:value="0.94518139622999" calcext:value-type="float">
            <text:p>0.94518139622999</text:p>
          </table:table-cell>
          <table:table-cell office:value-type="float" office:value="0.0137809038095966" calcext:value-type="float">
            <text:p>0.0137809038095966</text:p>
          </table:table-cell>
          <table:table-cell office:value-type="float" office:value="0.942567490764422" calcext:value-type="float">
            <text:p>0.942567490764422</text:p>
          </table:table-cell>
          <table:table-cell office:value-type="float" office:value="0.0148763557742452" calcext:value-type="float">
            <text:p>0.0148763557742452</text:p>
          </table:table-cell>
          <table:table-cell office:value-type="float" office:value="0.946483375959079" calcext:value-type="float">
            <text:p>0.946483375959079</text:p>
          </table:table-cell>
          <table:table-cell office:value-type="float" office:value="0.0159645384307819" calcext:value-type="float">
            <text:p>0.01596453843078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pambase</text:p>
          </table:table-cell>
          <table:table-cell office:value-type="float" office:value="0.932558491995832" calcext:value-type="float">
            <text:p>0.932558491995832</text:p>
          </table:table-cell>
          <table:table-cell office:value-type="float" office:value="0.0133640457094196" calcext:value-type="float">
            <text:p>0.0133640457094196</text:p>
          </table:table-cell>
          <table:table-cell office:value-type="float" office:value="0.942789144643365" calcext:value-type="float">
            <text:p>0.942789144643365</text:p>
          </table:table-cell>
          <table:table-cell office:value-type="float" office:value="0.0139765590780588" calcext:value-type="float">
            <text:p>0.0139765590780588</text:p>
          </table:table-cell>
          <table:table-cell office:value-type="float" office:value="0.943001799753718" calcext:value-type="float">
            <text:p>0.943001799753718</text:p>
          </table:table-cell>
          <table:table-cell office:value-type="float" office:value="0.0160893623167448" calcext:value-type="float">
            <text:p>0.0160893623167448</text:p>
          </table:table-cell>
          <table:table-cell office:value-type="float" office:value="0.943653973666761" calcext:value-type="float">
            <text:p>0.943653973666761</text:p>
          </table:table-cell>
          <table:table-cell office:value-type="float" office:value="0.0155463341557977" calcext:value-type="float">
            <text:p>0.0155463341557977</text:p>
          </table:table-cell>
          <table:table-cell office:value-type="float" office:value="0.943656341763759" calcext:value-type="float">
            <text:p>0.943656341763759</text:p>
          </table:table-cell>
          <table:table-cell office:value-type="float" office:value="0.0116750883118224" calcext:value-type="float">
            <text:p>0.0116750883118224</text:p>
          </table:table-cell>
          <table:table-cell office:value-type="float" office:value="0.948222032774462" calcext:value-type="float">
            <text:p>0.948222032774462</text:p>
          </table:table-cell>
          <table:table-cell office:value-type="float" office:value="0.0136151132236648" calcext:value-type="float">
            <text:p>0.0136151132236648</text:p>
          </table:table-cell>
          <table:table-cell office:value-type="float" office:value="0.944090650753055" calcext:value-type="float">
            <text:p>0.944090650753055</text:p>
          </table:table-cell>
          <table:table-cell office:value-type="float" office:value="0.014440719099192" calcext:value-type="float">
            <text:p>0.014440719099192</text:p>
          </table:table-cell>
          <table:table-cell office:value-type="float" office:value="0.944523538884153" calcext:value-type="float">
            <text:p>0.944523538884153</text:p>
          </table:table-cell>
          <table:table-cell office:value-type="float" office:value="0.0141264150956764" calcext:value-type="float">
            <text:p>0.0141264150956764</text:p>
          </table:table-cell>
          <table:table-cell office:value-type="float" office:value="0.946266458274131" calcext:value-type="float">
            <text:p>0.946266458274131</text:p>
          </table:table-cell>
          <table:table-cell office:value-type="float" office:value="0.0145104737744461" calcext:value-type="float">
            <text:p>0.0145104737744461</text:p>
          </table:table-cell>
          <table:table-cell office:value-type="float" office:value="0.946917211328976" calcext:value-type="float">
            <text:p>0.946917211328976</text:p>
          </table:table-cell>
          <table:table-cell office:value-type="float" office:value="0.0143410623678766" calcext:value-type="float">
            <text:p>0.0143410623678766</text:p>
          </table:table-cell>
          <table:table-cell office:value-type="float" office:value="0.946046698872786" calcext:value-type="float">
            <text:p>0.946046698872786</text:p>
          </table:table-cell>
          <table:table-cell office:value-type="float" office:value="0.0144013767234321" calcext:value-type="float">
            <text:p>0.0144013767234321</text:p>
          </table:table-cell>
          <table:table-cell office:value-type="float" office:value="0.946481007862082" calcext:value-type="float">
            <text:p>0.946481007862082</text:p>
          </table:table-cell>
          <table:table-cell office:value-type="float" office:value="0.014780006672364" calcext:value-type="float">
            <text:p>0.014780006672364</text:p>
          </table:table-cell>
          <table:table-cell office:value-type="float" office:value="0.946481955100881" calcext:value-type="float">
            <text:p>0.946481955100881</text:p>
          </table:table-cell>
          <table:table-cell office:value-type="float" office:value="0.0154360697611275" calcext:value-type="float">
            <text:p>0.0154360697611275</text:p>
          </table:table-cell>
          <table:table-cell office:value-type="float" office:value="0.945613810741688" calcext:value-type="float">
            <text:p>0.945613810741688</text:p>
          </table:table-cell>
          <table:table-cell office:value-type="float" office:value="0.015722704372883" calcext:value-type="float">
            <text:p>0.015722704372883</text:p>
          </table:table-cell>
          <table:table-cell office:value-type="float" office:value="0.943437529601212" calcext:value-type="float">
            <text:p>0.943437529601212</text:p>
          </table:table-cell>
          <table:table-cell office:value-type="float" office:value="0.0139959274350066" calcext:value-type="float">
            <text:p>0.0139959274350066</text:p>
          </table:table-cell>
          <table:table-cell office:value-type="float" office:value="0.946266458274131" calcext:value-type="float">
            <text:p>0.946266458274131</text:p>
          </table:table-cell>
          <table:table-cell office:value-type="float" office:value="0.0142172201139126" calcext:value-type="float">
            <text:p>0.01421722011391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pambase</text:p>
          </table:table-cell>
          <table:table-cell office:value-type="float" office:value="0.932340153452685" calcext:value-type="float">
            <text:p>0.932340153452685</text:p>
          </table:table-cell>
          <table:table-cell office:value-type="float" office:value="0.0126605152215003" calcext:value-type="float">
            <text:p>0.0126605152215003</text:p>
          </table:table-cell>
          <table:table-cell office:value-type="float" office:value="0.943006062328313" calcext:value-type="float">
            <text:p>0.943006062328313</text:p>
          </table:table-cell>
          <table:table-cell office:value-type="float" office:value="0.0135119303102997" calcext:value-type="float">
            <text:p>0.0135119303102997</text:p>
          </table:table-cell>
          <table:table-cell office:value-type="float" office:value="0.942784882068769" calcext:value-type="float">
            <text:p>0.942784882068769</text:p>
          </table:table-cell>
          <table:table-cell office:value-type="float" office:value="0.0167338202516897" calcext:value-type="float">
            <text:p>0.0167338202516897</text:p>
          </table:table-cell>
          <table:table-cell office:value-type="float" office:value="0.944524486122952" calcext:value-type="float">
            <text:p>0.944524486122952</text:p>
          </table:table-cell>
          <table:table-cell office:value-type="float" office:value="0.0150920916232476" calcext:value-type="float">
            <text:p>0.0150920916232476</text:p>
          </table:table-cell>
          <table:table-cell office:value-type="float" office:value="0.944743771904897" calcext:value-type="float">
            <text:p>0.944743771904897</text:p>
          </table:table-cell>
          <table:table-cell office:value-type="float" office:value="0.0140726195996742" calcext:value-type="float">
            <text:p>0.0140726195996742</text:p>
          </table:table-cell>
          <table:table-cell office:value-type="float" office:value="0.947134602633324" calcext:value-type="float">
            <text:p>0.947134602633324</text:p>
          </table:table-cell>
          <table:table-cell office:value-type="float" office:value="0.013586136055402" calcext:value-type="float">
            <text:p>0.013586136055402</text:p>
          </table:table-cell>
          <table:table-cell office:value-type="float" office:value="0.944307568438003" calcext:value-type="float">
            <text:p>0.944307568438003</text:p>
          </table:table-cell>
          <table:table-cell office:value-type="float" office:value="0.0147378078900776" calcext:value-type="float">
            <text:p>0.0147378078900776</text:p>
          </table:table-cell>
          <table:table-cell office:value-type="float" office:value="0.945829781187837" calcext:value-type="float">
            <text:p>0.945829781187837</text:p>
          </table:table-cell>
          <table:table-cell office:value-type="float" office:value="0.0134032698751991" calcext:value-type="float">
            <text:p>0.0134032698751991</text:p>
          </table:table-cell>
          <table:table-cell office:value-type="float" office:value="0.945614284361087" calcext:value-type="float">
            <text:p>0.945614284361087</text:p>
          </table:table-cell>
          <table:table-cell office:value-type="float" office:value="0.0149699372336932" calcext:value-type="float">
            <text:p>0.0149699372336932</text:p>
          </table:table-cell>
          <table:table-cell office:value-type="float" office:value="0.947787723785166" calcext:value-type="float">
            <text:p>0.947787723785166</text:p>
          </table:table-cell>
          <table:table-cell office:value-type="float" office:value="0.0134219412007032" calcext:value-type="float">
            <text:p>0.0134219412007032</text:p>
          </table:table-cell>
          <table:table-cell office:value-type="float" office:value="0.944959268731647" calcext:value-type="float">
            <text:p>0.944959268731647</text:p>
          </table:table-cell>
          <table:table-cell office:value-type="float" office:value="0.0150163571623846" calcext:value-type="float">
            <text:p>0.0150163571623846</text:p>
          </table:table-cell>
          <table:table-cell office:value-type="float" office:value="0.946698872785829" calcext:value-type="float">
            <text:p>0.946698872785829</text:p>
          </table:table-cell>
          <table:table-cell office:value-type="float" office:value="0.0144202749208861" calcext:value-type="float">
            <text:p>0.0144202749208861</text:p>
          </table:table-cell>
          <table:table-cell office:value-type="float" office:value="0.945393577720944" calcext:value-type="float">
            <text:p>0.945393577720944</text:p>
          </table:table-cell>
          <table:table-cell office:value-type="float" office:value="0.0145008651723524" calcext:value-type="float">
            <text:p>0.0145008651723524</text:p>
          </table:table-cell>
          <table:table-cell office:value-type="float" office:value="0.946702188121625" calcext:value-type="float">
            <text:p>0.946702188121625</text:p>
          </table:table-cell>
          <table:table-cell office:value-type="float" office:value="0.0154592572377112" calcext:value-type="float">
            <text:p>0.0154592572377112</text:p>
          </table:table-cell>
          <table:table-cell office:value-type="float" office:value="0.943220138296864" calcext:value-type="float">
            <text:p>0.943220138296864</text:p>
          </table:table-cell>
          <table:table-cell office:value-type="float" office:value="0.0133204844481865" calcext:value-type="float">
            <text:p>0.0133204844481865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50784484508083" calcext:value-type="float">
            <text:p>0.015078448450808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pambase</text:p>
          </table:table-cell>
          <table:table-cell office:value-type="float" office:value="0.932774462441981" calcext:value-type="float">
            <text:p>0.932774462441981</text:p>
          </table:table-cell>
          <table:table-cell office:value-type="float" office:value="0.0129129732998417" calcext:value-type="float">
            <text:p>0.0129129732998417</text:p>
          </table:table-cell>
          <table:table-cell office:value-type="float" office:value="0.941917684948375" calcext:value-type="float">
            <text:p>0.941917684948375</text:p>
          </table:table-cell>
          <table:table-cell office:value-type="float" office:value="0.0138322598179296" calcext:value-type="float">
            <text:p>0.0138322598179296</text:p>
          </table:table-cell>
          <table:table-cell office:value-type="float" office:value="0.942133181775126" calcext:value-type="float">
            <text:p>0.942133181775126</text:p>
          </table:table-cell>
          <table:table-cell office:value-type="float" office:value="0.0159317731570804" calcext:value-type="float">
            <text:p>0.0159317731570804</text:p>
          </table:table-cell>
          <table:table-cell office:value-type="float" office:value="0.94387089135171" calcext:value-type="float">
            <text:p>0.94387089135171</text:p>
          </table:table-cell>
          <table:table-cell office:value-type="float" office:value="0.0147664510621037" calcext:value-type="float">
            <text:p>0.0147664510621037</text:p>
          </table:table-cell>
          <table:table-cell office:value-type="float" office:value="0.944526380600549" calcext:value-type="float">
            <text:p>0.944526380600549</text:p>
          </table:table-cell>
          <table:table-cell office:value-type="float" office:value="0.014623865112598" calcext:value-type="float">
            <text:p>0.014623865112598</text:p>
          </table:table-cell>
          <table:table-cell office:value-type="float" office:value="0.946699820024628" calcext:value-type="float">
            <text:p>0.946699820024628</text:p>
          </table:table-cell>
          <table:table-cell office:value-type="float" office:value="0.0137461249049509" calcext:value-type="float">
            <text:p>0.0137461249049509</text:p>
          </table:table-cell>
          <table:table-cell office:value-type="float" office:value="0.944307568438003" calcext:value-type="float">
            <text:p>0.944307568438003</text:p>
          </table:table-cell>
          <table:table-cell office:value-type="float" office:value="0.0147007330670362" calcext:value-type="float">
            <text:p>0.0147007330670362</text:p>
          </table:table-cell>
          <table:table-cell office:value-type="float" office:value="0.946046698872786" calcext:value-type="float">
            <text:p>0.946046698872786</text:p>
          </table:table-cell>
          <table:table-cell office:value-type="float" office:value="0.01365435721476" calcext:value-type="float">
            <text:p>0.01365435721476</text:p>
          </table:table-cell>
          <table:table-cell office:value-type="float" office:value="0.946048593350384" calcext:value-type="float">
            <text:p>0.946048593350384</text:p>
          </table:table-cell>
          <table:table-cell office:value-type="float" office:value="0.0152441017261211" calcext:value-type="float">
            <text:p>0.0152441017261211</text:p>
          </table:table-cell>
          <table:table-cell office:value-type="float" office:value="0.947787723785166" calcext:value-type="float">
            <text:p>0.947787723785166</text:p>
          </table:table-cell>
          <table:table-cell office:value-type="float" office:value="0.0133050889920803" calcext:value-type="float">
            <text:p>0.0133050889920803</text:p>
          </table:table-cell>
          <table:table-cell office:value-type="float" office:value="0.945612863502889" calcext:value-type="float">
            <text:p>0.945612863502889</text:p>
          </table:table-cell>
          <table:table-cell office:value-type="float" office:value="0.014583543479772" calcext:value-type="float">
            <text:p>0.014583543479772</text:p>
          </table:table-cell>
          <table:table-cell office:value-type="float" office:value="0.945611442644691" calcext:value-type="float">
            <text:p>0.945611442644691</text:p>
          </table:table-cell>
          <table:table-cell office:value-type="float" office:value="0.0145918674242175" calcext:value-type="float">
            <text:p>0.0145918674242175</text:p>
          </table:table-cell>
          <table:table-cell office:value-type="float" office:value="0.945394051340343" calcext:value-type="float">
            <text:p>0.945394051340343</text:p>
          </table:table-cell>
          <table:table-cell office:value-type="float" office:value="0.0159144383238787" calcext:value-type="float">
            <text:p>0.0159144383238787</text:p>
          </table:table-cell>
          <table:table-cell office:value-type="float" office:value="0.94735341479587" calcext:value-type="float">
            <text:p>0.94735341479587</text:p>
          </table:table-cell>
          <table:table-cell office:value-type="float" office:value="0.0153819940597994" calcext:value-type="float">
            <text:p>0.0153819940597994</text:p>
          </table:table-cell>
          <table:table-cell office:value-type="float" office:value="0.943654447286161" calcext:value-type="float">
            <text:p>0.943654447286161</text:p>
          </table:table-cell>
          <table:table-cell office:value-type="float" office:value="0.0140534589086069" calcext:value-type="float">
            <text:p>0.0140534589086069</text:p>
          </table:table-cell>
          <table:table-cell office:value-type="float" office:value="0.945831202046036" calcext:value-type="float">
            <text:p>0.945831202046036</text:p>
          </table:table-cell>
          <table:table-cell office:value-type="float" office:value="0.0140846159478686" calcext:value-type="float">
            <text:p>0.014084615947868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pambase</text:p>
          </table:table-cell>
          <table:table-cell office:value-type="float" office:value="0.931469451548735" calcext:value-type="float">
            <text:p>0.931469451548735</text:p>
          </table:table-cell>
          <table:table-cell office:value-type="float" office:value="0.0140191270476257" calcext:value-type="float">
            <text:p>0.0140191270476257</text:p>
          </table:table-cell>
          <table:table-cell office:value-type="float" office:value="0.941788576300085" calcext:value-type="float">
            <text:p>0.941788576300085</text:p>
          </table:table-cell>
          <table:table-cell office:value-type="float" office:value="0.0139098755483855" calcext:value-type="float">
            <text:p>0.0139098755483855</text:p>
          </table:table-cell>
          <table:table-cell office:value-type="float" office:value="0.942480439518803" calcext:value-type="float">
            <text:p>0.942480439518803</text:p>
          </table:table-cell>
          <table:table-cell office:value-type="float" office:value="0.0159353076344778" calcext:value-type="float">
            <text:p>0.0159353076344778</text:p>
          </table:table-cell>
          <table:table-cell office:value-type="float" office:value="0.942740267121341" calcext:value-type="float">
            <text:p>0.942740267121341</text:p>
          </table:table-cell>
          <table:table-cell office:value-type="float" office:value="0.014677401732618" calcext:value-type="float">
            <text:p>0.014677401732618</text:p>
          </table:table-cell>
          <table:table-cell office:value-type="float" office:value="0.94352571753339" calcext:value-type="float">
            <text:p>0.94352571753339</text:p>
          </table:table-cell>
          <table:table-cell office:value-type="float" office:value="0.0130321594580339" calcext:value-type="float">
            <text:p>0.0130321594580339</text:p>
          </table:table-cell>
          <table:table-cell office:value-type="float" office:value="0.946307852609643" calcext:value-type="float">
            <text:p>0.946307852609643</text:p>
          </table:table-cell>
          <table:table-cell office:value-type="float" office:value="0.014293353120602" calcext:value-type="float">
            <text:p>0.014293353120602</text:p>
          </table:table-cell>
          <table:table-cell office:value-type="float" office:value="0.943873164724827" calcext:value-type="float">
            <text:p>0.943873164724827</text:p>
          </table:table-cell>
          <table:table-cell office:value-type="float" office:value="0.0146551276223312" calcext:value-type="float">
            <text:p>0.0146551276223312</text:p>
          </table:table-cell>
          <table:table-cell office:value-type="float" office:value="0.944394146064223" calcext:value-type="float">
            <text:p>0.944394146064223</text:p>
          </table:table-cell>
          <table:table-cell office:value-type="float" office:value="0.0134483333985409" calcext:value-type="float">
            <text:p>0.0134483333985409</text:p>
          </table:table-cell>
          <table:table-cell office:value-type="float" office:value="0.945658046793597" calcext:value-type="float">
            <text:p>0.945658046793597</text:p>
          </table:table-cell>
          <table:table-cell office:value-type="float" office:value="0.0144008451434622" calcext:value-type="float">
            <text:p>0.0144008451434622</text:p>
          </table:table-cell>
          <table:table-cell office:value-type="float" office:value="0.946047172492185" calcext:value-type="float">
            <text:p>0.946047172492185</text:p>
          </table:table-cell>
          <table:table-cell office:value-type="float" office:value="0.0138663115701405" calcext:value-type="float">
            <text:p>0.0138663115701405</text:p>
          </table:table-cell>
          <table:table-cell office:value-type="float" office:value="0.944872501657668" calcext:value-type="float">
            <text:p>0.944872501657668</text:p>
          </table:table-cell>
          <table:table-cell office:value-type="float" office:value="0.0135359135167119" calcext:value-type="float">
            <text:p>0.0135359135167119</text:p>
          </table:table-cell>
          <table:table-cell office:value-type="float" office:value="0.944915127403618" calcext:value-type="float">
            <text:p>0.944915127403618</text:p>
          </table:table-cell>
          <table:table-cell office:value-type="float" office:value="0.0143468362079388" calcext:value-type="float">
            <text:p>0.0143468362079388</text:p>
          </table:table-cell>
          <table:table-cell office:value-type="float" office:value="0.944175996968836" calcext:value-type="float">
            <text:p>0.944175996968836</text:p>
          </table:table-cell>
          <table:table-cell office:value-type="float" office:value="0.0161514099849162" calcext:value-type="float">
            <text:p>0.0161514099849162</text:p>
          </table:table-cell>
          <table:table-cell office:value-type="float" office:value="0.944788102680686" calcext:value-type="float">
            <text:p>0.944788102680686</text:p>
          </table:table-cell>
          <table:table-cell office:value-type="float" office:value="0.0146383751059058" calcext:value-type="float">
            <text:p>0.0146383751059058</text:p>
          </table:table-cell>
          <table:table-cell office:value-type="float" office:value="0.943046130529507" calcext:value-type="float">
            <text:p>0.943046130529507</text:p>
          </table:table-cell>
          <table:table-cell office:value-type="float" office:value="0.0140788553294176" calcext:value-type="float">
            <text:p>0.0140788553294176</text:p>
          </table:table-cell>
          <table:table-cell office:value-type="float" office:value="0.945483375959079" calcext:value-type="float">
            <text:p>0.945483375959079</text:p>
          </table:table-cell>
          <table:table-cell office:value-type="float" office:value="0.0145068288207533" calcext:value-type="float">
            <text:p>0.01450682882075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3872785829308" calcext:value-type="float">
            <text:p>0.943872785829308</text:p>
          </table:table-cell>
          <table:table-cell office:value-type="float" office:value="0.0143257969598376" calcext:value-type="float">
            <text:p>0.0143257969598376</text:p>
          </table:table-cell>
          <table:table-cell office:value-type="float" office:value="0.943872785829308" calcext:value-type="float">
            <text:p>0.943872785829308</text:p>
          </table:table-cell>
          <table:table-cell office:value-type="float" office:value="0.011563283554033" calcext:value-type="float">
            <text:p>0.011563283554033</text:p>
          </table:table-cell>
          <table:table-cell office:value-type="float" office:value="0.942568438003221" calcext:value-type="float">
            <text:p>0.942568438003221</text:p>
          </table:table-cell>
          <table:table-cell office:value-type="float" office:value="0.0130670194102314" calcext:value-type="float">
            <text:p>0.0130670194102314</text:p>
          </table:table-cell>
          <table:table-cell office:value-type="float" office:value="0.941916737709577" calcext:value-type="float">
            <text:p>0.941916737709577</text:p>
          </table:table-cell>
          <table:table-cell office:value-type="float" office:value="0.0133736356067973" calcext:value-type="float">
            <text:p>0.0133736356067973</text:p>
          </table:table-cell>
          <table:table-cell office:value-type="float" office:value="0.942566069906224" calcext:value-type="float">
            <text:p>0.942566069906224</text:p>
          </table:table-cell>
          <table:table-cell office:value-type="float" office:value="0.01554107648506" calcext:value-type="float">
            <text:p>0.01554107648506</text:p>
          </table:table-cell>
          <table:table-cell office:value-type="float" office:value="0.941047172492185" calcext:value-type="float">
            <text:p>0.941047172492185</text:p>
          </table:table-cell>
          <table:table-cell office:value-type="float" office:value="0.0150187171913693" calcext:value-type="float">
            <text:p>0.0150187171913693</text:p>
          </table:table-cell>
          <table:table-cell office:value-type="float" office:value="0.943656341763759" calcext:value-type="float">
            <text:p>0.943656341763759</text:p>
          </table:table-cell>
          <table:table-cell office:value-type="float" office:value="0.0120734686385198" calcext:value-type="float">
            <text:p>0.0120734686385198</text:p>
          </table:table-cell>
          <table:table-cell office:value-type="float" office:value="0.942787250165767" calcext:value-type="float">
            <text:p>0.942787250165767</text:p>
          </table:table-cell>
          <table:table-cell office:value-type="float" office:value="0.0123103487499341" calcext:value-type="float">
            <text:p>0.0123103487499341</text:p>
          </table:table-cell>
          <table:table-cell office:value-type="float" office:value="0.940611442644691" calcext:value-type="float">
            <text:p>0.940611442644691</text:p>
          </table:table-cell>
          <table:table-cell office:value-type="float" office:value="0.0152126962415244" calcext:value-type="float">
            <text:p>0.0152126962415244</text:p>
          </table:table-cell>
          <table:table-cell office:value-type="float" office:value="0.940613337122289" calcext:value-type="float">
            <text:p>0.940613337122289</text:p>
          </table:table-cell>
          <table:table-cell office:value-type="float" office:value="0.0123866856732705" calcext:value-type="float">
            <text:p>0.0123866856732705</text:p>
          </table:table-cell>
          <table:table-cell office:value-type="float" office:value="0.94169792554703" calcext:value-type="float">
            <text:p>0.94169792554703</text:p>
          </table:table-cell>
          <table:table-cell office:value-type="float" office:value="0.0147905656237681" calcext:value-type="float">
            <text:p>0.0147905656237681</text:p>
          </table:table-cell>
          <table:table-cell office:value-type="float" office:value="0.942786776546367" calcext:value-type="float">
            <text:p>0.942786776546367</text:p>
          </table:table-cell>
          <table:table-cell office:value-type="float" office:value="0.0141755748231656" calcext:value-type="float">
            <text:p>0.0141755748231656</text:p>
          </table:table-cell>
          <table:table-cell office:value-type="float" office:value="0.942133181775126" calcext:value-type="float">
            <text:p>0.942133181775126</text:p>
          </table:table-cell>
          <table:table-cell office:value-type="float" office:value="0.0129882901156614" calcext:value-type="float">
            <text:p>0.0129882901156614</text:p>
          </table:table-cell>
          <table:table-cell office:value-type="float" office:value="0.943005115089514" calcext:value-type="float">
            <text:p>0.943005115089514</text:p>
          </table:table-cell>
          <table:table-cell office:value-type="float" office:value="0.0104483191050498" calcext:value-type="float">
            <text:p>0.0104483191050498</text:p>
          </table:table-cell>
          <table:table-cell office:value-type="float" office:value="0.940393577720943" calcext:value-type="float">
            <text:p>0.940393577720943</text:p>
          </table:table-cell>
          <table:table-cell office:value-type="float" office:value="0.0127849862546315" calcext:value-type="float">
            <text:p>0.0127849862546315</text:p>
          </table:table-cell>
          <table:table-cell office:value-type="float" office:value="0.944312304631998" calcext:value-type="float">
            <text:p>0.944312304631998</text:p>
          </table:table-cell>
          <table:table-cell office:value-type="float" office:value="0.0109482950672368" calcext:value-type="float">
            <text:p>0.01094829506723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5395945817941" calcext:value-type="float">
            <text:p>0.945395945817941</text:p>
          </table:table-cell>
          <table:table-cell office:value-type="float" office:value="0.0136671694039285" calcext:value-type="float">
            <text:p>0.0136671694039285</text:p>
          </table:table-cell>
          <table:table-cell office:value-type="float" office:value="0.944308989296201" calcext:value-type="float">
            <text:p>0.944308989296201</text:p>
          </table:table-cell>
          <table:table-cell office:value-type="float" office:value="0.0150795538042893" calcext:value-type="float">
            <text:p>0.0150795538042893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34253234018014" calcext:value-type="float">
            <text:p>0.0134253234018014</text:p>
          </table:table-cell>
          <table:table-cell office:value-type="float" office:value="0.94605143506678" calcext:value-type="float">
            <text:p>0.94605143506678</text:p>
          </table:table-cell>
          <table:table-cell office:value-type="float" office:value="0.0115869613563891" calcext:value-type="float">
            <text:p>0.0115869613563891</text:p>
          </table:table-cell>
          <table:table-cell office:value-type="float" office:value="0.943875627545704" calcext:value-type="float">
            <text:p>0.943875627545704</text:p>
          </table:table-cell>
          <table:table-cell office:value-type="float" office:value="0.0138977177050215" calcext:value-type="float">
            <text:p>0.0138977177050215</text:p>
          </table:table-cell>
          <table:table-cell office:value-type="float" office:value="0.945397366676139" calcext:value-type="float">
            <text:p>0.945397366676139</text:p>
          </table:table-cell>
          <table:table-cell office:value-type="float" office:value="0.0134297465588512" calcext:value-type="float">
            <text:p>0.0134297465588512</text:p>
          </table:table-cell>
          <table:table-cell office:value-type="float" office:value="0.946049066969783" calcext:value-type="float">
            <text:p>0.946049066969783</text:p>
          </table:table-cell>
          <table:table-cell office:value-type="float" office:value="0.012431929311434" calcext:value-type="float">
            <text:p>0.012431929311434</text:p>
          </table:table-cell>
          <table:table-cell office:value-type="float" office:value="0.944744245524297" calcext:value-type="float">
            <text:p>0.944744245524297</text:p>
          </table:table-cell>
          <table:table-cell office:value-type="float" office:value="0.0130239999680232" calcext:value-type="float">
            <text:p>0.0130239999680232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28187421107989" calcext:value-type="float">
            <text:p>0.0128187421107989</text:p>
          </table:table-cell>
          <table:table-cell office:value-type="float" office:value="0.945180448991191" calcext:value-type="float">
            <text:p>0.945180448991191</text:p>
          </table:table-cell>
          <table:table-cell office:value-type="float" office:value="0.0153023800304256" calcext:value-type="float">
            <text:p>0.0153023800304256</text:p>
          </table:table-cell>
          <table:table-cell office:value-type="float" office:value="0.945829781187837" calcext:value-type="float">
            <text:p>0.945829781187837</text:p>
          </table:table-cell>
          <table:table-cell office:value-type="float" office:value="0.0115959543862955" calcext:value-type="float">
            <text:p>0.0115959543862955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27452300297018" calcext:value-type="float">
            <text:p>0.0127452300297018</text:p>
          </table:table-cell>
          <table:table-cell office:value-type="float" office:value="0.943437055981813" calcext:value-type="float">
            <text:p>0.943437055981813</text:p>
          </table:table-cell>
          <table:table-cell office:value-type="float" office:value="0.0135033724073372" calcext:value-type="float">
            <text:p>0.0135033724073372</text:p>
          </table:table-cell>
          <table:table-cell office:value-type="float" office:value="0.944089703514256" calcext:value-type="float">
            <text:p>0.944089703514256</text:p>
          </table:table-cell>
          <table:table-cell office:value-type="float" office:value="0.0130285278185512" calcext:value-type="float">
            <text:p>0.0130285278185512</text:p>
          </table:table-cell>
          <table:table-cell office:value-type="float" office:value="0.945180448991191" calcext:value-type="float">
            <text:p>0.945180448991191</text:p>
          </table:table-cell>
          <table:table-cell office:value-type="float" office:value="0.0131612763162715" calcext:value-type="float">
            <text:p>0.0131612763162715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40319157298271" calcext:value-type="float">
            <text:p>0.01403191572982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43771904897" calcext:value-type="float">
            <text:p>0.944743771904897</text:p>
          </table:table-cell>
          <table:table-cell office:value-type="float" office:value="0.0134623708829663" calcext:value-type="float">
            <text:p>0.0134623708829663</text:p>
          </table:table-cell>
          <table:table-cell office:value-type="float" office:value="0.946700767263427" calcext:value-type="float">
            <text:p>0.946700767263427</text:p>
          </table:table-cell>
          <table:table-cell office:value-type="float" office:value="0.0142257717228506" calcext:value-type="float">
            <text:p>0.0142257717228506</text:p>
          </table:table-cell>
          <table:table-cell office:value-type="float" office:value="0.94539641943734" calcext:value-type="float">
            <text:p>0.94539641943734</text:p>
          </table:table-cell>
          <table:table-cell office:value-type="float" office:value="0.0142664215903386" calcext:value-type="float">
            <text:p>0.0142664215903386</text:p>
          </table:table-cell>
          <table:table-cell office:value-type="float" office:value="0.944744245524297" calcext:value-type="float">
            <text:p>0.944744245524297</text:p>
          </table:table-cell>
          <table:table-cell office:value-type="float" office:value="0.013460192052274" calcext:value-type="float">
            <text:p>0.013460192052274</text:p>
          </table:table-cell>
          <table:table-cell office:value-type="float" office:value="0.944962584067443" calcext:value-type="float">
            <text:p>0.944962584067443</text:p>
          </table:table-cell>
          <table:table-cell office:value-type="float" office:value="0.0116952788277627" calcext:value-type="float">
            <text:p>0.0116952788277627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29293715333693" calcext:value-type="float">
            <text:p>0.0129293715333693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39966548811811" calcext:value-type="float">
            <text:p>0.0139966548811811</text:p>
          </table:table-cell>
          <table:table-cell office:value-type="float" office:value="0.946048593350384" calcext:value-type="float">
            <text:p>0.946048593350384</text:p>
          </table:table-cell>
          <table:table-cell office:value-type="float" office:value="0.0142076787538437" calcext:value-type="float">
            <text:p>0.0142076787538437</text:p>
          </table:table-cell>
          <table:table-cell office:value-type="float" office:value="0.944090650753055" calcext:value-type="float">
            <text:p>0.944090650753055</text:p>
          </table:table-cell>
          <table:table-cell office:value-type="float" office:value="0.0127802409528488" calcext:value-type="float">
            <text:p>0.0127802409528488</text:p>
          </table:table-cell>
          <table:table-cell office:value-type="float" office:value="0.947789144643364" calcext:value-type="float">
            <text:p>0.947789144643364</text:p>
          </table:table-cell>
          <table:table-cell office:value-type="float" office:value="0.0151441472914785" calcext:value-type="float">
            <text:p>0.0151441472914785</text:p>
          </table:table-cell>
          <table:table-cell office:value-type="float" office:value="0.945614284361088" calcext:value-type="float">
            <text:p>0.945614284361088</text:p>
          </table:table-cell>
          <table:table-cell office:value-type="float" office:value="0.0128128424580678" calcext:value-type="float">
            <text:p>0.0128128424580678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32501193780875" calcext:value-type="float">
            <text:p>0.0132501193780875</text:p>
          </table:table-cell>
          <table:table-cell office:value-type="float" office:value="0.944090177133655" calcext:value-type="float">
            <text:p>0.944090177133655</text:p>
          </table:table-cell>
          <table:table-cell office:value-type="float" office:value="0.0122355167239753" calcext:value-type="float">
            <text:p>0.0122355167239753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40304465321064" calcext:value-type="float">
            <text:p>0.0140304465321064</text:p>
          </table:table-cell>
          <table:table-cell office:value-type="float" office:value="0.946919579425973" calcext:value-type="float">
            <text:p>0.946919579425973</text:p>
          </table:table-cell>
          <table:table-cell office:value-type="float" office:value="0.0150792391023344" calcext:value-type="float">
            <text:p>0.0150792391023344</text:p>
          </table:table-cell>
          <table:table-cell office:value-type="float" office:value="0.94452590698115" calcext:value-type="float">
            <text:p>0.94452590698115</text:p>
          </table:table-cell>
          <table:table-cell office:value-type="float" office:value="0.0129892506699391" calcext:value-type="float">
            <text:p>0.01298925066993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5178554513593" calcext:value-type="float">
            <text:p>0.945178554513593</text:p>
          </table:table-cell>
          <table:table-cell office:value-type="float" office:value="0.0132509672364795" calcext:value-type="float">
            <text:p>0.0132509672364795</text:p>
          </table:table-cell>
          <table:table-cell office:value-type="float" office:value="0.94539641943734" calcext:value-type="float">
            <text:p>0.94539641943734</text:p>
          </table:table-cell>
          <table:table-cell office:value-type="float" office:value="0.0151235521902191" calcext:value-type="float">
            <text:p>0.0151235521902191</text:p>
          </table:table-cell>
          <table:table-cell office:value-type="float" office:value="0.944960215970446" calcext:value-type="float">
            <text:p>0.944960215970446</text:p>
          </table:table-cell>
          <table:table-cell office:value-type="float" office:value="0.0131857134941519" calcext:value-type="float">
            <text:p>0.0131857134941519</text:p>
          </table:table-cell>
          <table:table-cell office:value-type="float" office:value="0.945179975371791" calcext:value-type="float">
            <text:p>0.945179975371791</text:p>
          </table:table-cell>
          <table:table-cell office:value-type="float" office:value="0.0133231601857757" calcext:value-type="float">
            <text:p>0.0133231601857757</text:p>
          </table:table-cell>
          <table:table-cell office:value-type="float" office:value="0.944961636828644" calcext:value-type="float">
            <text:p>0.944961636828644</text:p>
          </table:table-cell>
          <table:table-cell office:value-type="float" office:value="0.0128965590954632" calcext:value-type="float">
            <text:p>0.0128965590954632</text:p>
          </table:table-cell>
          <table:table-cell office:value-type="float" office:value="0.94648242872028" calcext:value-type="float">
            <text:p>0.94648242872028</text:p>
          </table:table-cell>
          <table:table-cell office:value-type="float" office:value="0.0143756726532745" calcext:value-type="float">
            <text:p>0.0143756726532745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32648836278419" calcext:value-type="float">
            <text:p>0.0132648836278419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43699094252804" calcext:value-type="float">
            <text:p>0.0143699094252804</text:p>
          </table:table-cell>
          <table:table-cell office:value-type="float" office:value="0.943438003220612" calcext:value-type="float">
            <text:p>0.943438003220612</text:p>
          </table:table-cell>
          <table:table-cell office:value-type="float" office:value="0.0126949971672677" calcext:value-type="float">
            <text:p>0.0126949971672677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27405991906916" calcext:value-type="float">
            <text:p>0.0127405991906916</text:p>
          </table:table-cell>
          <table:table-cell office:value-type="float" office:value="0.945614757980487" calcext:value-type="float">
            <text:p>0.945614757980487</text:p>
          </table:table-cell>
          <table:table-cell office:value-type="float" office:value="0.0137964284981641" calcext:value-type="float">
            <text:p>0.0137964284981641</text:p>
          </table:table-cell>
          <table:table-cell office:value-type="float" office:value="0.944961163209245" calcext:value-type="float">
            <text:p>0.944961163209245</text:p>
          </table:table-cell>
          <table:table-cell office:value-type="float" office:value="0.0143273918092111" calcext:value-type="float">
            <text:p>0.0143273918092111</text:p>
          </table:table-cell>
          <table:table-cell office:value-type="float" office:value="0.946266458274131" calcext:value-type="float">
            <text:p>0.946266458274131</text:p>
          </table:table-cell>
          <table:table-cell office:value-type="float" office:value="0.0138029772382208" calcext:value-type="float">
            <text:p>0.0138029772382208</text:p>
          </table:table-cell>
          <table:table-cell office:value-type="float" office:value="0.945830728426636" calcext:value-type="float">
            <text:p>0.945830728426636</text:p>
          </table:table-cell>
          <table:table-cell office:value-type="float" office:value="0.0125891778331339" calcext:value-type="float">
            <text:p>0.0125891778331339</text:p>
          </table:table-cell>
          <table:table-cell office:value-type="float" office:value="0.947789618262764" calcext:value-type="float">
            <text:p>0.947789618262764</text:p>
          </table:table-cell>
          <table:table-cell office:value-type="float" office:value="0.0119642828897389" calcext:value-type="float">
            <text:p>0.0119642828897389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23162603391794" calcext:value-type="float">
            <text:p>0.01231626033917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42351046699" calcext:value-type="float">
            <text:p>0.944742351046699</text:p>
          </table:table-cell>
          <table:table-cell office:value-type="float" office:value="0.0127485739715109" calcext:value-type="float">
            <text:p>0.0127485739715109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37651417732169" calcext:value-type="float">
            <text:p>0.0137651417732169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9190423378" calcext:value-type="float">
            <text:p>0.0129190423378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24727961241482" calcext:value-type="float">
            <text:p>0.0124727961241482</text:p>
          </table:table-cell>
          <table:table-cell office:value-type="float" office:value="0.944961163209245" calcext:value-type="float">
            <text:p>0.944961163209245</text:p>
          </table:table-cell>
          <table:table-cell office:value-type="float" office:value="0.0133003926430951" calcext:value-type="float">
            <text:p>0.0133003926430951</text:p>
          </table:table-cell>
          <table:table-cell office:value-type="float" office:value="0.94561191626409" calcext:value-type="float">
            <text:p>0.94561191626409</text:p>
          </table:table-cell>
          <table:table-cell office:value-type="float" office:value="0.0136586105576339" calcext:value-type="float">
            <text:p>0.0136586105576339</text:p>
          </table:table-cell>
          <table:table-cell office:value-type="float" office:value="0.946701240882827" calcext:value-type="float">
            <text:p>0.946701240882827</text:p>
          </table:table-cell>
          <table:table-cell office:value-type="float" office:value="0.0133079860145491" calcext:value-type="float">
            <text:p>0.0133079860145491</text:p>
          </table:table-cell>
          <table:table-cell office:value-type="float" office:value="0.94539689305674" calcext:value-type="float">
            <text:p>0.94539689305674</text:p>
          </table:table-cell>
          <table:table-cell office:value-type="float" office:value="0.0133513103266414" calcext:value-type="float">
            <text:p>0.0133513103266414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9601542242625" calcext:value-type="float">
            <text:p>0.0129601542242625</text:p>
          </table:table-cell>
          <table:table-cell office:value-type="float" office:value="0.946918632187174" calcext:value-type="float">
            <text:p>0.946918632187174</text:p>
          </table:table-cell>
          <table:table-cell office:value-type="float" office:value="0.0133075614222167" calcext:value-type="float">
            <text:p>0.0133075614222167</text:p>
          </table:table-cell>
          <table:table-cell office:value-type="float" office:value="0.947136023491522" calcext:value-type="float">
            <text:p>0.947136023491522</text:p>
          </table:table-cell>
          <table:table-cell office:value-type="float" office:value="0.0135371031773506" calcext:value-type="float">
            <text:p>0.0135371031773506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38498732653325" calcext:value-type="float">
            <text:p>0.0138498732653325</text:p>
          </table:table-cell>
          <table:table-cell office:value-type="float" office:value="0.945831202046036" calcext:value-type="float">
            <text:p>0.945831202046036</text:p>
          </table:table-cell>
          <table:table-cell office:value-type="float" office:value="0.0140078918867746" calcext:value-type="float">
            <text:p>0.0140078918867746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7970621380464" calcext:value-type="float">
            <text:p>0.0127970621380464</text:p>
          </table:table-cell>
          <table:table-cell office:value-type="float" office:value="0.946484796817277" calcext:value-type="float">
            <text:p>0.946484796817277</text:p>
          </table:table-cell>
          <table:table-cell office:value-type="float" office:value="0.0126119738263579" calcext:value-type="float">
            <text:p>0.0126119738263579</text:p>
          </table:table-cell>
          <table:table-cell office:value-type="float" office:value="0.945614284361087" calcext:value-type="float">
            <text:p>0.945614284361087</text:p>
          </table:table-cell>
          <table:table-cell office:value-type="float" office:value="0.0130557192453046" calcext:value-type="float">
            <text:p>0.01305571924530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86681822487" calcext:value-type="float">
            <text:p>0.944786681822487</text:p>
          </table:table-cell>
          <table:table-cell office:value-type="float" office:value="0.0134909756909446" calcext:value-type="float">
            <text:p>0.0134909756909446</text:p>
          </table:table-cell>
          <table:table-cell office:value-type="float" office:value="0.945178459789713" calcext:value-type="float">
            <text:p>0.945178459789713</text:p>
          </table:table-cell>
          <table:table-cell office:value-type="float" office:value="0.0139514606089218" calcext:value-type="float">
            <text:p>0.0139514606089218</text:p>
          </table:table-cell>
          <table:table-cell office:value-type="float" office:value="0.944612768779009" calcext:value-type="float">
            <text:p>0.944612768779009</text:p>
          </table:table-cell>
          <table:table-cell office:value-type="float" office:value="0.0133727040468647" calcext:value-type="float">
            <text:p>0.0133727040468647</text:p>
          </table:table-cell>
          <table:table-cell office:value-type="float" office:value="0.944614284361088" calcext:value-type="float">
            <text:p>0.944614284361088</text:p>
          </table:table-cell>
          <table:table-cell office:value-type="float" office:value="0.0128433490650769" calcext:value-type="float">
            <text:p>0.0128433490650769</text:p>
          </table:table-cell>
          <table:table-cell office:value-type="float" office:value="0.944265416311452" calcext:value-type="float">
            <text:p>0.944265416311452</text:p>
          </table:table-cell>
          <table:table-cell office:value-type="float" office:value="0.0134662049512805" calcext:value-type="float">
            <text:p>0.0134662049512805</text:p>
          </table:table-cell>
          <table:table-cell office:value-type="float" office:value="0.944743582457138" calcext:value-type="float">
            <text:p>0.944743582457138</text:p>
          </table:table-cell>
          <table:table-cell office:value-type="float" office:value="0.0138824236988996" calcext:value-type="float">
            <text:p>0.0138824236988996</text:p>
          </table:table-cell>
          <table:table-cell office:value-type="float" office:value="0.946048972245903" calcext:value-type="float">
            <text:p>0.946048972245903</text:p>
          </table:table-cell>
          <table:table-cell office:value-type="float" office:value="0.0130149844947052" calcext:value-type="float">
            <text:p>0.0130149844947052</text:p>
          </table:table-cell>
          <table:table-cell office:value-type="float" office:value="0.944744056076537" calcext:value-type="float">
            <text:p>0.944744056076537</text:p>
          </table:table-cell>
          <table:table-cell office:value-type="float" office:value="0.0134526494447446" calcext:value-type="float">
            <text:p>0.0134526494447446</text:p>
          </table:table-cell>
          <table:table-cell office:value-type="float" office:value="0.943829781187838" calcext:value-type="float">
            <text:p>0.943829781187838</text:p>
          </table:table-cell>
          <table:table-cell office:value-type="float" office:value="0.0132933661393405" calcext:value-type="float">
            <text:p>0.0132933661393405</text:p>
          </table:table-cell>
          <table:table-cell office:value-type="float" office:value="0.945484133750118" calcext:value-type="float">
            <text:p>0.945484133750118</text:p>
          </table:table-cell>
          <table:table-cell office:value-type="float" office:value="0.0137762747216166" calcext:value-type="float">
            <text:p>0.0137762747216166</text:p>
          </table:table-cell>
          <table:table-cell office:value-type="float" office:value="0.945178554513593" calcext:value-type="float">
            <text:p>0.945178554513593</text:p>
          </table:table-cell>
          <table:table-cell office:value-type="float" office:value="0.0133065788287292" calcext:value-type="float">
            <text:p>0.0133065788287292</text:p>
          </table:table-cell>
          <table:table-cell office:value-type="float" office:value="0.94448271289192" calcext:value-type="float">
            <text:p>0.94448271289192</text:p>
          </table:table-cell>
          <table:table-cell office:value-type="float" office:value="0.0136696378610997" calcext:value-type="float">
            <text:p>0.0136696378610997</text:p>
          </table:table-cell>
          <table:table-cell office:value-type="float" office:value="0.944351615042152" calcext:value-type="float">
            <text:p>0.944351615042152</text:p>
          </table:table-cell>
          <table:table-cell office:value-type="float" office:value="0.0133076096743939" calcext:value-type="float">
            <text:p>0.0133076096743939</text:p>
          </table:table-cell>
          <table:table-cell office:value-type="float" office:value="0.944786871270247" calcext:value-type="float">
            <text:p>0.944786871270247</text:p>
          </table:table-cell>
          <table:table-cell office:value-type="float" office:value="0.0125787066853775" calcext:value-type="float">
            <text:p>0.0125787066853775</text:p>
          </table:table-cell>
          <table:table-cell office:value-type="float" office:value="0.94535360424363" calcext:value-type="float">
            <text:p>0.94535360424363</text:p>
          </table:table-cell>
          <table:table-cell office:value-type="float" office:value="0.0131203516778668" calcext:value-type="float">
            <text:p>0.0131203516778668</text:p>
          </table:table-cell>
          <table:table-cell office:value-type="float" office:value="0.945135834043762" calcext:value-type="float">
            <text:p>0.945135834043762</text:p>
          </table:table-cell>
          <table:table-cell office:value-type="float" office:value="0.0126682882102974" calcext:value-type="float">
            <text:p>0.01266828821029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H</text:p>
          </table:table-cell>
          <table:table-cell office:value-type="float" office:value="0.612727272727273" calcext:value-type="float">
            <text:p>0.612727272727273</text:p>
          </table:table-cell>
          <table:table-cell office:value-type="float" office:value="0.131054913171156" calcext:value-type="float">
            <text:p>0.131054913171156</text:p>
          </table:table-cell>
          <table:table-cell office:value-type="float" office:value="0.583636363636364" calcext:value-type="float">
            <text:p>0.583636363636364</text:p>
          </table:table-cell>
          <table:table-cell office:value-type="float" office:value="0.0807221765613209" calcext:value-type="float">
            <text:p>0.080722176561320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95773876633259" calcext:value-type="float">
            <text:p>0.095773876633259</text:p>
          </table:table-cell>
          <table:table-cell office:value-type="float" office:value="0.642727272727273" calcext:value-type="float">
            <text:p>0.642727272727273</text:p>
          </table:table-cell>
          <table:table-cell office:value-type="float" office:value="0.119230005899117" calcext:value-type="float">
            <text:p>0.119230005899117</text:p>
          </table:table-cell>
          <table:table-cell office:value-type="float" office:value="0.613636363636364" calcext:value-type="float">
            <text:p>0.613636363636364</text:p>
          </table:table-cell>
          <table:table-cell office:value-type="float" office:value="0.0741341201377276" calcext:value-type="float">
            <text:p>0.0741341201377276</text:p>
          </table:table-cell>
          <table:table-cell office:value-type="float" office:value="0.652727272727273" calcext:value-type="float">
            <text:p>0.652727272727273</text:p>
          </table:table-cell>
          <table:table-cell office:value-type="float" office:value="0.109745510773727" calcext:value-type="float">
            <text:p>0.109745510773727</text:p>
          </table:table-cell>
          <table:table-cell office:value-type="float" office:value="0.642727272727273" calcext:value-type="float">
            <text:p>0.642727272727273</text:p>
          </table:table-cell>
          <table:table-cell office:value-type="float" office:value="0.119230005899117" calcext:value-type="float">
            <text:p>0.119230005899117</text:p>
          </table:table-cell>
          <table:table-cell office:value-type="float" office:value="0.652727272727273" calcext:value-type="float">
            <text:p>0.652727272727273</text:p>
          </table:table-cell>
          <table:table-cell office:value-type="float" office:value="0.073330828907899" calcext:value-type="float">
            <text:p>0.073330828907899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2100604015184" calcext:value-type="float">
            <text:p>0.0822100604015184</text:p>
          </table:table-cell>
          <table:table-cell office:value-type="float" office:value="0.623636363636364" calcext:value-type="float">
            <text:p>0.623636363636364</text:p>
          </table:table-cell>
          <table:table-cell office:value-type="float" office:value="0.0917336344411741" calcext:value-type="float">
            <text:p>0.0917336344411741</text:p>
          </table:table-cell>
          <table:table-cell office:value-type="float" office:value="0.614545454545454" calcext:value-type="float">
            <text:p>0.614545454545454</text:p>
          </table:table-cell>
          <table:table-cell office:value-type="float" office:value="0.094786018737078" calcext:value-type="float">
            <text:p>0.094786018737078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155313007809577" calcext:value-type="float">
            <text:p>0.155313007809577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831871996934472" calcext:value-type="float">
            <text:p>0.0831871996934472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685411407157427" calcext:value-type="float">
            <text:p>0.0685411407157427</text:p>
          </table:table-cell>
          <table:table-cell office:value-type="float" office:value="0.633636363636364" calcext:value-type="float">
            <text:p>0.633636363636364</text:p>
          </table:table-cell>
          <table:table-cell office:value-type="float" office:value="0.133336776815038" calcext:value-type="float">
            <text:p>0.133336776815038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831871996934472" calcext:value-type="float">
            <text:p>0.08318719969344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H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15110246828846" calcext:value-type="float">
            <text:p>0.15110246828846</text:p>
          </table:table-cell>
          <table:table-cell office:value-type="float" office:value="0.593636363636364" calcext:value-type="float">
            <text:p>0.593636363636364</text:p>
          </table:table-cell>
          <table:table-cell office:value-type="float" office:value="0.0752162477807235" calcext:value-type="float">
            <text:p>0.0752162477807235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642038191609943" calcext:value-type="float">
            <text:p>0.0642038191609943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118720605564035" calcext:value-type="float">
            <text:p>0.118720605564035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93636363636364" calcext:value-type="float">
            <text:p>0.693636363636364</text:p>
          </table:table-cell>
          <table:table-cell office:value-type="float" office:value="0.096404603451157" calcext:value-type="float">
            <text:p>0.096404603451157</text:p>
          </table:table-cell>
          <table:table-cell office:value-type="float" office:value="0.652727272727273" calcext:value-type="float">
            <text:p>0.652727272727273</text:p>
          </table:table-cell>
          <table:table-cell office:value-type="float" office:value="0.0561710623550715" calcext:value-type="float">
            <text:p>0.0561710623550715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2100604015184" calcext:value-type="float">
            <text:p>0.0822100604015184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693668069227854" calcext:value-type="float">
            <text:p>0.0693668069227854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2100604015184" calcext:value-type="float">
            <text:p>0.0822100604015184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693668069227854" calcext:value-type="float">
            <text:p>0.06936680692278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H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15110246828846" calcext:value-type="float">
            <text:p>0.15110246828846</text:p>
          </table:table-cell>
          <table:table-cell office:value-type="float" office:value="0.593636363636364" calcext:value-type="float">
            <text:p>0.593636363636364</text:p>
          </table:table-cell>
          <table:table-cell office:value-type="float" office:value="0.0752162477807235" calcext:value-type="float">
            <text:p>0.075216247780723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801112633075" calcext:value-type="float">
            <text:p>0.0801112633075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801112633075" calcext:value-type="float">
            <text:p>0.0801112633075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4545454545455" calcext:value-type="float">
            <text:p>0.654545454545455</text:p>
          </table:table-cell>
          <table:table-cell office:value-type="float" office:value="0.0769004699421183" calcext:value-type="float">
            <text:p>0.076900469942118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647733918094566" calcext:value-type="float">
            <text:p>0.06477339180945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H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15110246828846" calcext:value-type="float">
            <text:p>0.15110246828846</text:p>
          </table:table-cell>
          <table:table-cell office:value-type="float" office:value="0.603636363636364" calcext:value-type="float">
            <text:p>0.603636363636364</text:p>
          </table:table-cell>
          <table:table-cell office:value-type="float" office:value="0.0676511333933373" calcext:value-type="float">
            <text:p>0.0676511333933373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108262850561741" calcext:value-type="float">
            <text:p>0.108262850561741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072150490619277" calcext:value-type="float">
            <text:p>0.07215049061927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0546211595847265" calcext:value-type="float">
            <text:p>0.05462115958472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H</text:p>
          </table:table-cell>
          <table:table-cell office:value-type="float" office:value="0.642727272727273" calcext:value-type="float">
            <text:p>0.642727272727273</text:p>
          </table:table-cell>
          <table:table-cell office:value-type="float" office:value="0.152002247337308" calcext:value-type="float">
            <text:p>0.152002247337308</text:p>
          </table:table-cell>
          <table:table-cell office:value-type="float" office:value="0.603636363636364" calcext:value-type="float">
            <text:p>0.603636363636364</text:p>
          </table:table-cell>
          <table:table-cell office:value-type="float" office:value="0.0676511333933373" calcext:value-type="float">
            <text:p>0.0676511333933373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072150490619277" calcext:value-type="float">
            <text:p>0.07215049061927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072150490619277" calcext:value-type="float">
            <text:p>0.07215049061927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642038191609943" calcext:value-type="float">
            <text:p>0.0642038191609943</text:p>
          </table:table-cell>
          <table:table-cell office:value-type="float" office:value="0.703636363636364" calcext:value-type="float">
            <text:p>0.703636363636364</text:p>
          </table:table-cell>
          <table:table-cell office:value-type="float" office:value="0.121982400994707" calcext:value-type="float">
            <text:p>0.12198240099470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642038191609943" calcext:value-type="float">
            <text:p>0.064203819160994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H</text:p>
          </table:table-cell>
          <table:table-cell office:value-type="float" office:value="0.630727272727273" calcext:value-type="float">
            <text:p>0.630727272727273</text:p>
          </table:table-cell>
          <table:table-cell office:value-type="float" office:value="0.147272913074769" calcext:value-type="float">
            <text:p>0.147272913074769</text:p>
          </table:table-cell>
          <table:table-cell office:value-type="float" office:value="0.595636363636364" calcext:value-type="float">
            <text:p>0.595636363636364</text:p>
          </table:table-cell>
          <table:table-cell office:value-type="float" office:value="0.0732913877818885" calcext:value-type="float">
            <text:p>0.0732913877818885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773262796453886" calcext:value-type="float">
            <text:p>0.0773262796453886</text:p>
          </table:table-cell>
          <table:table-cell office:value-type="float" office:value="0.656727272727273" calcext:value-type="float">
            <text:p>0.656727272727273</text:p>
          </table:table-cell>
          <table:table-cell office:value-type="float" office:value="0.099695043190334" calcext:value-type="float">
            <text:p>0.099695043190334</text:p>
          </table:table-cell>
          <table:table-cell office:value-type="float" office:value="0.661636363636364" calcext:value-type="float">
            <text:p>0.661636363636364</text:p>
          </table:table-cell>
          <table:table-cell office:value-type="float" office:value="0.0719880580135925" calcext:value-type="float">
            <text:p>0.0719880580135925</text:p>
          </table:table-cell>
          <table:table-cell office:value-type="float" office:value="0.667272727272727" calcext:value-type="float">
            <text:p>0.667272727272727</text:p>
          </table:table-cell>
          <table:table-cell office:value-type="float" office:value="0.0853427784011566" calcext:value-type="float">
            <text:p>0.0853427784011566</text:p>
          </table:table-cell>
          <table:table-cell office:value-type="float" office:value="0.665090909090909" calcext:value-type="float">
            <text:p>0.665090909090909</text:p>
          </table:table-cell>
          <table:table-cell office:value-type="float" office:value="0.0798735190522492" calcext:value-type="float">
            <text:p>0.0798735190522492</text:p>
          </table:table-cell>
          <table:table-cell office:value-type="float" office:value="0.686909090909091" calcext:value-type="float">
            <text:p>0.686909090909091</text:p>
          </table:table-cell>
          <table:table-cell office:value-type="float" office:value="0.0838799979920168" calcext:value-type="float">
            <text:p>0.0838799979920168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0348067260121" calcext:value-type="float">
            <text:p>0.0790348067260121</text:p>
          </table:table-cell>
          <table:table-cell office:value-type="float" office:value="0.653272727272727" calcext:value-type="float">
            <text:p>0.653272727272727</text:p>
          </table:table-cell>
          <table:table-cell office:value-type="float" office:value="0.0741549234458707" calcext:value-type="float">
            <text:p>0.0741549234458707</text:p>
          </table:table-cell>
          <table:table-cell office:value-type="float" office:value="0.665818181818182" calcext:value-type="float">
            <text:p>0.665818181818182</text:p>
          </table:table-cell>
          <table:table-cell office:value-type="float" office:value="0.077758314398131" calcext:value-type="float">
            <text:p>0.077758314398131</text:p>
          </table:table-cell>
          <table:table-cell office:value-type="float" office:value="0.681636363636364" calcext:value-type="float">
            <text:p>0.681636363636364</text:p>
          </table:table-cell>
          <table:table-cell office:value-type="float" office:value="0.0915035888772993" calcext:value-type="float">
            <text:p>0.0915035888772993</text:p>
          </table:table-cell>
          <table:table-cell office:value-type="float" office:value="0.675454545454545" calcext:value-type="float">
            <text:p>0.675454545454545</text:p>
          </table:table-cell>
          <table:table-cell office:value-type="float" office:value="0.0777273398412594" calcext:value-type="float">
            <text:p>0.0777273398412594</text:p>
          </table:table-cell>
          <table:table-cell office:value-type="float" office:value="0.653818181818182" calcext:value-type="float">
            <text:p>0.653818181818182</text:p>
          </table:table-cell>
          <table:table-cell office:value-type="float" office:value="0.0730350712610993" calcext:value-type="float">
            <text:p>0.0730350712610993</text:p>
          </table:table-cell>
          <table:table-cell office:value-type="float" office:value="0.667636363636364" calcext:value-type="float">
            <text:p>0.667636363636364</text:p>
          </table:table-cell>
          <table:table-cell office:value-type="float" office:value="0.0895684689149918" calcext:value-type="float">
            <text:p>0.0895684689149918</text:p>
          </table:table-cell>
          <table:table-cell office:value-type="float" office:value="0.667090909090909" calcext:value-type="float">
            <text:p>0.667090909090909</text:p>
          </table:table-cell>
          <table:table-cell office:value-type="float" office:value="0.067230475434282" calcext:value-type="float">
            <text:p>0.0672304754342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962091385841669" calcext:value-type="float">
            <text:p>0.0962091385841669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0974608772253342" calcext:value-type="float">
            <text:p>0.0974608772253342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2100604015184" calcext:value-type="float">
            <text:p>0.0822100604015184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108960359595906" calcext:value-type="float">
            <text:p>0.108960359595906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0710927432660129" calcext:value-type="float">
            <text:p>0.0710927432660129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831871996934472" calcext:value-type="float">
            <text:p>0.0831871996934472</text:p>
          </table:table-cell>
          <table:table-cell office:value-type="float" office:value="0.633636363636364" calcext:value-type="float">
            <text:p>0.633636363636364</text:p>
          </table:table-cell>
          <table:table-cell office:value-type="float" office:value="0.0942857739138542" calcext:value-type="float">
            <text:p>0.0942857739138542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956155448400504" calcext:value-type="float">
            <text:p>0.0956155448400504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925557931158396" calcext:value-type="float">
            <text:p>0.0925557931158396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95773876633259" calcext:value-type="float">
            <text:p>0.095773876633259</text:p>
          </table:table-cell>
          <table:table-cell office:value-type="float" office:value="0.693636363636364" calcext:value-type="float">
            <text:p>0.693636363636364</text:p>
          </table:table-cell>
          <table:table-cell office:value-type="float" office:value="0.0696376559207042" calcext:value-type="float">
            <text:p>0.0696376559207042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93636363636364" calcext:value-type="float">
            <text:p>0.693636363636364</text:p>
          </table:table-cell>
          <table:table-cell office:value-type="float" office:value="0.0696376559207042" calcext:value-type="float">
            <text:p>0.0696376559207042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106746698626163" calcext:value-type="float">
            <text:p>0.106746698626163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497560624285425" calcext:value-type="float">
            <text:p>0.049756062428542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106746698626163" calcext:value-type="float">
            <text:p>0.10674669862616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497560624285425" calcext:value-type="float">
            <text:p>0.049756062428542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65454545454545" calcext:value-type="float">
            <text:p>0.665454545454545</text:p>
          </table:table-cell>
          <table:table-cell office:value-type="float" office:value="0.0786071425814823" calcext:value-type="float">
            <text:p>0.0786071425814823</text:p>
          </table:table-cell>
          <table:table-cell office:value-type="float" office:value="0.659454545454545" calcext:value-type="float">
            <text:p>0.659454545454545</text:p>
          </table:table-cell>
          <table:table-cell office:value-type="float" office:value="0.0814969510873758" calcext:value-type="float">
            <text:p>0.0814969510873758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785230835534211" calcext:value-type="float">
            <text:p>0.0785230835534211</text:p>
          </table:table-cell>
          <table:table-cell office:value-type="float" office:value="0.679454545454545" calcext:value-type="float">
            <text:p>0.679454545454545</text:p>
          </table:table-cell>
          <table:table-cell office:value-type="float" office:value="0.082233059234565" calcext:value-type="float">
            <text:p>0.082233059234565</text:p>
          </table:table-cell>
          <table:table-cell office:value-type="float" office:value="0.661454545454545" calcext:value-type="float">
            <text:p>0.661454545454545</text:p>
          </table:table-cell>
          <table:table-cell office:value-type="float" office:value="0.0833587551015735" calcext:value-type="float">
            <text:p>0.0833587551015735</text:p>
          </table:table-cell>
          <table:table-cell office:value-type="float" office:value="0.661636363636364" calcext:value-type="float">
            <text:p>0.661636363636364</text:p>
          </table:table-cell>
          <table:table-cell office:value-type="float" office:value="0.0743795191475362" calcext:value-type="float">
            <text:p>0.0743795191475362</text:p>
          </table:table-cell>
          <table:table-cell office:value-type="float" office:value="0.667636363636364" calcext:value-type="float">
            <text:p>0.667636363636364</text:p>
          </table:table-cell>
          <table:table-cell office:value-type="float" office:value="0.081758268334755" calcext:value-type="float">
            <text:p>0.081758268334755</text:p>
          </table:table-cell>
          <table:table-cell office:value-type="float" office:value="0.667636363636364" calcext:value-type="float">
            <text:p>0.667636363636364</text:p>
          </table:table-cell>
          <table:table-cell office:value-type="float" office:value="0.082844264598861" calcext:value-type="float">
            <text:p>0.082844264598861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822323142540189" calcext:value-type="float">
            <text:p>0.082232314254018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812358467997692" calcext:value-type="float">
            <text:p>0.0812358467997692</text:p>
          </table:table-cell>
          <table:table-cell office:value-type="float" office:value="0.679636363636364" calcext:value-type="float">
            <text:p>0.679636363636364</text:p>
          </table:table-cell>
          <table:table-cell office:value-type="float" office:value="0.0806076113959114" calcext:value-type="float">
            <text:p>0.0806076113959114</text:p>
          </table:table-cell>
          <table:table-cell office:value-type="float" office:value="0.669636363636364" calcext:value-type="float">
            <text:p>0.669636363636364</text:p>
          </table:table-cell>
          <table:table-cell office:value-type="float" office:value="0.0774735241554627" calcext:value-type="float">
            <text:p>0.0774735241554627</text:p>
          </table:table-cell>
          <table:table-cell office:value-type="float" office:value="0.679636363636364" calcext:value-type="float">
            <text:p>0.679636363636364</text:p>
          </table:table-cell>
          <table:table-cell office:value-type="float" office:value="0.076828644736125" calcext:value-type="float">
            <text:p>0.076828644736125</text:p>
          </table:table-cell>
          <table:table-cell office:value-type="float" office:value="0.661636363636364" calcext:value-type="float">
            <text:p>0.661636363636364</text:p>
          </table:table-cell>
          <table:table-cell office:value-type="float" office:value="0.0662926118859537" calcext:value-type="float">
            <text:p>0.0662926118859537</text:p>
          </table:table-cell>
          <table:table-cell office:value-type="float" office:value="0.677636363636364" calcext:value-type="float">
            <text:p>0.677636363636364</text:p>
          </table:table-cell>
          <table:table-cell office:value-type="float" office:value="0.0771148149780899" calcext:value-type="float">
            <text:p>0.0771148149780899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788314024596969" calcext:value-type="float">
            <text:p>0.07883140245969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M</text:p>
          </table:table-cell>
          <table:table-cell office:value-type="float" office:value="0.665555555555556" calcext:value-type="float">
            <text:p>0.665555555555556</text:p>
          </table:table-cell>
          <table:table-cell office:value-type="float" office:value="0.191195071996" calcext:value-type="float">
            <text:p>0.191195071996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0940186480058051" calcext:value-type="float">
            <text:p>0.0940186480058051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11166652784718" calcext:value-type="float">
            <text:p>0.11116665278471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37167105440097" calcext:value-type="float">
            <text:p>0.137167105440097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33148019368402" calcext:value-type="float">
            <text:p>0.133148019368402</text:p>
          </table:table-cell>
          <table:table-cell office:value-type="float" office:value="0.676666666666667" calcext:value-type="float">
            <text:p>0.676666666666667</text:p>
          </table:table-cell>
          <table:table-cell office:value-type="float" office:value="0.113366008361642" calcext:value-type="float">
            <text:p>0.113366008361642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23528374308331" calcext:value-type="float">
            <text:p>0.123528374308331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145932505961819" calcext:value-type="float">
            <text:p>0.145932505961819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41813649241218" calcext:value-type="float">
            <text:p>0.141813649241218</text:p>
          </table:table-cell>
          <table:table-cell office:value-type="float" office:value="0.595555555555556" calcext:value-type="float">
            <text:p>0.595555555555556</text:p>
          </table:table-cell>
          <table:table-cell office:value-type="float" office:value="0.125511299968382" calcext:value-type="float">
            <text:p>0.125511299968382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05174751699549" calcext:value-type="float">
            <text:p>0.105174751699549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0926962382871742" calcext:value-type="float">
            <text:p>0.0926962382871742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0974362723039722" calcext:value-type="float">
            <text:p>0.0974362723039722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0974362723039722" calcext:value-type="float">
            <text:p>0.09743627230397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M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52509866104653" calcext:value-type="float">
            <text:p>0.152509866104653</text:p>
          </table:table-cell>
          <table:table-cell office:value-type="float" office:value="0.585555555555555" calcext:value-type="float">
            <text:p>0.585555555555555</text:p>
          </table:table-cell>
          <table:table-cell office:value-type="float" office:value="0.0999382525411948" calcext:value-type="float">
            <text:p>0.0999382525411948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11166652784718" calcext:value-type="float">
            <text:p>0.111166652784718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11166652784718" calcext:value-type="float">
            <text:p>0.111166652784718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37930023410513" calcext:value-type="float">
            <text:p>0.137930023410513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23528374308331" calcext:value-type="float">
            <text:p>0.123528374308331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37930023410513" calcext:value-type="float">
            <text:p>0.13793002341051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14444444444444" calcext:value-type="float">
            <text:p>0.614444444444444</text:p>
          </table:table-cell>
          <table:table-cell office:value-type="float" office:value="0.130004748251367" calcext:value-type="float">
            <text:p>0.130004748251367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0996289412064884" calcext:value-type="float">
            <text:p>0.09962894120648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0889583062277692" calcext:value-type="float">
            <text:p>0.08895830622776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M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52509866104653" calcext:value-type="float">
            <text:p>0.152509866104653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0.107496769977314" calcext:value-type="float">
            <text:p>0.10749676997731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45041501085162" calcext:value-type="float">
            <text:p>0.145041501085162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9624338516354" calcext:value-type="float">
            <text:p>0.12962433851635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11166652784718" calcext:value-type="float">
            <text:p>0.11116665278471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25166555703457" calcext:value-type="float">
            <text:p>0.125166555703457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11166652784718" calcext:value-type="float">
            <text:p>0.111166652784718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16587274573997" calcext:value-type="float">
            <text:p>0.11658727457399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M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52509866104653" calcext:value-type="float">
            <text:p>0.152509866104653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0.107496769977314" calcext:value-type="float">
            <text:p>0.10749676997731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00676722578438" calcext:value-type="float">
            <text:p>0.10067672257843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27123930977454" calcext:value-type="float">
            <text:p>0.12712393097745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0948683298050513" calcext:value-type="float">
            <text:p>0.0948683298050513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111388542532019" calcext:value-type="float">
            <text:p>0.111388542532019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100921678469916" calcext:value-type="float">
            <text:p>0.100921678469916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0877707451472511" calcext:value-type="float">
            <text:p>0.08777074514725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M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52509866104653" calcext:value-type="float">
            <text:p>0.152509866104653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0.107496769977314" calcext:value-type="float">
            <text:p>0.10749676997731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595555555555556" calcext:value-type="float">
            <text:p>0.595555555555556</text:p>
          </table:table-cell>
          <table:table-cell office:value-type="float" office:value="0.106342098791159" calcext:value-type="float">
            <text:p>0.106342098791159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0926962382871742" calcext:value-type="float">
            <text:p>0.0926962382871742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16746004769455" calcext:value-type="float">
            <text:p>0.116746004769455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4576321065429" calcext:value-type="float">
            <text:p>0.14576321065429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595555555555556" calcext:value-type="float">
            <text:p>0.595555555555556</text:p>
          </table:table-cell>
          <table:table-cell office:value-type="float" office:value="0.116322242918244" calcext:value-type="float">
            <text:p>0.116322242918244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0889583062277693" calcext:value-type="float">
            <text:p>0.088958306227769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M</text:p>
          </table:table-cell>
          <table:table-cell office:value-type="float" office:value="0.641555555555556" calcext:value-type="float">
            <text:p>0.641555555555556</text:p>
          </table:table-cell>
          <table:table-cell office:value-type="float" office:value="0.160246907282923" calcext:value-type="float">
            <text:p>0.160246907282923</text:p>
          </table:table-cell>
          <table:table-cell office:value-type="float" office:value="0.604222222222222" calcext:value-type="float">
            <text:p>0.604222222222222</text:p>
          </table:table-cell>
          <table:table-cell office:value-type="float" office:value="0.103289442095788" calcext:value-type="float">
            <text:p>0.103289442095788</text:p>
          </table:table-cell>
          <table:table-cell office:value-type="float" office:value="0.639555555555556" calcext:value-type="float">
            <text:p>0.639555555555556</text:p>
          </table:table-cell>
          <table:table-cell office:value-type="float" office:value="0.110597843874619" calcext:value-type="float">
            <text:p>0.110597843874619</text:p>
          </table:table-cell>
          <table:table-cell office:value-type="float" office:value="0.647555555555556" calcext:value-type="float">
            <text:p>0.647555555555556</text:p>
          </table:table-cell>
          <table:table-cell office:value-type="float" office:value="0.114246540605095" calcext:value-type="float">
            <text:p>0.114246540605095</text:p>
          </table:table-cell>
          <table:table-cell office:value-type="float" office:value="0.627555555555556" calcext:value-type="float">
            <text:p>0.627555555555556</text:p>
          </table:table-cell>
          <table:table-cell office:value-type="float" office:value="0.131699899376999" calcext:value-type="float">
            <text:p>0.131699899376999</text:p>
          </table:table-cell>
          <table:table-cell office:value-type="float" office:value="0.634" calcext:value-type="float">
            <text:p>0.634</text:p>
          </table:table-cell>
          <table:table-cell office:value-type="float" office:value="0.116220304222977" calcext:value-type="float">
            <text:p>0.116220304222977</text:p>
          </table:table-cell>
          <table:table-cell office:value-type="float" office:value="0.633777777777778" calcext:value-type="float">
            <text:p>0.633777777777778</text:p>
          </table:table-cell>
          <table:table-cell office:value-type="float" office:value="0.11802727494507" calcext:value-type="float">
            <text:p>0.11802727494507</text:p>
          </table:table-cell>
          <table:table-cell office:value-type="float" office:value="0.647777777777778" calcext:value-type="float">
            <text:p>0.647777777777778</text:p>
          </table:table-cell>
          <table:table-cell office:value-type="float" office:value="0.113495634403863" calcext:value-type="float">
            <text:p>0.113495634403863</text:p>
          </table:table-cell>
          <table:table-cell office:value-type="float" office:value="0.626222222222222" calcext:value-type="float">
            <text:p>0.626222222222222</text:p>
          </table:table-cell>
          <table:table-cell office:value-type="float" office:value="0.116100694718927" calcext:value-type="float">
            <text:p>0.116100694718927</text:p>
          </table:table-cell>
          <table:table-cell office:value-type="float" office:value="0.648" calcext:value-type="float">
            <text:p>0.648</text:p>
          </table:table-cell>
          <table:table-cell office:value-type="float" office:value="0.109000641916289" calcext:value-type="float">
            <text:p>0.109000641916289</text:p>
          </table:table-cell>
          <table:table-cell office:value-type="float" office:value="0.628666666666667" calcext:value-type="float">
            <text:p>0.628666666666667</text:p>
          </table:table-cell>
          <table:table-cell office:value-type="float" office:value="0.121345687552815" calcext:value-type="float">
            <text:p>0.121345687552815</text:p>
          </table:table-cell>
          <table:table-cell office:value-type="float" office:value="0.631555555555556" calcext:value-type="float">
            <text:p>0.631555555555556</text:p>
          </table:table-cell>
          <table:table-cell office:value-type="float" office:value="0.122176468471557" calcext:value-type="float">
            <text:p>0.122176468471557</text:p>
          </table:table-cell>
          <table:table-cell office:value-type="float" office:value="0.634222222222222" calcext:value-type="float">
            <text:p>0.634222222222222</text:p>
          </table:table-cell>
          <table:table-cell office:value-type="float" office:value="0.11434456908676" calcext:value-type="float">
            <text:p>0.11434456908676</text:p>
          </table:table-cell>
          <table:table-cell office:value-type="float" office:value="0.626444444444444" calcext:value-type="float">
            <text:p>0.626444444444444</text:p>
          </table:table-cell>
          <table:table-cell office:value-type="float" office:value="0.104710218035326" calcext:value-type="float">
            <text:p>0.104710218035326</text:p>
          </table:table-cell>
          <table:table-cell office:value-type="float" office:value="0.627555555555556" calcext:value-type="float">
            <text:p>0.627555555555556</text:p>
          </table:table-cell>
          <table:table-cell office:value-type="float" office:value="0.11391238047869" calcext:value-type="float">
            <text:p>0.11391238047869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0942728662088324" calcext:value-type="float">
            <text:p>0.09427286620883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54444444444444" calcext:value-type="float">
            <text:p>0.654444444444444</text:p>
          </table:table-cell>
          <table:table-cell office:value-type="float" office:value="0.135218159347345" calcext:value-type="float">
            <text:p>0.135218159347345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53156097245447" calcext:value-type="float">
            <text:p>0.15315609724544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04444444444444" calcext:value-type="float">
            <text:p>0.604444444444444</text:p>
          </table:table-cell>
          <table:table-cell office:value-type="float" office:value="0.126491106406735" calcext:value-type="float">
            <text:p>0.126491106406735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5729189661499" calcext:value-type="float">
            <text:p>0.15729189661499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34302036607927" calcext:value-type="float">
            <text:p>0.13430203660792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45041501085162" calcext:value-type="float">
            <text:p>0.145041501085162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159513148186739" calcext:value-type="float">
            <text:p>0.159513148186739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119721899973786" calcext:value-type="float">
            <text:p>0.11972189997378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9876479637877" calcext:value-type="float">
            <text:p>0.11987647963787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05555555555555" calcext:value-type="float">
            <text:p>0.605555555555555</text:p>
          </table:table-cell>
          <table:table-cell office:value-type="float" office:value="0.15335748602047" calcext:value-type="float">
            <text:p>0.15335748602047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9624338516354" calcext:value-type="float">
            <text:p>0.129624338516354</text:p>
          </table:table-cell>
          <table:table-cell office:value-type="float" office:value="0.634444444444444" calcext:value-type="float">
            <text:p>0.634444444444444</text:p>
          </table:table-cell>
          <table:table-cell office:value-type="float" office:value="0.116587274573997" calcext:value-type="float">
            <text:p>0.116587274573997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27123930977454" calcext:value-type="float">
            <text:p>0.12712393097745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34302036607927" calcext:value-type="float">
            <text:p>0.13430203660792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16746004769455" calcext:value-type="float">
            <text:p>0.116746004769455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31555555555556" calcext:value-type="float">
            <text:p>0.631555555555556</text:p>
          </table:table-cell>
          <table:table-cell office:value-type="float" office:value="0.120715875346951" calcext:value-type="float">
            <text:p>0.120715875346951</text:p>
          </table:table-cell>
          <table:table-cell office:value-type="float" office:value="0.638" calcext:value-type="float">
            <text:p>0.638</text:p>
          </table:table-cell>
          <table:table-cell office:value-type="float" office:value="0.124192449412217" calcext:value-type="float">
            <text:p>0.124192449412217</text:p>
          </table:table-cell>
          <table:table-cell office:value-type="float" office:value="0.644666666666667" calcext:value-type="float">
            <text:p>0.644666666666667</text:p>
          </table:table-cell>
          <table:table-cell office:value-type="float" office:value="0.106631370309946" calcext:value-type="float">
            <text:p>0.106631370309946</text:p>
          </table:table-cell>
          <table:table-cell office:value-type="float" office:value="0.632" calcext:value-type="float">
            <text:p>0.632</text:p>
          </table:table-cell>
          <table:table-cell office:value-type="float" office:value="0.114822535039089" calcext:value-type="float">
            <text:p>0.114822535039089</text:p>
          </table:table-cell>
          <table:table-cell office:value-type="float" office:value="0.642666666666667" calcext:value-type="float">
            <text:p>0.642666666666667</text:p>
          </table:table-cell>
          <table:table-cell office:value-type="float" office:value="0.127888895168288" calcext:value-type="float">
            <text:p>0.127888895168288</text:p>
          </table:table-cell>
          <table:table-cell office:value-type="float" office:value="0.631777777777778" calcext:value-type="float">
            <text:p>0.631777777777778</text:p>
          </table:table-cell>
          <table:table-cell office:value-type="float" office:value="0.122898242244889" calcext:value-type="float">
            <text:p>0.122898242244889</text:p>
          </table:table-cell>
          <table:table-cell office:value-type="float" office:value="0.64" calcext:value-type="float">
            <text:p>0.64</text:p>
          </table:table-cell>
          <table:table-cell office:value-type="float" office:value="0.130894850334027" calcext:value-type="float">
            <text:p>0.130894850334027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122833831211182" calcext:value-type="float">
            <text:p>0.122833831211182</text:p>
          </table:table-cell>
          <table:table-cell office:value-type="float" office:value="0.644222222222222" calcext:value-type="float">
            <text:p>0.644222222222222</text:p>
          </table:table-cell>
          <table:table-cell office:value-type="float" office:value="0.121267727402391" calcext:value-type="float">
            <text:p>0.121267727402391</text:p>
          </table:table-cell>
          <table:table-cell office:value-type="float" office:value="0.640222222222222" calcext:value-type="float">
            <text:p>0.640222222222222</text:p>
          </table:table-cell>
          <table:table-cell office:value-type="float" office:value="0.117567676643346" calcext:value-type="float">
            <text:p>0.117567676643346</text:p>
          </table:table-cell>
          <table:table-cell office:value-type="float" office:value="0.642666666666667" calcext:value-type="float">
            <text:p>0.642666666666667</text:p>
          </table:table-cell>
          <table:table-cell office:value-type="float" office:value="0.121922554878284" calcext:value-type="float">
            <text:p>0.121922554878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3767170602572" calcext:value-type="float">
            <text:p>0.113767170602572</text:p>
          </table:table-cell>
          <table:table-cell office:value-type="float" office:value="0.621555555555555" calcext:value-type="float">
            <text:p>0.621555555555555</text:p>
          </table:table-cell>
          <table:table-cell office:value-type="float" office:value="0.125119863135752" calcext:value-type="float">
            <text:p>0.125119863135752</text:p>
          </table:table-cell>
          <table:table-cell office:value-type="float" office:value="0.642444444444444" calcext:value-type="float">
            <text:p>0.642444444444444</text:p>
          </table:table-cell>
          <table:table-cell office:value-type="float" office:value="0.120834968516014" calcext:value-type="float">
            <text:p>0.120834968516014</text:p>
          </table:table-cell>
          <table:table-cell office:value-type="float" office:value="0.636222222222222" calcext:value-type="float">
            <text:p>0.636222222222222</text:p>
          </table:table-cell>
          <table:table-cell office:value-type="float" office:value="0.116077599613072" calcext:value-type="float">
            <text:p>0.116077599613072</text:p>
          </table:table-cell>
          <table:table-cell office:value-type="float" office:value="0.639777777777778" calcext:value-type="float">
            <text:p>0.639777777777778</text:p>
          </table:table-cell>
          <table:table-cell office:value-type="float" office:value="0.111642014454234" calcext:value-type="float">
            <text:p>0.1116420144542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MH</text:p>
          </table:table-cell>
          <table:table-cell office:value-type="float" office:value="0.661818181818182" calcext:value-type="float">
            <text:p>0.661818181818182</text:p>
          </table:table-cell>
          <table:table-cell office:value-type="float" office:value="0.257764636630305" calcext:value-type="float">
            <text:p>0.257764636630305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42395225928784" calcext:value-type="float">
            <text:p>0.142395225928784</text:p>
          </table:table-cell>
          <table:table-cell office:value-type="float" office:value="0.691818181818182" calcext:value-type="float">
            <text:p>0.691818181818182</text:p>
          </table:table-cell>
          <table:table-cell office:value-type="float" office:value="0.200753859313799" calcext:value-type="float">
            <text:p>0.200753859313799</text:p>
          </table:table-cell>
          <table:table-cell office:value-type="float" office:value="0.690909090909091" calcext:value-type="float">
            <text:p>0.690909090909091</text:p>
          </table:table-cell>
          <table:table-cell office:value-type="float" office:value="0.181413691479949" calcext:value-type="float">
            <text:p>0.181413691479949</text:p>
          </table:table-cell>
          <table:table-cell office:value-type="float" office:value="0.728181818181818" calcext:value-type="float">
            <text:p>0.728181818181818</text:p>
          </table:table-cell>
          <table:table-cell office:value-type="float" office:value="0.159858178651923" calcext:value-type="float">
            <text:p>0.159858178651923</text:p>
          </table:table-cell>
          <table:table-cell office:value-type="float" office:value="0.68" calcext:value-type="float">
            <text:p>0.68</text:p>
          </table:table-cell>
          <table:table-cell office:value-type="float" office:value="0.176425064799308" calcext:value-type="float">
            <text:p>0.176425064799308</text:p>
          </table:table-cell>
          <table:table-cell office:value-type="float" office:value="0.7" calcext:value-type="float">
            <text:p>0.7</text:p>
          </table:table-cell>
          <table:table-cell office:value-type="float" office:value="0.164699130202439" calcext:value-type="float">
            <text:p>0.164699130202439</text:p>
          </table:table-cell>
          <table:table-cell office:value-type="float" office:value="0.679090909090909" calcext:value-type="float">
            <text:p>0.679090909090909</text:p>
          </table:table-cell>
          <table:table-cell office:value-type="float" office:value="0.19986450874258" calcext:value-type="float">
            <text:p>0.19986450874258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73414369698702" calcext:value-type="float">
            <text:p>0.173414369698702</text:p>
          </table:table-cell>
          <table:table-cell office:value-type="float" office:value="0.7" calcext:value-type="float">
            <text:p>0.7</text:p>
          </table:table-cell>
          <table:table-cell office:value-type="float" office:value="0.183827283492159" calcext:value-type="float">
            <text:p>0.183827283492159</text:p>
          </table:table-cell>
          <table:table-cell office:value-type="float" office:value="0.690909090909091" calcext:value-type="float">
            <text:p>0.690909090909091</text:p>
          </table:table-cell>
          <table:table-cell office:value-type="float" office:value="0.205391069125219" calcext:value-type="float">
            <text:p>0.205391069125219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2" calcext:value-type="float">
            <text:p>0.72</text:p>
          </table:table-cell>
          <table:table-cell office:value-type="float" office:value="0.200036727573535" calcext:value-type="float">
            <text:p>0.200036727573535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680909090909091" calcext:value-type="float">
            <text:p>0.680909090909091</text:p>
          </table:table-cell>
          <table:table-cell office:value-type="float" office:value="0.189555082961613" calcext:value-type="float">
            <text:p>0.189555082961613</text:p>
          </table:table-cell>
          <table:table-cell office:value-type="float" office:value="0.72" calcext:value-type="float">
            <text:p>0.72</text:p>
          </table:table-cell>
          <table:table-cell office:value-type="float" office:value="0.194402855318811" calcext:value-type="float">
            <text:p>0.1944028553188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MH</text:p>
          </table:table-cell>
          <table:table-cell office:value-type="float" office:value="0.670909090909091" calcext:value-type="float">
            <text:p>0.670909090909091</text:p>
          </table:table-cell>
          <table:table-cell office:value-type="float" office:value="0.244528744125098" calcext:value-type="float">
            <text:p>0.244528744125098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39093879944506" calcext:value-type="float">
            <text:p>0.139093879944506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690909090909091" calcext:value-type="float">
            <text:p>0.690909090909091</text:p>
          </table:table-cell>
          <table:table-cell office:value-type="float" office:value="0.198941182571756" calcext:value-type="float">
            <text:p>0.198941182571756</text:p>
          </table:table-cell>
          <table:table-cell office:value-type="float" office:value="0.71" calcext:value-type="float">
            <text:p>0.71</text:p>
          </table:table-cell>
          <table:table-cell office:value-type="float" office:value="0.180472291318873" calcext:value-type="float">
            <text:p>0.180472291318873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76425064799308" calcext:value-type="float">
            <text:p>0.176425064799308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" calcext:value-type="float">
            <text:p>0.71</text:p>
          </table:table-cell>
          <table:table-cell office:value-type="float" office:value="0.180472291318873" calcext:value-type="float">
            <text:p>0.180472291318873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MH</text:p>
          </table:table-cell>
          <table:table-cell office:value-type="float" office:value="0.661818181818182" calcext:value-type="float">
            <text:p>0.661818181818182</text:p>
          </table:table-cell>
          <table:table-cell office:value-type="float" office:value="0.247626010255394" calcext:value-type="float">
            <text:p>0.247626010255394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49995408561501" calcext:value-type="float">
            <text:p>0.14999540856150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MH</text:p>
          </table:table-cell>
          <table:table-cell office:value-type="float" office:value="0.651818181818182" calcext:value-type="float">
            <text:p>0.651818181818182</text:p>
          </table:table-cell>
          <table:table-cell office:value-type="float" office:value="0.238800568806013" calcext:value-type="float">
            <text:p>0.238800568806013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49995408561501" calcext:value-type="float">
            <text:p>0.14999540856150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MH</text:p>
          </table:table-cell>
          <table:table-cell office:value-type="float" office:value="0.651818181818182" calcext:value-type="float">
            <text:p>0.651818181818182</text:p>
          </table:table-cell>
          <table:table-cell office:value-type="float" office:value="0.238800568806013" calcext:value-type="float">
            <text:p>0.238800568806013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49995408561501" calcext:value-type="float">
            <text:p>0.14999540856150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MH</text:p>
          </table:table-cell>
          <table:table-cell office:value-type="float" office:value="0.659636363636364" calcext:value-type="float">
            <text:p>0.659636363636364</text:p>
          </table:table-cell>
          <table:table-cell office:value-type="float" office:value="0.245504105724565" calcext:value-type="float">
            <text:p>0.245504105724565</text:p>
          </table:table-cell>
          <table:table-cell office:value-type="float" office:value="0.735090909090909" calcext:value-type="float">
            <text:p>0.735090909090909</text:p>
          </table:table-cell>
          <table:table-cell office:value-type="float" office:value="0.146295066311559" calcext:value-type="float">
            <text:p>0.146295066311559</text:p>
          </table:table-cell>
          <table:table-cell office:value-type="float" office:value="0.707090909090909" calcext:value-type="float">
            <text:p>0.707090909090909</text:p>
          </table:table-cell>
          <table:table-cell office:value-type="float" office:value="0.195483998786664" calcext:value-type="float">
            <text:p>0.195483998786664</text:p>
          </table:table-cell>
          <table:table-cell office:value-type="float" office:value="0.702545454545455" calcext:value-type="float">
            <text:p>0.702545454545455</text:p>
          </table:table-cell>
          <table:table-cell office:value-type="float" office:value="0.184587020536465" calcext:value-type="float">
            <text:p>0.184587020536465</text:p>
          </table:table-cell>
          <table:table-cell office:value-type="float" office:value="0.714181818181818" calcext:value-type="float">
            <text:p>0.714181818181818</text:p>
          </table:table-cell>
          <table:table-cell office:value-type="float" office:value="0.184566014187088" calcext:value-type="float">
            <text:p>0.184566014187088</text:p>
          </table:table-cell>
          <table:table-cell office:value-type="float" office:value="0.704727272727273" calcext:value-type="float">
            <text:p>0.704727272727273</text:p>
          </table:table-cell>
          <table:table-cell office:value-type="float" office:value="0.190618239883766" calcext:value-type="float">
            <text:p>0.190618239883766</text:p>
          </table:table-cell>
          <table:table-cell office:value-type="float" office:value="0.710545454545455" calcext:value-type="float">
            <text:p>0.710545454545455</text:p>
          </table:table-cell>
          <table:table-cell office:value-type="float" office:value="0.184724759193278" calcext:value-type="float">
            <text:p>0.184724759193278</text:p>
          </table:table-cell>
          <table:table-cell office:value-type="float" office:value="0.704545454545455" calcext:value-type="float">
            <text:p>0.704545454545455</text:p>
          </table:table-cell>
          <table:table-cell office:value-type="float" office:value="0.19530612867242" calcext:value-type="float">
            <text:p>0.19530612867242</text:p>
          </table:table-cell>
          <table:table-cell office:value-type="float" office:value="0.721636363636364" calcext:value-type="float">
            <text:p>0.721636363636364</text:p>
          </table:table-cell>
          <table:table-cell office:value-type="float" office:value="0.177978795473166" calcext:value-type="float">
            <text:p>0.177978795473166</text:p>
          </table:table-cell>
          <table:table-cell office:value-type="float" office:value="0.716181818181818" calcext:value-type="float">
            <text:p>0.716181818181818</text:p>
          </table:table-cell>
          <table:table-cell office:value-type="float" office:value="0.185470380989402" calcext:value-type="float">
            <text:p>0.185470380989402</text:p>
          </table:table-cell>
          <table:table-cell office:value-type="float" office:value="0.710545454545455" calcext:value-type="float">
            <text:p>0.710545454545455</text:p>
          </table:table-cell>
          <table:table-cell office:value-type="float" office:value="0.191790594541957" calcext:value-type="float">
            <text:p>0.191790594541957</text:p>
          </table:table-cell>
          <table:table-cell office:value-type="float" office:value="0.710727272727273" calcext:value-type="float">
            <text:p>0.710727272727273</text:p>
          </table:table-cell>
          <table:table-cell office:value-type="float" office:value="0.190174596421479" calcext:value-type="float">
            <text:p>0.190174596421479</text:p>
          </table:table-cell>
          <table:table-cell office:value-type="float" office:value="0.718181818181818" calcext:value-type="float">
            <text:p>0.718181818181818</text:p>
          </table:table-cell>
          <table:table-cell office:value-type="float" office:value="0.188409303128125" calcext:value-type="float">
            <text:p>0.188409303128125</text:p>
          </table:table-cell>
          <table:table-cell office:value-type="float" office:value="0.720181818181818" calcext:value-type="float">
            <text:p>0.720181818181818</text:p>
          </table:table-cell>
          <table:table-cell office:value-type="float" office:value="0.18531306867121" calcext:value-type="float">
            <text:p>0.18531306867121</text:p>
          </table:table-cell>
          <table:table-cell office:value-type="float" office:value="0.710545454545455" calcext:value-type="float">
            <text:p>0.710545454545455</text:p>
          </table:table-cell>
          <table:table-cell office:value-type="float" office:value="0.188926363986788" calcext:value-type="float">
            <text:p>0.188926363986788</text:p>
          </table:table-cell>
          <table:table-cell office:value-type="float" office:value="0.722181818181818" calcext:value-type="float">
            <text:p>0.722181818181818</text:p>
          </table:table-cell>
          <table:table-cell office:value-type="float" office:value="0.187888462032285" calcext:value-type="float">
            <text:p>0.1878884620322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980706947897" calcext:value-type="float">
            <text:p>0.19980706947897</text:p>
          </table:table-cell>
          <table:table-cell office:value-type="float" office:value="0.7" calcext:value-type="float">
            <text:p>0.7</text:p>
          </table:table-cell>
          <table:table-cell office:value-type="float" office:value="0.201144566973043" calcext:value-type="float">
            <text:p>0.201144566973043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1" calcext:value-type="float">
            <text:p>0.71</text:p>
          </table:table-cell>
          <table:table-cell office:value-type="float" office:value="0.192392027845045" calcext:value-type="float">
            <text:p>0.192392027845045</text:p>
          </table:table-cell>
          <table:table-cell office:value-type="float" office:value="0.711818181818182" calcext:value-type="float">
            <text:p>0.711818181818182</text:p>
          </table:table-cell>
          <table:table-cell office:value-type="float" office:value="0.221608196683845" calcext:value-type="float">
            <text:p>0.221608196683845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30909090909091" calcext:value-type="float">
            <text:p>0.730909090909091</text:p>
          </table:table-cell>
          <table:table-cell office:value-type="float" office:value="0.20841788917683" calcext:value-type="float">
            <text:p>0.20841788917683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88357162245904" calcext:value-type="float">
            <text:p>0.188357162245904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90152420618392" calcext:value-type="float">
            <text:p>0.190152420618392</text:p>
          </table:table-cell>
          <table:table-cell office:value-type="float" office:value="0.71" calcext:value-type="float">
            <text:p>0.71</text:p>
          </table:table-cell>
          <table:table-cell office:value-type="float" office:value="0.167707493838051" calcext:value-type="float">
            <text:p>0.167707493838051</text:p>
          </table:table-cell>
          <table:table-cell office:value-type="float" office:value="0.74" calcext:value-type="float">
            <text:p>0.74</text:p>
          </table:table-cell>
          <table:table-cell office:value-type="float" office:value="0.178926499933153" calcext:value-type="float">
            <text:p>0.178926499933153</text:p>
          </table:table-cell>
          <table:table-cell office:value-type="float" office:value="0.737272727272727" calcext:value-type="float">
            <text:p>0.737272727272727</text:p>
          </table:table-cell>
          <table:table-cell office:value-type="float" office:value="0.163549359586396" calcext:value-type="float">
            <text:p>0.163549359586396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8181818181818" calcext:value-type="float">
            <text:p>0.728181818181818</text:p>
          </table:table-cell>
          <table:table-cell office:value-type="float" office:value="0.142614315463794" calcext:value-type="float">
            <text:p>0.1426143154637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185738048308718" calcext:value-type="float">
            <text:p>0.185738048308718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1818181818182" calcext:value-type="float">
            <text:p>0.701818181818182</text:p>
          </table:table-cell>
          <table:table-cell office:value-type="float" office:value="0.20906016462594" calcext:value-type="float">
            <text:p>0.20906016462594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1287860996056" calcext:value-type="float">
            <text:p>0.161287860996056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8181818181818" calcext:value-type="float">
            <text:p>0.738181818181818</text:p>
          </table:table-cell>
          <table:table-cell office:value-type="float" office:value="0.161022901028541" calcext:value-type="float">
            <text:p>0.161022901028541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  <table:table-cell office:value-type="float" office:value="0.709090909090909" calcext:value-type="float">
            <text:p>0.709090909090909</text:p>
          </table:table-cell>
          <table:table-cell office:value-type="float" office:value="0.151636315190264" calcext:value-type="float">
            <text:p>0.1516363151902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18181818181818" calcext:value-type="float">
            <text:p>0.718181818181818</text:p>
          </table:table-cell>
          <table:table-cell office:value-type="float" office:value="0.184924841240898" calcext:value-type="float">
            <text:p>0.184924841240898</text:p>
          </table:table-cell>
          <table:table-cell office:value-type="float" office:value="0.716363636363636" calcext:value-type="float">
            <text:p>0.716363636363636</text:p>
          </table:table-cell>
          <table:table-cell office:value-type="float" office:value="0.188363371509212" calcext:value-type="float">
            <text:p>0.188363371509212</text:p>
          </table:table-cell>
          <table:table-cell office:value-type="float" office:value="0.706727272727273" calcext:value-type="float">
            <text:p>0.706727272727273</text:p>
          </table:table-cell>
          <table:table-cell office:value-type="float" office:value="0.193876443249281" calcext:value-type="float">
            <text:p>0.193876443249281</text:p>
          </table:table-cell>
          <table:table-cell office:value-type="float" office:value="0.723636363636364" calcext:value-type="float">
            <text:p>0.723636363636364</text:p>
          </table:table-cell>
          <table:table-cell office:value-type="float" office:value="0.177464752570433" calcext:value-type="float">
            <text:p>0.177464752570433</text:p>
          </table:table-cell>
          <table:table-cell office:value-type="float" office:value="0.725636363636364" calcext:value-type="float">
            <text:p>0.725636363636364</text:p>
          </table:table-cell>
          <table:table-cell office:value-type="float" office:value="0.177767719247986" calcext:value-type="float">
            <text:p>0.177767719247986</text:p>
          </table:table-cell>
          <table:table-cell office:value-type="float" office:value="0.716181818181818" calcext:value-type="float">
            <text:p>0.716181818181818</text:p>
          </table:table-cell>
          <table:table-cell office:value-type="float" office:value="0.186880363182427" calcext:value-type="float">
            <text:p>0.186880363182427</text:p>
          </table:table-cell>
          <table:table-cell office:value-type="float" office:value="0.716545454545455" calcext:value-type="float">
            <text:p>0.716545454545455</text:p>
          </table:table-cell>
          <table:table-cell office:value-type="float" office:value="0.193127490360914" calcext:value-type="float">
            <text:p>0.193127490360914</text:p>
          </table:table-cell>
          <table:table-cell office:value-type="float" office:value="0.729272727272727" calcext:value-type="float">
            <text:p>0.729272727272727</text:p>
          </table:table-cell>
          <table:table-cell office:value-type="float" office:value="0.172618053681016" calcext:value-type="float">
            <text:p>0.172618053681016</text:p>
          </table:table-cell>
          <table:table-cell office:value-type="float" office:value="0.720363636363636" calcext:value-type="float">
            <text:p>0.720363636363636</text:p>
          </table:table-cell>
          <table:table-cell office:value-type="float" office:value="0.190085535448784" calcext:value-type="float">
            <text:p>0.190085535448784</text:p>
          </table:table-cell>
          <table:table-cell office:value-type="float" office:value="0.719818181818182" calcext:value-type="float">
            <text:p>0.719818181818182</text:p>
          </table:table-cell>
          <table:table-cell office:value-type="float" office:value="0.176922822747349" calcext:value-type="float">
            <text:p>0.176922822747349</text:p>
          </table:table-cell>
          <table:table-cell office:value-type="float" office:value="0.723636363636364" calcext:value-type="float">
            <text:p>0.723636363636364</text:p>
          </table:table-cell>
          <table:table-cell office:value-type="float" office:value="0.181547185850116" calcext:value-type="float">
            <text:p>0.181547185850116</text:p>
          </table:table-cell>
          <table:table-cell office:value-type="float" office:value="0.721454545454545" calcext:value-type="float">
            <text:p>0.721454545454545</text:p>
          </table:table-cell>
          <table:table-cell office:value-type="float" office:value="0.170227020797171" calcext:value-type="float">
            <text:p>0.17022702079717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81876834496553" calcext:value-type="float">
            <text:p>0.181876834496553</text:p>
          </table:table-cell>
          <table:table-cell office:value-type="float" office:value="0.732545454545455" calcext:value-type="float">
            <text:p>0.732545454545455</text:p>
          </table:table-cell>
          <table:table-cell office:value-type="float" office:value="0.166758604654975" calcext:value-type="float">
            <text:p>0.166758604654975</text:p>
          </table:table-cell>
          <table:table-cell office:value-type="float" office:value="0.729272727272727" calcext:value-type="float">
            <text:p>0.729272727272727</text:p>
          </table:table-cell>
          <table:table-cell office:value-type="float" office:value="0.172522732174158" calcext:value-type="float">
            <text:p>0.172522732174158</text:p>
          </table:table-cell>
          <table:table-cell office:value-type="float" office:value="0.726909090909091" calcext:value-type="float">
            <text:p>0.726909090909091</text:p>
          </table:table-cell>
          <table:table-cell office:value-type="float" office:value="0.160901923833494" calcext:value-type="float">
            <text:p>0.1609019238334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itanic</text:p>
          </table:table-cell>
          <table:table-cell office:value-type="float" office:value="0.796805637110981" calcext:value-type="float">
            <text:p>0.796805637110981</text:p>
          </table:table-cell>
          <table:table-cell office:value-type="float" office:value="0.0362959662198008" calcext:value-type="float">
            <text:p>0.0362959662198008</text:p>
          </table:table-cell>
          <table:table-cell office:value-type="float" office:value="0.776165590135056" calcext:value-type="float">
            <text:p>0.776165590135056</text:p>
          </table:table-cell>
          <table:table-cell office:value-type="float" office:value="0.0224742499924826" calcext:value-type="float">
            <text:p>0.0224742499924826</text:p>
          </table:table-cell>
          <table:table-cell office:value-type="float" office:value="0.793716970052848" calcext:value-type="float">
            <text:p>0.793716970052848</text:p>
          </table:table-cell>
          <table:table-cell office:value-type="float" office:value="0.0350215002070283" calcext:value-type="float">
            <text:p>0.0350215002070283</text:p>
          </table:table-cell>
          <table:table-cell office:value-type="float" office:value="0.796012918379331" calcext:value-type="float">
            <text:p>0.796012918379331</text:p>
          </table:table-cell>
          <table:table-cell office:value-type="float" office:value="0.0438642410245599" calcext:value-type="float">
            <text:p>0.0438642410245599</text:p>
          </table:table-cell>
          <table:table-cell office:value-type="float" office:value="0.786065766294774" calcext:value-type="float">
            <text:p>0.786065766294774</text:p>
          </table:table-cell>
          <table:table-cell office:value-type="float" office:value="0.0324461361920218" calcext:value-type="float">
            <text:p>0.0324461361920218</text:p>
          </table:table-cell>
          <table:table-cell office:value-type="float" office:value="0.791432765707575" calcext:value-type="float">
            <text:p>0.791432765707575</text:p>
          </table:table-cell>
          <table:table-cell office:value-type="float" office:value="0.0346002885203152" calcext:value-type="float">
            <text:p>0.0346002885203152</text:p>
          </table:table-cell>
          <table:table-cell office:value-type="float" office:value="0.795226071638285" calcext:value-type="float">
            <text:p>0.795226071638285</text:p>
          </table:table-cell>
          <table:table-cell office:value-type="float" office:value="0.0326658185840071" calcext:value-type="float">
            <text:p>0.0326658185840071</text:p>
          </table:table-cell>
          <table:table-cell office:value-type="float" office:value="0.792190252495596" calcext:value-type="float">
            <text:p>0.792190252495596</text:p>
          </table:table-cell>
          <table:table-cell office:value-type="float" office:value="0.029558213614233" calcext:value-type="float">
            <text:p>0.029558213614233</text:p>
          </table:table-cell>
          <table:table-cell office:value-type="float" office:value="0.782284204345273" calcext:value-type="float">
            <text:p>0.782284204345273</text:p>
          </table:table-cell>
          <table:table-cell office:value-type="float" office:value="0.0179773730572617" calcext:value-type="float">
            <text:p>0.0179773730572617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377835556325945" calcext:value-type="float">
            <text:p>0.0377835556325945</text:p>
          </table:table-cell>
          <table:table-cell office:value-type="float" office:value="0.778438050499119" calcext:value-type="float">
            <text:p>0.778438050499119</text:p>
          </table:table-cell>
          <table:table-cell office:value-type="float" office:value="0.0296228951222508" calcext:value-type="float">
            <text:p>0.0296228951222508</text:p>
          </table:table-cell>
          <table:table-cell office:value-type="float" office:value="0.793711098062243" calcext:value-type="float">
            <text:p>0.793711098062243</text:p>
          </table:table-cell>
          <table:table-cell office:value-type="float" office:value="0.034323697433332" calcext:value-type="float">
            <text:p>0.034323697433332</text:p>
          </table:table-cell>
          <table:table-cell office:value-type="float" office:value="0.789923664122137" calcext:value-type="float">
            <text:p>0.789923664122137</text:p>
          </table:table-cell>
          <table:table-cell office:value-type="float" office:value="0.0209728492817545" calcext:value-type="float">
            <text:p>0.0209728492817545</text:p>
          </table:table-cell>
          <table:table-cell office:value-type="float" office:value="0.792178508514386" calcext:value-type="float">
            <text:p>0.792178508514386</text:p>
          </table:table-cell>
          <table:table-cell office:value-type="float" office:value="0.029456991071118" calcext:value-type="float">
            <text:p>0.029456991071118</text:p>
          </table:table-cell>
          <table:table-cell office:value-type="float" office:value="0.792213740458015" calcext:value-type="float">
            <text:p>0.792213740458015</text:p>
          </table:table-cell>
          <table:table-cell office:value-type="float" office:value="0.0273055378301821" calcext:value-type="float">
            <text:p>0.0273055378301821</text:p>
          </table:table-cell>
          <table:table-cell office:value-type="float" office:value="0.794480328831474" calcext:value-type="float">
            <text:p>0.794480328831474</text:p>
          </table:table-cell>
          <table:table-cell office:value-type="float" office:value="0.0262442874189171" calcext:value-type="float">
            <text:p>0.02624428741891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itanic</text:p>
          </table:table-cell>
          <table:table-cell office:value-type="float" office:value="0.797563123899002" calcext:value-type="float">
            <text:p>0.797563123899002</text:p>
          </table:table-cell>
          <table:table-cell office:value-type="float" office:value="0.0379089056565798" calcext:value-type="float">
            <text:p>0.0379089056565798</text:p>
          </table:table-cell>
          <table:table-cell office:value-type="float" office:value="0.781497357604228" calcext:value-type="float">
            <text:p>0.781497357604228</text:p>
          </table:table-cell>
          <table:table-cell office:value-type="float" office:value="0.0325456923736205" calcext:value-type="float">
            <text:p>0.0325456923736205</text:p>
          </table:table-cell>
          <table:table-cell office:value-type="float" office:value="0.797533763945978" calcext:value-type="float">
            <text:p>0.797533763945978</text:p>
          </table:table-cell>
          <table:table-cell office:value-type="float" office:value="0.0345309884239081" calcext:value-type="float">
            <text:p>0.0345309884239081</text:p>
          </table:table-cell>
          <table:table-cell office:value-type="float" office:value="0.789130945390487" calcext:value-type="float">
            <text:p>0.789130945390487</text:p>
          </table:table-cell>
          <table:table-cell office:value-type="float" office:value="0.0333782417971177" calcext:value-type="float">
            <text:p>0.0333782417971177</text:p>
          </table:table-cell>
          <table:table-cell office:value-type="float" office:value="0.794468584850264" calcext:value-type="float">
            <text:p>0.794468584850264</text:p>
          </table:table-cell>
          <table:table-cell office:value-type="float" office:value="0.0329283423072254" calcext:value-type="float">
            <text:p>0.0329283423072254</text:p>
          </table:table-cell>
          <table:table-cell office:value-type="float" office:value="0.79906048150323" calcext:value-type="float">
            <text:p>0.79906048150323</text:p>
          </table:table-cell>
          <table:table-cell office:value-type="float" office:value="0.0329666938180464" calcext:value-type="float">
            <text:p>0.0329666938180464</text:p>
          </table:table-cell>
          <table:table-cell office:value-type="float" office:value="0.796012918379331" calcext:value-type="float">
            <text:p>0.796012918379331</text:p>
          </table:table-cell>
          <table:table-cell office:value-type="float" office:value="0.0328993897987606" calcext:value-type="float">
            <text:p>0.0328993897987606</text:p>
          </table:table-cell>
          <table:table-cell office:value-type="float" office:value="0.787604227833235" calcext:value-type="float">
            <text:p>0.787604227833235</text:p>
          </table:table-cell>
          <table:table-cell office:value-type="float" office:value="0.023206515799395" calcext:value-type="float">
            <text:p>0.023206515799395</text:p>
          </table:table-cell>
          <table:table-cell office:value-type="float" office:value="0.787615971814445" calcext:value-type="float">
            <text:p>0.787615971814445</text:p>
          </table:table-cell>
          <table:table-cell office:value-type="float" office:value="0.0292543602586344" calcext:value-type="float">
            <text:p>0.0292543602586344</text:p>
          </table:table-cell>
          <table:table-cell office:value-type="float" office:value="0.787598355842631" calcext:value-type="float">
            <text:p>0.787598355842631</text:p>
          </table:table-cell>
          <table:table-cell office:value-type="float" office:value="0.0327565253105049" calcext:value-type="float">
            <text:p>0.0327565253105049</text:p>
          </table:table-cell>
          <table:table-cell office:value-type="float" office:value="0.780722254844392" calcext:value-type="float">
            <text:p>0.780722254844392</text:p>
          </table:table-cell>
          <table:table-cell office:value-type="float" office:value="0.0351053820624305" calcext:value-type="float">
            <text:p>0.0351053820624305</text:p>
          </table:table-cell>
          <table:table-cell office:value-type="float" office:value="0.794474456840869" calcext:value-type="float">
            <text:p>0.794474456840869</text:p>
          </table:table-cell>
          <table:table-cell office:value-type="float" office:value="0.0362456169082914" calcext:value-type="float">
            <text:p>0.0362456169082914</text:p>
          </table:table-cell>
          <table:table-cell office:value-type="float" office:value="0.792965355255432" calcext:value-type="float">
            <text:p>0.792965355255432</text:p>
          </table:table-cell>
          <table:table-cell office:value-type="float" office:value="0.0232277258270721" calcext:value-type="float">
            <text:p>0.0232277258270721</text:p>
          </table:table-cell>
          <table:table-cell office:value-type="float" office:value="0.7952436876101" calcext:value-type="float">
            <text:p>0.7952436876101</text:p>
          </table:table-cell>
          <table:table-cell office:value-type="float" office:value="0.0289142790542077" calcext:value-type="float">
            <text:p>0.0289142790542077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354399462277899" calcext:value-type="float">
            <text:p>0.0354399462277899</text:p>
          </table:table-cell>
          <table:table-cell office:value-type="float" office:value="0.801356429829712" calcext:value-type="float">
            <text:p>0.801356429829712</text:p>
          </table:table-cell>
          <table:table-cell office:value-type="float" office:value="0.0293871922965873" calcext:value-type="float">
            <text:p>0.02938719229658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itanic</text:p>
          </table:table-cell>
          <table:table-cell office:value-type="float" office:value="0.794503816793893" calcext:value-type="float">
            <text:p>0.794503816793893</text:p>
          </table:table-cell>
          <table:table-cell office:value-type="float" office:value="0.0404392870379072" calcext:value-type="float">
            <text:p>0.0404392870379072</text:p>
          </table:table-cell>
          <table:table-cell office:value-type="float" office:value="0.783029947152085" calcext:value-type="float">
            <text:p>0.783029947152085</text:p>
          </table:table-cell>
          <table:table-cell office:value-type="float" office:value="0.0306598766891243" calcext:value-type="float">
            <text:p>0.0306598766891243</text:p>
          </table:table-cell>
          <table:table-cell office:value-type="float" office:value="0.796007046388726" calcext:value-type="float">
            <text:p>0.796007046388726</text:p>
          </table:table-cell>
          <table:table-cell office:value-type="float" office:value="0.0311297969822822" calcext:value-type="float">
            <text:p>0.0311297969822822</text:p>
          </table:table-cell>
          <table:table-cell office:value-type="float" office:value="0.802119788608338" calcext:value-type="float">
            <text:p>0.802119788608338</text:p>
          </table:table-cell>
          <table:table-cell office:value-type="float" office:value="0.0347333243731157" calcext:value-type="float">
            <text:p>0.0347333243731157</text:p>
          </table:table-cell>
          <table:table-cell office:value-type="float" office:value="0.794474456840869" calcext:value-type="float">
            <text:p>0.794474456840869</text:p>
          </table:table-cell>
          <table:table-cell office:value-type="float" office:value="0.0334590177694173" calcext:value-type="float">
            <text:p>0.0334590177694173</text:p>
          </table:table-cell>
          <table:table-cell office:value-type="float" office:value="0.796758661186142" calcext:value-type="float">
            <text:p>0.796758661186142</text:p>
          </table:table-cell>
          <table:table-cell office:value-type="float" office:value="0.0348064253946626" calcext:value-type="float">
            <text:p>0.0348064253946626</text:p>
          </table:table-cell>
          <table:table-cell office:value-type="float" office:value="0.793716970052848" calcext:value-type="float">
            <text:p>0.793716970052848</text:p>
          </table:table-cell>
          <table:table-cell office:value-type="float" office:value="0.0323297983308539" calcext:value-type="float">
            <text:p>0.0323297983308539</text:p>
          </table:table-cell>
          <table:table-cell office:value-type="float" office:value="0.789888432178509" calcext:value-type="float">
            <text:p>0.789888432178509</text:p>
          </table:table-cell>
          <table:table-cell office:value-type="float" office:value="0.0310359476189894" calcext:value-type="float">
            <text:p>0.0310359476189894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311457919622028" calcext:value-type="float">
            <text:p>0.0311457919622028</text:p>
          </table:table-cell>
          <table:table-cell office:value-type="float" office:value="0.790640046975925" calcext:value-type="float">
            <text:p>0.790640046975925</text:p>
          </table:table-cell>
          <table:table-cell office:value-type="float" office:value="0.033168197074835" calcext:value-type="float">
            <text:p>0.033168197074835</text:p>
          </table:table-cell>
          <table:table-cell office:value-type="float" office:value="0.788373458602466" calcext:value-type="float">
            <text:p>0.788373458602466</text:p>
          </table:table-cell>
          <table:table-cell office:value-type="float" office:value="0.0312893788385964" calcext:value-type="float">
            <text:p>0.0312893788385964</text:p>
          </table:table-cell>
          <table:table-cell office:value-type="float" office:value="0.792941867293012" calcext:value-type="float">
            <text:p>0.792941867293012</text:p>
          </table:table-cell>
          <table:table-cell office:value-type="float" office:value="0.0329186607436147" calcext:value-type="float">
            <text:p>0.0329186607436147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253450976121917" calcext:value-type="float">
            <text:p>0.0253450976121917</text:p>
          </table:table-cell>
          <table:table-cell office:value-type="float" office:value="0.793711098062243" calcext:value-type="float">
            <text:p>0.793711098062243</text:p>
          </table:table-cell>
          <table:table-cell office:value-type="float" office:value="0.0290075074572595" calcext:value-type="float">
            <text:p>0.0290075074572595</text:p>
          </table:table-cell>
          <table:table-cell office:value-type="float" office:value="0.790669406928949" calcext:value-type="float">
            <text:p>0.790669406928949</text:p>
          </table:table-cell>
          <table:table-cell office:value-type="float" office:value="0.0308674193620867" calcext:value-type="float">
            <text:p>0.0308674193620867</text:p>
          </table:table-cell>
          <table:table-cell office:value-type="float" office:value="0.797527891955373" calcext:value-type="float">
            <text:p>0.797527891955373</text:p>
          </table:table-cell>
          <table:table-cell office:value-type="float" office:value="0.0351382199810185" calcext:value-type="float">
            <text:p>0.03513821998101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itanic</text:p>
          </table:table-cell>
          <table:table-cell office:value-type="float" office:value="0.793734586024662" calcext:value-type="float">
            <text:p>0.793734586024662</text:p>
          </table:table-cell>
          <table:table-cell office:value-type="float" office:value="0.0370522974227683" calcext:value-type="float">
            <text:p>0.0370522974227683</text:p>
          </table:table-cell>
          <table:table-cell office:value-type="float" office:value="0.777686435701703" calcext:value-type="float">
            <text:p>0.777686435701703</text:p>
          </table:table-cell>
          <table:table-cell office:value-type="float" office:value="0.0336958814230265" calcext:value-type="float">
            <text:p>0.0336958814230265</text:p>
          </table:table-cell>
          <table:table-cell office:value-type="float" office:value="0.793716970052848" calcext:value-type="float">
            <text:p>0.793716970052848</text:p>
          </table:table-cell>
          <table:table-cell office:value-type="float" office:value="0.0311049885086991" calcext:value-type="float">
            <text:p>0.0311049885086991</text:p>
          </table:table-cell>
          <table:table-cell office:value-type="float" office:value="0.800581327069877" calcext:value-type="float">
            <text:p>0.800581327069877</text:p>
          </table:table-cell>
          <table:table-cell office:value-type="float" office:value="0.0369866475696084" calcext:value-type="float">
            <text:p>0.0369866475696084</text:p>
          </table:table-cell>
          <table:table-cell office:value-type="float" office:value="0.795237815619495" calcext:value-type="float">
            <text:p>0.795237815619495</text:p>
          </table:table-cell>
          <table:table-cell office:value-type="float" office:value="0.0319492227427624" calcext:value-type="float">
            <text:p>0.0319492227427624</text:p>
          </table:table-cell>
          <table:table-cell office:value-type="float" office:value="0.796764533176747" calcext:value-type="float">
            <text:p>0.796764533176747</text:p>
          </table:table-cell>
          <table:table-cell office:value-type="float" office:value="0.030803483037223" calcext:value-type="float">
            <text:p>0.030803483037223</text:p>
          </table:table-cell>
          <table:table-cell office:value-type="float" office:value="0.789894304169113" calcext:value-type="float">
            <text:p>0.789894304169113</text:p>
          </table:table-cell>
          <table:table-cell office:value-type="float" office:value="0.0349092730522939" calcext:value-type="float">
            <text:p>0.0349092730522939</text:p>
          </table:table-cell>
          <table:table-cell office:value-type="float" office:value="0.790657662947739" calcext:value-type="float">
            <text:p>0.790657662947739</text:p>
          </table:table-cell>
          <table:table-cell office:value-type="float" office:value="0.0309731093935502" calcext:value-type="float">
            <text:p>0.0309731093935502</text:p>
          </table:table-cell>
          <table:table-cell office:value-type="float" office:value="0.788373458602466" calcext:value-type="float">
            <text:p>0.788373458602466</text:p>
          </table:table-cell>
          <table:table-cell office:value-type="float" office:value="0.0277819562811106" calcext:value-type="float">
            <text:p>0.0277819562811106</text:p>
          </table:table-cell>
          <table:table-cell office:value-type="float" office:value="0.788355842630652" calcext:value-type="float">
            <text:p>0.788355842630652</text:p>
          </table:table-cell>
          <table:table-cell office:value-type="float" office:value="0.0332593202855901" calcext:value-type="float">
            <text:p>0.0332593202855901</text:p>
          </table:table-cell>
          <table:table-cell office:value-type="float" office:value="0.789894304169113" calcext:value-type="float">
            <text:p>0.789894304169113</text:p>
          </table:table-cell>
          <table:table-cell office:value-type="float" office:value="0.032607763570427" calcext:value-type="float">
            <text:p>0.032607763570427</text:p>
          </table:table-cell>
          <table:table-cell office:value-type="float" office:value="0.794468584850264" calcext:value-type="float">
            <text:p>0.794468584850264</text:p>
          </table:table-cell>
          <table:table-cell office:value-type="float" office:value="0.0335130348087949" calcext:value-type="float">
            <text:p>0.0335130348087949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77225514909683" calcext:value-type="float">
            <text:p>0.0277225514909683</text:p>
          </table:table-cell>
          <table:table-cell office:value-type="float" office:value="0.792947739283617" calcext:value-type="float">
            <text:p>0.792947739283617</text:p>
          </table:table-cell>
          <table:table-cell office:value-type="float" office:value="0.0281985253479813" calcext:value-type="float">
            <text:p>0.0281985253479813</text:p>
          </table:table-cell>
          <table:table-cell office:value-type="float" office:value="0.791432765707575" calcext:value-type="float">
            <text:p>0.791432765707575</text:p>
          </table:table-cell>
          <table:table-cell office:value-type="float" office:value="0.030629965704592" calcext:value-type="float">
            <text:p>0.030629965704592</text:p>
          </table:table-cell>
          <table:table-cell office:value-type="float" office:value="0.793716970052848" calcext:value-type="float">
            <text:p>0.793716970052848</text:p>
          </table:table-cell>
          <table:table-cell office:value-type="float" office:value="0.0300461980701413" calcext:value-type="float">
            <text:p>0.03004619807014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itanic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360480159336097" calcext:value-type="float">
            <text:p>0.0360480159336097</text:p>
          </table:table-cell>
          <table:table-cell office:value-type="float" office:value="0.778443922489724" calcext:value-type="float">
            <text:p>0.778443922489724</text:p>
          </table:table-cell>
          <table:table-cell office:value-type="float" office:value="0.0316796472054494" calcext:value-type="float">
            <text:p>0.0316796472054494</text:p>
          </table:table-cell>
          <table:table-cell office:value-type="float" office:value="0.792184380504991" calcext:value-type="float">
            <text:p>0.792184380504991</text:p>
          </table:table-cell>
          <table:table-cell office:value-type="float" office:value="0.0306891206106306" calcext:value-type="float">
            <text:p>0.0306891206106306</text:p>
          </table:table-cell>
          <table:table-cell office:value-type="float" office:value="0.801350557839107" calcext:value-type="float">
            <text:p>0.801350557839107</text:p>
          </table:table-cell>
          <table:table-cell office:value-type="float" office:value="0.0343175863634099" calcext:value-type="float">
            <text:p>0.0343175863634099</text:p>
          </table:table-cell>
          <table:table-cell office:value-type="float" office:value="0.792947739283617" calcext:value-type="float">
            <text:p>0.792947739283617</text:p>
          </table:table-cell>
          <table:table-cell office:value-type="float" office:value="0.0338346982658916" calcext:value-type="float">
            <text:p>0.0338346982658916</text:p>
          </table:table-cell>
          <table:table-cell office:value-type="float" office:value="0.799066353493834" calcext:value-type="float">
            <text:p>0.799066353493834</text:p>
          </table:table-cell>
          <table:table-cell office:value-type="float" office:value="0.0275643585655812" calcext:value-type="float">
            <text:p>0.0275643585655812</text:p>
          </table:table-cell>
          <table:table-cell office:value-type="float" office:value="0.792190252495596" calcext:value-type="float">
            <text:p>0.792190252495596</text:p>
          </table:table-cell>
          <table:table-cell office:value-type="float" office:value="0.0302082069487468" calcext:value-type="float">
            <text:p>0.0302082069487468</text:p>
          </table:table-cell>
          <table:table-cell office:value-type="float" office:value="0.789888432178509" calcext:value-type="float">
            <text:p>0.789888432178509</text:p>
          </table:table-cell>
          <table:table-cell office:value-type="float" office:value="0.0308266246332197" calcext:value-type="float">
            <text:p>0.0308266246332197</text:p>
          </table:table-cell>
          <table:table-cell office:value-type="float" office:value="0.786846741045214" calcext:value-type="float">
            <text:p>0.786846741045214</text:p>
          </table:table-cell>
          <table:table-cell office:value-type="float" office:value="0.0269188058192835" calcext:value-type="float">
            <text:p>0.0269188058192835</text:p>
          </table:table-cell>
          <table:table-cell office:value-type="float" office:value="0.792941867293012" calcext:value-type="float">
            <text:p>0.792941867293012</text:p>
          </table:table-cell>
          <table:table-cell office:value-type="float" office:value="0.0329186607436146" calcext:value-type="float">
            <text:p>0.0329186607436146</text:p>
          </table:table-cell>
          <table:table-cell office:value-type="float" office:value="0.788367586611861" calcext:value-type="float">
            <text:p>0.788367586611861</text:p>
          </table:table-cell>
          <table:table-cell office:value-type="float" office:value="0.0321583627805185" calcext:value-type="float">
            <text:p>0.0321583627805185</text:p>
          </table:table-cell>
          <table:table-cell office:value-type="float" office:value="0.792941867293012" calcext:value-type="float">
            <text:p>0.792941867293012</text:p>
          </table:table-cell>
          <table:table-cell office:value-type="float" office:value="0.0302538901109794" calcext:value-type="float">
            <text:p>0.0302538901109794</text:p>
          </table:table-cell>
          <table:table-cell office:value-type="float" office:value="0.792196124486201" calcext:value-type="float">
            <text:p>0.792196124486201</text:p>
          </table:table-cell>
          <table:table-cell office:value-type="float" office:value="0.0283858022475999" calcext:value-type="float">
            <text:p>0.0283858022475999</text:p>
          </table:table-cell>
          <table:table-cell office:value-type="float" office:value="0.792184380504991" calcext:value-type="float">
            <text:p>0.792184380504991</text:p>
          </table:table-cell>
          <table:table-cell office:value-type="float" office:value="0.0289521684369927" calcext:value-type="float">
            <text:p>0.0289521684369927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282129774875994" calcext:value-type="float">
            <text:p>0.0282129774875994</text:p>
          </table:table-cell>
          <table:table-cell office:value-type="float" office:value="0.799817968291251" calcext:value-type="float">
            <text:p>0.799817968291251</text:p>
          </table:table-cell>
          <table:table-cell office:value-type="float" office:value="0.0305280324552075" calcext:value-type="float">
            <text:p>0.030528032455207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itanic</text:p>
          </table:table-cell>
          <table:table-cell office:value-type="float" office:value="0.794656488549618" calcext:value-type="float">
            <text:p>0.794656488549618</text:p>
          </table:table-cell>
          <table:table-cell office:value-type="float" office:value="0.0375488944541332" calcext:value-type="float">
            <text:p>0.0375488944541332</text:p>
          </table:table-cell>
          <table:table-cell office:value-type="float" office:value="0.779364650616559" calcext:value-type="float">
            <text:p>0.779364650616559</text:p>
          </table:table-cell>
          <table:table-cell office:value-type="float" office:value="0.0302110695367407" calcext:value-type="float">
            <text:p>0.0302110695367407</text:p>
          </table:table-cell>
          <table:table-cell office:value-type="float" office:value="0.794631826189078" calcext:value-type="float">
            <text:p>0.794631826189078</text:p>
          </table:table-cell>
          <table:table-cell office:value-type="float" office:value="0.0324952789465097" calcext:value-type="float">
            <text:p>0.0324952789465097</text:p>
          </table:table-cell>
          <table:table-cell office:value-type="float" office:value="0.797839107457428" calcext:value-type="float">
            <text:p>0.797839107457428</text:p>
          </table:table-cell>
          <table:table-cell office:value-type="float" office:value="0.0366560082255623" calcext:value-type="float">
            <text:p>0.0366560082255623</text:p>
          </table:table-cell>
          <table:table-cell office:value-type="float" office:value="0.792638872577804" calcext:value-type="float">
            <text:p>0.792638872577804</text:p>
          </table:table-cell>
          <table:table-cell office:value-type="float" office:value="0.0329234834554637" calcext:value-type="float">
            <text:p>0.0329234834554637</text:p>
          </table:table-cell>
          <table:table-cell office:value-type="float" office:value="0.796616559013506" calcext:value-type="float">
            <text:p>0.796616559013506</text:p>
          </table:table-cell>
          <table:table-cell office:value-type="float" office:value="0.0321482498671657" calcext:value-type="float">
            <text:p>0.0321482498671657</text:p>
          </table:table-cell>
          <table:table-cell office:value-type="float" office:value="0.793408103347035" calcext:value-type="float">
            <text:p>0.793408103347035</text:p>
          </table:table-cell>
          <table:table-cell office:value-type="float" office:value="0.0326024973429325" calcext:value-type="float">
            <text:p>0.0326024973429325</text:p>
          </table:table-cell>
          <table:table-cell office:value-type="float" office:value="0.790045801526718" calcext:value-type="float">
            <text:p>0.790045801526718</text:p>
          </table:table-cell>
          <table:table-cell office:value-type="float" office:value="0.0291200822118775" calcext:value-type="float">
            <text:p>0.0291200822118775</text:p>
          </table:table-cell>
          <table:table-cell office:value-type="float" office:value="0.786088079859072" calcext:value-type="float">
            <text:p>0.786088079859072</text:p>
          </table:table-cell>
          <table:table-cell office:value-type="float" office:value="0.0266156574756986" calcext:value-type="float">
            <text:p>0.0266156574756986</text:p>
          </table:table-cell>
          <table:table-cell office:value-type="float" office:value="0.789125073399883" calcext:value-type="float">
            <text:p>0.789125073399883</text:p>
          </table:table-cell>
          <table:table-cell office:value-type="float" office:value="0.0339772518094278" calcext:value-type="float">
            <text:p>0.0339772518094278</text:p>
          </table:table-cell>
          <table:table-cell office:value-type="float" office:value="0.78515913094539" calcext:value-type="float">
            <text:p>0.78515913094539</text:p>
          </table:table-cell>
          <table:table-cell office:value-type="float" office:value="0.0321567564748446" calcext:value-type="float">
            <text:p>0.0321567564748446</text:p>
          </table:table-cell>
          <table:table-cell office:value-type="float" office:value="0.79370757486788" calcext:value-type="float">
            <text:p>0.79370757486788</text:p>
          </table:table-cell>
          <table:table-cell office:value-type="float" office:value="0.0334509800010025" calcext:value-type="float">
            <text:p>0.0334509800010025</text:p>
          </table:table-cell>
          <table:table-cell office:value-type="float" office:value="0.791133294186729" calcext:value-type="float">
            <text:p>0.791133294186729</text:p>
          </table:table-cell>
          <table:table-cell office:value-type="float" office:value="0.0251308052919173" calcext:value-type="float">
            <text:p>0.0251308052919173</text:p>
          </table:table-cell>
          <table:table-cell office:value-type="float" office:value="0.793253082795067" calcext:value-type="float">
            <text:p>0.793253082795067</text:p>
          </table:table-cell>
          <table:table-cell office:value-type="float" office:value="0.0289058942735118" calcext:value-type="float">
            <text:p>0.0289058942735118</text:p>
          </table:table-cell>
          <table:table-cell office:value-type="float" office:value="0.792048150322959" calcext:value-type="float">
            <text:p>0.792048150322959</text:p>
          </table:table-cell>
          <table:table-cell office:value-type="float" office:value="0.03049116932245" calcext:value-type="float">
            <text:p>0.03049116932245</text:p>
          </table:table-cell>
          <table:table-cell office:value-type="float" office:value="0.797379917792132" calcext:value-type="float">
            <text:p>0.797379917792132</text:p>
          </table:table-cell>
          <table:table-cell office:value-type="float" office:value="0.0302687860443743" calcext:value-type="float">
            <text:p>0.03026878604437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94492072812684" calcext:value-type="float">
            <text:p>0.794492072812684</text:p>
          </table:table-cell>
          <table:table-cell office:value-type="float" office:value="0.0220972402796763" calcext:value-type="float">
            <text:p>0.0220972402796763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240338861051511" calcext:value-type="float">
            <text:p>0.0240338861051511</text:p>
          </table:table-cell>
          <table:table-cell office:value-type="float" office:value="0.779976512037581" calcext:value-type="float">
            <text:p>0.779976512037581</text:p>
          </table:table-cell>
          <table:table-cell office:value-type="float" office:value="0.0264682143172532" calcext:value-type="float">
            <text:p>0.0264682143172532</text:p>
          </table:table-cell>
          <table:table-cell office:value-type="float" office:value="0.784562536699941" calcext:value-type="float">
            <text:p>0.784562536699941</text:p>
          </table:table-cell>
          <table:table-cell office:value-type="float" office:value="0.0356235650722865" calcext:value-type="float">
            <text:p>0.0356235650722865</text:p>
          </table:table-cell>
          <table:table-cell office:value-type="float" office:value="0.78302407516148" calcext:value-type="float">
            <text:p>0.78302407516148</text:p>
          </table:table-cell>
          <table:table-cell office:value-type="float" office:value="0.0240980728240992" calcext:value-type="float">
            <text:p>0.0240980728240992</text:p>
          </table:table-cell>
          <table:table-cell office:value-type="float" office:value="0.790692894891368" calcext:value-type="float">
            <text:p>0.790692894891368</text:p>
          </table:table-cell>
          <table:table-cell office:value-type="float" office:value="0.0296205729035067" calcext:value-type="float">
            <text:p>0.0296205729035067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230170713534765" calcext:value-type="float">
            <text:p>0.0230170713534765</text:p>
          </table:table-cell>
          <table:table-cell office:value-type="float" office:value="0.785337639459777" calcext:value-type="float">
            <text:p>0.785337639459777</text:p>
          </table:table-cell>
          <table:table-cell office:value-type="float" office:value="0.0303729725493082" calcext:value-type="float">
            <text:p>0.0303729725493082</text:p>
          </table:table-cell>
          <table:table-cell office:value-type="float" office:value="0.779970640046976" calcext:value-type="float">
            <text:p>0.779970640046976</text:p>
          </table:table-cell>
          <table:table-cell office:value-type="float" office:value="0.0295319351227772" calcext:value-type="float">
            <text:p>0.0295319351227772</text:p>
          </table:table-cell>
          <table:table-cell office:value-type="float" office:value="0.78761009982384" calcext:value-type="float">
            <text:p>0.78761009982384</text:p>
          </table:table-cell>
          <table:table-cell office:value-type="float" office:value="0.0234128930197322" calcext:value-type="float">
            <text:p>0.0234128930197322</text:p>
          </table:table-cell>
          <table:table-cell office:value-type="float" office:value="0.783018203170875" calcext:value-type="float">
            <text:p>0.783018203170875</text:p>
          </table:table-cell>
          <table:table-cell office:value-type="float" office:value="0.0303457747953425" calcext:value-type="float">
            <text:p>0.0303457747953425</text:p>
          </table:table-cell>
          <table:table-cell office:value-type="float" office:value="0.791432765707575" calcext:value-type="float">
            <text:p>0.791432765707575</text:p>
          </table:table-cell>
          <table:table-cell office:value-type="float" office:value="0.0204993772055474" calcext:value-type="float">
            <text:p>0.0204993772055474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81079813727051" calcext:value-type="float">
            <text:p>0.0281079813727051</text:p>
          </table:table-cell>
          <table:table-cell office:value-type="float" office:value="0.788391074574281" calcext:value-type="float">
            <text:p>0.788391074574281</text:p>
          </table:table-cell>
          <table:table-cell office:value-type="float" office:value="0.0317656788217319" calcext:value-type="float">
            <text:p>0.0317656788217319</text:p>
          </table:table-cell>
          <table:table-cell office:value-type="float" office:value="0.783775689958896" calcext:value-type="float">
            <text:p>0.783775689958896</text:p>
          </table:table-cell>
          <table:table-cell office:value-type="float" office:value="0.0367456939313887" calcext:value-type="float">
            <text:p>0.0367456939313887</text:p>
          </table:table-cell>
          <table:table-cell office:value-type="float" office:value="0.786077510275984" calcext:value-type="float">
            <text:p>0.786077510275984</text:p>
          </table:table-cell>
          <table:table-cell office:value-type="float" office:value="0.0232489708847745" calcext:value-type="float">
            <text:p>0.02324897088477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21961357382039" calcext:value-type="float">
            <text:p>0.021961357382039</text:p>
          </table:table-cell>
          <table:table-cell office:value-type="float" office:value="0.787604227833235" calcext:value-type="float">
            <text:p>0.787604227833235</text:p>
          </table:table-cell>
          <table:table-cell office:value-type="float" office:value="0.0289201541691229" calcext:value-type="float">
            <text:p>0.0289201541691229</text:p>
          </table:table-cell>
          <table:table-cell office:value-type="float" office:value="0.79142689371697" calcext:value-type="float">
            <text:p>0.79142689371697</text:p>
          </table:table-cell>
          <table:table-cell office:value-type="float" office:value="0.0256220429704216" calcext:value-type="float">
            <text:p>0.0256220429704216</text:p>
          </table:table-cell>
          <table:table-cell office:value-type="float" office:value="0.789125073399883" calcext:value-type="float">
            <text:p>0.789125073399883</text:p>
          </table:table-cell>
          <table:table-cell office:value-type="float" office:value="0.0334313465282591" calcext:value-type="float">
            <text:p>0.0334313465282591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92370468499211" calcext:value-type="float">
            <text:p>0.0292370468499211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244875823359182" calcext:value-type="float">
            <text:p>0.0244875823359182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57865428958509" calcext:value-type="float">
            <text:p>0.0257865428958509</text:p>
          </table:table-cell>
          <table:table-cell office:value-type="float" office:value="0.788391074574281" calcext:value-type="float">
            <text:p>0.788391074574281</text:p>
          </table:table-cell>
          <table:table-cell office:value-type="float" office:value="0.0305182371872632" calcext:value-type="float">
            <text:p>0.0305182371872632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29232905780311" calcext:value-type="float">
            <text:p>0.029232905780311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244713003954163" calcext:value-type="float">
            <text:p>0.0244713003954163</text:p>
          </table:table-cell>
          <table:table-cell office:value-type="float" office:value="0.785314151497358" calcext:value-type="float">
            <text:p>0.785314151497358</text:p>
          </table:table-cell>
          <table:table-cell office:value-type="float" office:value="0.0294917697285957" calcext:value-type="float">
            <text:p>0.0294917697285957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260658545560036" calcext:value-type="float">
            <text:p>0.0260658545560036</text:p>
          </table:table-cell>
          <table:table-cell office:value-type="float" office:value="0.785325895478567" calcext:value-type="float">
            <text:p>0.785325895478567</text:p>
          </table:table-cell>
          <table:table-cell office:value-type="float" office:value="0.0313035354684887" calcext:value-type="float">
            <text:p>0.0313035354684887</text:p>
          </table:table-cell>
          <table:table-cell office:value-type="float" office:value="0.795249559600705" calcext:value-type="float">
            <text:p>0.795249559600705</text:p>
          </table:table-cell>
          <table:table-cell office:value-type="float" office:value="0.0242233740401872" calcext:value-type="float">
            <text:p>0.0242233740401872</text:p>
          </table:table-cell>
          <table:table-cell office:value-type="float" office:value="0.789894304169113" calcext:value-type="float">
            <text:p>0.789894304169113</text:p>
          </table:table-cell>
          <table:table-cell office:value-type="float" office:value="0.0254733189526912" calcext:value-type="float">
            <text:p>0.0254733189526912</text:p>
          </table:table-cell>
          <table:table-cell office:value-type="float" office:value="0.791421021726365" calcext:value-type="float">
            <text:p>0.791421021726365</text:p>
          </table:table-cell>
          <table:table-cell office:value-type="float" office:value="0.0233093037253835" calcext:value-type="float">
            <text:p>0.02330930372538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4556664709336" calcext:value-type="float">
            <text:p>0.784556664709336</text:p>
          </table:table-cell>
          <table:table-cell office:value-type="float" office:value="0.0225415276413576" calcext:value-type="float">
            <text:p>0.0225415276413576</text:p>
          </table:table-cell>
          <table:table-cell office:value-type="float" office:value="0.78302407516148" calcext:value-type="float">
            <text:p>0.78302407516148</text:p>
          </table:table-cell>
          <table:table-cell office:value-type="float" office:value="0.0266497597953129" calcext:value-type="float">
            <text:p>0.0266497597953129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316509971160272" calcext:value-type="float">
            <text:p>0.0316509971160272</text:p>
          </table:table-cell>
          <table:table-cell office:value-type="float" office:value="0.797539635936583" calcext:value-type="float">
            <text:p>0.797539635936583</text:p>
          </table:table-cell>
          <table:table-cell office:value-type="float" office:value="0.0276008329341208" calcext:value-type="float">
            <text:p>0.0276008329341208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32655364073727" calcext:value-type="float">
            <text:p>0.032655364073727</text:p>
          </table:table-cell>
          <table:table-cell office:value-type="float" office:value="0.787604227833235" calcext:value-type="float">
            <text:p>0.787604227833235</text:p>
          </table:table-cell>
          <table:table-cell office:value-type="float" office:value="0.0275441421572439" calcext:value-type="float">
            <text:p>0.0275441421572439</text:p>
          </table:table-cell>
          <table:table-cell office:value-type="float" office:value="0.780733998825602" calcext:value-type="float">
            <text:p>0.780733998825602</text:p>
          </table:table-cell>
          <table:table-cell office:value-type="float" office:value="0.0312933757101231" calcext:value-type="float">
            <text:p>0.0312933757101231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31854903496479" calcext:value-type="float">
            <text:p>0.031854903496479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307085709367342" calcext:value-type="float">
            <text:p>0.0307085709367342</text:p>
          </table:table-cell>
          <table:table-cell office:value-type="float" office:value="0.787615971814445" calcext:value-type="float">
            <text:p>0.787615971814445</text:p>
          </table:table-cell>
          <table:table-cell office:value-type="float" office:value="0.0241636745795451" calcext:value-type="float">
            <text:p>0.0241636745795451</text:p>
          </table:table-cell>
          <table:table-cell office:value-type="float" office:value="0.784550792718732" calcext:value-type="float">
            <text:p>0.784550792718732</text:p>
          </table:table-cell>
          <table:table-cell office:value-type="float" office:value="0.0328812418474994" calcext:value-type="float">
            <text:p>0.0328812418474994</text:p>
          </table:table-cell>
          <table:table-cell office:value-type="float" office:value="0.789136817381092" calcext:value-type="float">
            <text:p>0.789136817381092</text:p>
          </table:table-cell>
          <table:table-cell office:value-type="float" office:value="0.0313251727192892" calcext:value-type="float">
            <text:p>0.0313251727192892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307973134865021" calcext:value-type="float">
            <text:p>0.0307973134865021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261718755902844" calcext:value-type="float">
            <text:p>0.0261718755902844</text:p>
          </table:table-cell>
          <table:table-cell office:value-type="float" office:value="0.786834997064005" calcext:value-type="float">
            <text:p>0.786834997064005</text:p>
          </table:table-cell>
          <table:table-cell office:value-type="float" office:value="0.0260703127923437" calcext:value-type="float">
            <text:p>0.0260703127923437</text:p>
          </table:table-cell>
          <table:table-cell office:value-type="float" office:value="0.793716970052848" calcext:value-type="float">
            <text:p>0.793716970052848</text:p>
          </table:table-cell>
          <table:table-cell office:value-type="float" office:value="0.0251165203305384" calcext:value-type="float">
            <text:p>0.02511652033053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91444509688785" calcext:value-type="float">
            <text:p>0.791444509688785</text:p>
          </table:table-cell>
          <table:table-cell office:value-type="float" office:value="0.0292359887051724" calcext:value-type="float">
            <text:p>0.0292359887051724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284173669341535" calcext:value-type="float">
            <text:p>0.0284173669341535</text:p>
          </table:table-cell>
          <table:table-cell office:value-type="float" office:value="0.786852613035819" calcext:value-type="float">
            <text:p>0.786852613035819</text:p>
          </table:table-cell>
          <table:table-cell office:value-type="float" office:value="0.0311053019698674" calcext:value-type="float">
            <text:p>0.0311053019698674</text:p>
          </table:table-cell>
          <table:table-cell office:value-type="float" office:value="0.794486200822079" calcext:value-type="float">
            <text:p>0.794486200822079</text:p>
          </table:table-cell>
          <table:table-cell office:value-type="float" office:value="0.0300945543194304" calcext:value-type="float">
            <text:p>0.0300945543194304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334307047773082" calcext:value-type="float">
            <text:p>0.0334307047773082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284415428035651" calcext:value-type="float">
            <text:p>0.0284415428035651</text:p>
          </table:table-cell>
          <table:table-cell office:value-type="float" office:value="0.786858485026424" calcext:value-type="float">
            <text:p>0.786858485026424</text:p>
          </table:table-cell>
          <table:table-cell office:value-type="float" office:value="0.0308491856760727" calcext:value-type="float">
            <text:p>0.0308491856760727</text:p>
          </table:table-cell>
          <table:table-cell office:value-type="float" office:value="0.788385202583676" calcext:value-type="float">
            <text:p>0.788385202583676</text:p>
          </table:table-cell>
          <table:table-cell office:value-type="float" office:value="0.0313990149963823" calcext:value-type="float">
            <text:p>0.0313990149963823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79551268911557" calcext:value-type="float">
            <text:p>0.0279551268911557</text:p>
          </table:table-cell>
          <table:table-cell office:value-type="float" office:value="0.789911920140928" calcext:value-type="float">
            <text:p>0.789911920140928</text:p>
          </table:table-cell>
          <table:table-cell office:value-type="float" office:value="0.0242408498272281" calcext:value-type="float">
            <text:p>0.0242408498272281</text:p>
          </table:table-cell>
          <table:table-cell office:value-type="float" office:value="0.784556664709336" calcext:value-type="float">
            <text:p>0.784556664709336</text:p>
          </table:table-cell>
          <table:table-cell office:value-type="float" office:value="0.0336107849998342" calcext:value-type="float">
            <text:p>0.0336107849998342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333734936008963" calcext:value-type="float">
            <text:p>0.0333734936008963</text:p>
          </table:table-cell>
          <table:table-cell office:value-type="float" office:value="0.785325895478567" calcext:value-type="float">
            <text:p>0.785325895478567</text:p>
          </table:table-cell>
          <table:table-cell office:value-type="float" office:value="0.0273280932899609" calcext:value-type="float">
            <text:p>0.0273280932899609</text:p>
          </table:table-cell>
          <table:table-cell office:value-type="float" office:value="0.796018790369935" calcext:value-type="float">
            <text:p>0.796018790369935</text:p>
          </table:table-cell>
          <table:table-cell office:value-type="float" office:value="0.02628410683569" calcext:value-type="float">
            <text:p>0.02628410683569</text:p>
          </table:table-cell>
          <table:table-cell office:value-type="float" office:value="0.783787433940106" calcext:value-type="float">
            <text:p>0.783787433940106</text:p>
          </table:table-cell>
          <table:table-cell office:value-type="float" office:value="0.0268612240364393" calcext:value-type="float">
            <text:p>0.0268612240364393</text:p>
          </table:table-cell>
          <table:table-cell office:value-type="float" office:value="0.794492072812684" calcext:value-type="float">
            <text:p>0.794492072812684</text:p>
          </table:table-cell>
          <table:table-cell office:value-type="float" office:value="0.0245933192749335" calcext:value-type="float">
            <text:p>0.02459331927493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9917792131533" calcext:value-type="float">
            <text:p>0.789917792131533</text:p>
          </table:table-cell>
          <table:table-cell office:value-type="float" office:value="0.0247135405531606" calcext:value-type="float">
            <text:p>0.0247135405531606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302839530496595" calcext:value-type="float">
            <text:p>0.0302839530496595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280850625834377" calcext:value-type="float">
            <text:p>0.0280850625834377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302994013451659" calcext:value-type="float">
            <text:p>0.0302994013451659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291472486912777" calcext:value-type="float">
            <text:p>0.0291472486912777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256723305379715" calcext:value-type="float">
            <text:p>0.0256723305379715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332364673751033" calcext:value-type="float">
            <text:p>0.0332364673751033</text:p>
          </table:table-cell>
          <table:table-cell office:value-type="float" office:value="0.786852613035819" calcext:value-type="float">
            <text:p>0.786852613035819</text:p>
          </table:table-cell>
          <table:table-cell office:value-type="float" office:value="0.0323300999167032" calcext:value-type="float">
            <text:p>0.0323300999167032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311625753964848" calcext:value-type="float">
            <text:p>0.0311625753964848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55342228428501" calcext:value-type="float">
            <text:p>0.0255342228428501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329636721548719" calcext:value-type="float">
            <text:p>0.0329636721548719</text:p>
          </table:table-cell>
          <table:table-cell office:value-type="float" office:value="0.78761009982384" calcext:value-type="float">
            <text:p>0.78761009982384</text:p>
          </table:table-cell>
          <table:table-cell office:value-type="float" office:value="0.0301785154178902" calcext:value-type="float">
            <text:p>0.0301785154178902</text:p>
          </table:table-cell>
          <table:table-cell office:value-type="float" office:value="0.788385202583676" calcext:value-type="float">
            <text:p>0.788385202583676</text:p>
          </table:table-cell>
          <table:table-cell office:value-type="float" office:value="0.0292644077239016" calcext:value-type="float">
            <text:p>0.0292644077239016</text:p>
          </table:table-cell>
          <table:table-cell office:value-type="float" office:value="0.79143863769818" calcext:value-type="float">
            <text:p>0.79143863769818</text:p>
          </table:table-cell>
          <table:table-cell office:value-type="float" office:value="0.0279253583299025" calcext:value-type="float">
            <text:p>0.0279253583299025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71709694991442" calcext:value-type="float">
            <text:p>0.0271709694991442</text:p>
          </table:table-cell>
          <table:table-cell office:value-type="float" office:value="0.789142689371697" calcext:value-type="float">
            <text:p>0.789142689371697</text:p>
          </table:table-cell>
          <table:table-cell office:value-type="float" office:value="0.027057022199479" calcext:value-type="float">
            <text:p>0.0270570221994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9300058719906" calcext:value-type="float">
            <text:p>0.789300058719906</text:p>
          </table:table-cell>
          <table:table-cell office:value-type="float" office:value="0.0241099309122812" calcext:value-type="float">
            <text:p>0.0241099309122812</text:p>
          </table:table-cell>
          <table:table-cell office:value-type="float" office:value="0.787915443335291" calcext:value-type="float">
            <text:p>0.787915443335291</text:p>
          </table:table-cell>
          <table:table-cell office:value-type="float" office:value="0.02766102401068" calcext:value-type="float">
            <text:p>0.02766102401068</text:p>
          </table:table-cell>
          <table:table-cell office:value-type="float" office:value="0.786391074574281" calcext:value-type="float">
            <text:p>0.786391074574281</text:p>
          </table:table-cell>
          <table:table-cell office:value-type="float" office:value="0.0285863237914014" calcext:value-type="float">
            <text:p>0.0285863237914014</text:p>
          </table:table-cell>
          <table:table-cell office:value-type="float" office:value="0.791734586024662" calcext:value-type="float">
            <text:p>0.791734586024662</text:p>
          </table:table-cell>
          <table:table-cell office:value-type="float" office:value="0.0314099400398525" calcext:value-type="float">
            <text:p>0.0314099400398525</text:p>
          </table:table-cell>
          <table:table-cell office:value-type="float" office:value="0.787765120375807" calcext:value-type="float">
            <text:p>0.787765120375807</text:p>
          </table:table-cell>
          <table:table-cell office:value-type="float" office:value="0.0297136874432666" calcext:value-type="float">
            <text:p>0.0297136874432666</text:p>
          </table:table-cell>
          <table:table-cell office:value-type="float" office:value="0.790825601879037" calcext:value-type="float">
            <text:p>0.790825601879037</text:p>
          </table:table-cell>
          <table:table-cell office:value-type="float" office:value="0.0271532341476411" calcext:value-type="float">
            <text:p>0.0271532341476411</text:p>
          </table:table-cell>
          <table:table-cell office:value-type="float" office:value="0.786547269524369" calcext:value-type="float">
            <text:p>0.786547269524369</text:p>
          </table:table-cell>
          <table:table-cell office:value-type="float" office:value="0.0288365286021253" calcext:value-type="float">
            <text:p>0.0288365286021253</text:p>
          </table:table-cell>
          <table:table-cell office:value-type="float" office:value="0.787469172049325" calcext:value-type="float">
            <text:p>0.787469172049325</text:p>
          </table:table-cell>
          <table:table-cell office:value-type="float" office:value="0.0312950456292272" calcext:value-type="float">
            <text:p>0.0312950456292272</text:p>
          </table:table-cell>
          <table:table-cell office:value-type="float" office:value="0.789142689371697" calcext:value-type="float">
            <text:p>0.789142689371697</text:p>
          </table:table-cell>
          <table:table-cell office:value-type="float" office:value="0.0297182228254926" calcext:value-type="float">
            <text:p>0.0297182228254926</text:p>
          </table:table-cell>
          <table:table-cell office:value-type="float" office:value="0.788380504991192" calcext:value-type="float">
            <text:p>0.788380504991192</text:p>
          </table:table-cell>
          <table:table-cell office:value-type="float" office:value="0.0243645881329544" calcext:value-type="float">
            <text:p>0.0243645881329544</text:p>
          </table:table-cell>
          <table:table-cell office:value-type="float" office:value="0.784551967116853" calcext:value-type="float">
            <text:p>0.784551967116853</text:p>
          </table:table-cell>
          <table:table-cell office:value-type="float" office:value="0.0318586487052287" calcext:value-type="float">
            <text:p>0.0318586487052287</text:p>
          </table:table-cell>
          <table:table-cell office:value-type="float" office:value="0.789594832648268" calcext:value-type="float">
            <text:p>0.789594832648268</text:p>
          </table:table-cell>
          <table:table-cell office:value-type="float" office:value="0.0282884826999253" calcext:value-type="float">
            <text:p>0.0282884826999253</text:p>
          </table:table-cell>
          <table:table-cell office:value-type="float" office:value="0.786239577216676" calcext:value-type="float">
            <text:p>0.786239577216676</text:p>
          </table:table-cell>
          <table:table-cell office:value-type="float" office:value="0.0293602662683117" calcext:value-type="float">
            <text:p>0.0293602662683117</text:p>
          </table:table-cell>
          <table:table-cell office:value-type="float" office:value="0.792811509101585" calcext:value-type="float">
            <text:p>0.792811509101585</text:p>
          </table:table-cell>
          <table:table-cell office:value-type="float" office:value="0.0272740787235592" calcext:value-type="float">
            <text:p>0.0272740787235592</text:p>
          </table:table-cell>
          <table:table-cell office:value-type="float" office:value="0.7860728126835" calcext:value-type="float">
            <text:p>0.7860728126835</text:p>
          </table:table-cell>
          <table:table-cell office:value-type="float" office:value="0.0284643038424014" calcext:value-type="float">
            <text:p>0.0284643038424014</text:p>
          </table:table-cell>
          <table:table-cell office:value-type="float" office:value="0.790970052847915" calcext:value-type="float">
            <text:p>0.790970052847915</text:p>
          </table:table-cell>
          <table:table-cell office:value-type="float" office:value="0.0246650272830218" calcext:value-type="float">
            <text:p>0.02466502728302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80874833870922" calcext:value-type="float">
            <text:p>0.048087483387092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86199677334795" calcext:value-type="float">
            <text:p>0.038619967733479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1" calcext:value-type="float">
            <text:p>0.062328502134148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86199677334795" calcext:value-type="float">
            <text:p>0.0386199677334795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748065683050584" calcext:value-type="float">
            <text:p>0.074806568305058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57463384649089" calcext:value-type="float">
            <text:p>0.0457463384649089</text:p>
          </table:table-cell>
          <table:table-cell office:value-type="float" office:value="0.803225806451613" calcext:value-type="float">
            <text:p>0.803225806451613</text:p>
          </table:table-cell>
          <table:table-cell office:value-type="float" office:value="0.0616758296761289" calcext:value-type="float">
            <text:p>0.0616758296761289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59342353408855" calcext:value-type="float">
            <text:p>0.0659342353408855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732446725416189" calcext:value-type="float">
            <text:p>0.073244672541618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32230910570519" calcext:value-type="float">
            <text:p>0.0532230910570519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796715421627643" calcext:value-type="float">
            <text:p>0.0796715421627643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83451551917019" calcext:value-type="float">
            <text:p>0.068345155191701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31143614418428" calcext:value-type="float">
            <text:p>0.05311436144184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67463766006111" calcext:value-type="float">
            <text:p>0.0467463766006111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16758296761289" calcext:value-type="float">
            <text:p>0.061675829676128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31577426046813" calcext:value-type="float">
            <text:p>0.063157742604681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5659775941342" calcext:value-type="float">
            <text:p>0.048565977594134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31577426046813" calcext:value-type="float">
            <text:p>0.063157742604681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92862311917859" calcext:value-type="float">
            <text:p>0.0592862311917859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80059711864167" calcext:value-type="float">
            <text:p>0.0680059711864167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729282793884437" calcext:value-type="float">
            <text:p>0.0729282793884437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12053740677751" calcext:value-type="float">
            <text:p>0.061205374067775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730075062226578" calcext:value-type="float">
            <text:p>0.073007506222657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83451551917019" calcext:value-type="float">
            <text:p>0.068345155191701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66319715476544" calcext:value-type="float">
            <text:p>0.06663197154765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55001591811165" calcext:value-type="float">
            <text:p>0.0355001591811165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646056726270959" calcext:value-type="float">
            <text:p>0.064605672627095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6637118005166" calcext:value-type="float">
            <text:p>0.06637118005166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93836613827272" calcext:value-type="float">
            <text:p>0.059383661382727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57690429242578" calcext:value-type="float">
            <text:p>0.055769042924257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57690429242578" calcext:value-type="float">
            <text:p>0.055769042924257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55001591811165" calcext:value-type="float">
            <text:p>0.0355001591811165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589929751584739" calcext:value-type="float">
            <text:p>0.058992975158473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16758296761289" calcext:value-type="float">
            <text:p>0.061675829676128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4516129032258" calcext:value-type="float">
            <text:p>0.06451612903225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49626127612611" calcext:value-type="float">
            <text:p>0.0649626127612611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46056726270959" calcext:value-type="float">
            <text:p>0.064605672627095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6897877657303" calcext:value-type="float">
            <text:p>0.05689787765730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55001591811165" calcext:value-type="float">
            <text:p>0.0355001591811165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48281668128256" calcext:value-type="float">
            <text:p>0.0548281668128256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92862311917858" calcext:value-type="float">
            <text:p>0.059286231191785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89929751584739" calcext:value-type="float">
            <text:p>0.0589929751584739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585009484246685" calcext:value-type="float">
            <text:p>0.058500948424668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49626127612611" calcext:value-type="float">
            <text:p>0.064962612761261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365580623602" calcext:value-type="float">
            <text:p>0.0536558062360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5659775941342" calcext:value-type="float">
            <text:p>0.0485659775941342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53176023590857" calcext:value-type="float">
            <text:p>0.0653176023590857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93527548240735" calcext:value-type="float">
            <text:p>0.069352754824073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.836129032258065" calcext:value-type="float">
            <text:p>0.836129032258065</text:p>
          </table:table-cell>
          <table:table-cell office:value-type="float" office:value="0.0402668675062106" calcext:value-type="float">
            <text:p>0.0402668675062106</text:p>
          </table:table-cell>
          <table:table-cell office:value-type="float" office:value="0.84258064516129" calcext:value-type="float">
            <text:p>0.84258064516129</text:p>
          </table:table-cell>
          <table:table-cell office:value-type="float" office:value="0.0557445224016008" calcext:value-type="float">
            <text:p>0.0557445224016008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627162934306388" calcext:value-type="float">
            <text:p>0.0627162934306388</text:p>
          </table:table-cell>
          <table:table-cell office:value-type="float" office:value="0.828387096774194" calcext:value-type="float">
            <text:p>0.828387096774194</text:p>
          </table:table-cell>
          <table:table-cell office:value-type="float" office:value="0.0575172571717786" calcext:value-type="float">
            <text:p>0.0575172571717786</text:p>
          </table:table-cell>
          <table:table-cell office:value-type="float" office:value="0.831612903225807" calcext:value-type="float">
            <text:p>0.831612903225807</text:p>
          </table:table-cell>
          <table:table-cell office:value-type="float" office:value="0.0575251595744147" calcext:value-type="float">
            <text:p>0.0575251595744147</text:p>
          </table:table-cell>
          <table:table-cell office:value-type="float" office:value="0.831612903225807" calcext:value-type="float">
            <text:p>0.831612903225807</text:p>
          </table:table-cell>
          <table:table-cell office:value-type="float" office:value="0.0621337475531664" calcext:value-type="float">
            <text:p>0.0621337475531664</text:p>
          </table:table-cell>
          <table:table-cell office:value-type="float" office:value="0.827096774193548" calcext:value-type="float">
            <text:p>0.827096774193548</text:p>
          </table:table-cell>
          <table:table-cell office:value-type="float" office:value="0.0590627547214867" calcext:value-type="float">
            <text:p>0.0590627547214867</text:p>
          </table:table-cell>
          <table:table-cell office:value-type="float" office:value="0.832903225806452" calcext:value-type="float">
            <text:p>0.832903225806452</text:p>
          </table:table-cell>
          <table:table-cell office:value-type="float" office:value="0.0619957131495714" calcext:value-type="float">
            <text:p>0.0619957131495714</text:p>
          </table:table-cell>
          <table:table-cell office:value-type="float" office:value="0.831612903225807" calcext:value-type="float">
            <text:p>0.831612903225807</text:p>
          </table:table-cell>
          <table:table-cell office:value-type="float" office:value="0.0639794840590031" calcext:value-type="float">
            <text:p>0.0639794840590031</text:p>
          </table:table-cell>
          <table:table-cell office:value-type="float" office:value="0.836774193548387" calcext:value-type="float">
            <text:p>0.836774193548387</text:p>
          </table:table-cell>
          <table:table-cell office:value-type="float" office:value="0.0660651783960445" calcext:value-type="float">
            <text:p>0.0660651783960445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600552686164958" calcext:value-type="float">
            <text:p>0.0600552686164958</text:p>
          </table:table-cell>
          <table:table-cell office:value-type="float" office:value="0.834838709677419" calcext:value-type="float">
            <text:p>0.834838709677419</text:p>
          </table:table-cell>
          <table:table-cell office:value-type="float" office:value="0.0617622349456081" calcext:value-type="float">
            <text:p>0.061762234945608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80525707953242" calcext:value-type="float">
            <text:p>0.0580525707953242</text:p>
          </table:table-cell>
          <table:table-cell office:value-type="float" office:value="0.843870967741936" calcext:value-type="float">
            <text:p>0.843870967741936</text:p>
          </table:table-cell>
          <table:table-cell office:value-type="float" office:value="0.068286156129497" calcext:value-type="float">
            <text:p>0.068286156129497</text:p>
          </table:table-cell>
          <table:table-cell office:value-type="float" office:value="0.825161290322581" calcext:value-type="float">
            <text:p>0.825161290322581</text:p>
          </table:table-cell>
          <table:table-cell office:value-type="float" office:value="0.0662086213401616" calcext:value-type="float">
            <text:p>0.0662086213401616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611537518982068" calcext:value-type="float">
            <text:p>0.06115375189820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80059711864167" calcext:value-type="float">
            <text:p>0.0680059711864167</text:p>
          </table:table-cell>
          <table:table-cell office:value-type="float" office:value="0.796774193548387" calcext:value-type="float">
            <text:p>0.796774193548387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805375626282752" calcext:value-type="float">
            <text:p>0.080537562628275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1" calcext:value-type="float">
            <text:p>0.0623285021341481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46763774120368" calcext:value-type="float">
            <text:p>0.034676377412036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67142321795138" calcext:value-type="float">
            <text:p>0.076714232179513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45743693952675" calcext:value-type="float">
            <text:p>0.07457436939526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26105075962758" calcext:value-type="float">
            <text:p>0.072610507596275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82068668643792" calcext:value-type="float">
            <text:p>0.078206866864379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849394307876623" calcext:value-type="float">
            <text:p>0.084939430787662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5659775941342" calcext:value-type="float">
            <text:p>0.048565977594134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62490605754979" calcext:value-type="float">
            <text:p>0.046249060575497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57690429242577" calcext:value-type="float">
            <text:p>0.05576904292425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1205374067775" calcext:value-type="float">
            <text:p>0.0612053740677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1000318362233" calcext:value-type="float">
            <text:p>0.07100031836223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61238937409187" calcext:value-type="float">
            <text:p>0.0461238937409187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30075062226578" calcext:value-type="float">
            <text:p>0.073007506222657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04280554572594" calcext:value-type="float">
            <text:p>0.070428055457259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889293467876788" calcext:value-type="float">
            <text:p>0.088929346787678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83451551917019" calcext:value-type="float">
            <text:p>0.068345155191701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59342353408855" calcext:value-type="float">
            <text:p>0.065934235340885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53528502203602" calcext:value-type="float">
            <text:p>0.055352850220360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04345780626175" calcext:value-type="float">
            <text:p>0.050434578062617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97682933226164" calcext:value-type="float">
            <text:p>0.069768293322616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85009484246685" calcext:value-type="float">
            <text:p>0.058500948424668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93836613827272" calcext:value-type="float">
            <text:p>0.059383661382727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764122064707091" calcext:value-type="float">
            <text:p>0.0764122064707091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4516129032258" calcext:value-type="float">
            <text:p>0.06451612903225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49335044062142" calcext:value-type="float">
            <text:p>0.0549335044062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16758296761289" calcext:value-type="float">
            <text:p>0.061675829676128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35228193021158" calcext:value-type="float">
            <text:p>0.063522819302115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4516129032258" calcext:value-type="float">
            <text:p>0.06451612903225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8910088868784" calcext:value-type="float">
            <text:p>0.050891008886878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" calcext:value-type="float">
            <text:p>0.06232850213414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80909255870432" calcext:value-type="float">
            <text:p>0.068090925587043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92862311917859" calcext:value-type="float">
            <text:p>0.059286231191785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14062697457375" calcext:value-type="float">
            <text:p>0.071406269745737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8910088868784" calcext:value-type="float">
            <text:p>0.050891008886878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26771987695307" calcext:value-type="float">
            <text:p>0.05267719876953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87667826035246" calcext:value-type="float">
            <text:p>0.068766782603524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49626127612611" calcext:value-type="float">
            <text:p>0.0649626127612611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6249060575498" calcext:value-type="float">
            <text:p>0.04624906057549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46056726270959" calcext:value-type="float">
            <text:p>0.064605672627095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9993904546175" calcext:value-type="float">
            <text:p>0.056999390454617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49626127612611" calcext:value-type="float">
            <text:p>0.064962612761261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5659775941342" calcext:value-type="float">
            <text:p>0.04856597759413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82075521966879" calcext:value-type="float">
            <text:p>0.04820755219668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0645161290322" calcext:value-type="float">
            <text:p>0.840645161290322</text:p>
          </table:table-cell>
          <table:table-cell office:value-type="float" office:value="0.0626184481017743" calcext:value-type="float">
            <text:p>0.0626184481017743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626981400208238" calcext:value-type="float">
            <text:p>0.0626981400208238</text:p>
          </table:table-cell>
          <table:table-cell office:value-type="float" office:value="0.832903225806452" calcext:value-type="float">
            <text:p>0.832903225806452</text:p>
          </table:table-cell>
          <table:table-cell office:value-type="float" office:value="0.0691915096789541" calcext:value-type="float">
            <text:p>0.0691915096789541</text:p>
          </table:table-cell>
          <table:table-cell office:value-type="float" office:value="0.834838709677419" calcext:value-type="float">
            <text:p>0.834838709677419</text:p>
          </table:table-cell>
          <table:table-cell office:value-type="float" office:value="0.0595675941730592" calcext:value-type="float">
            <text:p>0.059567594173059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6862942313088" calcext:value-type="float">
            <text:p>0.056862942313088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569507977978118" calcext:value-type="float">
            <text:p>0.0569507977978118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684916039709059" calcext:value-type="float">
            <text:p>0.0684916039709059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594351660004783" calcext:value-type="float">
            <text:p>0.0594351660004783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678104798338907" calcext:value-type="float">
            <text:p>0.0678104798338907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650318551656008" calcext:value-type="float">
            <text:p>0.0650318551656008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601938522928473" calcext:value-type="float">
            <text:p>0.0601938522928473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771687917391543" calcext:value-type="float">
            <text:p>0.0771687917391543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587993507833485" calcext:value-type="float">
            <text:p>0.058799350783348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2095518804275" calcext:value-type="float">
            <text:p>0.0562095518804275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84949480397112" calcext:value-type="float">
            <text:p>0.0584949480397112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548571411536291" calcext:value-type="float">
            <text:p>0.05485714115362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0.940225563909774" calcext:value-type="float">
            <text:p>0.940225563909774</text:p>
          </table:table-cell>
          <table:table-cell office:value-type="float" office:value="0.0300986750394708" calcext:value-type="float">
            <text:p>0.0300986750394708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234900901631836" calcext:value-type="float">
            <text:p>0.0234900901631836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322674776132593" calcext:value-type="float">
            <text:p>0.0322674776132593</text:p>
          </table:table-cell>
          <table:table-cell office:value-type="float" office:value="0.95078320802005" calcext:value-type="float">
            <text:p>0.95078320802005</text:p>
          </table:table-cell>
          <table:table-cell office:value-type="float" office:value="0.0307359939843512" calcext:value-type="float">
            <text:p>0.0307359939843512</text:p>
          </table:table-cell>
          <table:table-cell office:value-type="float" office:value="0.94906015037594" calcext:value-type="float">
            <text:p>0.94906015037594</text:p>
          </table:table-cell>
          <table:table-cell office:value-type="float" office:value="0.0314034882141884" calcext:value-type="float">
            <text:p>0.0314034882141884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87547986060917" calcext:value-type="float">
            <text:p>0.0287547986060917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7705625005673" calcext:value-type="float">
            <text:p>0.027705625005673</text:p>
          </table:table-cell>
          <table:table-cell office:value-type="float" office:value="0.936748120300752" calcext:value-type="float">
            <text:p>0.936748120300752</text:p>
          </table:table-cell>
          <table:table-cell office:value-type="float" office:value="0.0205414692185831" calcext:value-type="float">
            <text:p>0.0205414692185831</text:p>
          </table:table-cell>
          <table:table-cell office:value-type="float" office:value="0.956077694235589" calcext:value-type="float">
            <text:p>0.956077694235589</text:p>
          </table:table-cell>
          <table:table-cell office:value-type="float" office:value="0.028925464968262" calcext:value-type="float">
            <text:p>0.028925464968262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64424761191755" calcext:value-type="float">
            <text:p>0.0264424761191755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88556340663757" calcext:value-type="float">
            <text:p>0.0288556340663757</text:p>
          </table:table-cell>
          <table:table-cell office:value-type="float" office:value="0.947305764411028" calcext:value-type="float">
            <text:p>0.947305764411028</text:p>
          </table:table-cell>
          <table:table-cell office:value-type="float" office:value="0.0218260463662424" calcext:value-type="float">
            <text:p>0.0218260463662424</text:p>
          </table:table-cell>
          <table:table-cell office:value-type="float" office:value="0.949028822055138" calcext:value-type="float">
            <text:p>0.949028822055138</text:p>
          </table:table-cell>
          <table:table-cell office:value-type="float" office:value="0.0314450796940388" calcext:value-type="float">
            <text:p>0.0314450796940388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312767606901239" calcext:value-type="float">
            <text:p>0.0312767606901239</text:p>
          </table:table-cell>
          <table:table-cell office:value-type="float" office:value="0.949028822055138" calcext:value-type="float">
            <text:p>0.949028822055138</text:p>
          </table:table-cell>
          <table:table-cell office:value-type="float" office:value="0.0345540790340281" calcext:value-type="float">
            <text:p>0.0345540790340281</text:p>
          </table:table-cell>
          <table:table-cell office:value-type="float" office:value="0.949028822055138" calcext:value-type="float">
            <text:p>0.949028822055138</text:p>
          </table:table-cell>
          <table:table-cell office:value-type="float" office:value="0.033549772938845" calcext:value-type="float">
            <text:p>0.0335497729388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0.93843984962406" calcext:value-type="float">
            <text:p>0.93843984962406</text:p>
          </table:table-cell>
          <table:table-cell office:value-type="float" office:value="0.0391310806414939" calcext:value-type="float">
            <text:p>0.0391310806414939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22428871463519" calcext:value-type="float">
            <text:p>0.0222428871463519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310424333801411" calcext:value-type="float">
            <text:p>0.0310424333801411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249034425234002" calcext:value-type="float">
            <text:p>0.0249034425234002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28729301948389" calcext:value-type="float">
            <text:p>0.028729301948389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89790448322173" calcext:value-type="float">
            <text:p>0.0289790448322173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78738735168919" calcext:value-type="float">
            <text:p>0.0278738735168919</text:p>
          </table:table-cell>
          <table:table-cell office:value-type="float" office:value="0.959586466165413" calcext:value-type="float">
            <text:p>0.959586466165413</text:p>
          </table:table-cell>
          <table:table-cell office:value-type="float" office:value="0.0274789835705711" calcext:value-type="float">
            <text:p>0.0274789835705711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7705625005673" calcext:value-type="float">
            <text:p>0.027705625005673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31628392691401" calcext:value-type="float">
            <text:p>0.0231628392691401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76450810042362" calcext:value-type="float">
            <text:p>0.027645081004236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323260944178704" calcext:value-type="float">
            <text:p>0.0323260944178704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80451956832075" calcext:value-type="float">
            <text:p>0.0280451956832075</text:p>
          </table:table-cell>
          <table:table-cell office:value-type="float" office:value="0.95078320802005" calcext:value-type="float">
            <text:p>0.95078320802005</text:p>
          </table:table-cell>
          <table:table-cell office:value-type="float" office:value="0.0271939328762991" calcext:value-type="float">
            <text:p>0.0271939328762991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19666169063916" calcext:value-type="float">
            <text:p>0.02196661690639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0.943734335839599" calcext:value-type="float">
            <text:p>0.943734335839599</text:p>
          </table:table-cell>
          <table:table-cell office:value-type="float" office:value="0.0349504515494066" calcext:value-type="float">
            <text:p>0.034950451549406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7705625005673" calcext:value-type="float">
            <text:p>0.027705625005673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77738712776209" calcext:value-type="float">
            <text:p>0.0277738712776209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  <table:table-cell office:value-type="float" office:value="0.957769423558897" calcext:value-type="float">
            <text:p>0.957769423558897</text:p>
          </table:table-cell>
          <table:table-cell office:value-type="float" office:value="0.0265635917436539" calcext:value-type="float">
            <text:p>0.0265635917436539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64563294795548" calcext:value-type="float">
            <text:p>0.026456329479554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87547986060917" calcext:value-type="float">
            <text:p>0.0287547986060917</text:p>
          </table:table-cell>
          <table:table-cell office:value-type="float" office:value="0.966572681704261" calcext:value-type="float">
            <text:p>0.966572681704261</text:p>
          </table:table-cell>
          <table:table-cell office:value-type="float" office:value="0.0268117271634109" calcext:value-type="float">
            <text:p>0.0268117271634109</text:p>
          </table:table-cell>
          <table:table-cell office:value-type="float" office:value="0.957769423558897" calcext:value-type="float">
            <text:p>0.957769423558897</text:p>
          </table:table-cell>
          <table:table-cell office:value-type="float" office:value="0.0290244488941156" calcext:value-type="float">
            <text:p>0.0290244488941156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51304646970356" calcext:value-type="float">
            <text:p>0.0251304646970356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84623536900102" calcext:value-type="float">
            <text:p>0.028462353690010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31628392691401" calcext:value-type="float">
            <text:p>0.02316283926914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0.945488721804511" calcext:value-type="float">
            <text:p>0.945488721804511</text:p>
          </table:table-cell>
          <table:table-cell office:value-type="float" office:value="0.0346133446021114" calcext:value-type="float">
            <text:p>0.0346133446021114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51911432543711" calcext:value-type="float">
            <text:p>0.025191143254371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77738712776209" calcext:value-type="float">
            <text:p>0.0277738712776209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24357832550698" calcext:value-type="float">
            <text:p>0.0224357832550698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77188470750961" calcext:value-type="float">
            <text:p>0.0277188470750961</text:p>
          </table:table-cell>
          <table:table-cell office:value-type="float" office:value="0.959555137844611" calcext:value-type="float">
            <text:p>0.959555137844611</text:p>
          </table:table-cell>
          <table:table-cell office:value-type="float" office:value="0.0275398135294175" calcext:value-type="float">
            <text:p>0.0275398135294175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63032581453634" calcext:value-type="float">
            <text:p>0.963032581453634</text:p>
          </table:table-cell>
          <table:table-cell office:value-type="float" office:value="0.0281529119419458" calcext:value-type="float">
            <text:p>0.028152911941945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75398135294175" calcext:value-type="float">
            <text:p>0.0275398135294175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9639546069686" calcext:value-type="float">
            <text:p>0.02963954606968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0.945488721804511" calcext:value-type="float">
            <text:p>0.945488721804511</text:p>
          </table:table-cell>
          <table:table-cell office:value-type="float" office:value="0.0346133446021114" calcext:value-type="float">
            <text:p>0.0346133446021114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89263132254072" calcext:value-type="float">
            <text:p>0.0289263132254072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7705625005673" calcext:value-type="float">
            <text:p>0.027705625005673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89263132254072" calcext:value-type="float">
            <text:p>0.028926313225407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87547986060917" calcext:value-type="float">
            <text:p>0.0287547986060917</text:p>
          </table:table-cell>
          <table:table-cell office:value-type="float" office:value="0.959555137844611" calcext:value-type="float">
            <text:p>0.959555137844611</text:p>
          </table:table-cell>
          <table:table-cell office:value-type="float" office:value="0.0275398135294175" calcext:value-type="float">
            <text:p>0.0275398135294175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16360811924483" calcext:value-type="float">
            <text:p>0.0216360811924483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0.942675438596491" calcext:value-type="float">
            <text:p>0.942675438596491</text:p>
          </table:table-cell>
          <table:table-cell office:value-type="float" office:value="0.0346813792869188" calcext:value-type="float">
            <text:p>0.0346813792869188</text:p>
          </table:table-cell>
          <table:table-cell office:value-type="float" office:value="0.958151629072682" calcext:value-type="float">
            <text:p>0.958151629072682</text:p>
          </table:table-cell>
          <table:table-cell office:value-type="float" office:value="0.0237232098569805" calcext:value-type="float">
            <text:p>0.0237232098569805</text:p>
          </table:table-cell>
          <table:table-cell office:value-type="float" office:value="0.958151629072682" calcext:value-type="float">
            <text:p>0.958151629072682</text:p>
          </table:table-cell>
          <table:table-cell office:value-type="float" office:value="0.0289547219193932" calcext:value-type="float">
            <text:p>0.0289547219193932</text:p>
          </table:table-cell>
          <table:table-cell office:value-type="float" office:value="0.95359022556391" calcext:value-type="float">
            <text:p>0.95359022556391</text:p>
          </table:table-cell>
          <table:table-cell office:value-type="float" office:value="0.0272483659546937" calcext:value-type="float">
            <text:p>0.0272483659546937</text:p>
          </table:table-cell>
          <table:table-cell office:value-type="float" office:value="0.954298245614035" calcext:value-type="float">
            <text:p>0.954298245614035</text:p>
          </table:table-cell>
          <table:table-cell office:value-type="float" office:value="0.0289213691886453" calcext:value-type="float">
            <text:p>0.0289213691886453</text:p>
          </table:table-cell>
          <table:table-cell office:value-type="float" office:value="0.959555137844611" calcext:value-type="float">
            <text:p>0.959555137844611</text:p>
          </table:table-cell>
          <table:table-cell office:value-type="float" office:value="0.026909156822846" calcext:value-type="float">
            <text:p>0.026909156822846</text:p>
          </table:table-cell>
          <table:table-cell office:value-type="float" office:value="0.956729323308271" calcext:value-type="float">
            <text:p>0.956729323308271</text:p>
          </table:table-cell>
          <table:table-cell office:value-type="float" office:value="0.0253196497009754" calcext:value-type="float">
            <text:p>0.0253196497009754</text:p>
          </table:table-cell>
          <table:table-cell office:value-type="float" office:value="0.954298245614035" calcext:value-type="float">
            <text:p>0.954298245614035</text:p>
          </table:table-cell>
          <table:table-cell office:value-type="float" office:value="0.0261900855899794" calcext:value-type="float">
            <text:p>0.0261900855899794</text:p>
          </table:table-cell>
          <table:table-cell office:value-type="float" office:value="0.95780701754386" calcext:value-type="float">
            <text:p>0.95780701754386</text:p>
          </table:table-cell>
          <table:table-cell office:value-type="float" office:value="0.0280931031277723" calcext:value-type="float">
            <text:p>0.0280931031277723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9702362544111" calcext:value-type="float">
            <text:p>0.0249702362544111</text:p>
          </table:table-cell>
          <table:table-cell office:value-type="float" office:value="0.959185463659148" calcext:value-type="float">
            <text:p>0.959185463659148</text:p>
          </table:table-cell>
          <table:table-cell office:value-type="float" office:value="0.0273453417030773" calcext:value-type="float">
            <text:p>0.0273453417030773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55868704850857" calcext:value-type="float">
            <text:p>0.0255868704850857</text:p>
          </table:table-cell>
          <table:table-cell office:value-type="float" office:value="0.956748120300752" calcext:value-type="float">
            <text:p>0.956748120300752</text:p>
          </table:table-cell>
          <table:table-cell office:value-type="float" office:value="0.0282072913282124" calcext:value-type="float">
            <text:p>0.0282072913282124</text:p>
          </table:table-cell>
          <table:table-cell office:value-type="float" office:value="0.962005012531328" calcext:value-type="float">
            <text:p>0.962005012531328</text:p>
          </table:table-cell>
          <table:table-cell office:value-type="float" office:value="0.0277137966713545" calcext:value-type="float">
            <text:p>0.0277137966713545</text:p>
          </table:table-cell>
          <table:table-cell office:value-type="float" office:value="0.957098997493734" calcext:value-type="float">
            <text:p>0.957098997493734</text:p>
          </table:table-cell>
          <table:table-cell office:value-type="float" office:value="0.0283206854861836" calcext:value-type="float">
            <text:p>0.0283206854861836</text:p>
          </table:table-cell>
          <table:table-cell office:value-type="float" office:value="0.959906015037594" calcext:value-type="float">
            <text:p>0.959906015037594</text:p>
          </table:table-cell>
          <table:table-cell office:value-type="float" office:value="0.0270233665423887" calcext:value-type="float">
            <text:p>0.02702336654238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300731754930965" calcext:value-type="float">
            <text:p>0.0300731754930965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332307368063498" calcext:value-type="float">
            <text:p>0.033230736806349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300853570770927" calcext:value-type="float">
            <text:p>0.0300853570770927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32351705873247" calcext:value-type="float">
            <text:p>0.032351705873247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3" calcext:value-type="float">
            <text:p>0.0223114201963623</text:p>
          </table:table-cell>
          <table:table-cell office:value-type="float" office:value="0.954323308270677" calcext:value-type="float">
            <text:p>0.954323308270677</text:p>
          </table:table-cell>
          <table:table-cell office:value-type="float" office:value="0.0221592604644916" calcext:value-type="float">
            <text:p>0.0221592604644916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05490860021014" calcext:value-type="float">
            <text:p>0.0205490860021014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15557667574112" calcext:value-type="float">
            <text:p>0.0215557667574112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37948856862235" calcext:value-type="float">
            <text:p>0.0237948856862235</text:p>
          </table:table-cell>
          <table:table-cell office:value-type="float" office:value="0.957769423558897" calcext:value-type="float">
            <text:p>0.957769423558897</text:p>
          </table:table-cell>
          <table:table-cell office:value-type="float" office:value="0.0207854745376742" calcext:value-type="float">
            <text:p>0.0207854745376742</text:p>
          </table:table-cell>
          <table:table-cell office:value-type="float" office:value="0.957832080200501" calcext:value-type="float">
            <text:p>0.957832080200501</text:p>
          </table:table-cell>
          <table:table-cell office:value-type="float" office:value="0.0205699844798945" calcext:value-type="float">
            <text:p>0.0205699844798945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51911432543711" calcext:value-type="float">
            <text:p>0.0251911432543711</text:p>
          </table:table-cell>
          <table:table-cell office:value-type="float" office:value="0.949028822055138" calcext:value-type="float">
            <text:p>0.949028822055138</text:p>
          </table:table-cell>
          <table:table-cell office:value-type="float" office:value="0.0210146645899956" calcext:value-type="float">
            <text:p>0.0210146645899956</text:p>
          </table:table-cell>
          <table:table-cell office:value-type="float" office:value="0.954229323308271" calcext:value-type="float">
            <text:p>0.954229323308271</text:p>
          </table:table-cell>
          <table:table-cell office:value-type="float" office:value="0.0253802154399343" calcext:value-type="float">
            <text:p>0.02538021543993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6541353383458" calcext:value-type="float">
            <text:p>0.966541353383458</text:p>
          </table:table-cell>
          <table:table-cell office:value-type="float" office:value="0.0269289145490977" calcext:value-type="float">
            <text:p>0.0269289145490977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54899739824464" calcext:value-type="float">
            <text:p>0.0254899739824464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19394595099114" calcext:value-type="float">
            <text:p>0.019394595099114</text:p>
          </table:table-cell>
          <table:table-cell office:value-type="float" office:value="0.966572681704261" calcext:value-type="float">
            <text:p>0.966572681704261</text:p>
          </table:table-cell>
          <table:table-cell office:value-type="float" office:value="0.0211016648375897" calcext:value-type="float">
            <text:p>0.0211016648375897</text:p>
          </table:table-cell>
          <table:table-cell office:value-type="float" office:value="0.963032581453634" calcext:value-type="float">
            <text:p>0.963032581453634</text:p>
          </table:table-cell>
          <table:table-cell office:value-type="float" office:value="0.0256084404743309" calcext:value-type="float">
            <text:p>0.0256084404743309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21508927396519" calcext:value-type="float">
            <text:p>0.0221508927396519</text:p>
          </table:table-cell>
          <table:table-cell office:value-type="float" office:value="0.959586466165413" calcext:value-type="float">
            <text:p>0.959586466165413</text:p>
          </table:table-cell>
          <table:table-cell office:value-type="float" office:value="0.0248656451914706" calcext:value-type="float">
            <text:p>0.0248656451914706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90749022092507" calcext:value-type="float">
            <text:p>0.0290749022092507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40364430275104" calcext:value-type="float">
            <text:p>0.0240364430275104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45243819042095" calcext:value-type="float">
            <text:p>0.0245243819042095</text:p>
          </table:table-cell>
          <table:table-cell office:value-type="float" office:value="0.963032581453634" calcext:value-type="float">
            <text:p>0.963032581453634</text:p>
          </table:table-cell>
          <table:table-cell office:value-type="float" office:value="0.0256084404743309" calcext:value-type="float">
            <text:p>0.0256084404743309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199061288767582" calcext:value-type="float">
            <text:p>0.019906128876758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186563299548508" calcext:value-type="float">
            <text:p>0.0186563299548508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28729301948389" calcext:value-type="float">
            <text:p>0.028729301948389</text:p>
          </table:table-cell>
          <table:table-cell office:value-type="float" office:value="0.959555137844611" calcext:value-type="float">
            <text:p>0.959555137844611</text:p>
          </table:table-cell>
          <table:table-cell office:value-type="float" office:value="0.0220193749835882" calcext:value-type="float">
            <text:p>0.02201937498358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99204872373211" calcext:value-type="float">
            <text:p>0.029920487237321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64786967418546" calcext:value-type="float">
            <text:p>0.964786967418546</text:p>
          </table:table-cell>
          <table:table-cell office:value-type="float" office:value="0.0276097138790657" calcext:value-type="float">
            <text:p>0.0276097138790657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252240002984907" calcext:value-type="float">
            <text:p>0.0252240002984907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54194356164049" calcext:value-type="float">
            <text:p>0.0254194356164049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50490773572036" calcext:value-type="float">
            <text:p>0.0250490773572036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54194356164049" calcext:value-type="float">
            <text:p>0.0254194356164049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09989610726613" calcext:value-type="float">
            <text:p>0.0209989610726613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03503106774899" calcext:value-type="float">
            <text:p>0.0203503106774899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22428871463519" calcext:value-type="float">
            <text:p>0.0222428871463519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89263132254072" calcext:value-type="float">
            <text:p>0.028926313225407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34718847124378" calcext:value-type="float">
            <text:p>0.0234718847124378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77188470750961" calcext:value-type="float">
            <text:p>0.0277188470750961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37306372069346" calcext:value-type="float">
            <text:p>0.023730637206934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2" calcext:value-type="float">
            <text:p>0.0223114201963622</text:p>
          </table:table-cell>
          <table:table-cell office:value-type="float" office:value="0.968327067669173" calcext:value-type="float">
            <text:p>0.968327067669173</text:p>
          </table:table-cell>
          <table:table-cell office:value-type="float" office:value="0.0231944557048274" calcext:value-type="float">
            <text:p>0.0231944557048274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84623536900102" calcext:value-type="float">
            <text:p>0.028462353690010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51911432543712" calcext:value-type="float">
            <text:p>0.025191143254371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34718847124378" calcext:value-type="float">
            <text:p>0.023471884712437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06482182031172" calcext:value-type="float">
            <text:p>0.020648218203117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199930711929011" calcext:value-type="float">
            <text:p>0.019993071192901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16360811924483" calcext:value-type="float">
            <text:p>0.0216360811924483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408521303258" calcext:value-type="float">
            <text:p>0.963408521303258</text:p>
          </table:table-cell>
          <table:table-cell office:value-type="float" office:value="0.0260541562113624" calcext:value-type="float">
            <text:p>0.0260541562113624</text:p>
          </table:table-cell>
          <table:table-cell office:value-type="float" office:value="0.958853383458647" calcext:value-type="float">
            <text:p>0.958853383458647</text:p>
          </table:table-cell>
          <table:table-cell office:value-type="float" office:value="0.0279315121942173" calcext:value-type="float">
            <text:p>0.0279315121942173</text:p>
          </table:table-cell>
          <table:table-cell office:value-type="float" office:value="0.959197994987469" calcext:value-type="float">
            <text:p>0.959197994987469</text:p>
          </table:table-cell>
          <table:table-cell office:value-type="float" office:value="0.0278952706844122" calcext:value-type="float">
            <text:p>0.0278952706844122</text:p>
          </table:table-cell>
          <table:table-cell office:value-type="float" office:value="0.962362155388471" calcext:value-type="float">
            <text:p>0.962362155388471</text:p>
          </table:table-cell>
          <table:table-cell office:value-type="float" office:value="0.0209333701208978" calcext:value-type="float">
            <text:p>0.020933370120897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5761924322484" calcext:value-type="float">
            <text:p>0.0245761924322484</text:p>
          </table:table-cell>
          <table:table-cell office:value-type="float" office:value="0.961992481203007" calcext:value-type="float">
            <text:p>0.961992481203007</text:p>
          </table:table-cell>
          <table:table-cell office:value-type="float" office:value="0.027181074544297" calcext:value-type="float">
            <text:p>0.027181074544297</text:p>
          </table:table-cell>
          <table:table-cell office:value-type="float" office:value="0.956735588972431" calcext:value-type="float">
            <text:p>0.956735588972431</text:p>
          </table:table-cell>
          <table:table-cell office:value-type="float" office:value="0.0245192607127944" calcext:value-type="float">
            <text:p>0.0245192607127944</text:p>
          </table:table-cell>
          <table:table-cell office:value-type="float" office:value="0.95922305764411" calcext:value-type="float">
            <text:p>0.95922305764411</text:p>
          </table:table-cell>
          <table:table-cell office:value-type="float" office:value="0.0232966182479087" calcext:value-type="float">
            <text:p>0.0232966182479087</text:p>
          </table:table-cell>
          <table:table-cell office:value-type="float" office:value="0.95953634085213" calcext:value-type="float">
            <text:p>0.95953634085213</text:p>
          </table:table-cell>
          <table:table-cell office:value-type="float" office:value="0.0250105572049392" calcext:value-type="float">
            <text:p>0.0250105572049392</text:p>
          </table:table-cell>
          <table:table-cell office:value-type="float" office:value="0.960977443609023" calcext:value-type="float">
            <text:p>0.960977443609023</text:p>
          </table:table-cell>
          <table:table-cell office:value-type="float" office:value="0.0233523315183699" calcext:value-type="float">
            <text:p>0.0233523315183699</text:p>
          </table:table-cell>
          <table:table-cell office:value-type="float" office:value="0.961322055137845" calcext:value-type="float">
            <text:p>0.961322055137845</text:p>
          </table:table-cell>
          <table:table-cell office:value-type="float" office:value="0.0237476714119349" calcext:value-type="float">
            <text:p>0.0237476714119349</text:p>
          </table:table-cell>
          <table:table-cell office:value-type="float" office:value="0.961296992481203" calcext:value-type="float">
            <text:p>0.961296992481203</text:p>
          </table:table-cell>
          <table:table-cell office:value-type="float" office:value="0.0241769326470413" calcext:value-type="float">
            <text:p>0.0241769326470413</text:p>
          </table:table-cell>
          <table:table-cell office:value-type="float" office:value="0.958515037593985" calcext:value-type="float">
            <text:p>0.958515037593985</text:p>
          </table:table-cell>
          <table:table-cell office:value-type="float" office:value="0.0219408888890423" calcext:value-type="float">
            <text:p>0.0219408888890423</text:p>
          </table:table-cell>
          <table:table-cell office:value-type="float" office:value="0.962011278195489" calcext:value-type="float">
            <text:p>0.962011278195489</text:p>
          </table:table-cell>
          <table:table-cell office:value-type="float" office:value="0.0214770621568881" calcext:value-type="float">
            <text:p>0.021477062156888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34288403202715" calcext:value-type="float">
            <text:p>0.0234288403202715</text:p>
          </table:table-cell>
          <table:table-cell office:value-type="float" office:value="0.960244360902256" calcext:value-type="float">
            <text:p>0.960244360902256</text:p>
          </table:table-cell>
          <table:table-cell office:value-type="float" office:value="0.0248334646276289" calcext:value-type="float">
            <text:p>0.0248334646276289</text:p>
          </table:table-cell>
        </table:table-row>
      </table:table>
      <table:table table:name="DifAccura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ineQualityRed_5vs6</text:p>
          </table:table-cell>
          <table:table-cell office:value-type="float" office:value="-0.0197143187601202" calcext:value-type="float">
            <text:p>-0.0197143187601202</text:p>
          </table:table-cell>
          <table:table-cell office:value-type="float" office:value="-0.0105944945639602" calcext:value-type="float">
            <text:p>-0.0105944945639602</text:p>
          </table:table-cell>
          <table:table-cell office:value-type="float" office:value="-0.01058871154291" calcext:value-type="float">
            <text:p>-0.01058871154291</text:p>
          </table:table-cell>
          <table:table-cell office:value-type="float" office:value="-0.00458015267175571" calcext:value-type="float">
            <text:p>-0.00458015267175571</text:p>
          </table:table-cell>
          <table:table-cell office:value-type="float" office:value="0.00152671755725198" calcext:value-type="float">
            <text:p>0.00152671755725198</text:p>
          </table:table-cell>
          <table:table-cell office:value-type="float" office:value="0.00073444367337494" calcext:value-type="float">
            <text:p>0.00073444367337494</text:p>
          </table:table-cell>
          <table:table-cell office:value-type="float" office:value="0.0174647235715938" calcext:value-type="float">
            <text:p>0.0174647235715938</text:p>
          </table:table-cell>
          <table:table-cell office:value-type="float" office:value="0.00301873698820265" calcext:value-type="float">
            <text:p>0.00301873698820265</text:p>
          </table:table-cell>
          <table:table-cell office:value-type="float" office:value="0.00681239879713169" calcext:value-type="float">
            <text:p>0.00681239879713169</text:p>
          </table:table-cell>
          <table:table-cell office:value-type="float" office:value="-0.00455702058755492" calcext:value-type="float">
            <text:p>-0.00455702058755492</text:p>
          </table:table-cell>
          <table:table-cell office:value-type="float" office:value="0.00909669211195929" calcext:value-type="float">
            <text:p>0.00909669211195929</text:p>
          </table:table-cell>
          <table:table-cell office:value-type="float" office:value="0.00453388850335423" calcext:value-type="float">
            <text:p>0.00453388850335423</text:p>
          </table:table-cell>
          <table:table-cell office:value-type="float" office:value="-0.00378209576682853" calcext:value-type="float">
            <text:p>-0.00378209576682853</text:p>
          </table:table-cell>
          <table:table-cell office:value-type="float" office:value="0.00229007633587797" calcext:value-type="float">
            <text:p>0.00229007633587797</text:p>
          </table:table-cell>
          <table:table-cell office:value-type="float" office:value="0.00835646541753421" calcext:value-type="float">
            <text:p>0.00835646541753421</text:p>
          </table:table-cell>
          <table:table-cell office:value-type="float" office:value="0.00832755031228316" calcext:value-type="float">
            <text:p>0.008327550312283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ineQualityRed_5vs6</text:p>
          </table:table-cell>
          <table:table-cell office:value-type="float" office:value="-0.0303319454082813" calcext:value-type="float">
            <text:p>-0.0303319454082813</text:p>
          </table:table-cell>
          <table:table-cell office:value-type="float" office:value="-0.00380522785102944" calcext:value-type="float">
            <text:p>-0.00380522785102944</text:p>
          </table:table-cell>
          <table:table-cell office:value-type="float" office:value="0.00149780245200093" calcext:value-type="float">
            <text:p>0.00149780245200093</text:p>
          </table:table-cell>
          <table:table-cell office:value-type="float" office:value="-0.00612421929215812" calcext:value-type="float">
            <text:p>-0.00612421929215812</text:p>
          </table:table-cell>
          <table:table-cell office:value-type="float" office:value="-0.000792273883876926" calcext:value-type="float">
            <text:p>-0.000792273883876926</text:p>
          </table:table-cell>
          <table:table-cell office:value-type="float" office:value="-0.00303608605135319" calcext:value-type="float">
            <text:p>-0.00303608605135319</text:p>
          </table:table-cell>
          <table:table-cell office:value-type="float" office:value="0.00149780245200093" calcext:value-type="float">
            <text:p>0.00149780245200093</text:p>
          </table:table-cell>
          <table:table-cell office:value-type="float" office:value="-0.00761623872310901" calcext:value-type="float">
            <text:p>-0.00761623872310901</text:p>
          </table:table-cell>
          <table:table-cell office:value-type="float" office:value="0.00605482303955585" calcext:value-type="float">
            <text:p>0.00605482303955585</text:p>
          </table:table-cell>
          <table:table-cell office:value-type="float" office:value="-0.00304186907240345" calcext:value-type="float">
            <text:p>-0.00304186907240345</text:p>
          </table:table-cell>
          <table:table-cell office:value-type="float" office:value="-0.00532037936618091" calcext:value-type="float">
            <text:p>-0.00532037936618091</text:p>
          </table:table-cell>
          <table:table-cell office:value-type="float" office:value="0.00223802914642601" calcext:value-type="float">
            <text:p>0.00223802914642601</text:p>
          </table:table-cell>
          <table:table-cell office:value-type="float" office:value="0.00529724728198011" calcext:value-type="float">
            <text:p>0.00529724728198011</text:p>
          </table:table-cell>
          <table:table-cell office:value-type="float" office:value="-0.0129077029840389" calcext:value-type="float">
            <text:p>-0.0129077029840389</text:p>
          </table:table-cell>
          <table:table-cell office:value-type="float" office:value="-0.000769141799676132" calcext:value-type="float">
            <text:p>-0.000769141799676132</text:p>
          </table:table-cell>
          <table:table-cell office:value-type="float" office:value="-0.00685866296553317" calcext:value-type="float">
            <text:p>-0.006858662965533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ineQualityRed_5vs6</text:p>
          </table:table-cell>
          <table:table-cell office:value-type="float" office:value="-0.0318470969234328" calcext:value-type="float">
            <text:p>-0.0318470969234328</text:p>
          </table:table-cell>
          <table:table-cell office:value-type="float" office:value="-0.00228429331482771" calcext:value-type="float">
            <text:p>-0.00228429331482771</text:p>
          </table:table-cell>
          <table:table-cell office:value-type="float" office:value="0.00756997455470743" calcext:value-type="float">
            <text:p>0.00756997455470743</text:p>
          </table:table-cell>
          <table:table-cell office:value-type="float" office:value="-0.00154406662040252" calcext:value-type="float">
            <text:p>-0.00154406662040252</text:p>
          </table:table-cell>
          <table:table-cell office:value-type="float" office:value="0.0105887115429101" calcext:value-type="float">
            <text:p>0.0105887115429101</text:p>
          </table:table-cell>
          <table:table-cell office:value-type="float" office:value="0.0030129539671524" calcext:value-type="float">
            <text:p>0.0030129539671524</text:p>
          </table:table-cell>
          <table:table-cell office:value-type="float" office:value="0.00530303030303037" calcext:value-type="float">
            <text:p>0.00530303030303037</text:p>
          </table:table-cell>
          <table:table-cell office:value-type="float" office:value="0.000722877631274543" calcext:value-type="float">
            <text:p>0.000722877631274543</text:p>
          </table:table-cell>
          <table:table-cell office:value-type="float" office:value="0.0143939393939393" calcext:value-type="float">
            <text:p>0.0143939393939393</text:p>
          </table:table-cell>
          <table:table-cell office:value-type="float" office:value="0.00682396483923198" calcext:value-type="float">
            <text:p>0.00682396483923198</text:p>
          </table:table-cell>
          <table:table-cell office:value-type="float" office:value="0.00150358547305107" calcext:value-type="float">
            <text:p>0.00150358547305107</text:p>
          </table:table-cell>
          <table:table-cell office:value-type="float" office:value="0.00530303030303037" calcext:value-type="float">
            <text:p>0.00530303030303037</text:p>
          </table:table-cell>
          <table:table-cell office:value-type="float" office:value="0.00756419153365706" calcext:value-type="float">
            <text:p>0.00756419153365706</text:p>
          </table:table-cell>
          <table:table-cell office:value-type="float" office:value="-0.00531459634513076" calcext:value-type="float">
            <text:p>-0.00531459634513076</text:p>
          </table:table-cell>
          <table:table-cell office:value-type="float" office:value="0.00376474670367799" calcext:value-type="float">
            <text:p>0.00376474670367799</text:p>
          </table:table-cell>
          <table:table-cell office:value-type="float" office:value="0.00224381216747627" calcext:value-type="float">
            <text:p>0.002243812167476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ineQualityRed_5vs6</text:p>
          </table:table-cell>
          <table:table-cell office:value-type="float" office:value="-0.0341256072172103" calcext:value-type="float">
            <text:p>-0.0341256072172103</text:p>
          </table:table-cell>
          <table:table-cell office:value-type="float" office:value="-0.00910247513300932" calcext:value-type="float">
            <text:p>-0.00910247513300932</text:p>
          </table:table-cell>
          <table:table-cell office:value-type="float" office:value="-0.0000115660421003971" calcext:value-type="float">
            <text:p>-1.15660421003971E-05</text:p>
          </table:table-cell>
          <table:table-cell office:value-type="float" office:value="-0.00912560721721023" calcext:value-type="float">
            <text:p>-0.00912560721721023</text:p>
          </table:table-cell>
          <table:table-cell office:value-type="float" office:value="0.00681818181818183" calcext:value-type="float">
            <text:p>0.00681818181818183</text:p>
          </table:table-cell>
          <table:table-cell office:value-type="float" office:value="-0.00152671755725187" calcext:value-type="float">
            <text:p>-0.00152671755725187</text:p>
          </table:table-cell>
          <table:table-cell office:value-type="float" office:value="-0.00301873698820254" calcext:value-type="float">
            <text:p>-0.00301873698820254</text:p>
          </table:table-cell>
          <table:table-cell office:value-type="float" office:value="-0.00305921813555399" calcext:value-type="float">
            <text:p>-0.00305921813555399</text:p>
          </table:table-cell>
          <table:table-cell office:value-type="float" office:value="0.0136421466574138" calcext:value-type="float">
            <text:p>0.0136421466574138</text:p>
          </table:table-cell>
          <table:table-cell office:value-type="float" office:value="-0.00304186907240334" calcext:value-type="float">
            <text:p>-0.00304186907240334</text:p>
          </table:table-cell>
          <table:table-cell office:value-type="float" office:value="-0.000757575757575735" calcext:value-type="float">
            <text:p>-0.000757575757575735</text:p>
          </table:table-cell>
          <table:table-cell office:value-type="float" office:value="0.00378209576682864" calcext:value-type="float">
            <text:p>0.00378209576682864</text:p>
          </table:table-cell>
          <table:table-cell office:value-type="float" office:value="-0.000757575757575735" calcext:value-type="float">
            <text:p>-0.000757575757575735</text:p>
          </table:table-cell>
          <table:table-cell office:value-type="float" office:value="-0.00303608605135319" calcext:value-type="float">
            <text:p>-0.00303608605135319</text:p>
          </table:table-cell>
          <table:table-cell office:value-type="float" office:value="-0.000769141799676021" calcext:value-type="float">
            <text:p>-0.000769141799676021</text:p>
          </table:table-cell>
          <table:table-cell office:value-type="float" office:value="-0.00381101087207947" calcext:value-type="float">
            <text:p>-0.0038110108720794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ineQualityRed_5vs6</text:p>
          </table:table-cell>
          <table:table-cell office:value-type="float" office:value="-0.0280650011566043" calcext:value-type="float">
            <text:p>-0.0280650011566043</text:p>
          </table:table-cell>
          <table:table-cell office:value-type="float" office:value="0.00150936849410122" calcext:value-type="float">
            <text:p>0.00150936849410122</text:p>
          </table:table-cell>
          <table:table-cell office:value-type="float" office:value="0.00224959518852641" calcext:value-type="float">
            <text:p>0.00224959518852641</text:p>
          </table:table-cell>
          <table:table-cell office:value-type="float" office:value="-0.00457436965070557" calcext:value-type="float">
            <text:p>-0.00457436965070557</text:p>
          </table:table-cell>
          <table:table-cell office:value-type="float" office:value="0.0121212121212121" calcext:value-type="float">
            <text:p>0.0121212121212121</text:p>
          </table:table-cell>
          <table:table-cell office:value-type="float" office:value="-0.000769141799676243" calcext:value-type="float">
            <text:p>-0.000769141799676243</text:p>
          </table:table-cell>
          <table:table-cell office:value-type="float" office:value="0.00910247513300932" calcext:value-type="float">
            <text:p>0.00910247513300932</text:p>
          </table:table-cell>
          <table:table-cell office:value-type="float" office:value="0.000728660652324686" calcext:value-type="float">
            <text:p>0.000728660652324686</text:p>
          </table:table-cell>
          <table:table-cell office:value-type="float" office:value="0.00985426786953503" calcext:value-type="float">
            <text:p>0.00985426786953503</text:p>
          </table:table-cell>
          <table:table-cell office:value-type="float" office:value="0.00377631274577828" calcext:value-type="float">
            <text:p>0.00377631274577828</text:p>
          </table:table-cell>
          <table:table-cell office:value-type="float" office:value="0.000746009715475338" calcext:value-type="float">
            <text:p>0.000746009715475338</text:p>
          </table:table-cell>
          <table:table-cell office:value-type="float" office:value="0.00908512606985878" calcext:value-type="float">
            <text:p>0.00908512606985878</text:p>
          </table:table-cell>
          <table:table-cell office:value-type="float" office:value="0.00303608605135319" calcext:value-type="float">
            <text:p>0.00303608605135319</text:p>
          </table:table-cell>
          <table:table-cell office:value-type="float" office:value="-0.00152671755725198" calcext:value-type="float">
            <text:p>-0.00152671755725198</text:p>
          </table:table-cell>
          <table:table-cell office:value-type="float" office:value="0.00149780245200093" calcext:value-type="float">
            <text:p>0.00149780245200093</text:p>
          </table:table-cell>
          <table:table-cell office:value-type="float" office:value="0.00149201943095068" calcext:value-type="float">
            <text:p>0.0014920194309506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ineQualityRed_5vs6</text:p>
          </table:table-cell>
          <table:table-cell office:value-type="float" office:value="-0.0288167938931296" calcext:value-type="float">
            <text:p>-0.0288167938931296</text:p>
          </table:table-cell>
          <table:table-cell office:value-type="float" office:value="-0.0048554244737451" calcext:value-type="float">
            <text:p>-0.0048554244737451</text:p>
          </table:table-cell>
          <table:table-cell office:value-type="float" office:value="0.000143418922044947" calcext:value-type="float">
            <text:p>0.000143418922044947</text:p>
          </table:table-cell>
          <table:table-cell office:value-type="float" office:value="-0.00518968309044632" calcext:value-type="float">
            <text:p>-0.00518968309044632</text:p>
          </table:table-cell>
          <table:table-cell office:value-type="float" office:value="0.00605250983113592" calcext:value-type="float">
            <text:p>0.00605250983113592</text:p>
          </table:table-cell>
          <table:table-cell office:value-type="float" office:value="-0.000316909553550682" calcext:value-type="float">
            <text:p>-0.000316909553550682</text:p>
          </table:table-cell>
          <table:table-cell office:value-type="float" office:value="0.00606985889428646" calcext:value-type="float">
            <text:p>0.00606985889428646</text:p>
          </table:table-cell>
          <table:table-cell office:value-type="float" office:value="-0.00124103631737205" calcext:value-type="float">
            <text:p>-0.00124103631737205</text:p>
          </table:table-cell>
          <table:table-cell office:value-type="float" office:value="0.0101515151515152" calcext:value-type="float">
            <text:p>0.0101515151515152</text:p>
          </table:table-cell>
          <table:table-cell office:value-type="float" office:value="-0.00000809622947017807" calcext:value-type="float">
            <text:p>-8.09622947017807E-06</text:p>
          </table:table-cell>
          <table:table-cell office:value-type="float" office:value="0.00105366643534588" calcext:value-type="float">
            <text:p>0.00105366643534588</text:p>
          </table:table-cell>
          <table:table-cell office:value-type="float" office:value="0.00498843395789972" calcext:value-type="float">
            <text:p>0.00498843395789972</text:p>
          </table:table-cell>
          <table:table-cell office:value-type="float" office:value="0.00227157066851724" calcext:value-type="float">
            <text:p>0.00227157066851724</text:p>
          </table:table-cell>
          <table:table-cell office:value-type="float" office:value="-0.00409900532037932" calcext:value-type="float">
            <text:p>-0.00409900532037932</text:p>
          </table:table-cell>
          <table:table-cell office:value-type="float" office:value="0.00241614619477226" calcext:value-type="float">
            <text:p>0.00241614619477226</text:p>
          </table:table-cell>
          <table:table-cell office:value-type="float" office:value="0.000278741614619604" calcext:value-type="float">
            <text:p>0.0002787416146196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Yeast_CYTvsNUC</text:p>
          </table:table-cell>
          <table:table-cell office:value-type="float" office:value="0.0089513108614232" calcext:value-type="float">
            <text:p>0.0089513108614232</text:p>
          </table:table-cell>
          <table:table-cell office:value-type="float" office:value="-0.0223220973782772" calcext:value-type="float">
            <text:p>-0.0223220973782772</text:p>
          </table:table-cell>
          <table:table-cell office:value-type="float" office:value="-0.0033083645443196" calcext:value-type="float">
            <text:p>-0.0033083645443196</text:p>
          </table:table-cell>
          <table:table-cell office:value-type="float" office:value="0.0112359550561798" calcext:value-type="float">
            <text:p>0.0112359550561798</text:p>
          </table:table-cell>
          <table:table-cell office:value-type="float" office:value="0.00339575530586766" calcext:value-type="float">
            <text:p>0.00339575530586766</text:p>
          </table:table-cell>
          <table:table-cell office:value-type="float" office:value="-0.0112484394506867" calcext:value-type="float">
            <text:p>-0.0112484394506867</text:p>
          </table:table-cell>
          <table:table-cell office:value-type="float" office:value="0.00670411985018726" calcext:value-type="float">
            <text:p>0.00670411985018726</text:p>
          </table:table-cell>
          <table:table-cell office:value-type="float" office:value="-0.00338327091136081" calcext:value-type="float">
            <text:p>-0.00338327091136081</text:p>
          </table:table-cell>
          <table:table-cell office:value-type="float" office:value="0.0224344569288389" calcext:value-type="float">
            <text:p>0.0224344569288389</text:p>
          </table:table-cell>
          <table:table-cell office:value-type="float" office:value="0.0133832709113608" calcext:value-type="float">
            <text:p>0.0133832709113608</text:p>
          </table:table-cell>
          <table:table-cell office:value-type="float" office:value="0.0123720349563046" calcext:value-type="float">
            <text:p>0.0123720349563046</text:p>
          </table:table-cell>
          <table:table-cell office:value-type="float" office:value="0.0123595505617977" calcext:value-type="float">
            <text:p>0.0123595505617977</text:p>
          </table:table-cell>
          <table:table-cell office:value-type="float" office:value="0.00225967540574279" calcext:value-type="float">
            <text:p>0.00225967540574279</text:p>
          </table:table-cell>
          <table:table-cell office:value-type="float" office:value="0.00897627965043701" calcext:value-type="float">
            <text:p>0.00897627965043701</text:p>
          </table:table-cell>
          <table:table-cell office:value-type="float" office:value="0.00896379525593005" calcext:value-type="float">
            <text:p>0.00896379525593005</text:p>
          </table:table-cell>
          <table:table-cell office:value-type="float" office:value="0.0100998751560549" calcext:value-type="float">
            <text:p>0.01009987515605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Yeast_CYTvsNUC</text:p>
          </table:table-cell>
          <table:table-cell office:value-type="float" office:value="-0.011223470661673" calcext:value-type="float">
            <text:p>-0.011223470661673</text:p>
          </table:table-cell>
          <table:table-cell office:value-type="float" office:value="-0.0156304619225968" calcext:value-type="float">
            <text:p>-0.0156304619225968</text:p>
          </table:table-cell>
          <table:table-cell office:value-type="float" office:value="0.00448189762796503" calcext:value-type="float">
            <text:p>0.00448189762796503</text:p>
          </table:table-cell>
          <table:table-cell office:value-type="float" office:value="0.00671660424469411" calcext:value-type="float">
            <text:p>0.00671660424469411</text:p>
          </table:table-cell>
          <table:table-cell office:value-type="float" office:value="0.00112359550561791" calcext:value-type="float">
            <text:p>0.00112359550561791</text:p>
          </table:table-cell>
          <table:table-cell office:value-type="float" office:value="-0.0000499375780274036" calcext:value-type="float">
            <text:p>-4.99375780274036E-05</text:p>
          </table:table-cell>
          <table:table-cell office:value-type="float" office:value="-0.0101622971285893" calcext:value-type="float">
            <text:p>-0.0101622971285893</text:p>
          </table:table-cell>
          <table:table-cell office:value-type="float" office:value="-0.00337078651685385" calcext:value-type="float">
            <text:p>-0.00337078651685385</text:p>
          </table:table-cell>
          <table:table-cell office:value-type="float" office:value="0.0145817727840201" calcext:value-type="float">
            <text:p>0.0145817727840201</text:p>
          </table:table-cell>
          <table:table-cell office:value-type="float" office:value="-0.00676654182272163" calcext:value-type="float">
            <text:p>-0.00676654182272163</text:p>
          </table:table-cell>
          <table:table-cell office:value-type="float" office:value="0.0134456928838951" calcext:value-type="float">
            <text:p>0.0134456928838951</text:p>
          </table:table-cell>
          <table:table-cell office:value-type="float" office:value="-0.00674157303370793" calcext:value-type="float">
            <text:p>-0.00674157303370793</text:p>
          </table:table-cell>
          <table:table-cell office:value-type="float" office:value="-0.00335830212234711" calcext:value-type="float">
            <text:p>-0.00335830212234711</text:p>
          </table:table-cell>
          <table:table-cell office:value-type="float" office:value="0.0022596754057429" calcext:value-type="float">
            <text:p>0.0022596754057429</text:p>
          </table:table-cell>
          <table:table-cell office:value-type="float" office:value="-0.0123595505617977" calcext:value-type="float">
            <text:p>-0.0123595505617977</text:p>
          </table:table-cell>
          <table:table-cell office:value-type="float" office:value="-0.00225967540574279" calcext:value-type="float">
            <text:p>-0.002259675405742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Yeast_CYTvsNUC</text:p>
          </table:table-cell>
          <table:table-cell office:value-type="float" office:value="-0.00785268414481888" calcext:value-type="float">
            <text:p>-0.00785268414481888</text:p>
          </table:table-cell>
          <table:table-cell office:value-type="float" office:value="-0.0324469413233457" calcext:value-type="float">
            <text:p>-0.0324469413233457</text:p>
          </table:table-cell>
          <table:table-cell office:value-type="float" office:value="0.0156803995006243" calcext:value-type="float">
            <text:p>0.0156803995006243</text:p>
          </table:table-cell>
          <table:table-cell office:value-type="float" office:value="0.00893882646691635" calcext:value-type="float">
            <text:p>0.00893882646691635</text:p>
          </table:table-cell>
          <table:table-cell office:value-type="float" office:value="-0.00446941323345806" calcext:value-type="float">
            <text:p>-0.00446941323345806</text:p>
          </table:table-cell>
          <table:table-cell office:value-type="float" office:value="-0.0112609238451934" calcext:value-type="float">
            <text:p>-0.0112609238451934</text:p>
          </table:table-cell>
          <table:table-cell office:value-type="float" office:value="0.0122971285892635" calcext:value-type="float">
            <text:p>0.0122971285892635</text:p>
          </table:table-cell>
          <table:table-cell office:value-type="float" office:value="0.0100624219725344" calcext:value-type="float">
            <text:p>0.0100624219725344</text:p>
          </table:table-cell>
          <table:table-cell office:value-type="float" office:value="-0.0056179775280899" calcext:value-type="float">
            <text:p>-0.0056179775280899</text:p>
          </table:table-cell>
          <table:table-cell office:value-type="float" office:value="0.0111985018726593" calcext:value-type="float">
            <text:p>0.0111985018726593</text:p>
          </table:table-cell>
          <table:table-cell office:value-type="float" office:value="0.0100374531835206" calcext:value-type="float">
            <text:p>0.0100374531835206</text:p>
          </table:table-cell>
          <table:table-cell office:value-type="float" office:value="0.00224719101123605" calcext:value-type="float">
            <text:p>0.00224719101123605</text:p>
          </table:table-cell>
          <table:table-cell office:value-type="float" office:value="0.00560549313358305" calcext:value-type="float">
            <text:p>0.00560549313358305</text:p>
          </table:table-cell>
          <table:table-cell office:value-type="float" office:value="0.00334581772784026" calcext:value-type="float">
            <text:p>0.00334581772784026</text:p>
          </table:table-cell>
          <table:table-cell office:value-type="float" office:value="0.0022347066167292" calcext:value-type="float">
            <text:p>0.0022347066167292</text:p>
          </table:table-cell>
          <table:table-cell office:value-type="float" office:value="0.00112359550561802" calcext:value-type="float">
            <text:p>0.001123595505618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Yeast_CYTvsNUC</text:p>
          </table:table-cell>
          <table:table-cell office:value-type="float" office:value="-0.00784019975031214" calcext:value-type="float">
            <text:p>-0.00784019975031214</text:p>
          </table:table-cell>
          <table:table-cell office:value-type="float" office:value="-0.0268664169787766" calcext:value-type="float">
            <text:p>-0.0268664169787766</text:p>
          </table:table-cell>
          <table:table-cell office:value-type="float" office:value="0.0056179775280899" calcext:value-type="float">
            <text:p>0.0056179775280899</text:p>
          </table:table-cell>
          <table:table-cell office:value-type="float" office:value="0.00335830212234711" calcext:value-type="float">
            <text:p>0.00335830212234711</text:p>
          </table:table-cell>
          <table:table-cell office:value-type="float" office:value="-0.00445692883895132" calcext:value-type="float">
            <text:p>-0.00445692883895132</text:p>
          </table:table-cell>
          <table:table-cell office:value-type="float" office:value="-0.00896379525593005" calcext:value-type="float">
            <text:p>-0.00896379525593005</text:p>
          </table:table-cell>
          <table:table-cell office:value-type="float" office:value="-0.00109862671660421" calcext:value-type="float">
            <text:p>-0.00109862671660421</text:p>
          </table:table-cell>
          <table:table-cell office:value-type="float" office:value="-0.0000249687890137018" calcext:value-type="float">
            <text:p>-2.49687890137018E-05</text:p>
          </table:table-cell>
          <table:table-cell office:value-type="float" office:value="-0.00329588014981275" calcext:value-type="float">
            <text:p>-0.00329588014981275</text:p>
          </table:table-cell>
          <table:table-cell office:value-type="float" office:value="-0.00111111111111117" calcext:value-type="float">
            <text:p>-0.00111111111111117</text:p>
          </table:table-cell>
          <table:table-cell office:value-type="float" office:value="0.0123470661672909" calcext:value-type="float">
            <text:p>0.0123470661672909</text:p>
          </table:table-cell>
          <table:table-cell office:value-type="float" office:value="-0.00108614232209747" calcext:value-type="float">
            <text:p>-0.00108614232209747</text:p>
          </table:table-cell>
          <table:table-cell office:value-type="float" office:value="-0.00448189762796503" calcext:value-type="float">
            <text:p>-0.00448189762796503</text:p>
          </table:table-cell>
          <table:table-cell office:value-type="float" office:value="-0.0123595505617978" calcext:value-type="float">
            <text:p>-0.0123595505617978</text:p>
          </table:table-cell>
          <table:table-cell office:value-type="float" office:value="0.0000249687890137018" calcext:value-type="float">
            <text:p>2.49687890137018E-05</text:p>
          </table:table-cell>
          <table:table-cell office:value-type="float" office:value="0.0000499375780275146" calcext:value-type="float">
            <text:p>4.99375780275146E-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Yeast_CYTvsNUC</text:p>
          </table:table-cell>
          <table:table-cell office:value-type="float" office:value="-0.0123220973782772" calcext:value-type="float">
            <text:p>-0.0123220973782772</text:p>
          </table:table-cell>
          <table:table-cell office:value-type="float" office:value="-0.0257178526841447" calcext:value-type="float">
            <text:p>-0.0257178526841447</text:p>
          </table:table-cell>
          <table:table-cell office:value-type="float" office:value="-0.00334581772784015" calcext:value-type="float">
            <text:p>-0.00334581772784015</text:p>
          </table:table-cell>
          <table:table-cell office:value-type="float" office:value="-0.00111111111111106" calcext:value-type="float">
            <text:p>-0.00111111111111106</text:p>
          </table:table-cell>
          <table:table-cell office:value-type="float" office:value="-0.00892634207240939" calcext:value-type="float">
            <text:p>-0.00892634207240939</text:p>
          </table:table-cell>
          <table:table-cell office:value-type="float" office:value="-0.0123096129837702" calcext:value-type="float">
            <text:p>-0.0123096129837702</text:p>
          </table:table-cell>
          <table:table-cell office:value-type="float" office:value="-0.0033333333333333" calcext:value-type="float">
            <text:p>-0.0033333333333333</text:p>
          </table:table-cell>
          <table:table-cell office:value-type="float" office:value="0.00784019975031214" calcext:value-type="float">
            <text:p>0.00784019975031214</text:p>
          </table:table-cell>
          <table:table-cell office:value-type="float" office:value="-0.0122846441947565" calcext:value-type="float">
            <text:p>-0.0122846441947565</text:p>
          </table:table-cell>
          <table:table-cell office:value-type="float" office:value="-0.0000124843945068509" calcext:value-type="float">
            <text:p>-1.24843945068509E-05</text:p>
          </table:table-cell>
          <table:table-cell office:value-type="float" office:value="0.00674157303370793" calcext:value-type="float">
            <text:p>0.00674157303370793</text:p>
          </table:table-cell>
          <table:table-cell office:value-type="float" office:value="-0.0100998751560548" calcext:value-type="float">
            <text:p>-0.0100998751560548</text:p>
          </table:table-cell>
          <table:table-cell office:value-type="float" office:value="-0.0111735330836454" calcext:value-type="float">
            <text:p>-0.0111735330836454</text:p>
          </table:table-cell>
          <table:table-cell office:value-type="float" office:value="-0.0101123595505617" calcext:value-type="float">
            <text:p>-0.0101123595505617</text:p>
          </table:table-cell>
          <table:table-cell office:value-type="float" office:value="-0.00445692883895132" calcext:value-type="float">
            <text:p>-0.00445692883895132</text:p>
          </table:table-cell>
          <table:table-cell office:value-type="float" office:value="-0.0100499375780274" calcext:value-type="float">
            <text:p>-0.010049937578027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Yeast_CYTvsNUC</text:p>
          </table:table-cell>
          <table:table-cell office:value-type="float" office:value="-0.00605742821473165" calcext:value-type="float">
            <text:p>-0.00605742821473165</text:p>
          </table:table-cell>
          <table:table-cell office:value-type="float" office:value="-0.0245967540574282" calcext:value-type="float">
            <text:p>-0.0245967540574282</text:p>
          </table:table-cell>
          <table:table-cell office:value-type="float" office:value="0.00382521847690376" calcext:value-type="float">
            <text:p>0.00382521847690376</text:p>
          </table:table-cell>
          <table:table-cell office:value-type="float" office:value="0.00582771535580517" calcext:value-type="float">
            <text:p>0.00582771535580517</text:p>
          </table:table-cell>
          <table:table-cell office:value-type="float" office:value="-0.00266666666666671" calcext:value-type="float">
            <text:p>-0.00266666666666671</text:p>
          </table:table-cell>
          <table:table-cell office:value-type="float" office:value="-0.00876654182272163" calcext:value-type="float">
            <text:p>-0.00876654182272163</text:p>
          </table:table-cell>
          <table:table-cell office:value-type="float" office:value="0.000881398252184695" calcext:value-type="float">
            <text:p>0.000881398252184695</text:p>
          </table:table-cell>
          <table:table-cell office:value-type="float" office:value="0.00222471910112354" calcext:value-type="float">
            <text:p>0.00222471910112354</text:p>
          </table:table-cell>
          <table:table-cell office:value-type="float" office:value="0.00316354556803999" calcext:value-type="float">
            <text:p>0.00316354556803999</text:p>
          </table:table-cell>
          <table:table-cell office:value-type="float" office:value="0.00333832709113602" calcext:value-type="float">
            <text:p>0.00333832709113602</text:p>
          </table:table-cell>
          <table:table-cell office:value-type="float" office:value="0.0109887640449438" calcext:value-type="float">
            <text:p>0.0109887640449438</text:p>
          </table:table-cell>
          <table:table-cell office:value-type="float" office:value="-0.000664169787765401" calcext:value-type="float">
            <text:p>-0.000664169787765401</text:p>
          </table:table-cell>
          <table:table-cell office:value-type="float" office:value="-0.00222971285892637" calcext:value-type="float">
            <text:p>-0.00222971285892637</text:p>
          </table:table-cell>
          <table:table-cell office:value-type="float" office:value="-0.00157802746566793" calcext:value-type="float">
            <text:p>-0.00157802746566793</text:p>
          </table:table-cell>
          <table:table-cell office:value-type="float" office:value="-0.00111860174781531" calcext:value-type="float">
            <text:p>-0.00111860174781531</text:p>
          </table:table-cell>
          <table:table-cell office:value-type="float" office:value="-0.000207240948813969" calcext:value-type="float">
            <text:p>-0.0002072409488139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-0.0219806763285024" calcext:value-type="float">
            <text:p>-0.0219806763285024</text:p>
          </table:table-cell>
          <table:table-cell office:value-type="float" office:value="-0.0420772946859903" calcext:value-type="float">
            <text:p>-0.0420772946859903</text:p>
          </table:table-cell>
          <table:table-cell office:value-type="float" office:value="0" calcext:value-type="float">
            <text:p>0</text:p>
          </table:table-cell>
          <table:table-cell office:value-type="float" office:value="-0.0331400966183574" calcext:value-type="float">
            <text:p>-0.0331400966183574</text:p>
          </table:table-cell>
          <table:table-cell office:value-type="float" office:value="-0.00661835748792272" calcext:value-type="float">
            <text:p>-0.00661835748792272</text:p>
          </table:table-cell>
          <table:table-cell office:value-type="float" office:value="-0.0309178743961351" calcext:value-type="float">
            <text:p>-0.0309178743961351</text:p>
          </table:table-cell>
          <table:table-cell office:value-type="float" office:value="0.00676328502415469" calcext:value-type="float">
            <text:p>0.00676328502415469</text:p>
          </table:table-cell>
          <table:table-cell office:value-type="float" office:value="-0.017487922705314" calcext:value-type="float">
            <text:p>-0.017487922705314</text:p>
          </table:table-cell>
          <table:table-cell office:value-type="float" office:value="0.00236714975845409" calcext:value-type="float">
            <text:p>0.00236714975845409</text:p>
          </table:table-cell>
          <table:table-cell office:value-type="float" office:value="-0.0110628019323671" calcext:value-type="float">
            <text:p>-0.0110628019323671</text:p>
          </table:table-cell>
          <table:table-cell office:value-type="float" office:value="0.0046376811594202" calcext:value-type="float">
            <text:p>0.0046376811594202</text:p>
          </table:table-cell>
          <table:table-cell office:value-type="float" office:value="-0.0176328502415458" calcext:value-type="float">
            <text:p>-0.0176328502415458</text:p>
          </table:table-cell>
          <table:table-cell office:value-type="float" office:value="-0.00888888888888883" calcext:value-type="float">
            <text:p>-0.00888888888888883</text:p>
          </table:table-cell>
          <table:table-cell office:value-type="float" office:value="-0.00893719806763271" calcext:value-type="float">
            <text:p>-0.00893719806763271</text:p>
          </table:table-cell>
          <table:table-cell office:value-type="float" office:value="-0.0176811594202897" calcext:value-type="float">
            <text:p>-0.0176811594202897</text:p>
          </table:table-cell>
          <table:table-cell office:value-type="float" office:value="-0.020048309178744" calcext:value-type="float">
            <text:p>-0.0200483091787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-0.00429951690821251" calcext:value-type="float">
            <text:p>-0.00429951690821251</text:p>
          </table:table-cell>
          <table:table-cell office:value-type="float" office:value="-0.0132367149758452" calcext:value-type="float">
            <text:p>-0.0132367149758452</text:p>
          </table:table-cell>
          <table:table-cell office:value-type="float" office:value="0.0221739130434785" calcext:value-type="float">
            <text:p>0.0221739130434785</text:p>
          </table:table-cell>
          <table:table-cell office:value-type="float" office:value="-0.00429951690821251" calcext:value-type="float">
            <text:p>-0.00429951690821251</text:p>
          </table:table-cell>
          <table:table-cell office:value-type="float" office:value="0.020048309178744" calcext:value-type="float">
            <text:p>0.020048309178744</text:p>
          </table:table-cell>
          <table:table-cell office:value-type="float" office:value="0.0198550724637683" calcext:value-type="float">
            <text:p>0.0198550724637683</text:p>
          </table:table-cell>
          <table:table-cell office:value-type="float" office:value="0.019951690821256" calcext:value-type="float">
            <text:p>0.019951690821256</text:p>
          </table:table-cell>
          <table:table-cell office:value-type="float" office:value="0.00671497584541081" calcext:value-type="float">
            <text:p>0.00671497584541081</text:p>
          </table:table-cell>
          <table:table-cell office:value-type="float" office:value="0.0155072463768117" calcext:value-type="float">
            <text:p>0.0155072463768117</text:p>
          </table:table-cell>
          <table:table-cell office:value-type="float" office:value="0.00893719806763293" calcext:value-type="float">
            <text:p>0.00893719806763293</text:p>
          </table:table-cell>
          <table:table-cell office:value-type="float" office:value="0.0199033816425122" calcext:value-type="float">
            <text:p>0.0199033816425122</text:p>
          </table:table-cell>
          <table:table-cell office:value-type="float" office:value="0.00888888888888895" calcext:value-type="float">
            <text:p>0.00888888888888895</text:p>
          </table:table-cell>
          <table:table-cell office:value-type="float" office:value="0.00444444444444447" calcext:value-type="float">
            <text:p>0.00444444444444447</text:p>
          </table:table-cell>
          <table:table-cell office:value-type="float" office:value="0.00647342995169087" calcext:value-type="float">
            <text:p>0.00647342995169087</text:p>
          </table:table-cell>
          <table:table-cell office:value-type="float" office:value="0.0110144927536233" calcext:value-type="float">
            <text:p>0.0110144927536233</text:p>
          </table:table-cell>
          <table:table-cell office:value-type="float" office:value="0.0043961352657006" calcext:value-type="float">
            <text:p>0.00439613526570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-0.0175845410628019" calcext:value-type="float">
            <text:p>-0.0175845410628019</text:p>
          </table:table-cell>
          <table:table-cell office:value-type="float" office:value="-0.0376811594202899" calcext:value-type="float">
            <text:p>-0.0376811594202899</text:p>
          </table:table-cell>
          <table:table-cell office:value-type="float" office:value="-0.00217391304347836" calcext:value-type="float">
            <text:p>-0.00217391304347836</text:p>
          </table:table-cell>
          <table:table-cell office:value-type="float" office:value="-0.0043961352657006" calcext:value-type="float">
            <text:p>-0.0043961352657006</text:p>
          </table:table-cell>
          <table:table-cell office:value-type="float" office:value="0.0000966183574877544" calcext:value-type="float">
            <text:p>9.66183574877544E-05</text:p>
          </table:table-cell>
          <table:table-cell office:value-type="float" office:value="0.00212560386473415" calcext:value-type="float">
            <text:p>0.00212560386473415</text:p>
          </table:table-cell>
          <table:table-cell office:value-type="float" office:value="0.00222222222222213" calcext:value-type="float">
            <text:p>0.00222222222222213</text:p>
          </table:table-cell>
          <table:table-cell office:value-type="float" office:value="-0.00212560386473448" calcext:value-type="float">
            <text:p>-0.00212560386473448</text:p>
          </table:table-cell>
          <table:table-cell office:value-type="float" office:value="0.00454106280193234" calcext:value-type="float">
            <text:p>0.00454106280193234</text:p>
          </table:table-cell>
          <table:table-cell office:value-type="float" office:value="-0.00217391304347836" calcext:value-type="float">
            <text:p>-0.00217391304347836</text:p>
          </table:table-cell>
          <table:table-cell office:value-type="float" office:value="0.00439613526570049" calcext:value-type="float">
            <text:p>0.00439613526570049</text:p>
          </table:table-cell>
          <table:table-cell office:value-type="float" office:value="-0.0111111111111111" calcext:value-type="float">
            <text:p>-0.0111111111111111</text:p>
          </table:table-cell>
          <table:table-cell office:value-type="float" office:value="-0.00874396135265698" calcext:value-type="float">
            <text:p>-0.00874396135265698</text:p>
          </table:table-cell>
          <table:table-cell office:value-type="float" office:value="0.00434782608695639" calcext:value-type="float">
            <text:p>0.00434782608695639</text:p>
          </table:table-cell>
          <table:table-cell office:value-type="float" office:value="-0.00444444444444447" calcext:value-type="float">
            <text:p>-0.00444444444444447</text:p>
          </table:table-cell>
          <table:table-cell office:value-type="float" office:value="-0.0131400966183576" calcext:value-type="float">
            <text:p>-0.01314009661835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-0.0220289855072463" calcext:value-type="float">
            <text:p>-0.0220289855072463</text:p>
          </table:table-cell>
          <table:table-cell office:value-type="float" office:value="-0.0376328502415459" calcext:value-type="float">
            <text:p>-0.0376328502415459</text:p>
          </table:table-cell>
          <table:table-cell office:value-type="float" office:value="-0.0154589371980677" calcext:value-type="float">
            <text:p>-0.0154589371980677</text:p>
          </table:table-cell>
          <table:table-cell office:value-type="float" office:value="-0.00222222222222213" calcext:value-type="float">
            <text:p>-0.00222222222222213</text:p>
          </table:table-cell>
          <table:table-cell office:value-type="float" office:value="0" calcext:value-type="float">
            <text:p>0</text:p>
          </table:table-cell>
          <table:table-cell office:value-type="float" office:value="-0.0023188405797101" calcext:value-type="float">
            <text:p>-0.0023188405797101</text:p>
          </table:table-cell>
          <table:table-cell office:value-type="float" office:value="0.00666666666666671" calcext:value-type="float">
            <text:p>0.00666666666666671</text:p>
          </table:table-cell>
          <table:table-cell office:value-type="float" office:value="0.00227053140096611" calcext:value-type="float">
            <text:p>0.00227053140096611</text:p>
          </table:table-cell>
          <table:table-cell office:value-type="float" office:value="0.00666666666666671" calcext:value-type="float">
            <text:p>0.00666666666666671</text:p>
          </table:table-cell>
          <table:table-cell office:value-type="float" office:value="-0.00217391304347825" calcext:value-type="float">
            <text:p>-0.00217391304347825</text:p>
          </table:table-cell>
          <table:table-cell office:value-type="float" office:value="0.00227053140096611" calcext:value-type="float">
            <text:p>0.00227053140096611</text:p>
          </table:table-cell>
          <table:table-cell office:value-type="float" office:value="-0.00444444444444436" calcext:value-type="float">
            <text:p>-0.00444444444444436</text:p>
          </table:table-cell>
          <table:table-cell office:value-type="float" office:value="0.0000483091787439882" calcext:value-type="float">
            <text:p>4.83091787439882E-05</text:p>
          </table:table-cell>
          <table:table-cell office:value-type="float" office:value="0.0043478260869565" calcext:value-type="float">
            <text:p>0.0043478260869565</text:p>
          </table:table-cell>
          <table:table-cell office:value-type="float" office:value="-0.0000483091787438772" calcext:value-type="float">
            <text:p>-4.83091787438772E-05</text:p>
          </table:table-cell>
          <table:table-cell office:value-type="float" office:value="-0.00222222222222213" calcext:value-type="float">
            <text:p>-0.002222222222222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-0.0242512077294685" calcext:value-type="float">
            <text:p>-0.0242512077294685</text:p>
          </table:table-cell>
          <table:table-cell office:value-type="float" office:value="-0.0331400966183576" calcext:value-type="float">
            <text:p>-0.0331400966183576</text:p>
          </table:table-cell>
          <table:table-cell office:value-type="float" office:value="-0.0109661835748793" calcext:value-type="float">
            <text:p>-0.0109661835748793</text:p>
          </table:table-cell>
          <table:table-cell office:value-type="float" office:value="-0.00217391304347836" calcext:value-type="float">
            <text:p>-0.00217391304347836</text:p>
          </table:table-cell>
          <table:table-cell office:value-type="float" office:value="0.00227053140096611" calcext:value-type="float">
            <text:p>0.00227053140096611</text:p>
          </table:table-cell>
          <table:table-cell office:value-type="float" office:value="-0.00222222222222235" calcext:value-type="float">
            <text:p>-0.00222222222222235</text:p>
          </table:table-cell>
          <table:table-cell office:value-type="float" office:value="-0.00217391304347836" calcext:value-type="float">
            <text:p>-0.00217391304347836</text:p>
          </table:table-cell>
          <table:table-cell office:value-type="float" office:value="0.000144927536231854" calcext:value-type="float">
            <text:p>0.000144927536231854</text:p>
          </table:table-cell>
          <table:table-cell office:value-type="float" office:value="0.0000966183574877544" calcext:value-type="float">
            <text:p>9.66183574877544E-05</text:p>
          </table:table-cell>
          <table:table-cell office:value-type="float" office:value="-0.00212560386473437" calcext:value-type="float">
            <text:p>-0.00212560386473437</text:p>
          </table:table-cell>
          <table:table-cell office:value-type="float" office:value="0.0000483091787438772" calcext:value-type="float">
            <text:p>4.83091787438772E-05</text:p>
          </table:table-cell>
          <table:table-cell office:value-type="float" office:value="0.00222222222222224" calcext:value-type="float">
            <text:p>0.00222222222222224</text:p>
          </table:table-cell>
          <table:table-cell table:number-columns-repeated="2" office:value-type="float" office:value="0.0000483091787438772" calcext:value-type="float">
            <text:p>4.83091787438772E-05</text:p>
          </table:table-cell>
          <table:table-cell office:value-type="float" office:value="0.00227053140096611" calcext:value-type="float">
            <text:p>0.00227053140096611</text:p>
          </table:table-cell>
          <table:table-cell office:value-type="float" office:value="-0.00884057971014496" calcext:value-type="float">
            <text:p>-0.0088405797101449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-0.0180289855072465" calcext:value-type="float">
            <text:p>-0.0180289855072465</text:p>
          </table:table-cell>
          <table:table-cell office:value-type="float" office:value="-0.0327536231884059" calcext:value-type="float">
            <text:p>-0.0327536231884059</text:p>
          </table:table-cell>
          <table:table-cell office:value-type="float" office:value="-0.00128502415458953" calcext:value-type="float">
            <text:p>-0.00128502415458953</text:p>
          </table:table-cell>
          <table:table-cell office:value-type="float" office:value="-0.00924637681159435" calcext:value-type="float">
            <text:p>-0.00924637681159435</text:p>
          </table:table-cell>
          <table:table-cell office:value-type="float" office:value="0.00315942028985494" calcext:value-type="float">
            <text:p>0.00315942028985494</text:p>
          </table:table-cell>
          <table:table-cell office:value-type="float" office:value="-0.0026956521739131" calcext:value-type="float">
            <text:p>-0.0026956521739131</text:p>
          </table:table-cell>
          <table:table-cell office:value-type="float" office:value="0.00668599033816397" calcext:value-type="float">
            <text:p>0.00668599033816397</text:p>
          </table:table-cell>
          <table:table-cell office:value-type="float" office:value="-0.0020966183574882" calcext:value-type="float">
            <text:p>-0.0020966183574882</text:p>
          </table:table-cell>
          <table:table-cell office:value-type="float" office:value="0.00583574879227033" calcext:value-type="float">
            <text:p>0.00583574879227033</text:p>
          </table:table-cell>
          <table:table-cell office:value-type="float" office:value="-0.00171980676328509" calcext:value-type="float">
            <text:p>-0.00171980676328509</text:p>
          </table:table-cell>
          <table:table-cell office:value-type="float" office:value="0.00625120772946841" calcext:value-type="float">
            <text:p>0.00625120772946841</text:p>
          </table:table-cell>
          <table:table-cell office:value-type="float" office:value="-0.00441545893719819" calcext:value-type="float">
            <text:p>-0.00441545893719819</text:p>
          </table:table-cell>
          <table:table-cell office:value-type="float" office:value="-0.00261835748792283" calcext:value-type="float">
            <text:p>-0.00261835748792283</text:p>
          </table:table-cell>
          <table:table-cell office:value-type="float" office:value="0.00125603864734281" calcext:value-type="float">
            <text:p>0.00125603864734281</text:p>
          </table:table-cell>
          <table:table-cell office:value-type="float" office:value="-0.00177777777777788" calcext:value-type="float">
            <text:p>-0.00177777777777788</text:p>
          </table:table-cell>
          <table:table-cell office:value-type="float" office:value="-0.00797101449275373" calcext:value-type="float">
            <text:p>-0.007971014492753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ds</text:p>
          </table:table-cell>
          <table:table-cell office:value-type="float" office:value="-0.0163663663663665" calcext:value-type="float">
            <text:p>-0.0163663663663665</text:p>
          </table:table-cell>
          <table:table-cell office:value-type="float" office:value="0.0277777777777778" calcext:value-type="float">
            <text:p>0.0277777777777778</text:p>
          </table:table-cell>
          <table:table-cell office:value-type="float" office:value="0.00825825825825821" calcext:value-type="float">
            <text:p>0.00825825825825821</text:p>
          </table:table-cell>
          <table:table-cell office:value-type="float" office:value="-0.0108858858858859" calcext:value-type="float">
            <text:p>-0.0108858858858859</text:p>
          </table:table-cell>
          <table:table-cell office:value-type="float" office:value="-0.021921921921922" calcext:value-type="float">
            <text:p>-0.021921921921922</text:p>
          </table:table-cell>
          <table:table-cell office:value-type="float" office:value="-0.0135135135135135" calcext:value-type="float">
            <text:p>-0.0135135135135135</text:p>
          </table:table-cell>
          <table:table-cell office:value-type="float" office:value="-0.0166666666666667" calcext:value-type="float">
            <text:p>-0.0166666666666667</text:p>
          </table:table-cell>
          <table:table-cell office:value-type="float" office:value="-0.00232732732732743" calcext:value-type="float">
            <text:p>-0.00232732732732743</text:p>
          </table:table-cell>
          <table:table-cell office:value-type="float" office:value="-0.0165165165165165" calcext:value-type="float">
            <text:p>-0.0165165165165165</text:p>
          </table:table-cell>
          <table:table-cell office:value-type="float" office:value="0.0000750750750750928" calcext:value-type="float">
            <text:p>7.50750750750928E-05</text:p>
          </table:table-cell>
          <table:table-cell office:value-type="float" office:value="-0.00292792792792795" calcext:value-type="float">
            <text:p>-0.00292792792792795</text:p>
          </table:table-cell>
          <table:table-cell office:value-type="float" office:value="-0.0163663663663665" calcext:value-type="float">
            <text:p>-0.0163663663663665</text:p>
          </table:table-cell>
          <table:table-cell office:value-type="float" office:value="-0.00255255255255249" calcext:value-type="float">
            <text:p>-0.00255255255255249</text:p>
          </table:table-cell>
          <table:table-cell office:value-type="float" office:value="-0.011036036036036" calcext:value-type="float">
            <text:p>-0.011036036036036</text:p>
          </table:table-cell>
          <table:table-cell office:value-type="float" office:value="0.0141891891891892" calcext:value-type="float">
            <text:p>0.0141891891891892</text:p>
          </table:table-cell>
          <table:table-cell office:value-type="float" office:value="-0.0163663663663665" calcext:value-type="float">
            <text:p>-0.01636636636636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ds</text:p>
          </table:table-cell>
          <table:table-cell office:value-type="float" office:value="-0.0246996996996998" calcext:value-type="float">
            <text:p>-0.0246996996996998</text:p>
          </table:table-cell>
          <table:table-cell office:value-type="float" office:value="0.0246246246246246" calcext:value-type="float">
            <text:p>0.0246246246246246</text:p>
          </table:table-cell>
          <table:table-cell office:value-type="float" office:value="-0.00525525525525528" calcext:value-type="float">
            <text:p>-0.00525525525525528</text:p>
          </table:table-cell>
          <table:table-cell office:value-type="float" office:value="-0.010960960960961" calcext:value-type="float">
            <text:p>-0.010960960960961</text:p>
          </table:table-cell>
          <table:table-cell office:value-type="float" office:value="0.0219219219219219" calcext:value-type="float">
            <text:p>0.0219219219219219</text:p>
          </table:table-cell>
          <table:table-cell office:value-type="float" office:value="-0.0137387387387388" calcext:value-type="float">
            <text:p>-0.0137387387387388</text:p>
          </table:table-cell>
          <table:table-cell office:value-type="float" office:value="-0.0136636636636637" calcext:value-type="float">
            <text:p>-0.0136636636636637</text:p>
          </table:table-cell>
          <table:table-cell office:value-type="float" office:value="0.0111861861861862" calcext:value-type="float">
            <text:p>0.0111861861861862</text:p>
          </table:table-cell>
          <table:table-cell office:value-type="float" office:value="0.0108858858858859" calcext:value-type="float">
            <text:p>0.0108858858858859</text:p>
          </table:table-cell>
          <table:table-cell office:value-type="float" office:value="0.0163663663663663" calcext:value-type="float">
            <text:p>0.0163663663663663</text:p>
          </table:table-cell>
          <table:table-cell office:value-type="float" office:value="0.0272522522522523" calcext:value-type="float">
            <text:p>0.0272522522522523</text:p>
          </table:table-cell>
          <table:table-cell office:value-type="float" office:value="-0.0162912912912913" calcext:value-type="float">
            <text:p>-0.0162912912912913</text:p>
          </table:table-cell>
          <table:table-cell office:value-type="float" office:value="0.00533033033033026" calcext:value-type="float">
            <text:p>0.00533033033033026</text:p>
          </table:table-cell>
          <table:table-cell office:value-type="float" office:value="0.00540540540540546" calcext:value-type="float">
            <text:p>0.00540540540540546</text:p>
          </table:table-cell>
          <table:table-cell office:value-type="float" office:value="-0.00548048048048055" calcext:value-type="float">
            <text:p>-0.00548048048048055</text:p>
          </table:table-cell>
          <table:table-cell office:value-type="float" office:value="-0.018993993993994" calcext:value-type="float">
            <text:p>-0.0189939939939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ds</text:p>
          </table:table-cell>
          <table:table-cell office:value-type="float" office:value="-0.0328828828828829" calcext:value-type="float">
            <text:p>-0.0328828828828829</text:p>
          </table:table-cell>
          <table:table-cell office:value-type="float" office:value="-0.00277777777777777" calcext:value-type="float">
            <text:p>-0.00277777777777777</text:p>
          </table:table-cell>
          <table:table-cell office:value-type="float" office:value="0.0000750750750750928" calcext:value-type="float">
            <text:p>7.50750750750928E-05</text:p>
          </table:table-cell>
          <table:table-cell office:value-type="float" office:value="-0.0355855855855857" calcext:value-type="float">
            <text:p>-0.0355855855855857</text:p>
          </table:table-cell>
          <table:table-cell office:value-type="float" office:value="0.00548048048048044" calcext:value-type="float">
            <text:p>0.00548048048048044</text:p>
          </table:table-cell>
          <table:table-cell office:value-type="float" office:value="-0.0165915915915916" calcext:value-type="float">
            <text:p>-0.0165915915915916</text:p>
          </table:table-cell>
          <table:table-cell office:value-type="float" office:value="-0.00803303303303304" calcext:value-type="float">
            <text:p>-0.00803303303303304</text:p>
          </table:table-cell>
          <table:table-cell office:value-type="float" office:value="-0.00240240240240241" calcext:value-type="float">
            <text:p>-0.00240240240240241</text:p>
          </table:table-cell>
          <table:table-cell office:value-type="float" office:value="0.0138138138138137" calcext:value-type="float">
            <text:p>0.0138138138138137</text:p>
          </table:table-cell>
          <table:table-cell table:number-columns-repeated="2" office:value-type="float" office:value="0.00285285285285286" calcext:value-type="float">
            <text:p>0.00285285285285286</text:p>
          </table:table-cell>
          <table:table-cell office:value-type="float" office:value="-0.0133633633633634" calcext:value-type="float">
            <text:p>-0.0133633633633634</text:p>
          </table:table-cell>
          <table:table-cell office:value-type="float" office:value="0.0000750750750750928" calcext:value-type="float">
            <text:p>7.50750750750928E-05</text:p>
          </table:table-cell>
          <table:table-cell office:value-type="float" office:value="-0.00825825825825821" calcext:value-type="float">
            <text:p>-0.00825825825825821</text:p>
          </table:table-cell>
          <table:table-cell office:value-type="float" office:value="-0.00285285285285286" calcext:value-type="float">
            <text:p>-0.00285285285285286</text:p>
          </table:table-cell>
          <table:table-cell office:value-type="float" office:value="-0.00803303303303304" calcext:value-type="float">
            <text:p>-0.008033033033033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ds</text:p>
          </table:table-cell>
          <table:table-cell office:value-type="float" office:value="-0.033108108108108" calcext:value-type="float">
            <text:p>-0.033108108108108</text:p>
          </table:table-cell>
          <table:table-cell office:value-type="float" office:value="0.00247747747747751" calcext:value-type="float">
            <text:p>0.00247747747747751</text:p>
          </table:table-cell>
          <table:table-cell office:value-type="float" office:value="-0.0192942942942943" calcext:value-type="float">
            <text:p>-0.0192942942942943</text:p>
          </table:table-cell>
          <table:table-cell office:value-type="float" office:value="-0.019069069069069" calcext:value-type="float">
            <text:p>-0.019069069069069</text:p>
          </table:table-cell>
          <table:table-cell office:value-type="float" office:value="0.0134384384384385" calcext:value-type="float">
            <text:p>0.0134384384384385</text:p>
          </table:table-cell>
          <table:table-cell office:value-type="float" office:value="-0.00570570570570561" calcext:value-type="float">
            <text:p>-0.00570570570570561</text:p>
          </table:table-cell>
          <table:table-cell office:value-type="float" office:value="-0.00277777777777777" calcext:value-type="float">
            <text:p>-0.00277777777777777</text:p>
          </table:table-cell>
          <table:table-cell office:value-type="float" office:value="-0.011036036036036" calcext:value-type="float">
            <text:p>-0.011036036036036</text:p>
          </table:table-cell>
          <table:table-cell office:value-type="float" office:value="0.00262762762762769" calcext:value-type="float">
            <text:p>0.00262762762762769</text:p>
          </table:table-cell>
          <table:table-cell office:value-type="float" office:value="0.0135885885885887" calcext:value-type="float">
            <text:p>0.0135885885885887</text:p>
          </table:table-cell>
          <table:table-cell office:value-type="float" office:value="0.00540540540540546" calcext:value-type="float">
            <text:p>0.00540540540540546</text:p>
          </table:table-cell>
          <table:table-cell office:value-type="float" office:value="-0.00540540540540535" calcext:value-type="float">
            <text:p>-0.00540540540540535</text:p>
          </table:table-cell>
          <table:table-cell office:value-type="float" office:value="-0.00285285285285275" calcext:value-type="float">
            <text:p>-0.00285285285285275</text:p>
          </table:table-cell>
          <table:table-cell office:value-type="float" office:value="-0.00818318318318312" calcext:value-type="float">
            <text:p>-0.00818318318318312</text:p>
          </table:table-cell>
          <table:table-cell office:value-type="float" office:value="-0.00555555555555554" calcext:value-type="float">
            <text:p>-0.00555555555555554</text:p>
          </table:table-cell>
          <table:table-cell office:value-type="float" office:value="-0.00255255255255249" calcext:value-type="float">
            <text:p>-0.002552552552552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ds</text:p>
          </table:table-cell>
          <table:table-cell office:value-type="float" office:value="-0.0467717717717717" calcext:value-type="float">
            <text:p>-0.0467717717717717</text:p>
          </table:table-cell>
          <table:table-cell office:value-type="float" office:value="-0.0111111111111111" calcext:value-type="float">
            <text:p>-0.0111111111111111</text:p>
          </table:table-cell>
          <table:table-cell office:value-type="float" office:value="-0.0192942942942942" calcext:value-type="float">
            <text:p>-0.0192942942942942</text:p>
          </table:table-cell>
          <table:table-cell office:value-type="float" office:value="-0.0383633633633633" calcext:value-type="float">
            <text:p>-0.0383633633633633</text:p>
          </table:table-cell>
          <table:table-cell office:value-type="float" office:value="-0.0111111111111111" calcext:value-type="float">
            <text:p>-0.0111111111111111</text:p>
          </table:table-cell>
          <table:table-cell office:value-type="float" office:value="-0.0194444444444444" calcext:value-type="float">
            <text:p>-0.0194444444444444</text:p>
          </table:table-cell>
          <table:table-cell office:value-type="float" office:value="-0.0216966966966967" calcext:value-type="float">
            <text:p>-0.0216966966966967</text:p>
          </table:table-cell>
          <table:table-cell office:value-type="float" office:value="-0.0356606606606606" calcext:value-type="float">
            <text:p>-0.0356606606606606</text:p>
          </table:table-cell>
          <table:table-cell office:value-type="float" office:value="-0.000150150150150186" calcext:value-type="float">
            <text:p>-0.000150150150150186</text:p>
          </table:table-cell>
          <table:table-cell table:number-columns-repeated="2" office:value-type="float" office:value="-0.0111111111111111" calcext:value-type="float">
            <text:p>-0.0111111111111111</text:p>
          </table:table-cell>
          <table:table-cell office:value-type="float" office:value="-0.0246996996996996" calcext:value-type="float">
            <text:p>-0.0246996996996996</text:p>
          </table:table-cell>
          <table:table-cell office:value-type="float" office:value="-0.0218468468468468" calcext:value-type="float">
            <text:p>-0.0218468468468468</text:p>
          </table:table-cell>
          <table:table-cell office:value-type="float" office:value="-0.0273273273273272" calcext:value-type="float">
            <text:p>-0.0273273273273272</text:p>
          </table:table-cell>
          <table:table-cell office:value-type="float" office:value="-0.0246246246246246" calcext:value-type="float">
            <text:p>-0.0246246246246246</text:p>
          </table:table-cell>
          <table:table-cell office:value-type="float" office:value="-0.0162912912912913" calcext:value-type="float">
            <text:p>-0.016291291291291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ds</text:p>
          </table:table-cell>
          <table:table-cell office:value-type="float" office:value="-0.0307657657657657" calcext:value-type="float">
            <text:p>-0.0307657657657657</text:p>
          </table:table-cell>
          <table:table-cell office:value-type="float" office:value="0.00819819819819823" calcext:value-type="float">
            <text:p>0.00819819819819823</text:p>
          </table:table-cell>
          <table:table-cell office:value-type="float" office:value="-0.00710210210210205" calcext:value-type="float">
            <text:p>-0.00710210210210205</text:p>
          </table:table-cell>
          <table:table-cell office:value-type="float" office:value="-0.022972972972973" calcext:value-type="float">
            <text:p>-0.022972972972973</text:p>
          </table:table-cell>
          <table:table-cell office:value-type="float" office:value="0.00156156156156162" calcext:value-type="float">
            <text:p>0.00156156156156162</text:p>
          </table:table-cell>
          <table:table-cell office:value-type="float" office:value="-0.0137987987987988" calcext:value-type="float">
            <text:p>-0.0137987987987988</text:p>
          </table:table-cell>
          <table:table-cell office:value-type="float" office:value="-0.0125675675675676" calcext:value-type="float">
            <text:p>-0.0125675675675676</text:p>
          </table:table-cell>
          <table:table-cell office:value-type="float" office:value="-0.00804804804804804" calcext:value-type="float">
            <text:p>-0.00804804804804804</text:p>
          </table:table-cell>
          <table:table-cell office:value-type="float" office:value="0.00213213213213215" calcext:value-type="float">
            <text:p>0.00213213213213215</text:p>
          </table:table-cell>
          <table:table-cell office:value-type="float" office:value="0.00435435435435438" calcext:value-type="float">
            <text:p>0.00435435435435438</text:p>
          </table:table-cell>
          <table:table-cell office:value-type="float" office:value="0.00429429429429429" calcext:value-type="float">
            <text:p>0.00429429429429429</text:p>
          </table:table-cell>
          <table:table-cell office:value-type="float" office:value="-0.0152252252252252" calcext:value-type="float">
            <text:p>-0.0152252252252252</text:p>
          </table:table-cell>
          <table:table-cell office:value-type="float" office:value="-0.00436936936936927" calcext:value-type="float">
            <text:p>-0.00436936936936927</text:p>
          </table:table-cell>
          <table:table-cell office:value-type="float" office:value="-0.00987987987987982" calcext:value-type="float">
            <text:p>-0.00987987987987982</text:p>
          </table:table-cell>
          <table:table-cell office:value-type="float" office:value="-0.00486486486486482" calcext:value-type="float">
            <text:p>-0.00486486486486482</text:p>
          </table:table-cell>
          <table:table-cell office:value-type="float" office:value="-0.0124474474474474" calcext:value-type="float">
            <text:p>-0.01244744744744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-0.0262509256320744" calcext:value-type="float">
            <text:p>-0.0262509256320744</text:p>
          </table:table-cell>
          <table:table-cell office:value-type="float" office:value="0.00290912937691756" calcext:value-type="float">
            <text:p>0.00290912937691756</text:p>
          </table:table-cell>
          <table:table-cell office:value-type="float" office:value="-0.000740505659578838" calcext:value-type="float">
            <text:p>-0.000740505659578838</text:p>
          </table:table-cell>
          <table:table-cell office:value-type="float" office:value="-0.0029249973553368" calcext:value-type="float">
            <text:p>-0.0029249973553368</text:p>
          </table:table-cell>
          <table:table-cell office:value-type="float" office:value="-0.0000158679784196813" calcext:value-type="float">
            <text:p>-1.58679784196813E-05</text:p>
          </table:table-cell>
          <table:table-cell office:value-type="float" office:value="0.00145456468845873" calcext:value-type="float">
            <text:p>0.00145456468845873</text:p>
          </table:table-cell>
          <table:table-cell office:value-type="float" office:value="0.000719348355019522" calcext:value-type="float">
            <text:p>0.000719348355019522</text:p>
          </table:table-cell>
          <table:table-cell office:value-type="float" office:value="-0.00146514334073844" calcext:value-type="float">
            <text:p>-0.00146514334073844</text:p>
          </table:table-cell>
          <table:table-cell office:value-type="float" office:value="0.00290912937691756" calcext:value-type="float">
            <text:p>0.00290912937691756</text:p>
          </table:table-cell>
          <table:table-cell office:value-type="float" office:value="0.00144398603617912" calcext:value-type="float">
            <text:p>0.00144398603617912</text:p>
          </table:table-cell>
          <table:table-cell table:number-columns-repeated="2" office:value-type="float" office:value="0.00217920236961799" calcext:value-type="float">
            <text:p>0.00217920236961799</text:p>
          </table:table-cell>
          <table:table-cell office:value-type="float" office:value="-0.00000528932613985678" calcext:value-type="float">
            <text:p>-5.28932613985678E-06</text:p>
          </table:table-cell>
          <table:table-cell office:value-type="float" office:value="0.00144398603617912" calcext:value-type="float">
            <text:p>0.00144398603617912</text:p>
          </table:table-cell>
          <table:table-cell office:value-type="float" office:value="0.00218449169575796" calcext:value-type="float">
            <text:p>0.00218449169575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-0.025526287950915" calcext:value-type="float">
            <text:p>-0.025526287950915</text:p>
          </table:table-cell>
          <table:table-cell office:value-type="float" office:value="0.00437427271765578" calcext:value-type="float">
            <text:p>0.00437427271765578</text:p>
          </table:table-cell>
          <table:table-cell office:value-type="float" office:value="-0.00000528932613985678" calcext:value-type="float">
            <text:p>-5.28932613985678E-06</text:p>
          </table:table-cell>
          <table:table-cell office:value-type="float" office:value="-0.00510948905109498" calcext:value-type="float">
            <text:p>-0.00510948905109498</text:p>
          </table:table-cell>
          <table:table-cell office:value-type="float" office:value="0" calcext:value-type="float">
            <text:p>0</text:p>
          </table:table-cell>
          <table:table-cell office:value-type="float" office:value="0.00290912937691734" calcext:value-type="float">
            <text:p>0.00290912937691734</text:p>
          </table:table-cell>
          <table:table-cell office:value-type="float" office:value="0.000724637681159379" calcext:value-type="float">
            <text:p>0.000724637681159379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291441870305742" calcext:value-type="float">
            <text:p>0.00291441870305742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291441870305742" calcext:value-type="float">
            <text:p>0.00291441870305742</text:p>
          </table:table-cell>
          <table:table-cell office:value-type="float" office:value="0.000735216333438982" calcext:value-type="float">
            <text:p>0.000735216333438982</text:p>
          </table:table-cell>
          <table:table-cell office:value-type="float" office:value="0.00436898339151615" calcext:value-type="float">
            <text:p>0.00436898339151615</text:p>
          </table:table-cell>
          <table:table-cell office:value-type="float" office:value="-0.00000528932613985678" calcext:value-type="float">
            <text:p>-5.28932613985678E-06</text:p>
          </table:table-cell>
          <table:table-cell office:value-type="float" office:value="0.00291441870305742" calcext:value-type="float">
            <text:p>0.002914418703057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-0.0262562149582142" calcext:value-type="float">
            <text:p>-0.0262562149582142</text:p>
          </table:table-cell>
          <table:table-cell office:value-type="float" office:value="0.00364434571035643" calcext:value-type="float">
            <text:p>0.00364434571035643</text:p>
          </table:table-cell>
          <table:table-cell office:value-type="float" office:value="-0.00000528932613985678" calcext:value-type="float">
            <text:p>-5.28932613985678E-06</text:p>
          </table:table-cell>
          <table:table-cell office:value-type="float" office:value="-0.00364434571035666" calcext:value-type="float">
            <text:p>-0.00364434571035666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0.00145985401459858" calcext:value-type="float">
            <text:p>0.00145985401459858</text:p>
          </table:table-cell>
          <table:table-cell office:value-type="float" office:value="0.00145456468845862" calcext:value-type="float">
            <text:p>0.00145456468845862</text:p>
          </table:table-cell>
          <table:table-cell office:value-type="float" office:value="0.000724637681159379" calcext:value-type="float">
            <text:p>0.000724637681159379</text:p>
          </table:table-cell>
          <table:table-cell office:value-type="float" office:value="0.00218449169575818" calcext:value-type="float">
            <text:p>0.00218449169575818</text:p>
          </table:table-cell>
          <table:table-cell table:number-columns-repeated="2" office:value-type="float" office:value="0.00291441870305742" calcext:value-type="float">
            <text:p>0.00291441870305742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145456468845862" calcext:value-type="float">
            <text:p>0.00145456468845862</text:p>
          </table:table-cell>
          <table:table-cell office:value-type="float" office:value="0.00363905638421658" calcext:value-type="float">
            <text:p>0.00363905638421658</text:p>
          </table:table-cell>
          <table:table-cell office:value-type="float" office:value="0.00145985401459858" calcext:value-type="float">
            <text:p>0.00145985401459858</text:p>
          </table:table-cell>
          <table:table-cell office:value-type="float" office:value="0.00291441870305742" calcext:value-type="float">
            <text:p>0.002914418703057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-0.0262562149582142" calcext:value-type="float">
            <text:p>-0.0262562149582142</text:p>
          </table:table-cell>
          <table:table-cell office:value-type="float" office:value="0.00510419972495502" calcext:value-type="float">
            <text:p>0.00510419972495502</text:p>
          </table:table-cell>
          <table:table-cell office:value-type="float" office:value="-0.00000528932613985678" calcext:value-type="float">
            <text:p>-5.28932613985678E-06</text:p>
          </table:table-cell>
          <table:table-cell office:value-type="float" office:value="-0.00437427271765567" calcext:value-type="float">
            <text:p>-0.00437427271765567</text:p>
          </table:table-cell>
          <table:table-cell table:number-columns-repeated="3" office:value-type="float" office:value="0.00218449169575818" calcext:value-type="float">
            <text:p>0.00218449169575818</text:p>
          </table:table-cell>
          <table:table-cell office:value-type="float" office:value="0.000724637681159379" calcext:value-type="float">
            <text:p>0.000724637681159379</text:p>
          </table:table-cell>
          <table:table-cell office:value-type="float" office:value="0.00145985401459858" calcext:value-type="float">
            <text:p>0.00145985401459858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291441870305742" calcext:value-type="float">
            <text:p>0.00291441870305742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0724637681159379" calcext:value-type="float">
            <text:p>0.000724637681159379</text:p>
          </table:table-cell>
          <table:table-cell office:value-type="float" office:value="0.00436898339151615" calcext:value-type="float">
            <text:p>0.00436898339151615</text:p>
          </table:table-cell>
          <table:table-cell office:value-type="float" office:value="0.00145985401459858" calcext:value-type="float">
            <text:p>0.00145985401459858</text:p>
          </table:table-cell>
          <table:table-cell office:value-type="float" office:value="0.00218449169575818" calcext:value-type="float">
            <text:p>0.002184491695758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-0.0269861419655134" calcext:value-type="float">
            <text:p>-0.0269861419655134</text:p>
          </table:table-cell>
          <table:table-cell office:value-type="float" office:value="0.0058288374061144" calcext:value-type="float">
            <text:p>0.0058288374061144</text:p>
          </table:table-cell>
          <table:table-cell office:value-type="float" office:value="-0.00218978102189782" calcext:value-type="float">
            <text:p>-0.00218978102189782</text:p>
          </table:table-cell>
          <table:table-cell office:value-type="float" office:value="-0.0029144187030572" calcext:value-type="float">
            <text:p>-0.0029144187030572</text:p>
          </table:table-cell>
          <table:table-cell office:value-type="float" office:value="0.00145456468845862" calcext:value-type="float">
            <text:p>0.00145456468845862</text:p>
          </table:table-cell>
          <table:table-cell table:number-columns-repeated="2" office:value-type="float" office:value="0.00218449169575818" calcext:value-type="float">
            <text:p>0.00218449169575818</text:p>
          </table:table-cell>
          <table:table-cell office:value-type="float" office:value="0.00145456468845862" calcext:value-type="float">
            <text:p>0.00145456468845862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290912937691734" calcext:value-type="float">
            <text:p>0.00290912937691734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145985401459858" calcext:value-type="float">
            <text:p>0.00145985401459858</text:p>
          </table:table-cell>
          <table:table-cell office:value-type="float" office:value="0.00145456468845862" calcext:value-type="float">
            <text:p>0.00145456468845862</text:p>
          </table:table-cell>
          <table:table-cell office:value-type="float" office:value="0.00436898339151615" calcext:value-type="float">
            <text:p>0.00436898339151615</text:p>
          </table:table-cell>
          <table:table-cell office:value-type="float" office:value="0.00145985401459858" calcext:value-type="float">
            <text:p>0.00145985401459858</text:p>
          </table:table-cell>
          <table:table-cell office:value-type="float" office:value="0.00218449169575818" calcext:value-type="float">
            <text:p>0.0021844916957581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-0.0262551570929863" calcext:value-type="float">
            <text:p>-0.0262551570929863</text:p>
          </table:table-cell>
          <table:table-cell office:value-type="float" office:value="0.00437215698719984" calcext:value-type="float">
            <text:p>0.00437215698719984</text:p>
          </table:table-cell>
          <table:table-cell office:value-type="float" office:value="-0.000589230931979157" calcext:value-type="float">
            <text:p>-0.000589230931979157</text:p>
          </table:table-cell>
          <table:table-cell office:value-type="float" office:value="-0.00379350470750028" calcext:value-type="float">
            <text:p>-0.00379350470750028</text:p>
          </table:table-cell>
          <table:table-cell office:value-type="float" office:value="0.000870623082619204" calcext:value-type="float">
            <text:p>0.000870623082619204</text:p>
          </table:table-cell>
          <table:table-cell office:value-type="float" office:value="0.00203850629429814" calcext:value-type="float">
            <text:p>0.00203850629429814</text:p>
          </table:table-cell>
          <table:table-cell office:value-type="float" office:value="0.00145350682323075" calcext:value-type="float">
            <text:p>0.00145350682323075</text:p>
          </table:table-cell>
          <table:table-cell office:value-type="float" office:value="0.000433724743467701" calcext:value-type="float">
            <text:p>0.000433724743467701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247328890299381" calcext:value-type="float">
            <text:p>0.00247328890299381</text:p>
          </table:table-cell>
          <table:table-cell office:value-type="float" office:value="0.00247540463344986" calcext:value-type="float">
            <text:p>0.00247540463344986</text:p>
          </table:table-cell>
          <table:table-cell office:value-type="float" office:value="0.00218449169575796" calcext:value-type="float">
            <text:p>0.00218449169575796</text:p>
          </table:table-cell>
          <table:table-cell office:value-type="float" office:value="0.000872738813075147" calcext:value-type="float">
            <text:p>0.000872738813075147</text:p>
          </table:table-cell>
          <table:table-cell office:value-type="float" office:value="0.00363799851898872" calcext:value-type="float">
            <text:p>0.00363799851898872</text:p>
          </table:table-cell>
          <table:table-cell office:value-type="float" office:value="0.0013117528826827" calcext:value-type="float">
            <text:p>0.0013117528826827</text:p>
          </table:table-cell>
          <table:table-cell office:value-type="float" office:value="0.00203956415952633" calcext:value-type="float">
            <text:p>0.002039564159526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-0.00428571428571423" calcext:value-type="float">
            <text:p>-0.00428571428571423</text:p>
          </table:table-cell>
          <table:table-cell office:value-type="float" office:value="0.00142857142857156" calcext:value-type="float">
            <text:p>0.00142857142857156</text:p>
          </table:table-cell>
          <table:table-cell office:value-type="float" office:value="0.00718426501035196" calcext:value-type="float">
            <text:p>0.00718426501035196</text:p>
          </table:table-cell>
          <table:table-cell office:value-type="float" office:value="0" calcext:value-type="float">
            <text:p>0</text:p>
          </table:table-cell>
          <table:table-cell office:value-type="float" office:value="-0.00289855072463763" calcext:value-type="float">
            <text:p>-0.00289855072463763</text:p>
          </table:table-cell>
          <table:table-cell office:value-type="float" office:value="0.0028778467908902" calcext:value-type="float">
            <text:p>0.0028778467908902</text:p>
          </table:table-cell>
          <table:table-cell office:value-type="float" office:value="0.00859213250517599" calcext:value-type="float">
            <text:p>0.00859213250517599</text:p>
          </table:table-cell>
          <table:table-cell office:value-type="float" office:value="0.00571428571428556" calcext:value-type="float">
            <text:p>0.00571428571428556</text:p>
          </table:table-cell>
          <table:table-cell office:value-type="float" office:value="0.00714285714285712" calcext:value-type="float">
            <text:p>0.00714285714285712</text:p>
          </table:table-cell>
          <table:table-cell office:value-type="float" office:value="0.01" calcext:value-type="float">
            <text:p>0.01</text:p>
          </table:table-cell>
          <table:table-cell office:value-type="float" office:value="0.00861283643892352" calcext:value-type="float">
            <text:p>0.00861283643892352</text:p>
          </table:table-cell>
          <table:table-cell office:value-type="float" office:value="0.00430641821946154" calcext:value-type="float">
            <text:p>0.00430641821946154</text:p>
          </table:table-cell>
          <table:table-cell office:value-type="float" office:value="-0.00144927536231887" calcext:value-type="float">
            <text:p>-0.00144927536231887</text:p>
          </table:table-cell>
          <table:table-cell office:value-type="float" office:value="0.00140786749482391" calcext:value-type="float">
            <text:p>0.00140786749482391</text:p>
          </table:table-cell>
          <table:table-cell office:value-type="float" office:value="0.00859213250517599" calcext:value-type="float">
            <text:p>0.00859213250517599</text:p>
          </table:table-cell>
          <table:table-cell office:value-type="float" office:value="0.00573498964803298" calcext:value-type="float">
            <text:p>0.005734989648032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-0.00573498964803298" calcext:value-type="float">
            <text:p>-0.00573498964803298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0.00430641821946198" calcext:value-type="float">
            <text:p>0.00430641821946198</text:p>
          </table:table-cell>
          <table:table-cell office:value-type="float" office:value="0.00283643892339558" calcext:value-type="float">
            <text:p>0.00283643892339558</text:p>
          </table:table-cell>
          <table:table-cell office:value-type="float" office:value="-0.000041407867494736" calcext:value-type="float">
            <text:p>-4.1407867494736E-05</text:p>
          </table:table-cell>
          <table:table-cell office:value-type="float" office:value="0.00712215320910981" calcext:value-type="float">
            <text:p>0.00712215320910981</text:p>
          </table:table-cell>
          <table:table-cell office:value-type="float" office:value="0.00140786749482402" calcext:value-type="float">
            <text:p>0.00140786749482402</text:p>
          </table:table-cell>
          <table:table-cell office:value-type="float" office:value="0.00283643892339558" calcext:value-type="float">
            <text:p>0.00283643892339558</text:p>
          </table:table-cell>
          <table:table-cell office:value-type="float" office:value="0.00140786749482402" calcext:value-type="float">
            <text:p>0.00140786749482402</text:p>
          </table:table-cell>
          <table:table-cell office:value-type="float" office:value="0.00569358178053847" calcext:value-type="float">
            <text:p>0.00569358178053847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0.00712215320910981" calcext:value-type="float">
            <text:p>0.00712215320910981</text:p>
          </table:table-cell>
          <table:table-cell office:value-type="float" office:value="0.00569358178053847" calcext:value-type="float">
            <text:p>0.00569358178053847</text:p>
          </table:table-cell>
          <table:table-cell office:value-type="float" office:value="0.00426501035196702" calcext:value-type="float">
            <text:p>0.00426501035196702</text:p>
          </table:table-cell>
          <table:table-cell office:value-type="float" office:value="0.00140786749482402" calcext:value-type="float">
            <text:p>0.00140786749482402</text:p>
          </table:table-cell>
          <table:table-cell office:value-type="float" office:value="0.0100207039337477" calcext:value-type="float">
            <text:p>0.01002070393374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-0.00430641821946143" calcext:value-type="float">
            <text:p>-0.00430641821946143</text:p>
          </table:table-cell>
          <table:table-cell office:value-type="float" office:value="0.002857142857143" calcext:value-type="float">
            <text:p>0.002857142857143</text:p>
          </table:table-cell>
          <table:table-cell office:value-type="float" office:value="0.00283643892339558" calcext:value-type="float">
            <text:p>0.00283643892339558</text:p>
          </table:table-cell>
          <table:table-cell office:value-type="float" office:value="0.00140786749482413" calcext:value-type="float">
            <text:p>0.00140786749482413</text:p>
          </table:table-cell>
          <table:table-cell office:value-type="float" office:value="0.00283643892339558" calcext:value-type="float">
            <text:p>0.00283643892339558</text:p>
          </table:table-cell>
          <table:table-cell office:value-type="float" office:value="0.00857142857142878" calcext:value-type="float">
            <text:p>0.00857142857142878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0.00140786749482413" calcext:value-type="float">
            <text:p>0.00140786749482413</text:p>
          </table:table-cell>
          <table:table-cell office:value-type="float" office:value="0.00283643892339558" calcext:value-type="float">
            <text:p>0.00283643892339558</text:p>
          </table:table-cell>
          <table:table-cell office:value-type="float" office:value="0.00714285714285734" calcext:value-type="float">
            <text:p>0.00714285714285734</text:p>
          </table:table-cell>
          <table:table-cell office:value-type="float" office:value="0.002857142857143" calcext:value-type="float">
            <text:p>0.002857142857143</text:p>
          </table:table-cell>
          <table:table-cell office:value-type="float" office:value="0.00569358178053836" calcext:value-type="float">
            <text:p>0.00569358178053836</text:p>
          </table:table-cell>
          <table:table-cell office:value-type="float" office:value="0.0042443064182196" calcext:value-type="float">
            <text:p>0.0042443064182196</text:p>
          </table:table-cell>
          <table:table-cell office:value-type="float" office:value="0.00426501035196702" calcext:value-type="float">
            <text:p>0.00426501035196702</text:p>
          </table:table-cell>
          <table:table-cell office:value-type="float" office:value="0.00142857142857133" calcext:value-type="float">
            <text:p>0.00142857142857133</text:p>
          </table:table-cell>
          <table:table-cell office:value-type="float" office:value="0.00571428571428578" calcext:value-type="float">
            <text:p>0.005714285714285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-0.00430641821946154" calcext:value-type="float">
            <text:p>-0.00430641821946154</text:p>
          </table:table-cell>
          <table:table-cell office:value-type="float" office:value="0.00142857142857167" calcext:value-type="float">
            <text:p>0.00142857142857167</text:p>
          </table:table-cell>
          <table:table-cell office:value-type="float" office:value="0.00283643892339569" calcext:value-type="float">
            <text:p>0.00283643892339569</text:p>
          </table:table-cell>
          <table:table-cell office:value-type="float" office:value="0.00140786749482424" calcext:value-type="float">
            <text:p>0.00140786749482424</text:p>
          </table:table-cell>
          <table:table-cell office:value-type="float" office:value="0.00571428571428567" calcext:value-type="float">
            <text:p>0.00571428571428567</text:p>
          </table:table-cell>
          <table:table-cell office:value-type="float" office:value="0.00714285714285745" calcext:value-type="float">
            <text:p>0.00714285714285745</text:p>
          </table:table-cell>
          <table:table-cell office:value-type="float" office:value="0.00142857142857167" calcext:value-type="float">
            <text:p>0.00142857142857167</text:p>
          </table:table-cell>
          <table:table-cell office:value-type="float" office:value="0.00140786749482424" calcext:value-type="float">
            <text:p>0.00140786749482424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0.00283643892339569" calcext:value-type="float">
            <text:p>0.00283643892339569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0.00426501035196702" calcext:value-type="float">
            <text:p>0.00426501035196702</text:p>
          </table:table-cell>
          <table:table-cell office:value-type="float" office:value="-0.0000207039337472015" calcext:value-type="float">
            <text:p>-2.07039337472015E-05</text:p>
          </table:table-cell>
          <table:table-cell office:value-type="float" office:value="0.002857142857143" calcext:value-type="float">
            <text:p>0.002857142857143</text:p>
          </table:table-cell>
          <table:table-cell office:value-type="float" office:value="0.00142857142857167" calcext:value-type="float">
            <text:p>0.00142857142857167</text:p>
          </table:table-cell>
          <table:table-cell office:value-type="float" office:value="0.00428571428571445" calcext:value-type="float">
            <text:p>0.0042857142857144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-0.00285714285714278" calcext:value-type="float">
            <text:p>-0.00285714285714278</text:p>
          </table:table-cell>
          <table:table-cell office:value-type="float" office:value="0.00287784679089043" calcext:value-type="float">
            <text:p>0.00287784679089043</text:p>
          </table:table-cell>
          <table:table-cell table:number-columns-repeated="3" office:value-type="float" office:value="0.002857142857143" calcext:value-type="float">
            <text:p>0.002857142857143</text:p>
          </table:table-cell>
          <table:table-cell office:value-type="float" office:value="0.00716356107660476" calcext:value-type="float">
            <text:p>0.00716356107660476</text:p>
          </table:table-cell>
          <table:table-cell office:value-type="float" office:value="0.002857142857143" calcext:value-type="float">
            <text:p>0.00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00430641821946176" calcext:value-type="float">
            <text:p>0.00430641821946176</text:p>
          </table:table-cell>
          <table:table-cell office:value-type="float" office:value="0.00573498964803321" calcext:value-type="float">
            <text:p>0.00573498964803321</text:p>
          </table:table-cell>
          <table:table-cell office:value-type="float" office:value="0.00430641821946176" calcext:value-type="float">
            <text:p>0.00430641821946176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0.002857142857143" calcext:value-type="float">
            <text:p>0.002857142857143</text:p>
          </table:table-cell>
          <table:table-cell office:value-type="float" office:value="0.00861283643892363" calcext:value-type="float">
            <text:p>0.00861283643892363</text:p>
          </table:table-cell>
          <table:table-cell office:value-type="float" office:value="0.00287784679089043" calcext:value-type="float">
            <text:p>0.00287784679089043</text:p>
          </table:table-cell>
          <table:table-cell office:value-type="float" office:value="0.00716356107660476" calcext:value-type="float">
            <text:p>0.0071635610766047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-0.00429813664596246" calcext:value-type="float">
            <text:p>-0.00429813664596246</text:p>
          </table:table-cell>
          <table:table-cell office:value-type="float" office:value="0.00228985507246393" calcext:value-type="float">
            <text:p>0.00228985507246393</text:p>
          </table:table-cell>
          <table:table-cell office:value-type="float" office:value="0.00400414078674971" calcext:value-type="float">
            <text:p>0.00400414078674971</text:p>
          </table:table-cell>
          <table:table-cell office:value-type="float" office:value="0.00170186335403744" calcext:value-type="float">
            <text:p>0.00170186335403744</text:p>
          </table:table-cell>
          <table:table-cell office:value-type="float" office:value="0.00169358178053847" calcext:value-type="float">
            <text:p>0.00169358178053847</text:p>
          </table:table-cell>
          <table:table-cell office:value-type="float" office:value="0.00657556935817838" calcext:value-type="float">
            <text:p>0.00657556935817838</text:p>
          </table:table-cell>
          <table:table-cell office:value-type="float" office:value="0.00400000000000011" calcext:value-type="float">
            <text:p>0.00400000000000011</text:p>
          </table:table-cell>
          <table:table-cell office:value-type="float" office:value="0.00227329192546599" calcext:value-type="float">
            <text:p>0.00227329192546599</text:p>
          </table:table-cell>
          <table:table-cell office:value-type="float" office:value="0.00399585921325074" calcext:value-type="float">
            <text:p>0.00399585921325074</text:p>
          </table:table-cell>
          <table:table-cell office:value-type="float" office:value="0.00628157349896508" calcext:value-type="float">
            <text:p>0.00628157349896508</text:p>
          </table:table-cell>
          <table:table-cell office:value-type="float" office:value="0.00515527950310568" calcext:value-type="float">
            <text:p>0.00515527950310568</text:p>
          </table:table-cell>
          <table:table-cell office:value-type="float" office:value="0.00542028985507259" calcext:value-type="float">
            <text:p>0.00542028985507259</text:p>
          </table:table-cell>
          <table:table-cell office:value-type="float" office:value="0.00226501035196702" calcext:value-type="float">
            <text:p>0.00226501035196702</text:p>
          </table:table-cell>
          <table:table-cell office:value-type="float" office:value="0.00428157349896507" calcext:value-type="float">
            <text:p>0.00428157349896507</text:p>
          </table:table-cell>
          <table:table-cell office:value-type="float" office:value="0.00314699792960682" calcext:value-type="float">
            <text:p>0.00314699792960682</text:p>
          </table:table-cell>
          <table:table-cell office:value-type="float" office:value="0.00658385093167713" calcext:value-type="float">
            <text:p>0.006583850931677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upa</text:p>
          </table:table-cell>
          <table:table-cell office:value-type="float" office:value="0.0146218487394957" calcext:value-type="float">
            <text:p>0.0146218487394957</text:p>
          </table:table-cell>
          <table:table-cell office:value-type="float" office:value="-0.000336134453781667" calcext:value-type="float">
            <text:p>-0.000336134453781667</text:p>
          </table:table-cell>
          <table:table-cell office:value-type="float" office:value="0.0288235294117647" calcext:value-type="float">
            <text:p>0.0288235294117647</text:p>
          </table:table-cell>
          <table:table-cell office:value-type="float" office:value="0.00554621848739489" calcext:value-type="float">
            <text:p>0.00554621848739489</text:p>
          </table:table-cell>
          <table:table-cell office:value-type="float" office:value="0.0116806722689075" calcext:value-type="float">
            <text:p>0.0116806722689075</text:p>
          </table:table-cell>
          <table:table-cell office:value-type="float" office:value="0.0289915966386554" calcext:value-type="float">
            <text:p>0.0289915966386554</text:p>
          </table:table-cell>
          <table:table-cell office:value-type="float" office:value="0.0234453781512604" calcext:value-type="float">
            <text:p>0.0234453781512604</text:p>
          </table:table-cell>
          <table:table-cell office:value-type="float" office:value="0.0288235294117647" calcext:value-type="float">
            <text:p>0.0288235294117647</text:p>
          </table:table-cell>
          <table:table-cell office:value-type="float" office:value="0.0142016806722688" calcext:value-type="float">
            <text:p>0.0142016806722688</text:p>
          </table:table-cell>
          <table:table-cell office:value-type="float" office:value="0.0263025210084032" calcext:value-type="float">
            <text:p>0.0263025210084032</text:p>
          </table:table-cell>
          <table:table-cell office:value-type="float" office:value="0.0115126050420167" calcext:value-type="float">
            <text:p>0.0115126050420167</text:p>
          </table:table-cell>
          <table:table-cell office:value-type="float" office:value="0.0350420168067226" calcext:value-type="float">
            <text:p>0.0350420168067226</text:p>
          </table:table-cell>
          <table:table-cell office:value-type="float" office:value="0.00563025210084023" calcext:value-type="float">
            <text:p>0.00563025210084023</text:p>
          </table:table-cell>
          <table:table-cell office:value-type="float" office:value="0.0143697478991596" calcext:value-type="float">
            <text:p>0.0143697478991596</text:p>
          </table:table-cell>
          <table:table-cell office:value-type="float" office:value="0.0347899159663865" calcext:value-type="float">
            <text:p>0.0347899159663865</text:p>
          </table:table-cell>
          <table:table-cell office:value-type="float" office:value="0.0290756302521008" calcext:value-type="float">
            <text:p>0.02907563025210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upa</text:p>
          </table:table-cell>
          <table:table-cell office:value-type="float" office:value="0.00605042016806723" calcext:value-type="float">
            <text:p>0.00605042016806723</text:p>
          </table:table-cell>
          <table:table-cell office:value-type="float" office:value="0.011764705882353" calcext:value-type="float">
            <text:p>0.011764705882353</text:p>
          </table:table-cell>
          <table:table-cell office:value-type="float" office:value="0.0233613445378151" calcext:value-type="float">
            <text:p>0.0233613445378151</text:p>
          </table:table-cell>
          <table:table-cell office:value-type="float" office:value="0.0352941176470588" calcext:value-type="float">
            <text:p>0.0352941176470588</text:p>
          </table:table-cell>
          <table:table-cell office:value-type="float" office:value="0.0294957983193277" calcext:value-type="float">
            <text:p>0.0294957983193277</text:p>
          </table:table-cell>
          <table:table-cell office:value-type="float" office:value="0.0290756302521008" calcext:value-type="float">
            <text:p>0.0290756302521008</text:p>
          </table:table-cell>
          <table:table-cell office:value-type="float" office:value="0.0147058823529412" calcext:value-type="float">
            <text:p>0.0147058823529412</text:p>
          </table:table-cell>
          <table:table-cell office:value-type="float" office:value="0.0231932773109244" calcext:value-type="float">
            <text:p>0.0231932773109244</text:p>
          </table:table-cell>
          <table:table-cell office:value-type="float" office:value="0.00915966386554623" calcext:value-type="float">
            <text:p>0.00915966386554623</text:p>
          </table:table-cell>
          <table:table-cell office:value-type="float" office:value="0.0205882352941177" calcext:value-type="float">
            <text:p>0.0205882352941177</text:p>
          </table:table-cell>
          <table:table-cell office:value-type="float" office:value="0.0381512605042017" calcext:value-type="float">
            <text:p>0.0381512605042017</text:p>
          </table:table-cell>
          <table:table-cell office:value-type="float" office:value="0.0234453781512606" calcext:value-type="float">
            <text:p>0.0234453781512606</text:p>
          </table:table-cell>
          <table:table-cell office:value-type="float" office:value="0.0294117647058824" calcext:value-type="float">
            <text:p>0.0294117647058824</text:p>
          </table:table-cell>
          <table:table-cell office:value-type="float" office:value="0.003109243697479" calcext:value-type="float">
            <text:p>0.003109243697479</text:p>
          </table:table-cell>
          <table:table-cell office:value-type="float" office:value="0.00941176470588234" calcext:value-type="float">
            <text:p>0.00941176470588234</text:p>
          </table:table-cell>
          <table:table-cell office:value-type="float" office:value="0.0263865546218488" calcext:value-type="float">
            <text:p>0.02638655462184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upa</text:p>
          </table:table-cell>
          <table:table-cell office:value-type="float" office:value="-0.00294117647058822" calcext:value-type="float">
            <text:p>-0.00294117647058822</text:p>
          </table:table-cell>
          <table:table-cell office:value-type="float" office:value="-0.00579831932773112" calcext:value-type="float">
            <text:p>-0.00579831932773112</text:p>
          </table:table-cell>
          <table:table-cell office:value-type="float" office:value="0.0263025210084034" calcext:value-type="float">
            <text:p>0.0263025210084034</text:p>
          </table:table-cell>
          <table:table-cell office:value-type="float" office:value="0.0350420168067227" calcext:value-type="float">
            <text:p>0.0350420168067227</text:p>
          </table:table-cell>
          <table:table-cell office:value-type="float" office:value="0.011764705882353" calcext:value-type="float">
            <text:p>0.011764705882353</text:p>
          </table:table-cell>
          <table:table-cell office:value-type="float" office:value="0.0172268907563026" calcext:value-type="float">
            <text:p>0.0172268907563026</text:p>
          </table:table-cell>
          <table:table-cell office:value-type="float" office:value="0.00882352941176478" calcext:value-type="float">
            <text:p>0.00882352941176478</text:p>
          </table:table-cell>
          <table:table-cell office:value-type="float" office:value="0.0230252100840336" calcext:value-type="float">
            <text:p>0.0230252100840336</text:p>
          </table:table-cell>
          <table:table-cell office:value-type="float" office:value="0.000168067226890778" calcext:value-type="float">
            <text:p>0.000168067226890778</text:p>
          </table:table-cell>
          <table:table-cell office:value-type="float" office:value="0.0146218487394958" calcext:value-type="float">
            <text:p>0.0146218487394958</text:p>
          </table:table-cell>
          <table:table-cell office:value-type="float" office:value="0.011764705882353" calcext:value-type="float">
            <text:p>0.011764705882353</text:p>
          </table:table-cell>
          <table:table-cell office:value-type="float" office:value="0.0204201680672269" calcext:value-type="float">
            <text:p>0.0204201680672269</text:p>
          </table:table-cell>
          <table:table-cell office:value-type="float" office:value="0.00588235294117656" calcext:value-type="float">
            <text:p>0.00588235294117656</text:p>
          </table:table-cell>
          <table:table-cell office:value-type="float" office:value="0.023109243697479" calcext:value-type="float">
            <text:p>0.023109243697479</text:p>
          </table:table-cell>
          <table:table-cell office:value-type="float" office:value="0.0147058823529412" calcext:value-type="float">
            <text:p>0.0147058823529412</text:p>
          </table:table-cell>
          <table:table-cell office:value-type="float" office:value="0.0231932773109244" calcext:value-type="float">
            <text:p>0.02319327731092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upa</text:p>
          </table:table-cell>
          <table:table-cell office:value-type="float" office:value="-0.0086554621848739" calcext:value-type="float">
            <text:p>-0.0086554621848739</text:p>
          </table:table-cell>
          <table:table-cell office:value-type="float" office:value="-0.00882352941176467" calcext:value-type="float">
            <text:p>-0.00882352941176467</text:p>
          </table:table-cell>
          <table:table-cell office:value-type="float" office:value="0.0348739495798319" calcext:value-type="float">
            <text:p>0.0348739495798319</text:p>
          </table:table-cell>
          <table:table-cell office:value-type="float" office:value="0.00873949579831934" calcext:value-type="float">
            <text:p>0.00873949579831934</text:p>
          </table:table-cell>
          <table:table-cell office:value-type="float" office:value="0.003109243697479" calcext:value-type="float">
            <text:p>0.003109243697479</text:p>
          </table:table-cell>
          <table:table-cell office:value-type="float" office:value="0.0173109243697479" calcext:value-type="float">
            <text:p>0.0173109243697479</text:p>
          </table:table-cell>
          <table:table-cell office:value-type="float" office:value="0.0145378151260505" calcext:value-type="float">
            <text:p>0.0145378151260505</text:p>
          </table:table-cell>
          <table:table-cell office:value-type="float" office:value="0.00588235294117645" calcext:value-type="float">
            <text:p>0.00588235294117645</text:p>
          </table:table-cell>
          <table:table-cell office:value-type="float" office:value="0.0115966386554622" calcext:value-type="float">
            <text:p>0.0115966386554622</text:p>
          </table:table-cell>
          <table:table-cell office:value-type="float" office:value="-0.00285714285714289" calcext:value-type="float">
            <text:p>-0.00285714285714289</text:p>
          </table:table-cell>
          <table:table-cell office:value-type="float" office:value="0.023109243697479" calcext:value-type="float">
            <text:p>0.023109243697479</text:p>
          </table:table-cell>
          <table:table-cell office:value-type="float" office:value="0.0173949579831932" calcext:value-type="float">
            <text:p>0.0173949579831932</text:p>
          </table:table-cell>
          <table:table-cell table:number-columns-repeated="2" office:value-type="float" office:value="0.0145378151260505" calcext:value-type="float">
            <text:p>0.0145378151260505</text:p>
          </table:table-cell>
          <table:table-cell office:value-type="float" office:value="0.00285714285714289" calcext:value-type="float">
            <text:p>0.00285714285714289</text:p>
          </table:table-cell>
          <table:table-cell office:value-type="float" office:value="0.0232773109243698" calcext:value-type="float">
            <text:p>0.02327731092436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upa</text:p>
          </table:table-cell>
          <table:table-cell office:value-type="float" office:value="-0.00865546218487401" calcext:value-type="float">
            <text:p>-0.00865546218487401</text:p>
          </table:table-cell>
          <table:table-cell office:value-type="float" office:value="-0.00579831932773101" calcext:value-type="float">
            <text:p>-0.00579831932773101</text:p>
          </table:table-cell>
          <table:table-cell office:value-type="float" office:value="0.0145378151260505" calcext:value-type="float">
            <text:p>0.0145378151260505</text:p>
          </table:table-cell>
          <table:table-cell office:value-type="float" office:value="0.00588235294117645" calcext:value-type="float">
            <text:p>0.00588235294117645</text:p>
          </table:table-cell>
          <table:table-cell office:value-type="float" office:value="0" calcext:value-type="float">
            <text:p>0</text:p>
          </table:table-cell>
          <table:table-cell office:value-type="float" office:value="0.023109243697479" calcext:value-type="float">
            <text:p>0.023109243697479</text:p>
          </table:table-cell>
          <table:table-cell office:value-type="float" office:value="0.0116806722689076" calcext:value-type="float">
            <text:p>0.0116806722689076</text:p>
          </table:table-cell>
          <table:table-cell office:value-type="float" office:value="0.00596638655462189" calcext:value-type="float">
            <text:p>0.00596638655462189</text:p>
          </table:table-cell>
          <table:table-cell office:value-type="float" office:value="0.0116806722689076" calcext:value-type="float">
            <text:p>0.0116806722689076</text:p>
          </table:table-cell>
          <table:table-cell office:value-type="float" office:value="-0.00294117647058822" calcext:value-type="float">
            <text:p>-0.00294117647058822</text:p>
          </table:table-cell>
          <table:table-cell office:value-type="float" office:value="0.00294117647058822" calcext:value-type="float">
            <text:p>0.00294117647058822</text:p>
          </table:table-cell>
          <table:table-cell office:value-type="float" office:value="0.00571428571428578" calcext:value-type="float">
            <text:p>0.00571428571428578</text:p>
          </table:table-cell>
          <table:table-cell table:number-columns-repeated="2" office:value-type="float" office:value="0.014453781512605" calcext:value-type="float">
            <text:p>0.014453781512605</text:p>
          </table:table-cell>
          <table:table-cell office:value-type="float" office:value="0.00882352941176467" calcext:value-type="float">
            <text:p>0.00882352941176467</text:p>
          </table:table-cell>
          <table:table-cell office:value-type="float" office:value="0.0233613445378151" calcext:value-type="float">
            <text:p>0.023361344537815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upa</text:p>
          </table:table-cell>
          <table:table-cell office:value-type="float" office:value="0.0000840336134453334" calcext:value-type="float">
            <text:p>8.40336134453334E-05</text:p>
          </table:table-cell>
          <table:table-cell office:value-type="float" office:value="-0.00179831932773111" calcext:value-type="float">
            <text:p>-0.00179831932773111</text:p>
          </table:table-cell>
          <table:table-cell office:value-type="float" office:value="0.025579831932773" calcext:value-type="float">
            <text:p>0.025579831932773</text:p>
          </table:table-cell>
          <table:table-cell office:value-type="float" office:value="0.0181008403361345" calcext:value-type="float">
            <text:p>0.0181008403361345</text:p>
          </table:table-cell>
          <table:table-cell office:value-type="float" office:value="0.0112100840336135" calcext:value-type="float">
            <text:p>0.0112100840336135</text:p>
          </table:table-cell>
          <table:table-cell office:value-type="float" office:value="0.0231428571428571" calcext:value-type="float">
            <text:p>0.0231428571428571</text:p>
          </table:table-cell>
          <table:table-cell office:value-type="float" office:value="0.0146386554621848" calcext:value-type="float">
            <text:p>0.0146386554621848</text:p>
          </table:table-cell>
          <table:table-cell office:value-type="float" office:value="0.0173781512605041" calcext:value-type="float">
            <text:p>0.0173781512605041</text:p>
          </table:table-cell>
          <table:table-cell office:value-type="float" office:value="0.00936134453781512" calcext:value-type="float">
            <text:p>0.00936134453781512</text:p>
          </table:table-cell>
          <table:table-cell office:value-type="float" office:value="0.0111428571428571" calcext:value-type="float">
            <text:p>0.0111428571428571</text:p>
          </table:table-cell>
          <table:table-cell office:value-type="float" office:value="0.0174957983193277" calcext:value-type="float">
            <text:p>0.0174957983193277</text:p>
          </table:table-cell>
          <table:table-cell office:value-type="float" office:value="0.0204033613445378" calcext:value-type="float">
            <text:p>0.0204033613445378</text:p>
          </table:table-cell>
          <table:table-cell office:value-type="float" office:value="0.0139831932773109" calcext:value-type="float">
            <text:p>0.0139831932773109</text:p>
          </table:table-cell>
          <table:table-cell office:value-type="float" office:value="0.0139159663865547" calcext:value-type="float">
            <text:p>0.0139159663865547</text:p>
          </table:table-cell>
          <table:table-cell office:value-type="float" office:value="0.0141176470588236" calcext:value-type="float">
            <text:p>0.0141176470588236</text:p>
          </table:table-cell>
          <table:table-cell office:value-type="float" office:value="0.0250588235294118" calcext:value-type="float">
            <text:p>0.02505882352941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LS</text:p>
          </table:table-cell>
          <table:table-cell office:value-type="float" office:value="-0.0119327731092437" calcext:value-type="float">
            <text:p>-0.0119327731092437</text:p>
          </table:table-cell>
          <table:table-cell office:value-type="float" office:value="-0.028515406162465" calcext:value-type="float">
            <text:p>-0.028515406162465</text:p>
          </table:table-cell>
          <table:table-cell office:value-type="float" office:value="-0.0047759103641456" calcext:value-type="float">
            <text:p>-0.0047759103641456</text:p>
          </table:table-cell>
          <table:table-cell office:value-type="float" office:value="-0.00854341736694675" calcext:value-type="float">
            <text:p>-0.00854341736694675</text:p>
          </table:table-cell>
          <table:table-cell office:value-type="float" office:value="-0.0154201680672268" calcext:value-type="float">
            <text:p>-0.0154201680672268</text:p>
          </table:table-cell>
          <table:table-cell office:value-type="float" office:value="-0.00474789915966378" calcext:value-type="float">
            <text:p>-0.00474789915966378</text:p>
          </table:table-cell>
          <table:table-cell office:value-type="float" office:value="-0.00483193277310923" calcext:value-type="float">
            <text:p>-0.00483193277310923</text:p>
          </table:table-cell>
          <table:table-cell office:value-type="float" office:value="-0.0142997198879551" calcext:value-type="float">
            <text:p>-0.0142997198879551</text:p>
          </table:table-cell>
          <table:table-cell office:value-type="float" office:value="-0.0118627450980392" calcext:value-type="float">
            <text:p>-0.0118627450980392</text:p>
          </table:table-cell>
          <table:table-cell office:value-type="float" office:value="-0.0237675070028011" calcext:value-type="float">
            <text:p>-0.0237675070028011</text:p>
          </table:table-cell>
          <table:table-cell office:value-type="float" office:value="-0.0177591036414566" calcext:value-type="float">
            <text:p>-0.0177591036414566</text:p>
          </table:table-cell>
          <table:table-cell office:value-type="float" office:value="-0.0189495798319327" calcext:value-type="float">
            <text:p>-0.0189495798319327</text:p>
          </table:table-cell>
          <table:table-cell office:value-type="float" office:value="-0.00123249299719885" calcext:value-type="float">
            <text:p>-0.00123249299719885</text:p>
          </table:table-cell>
          <table:table-cell office:value-type="float" office:value="-0.0118067226890756" calcext:value-type="float">
            <text:p>-0.0118067226890756</text:p>
          </table:table-cell>
          <table:table-cell office:value-type="float" office:value="-0.0119047619047619" calcext:value-type="float">
            <text:p>-0.0119047619047619</text:p>
          </table:table-cell>
          <table:table-cell office:value-type="float" office:value="-0.0214425770308123" calcext:value-type="float">
            <text:p>-0.02144257703081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LS</text:p>
          </table:table-cell>
          <table:table-cell office:value-type="float" office:value="0.00226890756302522" calcext:value-type="float">
            <text:p>0.00226890756302522</text:p>
          </table:table-cell>
          <table:table-cell office:value-type="float" office:value="-0.0177871148459384" calcext:value-type="float">
            <text:p>-0.0177871148459384</text:p>
          </table:table-cell>
          <table:table-cell office:value-type="float" office:value="-0.00712885154061627" calcext:value-type="float">
            <text:p>-0.00712885154061627</text:p>
          </table:table-cell>
          <table:table-cell office:value-type="float" office:value="-0.0000420168067226667" calcext:value-type="float">
            <text:p>-4.20168067226667E-05</text:p>
          </table:table-cell>
          <table:table-cell office:value-type="float" office:value="-0.0117927170868348" calcext:value-type="float">
            <text:p>-0.0117927170868348</text:p>
          </table:table-cell>
          <table:table-cell office:value-type="float" office:value="0.00470588235294112" calcext:value-type="float">
            <text:p>0.00470588235294112</text:p>
          </table:table-cell>
          <table:table-cell office:value-type="float" office:value="0.0035574229691876" calcext:value-type="float">
            <text:p>0.0035574229691876</text:p>
          </table:table-cell>
          <table:table-cell office:value-type="float" office:value="0.00236694677871141" calcext:value-type="float">
            <text:p>0.00236694677871141</text:p>
          </table:table-cell>
          <table:table-cell office:value-type="float" office:value="0.0011204481792717" calcext:value-type="float">
            <text:p>0.0011204481792717</text:p>
          </table:table-cell>
          <table:table-cell office:value-type="float" office:value="-0.0130532212885155" calcext:value-type="float">
            <text:p>-0.0130532212885155</text:p>
          </table:table-cell>
          <table:table-cell office:value-type="float" office:value="-0.0106162464985995" calcext:value-type="float">
            <text:p>-0.0106162464985995</text:p>
          </table:table-cell>
          <table:table-cell office:value-type="float" office:value="0.00117647058823522" calcext:value-type="float">
            <text:p>0.00117647058823522</text:p>
          </table:table-cell>
          <table:table-cell office:value-type="float" office:value="-0.00831932773109256" calcext:value-type="float">
            <text:p>-0.00831932773109256</text:p>
          </table:table-cell>
          <table:table-cell office:value-type="float" office:value="0.00113445378151256" calcext:value-type="float">
            <text:p>0.00113445378151256</text:p>
          </table:table-cell>
          <table:table-cell office:value-type="float" office:value="-0.00358543417366952" calcext:value-type="float">
            <text:p>-0.00358543417366952</text:p>
          </table:table-cell>
          <table:table-cell office:value-type="float" office:value="-0.00245098039215685" calcext:value-type="float">
            <text:p>-0.002450980392156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LS</text:p>
          </table:table-cell>
          <table:table-cell office:value-type="float" office:value="-0.000112044817927148" calcext:value-type="float">
            <text:p>-0.000112044817927148</text:p>
          </table:table-cell>
          <table:table-cell office:value-type="float" office:value="-0.0236694677871149" calcext:value-type="float">
            <text:p>-0.0236694677871149</text:p>
          </table:table-cell>
          <table:table-cell office:value-type="float" office:value="-0.010686274509804" calcext:value-type="float">
            <text:p>-0.010686274509804</text:p>
          </table:table-cell>
          <table:table-cell office:value-type="float" office:value="-0.00239495798319322" calcext:value-type="float">
            <text:p>-0.00239495798319322</text:p>
          </table:table-cell>
          <table:table-cell office:value-type="float" office:value="-0.017703081232493" calcext:value-type="float">
            <text:p>-0.017703081232493</text:p>
          </table:table-cell>
          <table:table-cell office:value-type="float" office:value="0.00355742296918771" calcext:value-type="float">
            <text:p>0.00355742296918771</text:p>
          </table:table-cell>
          <table:table-cell office:value-type="float" office:value="-0.0212745098039215" calcext:value-type="float">
            <text:p>-0.0212745098039215</text:p>
          </table:table-cell>
          <table:table-cell office:value-type="float" office:value="-0.00827731092436978" calcext:value-type="float">
            <text:p>-0.00827731092436978</text:p>
          </table:table-cell>
          <table:table-cell office:value-type="float" office:value="-0.00592436974789912" calcext:value-type="float">
            <text:p>-0.00592436974789912</text:p>
          </table:table-cell>
          <table:table-cell office:value-type="float" office:value="-0.0047759103641456" calcext:value-type="float">
            <text:p>-0.0047759103641456</text:p>
          </table:table-cell>
          <table:table-cell office:value-type="float" office:value="-0.0106302521008403" calcext:value-type="float">
            <text:p>-0.0106302521008403</text:p>
          </table:table-cell>
          <table:table-cell office:value-type="float" office:value="-0.00946778711484586" calcext:value-type="float">
            <text:p>-0.00946778711484586</text:p>
          </table:table-cell>
          <table:table-cell office:value-type="float" office:value="-0.0106302521008403" calcext:value-type="float">
            <text:p>-0.0106302521008403</text:p>
          </table:table-cell>
          <table:table-cell office:value-type="float" office:value="0.00357142857142856" calcext:value-type="float">
            <text:p>0.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17647058823533" calcext:value-type="float">
            <text:p>-0.001176470588235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LS</text:p>
          </table:table-cell>
          <table:table-cell office:value-type="float" office:value="0.010560224089636" calcext:value-type="float">
            <text:p>0.010560224089636</text:p>
          </table:table-cell>
          <table:table-cell office:value-type="float" office:value="-0.01187675070028" calcext:value-type="float">
            <text:p>-0.01187675070028</text:p>
          </table:table-cell>
          <table:table-cell office:value-type="float" office:value="0.00586834733893571" calcext:value-type="float">
            <text:p>0.00586834733893571</text:p>
          </table:table-cell>
          <table:table-cell office:value-type="float" office:value="0.0118067226890757" calcext:value-type="float">
            <text:p>0.0118067226890757</text:p>
          </table:table-cell>
          <table:table-cell office:value-type="float" office:value="-0.00357142857142856" calcext:value-type="float">
            <text:p>-0.00357142857142856</text:p>
          </table:table-cell>
          <table:table-cell office:value-type="float" office:value="0.0165686274509804" calcext:value-type="float">
            <text:p>0.0165686274509804</text:p>
          </table:table-cell>
          <table:table-cell office:value-type="float" office:value="-0.00354341736694663" calcext:value-type="float">
            <text:p>-0.00354341736694663</text:p>
          </table:table-cell>
          <table:table-cell office:value-type="float" office:value="0.00470588235294123" calcext:value-type="float">
            <text:p>0.00470588235294123</text:p>
          </table:table-cell>
          <table:table-cell office:value-type="float" office:value="0.00588235294117656" calcext:value-type="float">
            <text:p>0.00588235294117656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.00116246498599448" calcext:value-type="float">
            <text:p>0.00116246498599448</text:p>
          </table:table-cell>
          <table:table-cell office:value-type="float" office:value="0.00946778711484597" calcext:value-type="float">
            <text:p>0.00946778711484597</text:p>
          </table:table-cell>
          <table:table-cell office:value-type="float" office:value="-0.00712885154061615" calcext:value-type="float">
            <text:p>-0.00712885154061615</text:p>
          </table:table-cell>
          <table:table-cell office:value-type="float" office:value="0.0177310924369748" calcext:value-type="float">
            <text:p>0.0177310924369748</text:p>
          </table:table-cell>
          <table:table-cell office:value-type="float" office:value="0.00946778711484597" calcext:value-type="float">
            <text:p>0.00946778711484597</text:p>
          </table:table-cell>
          <table:table-cell office:value-type="float" office:value="0.00827731092436978" calcext:value-type="float">
            <text:p>0.008277310924369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LS</text:p>
          </table:table-cell>
          <table:table-cell office:value-type="float" office:value="0.0117366946778711" calcext:value-type="float">
            <text:p>0.0117366946778711</text:p>
          </table:table-cell>
          <table:table-cell office:value-type="float" office:value="-0.0153921568627451" calcext:value-type="float">
            <text:p>-0.0153921568627451</text:p>
          </table:table-cell>
          <table:table-cell office:value-type="float" office:value="0.00824929971988797" calcext:value-type="float">
            <text:p>0.00824929971988797</text:p>
          </table:table-cell>
          <table:table-cell office:value-type="float" office:value="0.0130252100840336" calcext:value-type="float">
            <text:p>0.0130252100840336</text:p>
          </table:table-cell>
          <table:table-cell office:value-type="float" office:value="-0.00117647058823533" calcext:value-type="float">
            <text:p>-0.00117647058823533</text:p>
          </table:table-cell>
          <table:table-cell office:value-type="float" office:value="0.0142156862745098" calcext:value-type="float">
            <text:p>0.0142156862745098</text:p>
          </table:table-cell>
          <table:table-cell office:value-type="float" office:value="-0.00233893557422982" calcext:value-type="float">
            <text:p>-0.00233893557422982</text:p>
          </table:table-cell>
          <table:table-cell office:value-type="float" office:value="0.00592436974789912" calcext:value-type="float">
            <text:p>0.00592436974789912</text:p>
          </table:table-cell>
          <table:table-cell office:value-type="float" office:value="0.00714285714285712" calcext:value-type="float">
            <text:p>0.00714285714285712</text:p>
          </table:table-cell>
          <table:table-cell office:value-type="float" office:value="0.00352941176470589" calcext:value-type="float">
            <text:p>0.00352941176470589</text:p>
          </table:table-cell>
          <table:table-cell office:value-type="float" office:value="0.00471988795518208" calcext:value-type="float">
            <text:p>0.00471988795518208</text:p>
          </table:table-cell>
          <table:table-cell office:value-type="float" office:value="0.0118627450980392" calcext:value-type="float">
            <text:p>0.0118627450980392</text:p>
          </table:table-cell>
          <table:table-cell office:value-type="float" office:value="-0.0011904761904763" calcext:value-type="float">
            <text:p>-0.0011904761904763</text:p>
          </table:table-cell>
          <table:table-cell office:value-type="float" office:value="0.0106862745098039" calcext:value-type="float">
            <text:p>0.0106862745098039</text:p>
          </table:table-cell>
          <table:table-cell office:value-type="float" office:value="0.00705882352941178" calcext:value-type="float">
            <text:p>0.00705882352941178</text:p>
          </table:table-cell>
          <table:table-cell office:value-type="float" office:value="0.00946778711484586" calcext:value-type="float">
            <text:p>0.0094677871148458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LS</text:p>
          </table:table-cell>
          <table:table-cell office:value-type="float" office:value="0.00250420168067222" calcext:value-type="float">
            <text:p>0.00250420168067222</text:p>
          </table:table-cell>
          <table:table-cell office:value-type="float" office:value="-0.0194481792717087" calcext:value-type="float">
            <text:p>-0.0194481792717087</text:p>
          </table:table-cell>
          <table:table-cell office:value-type="float" office:value="-0.00169467787114841" calcext:value-type="float">
            <text:p>-0.00169467787114841</text:p>
          </table:table-cell>
          <table:table-cell office:value-type="float" office:value="0.00277030812324941" calcext:value-type="float">
            <text:p>0.00277030812324941</text:p>
          </table:table-cell>
          <table:table-cell office:value-type="float" office:value="-0.00993277310924367" calcext:value-type="float">
            <text:p>-0.00993277310924367</text:p>
          </table:table-cell>
          <table:table-cell office:value-type="float" office:value="0.00685994397759115" calcext:value-type="float">
            <text:p>0.00685994397759115</text:p>
          </table:table-cell>
          <table:table-cell office:value-type="float" office:value="-0.00568627450980386" calcext:value-type="float">
            <text:p>-0.00568627450980386</text:p>
          </table:table-cell>
          <table:table-cell office:value-type="float" office:value="-0.00191596638655467" calcext:value-type="float">
            <text:p>-0.00191596638655467</text:p>
          </table:table-cell>
          <table:table-cell office:value-type="float" office:value="-0.000728291316526519" calcext:value-type="float">
            <text:p>-0.000728291316526519</text:p>
          </table:table-cell>
          <table:table-cell office:value-type="float" office:value="-0.00761344537815123" calcext:value-type="float">
            <text:p>-0.00761344537815123</text:p>
          </table:table-cell>
          <table:table-cell office:value-type="float" office:value="-0.00662464985994404" calcext:value-type="float">
            <text:p>-0.00662464985994404</text:p>
          </table:table-cell>
          <table:table-cell office:value-type="float" office:value="-0.00118207282913163" calcext:value-type="float">
            <text:p>-0.00118207282913163</text:p>
          </table:table-cell>
          <table:table-cell office:value-type="float" office:value="-0.00570028011204482" calcext:value-type="float">
            <text:p>-0.00570028011204482</text:p>
          </table:table-cell>
          <table:table-cell office:value-type="float" office:value="0.00426330532212882" calcext:value-type="float">
            <text:p>0.00426330532212882</text:p>
          </table:table-cell>
          <table:table-cell office:value-type="float" office:value="0.000207282913165296" calcext:value-type="float">
            <text:p>0.000207282913165296</text:p>
          </table:table-cell>
          <table:table-cell office:value-type="float" office:value="-0.00146498599439771" calcext:value-type="float">
            <text:p>-0.001464985994397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L</text:p>
          </table:table-cell>
          <table:table-cell office:value-type="float" office:value="0.0114798109965636" calcext:value-type="float">
            <text:p>0.0114798109965636</text:p>
          </table:table-cell>
          <table:table-cell office:value-type="float" office:value="-0.0301224226804123" calcext:value-type="float">
            <text:p>-0.0301224226804123</text:p>
          </table:table-cell>
          <table:table-cell office:value-type="float" office:value="0.0176439003436426" calcext:value-type="float">
            <text:p>0.0176439003436426</text:p>
          </table:table-cell>
          <table:table-cell office:value-type="float" office:value="-0.00308204467353945" calcext:value-type="float">
            <text:p>-0.00308204467353945</text:p>
          </table:table-cell>
          <table:table-cell office:value-type="float" office:value="0.0135309278350515" calcext:value-type="float">
            <text:p>0.0135309278350515</text:p>
          </table:table-cell>
          <table:table-cell office:value-type="float" office:value="0.00419888316151207" calcext:value-type="float">
            <text:p>0.00419888316151207</text:p>
          </table:table-cell>
          <table:table-cell office:value-type="float" office:value="-0.00107388316151202" calcext:value-type="float">
            <text:p>-0.00107388316151202</text:p>
          </table:table-cell>
          <table:table-cell office:value-type="float" office:value="0.00212628865979381" calcext:value-type="float">
            <text:p>0.00212628865979381</text:p>
          </table:table-cell>
          <table:table-cell office:value-type="float" office:value="0.0125644329896908" calcext:value-type="float">
            <text:p>0.0125644329896908</text:p>
          </table:table-cell>
          <table:table-cell office:value-type="float" office:value="0.00836554982817872" calcext:value-type="float">
            <text:p>0.00836554982817872</text:p>
          </table:table-cell>
          <table:table-cell office:value-type="float" office:value="0.000042955326460481" calcext:value-type="float">
            <text:p>4.2955326460481E-05</text:p>
          </table:table-cell>
          <table:table-cell office:value-type="float" office:value="-0.00103092783505154" calcext:value-type="float">
            <text:p>-0.00103092783505154</text:p>
          </table:table-cell>
          <table:table-cell office:value-type="float" office:value="0.00522981099656361" calcext:value-type="float">
            <text:p>0.00522981099656361</text:p>
          </table:table-cell>
          <table:table-cell office:value-type="float" office:value="0.00103092783505154" calcext:value-type="float">
            <text:p>0.00103092783505154</text:p>
          </table:table-cell>
          <table:table-cell office:value-type="float" office:value="0.0104059278350516" calcext:value-type="float">
            <text:p>0.0104059278350516</text:p>
          </table:table-cell>
          <table:table-cell office:value-type="float" office:value="-0.00103092783505154" calcext:value-type="float">
            <text:p>-0.001030927835051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L</text:p>
          </table:table-cell>
          <table:table-cell office:value-type="float" office:value="0.0176116838487973" calcext:value-type="float">
            <text:p>0.0176116838487973</text:p>
          </table:table-cell>
          <table:table-cell office:value-type="float" office:value="-0.00933204467353943" calcext:value-type="float">
            <text:p>-0.00933204467353943</text:p>
          </table:table-cell>
          <table:table-cell office:value-type="float" office:value="0.0135201890034365" calcext:value-type="float">
            <text:p>0.0135201890034365</text:p>
          </table:table-cell>
          <table:table-cell office:value-type="float" office:value="0.022852233676976" calcext:value-type="float">
            <text:p>0.022852233676976</text:p>
          </table:table-cell>
          <table:table-cell office:value-type="float" office:value="0.0165700171821307" calcext:value-type="float">
            <text:p>0.0165700171821307</text:p>
          </table:table-cell>
          <table:table-cell office:value-type="float" office:value="0.00518685567010313" calcext:value-type="float">
            <text:p>0.00518685567010313</text:p>
          </table:table-cell>
          <table:table-cell office:value-type="float" office:value="0.00618556701030937" calcext:value-type="float">
            <text:p>0.00618556701030937</text:p>
          </table:table-cell>
          <table:table-cell office:value-type="float" office:value="0.0145296391752578" calcext:value-type="float">
            <text:p>0.0145296391752578</text:p>
          </table:table-cell>
          <table:table-cell office:value-type="float" office:value="0.0125107388316151" calcext:value-type="float">
            <text:p>0.0125107388316151</text:p>
          </table:table-cell>
          <table:table-cell office:value-type="float" office:value="0.00833333333333341" calcext:value-type="float">
            <text:p>0.00833333333333341</text:p>
          </table:table-cell>
          <table:table-cell office:value-type="float" office:value="0.00518685567010313" calcext:value-type="float">
            <text:p>0.00518685567010313</text:p>
          </table:table-cell>
          <table:table-cell office:value-type="float" office:value="0.0125000000000001" calcext:value-type="float">
            <text:p>0.0125000000000001</text:p>
          </table:table-cell>
          <table:table-cell office:value-type="float" office:value="0.00832259450171824" calcext:value-type="float">
            <text:p>0.00832259450171824</text:p>
          </table:table-cell>
          <table:table-cell office:value-type="float" office:value="-0.00209407216494839" calcext:value-type="float">
            <text:p>-0.00209407216494839</text:p>
          </table:table-cell>
          <table:table-cell office:value-type="float" office:value="0.00519759450171831" calcext:value-type="float">
            <text:p>0.00519759450171831</text:p>
          </table:table-cell>
          <table:table-cell office:value-type="float" office:value="0.00521907216494844" calcext:value-type="float">
            <text:p>0.005219072164948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L</text:p>
          </table:table-cell>
          <table:table-cell office:value-type="float" office:value="0.0196842783505156" calcext:value-type="float">
            <text:p>0.0196842783505156</text:p>
          </table:table-cell>
          <table:table-cell office:value-type="float" office:value="-0.00935352233676978" calcext:value-type="float">
            <text:p>-0.00935352233676978</text:p>
          </table:table-cell>
          <table:table-cell office:value-type="float" office:value="-0.00207259450171826" calcext:value-type="float">
            <text:p>-0.00207259450171826</text:p>
          </table:table-cell>
          <table:table-cell office:value-type="float" office:value="0.0145403780068729" calcext:value-type="float">
            <text:p>0.0145403780068729</text:p>
          </table:table-cell>
          <table:table-cell office:value-type="float" office:value="0.00514390034364265" calcext:value-type="float">
            <text:p>0.00514390034364265</text:p>
          </table:table-cell>
          <table:table-cell office:value-type="float" office:value="-0.00104166666666672" calcext:value-type="float">
            <text:p>-0.00104166666666672</text:p>
          </table:table-cell>
          <table:table-cell office:value-type="float" office:value="0.013477233676976" calcext:value-type="float">
            <text:p>0.013477233676976</text:p>
          </table:table-cell>
          <table:table-cell office:value-type="float" office:value="0.00933204467353954" calcext:value-type="float">
            <text:p>0.00933204467353954</text:p>
          </table:table-cell>
          <table:table-cell office:value-type="float" office:value="0.0114153780068729" calcext:value-type="float">
            <text:p>0.0114153780068729</text:p>
          </table:table-cell>
          <table:table-cell office:value-type="float" office:value="0.0103951890034364" calcext:value-type="float">
            <text:p>0.0103951890034364</text:p>
          </table:table-cell>
          <table:table-cell office:value-type="float" office:value="-0.00525128865979385" calcext:value-type="float">
            <text:p>-0.00525128865979385</text:p>
          </table:table-cell>
          <table:table-cell office:value-type="float" office:value="0.00623926116838491" calcext:value-type="float">
            <text:p>0.00623926116838491</text:p>
          </table:table-cell>
          <table:table-cell office:value-type="float" office:value="0" calcext:value-type="float">
            <text:p>0</text:p>
          </table:table-cell>
          <table:table-cell office:value-type="float" office:value="-0.00316795532646053" calcext:value-type="float">
            <text:p>-0.00316795532646053</text:p>
          </table:table-cell>
          <table:table-cell office:value-type="float" office:value="0.00104166666666672" calcext:value-type="float">
            <text:p>0.00104166666666672</text:p>
          </table:table-cell>
          <table:table-cell office:value-type="float" office:value="-0.00105240549828178" calcext:value-type="float">
            <text:p>-0.001052405498281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L</text:p>
          </table:table-cell>
          <table:table-cell office:value-type="float" office:value="0.015539089347079" calcext:value-type="float">
            <text:p>0.015539089347079</text:p>
          </table:table-cell>
          <table:table-cell office:value-type="float" office:value="-0.0135309278350516" calcext:value-type="float">
            <text:p>-0.0135309278350516</text:p>
          </table:table-cell>
          <table:table-cell office:value-type="float" office:value="-0.00621778350515467" calcext:value-type="float">
            <text:p>-0.00621778350515467</text:p>
          </table:table-cell>
          <table:table-cell office:value-type="float" office:value="0.0114690721649484" calcext:value-type="float">
            <text:p>0.0114690721649484</text:p>
          </table:table-cell>
          <table:table-cell office:value-type="float" office:value="0.00413445017182135" calcext:value-type="float">
            <text:p>0.00413445017182135</text:p>
          </table:table-cell>
          <table:table-cell office:value-type="float" office:value="-0.00106314432989696" calcext:value-type="float">
            <text:p>-0.00106314432989696</text:p>
          </table:table-cell>
          <table:table-cell office:value-type="float" office:value="0.00517611683848795" calcext:value-type="float">
            <text:p>0.00517611683848795</text:p>
          </table:table-cell>
          <table:table-cell office:value-type="float" office:value="0.0103951890034364" calcext:value-type="float">
            <text:p>0.0103951890034364</text:p>
          </table:table-cell>
          <table:table-cell table:number-columns-repeated="2" office:value-type="float" office:value="0.0031035223367698" calcext:value-type="float">
            <text:p>0.0031035223367698</text:p>
          </table:table-cell>
          <table:table-cell office:value-type="float" office:value="-0.00524054982817868" calcext:value-type="float">
            <text:p>-0.00524054982817868</text:p>
          </table:table-cell>
          <table:table-cell office:value-type="float" office:value="0.00207259450171826" calcext:value-type="float">
            <text:p>0.00207259450171826</text:p>
          </table:table-cell>
          <table:table-cell office:value-type="float" office:value="0.00312499999999993" calcext:value-type="float">
            <text:p>0.00312499999999993</text:p>
          </table:table-cell>
          <table:table-cell office:value-type="float" office:value="0.0031035223367698" calcext:value-type="float">
            <text:p>0.0031035223367698</text:p>
          </table:table-cell>
          <table:table-cell office:value-type="float" office:value="0.00210481099656357" calcext:value-type="float">
            <text:p>0.00210481099656357</text:p>
          </table:table-cell>
          <table:table-cell office:value-type="float" office:value="-0.00724871134020622" calcext:value-type="float">
            <text:p>-0.007248711340206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L</text:p>
          </table:table-cell>
          <table:table-cell office:value-type="float" office:value="0.0124355670103092" calcext:value-type="float">
            <text:p>0.0124355670103092</text:p>
          </table:table-cell>
          <table:table-cell office:value-type="float" office:value="-0.0155713058419245" calcext:value-type="float">
            <text:p>-0.0155713058419245</text:p>
          </table:table-cell>
          <table:table-cell office:value-type="float" office:value="-0.00827963917525776" calcext:value-type="float">
            <text:p>-0.00827963917525776</text:p>
          </table:table-cell>
          <table:table-cell office:value-type="float" office:value="0.0135631443298969" calcext:value-type="float">
            <text:p>0.0135631443298969</text:p>
          </table:table-cell>
          <table:table-cell office:value-type="float" office:value="0.00207259450171815" calcext:value-type="float">
            <text:p>0.00207259450171815</text:p>
          </table:table-cell>
          <table:table-cell office:value-type="float" office:value="-0.00206185567010309" calcext:value-type="float">
            <text:p>-0.00206185567010309</text:p>
          </table:table-cell>
          <table:table-cell office:value-type="float" office:value="0.00413445017182124" calcext:value-type="float">
            <text:p>0.00413445017182124</text:p>
          </table:table-cell>
          <table:table-cell office:value-type="float" office:value="0.00311426116838476" calcext:value-type="float">
            <text:p>0.00311426116838476</text:p>
          </table:table-cell>
          <table:table-cell office:value-type="float" office:value="-0.00106314432989696" calcext:value-type="float">
            <text:p>-0.00106314432989696</text:p>
          </table:table-cell>
          <table:table-cell office:value-type="float" office:value="0.00308204467353945" calcext:value-type="float">
            <text:p>0.00308204467353945</text:p>
          </table:table-cell>
          <table:table-cell office:value-type="float" office:value="-0.0114583333333335" calcext:value-type="float">
            <text:p>-0.0114583333333335</text:p>
          </table:table-cell>
          <table:table-cell office:value-type="float" office:value="-0.00104166666666672" calcext:value-type="float">
            <text:p>-0.00104166666666672</text:p>
          </table:table-cell>
          <table:table-cell office:value-type="float" office:value="0.00209407216494839" calcext:value-type="float">
            <text:p>0.00209407216494839</text:p>
          </table:table-cell>
          <table:table-cell office:value-type="float" office:value="0.00205111683848791" calcext:value-type="float">
            <text:p>0.00205111683848791</text:p>
          </table:table-cell>
          <table:table-cell office:value-type="float" office:value="0.00315721649484535" calcext:value-type="float">
            <text:p>0.00315721649484535</text:p>
          </table:table-cell>
          <table:table-cell office:value-type="float" office:value="-0.00206185567010309" calcext:value-type="float">
            <text:p>-0.0020618556701030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L</text:p>
          </table:table-cell>
          <table:table-cell office:value-type="float" office:value="0.0153500859106529" calcext:value-type="float">
            <text:p>0.0153500859106529</text:p>
          </table:table-cell>
          <table:table-cell office:value-type="float" office:value="-0.0155820446735394" calcext:value-type="float">
            <text:p>-0.0155820446735394</text:p>
          </table:table-cell>
          <table:table-cell office:value-type="float" office:value="0.00291881443298969" calcext:value-type="float">
            <text:p>0.00291881443298969</text:p>
          </table:table-cell>
          <table:table-cell office:value-type="float" office:value="0.011868556701031" calcext:value-type="float">
            <text:p>0.011868556701031</text:p>
          </table:table-cell>
          <table:table-cell office:value-type="float" office:value="0.00829037800687293" calcext:value-type="float">
            <text:p>0.00829037800687293</text:p>
          </table:table-cell>
          <table:table-cell office:value-type="float" office:value="0.00104381443298973" calcext:value-type="float">
            <text:p>0.00104381443298973</text:p>
          </table:table-cell>
          <table:table-cell office:value-type="float" office:value="0.0055798969072165" calcext:value-type="float">
            <text:p>0.0055798969072165</text:p>
          </table:table-cell>
          <table:table-cell office:value-type="float" office:value="0.00789948453608247" calcext:value-type="float">
            <text:p>0.00789948453608247</text:p>
          </table:table-cell>
          <table:table-cell office:value-type="float" office:value="0.0077061855670103" calcext:value-type="float">
            <text:p>0.0077061855670103</text:p>
          </table:table-cell>
          <table:table-cell office:value-type="float" office:value="0.00665592783505165" calcext:value-type="float">
            <text:p>0.00665592783505165</text:p>
          </table:table-cell>
          <table:table-cell office:value-type="float" office:value="-0.00334407216494847" calcext:value-type="float">
            <text:p>-0.00334407216494847</text:p>
          </table:table-cell>
          <table:table-cell office:value-type="float" office:value="0.00374785223367702" calcext:value-type="float">
            <text:p>0.00374785223367702</text:p>
          </table:table-cell>
          <table:table-cell office:value-type="float" office:value="0.00375429553264606" calcext:value-type="float">
            <text:p>0.00375429553264606</text:p>
          </table:table-cell>
          <table:table-cell office:value-type="float" office:value="0.000184707903780112" calcext:value-type="float">
            <text:p>0.000184707903780112</text:p>
          </table:table-cell>
          <table:table-cell office:value-type="float" office:value="0.00438144329896917" calcext:value-type="float">
            <text:p>0.00438144329896917</text:p>
          </table:table-cell>
          <table:table-cell office:value-type="float" office:value="-0.00123496563573877" calcext:value-type="float">
            <text:p>-0.00123496563573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S</text:p>
          </table:table-cell>
          <table:table-cell office:value-type="float" office:value="-0.00877192982456143" calcext:value-type="float">
            <text:p>-0.00877192982456143</text:p>
          </table:table-cell>
          <table:table-cell office:value-type="float" office:value="-0.006140350877193" calcext:value-type="float">
            <text:p>-0.006140350877193</text:p>
          </table:table-cell>
          <table:table-cell office:value-type="float" office:value="-0.00701754385964914" calcext:value-type="float">
            <text:p>-0.00701754385964914</text:p>
          </table:table-cell>
          <table:table-cell office:value-type="float" office:value="0.00263157894736832" calcext:value-type="float">
            <text:p>0.00263157894736832</text:p>
          </table:table-cell>
          <table:table-cell office:value-type="float" office:value="-0.006140350877193" calcext:value-type="float">
            <text:p>-0.006140350877193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192982456140351" calcext:value-type="float">
            <text:p>-0.0192982456140351</text:p>
          </table:table-cell>
          <table:table-cell office:value-type="float" office:value="-0.012280701754386" calcext:value-type="float">
            <text:p>-0.012280701754386</text:p>
          </table:table-cell>
          <table:table-cell office:value-type="float" office:value="-0.00789473684210529" calcext:value-type="float">
            <text:p>-0.00789473684210529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140350877192983" calcext:value-type="float">
            <text:p>-0.0140350877192983</text:p>
          </table:table-cell>
          <table:table-cell office:value-type="float" office:value="-0.00789473684210529" calcext:value-type="float">
            <text:p>-0.00789473684210529</text:p>
          </table:table-cell>
          <table:table-cell office:value-type="float" office:value="0.00789473684210529" calcext:value-type="float">
            <text:p>0.00789473684210529</text:p>
          </table:table-cell>
          <table:table-cell office:value-type="float" office:value="-0.00350877192982457" calcext:value-type="float">
            <text:p>-0.00350877192982457</text:p>
          </table:table-cell>
          <table:table-cell office:value-type="float" office:value="-0.0175438596491229" calcext:value-type="float">
            <text:p>-0.0175438596491229</text:p>
          </table:table-cell>
          <table:table-cell office:value-type="float" office:value="-0.0149122807017544" calcext:value-type="float">
            <text:p>-0.01491228070175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S</text:p>
          </table:table-cell>
          <table:table-cell office:value-type="float" office:value="0.00263157894736843" calcext:value-type="float">
            <text:p>0.00263157894736843</text:p>
          </table:table-cell>
          <table:table-cell office:value-type="float" office:value="-0.012280701754386" calcext:value-type="float">
            <text:p>-0.012280701754386</text:p>
          </table:table-cell>
          <table:table-cell office:value-type="float" office:value="0.00175438596491229" calcext:value-type="float">
            <text:p>0.00175438596491229</text:p>
          </table:table-cell>
          <table:table-cell office:value-type="float" office:value="-0.00175438596491229" calcext:value-type="float">
            <text:p>-0.00175438596491229</text:p>
          </table:table-cell>
          <table:table-cell office:value-type="float" office:value="0.000877192982456143" calcext:value-type="float">
            <text:p>0.000877192982456143</text:p>
          </table:table-cell>
          <table:table-cell office:value-type="float" office:value="0.00789473684210529" calcext:value-type="float">
            <text:p>0.00789473684210529</text:p>
          </table:table-cell>
          <table:table-cell office:value-type="float" office:value="-0.00438596491228072" calcext:value-type="float">
            <text:p>-0.00438596491228072</text:p>
          </table:table-cell>
          <table:table-cell office:value-type="float" office:value="0.00263157894736843" calcext:value-type="float">
            <text:p>0.00263157894736843</text:p>
          </table:table-cell>
          <table:table-cell office:value-type="float" office:value="0.00701754385964903" calcext:value-type="float">
            <text:p>0.00701754385964903</text:p>
          </table:table-cell>
          <table:table-cell office:value-type="float" office:value="0.0166666666666666" calcext:value-type="float">
            <text:p>0.0166666666666666</text:p>
          </table:table-cell>
          <table:table-cell office:value-type="float" office:value="0.000877192982456143" calcext:value-type="float">
            <text:p>0.000877192982456143</text:p>
          </table:table-cell>
          <table:table-cell office:value-type="float" office:value="0.00526315789473686" calcext:value-type="float">
            <text:p>0.00526315789473686</text:p>
          </table:table-cell>
          <table:table-cell office:value-type="float" office:value="0.00175438596491229" calcext:value-type="float">
            <text:p>0.00175438596491229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0.00263157894736843" calcext:value-type="float">
            <text:p>0.00263157894736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S</text:p>
          </table:table-cell>
          <table:table-cell office:value-type="float" office:value="-0.0166666666666666" calcext:value-type="float">
            <text:p>-0.0166666666666666</text:p>
          </table:table-cell>
          <table:table-cell office:value-type="float" office:value="-0.0201754385964912" calcext:value-type="float">
            <text:p>-0.0201754385964912</text:p>
          </table:table-cell>
          <table:table-cell office:value-type="float" office:value="-0.00614035087719289" calcext:value-type="float">
            <text:p>-0.00614035087719289</text:p>
          </table:table-cell>
          <table:table-cell office:value-type="float" office:value="-0.00964912280701746" calcext:value-type="float">
            <text:p>-0.00964912280701746</text:p>
          </table:table-cell>
          <table:table-cell office:value-type="float" office:value="-0.0114035087719298" calcext:value-type="float">
            <text:p>-0.0114035087719298</text:p>
          </table:table-cell>
          <table:table-cell office:value-type="float" office:value="0.00263157894736843" calcext:value-type="float">
            <text:p>0.00263157894736843</text:p>
          </table:table-cell>
          <table:table-cell office:value-type="float" office:value="-0.00789473684210518" calcext:value-type="float">
            <text:p>-0.00789473684210518</text:p>
          </table:table-cell>
          <table:table-cell office:value-type="float" office:value="-0.0114035087719298" calcext:value-type="float">
            <text:p>-0.0114035087719298</text:p>
          </table:table-cell>
          <table:table-cell office:value-type="float" office:value="-0.0149122807017543" calcext:value-type="float">
            <text:p>-0.0149122807017543</text:p>
          </table:table-cell>
          <table:table-cell office:value-type="float" office:value="0.00263157894736843" calcext:value-type="float">
            <text:p>0.00263157894736843</text:p>
          </table:table-cell>
          <table:table-cell office:value-type="float" office:value="-0.0114035087719298" calcext:value-type="float">
            <text:p>-0.0114035087719298</text:p>
          </table:table-cell>
          <table:table-cell office:value-type="float" office:value="-0.00526315789473675" calcext:value-type="float">
            <text:p>-0.00526315789473675</text:p>
          </table:table-cell>
          <table:table-cell office:value-type="float" office:value="-0.013157894736842" calcext:value-type="float">
            <text:p>-0.013157894736842</text:p>
          </table:table-cell>
          <table:table-cell office:value-type="float" office:value="-0.00701754385964914" calcext:value-type="float">
            <text:p>-0.00701754385964914</text:p>
          </table:table-cell>
          <table:table-cell office:value-type="float" office:value="-0.00789473684210518" calcext:value-type="float">
            <text:p>-0.00789473684210518</text:p>
          </table:table-cell>
          <table:table-cell office:value-type="float" office:value="-0.0149122807017543" calcext:value-type="float">
            <text:p>-0.01491228070175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S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-0.013157894736842" calcext:value-type="float">
            <text:p>-0.013157894736842</text:p>
          </table:table-cell>
          <table:table-cell office:value-type="float" office:value="0.00438596491228083" calcext:value-type="float">
            <text:p>0.00438596491228083</text:p>
          </table:table-cell>
          <table:table-cell office:value-type="float" office:value="-0.0114035087719298" calcext:value-type="float">
            <text:p>-0.0114035087719298</text:p>
          </table:table-cell>
          <table:table-cell office:value-type="float" office:value="-0.00175438596491218" calcext:value-type="float">
            <text:p>-0.00175438596491218</text:p>
          </table:table-cell>
          <table:table-cell office:value-type="float" office:value="0.00438596491228083" calcext:value-type="float">
            <text:p>0.00438596491228083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-0.000877192982456032" calcext:value-type="float">
            <text:p>-0.000877192982456032</text:p>
          </table:table-cell>
          <table:table-cell office:value-type="float" office:value="-0.0043859649122806" calcext:value-type="float">
            <text:p>-0.0043859649122806</text:p>
          </table:table-cell>
          <table:table-cell office:value-type="float" office:value="0.00526315789473697" calcext:value-type="float">
            <text:p>0.00526315789473697</text:p>
          </table:table-cell>
          <table:table-cell office:value-type="float" office:value="-0.00614035087719289" calcext:value-type="float">
            <text:p>-0.00614035087719289</text:p>
          </table:table-cell>
          <table:table-cell office:value-type="float" office:value="0.00614035087719311" calcext:value-type="float">
            <text:p>0.00614035087719311</text:p>
          </table:table-cell>
          <table:table-cell office:value-type="float" office:value="-0.0043859649122806" calcext:value-type="float">
            <text:p>-0.0043859649122806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0" calcext:value-type="float">
            <text:p>0</text:p>
          </table:table-cell>
          <table:table-cell office:value-type="float" office:value="-0.00350877192982446" calcext:value-type="float">
            <text:p>-0.003508771929824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S</text:p>
          </table:table-cell>
          <table:table-cell office:value-type="float" office:value="-0.00438596491228072" calcext:value-type="float">
            <text:p>-0.00438596491228072</text:p>
          </table:table-cell>
          <table:table-cell office:value-type="float" office:value="-0.00701754385964914" calcext:value-type="float">
            <text:p>-0.00701754385964914</text:p>
          </table:table-cell>
          <table:table-cell office:value-type="float" office:value="0.00263157894736843" calcext:value-type="float">
            <text:p>0.00263157894736843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0.00263157894736843" calcext:value-type="float">
            <text:p>0.00263157894736843</text:p>
          </table:table-cell>
          <table:table-cell table:number-columns-repeated="2" office:value-type="float" office:value="0.00877192982456143" calcext:value-type="float">
            <text:p>0.00877192982456143</text:p>
          </table:table-cell>
          <table:table-cell table:number-columns-repeated="2" office:value-type="float" office:value="0.00175438596491229" calcext:value-type="float">
            <text:p>0.00175438596491229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0.00701754385964914" calcext:value-type="float">
            <text:p>0.00701754385964914</text:p>
          </table:table-cell>
          <table:table-cell office:value-type="float" office:value="0.012280701754386" calcext:value-type="float">
            <text:p>0.012280701754386</text:p>
          </table:table-cell>
          <table:table-cell office:value-type="float" office:value="0.00263157894736843" calcext:value-type="float">
            <text:p>0.00263157894736843</text:p>
          </table:table-cell>
          <table:table-cell office:value-type="float" office:value="0.00438596491228072" calcext:value-type="float">
            <text:p>0.00438596491228072</text:p>
          </table:table-cell>
          <table:table-cell office:value-type="float" office:value="0.013157894736842" calcext:value-type="float">
            <text:p>0.013157894736842</text:p>
          </table:table-cell>
          <table:table-cell office:value-type="float" office:value="-0.000877192982456143" calcext:value-type="float">
            <text:p>-0.00087719298245614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S</text:p>
          </table:table-cell>
          <table:table-cell office:value-type="float" office:value="-0.00543859649122802" calcext:value-type="float">
            <text:p>-0.00543859649122802</text:p>
          </table:table-cell>
          <table:table-cell office:value-type="float" office:value="-0.0117543859649123" calcext:value-type="float">
            <text:p>-0.0117543859649123</text:p>
          </table:table-cell>
          <table:table-cell office:value-type="float" office:value="-0.000877192982456032" calcext:value-type="float">
            <text:p>-0.000877192982456032</text:p>
          </table:table-cell>
          <table:table-cell office:value-type="float" office:value="-0.0050877192982457" calcext:value-type="float">
            <text:p>-0.0050877192982457</text:p>
          </table:table-cell>
          <table:table-cell office:value-type="float" office:value="-0.00315789473684203" calcext:value-type="float">
            <text:p>-0.00315789473684203</text:p>
          </table:table-cell>
          <table:table-cell office:value-type="float" office:value="0.00368421052631585" calcext:value-type="float">
            <text:p>0.00368421052631585</text:p>
          </table:table-cell>
          <table:table-cell office:value-type="float" office:value="-0.00456140350877188" calcext:value-type="float">
            <text:p>-0.00456140350877188</text:p>
          </table:table-cell>
          <table:table-cell office:value-type="float" office:value="-0.00403508771929828" calcext:value-type="float">
            <text:p>-0.00403508771929828</text:p>
          </table:table-cell>
          <table:table-cell office:value-type="float" office:value="-0.00368421052631585" calcext:value-type="float">
            <text:p>-0.00368421052631585</text:p>
          </table:table-cell>
          <table:table-cell office:value-type="float" office:value="0.00456140350877188" calcext:value-type="float">
            <text:p>0.00456140350877188</text:p>
          </table:table-cell>
          <table:table-cell office:value-type="float" office:value="-0.00473684210526315" calcext:value-type="float">
            <text:p>-0.00473684210526315</text:p>
          </table:table-cell>
          <table:table-cell office:value-type="float" office:value="0.00210526315789472" calcext:value-type="float">
            <text:p>0.00210526315789472</text:p>
          </table:table-cell>
          <table:table-cell office:value-type="float" office:value="-0.00105263157894731" calcext:value-type="float">
            <text:p>-0.00105263157894731</text:p>
          </table:table-cell>
          <table:table-cell office:value-type="float" office:value="0.000175438596491273" calcext:value-type="float">
            <text:p>0.000175438596491273</text:p>
          </table:table-cell>
          <table:table-cell office:value-type="float" office:value="-0.00192982456140356" calcext:value-type="float">
            <text:p>-0.00192982456140356</text:p>
          </table:table-cell>
          <table:table-cell office:value-type="float" office:value="-0.00684210526315787" calcext:value-type="float">
            <text:p>-0.006842105263157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redit-g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700000000000001" calcext:value-type="float">
            <text:p>-0.0070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149999999999999" calcext:value-type="float">
            <text:p>-0.014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14" calcext:value-type="float">
            <text:p>-0.014</text:p>
          </table:table-cell>
          <table:table-cell table:number-columns-repeated="2" office:value-type="float" office:value="0.00600000000000001" calcext:value-type="float">
            <text:p>0.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redit-g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6" calcext:value-type="float">
            <text:p>-0.016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800000000000001" calcext:value-type="float">
            <text:p>-0.00800000000000001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redit-g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-0.00700000000000001" calcext:value-type="float">
            <text:p>-0.00700000000000001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redit-g</text:p>
          </table:table-cell>
          <table:table-cell office:value-type="float" office:value="-0.012" calcext:value-type="float">
            <text:p>-0.01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700000000000001" calcext:value-type="float">
            <text:p>0.00700000000000001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redit-g</text:p>
          </table:table-cell>
          <table:table-cell office:value-type="float" office:value="-0.00800000000000001" calcext:value-type="float">
            <text:p>-0.00800000000000001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800000000000001" calcext:value-type="float">
            <text:p>-0.00800000000000001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0800000000000001" calcext:value-type="float">
            <text:p>-0.00800000000000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table:number-columns-repeated="2" office:value-type="float" office:value="-0.002" calcext:value-type="float">
            <text:p>-0.00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redit-g</text:p>
          </table:table-cell>
          <table:table-cell office:value-type="float" office:value="-0.00979999999999992" calcext:value-type="float">
            <text:p>-0.00979999999999992</text:p>
          </table:table-cell>
          <table:table-cell office:value-type="float" office:value="-0.00359999999999994" calcext:value-type="float">
            <text:p>-0.00359999999999994</text:p>
          </table:table-cell>
          <table:table-cell office:value-type="float" office:value="0.00240000000000018" calcext:value-type="float">
            <text:p>0.00240000000000018</text:p>
          </table:table-cell>
          <table:table-cell office:value-type="float" office:value="-0.00979999999999992" calcext:value-type="float">
            <text:p>-0.00979999999999992</text:p>
          </table:table-cell>
          <table:table-cell office:value-type="float" office:value="-0.00159999999999993" calcext:value-type="float">
            <text:p>-0.00159999999999993</text:p>
          </table:table-cell>
          <table:table-cell office:value-type="float" office:value="-0.0125999999999999" calcext:value-type="float">
            <text:p>-0.0125999999999999</text:p>
          </table:table-cell>
          <table:table-cell office:value-type="float" office:value="0.00160000000000005" calcext:value-type="float">
            <text:p>0.00160000000000005</text:p>
          </table:table-cell>
          <table:table-cell office:value-type="float" office:value="-0.00279999999999991" calcext:value-type="float">
            <text:p>-0.00279999999999991</text:p>
          </table:table-cell>
          <table:table-cell office:value-type="float" office:value="0.00480000000000003" calcext:value-type="float">
            <text:p>0.00480000000000003</text:p>
          </table:table-cell>
          <table:table-cell office:value-type="float" office:value="-0.00839999999999996" calcext:value-type="float">
            <text:p>-0.00839999999999996</text:p>
          </table:table-cell>
          <table:table-cell office:value-type="float" office:value="-0.00599999999999989" calcext:value-type="float">
            <text:p>-0.00599999999999989</text:p>
          </table:table-cell>
          <table:table-cell office:value-type="float" office:value="0" calcext:value-type="float">
            <text:p>0</text:p>
          </table:table-cell>
          <table:table-cell office:value-type="float" office:value="-0.00239999999999985" calcext:value-type="float">
            <text:p>-0.00239999999999985</text:p>
          </table:table-cell>
          <table:table-cell office:value-type="float" office:value="-0.00539999999999985" calcext:value-type="float">
            <text:p>-0.00539999999999985</text:p>
          </table:table-cell>
          <table:table-cell office:value-type="float" office:value="-0.000599999999999934" calcext:value-type="float">
            <text:p>-0.000599999999999934</text:p>
          </table:table-cell>
          <table:table-cell office:value-type="float" office:value="-0.00419999999999998" calcext:value-type="float">
            <text:p>-0.004199999999999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0.0286056049213944" calcext:value-type="float">
            <text:p>0.0286056049213944</text:p>
          </table:table-cell>
          <table:table-cell office:value-type="float" office:value="-0.0248291182501709" calcext:value-type="float">
            <text:p>-0.0248291182501709</text:p>
          </table:table-cell>
          <table:table-cell office:value-type="float" office:value="0.0142686261107314" calcext:value-type="float">
            <text:p>0.0142686261107314</text:p>
          </table:table-cell>
          <table:table-cell office:value-type="float" office:value="0.00909090909090904" calcext:value-type="float">
            <text:p>0.00909090909090904</text:p>
          </table:table-cell>
          <table:table-cell office:value-type="float" office:value="0.016866028708134" calcext:value-type="float">
            <text:p>0.016866028708134</text:p>
          </table:table-cell>
          <table:table-cell office:value-type="float" office:value="0.012987012987013" calcext:value-type="float">
            <text:p>0.012987012987013</text:p>
          </table:table-cell>
          <table:table-cell office:value-type="float" office:value="0.0233253588516746" calcext:value-type="float">
            <text:p>0.0233253588516746</text:p>
          </table:table-cell>
          <table:table-cell office:value-type="float" office:value="0.0116199589883801" calcext:value-type="float">
            <text:p>0.0116199589883801</text:p>
          </table:table-cell>
          <table:table-cell office:value-type="float" office:value="0.0181476418318524" calcext:value-type="float">
            <text:p>0.0181476418318524</text:p>
          </table:table-cell>
          <table:table-cell office:value-type="float" office:value="0.0116883116883117" calcext:value-type="float">
            <text:p>0.0116883116883117</text:p>
          </table:table-cell>
          <table:table-cell office:value-type="float" office:value="0.0168489405331511" calcext:value-type="float">
            <text:p>0.0168489405331511</text:p>
          </table:table-cell>
          <table:table-cell office:value-type="float" office:value="0.0103554340396446" calcext:value-type="float">
            <text:p>0.0103554340396446</text:p>
          </table:table-cell>
          <table:table-cell office:value-type="float" office:value="0.00772385509227624" calcext:value-type="float">
            <text:p>0.00772385509227624</text:p>
          </table:table-cell>
          <table:table-cell office:value-type="float" office:value="0.0167976760082024" calcext:value-type="float">
            <text:p>0.0167976760082024</text:p>
          </table:table-cell>
          <table:table-cell office:value-type="float" office:value="0.00124743677375261" calcext:value-type="float">
            <text:p>0.00124743677375261</text:p>
          </table:table-cell>
          <table:table-cell office:value-type="float" office:value="0.0155160628844839" calcext:value-type="float">
            <text:p>0.01551606288448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-0.00133287764866719" calcext:value-type="float">
            <text:p>-0.00133287764866719</text:p>
          </table:table-cell>
          <table:table-cell office:value-type="float" office:value="-0.0182330827067669" calcext:value-type="float">
            <text:p>-0.0182330827067669</text:p>
          </table:table-cell>
          <table:table-cell office:value-type="float" office:value="0.00394736842105259" calcext:value-type="float">
            <text:p>0.00394736842105259</text:p>
          </table:table-cell>
          <table:table-cell office:value-type="float" office:value="0.0025974025974026" calcext:value-type="float">
            <text:p>0.0025974025974026</text:p>
          </table:table-cell>
          <table:table-cell office:value-type="float" office:value="0.00774094326725905" calcext:value-type="float">
            <text:p>0.00774094326725905</text:p>
          </table:table-cell>
          <table:table-cell office:value-type="float" office:value="0.00129870129870124" calcext:value-type="float">
            <text:p>0.00129870129870124</text:p>
          </table:table-cell>
          <table:table-cell office:value-type="float" office:value="0.00123034859876958" calcext:value-type="float">
            <text:p>0.00123034859876958</text:p>
          </table:table-cell>
          <table:table-cell table:number-columns-repeated="2" office:value-type="float" office:value="0.00126452494873552" calcext:value-type="float">
            <text:p>0.00126452494873552</text:p>
          </table:table-cell>
          <table:table-cell office:value-type="float" office:value="0.0156015037593984" calcext:value-type="float">
            <text:p>0.0156015037593984</text:p>
          </table:table-cell>
          <table:table-cell office:value-type="float" office:value="0.00907382091592623" calcext:value-type="float">
            <text:p>0.00907382091592623</text:p>
          </table:table-cell>
          <table:table-cell office:value-type="float" office:value="0.00386192754613801" calcext:value-type="float">
            <text:p>0.00386192754613801</text:p>
          </table:table-cell>
          <table:table-cell office:value-type="float" office:value="0" calcext:value-type="float">
            <text:p>0</text:p>
          </table:table-cell>
          <table:table-cell office:value-type="float" office:value="0.00258031442241968" calcext:value-type="float">
            <text:p>0.00258031442241968</text:p>
          </table:table-cell>
          <table:table-cell office:value-type="float" office:value="-0.00131578947368416" calcext:value-type="float">
            <text:p>-0.00131578947368416</text:p>
          </table:table-cell>
          <table:table-cell office:value-type="float" office:value="-0.00128161312371844" calcext:value-type="float">
            <text:p>-0.001281613123718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-0.0025974025974026" calcext:value-type="float">
            <text:p>-0.0025974025974026</text:p>
          </table:table-cell>
          <table:table-cell office:value-type="float" office:value="-0.0143540669856459" calcext:value-type="float">
            <text:p>-0.0143540669856459</text:p>
          </table:table-cell>
          <table:table-cell office:value-type="float" office:value="0.0000170881749829155" calcext:value-type="float">
            <text:p>1.70881749829155E-05</text:p>
          </table:table-cell>
          <table:table-cell office:value-type="float" office:value="0.00907382091592612" calcext:value-type="float">
            <text:p>0.00907382091592612</text:p>
          </table:table-cell>
          <table:table-cell office:value-type="float" office:value="0.00777511961722499" calcext:value-type="float">
            <text:p>0.00777511961722499</text:p>
          </table:table-cell>
          <table:table-cell office:value-type="float" office:value="0.00780929596719071" calcext:value-type="float">
            <text:p>0.00780929596719071</text:p>
          </table:table-cell>
          <table:table-cell office:value-type="float" office:value="-0.00263157894736843" calcext:value-type="float">
            <text:p>-0.00263157894736843</text:p>
          </table:table-cell>
          <table:table-cell office:value-type="float" office:value="0.00256322624743677" calcext:value-type="float">
            <text:p>0.00256322624743677</text:p>
          </table:table-cell>
          <table:table-cell office:value-type="float" office:value="-0.00528024606971977" calcext:value-type="float">
            <text:p>-0.00528024606971977</text:p>
          </table:table-cell>
          <table:table-cell office:value-type="float" office:value="0.00389610389610395" calcext:value-type="float">
            <text:p>0.00389610389610395</text:p>
          </table:table-cell>
          <table:table-cell office:value-type="float" office:value="0.00774094326725905" calcext:value-type="float">
            <text:p>0.00774094326725905</text:p>
          </table:table-cell>
          <table:table-cell office:value-type="float" office:value="-0.0000341763499657199" calcext:value-type="float">
            <text:p>-3.41763499657199E-05</text:p>
          </table:table-cell>
          <table:table-cell office:value-type="float" office:value="-0.00393028024606967" calcext:value-type="float">
            <text:p>-0.00393028024606967</text:p>
          </table:table-cell>
          <table:table-cell office:value-type="float" office:value="0.00126452494873541" calcext:value-type="float">
            <text:p>0.00126452494873541</text:p>
          </table:table-cell>
          <table:table-cell office:value-type="float" office:value="0.00128161312371844" calcext:value-type="float">
            <text:p>0.00128161312371844</text:p>
          </table:table-cell>
          <table:table-cell office:value-type="float" office:value="0.00386192754613812" calcext:value-type="float">
            <text:p>0.003861927546138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-0.00517771701982217" calcext:value-type="float">
            <text:p>-0.00517771701982217</text:p>
          </table:table-cell>
          <table:table-cell office:value-type="float" office:value="-0.00775803144224185" calcext:value-type="float">
            <text:p>-0.00775803144224185</text:p>
          </table:table-cell>
          <table:table-cell office:value-type="float" office:value="-0.00121326042378667" calcext:value-type="float">
            <text:p>-0.00121326042378667</text:p>
          </table:table-cell>
          <table:table-cell office:value-type="float" office:value="0.00910799726589207" calcext:value-type="float">
            <text:p>0.00910799726589207</text:p>
          </table:table-cell>
          <table:table-cell office:value-type="float" office:value="0.00389610389610395" calcext:value-type="float">
            <text:p>0.00389610389610395</text:p>
          </table:table-cell>
          <table:table-cell office:value-type="float" office:value="0.00521189336978822" calcext:value-type="float">
            <text:p>0.00521189336978822</text:p>
          </table:table-cell>
          <table:table-cell office:value-type="float" office:value="0.00128161312371844" calcext:value-type="float">
            <text:p>0.00128161312371844</text:p>
          </table:table-cell>
          <table:table-cell office:value-type="float" office:value="0.00129870129870135" calcext:value-type="float">
            <text:p>0.00129870129870135</text:p>
          </table:table-cell>
          <table:table-cell office:value-type="float" office:value="-0.00393028024606967" calcext:value-type="float">
            <text:p>-0.00393028024606967</text:p>
          </table:table-cell>
          <table:table-cell office:value-type="float" office:value="0.0065447710184553" calcext:value-type="float">
            <text:p>0.0065447710184553</text:p>
          </table:table-cell>
          <table:table-cell office:value-type="float" office:value="-0.00259740259740249" calcext:value-type="float">
            <text:p>-0.00259740259740249</text:p>
          </table:table-cell>
          <table:table-cell office:value-type="float" office:value="0.0025974025974026" calcext:value-type="float">
            <text:p>0.0025974025974026</text:p>
          </table:table-cell>
          <table:table-cell office:value-type="float" office:value="-0.00517771701982217" calcext:value-type="float">
            <text:p>-0.00517771701982217</text:p>
          </table:table-cell>
          <table:table-cell office:value-type="float" office:value="0.00266575529733426" calcext:value-type="float">
            <text:p>0.00266575529733426</text:p>
          </table:table-cell>
          <table:table-cell office:value-type="float" office:value="-0.00258031442241968" calcext:value-type="float">
            <text:p>-0.00258031442241968</text:p>
          </table:table-cell>
          <table:table-cell office:value-type="float" office:value="0.0025974025974026" calcext:value-type="float">
            <text:p>0.00259740259740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-0.0116883116883116" calcext:value-type="float">
            <text:p>-0.0116883116883116</text:p>
          </table:table-cell>
          <table:table-cell office:value-type="float" office:value="-0.0168831168831168" calcext:value-type="float">
            <text:p>-0.0168831168831168</text:p>
          </table:table-cell>
          <table:table-cell office:value-type="float" office:value="0.000034176349965942" calcext:value-type="float">
            <text:p>3.4176349965942E-05</text:p>
          </table:table-cell>
          <table:table-cell office:value-type="float" office:value="0.00780929596719071" calcext:value-type="float">
            <text:p>0.00780929596719071</text:p>
          </table:table-cell>
          <table:table-cell office:value-type="float" office:value="0.00129870129870135" calcext:value-type="float">
            <text:p>0.00129870129870135</text:p>
          </table:table-cell>
          <table:table-cell office:value-type="float" office:value="0.000034176349965942" calcext:value-type="float">
            <text:p>3.4176349965942E-05</text:p>
          </table:table-cell>
          <table:table-cell office:value-type="float" office:value="-0.00391319207108676" calcext:value-type="float">
            <text:p>-0.00391319207108676</text:p>
          </table:table-cell>
          <table:table-cell office:value-type="float" office:value="0.00131578947368427" calcext:value-type="float">
            <text:p>0.00131578947368427</text:p>
          </table:table-cell>
          <table:table-cell office:value-type="float" office:value="-0.00393028024606967" calcext:value-type="float">
            <text:p>-0.00393028024606967</text:p>
          </table:table-cell>
          <table:table-cell office:value-type="float" office:value="0.00264866712235134" calcext:value-type="float">
            <text:p>0.00264866712235134</text:p>
          </table:table-cell>
          <table:table-cell office:value-type="float" office:value="-0.00780929596719071" calcext:value-type="float">
            <text:p>-0.00780929596719071</text:p>
          </table:table-cell>
          <table:table-cell office:value-type="float" office:value="0.00779220779220791" calcext:value-type="float">
            <text:p>0.00779220779220791</text:p>
          </table:table-cell>
          <table:table-cell office:value-type="float" office:value="-0.00647641831852353" calcext:value-type="float">
            <text:p>-0.00647641831852353</text:p>
          </table:table-cell>
          <table:table-cell office:value-type="float" office:value="0.00261449077238562" calcext:value-type="float">
            <text:p>0.00261449077238562</text:p>
          </table:table-cell>
          <table:table-cell office:value-type="float" office:value="-0.0077922077922078" calcext:value-type="float">
            <text:p>-0.0077922077922078</text:p>
          </table:table-cell>
          <table:table-cell office:value-type="float" office:value="0.00389610389610395" calcext:value-type="float">
            <text:p>0.0038961038961039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0.00156185919343821" calcext:value-type="float">
            <text:p>0.00156185919343821</text:p>
          </table:table-cell>
          <table:table-cell office:value-type="float" office:value="-0.0164114832535884" calcext:value-type="float">
            <text:p>-0.0164114832535884</text:p>
          </table:table-cell>
          <table:table-cell office:value-type="float" office:value="0.00341079972658931" calcext:value-type="float">
            <text:p>0.00341079972658931</text:p>
          </table:table-cell>
          <table:table-cell office:value-type="float" office:value="0.00753588516746406" calcext:value-type="float">
            <text:p>0.00753588516746406</text:p>
          </table:table-cell>
          <table:table-cell office:value-type="float" office:value="0.0075153793574847" calcext:value-type="float">
            <text:p>0.0075153793574847</text:p>
          </table:table-cell>
          <table:table-cell office:value-type="float" office:value="0.00546821599453184" calcext:value-type="float">
            <text:p>0.00546821599453184</text:p>
          </table:table-cell>
          <table:table-cell office:value-type="float" office:value="0.00385850991114145" calcext:value-type="float">
            <text:p>0.00385850991114145</text:p>
          </table:table-cell>
          <table:table-cell office:value-type="float" office:value="0.00361244019138773" calcext:value-type="float">
            <text:p>0.00361244019138773</text:p>
          </table:table-cell>
          <table:table-cell office:value-type="float" office:value="0.00125427204374584" calcext:value-type="float">
            <text:p>0.00125427204374584</text:p>
          </table:table-cell>
          <table:table-cell office:value-type="float" office:value="0.00807587149692424" calcext:value-type="float">
            <text:p>0.00807587149692424</text:p>
          </table:table-cell>
          <table:table-cell office:value-type="float" office:value="0.00465140123034868" calcext:value-type="float">
            <text:p>0.00465140123034868</text:p>
          </table:table-cell>
          <table:table-cell office:value-type="float" office:value="0.00491455912508554" calcext:value-type="float">
            <text:p>0.00491455912508554</text:p>
          </table:table-cell>
          <table:table-cell office:value-type="float" office:value="-0.00157211209842778" calcext:value-type="float">
            <text:p>-0.00157211209842778</text:p>
          </table:table-cell>
          <table:table-cell office:value-type="float" office:value="0.00518455228981551" calcext:value-type="float">
            <text:p>0.00518455228981551</text:p>
          </table:table-cell>
          <table:table-cell office:value-type="float" office:value="-0.00183185235816807" calcext:value-type="float">
            <text:p>-0.00183185235816807</text:p>
          </table:table-cell>
          <table:table-cell office:value-type="float" office:value="0.00491797676008199" calcext:value-type="float">
            <text:p>0.004917976760081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0.00781859070464763" calcext:value-type="float">
            <text:p>0.00781859070464763</text:p>
          </table:table-cell>
          <table:table-cell office:value-type="float" office:value="-0.0121439280359821" calcext:value-type="float">
            <text:p>-0.0121439280359821</text:p>
          </table:table-cell>
          <table:table-cell office:value-type="float" office:value="0.00691154422788598" calcext:value-type="float">
            <text:p>0.00691154422788598</text:p>
          </table:table-cell>
          <table:table-cell office:value-type="float" office:value="0.0147376311844077" calcext:value-type="float">
            <text:p>0.0147376311844077</text:p>
          </table:table-cell>
          <table:table-cell office:value-type="float" office:value="0.0165067466266866" calcext:value-type="float">
            <text:p>0.0165067466266866</text:p>
          </table:table-cell>
          <table:table-cell office:value-type="float" office:value="0.0208245877061469" calcext:value-type="float">
            <text:p>0.0208245877061469</text:p>
          </table:table-cell>
          <table:table-cell office:value-type="float" office:value="0.00696401799100443" calcext:value-type="float">
            <text:p>0.00696401799100443</text:p>
          </table:table-cell>
          <table:table-cell office:value-type="float" office:value="0.0181934032983508" calcext:value-type="float">
            <text:p>0.0181934032983508</text:p>
          </table:table-cell>
          <table:table-cell office:value-type="float" office:value="0.0199925037481259" calcext:value-type="float">
            <text:p>0.0199925037481259</text:p>
          </table:table-cell>
          <table:table-cell office:value-type="float" office:value="0.020839580209895" calcext:value-type="float">
            <text:p>0.020839580209895</text:p>
          </table:table-cell>
          <table:table-cell office:value-type="float" office:value="0.0191304347826087" calcext:value-type="float">
            <text:p>0.0191304347826087</text:p>
          </table:table-cell>
          <table:table-cell office:value-type="float" office:value="0.017383808095952" calcext:value-type="float">
            <text:p>0.017383808095952</text:p>
          </table:table-cell>
          <table:table-cell office:value-type="float" office:value="-0.0000224887556221631" calcext:value-type="float">
            <text:p>-2.24887556221631E-05</text:p>
          </table:table-cell>
          <table:table-cell office:value-type="float" office:value="0.0216866566716641" calcext:value-type="float">
            <text:p>0.0216866566716641</text:p>
          </table:table-cell>
          <table:table-cell office:value-type="float" office:value="0.00254872563718145" calcext:value-type="float">
            <text:p>0.00254872563718145</text:p>
          </table:table-cell>
          <table:table-cell office:value-type="float" office:value="0.0321214392803598" calcext:value-type="float">
            <text:p>0.03212143928035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-0.00778110944527732" calcext:value-type="float">
            <text:p>-0.00778110944527732</text:p>
          </table:table-cell>
          <table:table-cell office:value-type="float" office:value="-0.0277886056971515" calcext:value-type="float">
            <text:p>-0.0277886056971515</text:p>
          </table:table-cell>
          <table:table-cell office:value-type="float" office:value="-0.00956521739130434" calcext:value-type="float">
            <text:p>-0.00956521739130434</text:p>
          </table:table-cell>
          <table:table-cell office:value-type="float" office:value="-0.00262368815592207" calcext:value-type="float">
            <text:p>-0.00262368815592207</text:p>
          </table:table-cell>
          <table:table-cell office:value-type="float" office:value="0.00434032983508237" calcext:value-type="float">
            <text:p>0.00434032983508237</text:p>
          </table:table-cell>
          <table:table-cell office:value-type="float" office:value="0.000854572713643087" calcext:value-type="float">
            <text:p>0.000854572713643087</text:p>
          </table:table-cell>
          <table:table-cell office:value-type="float" office:value="-0.00781109445277362" calcext:value-type="float">
            <text:p>-0.00781109445277362</text:p>
          </table:table-cell>
          <table:table-cell office:value-type="float" office:value="-0.00258620689655176" calcext:value-type="float">
            <text:p>-0.00258620689655176</text:p>
          </table:table-cell>
          <table:table-cell office:value-type="float" office:value="0.0104422788605697" calcext:value-type="float">
            <text:p>0.0104422788605697</text:p>
          </table:table-cell>
          <table:table-cell office:value-type="float" office:value="-0.00959520239880063" calcext:value-type="float">
            <text:p>-0.00959520239880063</text:p>
          </table:table-cell>
          <table:table-cell office:value-type="float" office:value="0.0113193403298351" calcext:value-type="float">
            <text:p>0.0113193403298351</text:p>
          </table:table-cell>
          <table:table-cell office:value-type="float" office:value="0.00433283358320846" calcext:value-type="float">
            <text:p>0.00433283358320846</text:p>
          </table:table-cell>
          <table:table-cell office:value-type="float" office:value="-0.00867316341829083" calcext:value-type="float">
            <text:p>-0.00867316341829083</text:p>
          </table:table-cell>
          <table:table-cell office:value-type="float" office:value="-0.00261619190404794" calcext:value-type="float">
            <text:p>-0.00261619190404794</text:p>
          </table:table-cell>
          <table:table-cell office:value-type="float" office:value="0.00170164917541227" calcext:value-type="float">
            <text:p>0.00170164917541227</text:p>
          </table:table-cell>
          <table:table-cell office:value-type="float" office:value="0.00171664167916041" calcext:value-type="float">
            <text:p>0.001716641679160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0.00521739130434784" calcext:value-type="float">
            <text:p>0.00521739130434784</text:p>
          </table:table-cell>
          <table:table-cell office:value-type="float" office:value="-0.0139055472263868" calcext:value-type="float">
            <text:p>-0.0139055472263868</text:p>
          </table:table-cell>
          <table:table-cell office:value-type="float" office:value="0.0138755622188905" calcext:value-type="float">
            <text:p>0.0138755622188905</text:p>
          </table:table-cell>
          <table:table-cell office:value-type="float" office:value="0.012143928035982" calcext:value-type="float">
            <text:p>0.012143928035982</text:p>
          </table:table-cell>
          <table:table-cell office:value-type="float" office:value="0.0190929535232383" calcext:value-type="float">
            <text:p>0.0190929535232383</text:p>
          </table:table-cell>
          <table:table-cell office:value-type="float" office:value="0.0156071964017991" calcext:value-type="float">
            <text:p>0.0156071964017991</text:p>
          </table:table-cell>
          <table:table-cell office:value-type="float" office:value="0.0182608695652173" calcext:value-type="float">
            <text:p>0.0182608695652173</text:p>
          </table:table-cell>
          <table:table-cell office:value-type="float" office:value="0.0182458770614692" calcext:value-type="float">
            <text:p>0.0182458770614692</text:p>
          </table:table-cell>
          <table:table-cell office:value-type="float" office:value="0.0182608695652173" calcext:value-type="float">
            <text:p>0.0182608695652173</text:p>
          </table:table-cell>
          <table:table-cell office:value-type="float" office:value="-0.00261619190404794" calcext:value-type="float">
            <text:p>-0.00261619190404794</text:p>
          </table:table-cell>
          <table:table-cell office:value-type="float" office:value="0.0112968515742128" calcext:value-type="float">
            <text:p>0.0112968515742128</text:p>
          </table:table-cell>
          <table:table-cell office:value-type="float" office:value="0.0165067466266866" calcext:value-type="float">
            <text:p>0.0165067466266866</text:p>
          </table:table-cell>
          <table:table-cell office:value-type="float" office:value="0.0130359820089955" calcext:value-type="float">
            <text:p>0.0130359820089955</text:p>
          </table:table-cell>
          <table:table-cell office:value-type="float" office:value="0.0112818590704648" calcext:value-type="float">
            <text:p>0.0112818590704648</text:p>
          </table:table-cell>
          <table:table-cell office:value-type="float" office:value="0.0251649175412294" calcext:value-type="float">
            <text:p>0.0251649175412294</text:p>
          </table:table-cell>
          <table:table-cell office:value-type="float" office:value="0.0208470764617691" calcext:value-type="float">
            <text:p>0.02084707646176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-0.00436281859070475" calcext:value-type="float">
            <text:p>-0.00436281859070475</text:p>
          </table:table-cell>
          <table:table-cell office:value-type="float" office:value="-0.0217541229385308" calcext:value-type="float">
            <text:p>-0.0217541229385308</text:p>
          </table:table-cell>
          <table:table-cell office:value-type="float" office:value="0.0121289355322338" calcext:value-type="float">
            <text:p>0.0121289355322338</text:p>
          </table:table-cell>
          <table:table-cell office:value-type="float" office:value="0.00168665667166401" calcext:value-type="float">
            <text:p>0.00168665667166401</text:p>
          </table:table-cell>
          <table:table-cell office:value-type="float" office:value="0.00778110944527732" calcext:value-type="float">
            <text:p>0.00778110944527732</text:p>
          </table:table-cell>
          <table:table-cell office:value-type="float" office:value="0.0034257871064467" calcext:value-type="float">
            <text:p>0.0034257871064467</text:p>
          </table:table-cell>
          <table:table-cell office:value-type="float" office:value="0.0199625187406296" calcext:value-type="float">
            <text:p>0.0199625187406296</text:p>
          </table:table-cell>
          <table:table-cell office:value-type="float" office:value="0.0190779610194901" calcext:value-type="float">
            <text:p>0.0190779610194901</text:p>
          </table:table-cell>
          <table:table-cell office:value-type="float" office:value="-0.00176161919040485" calcext:value-type="float">
            <text:p>-0.00176161919040485</text:p>
          </table:table-cell>
          <table:table-cell office:value-type="float" office:value="-0.00608695652173918" calcext:value-type="float">
            <text:p>-0.00608695652173918</text:p>
          </table:table-cell>
          <table:table-cell office:value-type="float" office:value="0.000839580209894941" calcext:value-type="float">
            <text:p>0.000839580209894941</text:p>
          </table:table-cell>
          <table:table-cell office:value-type="float" office:value="0.0078110944527735" calcext:value-type="float">
            <text:p>0.0078110944527735</text:p>
          </table:table-cell>
          <table:table-cell office:value-type="float" office:value="0.00170914542728629" calcext:value-type="float">
            <text:p>0.00170914542728629</text:p>
          </table:table-cell>
          <table:table-cell office:value-type="float" office:value="0.0103973013493253" calcext:value-type="float">
            <text:p>0.0103973013493253</text:p>
          </table:table-cell>
          <table:table-cell office:value-type="float" office:value="0.012991004497751" calcext:value-type="float">
            <text:p>0.012991004497751</text:p>
          </table:table-cell>
          <table:table-cell office:value-type="float" office:value="0.0190554722638679" calcext:value-type="float">
            <text:p>0.019055472263867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0.00084707646176907" calcext:value-type="float">
            <text:p>0.00084707646176907</text:p>
          </table:table-cell>
          <table:table-cell office:value-type="float" office:value="-0.0191304347826088" calcext:value-type="float">
            <text:p>-0.0191304347826088</text:p>
          </table:table-cell>
          <table:table-cell office:value-type="float" office:value="0.0130134932533733" calcext:value-type="float">
            <text:p>0.0130134932533733</text:p>
          </table:table-cell>
          <table:table-cell office:value-type="float" office:value="0.00779610194902547" calcext:value-type="float">
            <text:p>0.00779610194902547</text:p>
          </table:table-cell>
          <table:table-cell office:value-type="float" office:value="0.0103973013493254" calcext:value-type="float">
            <text:p>0.0103973013493254</text:p>
          </table:table-cell>
          <table:table-cell office:value-type="float" office:value="0.0121214392803598" calcext:value-type="float">
            <text:p>0.0121214392803598</text:p>
          </table:table-cell>
          <table:table-cell office:value-type="float" office:value="0.0121589205397301" calcext:value-type="float">
            <text:p>0.0121589205397301</text:p>
          </table:table-cell>
          <table:table-cell office:value-type="float" office:value="0.018223388305847" calcext:value-type="float">
            <text:p>0.018223388305847</text:p>
          </table:table-cell>
          <table:table-cell office:value-type="float" office:value="0.00517991004497742" calcext:value-type="float">
            <text:p>0.00517991004497742</text:p>
          </table:table-cell>
          <table:table-cell office:value-type="float" office:value="0.00347076461769114" calcext:value-type="float">
            <text:p>0.00347076461769114</text:p>
          </table:table-cell>
          <table:table-cell office:value-type="float" office:value="-0.00348575712143928" calcext:value-type="float">
            <text:p>-0.00348575712143928</text:p>
          </table:table-cell>
          <table:table-cell office:value-type="float" office:value="0.00433283358320835" calcext:value-type="float">
            <text:p>0.00433283358320835</text:p>
          </table:table-cell>
          <table:table-cell office:value-type="float" office:value="0.00607196401799093" calcext:value-type="float">
            <text:p>0.00607196401799093</text:p>
          </table:table-cell>
          <table:table-cell office:value-type="float" office:value="0.00778860569715134" calcext:value-type="float">
            <text:p>0.00778860569715134</text:p>
          </table:table-cell>
          <table:table-cell office:value-type="float" office:value="0.0190854572713642" calcext:value-type="float">
            <text:p>0.0190854572713642</text:p>
          </table:table-cell>
          <table:table-cell office:value-type="float" office:value="0.0217016491754123" calcext:value-type="float">
            <text:p>0.021701649175412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0.000347826086956493" calcext:value-type="float">
            <text:p>0.000347826086956493</text:p>
          </table:table-cell>
          <table:table-cell office:value-type="float" office:value="-0.018944527736132" calcext:value-type="float">
            <text:p>-0.018944527736132</text:p>
          </table:table-cell>
          <table:table-cell office:value-type="float" office:value="0.00727286356821588" calcext:value-type="float">
            <text:p>0.00727286356821588</text:p>
          </table:table-cell>
          <table:table-cell office:value-type="float" office:value="0.00674812593703145" calcext:value-type="float">
            <text:p>0.00674812593703145</text:p>
          </table:table-cell>
          <table:table-cell office:value-type="float" office:value="0.011623688155922" calcext:value-type="float">
            <text:p>0.011623688155922</text:p>
          </table:table-cell>
          <table:table-cell office:value-type="float" office:value="0.0105667166416791" calcext:value-type="float">
            <text:p>0.0105667166416791</text:p>
          </table:table-cell>
          <table:table-cell office:value-type="float" office:value="0.00990704647676155" calcext:value-type="float">
            <text:p>0.00990704647676155</text:p>
          </table:table-cell>
          <table:table-cell office:value-type="float" office:value="0.014230884557721" calcext:value-type="float">
            <text:p>0.014230884557721</text:p>
          </table:table-cell>
          <table:table-cell office:value-type="float" office:value="0.0104227886056971" calcext:value-type="float">
            <text:p>0.0104227886056971</text:p>
          </table:table-cell>
          <table:table-cell office:value-type="float" office:value="0.00120239880059969" calcext:value-type="float">
            <text:p>0.00120239880059969</text:p>
          </table:table-cell>
          <table:table-cell office:value-type="float" office:value="0.00782008995502248" calcext:value-type="float">
            <text:p>0.00782008995502248</text:p>
          </table:table-cell>
          <table:table-cell office:value-type="float" office:value="0.0100734632683659" calcext:value-type="float">
            <text:p>0.0100734632683659</text:p>
          </table:table-cell>
          <table:table-cell office:value-type="float" office:value="0.00242428785607196" calcext:value-type="float">
            <text:p>0.00242428785607196</text:p>
          </table:table-cell>
          <table:table-cell office:value-type="float" office:value="0.00970764617691155" calcext:value-type="float">
            <text:p>0.00970764617691155</text:p>
          </table:table-cell>
          <table:table-cell office:value-type="float" office:value="0.0122983508245877" calcext:value-type="float">
            <text:p>0.0122983508245877</text:p>
          </table:table-cell>
          <table:table-cell office:value-type="float" office:value="0.0190884557721139" calcext:value-type="float">
            <text:p>0.01908845577211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320688253624171" calcext:value-type="float">
            <text:p>-0.0320688253624171</text:p>
          </table:table-cell>
          <table:table-cell office:value-type="float" office:value="0.0296910987671047" calcext:value-type="float">
            <text:p>0.0296910987671047</text:p>
          </table:table-cell>
          <table:table-cell office:value-type="float" office:value="0.00741769407939297" calcext:value-type="float">
            <text:p>0.00741769407939297</text:p>
          </table:table-cell>
          <table:table-cell office:value-type="float" office:value="-0.000765478932393981" calcext:value-type="float">
            <text:p>-0.000765478932393981</text:p>
          </table:table-cell>
          <table:table-cell office:value-type="float" office:value="-0.000826446280991711" calcext:value-type="float">
            <text:p>-0.000826446280991711</text:p>
          </table:table-cell>
          <table:table-cell office:value-type="float" office:value="-0.0140224901774827" calcext:value-type="float">
            <text:p>-0.0140224901774827</text:p>
          </table:table-cell>
          <table:table-cell office:value-type="float" office:value="0.00990380707221239" calcext:value-type="float">
            <text:p>0.00990380707221239</text:p>
          </table:table-cell>
          <table:table-cell office:value-type="float" office:value="0.00498577428532709" calcext:value-type="float">
            <text:p>0.00498577428532709</text:p>
          </table:table-cell>
          <table:table-cell office:value-type="float" office:value="0.00494512938626202" calcext:value-type="float">
            <text:p>0.00494512938626202</text:p>
          </table:table-cell>
          <table:table-cell office:value-type="float" office:value="-0.00827123695976162" calcext:value-type="float">
            <text:p>-0.00827123695976162</text:p>
          </table:table-cell>
          <table:table-cell office:value-type="float" office:value="0.0214198618073432" calcext:value-type="float">
            <text:p>0.0214198618073432</text:p>
          </table:table-cell>
          <table:table-cell office:value-type="float" office:value="0.00656415119902454" calcext:value-type="float">
            <text:p>0.00656415119902454</text:p>
          </table:table-cell>
          <table:table-cell office:value-type="float" office:value="0.0181276249830646" calcext:value-type="float">
            <text:p>0.0181276249830646</text:p>
          </table:table-cell>
          <table:table-cell office:value-type="float" office:value="-0.00251998374204032" calcext:value-type="float">
            <text:p>-0.00251998374204032</text:p>
          </table:table-cell>
          <table:table-cell office:value-type="float" office:value="-0.00327191437474594" calcext:value-type="float">
            <text:p>-0.00327191437474594</text:p>
          </table:table-cell>
          <table:table-cell office:value-type="float" office:value="0.00493158108657366" calcext:value-type="float">
            <text:p>0.004931581086573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247053244817775" calcext:value-type="float">
            <text:p>-0.0247053244817775</text:p>
          </table:table-cell>
          <table:table-cell office:value-type="float" office:value="0.0222801788375558" calcext:value-type="float">
            <text:p>0.0222801788375558</text:p>
          </table:table-cell>
          <table:table-cell office:value-type="float" office:value="0.0140224901774828" calcext:value-type="float">
            <text:p>0.0140224901774828</text:p>
          </table:table-cell>
          <table:table-cell office:value-type="float" office:value="0.0140495867768595" calcext:value-type="float">
            <text:p>0.0140495867768595</text:p>
          </table:table-cell>
          <table:table-cell office:value-type="float" office:value="0.0173485977509822" calcext:value-type="float">
            <text:p>0.0173485977509822</text:p>
          </table:table-cell>
          <table:table-cell office:value-type="float" office:value="-0.0049519035361062" calcext:value-type="float">
            <text:p>-0.0049519035361062</text:p>
          </table:table-cell>
          <table:table-cell office:value-type="float" office:value="0.0214198618073431" calcext:value-type="float">
            <text:p>0.0214198618073431</text:p>
          </table:table-cell>
          <table:table-cell office:value-type="float" office:value="0.0198076141444249" calcext:value-type="float">
            <text:p>0.0198076141444249</text:p>
          </table:table-cell>
          <table:table-cell office:value-type="float" office:value="0.00989703292236821" calcext:value-type="float">
            <text:p>0.00989703292236821</text:p>
          </table:table-cell>
          <table:table-cell office:value-type="float" office:value="0.0148557106083187" calcext:value-type="float">
            <text:p>0.0148557106083187</text:p>
          </table:table-cell>
          <table:table-cell office:value-type="float" office:value="0.0181479474325972" calcext:value-type="float">
            <text:p>0.0181479474325972</text:p>
          </table:table-cell>
          <table:table-cell office:value-type="float" office:value="0.00739737162986043" calcext:value-type="float">
            <text:p>0.00739737162986043</text:p>
          </table:table-cell>
          <table:table-cell office:value-type="float" office:value="0.0148421623086303" calcext:value-type="float">
            <text:p>0.0148421623086303</text:p>
          </table:table-cell>
          <table:table-cell office:value-type="float" office:value="0.00827123695976162" calcext:value-type="float">
            <text:p>0.00827123695976162</text:p>
          </table:table-cell>
          <table:table-cell office:value-type="float" office:value="0.0123966942148761" calcext:value-type="float">
            <text:p>0.0123966942148761</text:p>
          </table:table-cell>
          <table:table-cell office:value-type="float" office:value="0.0131621731472701" calcext:value-type="float">
            <text:p>0.01316217314727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387007180598834" calcext:value-type="float">
            <text:p>-0.0387007180598834</text:p>
          </table:table-cell>
          <table:table-cell office:value-type="float" office:value="0.0106692860046064" calcext:value-type="float">
            <text:p>0.0106692860046064</text:p>
          </table:table-cell>
          <table:table-cell office:value-type="float" office:value="0.00333965587318785" calcext:value-type="float">
            <text:p>0.00333965587318785</text:p>
          </table:table-cell>
          <table:table-cell office:value-type="float" office:value="-0.00905026419184396" calcext:value-type="float">
            <text:p>-0.00905026419184396</text:p>
          </table:table-cell>
          <table:table-cell office:value-type="float" office:value="0.00496545183579455" calcext:value-type="float">
            <text:p>0.00496545183579455</text:p>
          </table:table-cell>
          <table:table-cell office:value-type="float" office:value="-0.0214198618073431" calcext:value-type="float">
            <text:p>-0.0214198618073431</text:p>
          </table:table-cell>
          <table:table-cell office:value-type="float" office:value="0.0107234792033599" calcext:value-type="float">
            <text:p>0.0107234792033599</text:p>
          </table:table-cell>
          <table:table-cell office:value-type="float" office:value="0.00248611299281942" calcext:value-type="float">
            <text:p>0.00248611299281942</text:p>
          </table:table-cell>
          <table:table-cell office:value-type="float" office:value="-0.00163934426229506" calcext:value-type="float">
            <text:p>-0.00163934426229506</text:p>
          </table:table-cell>
          <table:table-cell office:value-type="float" office:value="-0.00576480151740955" calcext:value-type="float">
            <text:p>-0.00576480151740955</text:p>
          </table:table-cell>
          <table:table-cell office:value-type="float" office:value="0.00249966129250778" calcext:value-type="float">
            <text:p>0.00249966129250778</text:p>
          </table:table-cell>
          <table:table-cell office:value-type="float" office:value="-0.00905703834168814" calcext:value-type="float">
            <text:p>-0.00905703834168814</text:p>
          </table:table-cell>
          <table:table-cell office:value-type="float" office:value="0.00991735537190086" calcext:value-type="float">
            <text:p>0.00991735537190086</text:p>
          </table:table-cell>
          <table:table-cell office:value-type="float" office:value="-0.0173282753014496" calcext:value-type="float">
            <text:p>-0.0173282753014496</text:p>
          </table:table-cell>
          <table:table-cell office:value-type="float" office:value="0.00251320959219614" calcext:value-type="float">
            <text:p>0.00251320959219614</text:p>
          </table:table-cell>
          <table:table-cell office:value-type="float" office:value="0.00737704918032789" calcext:value-type="float">
            <text:p>0.007377049180327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378539493293591" calcext:value-type="float">
            <text:p>-0.0378539493293591</text:p>
          </table:table-cell>
          <table:table-cell office:value-type="float" office:value="0.0156482861400895" calcext:value-type="float">
            <text:p>0.0156482861400895</text:p>
          </table:table-cell>
          <table:table-cell office:value-type="float" office:value="0.00993090367158922" calcext:value-type="float">
            <text:p>0.00993090367158922</text:p>
          </table:table-cell>
          <table:table-cell office:value-type="float" office:value="-0.00986993632299149" calcext:value-type="float">
            <text:p>-0.00986993632299149</text:p>
          </table:table-cell>
          <table:table-cell office:value-type="float" office:value="0.00909768324075333" calcext:value-type="float">
            <text:p>0.00909768324075333</text:p>
          </table:table-cell>
          <table:table-cell office:value-type="float" office:value="-0.0123492751659667" calcext:value-type="float">
            <text:p>-0.0123492751659667</text:p>
          </table:table-cell>
          <table:table-cell office:value-type="float" office:value="0.00577157566725373" calcext:value-type="float">
            <text:p>0.00577157566725373</text:p>
          </table:table-cell>
          <table:table-cell office:value-type="float" office:value="0.0000203224495326504" calcext:value-type="float">
            <text:p>2.03224495326504E-05</text:p>
          </table:table-cell>
          <table:table-cell office:value-type="float" office:value="0.00246579054328688" calcext:value-type="float">
            <text:p>0.00246579054328688</text:p>
          </table:table-cell>
          <table:table-cell office:value-type="float" office:value="-0.00332610757349949" calcext:value-type="float">
            <text:p>-0.00332610757349949</text:p>
          </table:table-cell>
          <table:table-cell office:value-type="float" office:value="0.00661834439777809" calcext:value-type="float">
            <text:p>0.00661834439777809</text:p>
          </table:table-cell>
          <table:table-cell office:value-type="float" office:value="-0.00659124779840126" calcext:value-type="float">
            <text:p>-0.00659124779840126</text:p>
          </table:table-cell>
          <table:table-cell office:value-type="float" office:value="0.00992412952174504" calcext:value-type="float">
            <text:p>0.00992412952174504</text:p>
          </table:table-cell>
          <table:table-cell office:value-type="float" office:value="-0.00990380707221239" calcext:value-type="float">
            <text:p>-0.00990380707221239</text:p>
          </table:table-cell>
          <table:table-cell office:value-type="float" office:value="0.00168676331120443" calcext:value-type="float">
            <text:p>0.00168676331120443</text:p>
          </table:table-cell>
          <table:table-cell office:value-type="float" office:value="0.00904349004199967" calcext:value-type="float">
            <text:p>0.009043490041999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403265140224902" calcext:value-type="float">
            <text:p>-0.0403265140224902</text:p>
          </table:table-cell>
          <table:table-cell office:value-type="float" office:value="0.0181547215824415" calcext:value-type="float">
            <text:p>0.0181547215824415</text:p>
          </table:table-cell>
          <table:table-cell office:value-type="float" office:value="0.0107573499525809" calcext:value-type="float">
            <text:p>0.0107573499525809</text:p>
          </table:table-cell>
          <table:table-cell office:value-type="float" office:value="-0.0123221785665899" calcext:value-type="float">
            <text:p>-0.0123221785665899</text:p>
          </table:table-cell>
          <table:table-cell office:value-type="float" office:value="0.00663189269746645" calcext:value-type="float">
            <text:p>0.00663189269746645</text:p>
          </table:table-cell>
          <table:table-cell office:value-type="float" office:value="-0.0139886194282618" calcext:value-type="float">
            <text:p>-0.0139886194282618</text:p>
          </table:table-cell>
          <table:table-cell office:value-type="float" office:value="0.0000270965993768302" calcext:value-type="float">
            <text:p>2.70965993768302E-05</text:p>
          </table:table-cell>
          <table:table-cell office:value-type="float" office:value="-0.00574447906787701" calcext:value-type="float">
            <text:p>-0.00574447906787701</text:p>
          </table:table-cell>
          <table:table-cell office:value-type="float" office:value="0" calcext:value-type="float">
            <text:p>0</text:p>
          </table:table-cell>
          <table:table-cell office:value-type="float" office:value="-0.00987671047283567" calcext:value-type="float">
            <text:p>-0.00987671047283567</text:p>
          </table:table-cell>
          <table:table-cell office:value-type="float" office:value="0.00825768866007315" calcext:value-type="float">
            <text:p>0.00825768866007315</text:p>
          </table:table-cell>
          <table:table-cell office:value-type="float" office:value="-0.00409836065573765" calcext:value-type="float">
            <text:p>-0.00409836065573765</text:p>
          </table:table-cell>
          <table:table-cell office:value-type="float" office:value="0.00169353746104861" calcext:value-type="float">
            <text:p>0.00169353746104861</text:p>
          </table:table-cell>
          <table:table-cell office:value-type="float" office:value="-0.00989025877252414" calcext:value-type="float">
            <text:p>-0.00989025877252414</text:p>
          </table:table-cell>
          <table:table-cell office:value-type="float" office:value="0.00087386532990108" calcext:value-type="float">
            <text:p>0.00087386532990108</text:p>
          </table:table-cell>
          <table:table-cell office:value-type="float" office:value="0.00991735537190086" calcext:value-type="float">
            <text:p>0.0099173553719008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347310662511855" calcext:value-type="float">
            <text:p>-0.0347310662511855</text:p>
          </table:table-cell>
          <table:table-cell office:value-type="float" office:value="0.0192887142663596" calcext:value-type="float">
            <text:p>0.0192887142663596</text:p>
          </table:table-cell>
          <table:table-cell office:value-type="float" office:value="0.0090936187508468" calcext:value-type="float">
            <text:p>0.0090936187508468</text:p>
          </table:table-cell>
          <table:table-cell office:value-type="float" office:value="-0.00359165424739194" calcext:value-type="float">
            <text:p>-0.00359165424739194</text:p>
          </table:table-cell>
          <table:table-cell office:value-type="float" office:value="0.00744343584880103" calcext:value-type="float">
            <text:p>0.00744343584880103</text:p>
          </table:table-cell>
          <table:table-cell office:value-type="float" office:value="-0.013346430023032" calcext:value-type="float">
            <text:p>-0.013346430023032</text:p>
          </table:table-cell>
          <table:table-cell office:value-type="float" office:value="0.00956916406990926" calcext:value-type="float">
            <text:p>0.00956916406990926</text:p>
          </table:table-cell>
          <table:table-cell office:value-type="float" office:value="0.00431106896084543" calcext:value-type="float">
            <text:p>0.00431106896084543</text:p>
          </table:table-cell>
          <table:table-cell office:value-type="float" office:value="0.00313372171792436" calcext:value-type="float">
            <text:p>0.00313372171792436</text:p>
          </table:table-cell>
          <table:table-cell office:value-type="float" office:value="-0.00247662918303748" calcext:value-type="float">
            <text:p>-0.00247662918303748</text:p>
          </table:table-cell>
          <table:table-cell office:value-type="float" office:value="0.0113887007180599" calcext:value-type="float">
            <text:p>0.0113887007180599</text:p>
          </table:table-cell>
          <table:table-cell office:value-type="float" office:value="-0.00115702479338842" calcext:value-type="float">
            <text:p>-0.00115702479338842</text:p>
          </table:table-cell>
          <table:table-cell office:value-type="float" office:value="0.0109009619292779" calcext:value-type="float">
            <text:p>0.0109009619292779</text:p>
          </table:table-cell>
          <table:table-cell office:value-type="float" office:value="-0.00627421758569291" calcext:value-type="float">
            <text:p>-0.00627421758569291</text:p>
          </table:table-cell>
          <table:table-cell office:value-type="float" office:value="0.00283972361468632" calcext:value-type="float">
            <text:p>0.00283972361468632</text:p>
          </table:table-cell>
          <table:table-cell office:value-type="float" office:value="0.00888632976561443" calcext:value-type="float">
            <text:p>0.008886329765614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00341802782819112" calcext:value-type="float">
            <text:p>0.00341802782819112</text:p>
          </table:table-cell>
          <table:table-cell office:value-type="float" office:value="0.00499092558983671" calcext:value-type="float">
            <text:p>0.00499092558983671</text:p>
          </table:table-cell>
          <table:table-cell office:value-type="float" office:value="-0.0000302480338777444" calcext:value-type="float">
            <text:p>-3.02480338777444E-05</text:p>
          </table:table-cell>
          <table:table-cell office:value-type="float" office:value="0.00332728372655777" calcext:value-type="float">
            <text:p>0.00332728372655777</text:p>
          </table:table-cell>
          <table:table-cell office:value-type="float" office:value="-0.00868118572292797" calcext:value-type="float">
            <text:p>-0.00868118572292797</text:p>
          </table:table-cell>
          <table:table-cell office:value-type="float" office:value="0.0205989110707805" calcext:value-type="float">
            <text:p>0.0205989110707805</text:p>
          </table:table-cell>
          <table:table-cell office:value-type="float" office:value="0.011978221415608" calcext:value-type="float">
            <text:p>0.011978221415608</text:p>
          </table:table-cell>
          <table:table-cell office:value-type="float" office:value="-0.00356926799758017" calcext:value-type="float">
            <text:p>-0.00356926799758017</text:p>
          </table:table-cell>
          <table:table-cell office:value-type="float" office:value="-0.0000907441016334554" calcext:value-type="float">
            <text:p>-9.07441016334554E-05</text:p>
          </table:table-cell>
          <table:table-cell office:value-type="float" office:value="-0.00704779189352689" calcext:value-type="float">
            <text:p>-0.00704779189352689</text:p>
          </table:table-cell>
          <table:table-cell office:value-type="float" office:value="0" calcext:value-type="float">
            <text:p>0</text:p>
          </table:table-cell>
          <table:table-cell office:value-type="float" office:value="-0.00350877192982457" calcext:value-type="float">
            <text:p>-0.00350877192982457</text:p>
          </table:table-cell>
          <table:table-cell office:value-type="float" office:value="0.0103750756200847" calcext:value-type="float">
            <text:p>0.0103750756200847</text:p>
          </table:table-cell>
          <table:table-cell office:value-type="float" office:value="-0.0242891712038717" calcext:value-type="float">
            <text:p>-0.0242891712038717</text:p>
          </table:table-cell>
          <table:table-cell office:value-type="float" office:value="-0.00871143375680572" calcext:value-type="float">
            <text:p>-0.00871143375680572</text:p>
          </table:table-cell>
          <table:table-cell office:value-type="float" office:value="0.0000302480338778555" calcext:value-type="float">
            <text:p>3.02480338778555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00859044162129474" calcext:value-type="float">
            <text:p>0.00859044162129474</text:p>
          </table:table-cell>
          <table:table-cell office:value-type="float" office:value="-0.00532365396249235" calcext:value-type="float">
            <text:p>-0.00532365396249235</text:p>
          </table:table-cell>
          <table:table-cell office:value-type="float" office:value="-0.00514216575922555" calcext:value-type="float">
            <text:p>-0.00514216575922555</text:p>
          </table:table-cell>
          <table:table-cell office:value-type="float" office:value="-0.0120689655172413" calcext:value-type="float">
            <text:p>-0.0120689655172413</text:p>
          </table:table-cell>
          <table:table-cell office:value-type="float" office:value="-0.00332728372655766" calcext:value-type="float">
            <text:p>-0.00332728372655766</text:p>
          </table:table-cell>
          <table:table-cell office:value-type="float" office:value="0.0241379310344828" calcext:value-type="float">
            <text:p>0.0241379310344828</text:p>
          </table:table-cell>
          <table:table-cell office:value-type="float" office:value="0.0103750756200848" calcext:value-type="float">
            <text:p>0.0103750756200848</text:p>
          </table:table-cell>
          <table:table-cell office:value-type="float" office:value="-0.0138838475499092" calcext:value-type="float">
            <text:p>-0.0138838475499092</text:p>
          </table:table-cell>
          <table:table-cell office:value-type="float" office:value="0.0189352692075015" calcext:value-type="float">
            <text:p>0.0189352692075015</text:p>
          </table:table-cell>
          <table:table-cell office:value-type="float" office:value="-0.00692679975801569" calcext:value-type="float">
            <text:p>-0.00692679975801569</text:p>
          </table:table-cell>
          <table:table-cell office:value-type="float" office:value="-0.00172413793103443" calcext:value-type="float">
            <text:p>-0.00172413793103443</text:p>
          </table:table-cell>
          <table:table-cell office:value-type="float" office:value="0.017211131276467" calcext:value-type="float">
            <text:p>0.017211131276467</text:p>
          </table:table-cell>
          <table:table-cell office:value-type="float" office:value="-0.00178463399879003" calcext:value-type="float">
            <text:p>-0.00178463399879003</text:p>
          </table:table-cell>
          <table:table-cell office:value-type="float" office:value="0.00335753176043563" calcext:value-type="float">
            <text:p>0.00335753176043563</text:p>
          </table:table-cell>
          <table:table-cell office:value-type="float" office:value="0.0120387174833637" calcext:value-type="float">
            <text:p>0.0120387174833637</text:p>
          </table:table-cell>
          <table:table-cell office:value-type="float" office:value="0.00856019358741689" calcext:value-type="float">
            <text:p>0.008560193587416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00862068965517238" calcext:value-type="float">
            <text:p>0.00862068965517238</text:p>
          </table:table-cell>
          <table:table-cell office:value-type="float" office:value="-0.0000302480338778555" calcext:value-type="float">
            <text:p>-3.02480338778555E-05</text:p>
          </table:table-cell>
          <table:table-cell office:value-type="float" office:value="0.0120992135511192" calcext:value-type="float">
            <text:p>0.0120992135511192</text:p>
          </table:table-cell>
          <table:table-cell office:value-type="float" office:value="0.00868118572292809" calcext:value-type="float">
            <text:p>0.00868118572292809</text:p>
          </table:table-cell>
          <table:table-cell office:value-type="float" office:value="0.0069267997580158" calcext:value-type="float">
            <text:p>0.0069267997580158</text:p>
          </table:table-cell>
          <table:table-cell office:value-type="float" office:value="0.0120084694494859" calcext:value-type="float">
            <text:p>0.0120084694494859</text:p>
          </table:table-cell>
          <table:table-cell office:value-type="float" office:value="0.0103750756200848" calcext:value-type="float">
            <text:p>0.0103750756200848</text:p>
          </table:table-cell>
          <table:table-cell office:value-type="float" office:value="0.00859044162129463" calcext:value-type="float">
            <text:p>0.00859044162129463</text:p>
          </table:table-cell>
          <table:table-cell office:value-type="float" office:value="0.0310949788263762" calcext:value-type="float">
            <text:p>0.0310949788263762</text:p>
          </table:table-cell>
          <table:table-cell office:value-type="float" office:value="0.00338777979431337" calcext:value-type="float">
            <text:p>0.00338777979431337</text:p>
          </table:table-cell>
          <table:table-cell office:value-type="float" office:value="0.0173018753781005" calcext:value-type="float">
            <text:p>0.0173018753781005</text:p>
          </table:table-cell>
          <table:table-cell office:value-type="float" office:value="0.0207501512401694" calcext:value-type="float">
            <text:p>0.0207501512401694</text:p>
          </table:table-cell>
          <table:table-cell office:value-type="float" office:value="0" calcext:value-type="float">
            <text:p>0</text:p>
          </table:table-cell>
          <table:table-cell office:value-type="float" office:value="0.0137326073805203" calcext:value-type="float">
            <text:p>0.0137326073805203</text:p>
          </table:table-cell>
          <table:table-cell office:value-type="float" office:value="0.00862068965517238" calcext:value-type="float">
            <text:p>0.00862068965517238</text:p>
          </table:table-cell>
          <table:table-cell office:value-type="float" office:value="0.0223532970356927" calcext:value-type="float">
            <text:p>0.02235329703569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0189655172413792" calcext:value-type="float">
            <text:p>0.0189655172413792</text:p>
          </table:table-cell>
          <table:table-cell office:value-type="float" office:value="-0.00184513006654574" calcext:value-type="float">
            <text:p>-0.00184513006654574</text:p>
          </table:table-cell>
          <table:table-cell office:value-type="float" office:value="0.0137628554143979" calcext:value-type="float">
            <text:p>0.0137628554143979</text:p>
          </table:table-cell>
          <table:table-cell office:value-type="float" office:value="0.00698729582577118" calcext:value-type="float">
            <text:p>0.00698729582577118</text:p>
          </table:table-cell>
          <table:table-cell office:value-type="float" office:value="0.00344827586206886" calcext:value-type="float">
            <text:p>0.00344827586206886</text:p>
          </table:table-cell>
          <table:table-cell office:value-type="float" office:value="0.0138233514821535" calcext:value-type="float">
            <text:p>0.0138233514821535</text:p>
          </table:table-cell>
          <table:table-cell office:value-type="float" office:value="-0.00520266182698137" calcext:value-type="float">
            <text:p>-0.00520266182698137</text:p>
          </table:table-cell>
          <table:table-cell office:value-type="float" office:value="0.010314579552329" calcext:value-type="float">
            <text:p>0.010314579552329</text:p>
          </table:table-cell>
          <table:table-cell office:value-type="float" office:value="0.0241681790683606" calcext:value-type="float">
            <text:p>0.0241681790683606</text:p>
          </table:table-cell>
          <table:table-cell office:value-type="float" office:value="0.00341802782819112" calcext:value-type="float">
            <text:p>0.00341802782819112</text:p>
          </table:table-cell>
          <table:table-cell office:value-type="float" office:value="0" calcext:value-type="float">
            <text:p>0</text:p>
          </table:table-cell>
          <table:table-cell office:value-type="float" office:value="0.0121294615849968" calcext:value-type="float">
            <text:p>0.0121294615849968</text:p>
          </table:table-cell>
          <table:table-cell table:number-columns-repeated="2" office:value-type="float" office:value="0.010314579552329" calcext:value-type="float">
            <text:p>0.010314579552329</text:p>
          </table:table-cell>
          <table:table-cell office:value-type="float" office:value="0.00511191772534769" calcext:value-type="float">
            <text:p>0.00511191772534769</text:p>
          </table:table-cell>
          <table:table-cell office:value-type="float" office:value="0.010314579552329" calcext:value-type="float">
            <text:p>0.01031457955232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0155172413793103" calcext:value-type="float">
            <text:p>0.0155172413793103</text:p>
          </table:table-cell>
          <table:table-cell office:value-type="float" office:value="0.00160314579552323" calcext:value-type="float">
            <text:p>0.00160314579552323</text:p>
          </table:table-cell>
          <table:table-cell office:value-type="float" office:value="0.0189655172413793" calcext:value-type="float">
            <text:p>0.0189655172413793</text:p>
          </table:table-cell>
          <table:table-cell office:value-type="float" office:value="0.0104053236539624" calcext:value-type="float">
            <text:p>0.0104053236539624</text:p>
          </table:table-cell>
          <table:table-cell office:value-type="float" office:value="0.00344827586206897" calcext:value-type="float">
            <text:p>0.00344827586206897</text:p>
          </table:table-cell>
          <table:table-cell office:value-type="float" office:value="0.018995765275257" calcext:value-type="float">
            <text:p>0.018995765275257</text:p>
          </table:table-cell>
          <table:table-cell office:value-type="float" office:value="-0.00172413793103454" calcext:value-type="float">
            <text:p>-0.00172413793103454</text:p>
          </table:table-cell>
          <table:table-cell office:value-type="float" office:value="0.022444041137326" calcext:value-type="float">
            <text:p>0.022444041137326</text:p>
          </table:table-cell>
          <table:table-cell office:value-type="float" office:value="0.0345130066545674" calcext:value-type="float">
            <text:p>0.0345130066545674</text:p>
          </table:table-cell>
          <table:table-cell office:value-type="float" office:value="-0.00517241379310351" calcext:value-type="float">
            <text:p>-0.00517241379310351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0.0206896551724137" calcext:value-type="float">
            <text:p>0.0206896551724137</text:p>
          </table:table-cell>
          <table:table-cell office:value-type="float" office:value="0.00859044162129463" calcext:value-type="float">
            <text:p>0.00859044162129463</text:p>
          </table:table-cell>
          <table:table-cell office:value-type="float" office:value="0.0189655172413793" calcext:value-type="float">
            <text:p>0.0189655172413793</text:p>
          </table:table-cell>
          <table:table-cell office:value-type="float" office:value="0.00338777979431326" calcext:value-type="float">
            <text:p>0.00338777979431326</text:p>
          </table:table-cell>
          <table:table-cell office:value-type="float" office:value="0.0154869933454325" calcext:value-type="float">
            <text:p>0.015486993345432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0110223835450696" calcext:value-type="float">
            <text:p>0.0110223835450696</text:p>
          </table:table-cell>
          <table:table-cell office:value-type="float" office:value="-0.000120992135511089" calcext:value-type="float">
            <text:p>-0.000120992135511089</text:p>
          </table:table-cell>
          <table:table-cell office:value-type="float" office:value="0.00793103448275867" calcext:value-type="float">
            <text:p>0.00793103448275867</text:p>
          </table:table-cell>
          <table:table-cell office:value-type="float" office:value="0.00346642468239566" calcext:value-type="float">
            <text:p>0.00346642468239566</text:p>
          </table:table-cell>
          <table:table-cell office:value-type="float" office:value="0.00036297640653371" calcext:value-type="float">
            <text:p>0.00036297640653371</text:p>
          </table:table-cell>
          <table:table-cell office:value-type="float" office:value="0.017912885662432" calcext:value-type="float">
            <text:p>0.017912885662432</text:p>
          </table:table-cell>
          <table:table-cell office:value-type="float" office:value="0.00516031457955235" calcext:value-type="float">
            <text:p>0.00516031457955235</text:p>
          </table:table-cell>
          <table:table-cell office:value-type="float" office:value="0.00477918935269217" calcext:value-type="float">
            <text:p>0.00477918935269217</text:p>
          </table:table-cell>
          <table:table-cell office:value-type="float" office:value="0.0217241379310344" calcext:value-type="float">
            <text:p>0.0217241379310344</text:p>
          </table:table-cell>
          <table:table-cell office:value-type="float" office:value="-0.00246823956442832" calcext:value-type="float">
            <text:p>-0.00246823956442832</text:p>
          </table:table-cell>
          <table:table-cell office:value-type="float" office:value="0.00276467029643068" calcext:value-type="float">
            <text:p>0.00276467029643068</text:p>
          </table:table-cell>
          <table:table-cell office:value-type="float" office:value="0.0134543254688445" calcext:value-type="float">
            <text:p>0.0134543254688445</text:p>
          </table:table-cell>
          <table:table-cell office:value-type="float" office:value="0.00549909255898373" calcext:value-type="float">
            <text:p>0.00549909255898373</text:p>
          </table:table-cell>
          <table:table-cell office:value-type="float" office:value="0.00441621294615857" calcext:value-type="float">
            <text:p>0.00441621294615857</text:p>
          </table:table-cell>
          <table:table-cell office:value-type="float" office:value="0.00408953418027835" calcext:value-type="float">
            <text:p>0.00408953418027835</text:p>
          </table:table-cell>
          <table:table-cell office:value-type="float" office:value="0.0113490623109498" calcext:value-type="float">
            <text:p>0.01134906231094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0.00849206349206311" calcext:value-type="float">
            <text:p>0.00849206349206311</text:p>
          </table:table-cell>
          <table:table-cell office:value-type="float" office:value="-0.0199206349206351" calcext:value-type="float">
            <text:p>-0.0199206349206351</text:p>
          </table:table-cell>
          <table:table-cell office:value-type="float" office:value="0.014126984126984" calcext:value-type="float">
            <text:p>0.014126984126984</text:p>
          </table:table-cell>
          <table:table-cell office:value-type="float" office:value="0.00849206349206311" calcext:value-type="float">
            <text:p>0.00849206349206311</text:p>
          </table:table-cell>
          <table:table-cell office:value-type="float" office:value="0.00857142857142834" calcext:value-type="float">
            <text:p>0.00857142857142834</text:p>
          </table:table-cell>
          <table:table-cell table:number-columns-repeated="2" office:value-type="float" office:value="0.00841269841269821" calcext:value-type="float">
            <text:p>0.00841269841269821</text:p>
          </table:table-cell>
          <table:table-cell office:value-type="float" office:value="0.0171428571428569" calcext:value-type="float">
            <text:p>0.0171428571428569</text:p>
          </table:table-cell>
          <table:table-cell office:value-type="float" office:value="0.0142063492063488" calcext:value-type="float">
            <text:p>0.0142063492063488</text:p>
          </table:table-cell>
          <table:table-cell office:value-type="float" office:value="0.0199999999999998" calcext:value-type="float">
            <text:p>0.0199999999999998</text:p>
          </table:table-cell>
          <table:table-cell office:value-type="float" office:value="0.00857142857142834" calcext:value-type="float">
            <text:p>0.00857142857142834</text:p>
          </table:table-cell>
          <table:table-cell office:value-type="float" office:value="0.0198412698412696" calcext:value-type="float">
            <text:p>0.0198412698412696</text:p>
          </table:table-cell>
          <table:table-cell office:value-type="float" office:value="0.0142063492063488" calcext:value-type="float">
            <text:p>0.0142063492063488</text:p>
          </table:table-cell>
          <table:table-cell office:value-type="float" office:value="0.00849206349206311" calcext:value-type="float">
            <text:p>0.00849206349206311</text:p>
          </table:table-cell>
          <table:table-cell office:value-type="float" office:value="0.0113492063492061" calcext:value-type="float">
            <text:p>0.0113492063492061</text:p>
          </table:table-cell>
          <table:table-cell office:value-type="float" office:value="0.011190476190476" calcext:value-type="float">
            <text:p>0.0111904761904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0.00563492063492066" calcext:value-type="float">
            <text:p>0.00563492063492066</text:p>
          </table:table-cell>
          <table:table-cell office:value-type="float" office:value="-0.0257142857142858" calcext:value-type="float">
            <text:p>-0.0257142857142858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0.00555555555555543" calcext:value-type="float">
            <text:p>0.00555555555555543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86507936507938" calcext:value-type="float">
            <text:p>-0.0086507936507938</text:p>
          </table:table-cell>
          <table:table-cell office:value-type="float" office:value="-0.00277777777777777" calcext:value-type="float">
            <text:p>-0.00277777777777777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0.00261904761904741" calcext:value-type="float">
            <text:p>0.00261904761904741</text:p>
          </table:table-cell>
          <table:table-cell office:value-type="float" office:value="-0.00857142857142856" calcext:value-type="float">
            <text:p>-0.00857142857142856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-0.0000793650793653455" calcext:value-type="float">
            <text:p>-7.93650793653455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-0.0257142857142858" calcext:value-type="float">
            <text:p>-0.0257142857142858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0.00555555555555543" calcext:value-type="float">
            <text:p>0.00555555555555543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86507936507938" calcext:value-type="float">
            <text:p>-0.0086507936507938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849206349206355" calcext:value-type="float">
            <text:p>-0.00849206349206355</text:p>
          </table:table-cell>
          <table:table-cell office:value-type="float" office:value="-0.002857142857143" calcext:value-type="float">
            <text:p>-0.00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58730158730136" calcext:value-type="float">
            <text:p>-0.000158730158730136</text:p>
          </table:table-cell>
          <table:table-cell table:number-columns-repeated="2" office:value-type="float" office:value="-0.00293650793650801" calcext:value-type="float">
            <text:p>-0.00293650793650801</text:p>
          </table:table-cell>
          <table:table-cell office:value-type="float" office:value="0.00269841269841264" calcext:value-type="float">
            <text:p>0.002698412698412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-0.0285714285714287" calcext:value-type="float">
            <text:p>-0.0285714285714287</text:p>
          </table:table-cell>
          <table:table-cell office:value-type="float" office:value="-0.00857142857142856" calcext:value-type="float">
            <text:p>-0.00857142857142856</text:p>
          </table:table-cell>
          <table:table-cell office:value-type="float" office:value="0.00269841269841264" calcext:value-type="float">
            <text:p>0.00269841269841264</text:p>
          </table:table-cell>
          <table:table-cell table:number-columns-repeated="2" office:value-type="float" office:value="-0.002857142857143" calcext:value-type="float">
            <text:p>-0.002857142857143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857142857142856" calcext:value-type="float">
            <text:p>-0.00857142857142856</text:p>
          </table:table-cell>
          <table:table-cell office:value-type="float" office:value="-0.00849206349206355" calcext:value-type="float">
            <text:p>-0.00849206349206355</text:p>
          </table:table-cell>
          <table:table-cell office:value-type="float" office:value="-0.00857142857142856" calcext:value-type="float">
            <text:p>-0.00857142857142856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0.00277777777777766" calcext:value-type="float">
            <text:p>0.00277777777777766</text:p>
          </table:table-cell>
          <table:table-cell table:number-columns-repeated="2" office:value-type="float" office:value="-0.00571428571428578" calcext:value-type="float">
            <text:p>-0.00571428571428578</text:p>
          </table:table-cell>
          <table:table-cell office:value-type="float" office:value="-0.00301587301587292" calcext:value-type="float">
            <text:p>-0.00301587301587292</text:p>
          </table:table-cell>
          <table:table-cell office:value-type="float" office:value="0.00269841269841264" calcext:value-type="float">
            <text:p>0.002698412698412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-0.0257142857142858" calcext:value-type="float">
            <text:p>-0.0257142857142858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0.00269841269841264" calcext:value-type="float">
            <text:p>0.00269841269841264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0" calcext:value-type="float">
            <text:p>0</text:p>
          </table:table-cell>
          <table:table-cell office:value-type="float" office:value="-0.00857142857142856" calcext:value-type="float">
            <text:p>-0.00857142857142856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-0.00849206349206355" calcext:value-type="float">
            <text:p>-0.00849206349206355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849206349206355" calcext:value-type="float">
            <text:p>-0.00849206349206355</text:p>
          </table:table-cell>
          <table:table-cell office:value-type="float" office:value="0.00269841269841264" calcext:value-type="float">
            <text:p>0.00269841269841264</text:p>
          </table:table-cell>
          <table:table-cell office:value-type="float" office:value="-0.00857142857142856" calcext:value-type="float">
            <text:p>-0.00857142857142856</text:p>
          </table:table-cell>
          <table:table-cell table:number-columns-repeated="2" office:value-type="float" office:value="-0.00571428571428578" calcext:value-type="float">
            <text:p>-0.00571428571428578</text:p>
          </table:table-cell>
          <table:table-cell office:value-type="float" office:value="-0.0000793650793653455" calcext:value-type="float">
            <text:p>-7.93650793653455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0.00449206349206344" calcext:value-type="float">
            <text:p>0.00449206349206344</text:p>
          </table:table-cell>
          <table:table-cell office:value-type="float" office:value="-0.0251269841269842" calcext:value-type="float">
            <text:p>-0.0251269841269842</text:p>
          </table:table-cell>
          <table:table-cell office:value-type="float" office:value="-0.0011904761904763" calcext:value-type="float">
            <text:p>-0.0011904761904763</text:p>
          </table:table-cell>
          <table:table-cell office:value-type="float" office:value="0.00499999999999989" calcext:value-type="float">
            <text:p>0.00499999999999989</text:p>
          </table:table-cell>
          <table:table-cell office:value-type="float" office:value="-0.00171428571428578" calcext:value-type="float">
            <text:p>-0.00171428571428578</text:p>
          </table:table-cell>
          <table:table-cell office:value-type="float" office:value="-0.000603174603174606" calcext:value-type="float">
            <text:p>-0.000603174603174606</text:p>
          </table:table-cell>
          <table:table-cell office:value-type="float" office:value="-0.00407936507936524" calcext:value-type="float">
            <text:p>-0.00407936507936524</text:p>
          </table:table-cell>
          <table:table-cell office:value-type="float" office:value="-0.00117460317460316" calcext:value-type="float">
            <text:p>-0.00117460317460316</text:p>
          </table:table-cell>
          <table:table-cell office:value-type="float" office:value="-0.00280952380952382" calcext:value-type="float">
            <text:p>-0.00280952380952382</text:p>
          </table:table-cell>
          <table:table-cell office:value-type="float" office:value="0.00112698412698398" calcext:value-type="float">
            <text:p>0.00112698412698398</text:p>
          </table:table-cell>
          <table:table-cell office:value-type="float" office:value="-0.0011269841269842" calcext:value-type="float">
            <text:p>-0.0011269841269842</text:p>
          </table:table-cell>
          <table:table-cell office:value-type="float" office:value="0.00504761904761897" calcext:value-type="float">
            <text:p>0.00504761904761897</text:p>
          </table:table-cell>
          <table:table-cell office:value-type="float" office:value="0.000476190476190297" calcext:value-type="float">
            <text:p>0.000476190476190297</text:p>
          </table:table-cell>
          <table:table-cell office:value-type="float" office:value="-0.00288888888888894" calcext:value-type="float">
            <text:p>-0.00288888888888894</text:p>
          </table:table-cell>
          <table:table-cell office:value-type="float" office:value="-0.0012063492063491" calcext:value-type="float">
            <text:p>-0.0012063492063491</text:p>
          </table:table-cell>
          <table:table-cell office:value-type="float" office:value="0.00328571428571411" calcext:value-type="float">
            <text:p>0.003285714285714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mammographic</text:p>
          </table:table-cell>
          <table:table-cell office:value-type="float" office:value="0.0289156626506024" calcext:value-type="float">
            <text:p>0.0289156626506024</text:p>
          </table:table-cell>
          <table:table-cell office:value-type="float" office:value="0" calcext:value-type="float">
            <text:p>0</text:p>
          </table:table-cell>
          <table:table-cell office:value-type="float" office:value="0.0240963855421686" calcext:value-type="float">
            <text:p>0.0240963855421686</text:p>
          </table:table-cell>
          <table:table-cell office:value-type="float" office:value="0.0301204819277109" calcext:value-type="float">
            <text:p>0.0301204819277109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325301204819277" calcext:value-type="float">
            <text:p>0.0325301204819277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325301204819277" calcext:value-type="float">
            <text:p>0.0325301204819277</text:p>
          </table:table-cell>
          <table:table-cell office:value-type="float" office:value="0.0156626506024097" calcext:value-type="float">
            <text:p>0.0156626506024097</text:p>
          </table:table-cell>
          <table:table-cell office:value-type="float" office:value="0.00481927710843366" calcext:value-type="float">
            <text:p>0.00481927710843366</text:p>
          </table:table-cell>
          <table:table-cell office:value-type="float" office:value="0.0120481927710843" calcext:value-type="float">
            <text:p>0.0120481927710843</text:p>
          </table:table-cell>
          <table:table-cell office:value-type="float" office:value="0.0240963855421686" calcext:value-type="float">
            <text:p>0.0240963855421686</text:p>
          </table:table-cell>
          <table:table-cell office:value-type="float" office:value="0.0156626506024097" calcext:value-type="float">
            <text:p>0.0156626506024097</text:p>
          </table:table-cell>
          <table:table-cell office:value-type="float" office:value="0.0132530120481927" calcext:value-type="float">
            <text:p>0.0132530120481927</text:p>
          </table:table-cell>
          <table:table-cell office:value-type="float" office:value="0.0156626506024096" calcext:value-type="float">
            <text:p>0.0156626506024096</text:p>
          </table:table-cell>
          <table:table-cell office:value-type="float" office:value="0.0289156626506024" calcext:value-type="float">
            <text:p>0.02891566265060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mammographic</text:p>
          </table:table-cell>
          <table:table-cell office:value-type="float" office:value="0.016867469879518" calcext:value-type="float">
            <text:p>0.016867469879518</text:p>
          </table:table-cell>
          <table:table-cell office:value-type="float" office:value="-0.00602409638554213" calcext:value-type="float">
            <text:p>-0.00602409638554213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204819277108434" calcext:value-type="float">
            <text:p>0.0204819277108434</text:p>
          </table:table-cell>
          <table:table-cell office:value-type="float" office:value="0.0180722891566266" calcext:value-type="float">
            <text:p>0.0180722891566266</text:p>
          </table:table-cell>
          <table:table-cell office:value-type="float" office:value="0.019277108433735" calcext:value-type="float">
            <text:p>0.019277108433735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289156626506024" calcext:value-type="float">
            <text:p>0.0289156626506024</text:p>
          </table:table-cell>
          <table:table-cell office:value-type="float" office:value="0.0120481927710844" calcext:value-type="float">
            <text:p>0.0120481927710844</text:p>
          </table:table-cell>
          <table:table-cell office:value-type="float" office:value="0.0072289156626506" calcext:value-type="float">
            <text:p>0.0072289156626506</text:p>
          </table:table-cell>
          <table:table-cell office:value-type="float" office:value="0.00843373493975907" calcext:value-type="float">
            <text:p>0.00843373493975907</text:p>
          </table:table-cell>
          <table:table-cell office:value-type="float" office:value="0.0156626506024097" calcext:value-type="float">
            <text:p>0.0156626506024097</text:p>
          </table:table-cell>
          <table:table-cell office:value-type="float" office:value="0.00240963855421694" calcext:value-type="float">
            <text:p>0.00240963855421694</text:p>
          </table:table-cell>
          <table:table-cell office:value-type="float" office:value="0.0120481927710844" calcext:value-type="float">
            <text:p>0.0120481927710844</text:p>
          </table:table-cell>
          <table:table-cell office:value-type="float" office:value="0.00843373493975907" calcext:value-type="float">
            <text:p>0.00843373493975907</text:p>
          </table:table-cell>
          <table:table-cell office:value-type="float" office:value="0.0156626506024097" calcext:value-type="float">
            <text:p>0.0156626506024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mammographic</text:p>
          </table:table-cell>
          <table:table-cell office:value-type="float" office:value="0.0240963855421686" calcext:value-type="float">
            <text:p>0.0240963855421686</text:p>
          </table:table-cell>
          <table:table-cell office:value-type="float" office:value="0.00120481927710836" calcext:value-type="float">
            <text:p>0.00120481927710836</text:p>
          </table:table-cell>
          <table:table-cell office:value-type="float" office:value="0.0216867469879517" calcext:value-type="float">
            <text:p>0.0216867469879517</text:p>
          </table:table-cell>
          <table:table-cell office:value-type="float" office:value="0.0289156626506024" calcext:value-type="float">
            <text:p>0.0289156626506024</text:p>
          </table:table-cell>
          <table:table-cell office:value-type="float" office:value="0.0192771084337349" calcext:value-type="float">
            <text:p>0.0192771084337349</text:p>
          </table:table-cell>
          <table:table-cell office:value-type="float" office:value="0.0289156626506024" calcext:value-type="float">
            <text:p>0.0289156626506024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337349397590361" calcext:value-type="float">
            <text:p>0.0337349397590361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228915662650602" calcext:value-type="float">
            <text:p>0.0228915662650602</text:p>
          </table:table-cell>
          <table:table-cell office:value-type="float" office:value="0.0265060240963855" calcext:value-type="float">
            <text:p>0.0265060240963855</text:p>
          </table:table-cell>
          <table:table-cell office:value-type="float" office:value="0.00481927710843366" calcext:value-type="float">
            <text:p>0.00481927710843366</text:p>
          </table:table-cell>
          <table:table-cell office:value-type="float" office:value="0.0132530120481927" calcext:value-type="float">
            <text:p>0.0132530120481927</text:p>
          </table:table-cell>
          <table:table-cell office:value-type="float" office:value="0.0120481927710843" calcext:value-type="float">
            <text:p>0.0120481927710843</text:p>
          </table:table-cell>
          <table:table-cell office:value-type="float" office:value="0.0228915662650603" calcext:value-type="float">
            <text:p>0.02289156626506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mammographic</text:p>
          </table:table-cell>
          <table:table-cell office:value-type="float" office:value="0.0240963855421688" calcext:value-type="float">
            <text:p>0.0240963855421688</text:p>
          </table:table-cell>
          <table:table-cell office:value-type="float" office:value="-0.00120481927710836" calcext:value-type="float">
            <text:p>-0.00120481927710836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313253012048194" calcext:value-type="float">
            <text:p>0.0313253012048194</text:p>
          </table:table-cell>
          <table:table-cell office:value-type="float" office:value="0.019277108433735" calcext:value-type="float">
            <text:p>0.019277108433735</text:p>
          </table:table-cell>
          <table:table-cell office:value-type="float" office:value="0.0253012048192771" calcext:value-type="float">
            <text:p>0.0253012048192771</text:p>
          </table:table-cell>
          <table:table-cell office:value-type="float" office:value="0.019277108433735" calcext:value-type="float">
            <text:p>0.019277108433735</text:p>
          </table:table-cell>
          <table:table-cell office:value-type="float" office:value="0.0265060240963856" calcext:value-type="float">
            <text:p>0.0265060240963856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265060240963856" calcext:value-type="float">
            <text:p>0.0265060240963856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204819277108434" calcext:value-type="float">
            <text:p>0.0204819277108434</text:p>
          </table:table-cell>
          <table:table-cell office:value-type="float" office:value="0.00843373493975907" calcext:value-type="float">
            <text:p>0.00843373493975907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0843373493975907" calcext:value-type="float">
            <text:p>0.00843373493975907</text:p>
          </table:table-cell>
          <table:table-cell office:value-type="float" office:value="0.0240963855421688" calcext:value-type="float">
            <text:p>0.02409638554216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mammographic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-0.0072289156626506" calcext:value-type="float">
            <text:p>-0.0072289156626506</text:p>
          </table:table-cell>
          <table:table-cell office:value-type="float" office:value="0.0192771084337349" calcext:value-type="float">
            <text:p>0.0192771084337349</text:p>
          </table:table-cell>
          <table:table-cell office:value-type="float" office:value="0.0301204819277108" calcext:value-type="float">
            <text:p>0.0301204819277108</text:p>
          </table:table-cell>
          <table:table-cell office:value-type="float" office:value="0.0192771084337349" calcext:value-type="float">
            <text:p>0.0192771084337349</text:p>
          </table:table-cell>
          <table:table-cell office:value-type="float" office:value="0.0253012048192771" calcext:value-type="float">
            <text:p>0.0253012048192771</text:p>
          </table:table-cell>
          <table:table-cell office:value-type="float" office:value="0.0156626506024096" calcext:value-type="float">
            <text:p>0.0156626506024096</text:p>
          </table:table-cell>
          <table:table-cell table:number-columns-repeated="2" office:value-type="float" office:value="0.0204819277108433" calcext:value-type="float">
            <text:p>0.0204819277108433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204819277108433" calcext:value-type="float">
            <text:p>0.0204819277108433</text:p>
          </table:table-cell>
          <table:table-cell office:value-type="float" office:value="0.0132530120481927" calcext:value-type="float">
            <text:p>0.0132530120481927</text:p>
          </table:table-cell>
          <table:table-cell office:value-type="float" office:value="0.0120481927710844" calcext:value-type="float">
            <text:p>0.0120481927710844</text:p>
          </table:table-cell>
          <table:table-cell office:value-type="float" office:value="0.0108433734939758" calcext:value-type="float">
            <text:p>0.0108433734939758</text:p>
          </table:table-cell>
          <table:table-cell office:value-type="float" office:value="0.0240963855421686" calcext:value-type="float">
            <text:p>0.024096385542168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mammographic</text:p>
          </table:table-cell>
          <table:table-cell office:value-type="float" office:value="0.0231325301204819" calcext:value-type="float">
            <text:p>0.0231325301204819</text:p>
          </table:table-cell>
          <table:table-cell office:value-type="float" office:value="-0.00265060240963866" calcext:value-type="float">
            <text:p>-0.00265060240963866</text:p>
          </table:table-cell>
          <table:table-cell office:value-type="float" office:value="0.0187951807228915" calcext:value-type="float">
            <text:p>0.0187951807228915</text:p>
          </table:table-cell>
          <table:table-cell office:value-type="float" office:value="0.0281927710843374" calcext:value-type="float">
            <text:p>0.0281927710843374</text:p>
          </table:table-cell>
          <table:table-cell office:value-type="float" office:value="0.0173493975903614" calcext:value-type="float">
            <text:p>0.0173493975903614</text:p>
          </table:table-cell>
          <table:table-cell office:value-type="float" office:value="0.0262650602409638" calcext:value-type="float">
            <text:p>0.0262650602409638</text:p>
          </table:table-cell>
          <table:table-cell office:value-type="float" office:value="0.0171084337349398" calcext:value-type="float">
            <text:p>0.0171084337349398</text:p>
          </table:table-cell>
          <table:table-cell office:value-type="float" office:value="0.028433734939759" calcext:value-type="float">
            <text:p>0.028433734939759</text:p>
          </table:table-cell>
          <table:table-cell office:value-type="float" office:value="0.0183132530120482" calcext:value-type="float">
            <text:p>0.0183132530120482</text:p>
          </table:table-cell>
          <table:table-cell office:value-type="float" office:value="0.0149397590361445" calcext:value-type="float">
            <text:p>0.0149397590361445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214457831325301" calcext:value-type="float">
            <text:p>0.0214457831325301</text:p>
          </table:table-cell>
          <table:table-cell office:value-type="float" office:value="0.0089156626506024" calcext:value-type="float">
            <text:p>0.0089156626506024</text:p>
          </table:table-cell>
          <table:table-cell office:value-type="float" office:value="0.013012048192771" calcext:value-type="float">
            <text:p>0.013012048192771</text:p>
          </table:table-cell>
          <table:table-cell office:value-type="float" office:value="0.0110843373493975" calcext:value-type="float">
            <text:p>0.0110843373493975</text:p>
          </table:table-cell>
          <table:table-cell office:value-type="float" office:value="0.0231325301204819" calcext:value-type="float">
            <text:p>0.02313253012048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honeme</text:p>
          </table:table-cell>
          <table:table-cell office:value-type="float" office:value="-0.0273841308961456" calcext:value-type="float">
            <text:p>-0.0273841308961456</text:p>
          </table:table-cell>
          <table:table-cell office:value-type="float" office:value="0.00184671732730879" calcext:value-type="float">
            <text:p>0.00184671732730879</text:p>
          </table:table-cell>
          <table:table-cell office:value-type="float" office:value="-0.00406859724789477" calcext:value-type="float">
            <text:p>-0.00406859724789477</text:p>
          </table:table-cell>
          <table:table-cell office:value-type="float" office:value="-0.0114722393373038" calcext:value-type="float">
            <text:p>-0.0114722393373038</text:p>
          </table:table-cell>
          <table:table-cell office:value-type="float" office:value="-0.00166495515848553" calcext:value-type="float">
            <text:p>-0.00166495515848553</text:p>
          </table:table-cell>
          <table:table-cell office:value-type="float" office:value="-0.00295988224823718" calcext:value-type="float">
            <text:p>-0.00295988224823718</text:p>
          </table:table-cell>
          <table:table-cell office:value-type="float" office:value="-0.0053642089409186" calcext:value-type="float">
            <text:p>-0.0053642089409186</text:p>
          </table:table-cell>
          <table:table-cell office:value-type="float" office:value="-0.0101721777230094" calcext:value-type="float">
            <text:p>-0.0101721777230094</text:p>
          </table:table-cell>
          <table:table-cell office:value-type="float" office:value="-0.0016601629355788" calcext:value-type="float">
            <text:p>-0.0016601629355788</text:p>
          </table:table-cell>
          <table:table-cell office:value-type="float" office:value="-0.00814335592524129" calcext:value-type="float">
            <text:p>-0.00814335592524129</text:p>
          </table:table-cell>
          <table:table-cell office:value-type="float" office:value="-0.00462689121653992" calcext:value-type="float">
            <text:p>-0.00462689121653992</text:p>
          </table:table-cell>
          <table:table-cell office:value-type="float" office:value="-0.00351406859724779" calcext:value-type="float">
            <text:p>-0.00351406859724779</text:p>
          </table:table-cell>
          <table:table-cell office:value-type="float" office:value="-0.00573492161292521" calcext:value-type="float">
            <text:p>-0.00573492161292521</text:p>
          </table:table-cell>
          <table:table-cell office:value-type="float" office:value="-0.00314301362360492" calcext:value-type="float">
            <text:p>-0.00314301362360492</text:p>
          </table:table-cell>
          <table:table-cell office:value-type="float" office:value="-0.00295782843841974" calcext:value-type="float">
            <text:p>-0.00295782843841974</text:p>
          </table:table-cell>
          <table:table-cell office:value-type="float" office:value="-0.00184842883548952" calcext:value-type="float">
            <text:p>-0.001848428835489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honeme</text:p>
          </table:table-cell>
          <table:table-cell office:value-type="float" office:value="-0.0229424248647908" calcext:value-type="float">
            <text:p>-0.0229424248647908</text:p>
          </table:table-cell>
          <table:table-cell office:value-type="float" office:value="0.00443862531662897" calcext:value-type="float">
            <text:p>0.00443862531662897</text:p>
          </table:table-cell>
          <table:table-cell office:value-type="float" office:value="-0.00462346820017801" calcext:value-type="float">
            <text:p>-0.00462346820017801</text:p>
          </table:table-cell>
          <table:table-cell office:value-type="float" office:value="-0.00869822687752442" calcext:value-type="float">
            <text:p>-0.00869822687752442</text:p>
          </table:table-cell>
          <table:table-cell office:value-type="float" office:value="-0.00240227288286454" calcext:value-type="float">
            <text:p>-0.00240227288286454</text:p>
          </table:table-cell>
          <table:table-cell office:value-type="float" office:value="-0.00259293489422874" calcext:value-type="float">
            <text:p>-0.00259293489422874</text:p>
          </table:table-cell>
          <table:table-cell office:value-type="float" office:value="-0.00425446703635235" calcext:value-type="float">
            <text:p>-0.00425446703635235</text:p>
          </table:table-cell>
          <table:table-cell office:value-type="float" office:value="-0.00573457931128918" calcext:value-type="float">
            <text:p>-0.00573457931128918</text:p>
          </table:table-cell>
          <table:table-cell office:value-type="float" office:value="-0.00148079687820923" calcext:value-type="float">
            <text:p>-0.00148079687820923</text:p>
          </table:table-cell>
          <table:table-cell office:value-type="float" office:value="-0.0011107688094748" calcext:value-type="float">
            <text:p>-0.0011107688094748</text:p>
          </table:table-cell>
          <table:table-cell office:value-type="float" office:value="-0.00203635243376454" calcext:value-type="float">
            <text:p>-0.00203635243376454</text:p>
          </table:table-cell>
          <table:table-cell office:value-type="float" office:value="-0.000367289655644587" calcext:value-type="float">
            <text:p>-0.000367289655644587</text:p>
          </table:table-cell>
          <table:table-cell office:value-type="float" office:value="-0.00018347367700422" calcext:value-type="float">
            <text:p>-0.00018347367700422</text:p>
          </table:table-cell>
          <table:table-cell office:value-type="float" office:value="-0.000373793386732379" calcext:value-type="float">
            <text:p>-0.000373793386732379</text:p>
          </table:table-cell>
          <table:table-cell office:value-type="float" office:value="-0.00388512357089077" calcext:value-type="float">
            <text:p>-0.00388512357089077</text:p>
          </table:table-cell>
          <table:table-cell office:value-type="float" office:value="-0.00258814267132201" calcext:value-type="float">
            <text:p>-0.002588142671322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honeme</text:p>
          </table:table-cell>
          <table:table-cell office:value-type="float" office:value="-0.024606695420004" calcext:value-type="float">
            <text:p>-0.024606695420004</text:p>
          </table:table-cell>
          <table:table-cell office:value-type="float" office:value="0.00314540973505839" calcext:value-type="float">
            <text:p>0.00314540973505839</text:p>
          </table:table-cell>
          <table:table-cell office:value-type="float" office:value="-0.00314027521051541" calcext:value-type="float">
            <text:p>-0.00314027521051541</text:p>
          </table:table-cell>
          <table:table-cell office:value-type="float" office:value="-0.00795406312042168" calcext:value-type="float">
            <text:p>-0.00795406312042168</text:p>
          </table:table-cell>
          <table:table-cell office:value-type="float" office:value="-0.000550421031012438" calcext:value-type="float">
            <text:p>-0.000550421031012438</text:p>
          </table:table-cell>
          <table:table-cell office:value-type="float" office:value="-0.00332785650715406" calcext:value-type="float">
            <text:p>-0.00332785650715406</text:p>
          </table:table-cell>
          <table:table-cell office:value-type="float" office:value="-0.00147703156021084" calcext:value-type="float">
            <text:p>-0.00147703156021084</text:p>
          </table:table-cell>
          <table:table-cell office:value-type="float" office:value="-0.00351304169233924" calcext:value-type="float">
            <text:p>-0.00351304169233924</text:p>
          </table:table-cell>
          <table:table-cell office:value-type="float" office:value="0.00185356336003295" calcext:value-type="float">
            <text:p>0.00185356336003295</text:p>
          </table:table-cell>
          <table:table-cell office:value-type="float" office:value="-0.00296090915314562" calcext:value-type="float">
            <text:p>-0.00296090915314562</text:p>
          </table:table-cell>
          <table:table-cell office:value-type="float" office:value="-0.0029588553433284" calcext:value-type="float">
            <text:p>-0.0029588553433284</text:p>
          </table:table-cell>
          <table:table-cell office:value-type="float" office:value="0.0018545902649415" calcext:value-type="float">
            <text:p>0.0018545902649415</text:p>
          </table:table-cell>
          <table:table-cell office:value-type="float" office:value="0.00111008420620251" calcext:value-type="float">
            <text:p>0.00111008420620251</text:p>
          </table:table-cell>
          <table:table-cell office:value-type="float" office:value="-0.000741425344013225" calcext:value-type="float">
            <text:p>-0.000741425344013225</text:p>
          </table:table-cell>
          <table:table-cell office:value-type="float" office:value="-0.00166255904703228" calcext:value-type="float">
            <text:p>-0.00166255904703228</text:p>
          </table:table-cell>
          <table:table-cell office:value-type="float" office:value="0.00111316492092839" calcext:value-type="float">
            <text:p>0.001113164920928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honeme</text:p>
          </table:table-cell>
          <table:table-cell office:value-type="float" office:value="-0.026643732457041" calcext:value-type="float">
            <text:p>-0.026643732457041</text:p>
          </table:table-cell>
          <table:table-cell office:value-type="float" office:value="0.00425480933798861" calcext:value-type="float">
            <text:p>0.00425480933798861</text:p>
          </table:table-cell>
          <table:table-cell office:value-type="float" office:value="-0.00332751420551802" calcext:value-type="float">
            <text:p>-0.00332751420551802</text:p>
          </table:table-cell>
          <table:table-cell office:value-type="float" office:value="-0.00610563428493183" calcext:value-type="float">
            <text:p>-0.00610563428493183</text:p>
          </table:table-cell>
          <table:table-cell office:value-type="float" office:value="-0.00110768809474915" calcext:value-type="float">
            <text:p>-0.00110768809474915</text:p>
          </table:table-cell>
          <table:table-cell office:value-type="float" office:value="-0.00258951187786682" calcext:value-type="float">
            <text:p>-0.00258951187786682</text:p>
          </table:table-cell>
          <table:table-cell office:value-type="float" office:value="-0.00166392825357697" calcext:value-type="float">
            <text:p>-0.00166392825357697</text:p>
          </table:table-cell>
          <table:table-cell office:value-type="float" office:value="-0.00258814267132179" calcext:value-type="float">
            <text:p>-0.00258814267132179</text:p>
          </table:table-cell>
          <table:table-cell office:value-type="float" office:value="0.00000102690490844104" calcext:value-type="float">
            <text:p>1.02690490844104E-06</text:p>
          </table:table-cell>
          <table:table-cell office:value-type="float" office:value="-0.00222324912713079" calcext:value-type="float">
            <text:p>-0.00222324912713079</text:p>
          </table:table-cell>
          <table:table-cell office:value-type="float" office:value="0.00166632436503045" calcext:value-type="float">
            <text:p>0.00166632436503045</text:p>
          </table:table-cell>
          <table:table-cell office:value-type="float" office:value="0.00277777777777777" calcext:value-type="float">
            <text:p>0.00277777777777777</text:p>
          </table:table-cell>
          <table:table-cell office:value-type="float" office:value="0.00166427055521323" calcext:value-type="float">
            <text:p>0.00166427055521323</text:p>
          </table:table-cell>
          <table:table-cell office:value-type="float" office:value="0.000369343465461802" calcext:value-type="float">
            <text:p>0.000369343465461802</text:p>
          </table:table-cell>
          <table:table-cell office:value-type="float" office:value="-0.00110871499965759" calcext:value-type="float">
            <text:p>-0.00110871499965759</text:p>
          </table:table-cell>
          <table:table-cell office:value-type="float" office:value="0.000372424180187569" calcext:value-type="float">
            <text:p>0.0003724241801875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honeme</text:p>
          </table:table-cell>
          <table:table-cell office:value-type="float" office:value="-0.0249777503936469" calcext:value-type="float">
            <text:p>-0.0249777503936469</text:p>
          </table:table-cell>
          <table:table-cell office:value-type="float" office:value="0.00333162182515223" calcext:value-type="float">
            <text:p>0.00333162182515223</text:p>
          </table:table-cell>
          <table:table-cell office:value-type="float" office:value="-0.00443554460190321" calcext:value-type="float">
            <text:p>-0.00443554460190321</text:p>
          </table:table-cell>
          <table:table-cell office:value-type="float" office:value="-0.00740021907304722" calcext:value-type="float">
            <text:p>-0.00740021907304722</text:p>
          </table:table-cell>
          <table:table-cell office:value-type="float" office:value="-0.000552817142466022" calcext:value-type="float">
            <text:p>-0.000552817142466022</text:p>
          </table:table-cell>
          <table:table-cell office:value-type="float" office:value="-0.00258916957623079" calcext:value-type="float">
            <text:p>-0.00258916957623079</text:p>
          </table:table-cell>
          <table:table-cell office:value-type="float" office:value="-0.0018480865338536" calcext:value-type="float">
            <text:p>-0.0018480865338536</text:p>
          </table:table-cell>
          <table:table-cell office:value-type="float" office:value="-0.00480831108372704" calcext:value-type="float">
            <text:p>-0.00480831108372704</text:p>
          </table:table-cell>
          <table:table-cell office:value-type="float" office:value="-0.000184158280276403" calcext:value-type="float">
            <text:p>-0.000184158280276403</text:p>
          </table:table-cell>
          <table:table-cell office:value-type="float" office:value="-0.0018525364551244" calcext:value-type="float">
            <text:p>-0.0018525364551244</text:p>
          </table:table-cell>
          <table:table-cell office:value-type="float" office:value="0.00000034230163603599" calcext:value-type="float">
            <text:p>3.42301636035991E-07</text:p>
          </table:table-cell>
          <table:table-cell office:value-type="float" office:value="0.000927979735743212" calcext:value-type="float">
            <text:p>0.000927979735743212</text:p>
          </table:table-cell>
          <table:table-cell office:value-type="float" office:value="0.000556924762100342" calcext:value-type="float">
            <text:p>0.000556924762100342</text:p>
          </table:table-cell>
          <table:table-cell office:value-type="float" office:value="-0.0012959539946602" calcext:value-type="float">
            <text:p>-0.0012959539946602</text:p>
          </table:table-cell>
          <table:table-cell office:value-type="float" office:value="0.000557609365372747" calcext:value-type="float">
            <text:p>0.000557609365372747</text:p>
          </table:table-cell>
          <table:table-cell office:value-type="float" office:value="0.000557951667008783" calcext:value-type="float">
            <text:p>0.00055795166700878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honeme</text:p>
          </table:table-cell>
          <table:table-cell office:value-type="float" office:value="-0.0253109468063255" calcext:value-type="float">
            <text:p>-0.0253109468063255</text:p>
          </table:table-cell>
          <table:table-cell office:value-type="float" office:value="0.00340343670842747" calcext:value-type="float">
            <text:p>0.00340343670842747</text:p>
          </table:table-cell>
          <table:table-cell office:value-type="float" office:value="-0.00391907989320184" calcext:value-type="float">
            <text:p>-0.00391907989320184</text:p>
          </table:table-cell>
          <table:table-cell office:value-type="float" office:value="-0.0083260765386457" calcext:value-type="float">
            <text:p>-0.0083260765386457</text:p>
          </table:table-cell>
          <table:table-cell office:value-type="float" office:value="-0.00125563086191549" calcext:value-type="float">
            <text:p>-0.00125563086191549</text:p>
          </table:table-cell>
          <table:table-cell office:value-type="float" office:value="-0.00281187102074343" calcext:value-type="float">
            <text:p>-0.00281187102074343</text:p>
          </table:table-cell>
          <table:table-cell office:value-type="float" office:value="-0.00292154446498249" calcext:value-type="float">
            <text:p>-0.00292154446498249</text:p>
          </table:table-cell>
          <table:table-cell office:value-type="float" office:value="-0.00536325049633724" calcext:value-type="float">
            <text:p>-0.00536325049633724</text:p>
          </table:table-cell>
          <table:table-cell office:value-type="float" office:value="-0.000294105565824543" calcext:value-type="float">
            <text:p>-0.000294105565824543</text:p>
          </table:table-cell>
          <table:table-cell office:value-type="float" office:value="-0.00325816389402345" calcext:value-type="float">
            <text:p>-0.00325816389402345</text:p>
          </table:table-cell>
          <table:table-cell office:value-type="float" office:value="-0.00159108646539319" calcext:value-type="float">
            <text:p>-0.00159108646539319</text:p>
          </table:table-cell>
          <table:table-cell office:value-type="float" office:value="0.000335797905114066" calcext:value-type="float">
            <text:p>0.000335797905114066</text:p>
          </table:table-cell>
          <table:table-cell office:value-type="float" office:value="-0.000517423153282626" calcext:value-type="float">
            <text:p>-0.000517423153282626</text:p>
          </table:table-cell>
          <table:table-cell office:value-type="float" office:value="-0.00103696857670965" calcext:value-type="float">
            <text:p>-0.00103696857670965</text:p>
          </table:table-cell>
          <table:table-cell office:value-type="float" office:value="-0.0018113233381255" calcext:value-type="float">
            <text:p>-0.0018113233381255</text:p>
          </table:table-cell>
          <table:table-cell office:value-type="float" office:value="-0.000478606147737315" calcext:value-type="float">
            <text:p>-0.0004786061477373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0143198906356801" calcext:value-type="float">
            <text:p>0.0143198906356801</text:p>
          </table:table-cell>
          <table:table-cell office:value-type="float" office:value="-0.0116199589883801" calcext:value-type="float">
            <text:p>-0.0116199589883801</text:p>
          </table:table-cell>
          <table:table-cell office:value-type="float" office:value="0.00131578947368416" calcext:value-type="float">
            <text:p>0.00131578947368416</text:p>
          </table:table-cell>
          <table:table-cell office:value-type="float" office:value="0.0000341763499657199" calcext:value-type="float">
            <text:p>3.41763499657199E-05</text:p>
          </table:table-cell>
          <table:table-cell office:value-type="float" office:value="0.0130211893369787" calcext:value-type="float">
            <text:p>0.0130211893369787</text:p>
          </table:table-cell>
          <table:table-cell office:value-type="float" office:value="0.00401572112098414" calcext:value-type="float">
            <text:p>0.00401572112098414</text:p>
          </table:table-cell>
          <table:table-cell office:value-type="float" office:value="-0.0024777853725223" calcext:value-type="float">
            <text:p>-0.0024777853725223</text:p>
          </table:table-cell>
          <table:table-cell office:value-type="float" office:value="-0.00381066302118949" calcext:value-type="float">
            <text:p>-0.00381066302118949</text:p>
          </table:table-cell>
          <table:table-cell office:value-type="float" office:value="-0.00777511961722499" calcext:value-type="float">
            <text:p>-0.00777511961722499</text:p>
          </table:table-cell>
          <table:table-cell office:value-type="float" office:value="-0.0169002050580999" calcext:value-type="float">
            <text:p>-0.0169002050580999</text:p>
          </table:table-cell>
          <table:table-cell office:value-type="float" office:value="0.0182843472317156" calcext:value-type="float">
            <text:p>0.0182843472317156</text:p>
          </table:table-cell>
          <table:table-cell office:value-type="float" office:value="0.0118250170881749" calcext:value-type="float">
            <text:p>0.0118250170881749</text:p>
          </table:table-cell>
          <table:table-cell office:value-type="float" office:value="0.00922761449077225" calcext:value-type="float">
            <text:p>0.00922761449077225</text:p>
          </table:table-cell>
          <table:table-cell office:value-type="float" office:value="0.0143882433356116" calcext:value-type="float">
            <text:p>0.0143882433356116</text:p>
          </table:table-cell>
          <table:table-cell table:number-columns-repeated="2" office:value-type="float" office:value="0.00136705399863279" calcext:value-type="float">
            <text:p>0.001367053998632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00651059466848936" calcext:value-type="float">
            <text:p>0.00651059466848936</text:p>
          </table:table-cell>
          <table:table-cell office:value-type="float" office:value="0.00393028024606967" calcext:value-type="float">
            <text:p>0.00393028024606967</text:p>
          </table:table-cell>
          <table:table-cell office:value-type="float" office:value="0.0117395762132604" calcext:value-type="float">
            <text:p>0.0117395762132604</text:p>
          </table:table-cell>
          <table:table-cell office:value-type="float" office:value="0.0169002050580998" calcext:value-type="float">
            <text:p>0.0169002050580998</text:p>
          </table:table-cell>
          <table:table-cell office:value-type="float" office:value="0.00517771701982228" calcext:value-type="float">
            <text:p>0.00517771701982228</text:p>
          </table:table-cell>
          <table:table-cell office:value-type="float" office:value="0.00792891319207101" calcext:value-type="float">
            <text:p>0.00792891319207101</text:p>
          </table:table-cell>
          <table:table-cell office:value-type="float" office:value="0.00919343814080653" calcext:value-type="float">
            <text:p>0.00919343814080653</text:p>
          </table:table-cell>
          <table:table-cell office:value-type="float" office:value="0.00524606971975394" calcext:value-type="float">
            <text:p>0.00524606971975394</text:p>
          </table:table-cell>
          <table:table-cell office:value-type="float" office:value="0.0143711551606288" calcext:value-type="float">
            <text:p>0.0143711551606288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0143882433356117" calcext:value-type="float">
            <text:p>0.0143882433356117</text:p>
          </table:table-cell>
          <table:table-cell office:value-type="float" office:value="0.0130553656869447" calcext:value-type="float">
            <text:p>0.0130553656869447</text:p>
          </table:table-cell>
          <table:table-cell office:value-type="float" office:value="0.00524606971975394" calcext:value-type="float">
            <text:p>0.00524606971975394</text:p>
          </table:table-cell>
          <table:table-cell office:value-type="float" office:value="0.0104579630895421" calcext:value-type="float">
            <text:p>0.0104579630895421</text:p>
          </table:table-cell>
          <table:table-cell office:value-type="float" office:value="0.0195488721804511" calcext:value-type="float">
            <text:p>0.0195488721804511</text:p>
          </table:table-cell>
          <table:table-cell office:value-type="float" office:value="0.0091592617908407" calcext:value-type="float">
            <text:p>0.00915926179084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0077922077922078" calcext:value-type="float">
            <text:p>0.0077922077922078</text:p>
          </table:table-cell>
          <table:table-cell office:value-type="float" office:value="-0.0195317840054683" calcext:value-type="float">
            <text:p>-0.0195317840054683</text:p>
          </table:table-cell>
          <table:table-cell office:value-type="float" office:value="0.00522898154477092" calcext:value-type="float">
            <text:p>0.00522898154477092</text:p>
          </table:table-cell>
          <table:table-cell office:value-type="float" office:value="0.0103896103896104" calcext:value-type="float">
            <text:p>0.0103896103896104</text:p>
          </table:table-cell>
          <table:table-cell office:value-type="float" office:value="0.00905673274094321" calcext:value-type="float">
            <text:p>0.00905673274094321</text:p>
          </table:table-cell>
          <table:table-cell office:value-type="float" office:value="0.00393028024606967" calcext:value-type="float">
            <text:p>0.00393028024606967</text:p>
          </table:table-cell>
          <table:table-cell office:value-type="float" office:value="0.0130553656869445" calcext:value-type="float">
            <text:p>0.0130553656869445</text:p>
          </table:table-cell>
          <table:table-cell office:value-type="float" office:value="0.00259740259740249" calcext:value-type="float">
            <text:p>0.00259740259740249</text:p>
          </table:table-cell>
          <table:table-cell office:value-type="float" office:value="0.00777511961722488" calcext:value-type="float">
            <text:p>0.00777511961722488</text:p>
          </table:table-cell>
          <table:table-cell office:value-type="float" office:value="0.00259740259740249" calcext:value-type="float">
            <text:p>0.00259740259740249</text:p>
          </table:table-cell>
          <table:table-cell office:value-type="float" office:value="0.0065618591934381" calcext:value-type="float">
            <text:p>0.0065618591934381</text:p>
          </table:table-cell>
          <table:table-cell office:value-type="float" office:value="-0.00391319207108687" calcext:value-type="float">
            <text:p>-0.00391319207108687</text:p>
          </table:table-cell>
          <table:table-cell office:value-type="float" office:value="0.00133287764866707" calcext:value-type="float">
            <text:p>0.00133287764866707</text:p>
          </table:table-cell>
          <table:table-cell office:value-type="float" office:value="0.00387901572112104" calcext:value-type="float">
            <text:p>0.00387901572112104</text:p>
          </table:table-cell>
          <table:table-cell office:value-type="float" office:value="0.00782638414217352" calcext:value-type="float">
            <text:p>0.00782638414217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-0.00266575529733426" calcext:value-type="float">
            <text:p>-0.00266575529733426</text:p>
          </table:table-cell>
          <table:table-cell office:value-type="float" office:value="-0.0260765550239235" calcext:value-type="float">
            <text:p>-0.0260765550239235</text:p>
          </table:table-cell>
          <table:table-cell office:value-type="float" office:value="-0.0013499658236501" calcext:value-type="float">
            <text:p>-0.0013499658236501</text:p>
          </table:table-cell>
          <table:table-cell office:value-type="float" office:value="0.00254613807245374" calcext:value-type="float">
            <text:p>0.00254613807245374</text:p>
          </table:table-cell>
          <table:table-cell office:value-type="float" office:value="0.00516062884483937" calcext:value-type="float">
            <text:p>0.00516062884483937</text:p>
          </table:table-cell>
          <table:table-cell office:value-type="float" office:value="-0.00263157894736854" calcext:value-type="float">
            <text:p>-0.00263157894736854</text:p>
          </table:table-cell>
          <table:table-cell office:value-type="float" office:value="0.00387901572112093" calcext:value-type="float">
            <text:p>0.00387901572112093</text:p>
          </table:table-cell>
          <table:table-cell office:value-type="float" office:value="-0.00524606971975394" calcext:value-type="float">
            <text:p>-0.00524606971975394</text:p>
          </table:table-cell>
          <table:table-cell office:value-type="float" office:value="-0.0000683526999316619" calcext:value-type="float">
            <text:p>-6.83526999316619E-05</text:p>
          </table:table-cell>
          <table:table-cell office:value-type="float" office:value="0.00123034859876958" calcext:value-type="float">
            <text:p>0.00123034859876958</text:p>
          </table:table-cell>
          <table:table-cell office:value-type="float" office:value="0.0104066985645932" calcext:value-type="float">
            <text:p>0.0104066985645932</text:p>
          </table:table-cell>
          <table:table-cell office:value-type="float" office:value="-0.00526315789473697" calcext:value-type="float">
            <text:p>-0.00526315789473697</text:p>
          </table:table-cell>
          <table:table-cell office:value-type="float" office:value="-0.00393028024606978" calcext:value-type="float">
            <text:p>-0.00393028024606978</text:p>
          </table:table-cell>
          <table:table-cell office:value-type="float" office:value="-0.00266575529733426" calcext:value-type="float">
            <text:p>-0.00266575529733426</text:p>
          </table:table-cell>
          <table:table-cell office:value-type="float" office:value="0.00258031442241968" calcext:value-type="float">
            <text:p>0.00258031442241968</text:p>
          </table:table-cell>
          <table:table-cell office:value-type="float" office:value="-0.00912508544087498" calcext:value-type="float">
            <text:p>-0.009125085440874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00516062884483937" calcext:value-type="float">
            <text:p>0.00516062884483937</text:p>
          </table:table-cell>
          <table:table-cell office:value-type="float" office:value="-0.0208817498291183" calcext:value-type="float">
            <text:p>-0.0208817498291183</text:p>
          </table:table-cell>
          <table:table-cell office:value-type="float" office:value="-0.0000170881749829155" calcext:value-type="float">
            <text:p>-1.70881749829155E-05</text:p>
          </table:table-cell>
          <table:table-cell office:value-type="float" office:value="0.00517771701982228" calcext:value-type="float">
            <text:p>0.00517771701982228</text:p>
          </table:table-cell>
          <table:table-cell office:value-type="float" office:value="0.0025974025974026" calcext:value-type="float">
            <text:p>0.0025974025974026</text:p>
          </table:table-cell>
          <table:table-cell office:value-type="float" office:value="-0.0000170881749829155" calcext:value-type="float">
            <text:p>-1.70881749829155E-05</text:p>
          </table:table-cell>
          <table:table-cell office:value-type="float" office:value="0.00912508544087498" calcext:value-type="float">
            <text:p>0.00912508544087498</text:p>
          </table:table-cell>
          <table:table-cell office:value-type="float" office:value="-0.00651059466848947" calcext:value-type="float">
            <text:p>-0.00651059466848947</text:p>
          </table:table-cell>
          <table:table-cell office:value-type="float" office:value="-0.00133287764866707" calcext:value-type="float">
            <text:p>-0.00133287764866707</text:p>
          </table:table-cell>
          <table:table-cell office:value-type="float" office:value="0.00256322624743677" calcext:value-type="float">
            <text:p>0.00256322624743677</text:p>
          </table:table-cell>
          <table:table-cell office:value-type="float" office:value="0.00651059466848936" calcext:value-type="float">
            <text:p>0.00651059466848936</text:p>
          </table:table-cell>
          <table:table-cell office:value-type="float" office:value="0.00256322624743677" calcext:value-type="float">
            <text:p>0.00256322624743677</text:p>
          </table:table-cell>
          <table:table-cell office:value-type="float" office:value="-0.00261449077238551" calcext:value-type="float">
            <text:p>-0.00261449077238551</text:p>
          </table:table-cell>
          <table:table-cell office:value-type="float" office:value="0.00128161312371833" calcext:value-type="float">
            <text:p>0.00128161312371833</text:p>
          </table:table-cell>
          <table:table-cell office:value-type="float" office:value="0.00261449077238551" calcext:value-type="float">
            <text:p>0.00261449077238551</text:p>
          </table:table-cell>
          <table:table-cell office:value-type="float" office:value="-0.00651059466848947" calcext:value-type="float">
            <text:p>-0.0065105946684894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00622351332877646" calcext:value-type="float">
            <text:p>0.00622351332877646</text:p>
          </table:table-cell>
          <table:table-cell office:value-type="float" office:value="-0.0148359535201641" calcext:value-type="float">
            <text:p>-0.0148359535201641</text:p>
          </table:table-cell>
          <table:table-cell office:value-type="float" office:value="0.00338345864661649" calcext:value-type="float">
            <text:p>0.00338345864661649</text:p>
          </table:table-cell>
          <table:table-cell office:value-type="float" office:value="0.00700956937799035" calcext:value-type="float">
            <text:p>0.00700956937799035</text:p>
          </table:table-cell>
          <table:table-cell office:value-type="float" office:value="0.00700273410799723" calcext:value-type="float">
            <text:p>0.00700273410799723</text:p>
          </table:table-cell>
          <table:table-cell office:value-type="float" office:value="0.00264524948735478" calcext:value-type="float">
            <text:p>0.00264524948735478</text:p>
          </table:table-cell>
          <table:table-cell office:value-type="float" office:value="0.00655502392344498" calcext:value-type="float">
            <text:p>0.00655502392344498</text:p>
          </table:table-cell>
          <table:table-cell office:value-type="float" office:value="-0.00154477101845529" calcext:value-type="float">
            <text:p>-0.00154477101845529</text:p>
          </table:table-cell>
          <table:table-cell office:value-type="float" office:value="0.00259398496240604" calcext:value-type="float">
            <text:p>0.00259398496240604</text:p>
          </table:table-cell>
          <table:table-cell office:value-type="float" office:value="0.00000341763499656089" calcext:value-type="float">
            <text:p>3.41763499656089E-06</text:p>
          </table:table-cell>
          <table:table-cell office:value-type="float" office:value="0.0112303485987696" calcext:value-type="float">
            <text:p>0.0112303485987696</text:p>
          </table:table-cell>
          <table:table-cell office:value-type="float" office:value="0.00365345181134658" calcext:value-type="float">
            <text:p>0.00365345181134658</text:p>
          </table:table-cell>
          <table:table-cell office:value-type="float" office:value="0.00185235816814766" calcext:value-type="float">
            <text:p>0.00185235816814766</text:p>
          </table:table-cell>
          <table:table-cell office:value-type="float" office:value="0.00546821599453184" calcext:value-type="float">
            <text:p>0.00546821599453184</text:p>
          </table:table-cell>
          <table:table-cell office:value-type="float" office:value="0.00678742310321256" calcext:value-type="float">
            <text:p>0.00678742310321256</text:p>
          </table:table-cell>
          <table:table-cell office:value-type="float" office:value="-0.00102187286397815" calcext:value-type="float">
            <text:p>-0.001021872863978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-0.018181818181818" calcext:value-type="float">
            <text:p>-0.018181818181818</text:p>
          </table:table-cell>
          <table:table-cell office:value-type="float" office:value="-0.0051948051948052" calcext:value-type="float">
            <text:p>-0.0051948051948052</text:p>
          </table:table-cell>
          <table:table-cell office:value-type="float" office:value="-0.00303030303030316" calcext:value-type="float">
            <text:p>-0.00303030303030316</text:p>
          </table:table-cell>
          <table:table-cell office:value-type="float" office:value="-0.00216450216450237" calcext:value-type="float">
            <text:p>-0.00216450216450237</text:p>
          </table:table-cell>
          <table:table-cell office:value-type="float" office:value="0.00173160173160158" calcext:value-type="float">
            <text:p>0.00173160173160158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-0.00216450216450237" calcext:value-type="float">
            <text:p>-0.00216450216450237</text:p>
          </table:table-cell>
          <table:table-cell office:value-type="float" office:value="-0.00389610389610395" calcext:value-type="float">
            <text:p>-0.00389610389610395</text:p>
          </table:table-cell>
          <table:table-cell office:value-type="float" office:value="-0.00303030303030316" calcext:value-type="float">
            <text:p>-0.00303030303030316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-0.00346320346320361" calcext:value-type="float">
            <text:p>-0.00346320346320361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-0.00216450216450237" calcext:value-type="float">
            <text:p>-0.00216450216450237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-0.000432900432900341" calcext:value-type="float">
            <text:p>-0.0004329004329003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-0.0181818181818182" calcext:value-type="float">
            <text:p>-0.0181818181818182</text:p>
          </table:table-cell>
          <table:table-cell office:value-type="float" office:value="-0.00259740259740238" calcext:value-type="float">
            <text:p>-0.00259740259740238</text:p>
          </table:table-cell>
          <table:table-cell office:value-type="float" office:value="-0.000432900432900452" calcext:value-type="float">
            <text:p>-0.000432900432900452</text:p>
          </table:table-cell>
          <table:table-cell office:value-type="float" office:value="-0.00259740259740238" calcext:value-type="float">
            <text:p>-0.00259740259740238</text:p>
          </table:table-cell>
          <table:table-cell office:value-type="float" office:value="0.000432900432900341" calcext:value-type="float">
            <text:p>0.000432900432900341</text:p>
          </table:table-cell>
          <table:table-cell office:value-type="float" office:value="-0.00129870129870124" calcext:value-type="float">
            <text:p>-0.00129870129870124</text:p>
          </table:table-cell>
          <table:table-cell office:value-type="float" office:value="0.000432900432900341" calcext:value-type="float">
            <text:p>0.000432900432900341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-0.00259740259740238" calcext:value-type="float">
            <text:p>-0.00259740259740238</text:p>
          </table:table-cell>
          <table:table-cell office:value-type="float" office:value="-0.000432900432900452" calcext:value-type="float">
            <text:p>-0.000432900432900452</text:p>
          </table:table-cell>
          <table:table-cell office:value-type="float" office:value="-0.00129870129870124" calcext:value-type="float">
            <text:p>-0.00129870129870124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0.000865800865801014" calcext:value-type="float">
            <text:p>0.000865800865801014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0" calcext:value-type="float">
            <text:p>0</text:p>
          </table:table-cell>
          <table:table-cell office:value-type="float" office:value="0.000432900432900341" calcext:value-type="float">
            <text:p>0.0004329004329003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-0.0164502164502164" calcext:value-type="float">
            <text:p>-0.0164502164502164</text:p>
          </table:table-cell>
          <table:table-cell office:value-type="float" office:value="-0.00346320346320317" calcext:value-type="float">
            <text:p>-0.00346320346320317</text:p>
          </table:table-cell>
          <table:table-cell office:value-type="float" office:value="0.000865800865800792" calcext:value-type="float">
            <text:p>0.000865800865800792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0.00216450216450226" calcext:value-type="float">
            <text:p>0.00216450216450226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0.00129870129870147" calcext:value-type="float">
            <text:p>0.00129870129870147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-0.000432900432900341" calcext:value-type="float">
            <text:p>-0.000432900432900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0.000865800865800792" calcext:value-type="float">
            <text:p>0.0008658008658007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-0.0164502164502164" calcext:value-type="float">
            <text:p>-0.0164502164502164</text:p>
          </table:table-cell>
          <table:table-cell office:value-type="float" office:value="-0.00432900432900396" calcext:value-type="float">
            <text:p>-0.00432900432900396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-0.00259740259740238" calcext:value-type="float">
            <text:p>-0.00259740259740238</text:p>
          </table:table-cell>
          <table:table-cell office:value-type="float" office:value="0" calcext:value-type="float">
            <text:p>0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0.000432900432900674" calcext:value-type="float">
            <text:p>0.000432900432900674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0" calcext:value-type="float">
            <text:p>0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-0.000432900432900341" calcext:value-type="float">
            <text:p>-0.000432900432900341</text:p>
          </table:table-cell>
          <table:table-cell table:number-columns-repeated="2" office:value-type="float" office:value="-0.00129870129870113" calcext:value-type="float">
            <text:p>-0.00129870129870113</text:p>
          </table:table-cell>
          <table:table-cell office:value-type="float" office:value="0.00129870129870147" calcext:value-type="float">
            <text:p>0.0012987012987014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-0.0177489177489176" calcext:value-type="float">
            <text:p>-0.0177489177489176</text:p>
          </table:table-cell>
          <table:table-cell office:value-type="float" office:value="-0.00476190476190486" calcext:value-type="float">
            <text:p>-0.00476190476190486</text:p>
          </table:table-cell>
          <table:table-cell office:value-type="float" office:value="-0.0017316017316017" calcext:value-type="float">
            <text:p>-0.0017316017316017</text:p>
          </table:table-cell>
          <table:table-cell office:value-type="float" office:value="-0.00303030303030283" calcext:value-type="float">
            <text:p>-0.00303030303030283</text:p>
          </table:table-cell>
          <table:table-cell table:number-columns-repeated="2" office:value-type="float" office:value="-0.0017316017316017" calcext:value-type="float">
            <text:p>-0.0017316017316017</text:p>
          </table:table-cell>
          <table:table-cell table:number-columns-repeated="2" office:value-type="float" office:value="-0.00129870129870124" calcext:value-type="float">
            <text:p>-0.00129870129870124</text:p>
          </table:table-cell>
          <table:table-cell office:value-type="float" office:value="-0.00303030303030283" calcext:value-type="float">
            <text:p>-0.00303030303030283</text:p>
          </table:table-cell>
          <table:table-cell office:value-type="float" office:value="-0.0017316017316017" calcext:value-type="float">
            <text:p>-0.0017316017316017</text:p>
          </table:table-cell>
          <table:table-cell office:value-type="float" office:value="-0.00303030303030283" calcext:value-type="float">
            <text:p>-0.00303030303030283</text:p>
          </table:table-cell>
          <table:table-cell office:value-type="float" office:value="-0.00216450216450204" calcext:value-type="float">
            <text:p>-0.00216450216450204</text:p>
          </table:table-cell>
          <table:table-cell office:value-type="float" office:value="-0.000865800865800903" calcext:value-type="float">
            <text:p>-0.000865800865800903</text:p>
          </table:table-cell>
          <table:table-cell table:number-columns-repeated="2" office:value-type="float" office:value="-0.00346320346320328" calcext:value-type="float">
            <text:p>-0.00346320346320328</text:p>
          </table:table-cell>
          <table:table-cell office:value-type="float" office:value="0.000432900432900563" calcext:value-type="float">
            <text:p>0.00043290043290056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-0.0174025974025973" calcext:value-type="float">
            <text:p>-0.0174025974025973</text:p>
          </table:table-cell>
          <table:table-cell office:value-type="float" office:value="-0.00406926406926389" calcext:value-type="float">
            <text:p>-0.00406926406926389</text:p>
          </table:table-cell>
          <table:table-cell office:value-type="float" office:value="-0.000952380952380927" calcext:value-type="float">
            <text:p>-0.000952380952380927</text:p>
          </table:table-cell>
          <table:table-cell office:value-type="float" office:value="-0.00233766233766219" calcext:value-type="float">
            <text:p>-0.00233766233766219</text:p>
          </table:table-cell>
          <table:table-cell office:value-type="float" office:value="-0.0000865800865801347" calcext:value-type="float">
            <text:p>-8.65800865801347E-05</text:p>
          </table:table-cell>
          <table:table-cell office:value-type="float" office:value="-0.00112554112554109" calcext:value-type="float">
            <text:p>-0.00112554112554109</text:p>
          </table:table-cell>
          <table:table-cell office:value-type="float" office:value="-0.000432900432900563" calcext:value-type="float">
            <text:p>-0.000432900432900563</text:p>
          </table:table-cell>
          <table:table-cell office:value-type="float" office:value="-0.00121212121212122" calcext:value-type="float">
            <text:p>-0.00121212121212122</text:p>
          </table:table-cell>
          <table:table-cell office:value-type="float" office:value="-0.00225108225108206" calcext:value-type="float">
            <text:p>-0.00225108225108206</text:p>
          </table:table-cell>
          <table:table-cell office:value-type="float" office:value="-0.000346320346320428" calcext:value-type="float">
            <text:p>-0.000346320346320428</text:p>
          </table:table-cell>
          <table:table-cell office:value-type="float" office:value="-0.00155844155844143" calcext:value-type="float">
            <text:p>-0.00155844155844143</text:p>
          </table:table-cell>
          <table:table-cell office:value-type="float" office:value="-0.00155844155844154" calcext:value-type="float">
            <text:p>-0.00155844155844154</text:p>
          </table:table-cell>
          <table:table-cell office:value-type="float" office:value="-0.000259740259740293" calcext:value-type="float">
            <text:p>-0.000259740259740293</text:p>
          </table:table-cell>
          <table:table-cell office:value-type="float" office:value="-0.00155844155844154" calcext:value-type="float">
            <text:p>-0.00155844155844154</text:p>
          </table:table-cell>
          <table:table-cell office:value-type="float" office:value="-0.0014718614718614" calcext:value-type="float">
            <text:p>-0.0014718614718614</text:p>
          </table:table-cell>
          <table:table-cell office:value-type="float" office:value="0.000519480519480586" calcext:value-type="float">
            <text:p>0.0005194805194805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-0.0914285714285713" calcext:value-type="float">
            <text:p>-0.0914285714285713</text:p>
          </table:table-cell>
          <table:table-cell office:value-type="float" office:value="0.0235714285714286" calcext:value-type="float">
            <text:p>0.0235714285714286</text:p>
          </table:table-cell>
          <table:table-cell office:value-type="float" office:value="-0.0242857142857141" calcext:value-type="float">
            <text:p>-0.0242857142857141</text:p>
          </table:table-cell>
          <table:table-cell office:value-type="float" office:value="-0.0245238095238094" calcext:value-type="float">
            <text:p>-0.0245238095238094</text:p>
          </table:table-cell>
          <table:table-cell office:value-type="float" office:value="-0.00476190476190475" calcext:value-type="float">
            <text:p>-0.00476190476190475</text:p>
          </table:table-cell>
          <table:table-cell office:value-type="float" office:value="-0.0483333333333332" calcext:value-type="float">
            <text:p>-0.0483333333333332</text:p>
          </table:table-cell>
          <table:table-cell office:value-type="float" office:value="-0.0197619047619046" calcext:value-type="float">
            <text:p>-0.0197619047619046</text:p>
          </table:table-cell>
          <table:table-cell office:value-type="float" office:value="-0.0392857142857143" calcext:value-type="float">
            <text:p>-0.0392857142857143</text:p>
          </table:table-cell>
          <table:table-cell office:value-type="float" office:value="-0.00571428571428567" calcext:value-type="float">
            <text:p>-0.00571428571428567</text:p>
          </table:table-cell>
          <table:table-cell office:value-type="float" office:value="-0.0438095238095237" calcext:value-type="float">
            <text:p>-0.0438095238095237</text:p>
          </table:table-cell>
          <table:table-cell office:value-type="float" office:value="-0.0292857142857142" calcext:value-type="float">
            <text:p>-0.0292857142857142</text:p>
          </table:table-cell>
          <table:table-cell office:value-type="float" office:value="-0.00476190476190475" calcext:value-type="float">
            <text:p>-0.00476190476190475</text:p>
          </table:table-cell>
          <table:table-cell office:value-type="float" office:value="-0.0099999999999999" calcext:value-type="float">
            <text:p>-0.0099999999999999</text:p>
          </table:table-cell>
          <table:table-cell office:value-type="float" office:value="-0.0435714285714285" calcext:value-type="float">
            <text:p>-0.0435714285714285</text:p>
          </table:table-cell>
          <table:table-cell office:value-type="float" office:value="0.00928571428571434" calcext:value-type="float">
            <text:p>0.00928571428571434</text:p>
          </table:table-cell>
          <table:table-cell office:value-type="float" office:value="-0.0249999999999999" calcext:value-type="float">
            <text:p>-0.02499999999999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-0.0669047619047619" calcext:value-type="float">
            <text:p>-0.0669047619047619</text:p>
          </table:table-cell>
          <table:table-cell office:value-type="float" office:value="0.00476190476190475" calcext:value-type="float">
            <text:p>0.00476190476190475</text:p>
          </table:table-cell>
          <table:table-cell office:value-type="float" office:value="-0.019047619047619" calcext:value-type="float">
            <text:p>-0.019047619047619</text:p>
          </table:table-cell>
          <table:table-cell office:value-type="float" office:value="-0.0766666666666667" calcext:value-type="float">
            <text:p>-0.0766666666666667</text:p>
          </table:table-cell>
          <table:table-cell office:value-type="float" office:value="-0.029047619047619" calcext:value-type="float">
            <text:p>-0.029047619047619</text:p>
          </table:table-cell>
          <table:table-cell office:value-type="float" office:value="-0.0480952380952381" calcext:value-type="float">
            <text:p>-0.0480952380952381</text:p>
          </table:table-cell>
          <table:table-cell office:value-type="float" office:value="-0.034047619047619" calcext:value-type="float">
            <text:p>-0.034047619047619</text:p>
          </table:table-cell>
          <table:table-cell office:value-type="float" office:value="-0.0478571428571428" calcext:value-type="float">
            <text:p>-0.0478571428571428</text:p>
          </table:table-cell>
          <table:table-cell office:value-type="float" office:value="-0.0197619047619048" calcext:value-type="float">
            <text:p>-0.0197619047619048</text:p>
          </table:table-cell>
          <table:table-cell office:value-type="float" office:value="-0.0288095238095237" calcext:value-type="float">
            <text:p>-0.0288095238095237</text:p>
          </table:table-cell>
          <table:table-cell office:value-type="float" office:value="-0.0238095238095238" calcext:value-type="float">
            <text:p>-0.0238095238095238</text:p>
          </table:table-cell>
          <table:table-cell office:value-type="float" office:value="-0.0190476190476191" calcext:value-type="float">
            <text:p>-0.0190476190476191</text:p>
          </table:table-cell>
          <table:table-cell office:value-type="float" office:value="-0.0288095238095237" calcext:value-type="float">
            <text:p>-0.0288095238095237</text:p>
          </table:table-cell>
          <table:table-cell office:value-type="float" office:value="-0.0385714285714285" calcext:value-type="float">
            <text:p>-0.0385714285714285</text:p>
          </table:table-cell>
          <table:table-cell office:value-type="float" office:value="-0.043095238095238" calcext:value-type="float">
            <text:p>-0.043095238095238</text:p>
          </table:table-cell>
          <table:table-cell office:value-type="float" office:value="-0.0288095238095237" calcext:value-type="float">
            <text:p>-0.02880952380952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-0.0626190476190476" calcext:value-type="float">
            <text:p>-0.0626190476190476</text:p>
          </table:table-cell>
          <table:table-cell office:value-type="float" office:value="0.0238095238095239" calcext:value-type="float">
            <text:p>0.0238095238095239</text:p>
          </table:table-cell>
          <table:table-cell office:value-type="float" office:value="-0.0147619047619046" calcext:value-type="float">
            <text:p>-0.0147619047619046</text:p>
          </table:table-cell>
          <table:table-cell office:value-type="float" office:value="-0.0626190476190476" calcext:value-type="float">
            <text:p>-0.0626190476190476</text:p>
          </table:table-cell>
          <table:table-cell office:value-type="float" office:value="-0.0342857142857143" calcext:value-type="float">
            <text:p>-0.0342857142857143</text:p>
          </table:table-cell>
          <table:table-cell office:value-type="float" office:value="-0.039047619047619" calcext:value-type="float">
            <text:p>-0.039047619047619</text:p>
          </table:table-cell>
          <table:table-cell office:value-type="float" office:value="-0.00523809523809515" calcext:value-type="float">
            <text:p>-0.00523809523809515</text:p>
          </table:table-cell>
          <table:table-cell office:value-type="float" office:value="-0.0338095238095237" calcext:value-type="float">
            <text:p>-0.0338095238095237</text:p>
          </table:table-cell>
          <table:table-cell office:value-type="float" office:value="0.00952380952380971" calcext:value-type="float">
            <text:p>0.00952380952380971</text:p>
          </table:table-cell>
          <table:table-cell office:value-type="float" office:value="-0.0199999999999999" calcext:value-type="float">
            <text:p>-0.0199999999999999</text:p>
          </table:table-cell>
          <table:table-cell office:value-type="float" office:value="-0.0195238095238094" calcext:value-type="float">
            <text:p>-0.0195238095238094</text:p>
          </table:table-cell>
          <table:table-cell office:value-type="float" office:value="-0.000238095238095148" calcext:value-type="float">
            <text:p>-0.000238095238095148</text:p>
          </table:table-cell>
          <table:table-cell office:value-type="float" office:value="-0.0149999999999999" calcext:value-type="float">
            <text:p>-0.0149999999999999</text:p>
          </table:table-cell>
          <table:table-cell office:value-type="float" office:value="-0.0195238095238094" calcext:value-type="float">
            <text:p>-0.0195238095238094</text:p>
          </table:table-cell>
          <table:table-cell office:value-type="float" office:value="-0.0099999999999999" calcext:value-type="float">
            <text:p>-0.0099999999999999</text:p>
          </table:table-cell>
          <table:table-cell office:value-type="float" office:value="-0.0245238095238094" calcext:value-type="float">
            <text:p>-0.02452380952380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-0.0580952380952381" calcext:value-type="float">
            <text:p>-0.0580952380952381</text:p>
          </table:table-cell>
          <table:table-cell office:value-type="float" office:value="0.0333333333333334" calcext:value-type="float">
            <text:p>0.0333333333333334</text:p>
          </table:table-cell>
          <table:table-cell table:number-columns-repeated="3" office:value-type="float" office:value="-0.0342857142857143" calcext:value-type="float">
            <text:p>-0.0342857142857143</text:p>
          </table:table-cell>
          <table:table-cell office:value-type="float" office:value="-0.0247619047619047" calcext:value-type="float">
            <text:p>-0.0247619047619047</text:p>
          </table:table-cell>
          <table:table-cell office:value-type="float" office:value="-0.0245238095238094" calcext:value-type="float">
            <text:p>-0.0245238095238094</text:p>
          </table:table-cell>
          <table:table-cell office:value-type="float" office:value="-0.0242857142857142" calcext:value-type="float">
            <text:p>-0.0242857142857142</text:p>
          </table:table-cell>
          <table:table-cell office:value-type="float" office:value="-0.000476190476190408" calcext:value-type="float">
            <text:p>-0.000476190476190408</text:p>
          </table:table-cell>
          <table:table-cell office:value-type="float" office:value="0.0045238095238096" calcext:value-type="float">
            <text:p>0.0045238095238096</text:p>
          </table:table-cell>
          <table:table-cell office:value-type="float" office:value="-0.0245238095238095" calcext:value-type="float">
            <text:p>-0.0245238095238095</text:p>
          </table:table-cell>
          <table:table-cell office:value-type="float" office:value="-0.00499999999999989" calcext:value-type="float">
            <text:p>-0.00499999999999989</text:p>
          </table:table-cell>
          <table:table-cell office:value-type="float" office:value="-0.0152380952380952" calcext:value-type="float">
            <text:p>-0.0152380952380952</text:p>
          </table:table-cell>
          <table:table-cell office:value-type="float" office:value="-0.0099999999999999" calcext:value-type="float">
            <text:p>-0.0099999999999999</text:p>
          </table:table-cell>
          <table:table-cell office:value-type="float" office:value="-0.0102380952380952" calcext:value-type="float">
            <text:p>-0.0102380952380952</text:p>
          </table:table-cell>
          <table:table-cell office:value-type="float" office:value="-0.0147619047619046" calcext:value-type="float">
            <text:p>-0.01476190476190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-0.0628571428571428" calcext:value-type="float">
            <text:p>-0.0628571428571428</text:p>
          </table:table-cell>
          <table:table-cell office:value-type="float" office:value="0.0140476190476191" calcext:value-type="float">
            <text:p>0.0140476190476191</text:p>
          </table:table-cell>
          <table:table-cell office:value-type="float" office:value="-0.0433333333333332" calcext:value-type="float">
            <text:p>-0.0433333333333332</text:p>
          </table:table-cell>
          <table:table-cell office:value-type="float" office:value="-0.0535714285714285" calcext:value-type="float">
            <text:p>-0.0535714285714285</text:p>
          </table:table-cell>
          <table:table-cell office:value-type="float" office:value="-0.0485714285714285" calcext:value-type="float">
            <text:p>-0.0485714285714285</text:p>
          </table:table-cell>
          <table:table-cell office:value-type="float" office:value="-0.0295238095238094" calcext:value-type="float">
            <text:p>-0.0295238095238094</text:p>
          </table:table-cell>
          <table:table-cell office:value-type="float" office:value="-0.0192857142857142" calcext:value-type="float">
            <text:p>-0.0192857142857142</text:p>
          </table:table-cell>
          <table:table-cell office:value-type="float" office:value="-0.0388095238095237" calcext:value-type="float">
            <text:p>-0.0388095238095237</text:p>
          </table:table-cell>
          <table:table-cell office:value-type="float" office:value="-0.0099999999999999" calcext:value-type="float">
            <text:p>-0.0099999999999999</text:p>
          </table:table-cell>
          <table:table-cell office:value-type="float" office:value="0.00476190476190497" calcext:value-type="float">
            <text:p>0.00476190476190497</text:p>
          </table:table-cell>
          <table:table-cell office:value-type="float" office:value="-0.0290476190476189" calcext:value-type="float">
            <text:p>-0.0290476190476189</text:p>
          </table:table-cell>
          <table:table-cell office:value-type="float" office:value="-0.0195238095238094" calcext:value-type="float">
            <text:p>-0.0195238095238094</text:p>
          </table:table-cell>
          <table:table-cell office:value-type="float" office:value="-0.0295238095238094" calcext:value-type="float">
            <text:p>-0.0295238095238094</text:p>
          </table:table-cell>
          <table:table-cell office:value-type="float" office:value="-0.019047619047619" calcext:value-type="float">
            <text:p>-0.019047619047619</text:p>
          </table:table-cell>
          <table:table-cell office:value-type="float" office:value="-0.0295238095238094" calcext:value-type="float">
            <text:p>-0.0295238095238094</text:p>
          </table:table-cell>
          <table:table-cell office:value-type="float" office:value="-0.0197619047619046" calcext:value-type="float">
            <text:p>-0.01976190476190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-0.0683809523809524" calcext:value-type="float">
            <text:p>-0.0683809523809524</text:p>
          </table:table-cell>
          <table:table-cell office:value-type="float" office:value="0.0199047619047619" calcext:value-type="float">
            <text:p>0.0199047619047619</text:p>
          </table:table-cell>
          <table:table-cell office:value-type="float" office:value="-0.0271428571428571" calcext:value-type="float">
            <text:p>-0.0271428571428571</text:p>
          </table:table-cell>
          <table:table-cell office:value-type="float" office:value="-0.0503333333333333" calcext:value-type="float">
            <text:p>-0.0503333333333333</text:p>
          </table:table-cell>
          <table:table-cell office:value-type="float" office:value="-0.0301904761904762" calcext:value-type="float">
            <text:p>-0.0301904761904762</text:p>
          </table:table-cell>
          <table:table-cell office:value-type="float" office:value="-0.037952380952381" calcext:value-type="float">
            <text:p>-0.037952380952381</text:p>
          </table:table-cell>
          <table:table-cell office:value-type="float" office:value="-0.0205714285714285" calcext:value-type="float">
            <text:p>-0.0205714285714285</text:p>
          </table:table-cell>
          <table:table-cell office:value-type="float" office:value="-0.0368095238095238" calcext:value-type="float">
            <text:p>-0.0368095238095238</text:p>
          </table:table-cell>
          <table:table-cell office:value-type="float" office:value="-0.00528571428571434" calcext:value-type="float">
            <text:p>-0.00528571428571434</text:p>
          </table:table-cell>
          <table:table-cell office:value-type="float" office:value="-0.0166666666666666" calcext:value-type="float">
            <text:p>-0.0166666666666666</text:p>
          </table:table-cell>
          <table:table-cell office:value-type="float" office:value="-0.0252380952380952" calcext:value-type="float">
            <text:p>-0.0252380952380952</text:p>
          </table:table-cell>
          <table:table-cell office:value-type="float" office:value="-0.00971428571428579" calcext:value-type="float">
            <text:p>-0.00971428571428579</text:p>
          </table:table-cell>
          <table:table-cell office:value-type="float" office:value="-0.0197142857142857" calcext:value-type="float">
            <text:p>-0.0197142857142857</text:p>
          </table:table-cell>
          <table:table-cell office:value-type="float" office:value="-0.0261428571428571" calcext:value-type="float">
            <text:p>-0.0261428571428571</text:p>
          </table:table-cell>
          <table:table-cell office:value-type="float" office:value="-0.0167142857142857" calcext:value-type="float">
            <text:p>-0.0167142857142857</text:p>
          </table:table-cell>
          <table:table-cell office:value-type="float" office:value="-0.0225714285714286" calcext:value-type="float">
            <text:p>-0.02257142857142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pambase</text:p>
          </table:table-cell>
          <table:table-cell office:value-type="float" office:value="-0.0180600549398504" calcext:value-type="float">
            <text:p>-0.0180600549398504</text:p>
          </table:table-cell>
          <table:table-cell office:value-type="float" office:value="-0.0054324145116984" calcext:value-type="float">
            <text:p>-0.0054324145116984</text:p>
          </table:table-cell>
          <table:table-cell office:value-type="float" office:value="-0.00304584635786675" calcext:value-type="float">
            <text:p>-0.00304584635786675</text:p>
          </table:table-cell>
          <table:table-cell office:value-type="float" office:value="-0.00391683243345631" calcext:value-type="float">
            <text:p>-0.00391683243345631</text:p>
          </table:table-cell>
          <table:table-cell office:value-type="float" office:value="-0.0017391304347828" calcext:value-type="float">
            <text:p>-0.0017391304347828</text:p>
          </table:table-cell>
          <table:table-cell office:value-type="float" office:value="-0.00130671592308396" calcext:value-type="float">
            <text:p>-0.00130671592308396</text:p>
          </table:table-cell>
          <table:table-cell office:value-type="float" office:value="-0.00217391304347836" calcext:value-type="float">
            <text:p>-0.00217391304347836</text:p>
          </table:table-cell>
          <table:table-cell office:value-type="float" office:value="-0.00239083072842661" calcext:value-type="float">
            <text:p>-0.00239083072842661</text:p>
          </table:table-cell>
          <table:table-cell office:value-type="float" office:value="0.000873827791986415" calcext:value-type="float">
            <text:p>0.000873827791986415</text:p>
          </table:table-cell>
          <table:table-cell table:number-columns-repeated="2" office:value-type="float" office:value="-0.00174102491238037" calcext:value-type="float">
            <text:p>-0.00174102491238037</text:p>
          </table:table-cell>
          <table:table-cell office:value-type="float" office:value="-0.00282940229231798" calcext:value-type="float">
            <text:p>-0.00282940229231798</text:p>
          </table:table-cell>
          <table:table-cell office:value-type="float" office:value="-0.00500520981339392" calcext:value-type="float">
            <text:p>-0.00500520981339392</text:p>
          </table:table-cell>
          <table:table-cell office:value-type="float" office:value="-0.00478308231505153" calcext:value-type="float">
            <text:p>-0.00478308231505153</text:p>
          </table:table-cell>
          <table:table-cell office:value-type="float" office:value="-0.00152173913043474" calcext:value-type="float">
            <text:p>-0.00152173913043474</text:p>
          </table:table-cell>
          <table:table-cell office:value-type="float" office:value="-0.000650279435445711" calcext:value-type="float">
            <text:p>-0.0006502794354457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pambase</text:p>
          </table:table-cell>
          <table:table-cell office:value-type="float" office:value="-0.0115345268542199" calcext:value-type="float">
            <text:p>-0.0115345268542199</text:p>
          </table:table-cell>
          <table:table-cell office:value-type="float" office:value="-0.00260632755517665" calcext:value-type="float">
            <text:p>-0.00260632755517665</text:p>
          </table:table-cell>
          <table:table-cell office:value-type="float" office:value="-0.00174055129298101" calcext:value-type="float">
            <text:p>-0.00174055129298101</text:p>
          </table:table-cell>
          <table:table-cell office:value-type="float" office:value="-0.00369991474850784" calcext:value-type="float">
            <text:p>-0.00369991474850784</text:p>
          </table:table-cell>
          <table:table-cell office:value-type="float" office:value="-0.00282750781472019" calcext:value-type="float">
            <text:p>-0.00282750781472019</text:p>
          </table:table-cell>
          <table:table-cell office:value-type="float" office:value="0.00152079189163601" calcext:value-type="float">
            <text:p>0.00152079189163601</text:p>
          </table:table-cell>
          <table:table-cell office:value-type="float" office:value="-0.00043478260869545" calcext:value-type="float">
            <text:p>-0.00043478260869545</text:p>
          </table:table-cell>
          <table:table-cell office:value-type="float" office:value="-0.00130718954248366" calcext:value-type="float">
            <text:p>-0.00130718954248366</text:p>
          </table:table-cell>
          <table:table-cell office:value-type="float" office:value="0.000218338543146568" calcext:value-type="float">
            <text:p>0.000218338543146568</text:p>
          </table:table-cell>
          <table:table-cell office:value-type="float" office:value="0.00021549682675015" calcext:value-type="float">
            <text:p>0.00021549682675015</text:p>
          </table:table-cell>
          <table:table-cell office:value-type="float" office:value="0.000215970446149627" calcext:value-type="float">
            <text:p>0.000215970446149627</text:p>
          </table:table-cell>
          <table:table-cell office:value-type="float" office:value="-0.000655015629440259" calcext:value-type="float">
            <text:p>-0.000655015629440259</text:p>
          </table:table-cell>
          <table:table-cell office:value-type="float" office:value="-0.00065312115184224" calcext:value-type="float">
            <text:p>-0.00065312115184224</text:p>
          </table:table-cell>
          <table:table-cell office:value-type="float" office:value="-0.000214549587950974" calcext:value-type="float">
            <text:p>-0.000214549587950974</text:p>
          </table:table-cell>
          <table:table-cell office:value-type="float" office:value="-0.00282845505351903" calcext:value-type="float">
            <text:p>-0.00282845505351903</text:p>
          </table:table-cell>
          <table:table-cell office:value-type="float" office:value="0.00108743014113855" calcext:value-type="float">
            <text:p>0.001087430141138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pambase</text:p>
          </table:table-cell>
          <table:table-cell office:value-type="float" office:value="-0.012185279909065" calcext:value-type="float">
            <text:p>-0.012185279909065</text:p>
          </table:table-cell>
          <table:table-cell office:value-type="float" office:value="-0.00195462726153262" calcext:value-type="float">
            <text:p>-0.00195462726153262</text:p>
          </table:table-cell>
          <table:table-cell office:value-type="float" office:value="-0.00174197215117922" calcext:value-type="float">
            <text:p>-0.00174197215117922</text:p>
          </table:table-cell>
          <table:table-cell office:value-type="float" office:value="-0.00108979823813582" calcext:value-type="float">
            <text:p>-0.00108979823813582</text:p>
          </table:table-cell>
          <table:table-cell office:value-type="float" office:value="-0.00108743014113843" calcext:value-type="float">
            <text:p>-0.00108743014113843</text:p>
          </table:table-cell>
          <table:table-cell office:value-type="float" office:value="0.00347826086956515" calcext:value-type="float">
            <text:p>0.00347826086956515</text:p>
          </table:table-cell>
          <table:table-cell office:value-type="float" office:value="-0.000653121151842462" calcext:value-type="float">
            <text:p>-0.000653121151842462</text:p>
          </table:table-cell>
          <table:table-cell office:value-type="float" office:value="-0.000220233020744587" calcext:value-type="float">
            <text:p>-0.000220233020744587</text:p>
          </table:table-cell>
          <table:table-cell office:value-type="float" office:value="0.00152268636923358" calcext:value-type="float">
            <text:p>0.00152268636923358</text:p>
          </table:table-cell>
          <table:table-cell office:value-type="float" office:value="0.00217343942407877" calcext:value-type="float">
            <text:p>0.00217343942407877</text:p>
          </table:table-cell>
          <table:table-cell office:value-type="float" office:value="0.00130292696788881" calcext:value-type="float">
            <text:p>0.00130292696788881</text:p>
          </table:table-cell>
          <table:table-cell office:value-type="float" office:value="0.00173723595718478" calcext:value-type="float">
            <text:p>0.00173723595718478</text:p>
          </table:table-cell>
          <table:table-cell office:value-type="float" office:value="0.00173818319598362" calcext:value-type="float">
            <text:p>0.00173818319598362</text:p>
          </table:table-cell>
          <table:table-cell office:value-type="float" office:value="0.000870038836790821" calcext:value-type="float">
            <text:p>0.000870038836790821</text:p>
          </table:table-cell>
          <table:table-cell office:value-type="float" office:value="-0.00130624230368481" calcext:value-type="float">
            <text:p>-0.00130624230368481</text:p>
          </table:table-cell>
          <table:table-cell office:value-type="float" office:value="0.00152268636923358" calcext:value-type="float">
            <text:p>0.001522686369233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pambase</text:p>
          </table:table-cell>
          <table:table-cell office:value-type="float" office:value="-0.0128384010609074" calcext:value-type="float">
            <text:p>-0.0128384010609074</text:p>
          </table:table-cell>
          <table:table-cell office:value-type="float" office:value="-0.00217249218527982" calcext:value-type="float">
            <text:p>-0.00217249218527982</text:p>
          </table:table-cell>
          <table:table-cell office:value-type="float" office:value="-0.00239367244482336" calcext:value-type="float">
            <text:p>-0.00239367244482336</text:p>
          </table:table-cell>
          <table:table-cell office:value-type="float" office:value="-0.000654068390641194" calcext:value-type="float">
            <text:p>-0.000654068390641194</text:p>
          </table:table-cell>
          <table:table-cell office:value-type="float" office:value="-0.000434782608695561" calcext:value-type="float">
            <text:p>-0.000434782608695561</text:p>
          </table:table-cell>
          <table:table-cell office:value-type="float" office:value="0.00195604811973105" calcext:value-type="float">
            <text:p>0.00195604811973105</text:p>
          </table:table-cell>
          <table:table-cell office:value-type="float" office:value="-0.000870986075589553" calcext:value-type="float">
            <text:p>-0.000870986075589553</text:p>
          </table:table-cell>
          <table:table-cell office:value-type="float" office:value="0.000651226674244665" calcext:value-type="float">
            <text:p>0.000651226674244665</text:p>
          </table:table-cell>
          <table:table-cell office:value-type="float" office:value="0.000435729847494404" calcext:value-type="float">
            <text:p>0.000435729847494404</text:p>
          </table:table-cell>
          <table:table-cell office:value-type="float" office:value="0.00260916927157362" calcext:value-type="float">
            <text:p>0.00260916927157362</text:p>
          </table:table-cell>
          <table:table-cell office:value-type="float" office:value="-0.000219285781945633" calcext:value-type="float">
            <text:p>-0.000219285781945633</text:p>
          </table:table-cell>
          <table:table-cell office:value-type="float" office:value="0.00152031827223642" calcext:value-type="float">
            <text:p>0.00152031827223642</text:p>
          </table:table-cell>
          <table:table-cell office:value-type="float" office:value="0.000215023207350784" calcext:value-type="float">
            <text:p>0.000215023207350784</text:p>
          </table:table-cell>
          <table:table-cell office:value-type="float" office:value="0.00152363360803265" calcext:value-type="float">
            <text:p>0.00152363360803265</text:p>
          </table:table-cell>
          <table:table-cell office:value-type="float" office:value="-0.00195841621672821" calcext:value-type="float">
            <text:p>-0.00195841621672821</text:p>
          </table:table-cell>
          <table:table-cell office:value-type="float" office:value="0.000434782608695672" calcext:value-type="float">
            <text:p>0.0004347826086956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pambase</text:p>
          </table:table-cell>
          <table:table-cell office:value-type="float" office:value="-0.0119678886047172" calcext:value-type="float">
            <text:p>-0.0119678886047172</text:p>
          </table:table-cell>
          <table:table-cell office:value-type="float" office:value="-0.00282466609832321" calcext:value-type="float">
            <text:p>-0.00282466609832321</text:p>
          </table:table-cell>
          <table:table-cell office:value-type="float" office:value="-0.00260916927157318" calcext:value-type="float">
            <text:p>-0.00260916927157318</text:p>
          </table:table-cell>
          <table:table-cell office:value-type="float" office:value="-0.000871459694989141" calcext:value-type="float">
            <text:p>-0.000871459694989141</text:p>
          </table:table-cell>
          <table:table-cell office:value-type="float" office:value="-0.000215970446149405" calcext:value-type="float">
            <text:p>-0.000215970446149405</text:p>
          </table:table-cell>
          <table:table-cell office:value-type="float" office:value="0.00195746897792937" calcext:value-type="float">
            <text:p>0.00195746897792937</text:p>
          </table:table-cell>
          <table:table-cell office:value-type="float" office:value="-0.000434782608695561" calcext:value-type="float">
            <text:p>-0.000434782608695561</text:p>
          </table:table-cell>
          <table:table-cell office:value-type="float" office:value="0.00130434782608724" calcext:value-type="float">
            <text:p>0.00130434782608724</text:p>
          </table:table-cell>
          <table:table-cell office:value-type="float" office:value="0.00130624230368481" calcext:value-type="float">
            <text:p>0.00130624230368481</text:p>
          </table:table-cell>
          <table:table-cell office:value-type="float" office:value="0.00304537273846761" calcext:value-type="float">
            <text:p>0.00304537273846761</text:p>
          </table:table-cell>
          <table:table-cell office:value-type="float" office:value="0.000870512456190409" calcext:value-type="float">
            <text:p>0.000870512456190409</text:p>
          </table:table-cell>
          <table:table-cell office:value-type="float" office:value="0.000869091597991978" calcext:value-type="float">
            <text:p>0.000869091597991978</text:p>
          </table:table-cell>
          <table:table-cell office:value-type="float" office:value="0.000651700293644031" calcext:value-type="float">
            <text:p>0.000651700293644031</text:p>
          </table:table-cell>
          <table:table-cell office:value-type="float" office:value="0.00261106374917119" calcext:value-type="float">
            <text:p>0.00261106374917119</text:p>
          </table:table-cell>
          <table:table-cell office:value-type="float" office:value="-0.00108790376053802" calcext:value-type="float">
            <text:p>-0.00108790376053802</text:p>
          </table:table-cell>
          <table:table-cell office:value-type="float" office:value="0.00108885099933698" calcext:value-type="float">
            <text:p>0.0010888509993369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pambase</text:p>
          </table:table-cell>
          <table:table-cell office:value-type="float" office:value="-0.013317230273752" calcext:value-type="float">
            <text:p>-0.013317230273752</text:p>
          </table:table-cell>
          <table:table-cell office:value-type="float" office:value="-0.00299810552240221" calcext:value-type="float">
            <text:p>-0.00299810552240221</text:p>
          </table:table-cell>
          <table:table-cell office:value-type="float" office:value="-0.0023062423036847" calcext:value-type="float">
            <text:p>-0.0023062423036847</text:p>
          </table:table-cell>
          <table:table-cell office:value-type="float" office:value="-0.00204641470114608" calcext:value-type="float">
            <text:p>-0.00204641470114608</text:p>
          </table:table-cell>
          <table:table-cell office:value-type="float" office:value="-0.00126096428909717" calcext:value-type="float">
            <text:p>-0.00126096428909717</text:p>
          </table:table-cell>
          <table:table-cell office:value-type="float" office:value="0.00152117078715563" calcext:value-type="float">
            <text:p>0.00152117078715563</text:p>
          </table:table-cell>
          <table:table-cell office:value-type="float" office:value="-0.000913517097660188" calcext:value-type="float">
            <text:p>-0.000913517097660188</text:p>
          </table:table-cell>
          <table:table-cell office:value-type="float" office:value="-0.000392535758264478" calcext:value-type="float">
            <text:p>-0.000392535758264478</text:p>
          </table:table-cell>
          <table:table-cell office:value-type="float" office:value="0.00087136497110929" calcext:value-type="float">
            <text:p>0.00087136497110929</text:p>
          </table:table-cell>
          <table:table-cell office:value-type="float" office:value="0.00126049066969802" calcext:value-type="float">
            <text:p>0.00126049066969802</text:p>
          </table:table-cell>
          <table:table-cell office:value-type="float" office:value="0.0000858198351805228" calcext:value-type="float">
            <text:p>8.58198351805228E-05</text:p>
          </table:table-cell>
          <table:table-cell office:value-type="float" office:value="0.00012844558113112" calcext:value-type="float">
            <text:p>0.00012844558113112</text:p>
          </table:table-cell>
          <table:table-cell office:value-type="float" office:value="-0.000610684853651455" calcext:value-type="float">
            <text:p>-0.000610684853651455</text:p>
          </table:table-cell>
          <table:table-cell office:value-type="float" office:value="0.00000142085819843096" calcext:value-type="float">
            <text:p>1.42085819843096E-06</text:p>
          </table:table-cell>
          <table:table-cell office:value-type="float" office:value="-0.0017405512929809" calcext:value-type="float">
            <text:p>-0.0017405512929809</text:p>
          </table:table-cell>
          <table:table-cell office:value-type="float" office:value="0.000696694136591902" calcext:value-type="float">
            <text:p>0.0006966941365919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H</text:p>
          </table:table-cell>
          <table:table-cell office:value-type="float" office:value="-0.0600000000000001" calcext:value-type="float">
            <text:p>-0.0600000000000001</text:p>
          </table:table-cell>
          <table:table-cell office:value-type="float" office:value="-0.0890909090909091" calcext:value-type="float">
            <text:p>-0.0890909090909091</text:p>
          </table:table-cell>
          <table:table-cell office:value-type="float" office:value="-0.0190909090909092" calcext:value-type="float">
            <text:p>-0.019090909090909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90909090909092" calcext:value-type="float">
            <text:p>-0.059090909090909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299999999999999" calcext:value-type="float">
            <text:p>-0.0299999999999999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490909090909091" calcext:value-type="float">
            <text:p>-0.0490909090909091</text:p>
          </table:table-cell>
          <table:table-cell office:value-type="float" office:value="-0.0581818181818182" calcext:value-type="float">
            <text:p>-0.0581818181818182</text:p>
          </table:table-cell>
          <table:table-cell office:value-type="float" office:value="0.000909090909090859" calcext:value-type="float">
            <text:p>0.000909090909090859</text:p>
          </table:table-cell>
          <table:table-cell table:number-columns-repeated="2" office:value-type="float" office:value="-0.0290909090909091" calcext:value-type="float">
            <text:p>-0.0290909090909091</text:p>
          </table:table-cell>
          <table:table-cell office:value-type="float" office:value="-0.0390909090909092" calcext:value-type="float">
            <text:p>-0.0390909090909092</text:p>
          </table:table-cell>
          <table:table-cell office:value-type="float" office:value="-0.0290909090909091" calcext:value-type="float">
            <text:p>-0.02909090909090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H</text:p>
          </table:table-cell>
          <table:table-cell office:value-type="float" office:value="-0.0209090909090909" calcext:value-type="float">
            <text:p>-0.0209090909090909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000909090909090859" calcext:value-type="float">
            <text:p>-0.000909090909090859</text:p>
          </table:table-cell>
          <table:table-cell office:value-type="float" office:value="0.0390909090909091" calcext:value-type="float">
            <text:p>0.0390909090909091</text:p>
          </table:table-cell>
          <table:table-cell office:value-type="float" office:value="0.01" calcext:value-type="float">
            <text:p>0.01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00000000000001" calcext:value-type="float">
            <text:p>0.01000000000000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9090909090909" calcext:value-type="float">
            <text:p>0.0190909090909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H</text:p>
          </table:table-cell>
          <table:table-cell office:value-type="float" office:value="-0.0209090909090909" calcext:value-type="float">
            <text:p>-0.0209090909090909</text:p>
          </table:table-cell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290909090909092" calcext:value-type="float">
            <text:p>0.029090909090909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290909090909092" calcext:value-type="float">
            <text:p>0.0290909090909092</text:p>
          </table:table-cell>
          <table:table-cell office:value-type="float" office:value="0.0390909090909091" calcext:value-type="float">
            <text:p>0.039090909090909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0090909090909097" calcext:value-type="float">
            <text:p>0.00090909090909097</text:p>
          </table:table-cell>
          <table:table-cell office:value-type="float" office:value="0.02" calcext:value-type="float">
            <text:p>0.02</text:p>
          </table:table-cell>
          <table:table-cell office:value-type="float" office:value="0.0290909090909092" calcext:value-type="float">
            <text:p>0.0290909090909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H</text:p>
          </table:table-cell>
          <table:table-cell office:value-type="float" office:value="-0.0409090909090909" calcext:value-type="float">
            <text:p>-0.0409090909090909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office:value-type="float" office:value="-0.0409090909090909" calcext:value-type="float">
            <text:p>-0.0409090909090909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-0.0109090909090909" calcext:value-type="float">
            <text:p>-0.010909090909090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0.0109090909090909" calcext:value-type="float">
            <text:p>-0.010909090909090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H</text:p>
          </table:table-cell>
          <table:table-cell office:value-type="float" office:value="-0.0309090909090909" calcext:value-type="float">
            <text:p>-0.0309090909090909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9090909090909" calcext:value-type="float">
            <text:p>-0.0109090909090909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9090909090909" calcext:value-type="float">
            <text:p>-0.010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H</text:p>
          </table:table-cell>
          <table:table-cell office:value-type="float" office:value="-0.0347272727272727" calcext:value-type="float">
            <text:p>-0.0347272727272727</text:p>
          </table:table-cell>
          <table:table-cell office:value-type="float" office:value="-0.0698181818181818" calcext:value-type="float">
            <text:p>-0.0698181818181818</text:p>
          </table:table-cell>
          <table:table-cell office:value-type="float" office:value="0.0101818181818182" calcext:value-type="float">
            <text:p>0.0101818181818182</text:p>
          </table:table-cell>
          <table:table-cell office:value-type="float" office:value="-0.00872727272727269" calcext:value-type="float">
            <text:p>-0.00872727272727269</text:p>
          </table:table-cell>
          <table:table-cell office:value-type="float" office:value="-0.00381818181818183" calcext:value-type="float">
            <text:p>-0.00381818181818183</text:p>
          </table:table-cell>
          <table:table-cell office:value-type="float" office:value="0.00181818181818183" calcext:value-type="float">
            <text:p>0.00181818181818183</text:p>
          </table:table-cell>
          <table:table-cell office:value-type="float" office:value="-0.000363636363636344" calcext:value-type="float">
            <text:p>-0.000363636363636344</text:p>
          </table:table-cell>
          <table:table-cell office:value-type="float" office:value="0.0214545454545454" calcext:value-type="float">
            <text:p>0.0214545454545454</text:p>
          </table:table-cell>
          <table:table-cell office:value-type="float" office:value="0.00818181818181818" calcext:value-type="float">
            <text:p>0.00818181818181818</text:p>
          </table:table-cell>
          <table:table-cell office:value-type="float" office:value="-0.0121818181818182" calcext:value-type="float">
            <text:p>-0.0121818181818182</text:p>
          </table:table-cell>
          <table:table-cell office:value-type="float" office:value="0.000363636363636455" calcext:value-type="float">
            <text:p>0.000363636363636455</text:p>
          </table:table-cell>
          <table:table-cell office:value-type="float" office:value="0.0161818181818182" calcext:value-type="float">
            <text:p>0.0161818181818182</text:p>
          </table:table-cell>
          <table:table-cell office:value-type="float" office:value="0.01" calcext:value-type="float">
            <text:p>0.01</text:p>
          </table:table-cell>
          <table:table-cell office:value-type="float" office:value="-0.0116363636363636" calcext:value-type="float">
            <text:p>-0.0116363636363636</text:p>
          </table:table-cell>
          <table:table-cell office:value-type="float" office:value="0.00218181818181817" calcext:value-type="float">
            <text:p>0.00218181818181817</text:p>
          </table:table-cell>
          <table:table-cell office:value-type="float" office:value="0.00163636363636366" calcext:value-type="float">
            <text:p>0.001636363636363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M</text:p>
          </table:table-cell>
          <table:table-cell office:value-type="float" office:value="0.0111111111111112" calcext:value-type="float">
            <text:p>0.0111111111111112</text:p>
          </table:table-cell>
          <table:table-cell office:value-type="float" office:value="-0.0388888888888889" calcext:value-type="float">
            <text:p>-0.0388888888888889</text:p>
          </table:table-cell>
          <table:table-cell office:value-type="float" office:value="-0.00888888888888883" calcext:value-type="float">
            <text:p>-0.00888888888888883</text:p>
          </table:table-cell>
          <table:table-cell office:value-type="float" office:value="-0.0188888888888887" calcext:value-type="float">
            <text:p>-0.0188888888888887</text:p>
          </table:table-cell>
          <table:table-cell office:value-type="float" office:value="-0.0388888888888888" calcext:value-type="float">
            <text:p>-0.0388888888888888</text:p>
          </table:table-cell>
          <table:table-cell office:value-type="float" office:value="0.0222222222222223" calcext:value-type="float">
            <text:p>0.0222222222222223</text:p>
          </table:table-cell>
          <table:table-cell office:value-type="float" office:value="-0.0277777777777777" calcext:value-type="float">
            <text:p>-0.0277777777777777</text:p>
          </table:table-cell>
          <table:table-cell office:value-type="float" office:value="-0.00777777777777766" calcext:value-type="float">
            <text:p>-0.00777777777777766</text:p>
          </table:table-cell>
          <table:table-cell office:value-type="float" office:value="-0.0377777777777777" calcext:value-type="float">
            <text:p>-0.0377777777777777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-0.0177777777777777" calcext:value-type="float">
            <text:p>-0.0177777777777777</text:p>
          </table:table-cell>
          <table:table-cell office:value-type="float" office:value="-0.0588888888888888" calcext:value-type="float">
            <text:p>-0.0588888888888888</text:p>
          </table:table-cell>
          <table:table-cell office:value-type="float" office:value="-0.0388888888888889" calcext:value-type="float">
            <text:p>-0.0388888888888889</text:p>
          </table:table-cell>
          <table:table-cell office:value-type="float" office:value="-0.0277777777777777" calcext:value-type="float">
            <text:p>-0.0277777777777777</text:p>
          </table:table-cell>
          <table:table-cell table:number-columns-repeated="2" office:value-type="float" office:value="-0.0288888888888889" calcext:value-type="float">
            <text:p>-0.02888888888888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M</text:p>
          </table:table-cell>
          <table:table-cell office:value-type="float" office:value="0.00888888888888883" calcext:value-type="float">
            <text:p>0.00888888888888883</text:p>
          </table:table-cell>
          <table:table-cell office:value-type="float" office:value="-0.0411111111111112" calcext:value-type="float">
            <text:p>-0.0411111111111112</text:p>
          </table:table-cell>
          <table:table-cell table:number-columns-repeated="3" office:value-type="float" office:value="0.0188888888888888" calcext:value-type="float">
            <text:p>0.0188888888888888</text:p>
          </table:table-cell>
          <table:table-cell office:value-type="float" office:value="0" calcext:value-type="float">
            <text:p>0</text:p>
          </table:table-cell>
          <table:table-cell office:value-type="float" office:value="0.0188888888888888" calcext:value-type="float">
            <text:p>0.0188888888888888</text:p>
          </table:table-cell>
          <table:table-cell office:value-type="float" office:value="-0.00111111111111117" calcext:value-type="float">
            <text:p>-0.00111111111111117</text:p>
          </table:table-cell>
          <table:table-cell office:value-type="float" office:value="-0.0122222222222224" calcext:value-type="float">
            <text:p>-0.0122222222222224</text:p>
          </table:table-cell>
          <table:table-cell office:value-type="float" office:value="0.0288888888888889" calcext:value-type="float">
            <text:p>0.028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0.00888888888888883" calcext:value-type="float">
            <text:p>0.00888888888888883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88888888888888" calcext:value-type="float">
            <text:p>0.01888888888888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M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8888888888888" calcext:value-type="float">
            <text:p>-0.0188888888888888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2" calcext:value-type="float">
            <text:p>0.02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1111111111111" calcext:value-type="float">
            <text:p>0.0311111111111111</text:p>
          </table:table-cell>
          <table:table-cell office:value-type="float" office:value="0.0211111111111112" calcext:value-type="float">
            <text:p>0.0211111111111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M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8888888888888" calcext:value-type="float">
            <text:p>-0.018888888888888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11111111111111" calcext:value-type="float">
            <text:p>0.0111111111111111</text:p>
          </table:table-cell>
          <table:table-cell office:value-type="float" office:value="-0.00888888888888895" calcext:value-type="float">
            <text:p>-0.0088888888888889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0888888888888895" calcext:value-type="float">
            <text:p>-0.0088888888888889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M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8888888888888" calcext:value-type="float">
            <text:p>-0.0188888888888888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99999999999999" calcext:value-type="float">
            <text:p>-0.0299999999999999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211111111111112" calcext:value-type="float">
            <text:p>0.0211111111111112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2" calcext:value-type="float">
            <text:p>0.02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-0.0299999999999999" calcext:value-type="float">
            <text:p>-0.0299999999999999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M</text:p>
          </table:table-cell>
          <table:table-cell office:value-type="float" office:value="0.01" calcext:value-type="float">
            <text:p>0.01</text:p>
          </table:table-cell>
          <table:table-cell office:value-type="float" office:value="-0.0273333333333333" calcext:value-type="float">
            <text:p>-0.0273333333333333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0399999999999989" calcext:value-type="float">
            <text:p>-0.00399999999999989</text:p>
          </table:table-cell>
          <table:table-cell office:value-type="float" office:value="0.00244444444444447" calcext:value-type="float">
            <text:p>0.00244444444444447</text:p>
          </table:table-cell>
          <table:table-cell office:value-type="float" office:value="0.00222222222222224" calcext:value-type="float">
            <text:p>0.00222222222222224</text:p>
          </table:table-cell>
          <table:table-cell office:value-type="float" office:value="0.0162222222222222" calcext:value-type="float">
            <text:p>0.0162222222222222</text:p>
          </table:table-cell>
          <table:table-cell office:value-type="float" office:value="-0.0053333333333333" calcext:value-type="float">
            <text:p>-0.0053333333333333</text:p>
          </table:table-cell>
          <table:table-cell office:value-type="float" office:value="0.0164444444444445" calcext:value-type="float">
            <text:p>0.0164444444444445</text:p>
          </table:table-cell>
          <table:table-cell office:value-type="float" office:value="-0.00288888888888883" calcext:value-type="float">
            <text:p>-0.00288888888888883</text:p>
          </table:table-cell>
          <table:table-cell office:value-type="float" office:value="0" calcext:value-type="float">
            <text:p>0</text:p>
          </table:table-cell>
          <table:table-cell office:value-type="float" office:value="0.00266666666666659" calcext:value-type="float">
            <text:p>0.00266666666666659</text:p>
          </table:table-cell>
          <table:table-cell office:value-type="float" office:value="-0.00511111111111107" calcext:value-type="float">
            <text:p>-0.00511111111111107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MH</text:p>
          </table:table-cell>
          <table:table-cell office:value-type="float" office:value="-0.0581818181818181" calcext:value-type="float">
            <text:p>-0.0581818181818181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-0.0281818181818182" calcext:value-type="float">
            <text:p>-0.0281818181818182</text:p>
          </table:table-cell>
          <table:table-cell office:value-type="float" office:value="-0.0290909090909091" calcext:value-type="float">
            <text:p>-0.0290909090909091</text:p>
          </table:table-cell>
          <table:table-cell office:value-type="float" office:value="0.00818181818181818" calcext:value-type="float">
            <text:p>0.0081818181818181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09090909090909" calcext:value-type="float">
            <text:p>-0.0409090909090909</text:p>
          </table:table-cell>
          <table:table-cell office:value-type="float" office:value="-0.000909090909090859" calcext:value-type="float">
            <text:p>-0.000909090909090859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290909090909091" calcext:value-type="float">
            <text:p>-0.029090909090909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0090909090909097" calcext:value-type="float">
            <text:p>0.00090909090909097</text:p>
          </table:table-cell>
          <table:table-cell office:value-type="float" office:value="-0.0390909090909091" calcext:value-type="float">
            <text:p>-0.0390909090909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MH</text:p>
          </table:table-cell>
          <table:table-cell office:value-type="float" office:value="-0.0490909090909091" calcext:value-type="float">
            <text:p>-0.0490909090909091</text:p>
          </table:table-cell>
          <table:table-cell office:value-type="float" office:value="-0.000909090909090859" calcext:value-type="float">
            <text:p>-0.000909090909090859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290909090909091" calcext:value-type="float">
            <text:p>-0.029090909090909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" calcext:value-type="float">
            <text:p>0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-0.00909090909090904" calcext:value-type="float">
            <text:p>-0.00909090909090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MH</text:p>
          </table:table-cell>
          <table:table-cell office:value-type="float" office:value="-0.0490909090909091" calcext:value-type="float">
            <text:p>-0.0490909090909091</text:p>
          </table:table-cell>
          <table:table-cell office:value-type="float" office:value="0.0281818181818181" calcext:value-type="float">
            <text:p>0.0281818181818181</text:p>
          </table:table-cell>
          <table:table-cell office:value-type="float" office:value="0" calcext:value-type="float">
            <text:p>0</text:p>
          </table:table-cell>
          <table:table-cell office:value-type="float" office:value="-0.00090909090909097" calcext:value-type="float">
            <text:p>-0.000909090909090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81818181818181" calcext:value-type="float">
            <text:p>0.0281818181818181</text:p>
          </table:table-cell>
          <table:table-cell table:number-columns-repeated="2" office:value-type="float" office:value="0.00909090909090904" calcext:value-type="float">
            <text:p>0.009090909090909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909090909090904" calcext:value-type="float">
            <text:p>0.00909090909090904</text:p>
          </table:table-cell>
          <table:table-cell office:value-type="float" office:value="0" calcext:value-type="float">
            <text:p>0</text:p>
          </table:table-cell>
          <table:table-cell office:value-type="float" office:value="0.019090909090909" calcext:value-type="float">
            <text:p>0.0190909090909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MH</text:p>
          </table:table-cell>
          <table:table-cell office:value-type="float" office:value="-0.0681818181818182" calcext:value-type="float">
            <text:p>-0.0681818181818182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1" calcext:value-type="float">
            <text:p>-0.01</text:p>
          </table:table-cell>
          <table:table-cell table:number-columns-repeated="4" office:value-type="float" office:value="-0.00909090909090904" calcext:value-type="float">
            <text:p>-0.00909090909090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09090909090904" calcext:value-type="float">
            <text:p>-0.00909090909090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MH</text:p>
          </table:table-cell>
          <table:table-cell office:value-type="float" office:value="-0.0681818181818182" calcext:value-type="float">
            <text:p>-0.0681818181818182</text:p>
          </table:table-cell>
          <table:table-cell office:value-type="float" office:value="0.019090909090909" calcext:value-type="float">
            <text:p>0.019090909090909</text:p>
          </table:table-cell>
          <table:table-cell table:number-columns-repeated="6" office:value-type="float" office:value="-0.00909090909090904" calcext:value-type="float">
            <text:p>-0.009090909090909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0.00909090909090904" calcext:value-type="float">
            <text:p>-0.00909090909090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09090909090904" calcext:value-type="float">
            <text:p>-0.0090909090909090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MH</text:p>
          </table:table-cell>
          <table:table-cell office:value-type="float" office:value="-0.0585454545454546" calcext:value-type="float">
            <text:p>-0.0585454545454546</text:p>
          </table:table-cell>
          <table:table-cell office:value-type="float" office:value="0.0169090909090909" calcext:value-type="float">
            <text:p>0.0169090909090909</text:p>
          </table:table-cell>
          <table:table-cell office:value-type="float" office:value="-0.011090909090909" calcext:value-type="float">
            <text:p>-0.011090909090909</text:p>
          </table:table-cell>
          <table:table-cell office:value-type="float" office:value="-0.0156363636363636" calcext:value-type="float">
            <text:p>-0.015636363636363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134545454545455" calcext:value-type="float">
            <text:p>-0.0134545454545455</text:p>
          </table:table-cell>
          <table:table-cell office:value-type="float" office:value="-0.00763636363636355" calcext:value-type="float">
            <text:p>-0.00763636363636355</text:p>
          </table:table-cell>
          <table:table-cell office:value-type="float" office:value="-0.0136363636363636" calcext:value-type="float">
            <text:p>-0.0136363636363636</text:p>
          </table:table-cell>
          <table:table-cell office:value-type="float" office:value="0.00345454545454549" calcext:value-type="float">
            <text:p>0.00345454545454549</text:p>
          </table:table-cell>
          <table:table-cell office:value-type="float" office:value="-0.00199999999999989" calcext:value-type="float">
            <text:p>-0.00199999999999989</text:p>
          </table:table-cell>
          <table:table-cell office:value-type="float" office:value="-0.00763636363636355" calcext:value-type="float">
            <text:p>-0.00763636363636355</text:p>
          </table:table-cell>
          <table:table-cell office:value-type="float" office:value="-0.00745454545454538" calcext:value-type="float">
            <text:p>-0.0074545454545453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763636363636355" calcext:value-type="float">
            <text:p>-0.0076363636363635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itanic</text:p>
          </table:table-cell>
          <table:table-cell office:value-type="float" office:value="0.0023135642982971" calcext:value-type="float">
            <text:p>0.0023135642982971</text:p>
          </table:table-cell>
          <table:table-cell office:value-type="float" office:value="-0.0183264826776277" calcext:value-type="float">
            <text:p>-0.0183264826776277</text:p>
          </table:table-cell>
          <table:table-cell office:value-type="float" office:value="-0.000775102759835611" calcext:value-type="float">
            <text:p>-0.000775102759835611</text:p>
          </table:table-cell>
          <table:table-cell office:value-type="float" office:value="0.00152084556664711" calcext:value-type="float">
            <text:p>0.00152084556664711</text:p>
          </table:table-cell>
          <table:table-cell office:value-type="float" office:value="-0.00842630651790965" calcext:value-type="float">
            <text:p>-0.00842630651790965</text:p>
          </table:table-cell>
          <table:table-cell office:value-type="float" office:value="-0.00305930710510871" calcext:value-type="float">
            <text:p>-0.00305930710510871</text:p>
          </table:table-cell>
          <table:table-cell office:value-type="float" office:value="0.000733998825601767" calcext:value-type="float">
            <text:p>0.000733998825601767</text:p>
          </table:table-cell>
          <table:table-cell office:value-type="float" office:value="-0.00230182031708759" calcext:value-type="float">
            <text:p>-0.00230182031708759</text:p>
          </table:table-cell>
          <table:table-cell office:value-type="float" office:value="-0.0122078684674104" calcext:value-type="float">
            <text:p>-0.0122078684674104</text:p>
          </table:table-cell>
          <table:table-cell office:value-type="float" office:value="-0.0084028185554903" calcext:value-type="float">
            <text:p>-0.0084028185554903</text:p>
          </table:table-cell>
          <table:table-cell office:value-type="float" office:value="-0.0160540223135642" calcext:value-type="float">
            <text:p>-0.0160540223135642</text:p>
          </table:table-cell>
          <table:table-cell office:value-type="float" office:value="-0.000780974750440477" calcext:value-type="float">
            <text:p>-0.000780974750440477</text:p>
          </table:table-cell>
          <table:table-cell office:value-type="float" office:value="-0.00456840869054609" calcext:value-type="float">
            <text:p>-0.00456840869054609</text:p>
          </table:table-cell>
          <table:table-cell office:value-type="float" office:value="-0.00231356429829721" calcext:value-type="float">
            <text:p>-0.00231356429829721</text:p>
          </table:table-cell>
          <table:table-cell office:value-type="float" office:value="-0.00227833235466823" calcext:value-type="float">
            <text:p>-0.00227833235466823</text:p>
          </table:table-cell>
          <table:table-cell office:value-type="float" office:value="-0.0000117439812096221" calcext:value-type="float">
            <text:p>-1.17439812096221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itanic</text:p>
          </table:table-cell>
          <table:table-cell office:value-type="float" office:value="0.0114738696418085" calcext:value-type="float">
            <text:p>0.0114738696418085</text:p>
          </table:table-cell>
          <table:table-cell office:value-type="float" office:value="-0.00459189665296544" calcext:value-type="float">
            <text:p>-0.00459189665296544</text:p>
          </table:table-cell>
          <table:table-cell office:value-type="float" office:value="0.0114445096887845" calcext:value-type="float">
            <text:p>0.0114445096887845</text:p>
          </table:table-cell>
          <table:table-cell office:value-type="float" office:value="0.00304169113329411" calcext:value-type="float">
            <text:p>0.00304169113329411</text:p>
          </table:table-cell>
          <table:table-cell office:value-type="float" office:value="0.00837933059307094" calcext:value-type="float">
            <text:p>0.00837933059307094</text:p>
          </table:table-cell>
          <table:table-cell office:value-type="float" office:value="0.0129712272460364" calcext:value-type="float">
            <text:p>0.0129712272460364</text:p>
          </table:table-cell>
          <table:table-cell office:value-type="float" office:value="0.00992366412213741" calcext:value-type="float">
            <text:p>0.00992366412213741</text:p>
          </table:table-cell>
          <table:table-cell office:value-type="float" office:value="0.00151497357604224" calcext:value-type="float">
            <text:p>0.00151497357604224</text:p>
          </table:table-cell>
          <table:table-cell office:value-type="float" office:value="0.00152671755725187" calcext:value-type="float">
            <text:p>0.00152671755725187</text:p>
          </table:table-cell>
          <table:table-cell office:value-type="float" office:value="0.00150910158543749" calcext:value-type="float">
            <text:p>0.00150910158543749</text:p>
          </table:table-cell>
          <table:table-cell office:value-type="float" office:value="-0.00536699941280094" calcext:value-type="float">
            <text:p>-0.00536699941280094</text:p>
          </table:table-cell>
          <table:table-cell office:value-type="float" office:value="0.00838520258367581" calcext:value-type="float">
            <text:p>0.00838520258367581</text:p>
          </table:table-cell>
          <table:table-cell office:value-type="float" office:value="0.00687610099823832" calcext:value-type="float">
            <text:p>0.00687610099823832</text:p>
          </table:table-cell>
          <table:table-cell office:value-type="float" office:value="0.00915443335290667" calcext:value-type="float">
            <text:p>0.00915443335290667</text:p>
          </table:table-cell>
          <table:table-cell office:value-type="float" office:value="0.00611274221961244" calcext:value-type="float">
            <text:p>0.00611274221961244</text:p>
          </table:table-cell>
          <table:table-cell office:value-type="float" office:value="0.015267175572519" calcext:value-type="float">
            <text:p>0.0152671755725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itanic</text:p>
          </table:table-cell>
          <table:table-cell office:value-type="float" office:value="0.00994715208455665" calcext:value-type="float">
            <text:p>0.00994715208455665</text:p>
          </table:table-cell>
          <table:table-cell office:value-type="float" office:value="-0.00152671755725198" calcext:value-type="float">
            <text:p>-0.00152671755725198</text:p>
          </table:table-cell>
          <table:table-cell office:value-type="float" office:value="0.0114503816793893" calcext:value-type="float">
            <text:p>0.0114503816793893</text:p>
          </table:table-cell>
          <table:table-cell office:value-type="float" office:value="0.0175631238990017" calcext:value-type="float">
            <text:p>0.0175631238990017</text:p>
          </table:table-cell>
          <table:table-cell office:value-type="float" office:value="0.00991779213153254" calcext:value-type="float">
            <text:p>0.00991779213153254</text:p>
          </table:table-cell>
          <table:table-cell office:value-type="float" office:value="0.0122019964768056" calcext:value-type="float">
            <text:p>0.0122019964768056</text:p>
          </table:table-cell>
          <table:table-cell office:value-type="float" office:value="0.00916030534351142" calcext:value-type="float">
            <text:p>0.00916030534351142</text:p>
          </table:table-cell>
          <table:table-cell office:value-type="float" office:value="0.00533176746917208" calcext:value-type="float">
            <text:p>0.00533176746917208</text:p>
          </table:table-cell>
          <table:table-cell office:value-type="float" office:value="0.000763358778625989" calcext:value-type="float">
            <text:p>0.000763358778625989</text:p>
          </table:table-cell>
          <table:table-cell office:value-type="float" office:value="0.00608338226658833" calcext:value-type="float">
            <text:p>0.00608338226658833</text:p>
          </table:table-cell>
          <table:table-cell office:value-type="float" office:value="0.00381679389312972" calcext:value-type="float">
            <text:p>0.00381679389312972</text:p>
          </table:table-cell>
          <table:table-cell office:value-type="float" office:value="0.00838520258367581" calcext:value-type="float">
            <text:p>0.00838520258367581</text:p>
          </table:table-cell>
          <table:table-cell office:value-type="float" office:value="0.00534938344098646" calcext:value-type="float">
            <text:p>0.00534938344098646</text:p>
          </table:table-cell>
          <table:table-cell office:value-type="float" office:value="0.00915443335290656" calcext:value-type="float">
            <text:p>0.00915443335290656</text:p>
          </table:table-cell>
          <table:table-cell office:value-type="float" office:value="0.00611274221961244" calcext:value-type="float">
            <text:p>0.00611274221961244</text:p>
          </table:table-cell>
          <table:table-cell office:value-type="float" office:value="0.0129712272460364" calcext:value-type="float">
            <text:p>0.01297122724603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itanic</text:p>
          </table:table-cell>
          <table:table-cell office:value-type="float" office:value="0.00229007633587786" calcext:value-type="float">
            <text:p>0.00229007633587786</text:p>
          </table:table-cell>
          <table:table-cell office:value-type="float" office:value="-0.0137580739870816" calcext:value-type="float">
            <text:p>-0.0137580739870816</text:p>
          </table:table-cell>
          <table:table-cell office:value-type="float" office:value="0.00227246036406337" calcext:value-type="float">
            <text:p>0.00227246036406337</text:p>
          </table:table-cell>
          <table:table-cell office:value-type="float" office:value="0.00913681738109207" calcext:value-type="float">
            <text:p>0.00913681738109207</text:p>
          </table:table-cell>
          <table:table-cell office:value-type="float" office:value="0.00379330593071048" calcext:value-type="float">
            <text:p>0.00379330593071048</text:p>
          </table:table-cell>
          <table:table-cell office:value-type="float" office:value="0.00532002348796246" calcext:value-type="float">
            <text:p>0.00532002348796246</text:p>
          </table:table-cell>
          <table:table-cell office:value-type="float" office:value="-0.00155020551967122" calcext:value-type="float">
            <text:p>-0.00155020551967122</text:p>
          </table:table-cell>
          <table:table-cell office:value-type="float" office:value="-0.000786846741045233" calcext:value-type="float">
            <text:p>-0.000786846741045233</text:p>
          </table:table-cell>
          <table:table-cell office:value-type="float" office:value="-0.00307105108631833" calcext:value-type="float">
            <text:p>-0.00307105108631833</text:p>
          </table:table-cell>
          <table:table-cell office:value-type="float" office:value="-0.00308866705813271" calcext:value-type="float">
            <text:p>-0.00308866705813271</text:p>
          </table:table-cell>
          <table:table-cell office:value-type="float" office:value="-0.00155020551967122" calcext:value-type="float">
            <text:p>-0.00155020551967122</text:p>
          </table:table-cell>
          <table:table-cell office:value-type="float" office:value="0.00302407516147962" calcext:value-type="float">
            <text:p>0.00302407516147962</text:p>
          </table:table-cell>
          <table:table-cell office:value-type="float" office:value="-0.000769230769230855" calcext:value-type="float">
            <text:p>-0.000769230769230855</text:p>
          </table:table-cell>
          <table:table-cell office:value-type="float" office:value="0.00150322959483251" calcext:value-type="float">
            <text:p>0.00150322959483251</text:p>
          </table:table-cell>
          <table:table-cell office:value-type="float" office:value="-0.0000117439812097331" calcext:value-type="float">
            <text:p>-1.17439812097331E-05</text:p>
          </table:table-cell>
          <table:table-cell office:value-type="float" office:value="0.00227246036406337" calcext:value-type="float">
            <text:p>0.002272460364063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itanic</text:p>
          </table:table-cell>
          <table:table-cell office:value-type="float" office:value="0.000757486788021122" calcext:value-type="float">
            <text:p>0.000757486788021122</text:p>
          </table:table-cell>
          <table:table-cell office:value-type="float" office:value="-0.0114738696418085" calcext:value-type="float">
            <text:p>-0.0114738696418085</text:p>
          </table:table-cell>
          <table:table-cell office:value-type="float" office:value="0.00226658837345861" calcext:value-type="float">
            <text:p>0.00226658837345861</text:p>
          </table:table-cell>
          <table:table-cell office:value-type="float" office:value="0.0114327657075748" calcext:value-type="float">
            <text:p>0.0114327657075748</text:p>
          </table:table-cell>
          <table:table-cell office:value-type="float" office:value="0.00302994715208449" calcext:value-type="float">
            <text:p>0.00302994715208449</text:p>
          </table:table-cell>
          <table:table-cell office:value-type="float" office:value="0.0091485613623018" calcext:value-type="float">
            <text:p>0.0091485613623018</text:p>
          </table:table-cell>
          <table:table-cell office:value-type="float" office:value="0.00227246036406337" calcext:value-type="float">
            <text:p>0.00227246036406337</text:p>
          </table:table-cell>
          <table:table-cell office:value-type="float" office:value="-0.0000293599530239996" calcext:value-type="float">
            <text:p>-2.93599530239996E-05</text:p>
          </table:table-cell>
          <table:table-cell office:value-type="float" office:value="-0.00307105108631822" calcext:value-type="float">
            <text:p>-0.00307105108631822</text:p>
          </table:table-cell>
          <table:table-cell office:value-type="float" office:value="0.00302407516147973" calcext:value-type="float">
            <text:p>0.00302407516147973</text:p>
          </table:table-cell>
          <table:table-cell office:value-type="float" office:value="-0.00155020551967111" calcext:value-type="float">
            <text:p>-0.00155020551967111</text:p>
          </table:table-cell>
          <table:table-cell office:value-type="float" office:value="0.00302407516147973" calcext:value-type="float">
            <text:p>0.00302407516147973</text:p>
          </table:table-cell>
          <table:table-cell office:value-type="float" office:value="0.00227833235466823" calcext:value-type="float">
            <text:p>0.00227833235466823</text:p>
          </table:table-cell>
          <table:table-cell office:value-type="float" office:value="0.00226658837345861" calcext:value-type="float">
            <text:p>0.00226658837345861</text:p>
          </table:table-cell>
          <table:table-cell office:value-type="float" office:value="0.00380504991192021" calcext:value-type="float">
            <text:p>0.00380504991192021</text:p>
          </table:table-cell>
          <table:table-cell office:value-type="float" office:value="0.00990017615971817" calcext:value-type="float">
            <text:p>0.0099001761597181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itanic</text:p>
          </table:table-cell>
          <table:table-cell office:value-type="float" office:value="0.0053564298297123" calcext:value-type="float">
            <text:p>0.0053564298297123</text:p>
          </table:table-cell>
          <table:table-cell office:value-type="float" office:value="-0.00993540810334703" calcext:value-type="float">
            <text:p>-0.00993540810334703</text:p>
          </table:table-cell>
          <table:table-cell office:value-type="float" office:value="0.00533176746917208" calcext:value-type="float">
            <text:p>0.00533176746917208</text:p>
          </table:table-cell>
          <table:table-cell office:value-type="float" office:value="0.00853904873752198" calcext:value-type="float">
            <text:p>0.00853904873752198</text:p>
          </table:table-cell>
          <table:table-cell office:value-type="float" office:value="0.00333881385789769" calcext:value-type="float">
            <text:p>0.00333881385789769</text:p>
          </table:table-cell>
          <table:table-cell office:value-type="float" office:value="0.00731650029359954" calcext:value-type="float">
            <text:p>0.00731650029359954</text:p>
          </table:table-cell>
          <table:table-cell office:value-type="float" office:value="0.00410804462712855" calcext:value-type="float">
            <text:p>0.00410804462712855</text:p>
          </table:table-cell>
          <table:table-cell office:value-type="float" office:value="0.0007457428068115" calcext:value-type="float">
            <text:p>0.0007457428068115</text:p>
          </table:table-cell>
          <table:table-cell office:value-type="float" office:value="-0.0032119788608338" calcext:value-type="float">
            <text:p>-0.0032119788608338</text:p>
          </table:table-cell>
          <table:table-cell office:value-type="float" office:value="-0.000174985320023469" calcext:value-type="float">
            <text:p>-0.000174985320023469</text:p>
          </table:table-cell>
          <table:table-cell office:value-type="float" office:value="-0.00414092777451558" calcext:value-type="float">
            <text:p>-0.00414092777451558</text:p>
          </table:table-cell>
          <table:table-cell office:value-type="float" office:value="0.00440751614797408" calcext:value-type="float">
            <text:p>0.00440751614797408</text:p>
          </table:table-cell>
          <table:table-cell office:value-type="float" office:value="0.00183323546682324" calcext:value-type="float">
            <text:p>0.00183323546682324</text:p>
          </table:table-cell>
          <table:table-cell office:value-type="float" office:value="0.0039530240751614" calcext:value-type="float">
            <text:p>0.0039530240751614</text:p>
          </table:table-cell>
          <table:table-cell office:value-type="float" office:value="0.00274809160305345" calcext:value-type="float">
            <text:p>0.00274809160305345</text:p>
          </table:table-cell>
          <table:table-cell office:value-type="float" office:value="0.00807985907222553" calcext:value-type="float">
            <text:p>0.008079859072225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-0.00322580645161274" calcext:value-type="float">
            <text:p>-0.00322580645161274</text:p>
          </table:table-cell>
          <table:table-cell office:value-type="float" office:value="-0.00645161290322571" calcext:value-type="float">
            <text:p>-0.00645161290322571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-0.00322580645161274" calcext:value-type="float">
            <text:p>-0.00322580645161274</text:p>
          </table:table-cell>
          <table:table-cell office:value-type="float" office:value="-0.0193548387096774" calcext:value-type="float">
            <text:p>-0.0193548387096774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-0.0354838709677417" calcext:value-type="float">
            <text:p>-0.0354838709677417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-0.0258064516129032" calcext:value-type="float">
            <text:p>-0.0258064516129032</text:p>
          </table:table-cell>
          <table:table-cell office:value-type="float" office:value="-0.0129032258064515" calcext:value-type="float">
            <text:p>-0.0129032258064515</text:p>
          </table:table-cell>
          <table:table-cell office:value-type="float" office:value="-0.00645161290322571" calcext:value-type="float">
            <text:p>-0.00645161290322571</text:p>
          </table:table-cell>
          <table:table-cell office:value-type="float" office:value="-0.0161290322580644" calcext:value-type="float">
            <text:p>-0.0161290322580644</text:p>
          </table:table-cell>
          <table:table-cell office:value-type="float" office:value="0.00322580645161308" calcext:value-type="float">
            <text:p>0.00322580645161308</text:p>
          </table:table-cell>
          <table:table-cell office:value-type="float" office:value="-0.0193548387096774" calcext:value-type="float">
            <text:p>-0.0193548387096774</text:p>
          </table:table-cell>
          <table:table-cell office:value-type="float" office:value="-0.0129032258064515" calcext:value-type="float">
            <text:p>-0.01290322580645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0" calcext:value-type="float">
            <text:p>0</text:p>
          </table:table-cell>
          <table:table-cell office:value-type="float" office:value="-0.0193548387096775" calcext:value-type="float">
            <text:p>-0.0193548387096775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-0.0193548387096775" calcext:value-type="float">
            <text:p>-0.0193548387096775</text:p>
          </table:table-cell>
          <table:table-cell table:number-columns-repeated="2" office:value-type="float" office:value="-0.0161290322580646" calcext:value-type="float">
            <text:p>-0.0161290322580646</text:p>
          </table:table-cell>
          <table:table-cell office:value-type="float" office:value="0.00322580645161274" calcext:value-type="float">
            <text:p>0.00322580645161274</text:p>
          </table:table-cell>
          <table:table-cell table:number-columns-repeated="2" office:value-type="float" office:value="-0.00322580645161308" calcext:value-type="float">
            <text:p>-0.00322580645161308</text:p>
          </table:table-cell>
          <table:table-cell office:value-type="float" office:value="-0.0225806451612904" calcext:value-type="float">
            <text:p>-0.0225806451612904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0.00645161290322571" calcext:value-type="float">
            <text:p>0.00645161290322571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-0.0225806451612904" calcext:value-type="float">
            <text:p>-0.02258064516129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0.0129032258064515" calcext:value-type="float">
            <text:p>0.0129032258064515</text:p>
          </table:table-cell>
          <table:table-cell office:value-type="float" office:value="0.00322580645161274" calcext:value-type="float">
            <text:p>0.00322580645161274</text:p>
          </table:table-cell>
          <table:table-cell table:number-columns-repeated="2" office:value-type="float" office:value="-0.00322580645161297" calcext:value-type="float">
            <text:p>-0.00322580645161297</text:p>
          </table:table-cell>
          <table:table-cell office:value-type="float" office:value="0" calcext:value-type="float">
            <text:p>0</text:p>
          </table:table-cell>
          <table:table-cell office:value-type="float" office:value="-0.00322580645161297" calcext:value-type="float">
            <text:p>-0.00322580645161297</text:p>
          </table:table-cell>
          <table:table-cell office:value-type="float" office:value="0" calcext:value-type="float">
            <text:p>0</text:p>
          </table:table-cell>
          <table:table-cell office:value-type="float" office:value="-0.0193548387096776" calcext:value-type="float">
            <text:p>-0.0193548387096776</text:p>
          </table:table-cell>
          <table:table-cell office:value-type="float" office:value="0.0129032258064515" calcext:value-type="float">
            <text:p>0.0129032258064515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0.00645161290322571" calcext:value-type="float">
            <text:p>0.00645161290322571</text:p>
          </table:table-cell>
          <table:table-cell office:value-type="float" office:value="-0.00322580645161308" calcext:value-type="float">
            <text:p>-0.00322580645161308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-0.00322580645161308" calcext:value-type="float">
            <text:p>-0.00322580645161308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0" calcext:value-type="float">
            <text:p>0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-0.00322580645161308" calcext:value-type="float">
            <text:p>-0.00322580645161308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-0.0193548387096775" calcext:value-type="float">
            <text:p>-0.0193548387096775</text:p>
          </table:table-cell>
          <table:table-cell office:value-type="float" office:value="0.00322580645161274" calcext:value-type="float">
            <text:p>0.00322580645161274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-0.00322580645161308" calcext:value-type="float">
            <text:p>-0.0032258064516130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-0.00967741935483857" calcext:value-type="float">
            <text:p>-0.00967741935483857</text:p>
          </table:table-cell>
          <table:table-cell table:number-columns-repeated="2" office:value-type="float" office:value="-0.00645161290322582" calcext:value-type="float">
            <text:p>-0.00645161290322582</text:p>
          </table:table-cell>
          <table:table-cell office:value-type="float" office:value="-0.0193548387096774" calcext:value-type="float">
            <text:p>-0.0193548387096774</text:p>
          </table:table-cell>
          <table:table-cell office:value-type="float" office:value="-0.0161290322580644" calcext:value-type="float">
            <text:p>-0.0161290322580644</text:p>
          </table:table-cell>
          <table:table-cell office:value-type="float" office:value="0" calcext:value-type="float">
            <text:p>0</text:p>
          </table:table-cell>
          <table:table-cell office:value-type="float" office:value="-0.0225806451612902" calcext:value-type="float">
            <text:p>-0.0225806451612902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129032258064515" calcext:value-type="float">
            <text:p>-0.0129032258064515</text:p>
          </table:table-cell>
          <table:table-cell office:value-type="float" office:value="0" calcext:value-type="float">
            <text:p>0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193548387096774" calcext:value-type="float">
            <text:p>-0.0193548387096774</text:p>
          </table:table-cell>
          <table:table-cell office:value-type="float" office:value="-0.00322580645161274" calcext:value-type="float">
            <text:p>-0.00322580645161274</text:p>
          </table:table-cell>
          <table:table-cell office:value-type="float" office:value="-0.0193548387096774" calcext:value-type="float">
            <text:p>-0.0193548387096774</text:p>
          </table:table-cell>
          <table:table-cell office:value-type="float" office:value="-0.0129032258064515" calcext:value-type="float">
            <text:p>-0.012903225806451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-0.00451612903225795" calcext:value-type="float">
            <text:p>-0.00451612903225795</text:p>
          </table:table-cell>
          <table:table-cell office:value-type="float" office:value="0.00193548387096776" calcext:value-type="float">
            <text:p>0.00193548387096776</text:p>
          </table:table-cell>
          <table:table-cell office:value-type="float" office:value="-0.00645161290322571" calcext:value-type="float">
            <text:p>-0.00645161290322571</text:p>
          </table:table-cell>
          <table:table-cell office:value-type="float" office:value="-0.0122580645161289" calcext:value-type="float">
            <text:p>-0.0122580645161289</text:p>
          </table:table-cell>
          <table:table-cell table:number-columns-repeated="2" office:value-type="float" office:value="-0.00903225806451602" calcext:value-type="float">
            <text:p>-0.00903225806451602</text:p>
          </table:table-cell>
          <table:table-cell office:value-type="float" office:value="-0.0135483870967741" calcext:value-type="float">
            <text:p>-0.0135483870967741</text:p>
          </table:table-cell>
          <table:table-cell office:value-type="float" office:value="-0.00774193548387081" calcext:value-type="float">
            <text:p>-0.00774193548387081</text:p>
          </table:table-cell>
          <table:table-cell office:value-type="float" office:value="-0.00903225806451602" calcext:value-type="float">
            <text:p>-0.00903225806451602</text:p>
          </table:table-cell>
          <table:table-cell office:value-type="float" office:value="-0.00387096774193552" calcext:value-type="float">
            <text:p>-0.00387096774193552</text:p>
          </table:table-cell>
          <table:table-cell office:value-type="float" office:value="-0.0141935483870966" calcext:value-type="float">
            <text:p>-0.0141935483870966</text:p>
          </table:table-cell>
          <table:table-cell office:value-type="float" office:value="-0.00580645161290327" calcext:value-type="float">
            <text:p>-0.00580645161290327</text:p>
          </table:table-cell>
          <table:table-cell office:value-type="float" office:value="-0.0148387096774193" calcext:value-type="float">
            <text:p>-0.0148387096774193</text:p>
          </table:table-cell>
          <table:table-cell office:value-type="float" office:value="0.00322580645161308" calcext:value-type="float">
            <text:p>0.00322580645161308</text:p>
          </table:table-cell>
          <table:table-cell office:value-type="float" office:value="-0.0154838709677418" calcext:value-type="float">
            <text:p>-0.0154838709677418</text:p>
          </table:table-cell>
          <table:table-cell office:value-type="float" office:value="-0.0103225806451612" calcext:value-type="float">
            <text:p>-0.01032258064516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-0.0193295739348371" calcext:value-type="float">
            <text:p>-0.0193295739348371</text:p>
          </table:table-cell>
          <table:table-cell office:value-type="float" office:value="-0.00701754385964914" calcext:value-type="float">
            <text:p>-0.00701754385964914</text:p>
          </table:table-cell>
          <table:table-cell office:value-type="float" office:value="-0.00526315789473697" calcext:value-type="float">
            <text:p>-0.00526315789473697</text:p>
          </table:table-cell>
          <table:table-cell office:value-type="float" office:value="-0.00877192982456154" calcext:value-type="float">
            <text:p>-0.00877192982456154</text:p>
          </table:table-cell>
          <table:table-cell office:value-type="float" office:value="-0.0104949874686717" calcext:value-type="float">
            <text:p>-0.0104949874686717</text:p>
          </table:table-cell>
          <table:table-cell office:value-type="float" office:value="0" calcext:value-type="float">
            <text:p>0</text:p>
          </table:table-cell>
          <table:table-cell office:value-type="float" office:value="-0.00526315789473697" calcext:value-type="float">
            <text:p>-0.00526315789473697</text:p>
          </table:table-cell>
          <table:table-cell office:value-type="float" office:value="-0.0228070175438597" calcext:value-type="float">
            <text:p>-0.0228070175438597</text:p>
          </table:table-cell>
          <table:table-cell office:value-type="float" office:value="-0.00347744360902258" calcext:value-type="float">
            <text:p>-0.00347744360902258</text:p>
          </table:table-cell>
          <table:table-cell office:value-type="float" office:value="-0.00526315789473675" calcext:value-type="float">
            <text:p>-0.00526315789473675</text:p>
          </table:table-cell>
          <table:table-cell office:value-type="float" office:value="-0.0000313283208021042" calcext:value-type="float">
            <text:p>-3.13283208021042E-05</text:p>
          </table:table-cell>
          <table:table-cell office:value-type="float" office:value="-0.0122493734335839" calcext:value-type="float">
            <text:p>-0.0122493734335839</text:p>
          </table:table-cell>
          <table:table-cell office:value-type="float" office:value="-0.0105263157894739" calcext:value-type="float">
            <text:p>-0.0105263157894739</text:p>
          </table:table-cell>
          <table:table-cell office:value-type="float" office:value="-0.00529448621553874" calcext:value-type="float">
            <text:p>-0.00529448621553874</text:p>
          </table:table-cell>
          <table:table-cell table:number-columns-repeated="2" office:value-type="float" office:value="-0.0105263157894739" calcext:value-type="float">
            <text:p>-0.01052631578947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-0.0281015037593986" calcext:value-type="float">
            <text:p>-0.0281015037593986</text:p>
          </table:table-cell>
          <table:table-cell office:value-type="float" office:value="-0.00874060150375944" calcext:value-type="float">
            <text:p>-0.00874060150375944</text:p>
          </table:table-cell>
          <table:table-cell office:value-type="float" office:value="-0.00698621553884704" calcext:value-type="float">
            <text:p>-0.00698621553884704</text:p>
          </table:table-cell>
          <table:table-cell table:number-columns-repeated="2" office:value-type="float" office:value="-0.0140037593984962" calcext:value-type="float">
            <text:p>-0.0140037593984962</text:p>
          </table:table-cell>
          <table:table-cell office:value-type="float" office:value="-0.0104949874686718" calcext:value-type="float">
            <text:p>-0.0104949874686718</text:p>
          </table:table-cell>
          <table:table-cell office:value-type="float" office:value="-0.0105263157894736" calcext:value-type="float">
            <text:p>-0.0105263157894736</text:p>
          </table:table-cell>
          <table:table-cell office:value-type="float" office:value="-0.00695488721804516" calcext:value-type="float">
            <text:p>-0.00695488721804516</text:p>
          </table:table-cell>
          <table:table-cell office:value-type="float" office:value="-0.012249373433584" calcext:value-type="float">
            <text:p>-0.012249373433584</text:p>
          </table:table-cell>
          <table:table-cell office:value-type="float" office:value="-0.00523182957393498" calcext:value-type="float">
            <text:p>-0.00523182957393498</text:p>
          </table:table-cell>
          <table:table-cell office:value-type="float" office:value="-0.00701754385964914" calcext:value-type="float">
            <text:p>-0.00701754385964914</text:p>
          </table:table-cell>
          <table:table-cell office:value-type="float" office:value="-0.00698621553884704" calcext:value-type="float">
            <text:p>-0.00698621553884704</text:p>
          </table:table-cell>
          <table:table-cell office:value-type="float" office:value="-0.0104949874686718" calcext:value-type="float">
            <text:p>-0.0104949874686718</text:p>
          </table:table-cell>
          <table:table-cell office:value-type="float" office:value="-0.00347744360902258" calcext:value-type="float">
            <text:p>-0.00347744360902258</text:p>
          </table:table-cell>
          <table:table-cell office:value-type="float" office:value="-0.0157581453634086" calcext:value-type="float">
            <text:p>-0.0157581453634086</text:p>
          </table:table-cell>
          <table:table-cell office:value-type="float" office:value="-0.00172305764411018" calcext:value-type="float">
            <text:p>-0.00172305764411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-0.0210839598997492" calcext:value-type="float">
            <text:p>-0.0210839598997492</text:p>
          </table:table-cell>
          <table:table-cell table:number-columns-repeated="2" office:value-type="float" office:value="-0.00526315789473686" calcext:value-type="float">
            <text:p>-0.00526315789473686</text:p>
          </table:table-cell>
          <table:table-cell office:value-type="float" office:value="-0.0105263157894736" calcext:value-type="float">
            <text:p>-0.0105263157894736</text:p>
          </table:table-cell>
          <table:table-cell office:value-type="float" office:value="-0.00877192982456165" calcext:value-type="float">
            <text:p>-0.00877192982456165</text:p>
          </table:table-cell>
          <table:table-cell office:value-type="float" office:value="-0.00350877192982479" calcext:value-type="float">
            <text:p>-0.00350877192982479</text:p>
          </table:table-cell>
          <table:table-cell office:value-type="float" office:value="-0.00704887218045125" calcext:value-type="float">
            <text:p>-0.00704887218045125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0.00175438596491218" calcext:value-type="float">
            <text:p>0.00175438596491218</text:p>
          </table:table-cell>
          <table:table-cell office:value-type="float" office:value="-0.00704887218045125" calcext:value-type="float">
            <text:p>-0.00704887218045125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017543859649124" calcext:value-type="float">
            <text:p>-0.0017543859649124</text:p>
          </table:table-cell>
          <table:table-cell table:number-columns-repeated="2" office:value-type="float" office:value="-0.00350877192982479" calcext:value-type="float">
            <text:p>-0.003508771929824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-0.0175751879699249" calcext:value-type="float">
            <text:p>-0.0175751879699249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350877192982446" calcext:value-type="float">
            <text:p>-0.00350877192982446</text:p>
          </table:table-cell>
          <table:table-cell table:number-columns-repeated="2" office:value-type="float" office:value="-0.00701754385964926" calcext:value-type="float">
            <text:p>-0.00701754385964926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-0.00704887218045103" calcext:value-type="float">
            <text:p>-0.00704887218045103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350877192982457" calcext:value-type="float">
            <text:p>-0.00350877192982457</text:p>
          </table:table-cell>
          <table:table-cell office:value-type="float" office:value="0" calcext:value-type="float">
            <text:p>0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-0.0000313283208019932" calcext:value-type="float">
            <text:p>-3.13283208019932E-05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0.0017543859649124" calcext:value-type="float">
            <text:p>0.0017543859649124</text:p>
          </table:table-cell>
          <table:table-cell table:number-columns-repeated="2" office:value-type="float" office:value="-0.0017543859649124" calcext:value-type="float">
            <text:p>-0.00175438596491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-0.0175751879699249" calcext:value-type="float">
            <text:p>-0.0175751879699249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877192982456143" calcext:value-type="float">
            <text:p>-0.00877192982456143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17543859649124" calcext:value-type="float">
            <text:p>-0.0017543859649124</text:p>
          </table:table-cell>
          <table:table-cell table:number-columns-repeated="2" office:value-type="float" office:value="-0.00350877192982446" calcext:value-type="float">
            <text:p>-0.00350877192982446</text:p>
          </table:table-cell>
          <table:table-cell office:value-type="float" office:value="-0.00350877192982457" calcext:value-type="float">
            <text:p>-0.00350877192982457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0.0017543859649124" calcext:value-type="float">
            <text:p>0.0017543859649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-0.0207330827067668" calcext:value-type="float">
            <text:p>-0.0207330827067668</text:p>
          </table:table-cell>
          <table:table-cell table:number-columns-repeated="2" office:value-type="float" office:value="-0.00525689223057635" calcext:value-type="float">
            <text:p>-0.00525689223057635</text:p>
          </table:table-cell>
          <table:table-cell office:value-type="float" office:value="-0.00981829573934834" calcext:value-type="float">
            <text:p>-0.00981829573934834</text:p>
          </table:table-cell>
          <table:table-cell office:value-type="float" office:value="-0.00911027568922296" calcext:value-type="float">
            <text:p>-0.00911027568922296</text:p>
          </table:table-cell>
          <table:table-cell office:value-type="float" office:value="-0.00385338345864661" calcext:value-type="float">
            <text:p>-0.00385338345864661</text:p>
          </table:table-cell>
          <table:table-cell office:value-type="float" office:value="-0.0066791979949874" calcext:value-type="float">
            <text:p>-0.0066791979949874</text:p>
          </table:table-cell>
          <table:table-cell office:value-type="float" office:value="-0.00911027568922296" calcext:value-type="float">
            <text:p>-0.00911027568922296</text:p>
          </table:table-cell>
          <table:table-cell office:value-type="float" office:value="-0.0056015037593985" calcext:value-type="float">
            <text:p>-0.0056015037593985</text:p>
          </table:table-cell>
          <table:table-cell office:value-type="float" office:value="-0.00209899749373432" calcext:value-type="float">
            <text:p>-0.00209899749373432</text:p>
          </table:table-cell>
          <table:table-cell office:value-type="float" office:value="-0.00422305764411024" calcext:value-type="float">
            <text:p>-0.00422305764411024</text:p>
          </table:table-cell>
          <table:table-cell office:value-type="float" office:value="-0.0038533834586465" calcext:value-type="float">
            <text:p>-0.0038533834586465</text:p>
          </table:table-cell>
          <table:table-cell office:value-type="float" office:value="-0.00666040100250631" calcext:value-type="float">
            <text:p>-0.00666040100250631</text:p>
          </table:table-cell>
          <table:table-cell office:value-type="float" office:value="-0.00140350877192963" calcext:value-type="float">
            <text:p>-0.00140350877192963</text:p>
          </table:table-cell>
          <table:table-cell office:value-type="float" office:value="-0.00630952380952377" calcext:value-type="float">
            <text:p>-0.00630952380952377</text:p>
          </table:table-cell>
          <table:table-cell office:value-type="float" office:value="-0.00350250626566417" calcext:value-type="float">
            <text:p>-0.00350250626566417</text:p>
          </table:table-cell>
        </table:table-row>
      </table:table>
      <table:table table:name="WT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ineQualityRed_5vs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ineQualityRed_5vs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ineQualityRed_5vs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ineQualityRed_5vs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Yeast_CYTvsNU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Yeast_CYTvsNU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d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ds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upa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up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up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up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LS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L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ontraceptive_N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redit-g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redit-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mammographic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mammographic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pambas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pamba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pamba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pamba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pamba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pamba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H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M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9T17:50:23.840280070</dc:date>
    <meta:editing-duration>PT49S</meta:editing-duration>
    <meta:editing-cycles>2</meta:editing-cycles>
    <meta:generator>LibreOffice/7.3.7.2$Linux_X86_64 LibreOffice_project/30$Build-2</meta:generator>
    <meta:document-statistic meta:table-count="3" meta:cell-count="18217" meta:object-count="0"/>
  </office:meta>
</office:document-meta>
</file>